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54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18.89mm"/>
    </style:style>
    <style:style style:name="co4" style:family="table-column">
      <style:table-column-properties fo:break-before="auto" style:column-width="21.04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29.44mm"/>
    </style:style>
    <style:style style:name="co7" style:family="table-column">
      <style:table-column-properties fo:break-before="auto" style:column-width="20.1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8.75mm"/>
    </style:style>
    <style:style style:name="co10" style:family="table-column">
      <style:table-column-properties fo:break-before="auto" style:column-width="14.98mm"/>
    </style:style>
    <style:style style:name="co11" style:family="table-column">
      <style:table-column-properties fo:break-before="auto" style:column-width="15.19mm"/>
    </style:style>
    <style:style style:name="co12" style:family="table-column">
      <style:table-column-properties fo:break-before="auto" style:column-width="20mm"/>
    </style:style>
    <style:style style:name="co13" style:family="table-column">
      <style:table-column-properties fo:break-before="auto" style:column-width="5.56mm"/>
    </style:style>
    <style:style style:name="co14" style:family="table-column">
      <style:table-column-properties fo:break-before="auto" style:column-width="12.88mm"/>
    </style:style>
    <style:style style:name="co15" style:family="table-column">
      <style:table-column-properties fo:break-before="auto" style:column-width="19.58mm"/>
    </style:style>
    <style:style style:name="co16" style:family="table-column">
      <style:table-column-properties fo:break-before="auto" style:column-width="22.1mm"/>
    </style:style>
    <style:style style:name="co17" style:family="table-column">
      <style:table-column-properties fo:break-before="auto" style:column-width="23.14mm"/>
    </style:style>
    <style:style style:name="co18" style:family="table-column">
      <style:table-column-properties fo:break-before="auto" style:column-width="15.08mm"/>
    </style:style>
    <style:style style:name="co19" style:family="table-column">
      <style:table-column-properties fo:break-before="auto" style:column-width="15.91mm"/>
    </style:style>
    <style:style style:name="co20" style:family="table-column">
      <style:table-column-properties fo:break-before="auto" style:column-width="15.42mm"/>
    </style:style>
    <style:style style:name="co21" style:family="table-column">
      <style:table-column-properties fo:break-before="auto" style:column-width="17.69mm"/>
    </style:style>
    <style:style style:name="co22" style:family="table-column">
      <style:table-column-properties fo:break-before="auto" style:column-width="9.31mm"/>
    </style:style>
    <style:style style:name="co23" style:family="table-column">
      <style:table-column-properties fo:break-before="auto" style:column-width="14.01mm"/>
    </style:style>
    <style:style style:name="co24" style:family="table-column">
      <style:table-column-properties fo:break-before="auto" style:column-width="13.3mm"/>
    </style:style>
    <style:style style:name="co25" style:family="table-column">
      <style:table-column-properties fo:break-before="auto" style:column-width="9.53mm"/>
    </style:style>
    <style:style style:name="co26" style:family="table-column">
      <style:table-column-properties fo:break-before="auto" style:column-width="13.07mm"/>
    </style:style>
    <style:style style:name="co27" style:family="table-column">
      <style:table-column-properties fo:break-before="auto" style:column-width="16.39mm"/>
    </style:style>
    <style:style style:name="co28" style:family="table-column">
      <style:table-column-properties fo:break-before="auto" style:column-width="17.94mm"/>
    </style:style>
    <style:style style:name="co29" style:family="table-column">
      <style:table-column-properties fo:break-before="auto" style:column-width="5.61mm"/>
    </style:style>
    <style:style style:name="co30" style:family="table-column">
      <style:table-column-properties fo:break-before="auto" style:column-width="42.39mm"/>
    </style:style>
    <style:style style:name="co31" style:family="table-column">
      <style:table-column-properties fo:break-before="auto" style:column-width="17.41mm"/>
    </style:style>
    <style:style style:name="co32" style:family="table-column">
      <style:table-column-properties fo:break-before="auto" style:column-width="24.22mm"/>
    </style:style>
    <style:style style:name="co33" style:family="table-column">
      <style:table-column-properties fo:break-before="auto" style:column-width="5.52mm"/>
    </style:style>
    <style:style style:name="co34" style:family="table-column">
      <style:table-column-properties fo:break-before="auto" style:column-width="19.69mm"/>
    </style:style>
    <style:style style:name="co35" style:family="table-column">
      <style:table-column-properties fo:break-before="auto" style:column-width="30.3mm"/>
    </style:style>
    <style:style style:name="co36" style:family="table-column">
      <style:table-column-properties fo:break-before="auto" style:column-width="8.52mm"/>
    </style:style>
    <style:style style:name="co37" style:family="table-column">
      <style:table-column-properties fo:break-before="auto" style:column-width="35.58mm"/>
    </style:style>
    <style:style style:name="co38" style:family="table-column">
      <style:table-column-properties fo:break-before="auto" style:column-width="23.5mm"/>
    </style:style>
    <style:style style:name="co39" style:family="table-column">
      <style:table-column-properties fo:break-before="auto" style:column-width="26.49mm"/>
    </style:style>
    <style:style style:name="co40" style:family="table-column">
      <style:table-column-properties fo:break-before="auto" style:column-width="22.81mm"/>
    </style:style>
    <style:style style:name="co41" style:family="table-column">
      <style:table-column-properties fo:break-before="auto" style:column-width="18.52mm"/>
    </style:style>
    <style:style style:name="co42" style:family="table-column">
      <style:table-column-properties fo:break-before="auto" style:column-width="35.63mm"/>
    </style:style>
    <style:style style:name="co43" style:family="table-column">
      <style:table-column-properties fo:break-before="auto" style:column-width="12.1mm"/>
    </style:style>
    <style:style style:name="co44" style:family="table-column">
      <style:table-column-properties fo:break-before="auto" style:column-width="33.5mm"/>
    </style:style>
    <style:style style:name="co45" style:family="table-column">
      <style:table-column-properties fo:break-before="auto" style:column-width="27.08mm"/>
    </style:style>
    <style:style style:name="co46" style:family="table-column">
      <style:table-column-properties fo:break-before="auto" style:column-width="24.94mm"/>
    </style:style>
    <style:style style:name="co47" style:family="table-column">
      <style:table-column-properties fo:break-before="auto" style:column-width="5.68mm"/>
    </style:style>
    <style:style style:name="co48" style:family="table-column">
      <style:table-column-properties fo:break-before="auto" style:column-width="10.94mm"/>
    </style:style>
    <style:style style:name="co49" style:family="table-column">
      <style:table-column-properties fo:break-before="auto" style:column-width="33.3mm"/>
    </style:style>
    <style:style style:name="co50" style:family="table-column">
      <style:table-column-properties fo:break-before="auto" style:column-width="16.97mm"/>
    </style:style>
    <style:style style:name="co51" style:family="table-column">
      <style:table-column-properties fo:break-before="auto" style:column-width="15.15mm"/>
    </style:style>
    <style:style style:name="co52" style:family="table-column">
      <style:table-column-properties fo:break-before="auto" style:column-width="25.68mm"/>
    </style:style>
    <style:style style:name="co53" style:family="table-column">
      <style:table-column-properties fo:break-before="auto" style:column-width="28.4mm"/>
    </style:style>
    <style:style style:name="co54" style:family="table-column">
      <style:table-column-properties fo:break-before="auto" style:column-width="34.11mm"/>
    </style:style>
    <style:style style:name="co55" style:family="table-column">
      <style:table-column-properties fo:break-before="auto" style:column-width="31.03mm"/>
    </style:style>
    <style:style style:name="co56" style:family="table-column">
      <style:table-column-properties fo:break-before="auto" style:column-width="28.77mm"/>
    </style:style>
    <style:style style:name="co57" style:family="table-column">
      <style:table-column-properties fo:break-before="auto" style:column-width="6.1mm"/>
    </style:style>
    <style:style style:name="co58" style:family="table-column">
      <style:table-column-properties fo:break-before="auto" style:column-width="55.07mm"/>
    </style:style>
    <style:style style:name="co59" style:family="table-column">
      <style:table-column-properties fo:break-before="auto" style:column-width="11.45mm"/>
    </style:style>
    <style:style style:name="co60" style:family="table-column">
      <style:table-column-properties fo:break-before="auto" style:column-width="12.84mm"/>
    </style:style>
    <style:style style:name="co61" style:family="table-column">
      <style:table-column-properties fo:break-before="auto" style:column-width="19.16mm"/>
    </style:style>
    <style:style style:name="co62" style:family="table-column">
      <style:table-column-properties fo:break-before="auto" style:column-width="14.59mm"/>
    </style:style>
    <style:style style:name="co63" style:family="table-column">
      <style:table-column-properties fo:break-before="auto" style:column-width="16.49mm"/>
    </style:style>
    <style:style style:name="co64" style:family="table-column">
      <style:table-column-properties fo:break-before="auto" style:column-width="13.93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18.56mm"/>
    </style:style>
    <style:style style:name="co67" style:family="table-column">
      <style:table-column-properties fo:break-before="auto" style:column-width="17.87mm"/>
    </style:style>
    <style:style style:name="co68" style:family="table-column">
      <style:table-column-properties fo:break-before="auto" style:column-width="11.98mm"/>
    </style:style>
    <style:style style:name="co69" style:family="table-column">
      <style:table-column-properties fo:break-before="auto" style:column-width="13.83mm"/>
    </style:style>
    <style:style style:name="ro1" style:family="table-row">
      <style:table-row-properties style:row-height="4.27mm" fo:break-before="auto" style:use-optimal-row-height="false"/>
    </style:style>
    <style:style style:name="ro2" style:family="table-row">
      <style:table-row-properties style:row-height="4.4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5.1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kolmogorovScales">
      <style:table-properties table:display="true" style:writing-mode="lr-tb"/>
    </style:style>
    <style:style style:name="ta3" style:family="table" style:master-page-name="PageStyle_5f_pipeLength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>
      <style:table-cell-properties fo:border-bottom="none" fo:background-color="#b2b2b2" style:diagonal-bl-tr="none" style:diagonal-tl-br="none" style:text-align-source="fix" style:repeat-content="false" fo:border-left="0.06pt solid #000000" fo:padding="0.71mm" fo:border-right="none" style:rotation-align="none" fo:border-top="0.06pt solid #000000"/>
      <style:paragraph-properties fo:text-align="center" fo:margin-left="0mm"/>
    </style:style>
    <style:style style:name="ce5" style:family="table-cell" style:parent-style-name="Default">
      <style:table-cell-properties fo:border-bottom="0.06pt solid #000000" fo:background-color="#b2b2b2" style:diagonal-bl-tr="none" style:diagonal-tl-br="none" style:text-align-source="fix" style:repeat-content="false" fo:border-left="0.06pt solid #000000" fo:padding="0.71mm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06pt solid #000000" fo:padding="0.71mm" fo:border-right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text-align-source="fix" style:repeat-content="false" fo:background-color="transparent" fo:border-left="0.06pt solid #000000" fo:padding="0.71mm" fo:border-right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border-left="0.06pt solid #000000" fo:padding="0.71mm" fo:border-right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6pt solid #000000" fo:padding="0.71mm" fo:border-right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padding="0.71mm" fo:border-right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fo:border-bottom="none" fo:background-color="#b2b2b2" style:diagonal-bl-tr="none" style:diagonal-tl-br="none" style:text-align-source="fix" style:repeat-content="false" fo:border-left="none" fo:padding="0.71mm" fo:border-right="0.06pt solid #000000" style:rotation-align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b2b2b2" style:diagonal-bl-tr="none" style:diagonal-tl-br="none" style:text-align-source="fix" style:repeat-content="false" fo:border-left="none" fo:padding="0.71mm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23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3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23">
      <style:table-cell-properties fo:border-bottom="0.06pt solid #000000" style:diagonal-bl-tr="none" style:diagonal-tl-br="none" style:text-align-source="fix" style:repeat-content="false" fo:background-color="transparent" fo:border-left="none" fo:padding="0.71mm" fo:border-right="none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">
      <style:table-cell-properties fo:padding="0.71mm"/>
    </style:style>
    <style:style style:name="ce18" style:family="table-cell" style:parent-style-name="Default">
      <style:table-cell-properties fo:border-bottom="none" fo:background-color="#b2b2b2" style:diagonal-bl-tr="none" style:diagonal-tl-br="none" style:text-align-source="fix" style:repeat-content="false" fo:border-left="none" fo:padding="0.71mm" fo:border-right="0.06pt solid #000000" style:rotation-align="none" fo:border-top="0.06pt solid #000000"/>
      <style:paragraph-properties fo:text-align="center" fo:margin-left="0mm"/>
    </style:style>
    <style:style style:name="ce19" style:family="table-cell" style:parent-style-name="Default" style:data-style-name="N128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28">
      <style:table-cell-properties fo:border-bottom="0.06pt solid #000000" style:diagonal-bl-tr="none" style:diagonal-tl-br="none" style:text-align-source="fix" style:repeat-content="false" fo:background-color="transparent" fo:border-left="none" fo:padding="0.71mm" fo:border-right="none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0.06pt solid #000000" fo:background-color="#b2b2b2" style:diagonal-bl-tr="none" style:diagonal-tl-br="none" style:text-align-source="fix" style:repeat-content="false" fo:border-left="none" fo:padding="0.71mm" fo:border-right="0.06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127">
      <style:table-cell-properties fo:border-bottom="none" style:diagonal-bl-tr="none" style:diagonal-tl-br="none" style:text-align-source="fix" style:repeat-content="false" fo:background-color="transparent" fo:border-left="none" fo:padding="0.71mm" fo:border-right="0.06pt solid #000000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27">
      <style:table-cell-properties fo:border-bottom="0.06pt solid #000000" style:diagonal-bl-tr="none" style:diagonal-tl-br="none" style:text-align-source="fix" style:repeat-content="false" fo:background-color="transparent" fo:border-left="none" fo:padding="0.71mm" fo:border-right="0.06pt solid #000000" style:rotation-align="none" fo:border-top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ackground-color="transparent" fo:padding="0.71mm"/>
    </style:style>
    <style:style style:name="ce25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0.06pt solid #000000" fo:border-left="none" fo:padding="0.71mm" fo:border-right="none" fo:border-top="none"/>
    </style:style>
    <style:style style:name="ce27" style:family="table-cell" style:parent-style-name="Default">
      <style:table-cell-properties fo:border-bottom="none" fo:background-color="#b2b2b2" style:text-align-source="fix" style:repeat-content="false" fo:border-left="0.06pt solid #000000" fo:padding="0.71mm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ackground-color="#b2b2b2" fo:border-left="0.06pt solid #000000" fo:padding="0.71mm" fo:border-right="none" fo:border-top="none"/>
      <style:text-properties fo:font-weight="bold" style:font-weight-asian="bold" style:font-weight-complex="bold"/>
    </style:style>
    <style:style style:name="ce29" style:family="table-cell" style:parent-style-name="Default" style:data-style-name="N131">
      <style:table-cell-properties fo:border-bottom="none" fo:border-left="0.06pt solid #000000" fo:padding="0.71mm" fo:border-right="none" fo:border-top="none"/>
    </style:style>
    <style:style style:name="ce30" style:family="table-cell" style:parent-style-name="Default" style:data-style-name="N131">
      <style:table-cell-properties fo:border-bottom="0.06pt solid #000000" fo:border-left="0.06pt solid #000000" fo:padding="0.71mm" fo:border-right="none" fo:border-top="none"/>
    </style:style>
    <style:style style:name="ce31" style:family="table-cell" style:parent-style-name="Default">
      <style:table-cell-properties fo:border-bottom="none" fo:background-color="#b2b2b2" fo:border-left="none" fo:padding="0.71mm" fo:border-right="0.06pt solid #000000" fo:border-top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b2b2b2" fo:border-left="none" fo:padding="0.71mm" fo:border-right="0.06pt solid #000000" fo:border-top="none"/>
      <style:text-properties fo:font-weight="bold" style:font-weight-asian="bold" style:font-weight-complex="bold"/>
    </style:style>
    <style:style style:name="ce33" style:family="table-cell" style:parent-style-name="Default" style:data-style-name="N136">
      <style:table-cell-properties fo:border-bottom="none" fo:border-left="none" fo:padding="0.71mm" fo:border-right="0.06pt solid #000000" fo:border-top="none"/>
    </style:style>
    <style:style style:name="ce34" style:family="table-cell" style:parent-style-name="Default" style:data-style-name="N136">
      <style:table-cell-properties fo:border-bottom="0.06pt solid #000000" fo:border-left="none" fo:padding="0.71mm" fo:border-right="0.06pt solid #000000" fo:border-top="none"/>
    </style:style>
    <style:style style:name="ce35" style:family="table-cell" style:parent-style-name="Default">
      <style:table-cell-properties fo:background-color="#579d1c"/>
    </style:style>
    <style:style style:name="ce36" style:family="table-cell" style:parent-style-name="Default">
      <style:table-cell-properties fo:border-bottom="none" fo:background-color="#b2b2b2" style:diagonal-bl-tr="none" style:diagonal-tl-br="none" style:text-align-source="fix" style:repeat-content="false" fo:border-left="none" fo:padding="0.71mm" fo:border-right="none" style:rotation-align="none" fo:border-top="0.06pt solid #000000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border="none" fo:padding="0.71mm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background-color="transparent" fo:border="none" fo:padding="0.71mm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579d1c" style:text-align-source="fix" style:repeat-content="false" fo:border="none" fo:padding="0.71mm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none" fo:padding="0.71mm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border="none" fo:padding="0.71mm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order-bottom="none" fo:background-color="#b2b2b2" style:diagonal-bl-tr="none" style:diagonal-tl-br="none" style:text-align-source="fix" style:repeat-content="false" fo:border-left="none" fo:padding="0.71mm" fo:border-right="none" style:rotation-align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 style:data-style-name="N121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21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121">
      <style:table-cell-properties fo:background-color="#579d1c"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21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21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 style:data-style-name="N126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26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26">
      <style:table-cell-properties fo:background-color="#579d1c"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order-bottom="0.06pt solid #000000" fo:background-color="#b2b2b2" style:text-align-source="fix" style:repeat-content="false" fo:border-left="none" fo:padding="0.71mm" fo:border-right="none" fo:border-top="none"/>
      <style:paragraph-properties fo:text-align="center" fo:margin-left="0mm"/>
    </style:style>
    <style:style style:name="ce52" style:family="table-cell" style:parent-style-name="Default" style:data-style-name="N1">
      <style:table-cell-properties fo:background-color="transparent" fo:padding="0.71mm"/>
    </style:style>
    <style:style style:name="ce53" style:family="table-cell" style:parent-style-name="Default" style:data-style-name="N1">
      <style:table-cell-properties fo:background-color="#579d1c" fo:padding="0.71mm"/>
    </style:style>
    <style:style style:name="ce54" style:family="table-cell" style:parent-style-name="Default">
      <style:table-cell-properties style:glyph-orientation-vertical="0" fo:background-color="#b2b2b2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fo:border-bottom="none" fo:background-color="#b2b2b2" style:text-align-source="fix" style:repeat-content="false" fo:border-left="0.06pt solid #000000" fo:padding="0.71mm" fo:border-right="0.06pt solid #000000" fo:border-top="0.06pt solid #000000" style:vertical-align="middle"/>
      <style:paragraph-properties fo:text-align="center" fo:margin-left="0m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fo:border-bottom="0.06pt solid #000000" fo:background-color="#b2b2b2" style:text-align-source="fix" style:repeat-content="false" fo:border-left="0.06pt solid #000000" fo:padding="0.71mm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 style:data-style-name="N123"/>
    <style:style style:name="ce58" style:family="table-cell" style:parent-style-name="Default" style:data-style-name="N123">
      <style:table-cell-properties fo:background-color="transparent"/>
    </style:style>
    <style:style style:name="ce59" style:family="table-cell" style:parent-style-name="Default" style:data-style-name="N123">
      <style:table-cell-properties fo:background-color="#579d1c"/>
    </style:style>
    <style:style style:name="ce60" style:family="table-cell" style:parent-style-name="Default">
      <style:table-cell-properties fo:border-bottom="0.06pt solid #000000" fo:background-color="#b2b2b2" style:text-align-source="fix" style:repeat-content="false" fo:border-left="none" fo:padding="0.71mm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 style:data-style-name="N135"/>
    <style:style style:name="ce62" style:family="table-cell" style:parent-style-name="Default" style:data-style-name="N135">
      <style:table-cell-properties fo:background-color="transparent"/>
    </style:style>
    <style:style style:name="ce63" style:family="table-cell" style:parent-style-name="Default" style:data-style-name="N135">
      <style:table-cell-properties fo:background-color="#579d1c"/>
    </style:style>
    <style:style style:name="ce64" style:family="table-cell" style:parent-style-name="Default">
      <style:table-cell-properties fo:border-bottom="0.06pt solid #000000" fo:background-color="#b2b2b2" fo:border-left="0.06pt solid #000000" fo:padding="0.71mm" fo:border-right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 style:data-style-name="N137"/>
    <style:style style:name="ce66" style:family="table-cell" style:parent-style-name="Default" style:data-style-name="N137">
      <style:table-cell-properties fo:background-color="#579d1c"/>
    </style:style>
    <style:style style:name="ce67" style:family="table-cell" style:parent-style-name="Default" style:data-style-name="N2">
      <style:table-cell-properties fo:padding="0.71mm"/>
    </style:style>
    <style:style style:name="ce68" style:family="table-cell" style:parent-style-name="Default">
      <style:table-cell-properties fo:border-bottom="none" fo:background-color="#b2b2b2" style:text-align-source="fix" style:repeat-content="false" fo:border-left="none" fo:padding="0.71mm" fo:border-right="none" fo:border-top="0.06pt solid #000000" style:vertical-align="middle"/>
      <style:paragraph-properties fo:text-align="center" fo:margin-left="0m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fo:border-bottom="0.06pt solid #000000" fo:background-color="#b2b2b2" fo:border-left="none" fo:padding="0.71mm" fo:border-right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 style:data-style-name="N137">
      <style:table-cell-properties fo:background-color="#579d1c" fo:padding="0.71mm"/>
    </style:style>
    <style:style style:name="ce71" style:family="table-cell" style:parent-style-name="Default">
      <style:table-cell-properties style:glyph-orientation-vertical="0" fo:border-bottom="none" fo:background-color="#b2b2b2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order-bottom="none" fo:background-color="#b2b2b2" fo:border-left="none" fo:padding="0.71mm" fo:border-right="0.06pt solid #000000" fo:border-top="0.0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fo:border-bottom="0.06pt solid #000000" fo:background-color="#b2b2b2" fo:border-left="none" fo:padding="0.71mm" fo:border-right="0.06pt solid #000000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fo:border-bottom="0.06pt solid #000000" fo:background-color="#b2b2b2" fo:border-left="0.06pt solid #000000" fo:padding="0.71mm" fo:border-right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2">
      <style:table-cell-properties fo:background-color="transparent" fo:padding="0.71mm"/>
    </style:style>
    <style:style style:name="ce76" style:family="table-cell" style:parent-style-name="Default" style:data-style-name="N2">
      <style:table-cell-properties fo:background-color="#579d1c" fo:padding="0.71mm"/>
    </style:style>
    <style:style style:name="ce77" style:family="table-cell" style:parent-style-name="Default">
      <style:table-cell-properties fo:border-bottom="0.06pt solid #000000" fo:background-color="#b2b2b2" fo:border-left="none" fo:padding="0.71mm" fo:border-right="0.06pt solid #000000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order-bottom="none" fo:background-color="#b2b2b2" fo:border-left="none" fo:padding="0.71mm" fo:border-right="none" fo:border-top="0.0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>
      <style:table-cell-properties fo:border-bottom="0.06pt solid #000000" fo:background-color="#b2b2b2" fo:border-left="none" fo:padding="0.71mm" fo:border-right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order-bottom="none" fo:background-color="#b2b2b2" style:diagonal-bl-tr="none" style:diagonal-tl-br="none" style:text-align-source="fix" style:repeat-content="false" fo:border-left="none" fo:padding="0.71mm" fo:border-right="0.06pt solid #000000" style:rotation-align="none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fo:border-bottom="0.06pt solid #000000" fo:background-color="#b2b2b2" style:diagonal-bl-tr="none" style:diagonal-tl-br="none" style:text-align-source="fix" style:repeat-content="false" fo:border-left="none" fo:padding="0.71mm" fo:border-right="none" style:rotation-align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fo:border-bottom="none" fo:background-color="#b2b2b2" style:diagonal-bl-tr="none" style:diagonal-tl-br="none" style:text-align-source="fix" style:repeat-content="false" fo:border-left="none" fo:padding="0.71mm" fo:border-right="0.06pt solid #000000" style:rotation-align="none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 style:data-style-name="N136"/>
    <style:style style:name="ce84" style:family="table-cell" style:parent-style-name="Default" style:data-style-name="N136">
      <style:table-cell-properties fo:background-color="transparent"/>
    </style:style>
    <style:style style:name="ce85" style:family="table-cell" style:parent-style-name="Default" style:data-style-name="N136">
      <style:table-cell-properties fo:background-color="#579d1c"/>
    </style:style>
    <style:style style:name="ce86" style:family="table-cell" style:parent-style-name="Default" style:data-style-name="N0"/>
    <style:style style:name="ce87" style:family="table-cell" style:parent-style-name="Default" style:data-style-name="N0">
      <style:table-cell-properties fo:background-color="transparent"/>
    </style:style>
    <style:style style:name="ce88" style:family="table-cell" style:parent-style-name="Default" style:data-style-name="N0">
      <style:table-cell-properties fo:background-color="#579d1c"/>
    </style:style>
    <style:style style:name="ce89" style:family="table-cell" style:parent-style-name="Default">
      <style:table-cell-properties fo:border-bottom="none" fo:background-color="#b2b2b2" fo:border-left="none" fo:padding="0.71mm" fo:border-right="none" fo:border-top="0.06pt solid #000000"/>
    </style:style>
    <style:style style:name="ce90" style:family="table-cell" style:parent-style-name="Default">
      <style:table-cell-properties fo:border-bottom="0.06pt solid #000000" fo:background-color="#b2b2b2" fo:border-left="none" fo:padding="0.71mm" fo:border-right="none" fo:border-top="none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0.06pt solid #000000" fo:background-color="#b2b2b2" fo:border-left="none" fo:padding="0.71mm" fo:border-right="none" fo:border-top="none"/>
    </style:style>
    <style:style style:name="ce92" style:family="table-cell" style:parent-style-name="Default">
      <style:table-cell-properties fo:border-bottom="none" fo:background-color="#b2b2b2" fo:border-left="none" fo:padding="0.71mm" fo:border-right="0.06pt solid #000000" fo:border-top="0.06pt solid #000000"/>
    </style:style>
    <style:style style:name="ce93" style:family="table-cell" style:parent-style-name="Default">
      <style:table-cell-properties fo:border-bottom="0.06pt solid #000000" fo:background-color="#b2b2b2" fo:border-left="none" fo:padding="0.71mm" fo:border-right="0.06pt solid #000000" fo:border-top="none"/>
    </style:style>
    <style:style style:name="ce94" style:family="table-cell" style:parent-style-name="Default" style:data-style-name="N122">
      <style:table-cell-properties fo:padding="0.71mm"/>
    </style:style>
    <style:style style:name="ce95" style:family="table-cell" style:parent-style-name="Default" style:data-style-name="N122">
      <style:table-cell-properties fo:background-color="transparent" fo:padding="0.71mm"/>
    </style:style>
    <style:style style:name="ce96" style:family="table-cell" style:parent-style-name="Default" style:data-style-name="N122">
      <style:table-cell-properties fo:background-color="#579d1c" fo:padding="0.71mm"/>
    </style:style>
    <style:style style:name="ce97" style:family="table-cell" style:parent-style-name="Default">
      <style:text-properties style:font-name="FreeMono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FreeMono" fo:font-weight="bold" style:font-weight-asian="bold" style:font-weight-complex="bold"/>
    </style:style>
    <style:style style:name="ce99" style:family="table-cell" style:parent-style-name="Default">
      <style:text-properties style:font-name="FreeMono" fo:font-weight="bold" style:font-weight-asian="bold" style:font-weight-complex="bold"/>
    </style:style>
    <style:style style:name="ce100" style:family="table-cell" style:parent-style-name="Default">
      <style:text-properties style:font-name="FreeMono" fo:font-style="normal" style:font-style-asian="normal" style:font-style-complex="normal"/>
    </style:style>
    <style:style style:name="ce101" style:family="table-cell" style:parent-style-name="Default">
      <style:text-properties style:font-name="FreeMono" fo:font-weight="normal" style:font-weight-asian="normal" style:font-weight-complex="normal"/>
    </style:style>
    <style:style style:name="ce102" style:family="table-cell" style:parent-style-name="Default">
      <style:table-cell-properties fo:border-bottom="0.06pt solid #000000" fo:background-color="#b2b2b2" fo:border-left="0.06pt solid #000000" fo:border-right="none" fo:border-top="0.06pt solid #000000"/>
      <style:text-properties style:font-name="FreeMono" fo:font-weight="bold" style:font-weight-asian="bold" style:font-weight-complex="bold"/>
    </style:style>
    <style:style style:name="ce103" style:family="table-cell" style:parent-style-name="Default">
      <style:table-cell-properties fo:border-bottom="none" fo:border-left="0.06pt solid #000000" fo:border-right="none" fo:border-top="none"/>
      <style:text-properties style:font-name="FreeMono" fo:font-style="normal" style:font-style-asian="normal" style:font-style-complex="normal"/>
    </style:style>
    <style:style style:name="ce104" style:family="table-cell" style:parent-style-name="Default">
      <style:table-cell-properties fo:border-bottom="none" fo:border-left="0.06pt solid #000000" fo:border-right="none" fo:border-top="none"/>
      <style:text-properties style:font-name="FreeMono"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order-left="0.06pt solid #000000" fo:border-right="none" fo:border-top="none"/>
      <style:text-properties style:font-name="FreeMono" fo:font-weight="normal" style:font-weight-asian="normal" style:font-weight-complex="normal"/>
    </style:style>
    <style:style style:name="ce106" style:family="table-cell" style:parent-style-name="Default">
      <style:table-cell-properties fo:border-bottom="none" fo:border-left="0.06pt solid #000000" fo:border-right="none" fo:border-top="none"/>
      <style:text-properties style:font-name="FreeMono"/>
    </style:style>
    <style:style style:name="ce107" style:family="table-cell" style:parent-style-name="Default">
      <style:table-cell-properties fo:border="none"/>
      <style:text-properties style:font-name="FreeMono" fo:font-weight="bold" style:font-weight-asian="bold" style:font-weight-complex="bold"/>
    </style:style>
    <style:style style:name="ce10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start" fo:margin-left="0mm"/>
      <style:text-properties style:font-name="FreeMono" fo:font-weight="bold" style:font-weight-asian="bold" style:font-weight-complex="bold"/>
    </style:style>
    <style:style style:name="ce109" style:family="table-cell" style:parent-style-name="Default">
      <style:table-cell-properties fo:border-bottom="0.06pt solid #000000" fo:border-left="0.06pt solid #000000" fo:border-right="none" fo:border-top="none"/>
      <style:text-properties style:font-name="FreeMono"/>
    </style:style>
    <style:style style:name="ce110" style:family="table-cell" style:parent-style-name="Default">
      <style:table-cell-properties fo:border="none"/>
      <style:text-properties style:font-name="FreeMono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FreeMono" fo:font-weight="bold" style:font-weight-asian="bold" style:font-weight-complex="bold"/>
    </style:style>
    <style:style style:name="ce112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style:font-name="FreeMono" fo:font-weight="bold" style:font-weight-asian="bold" style:font-weight-complex="bold"/>
    </style:style>
    <style:style style:name="ce113" style:family="table-cell" style:parent-style-name="Default" style:data-style-name="N1">
      <style:table-cell-properties fo:border="none"/>
      <style:text-properties style:font-name="FreeMono" fo:font-style="normal" style:font-style-asian="normal" style:font-style-complex="normal"/>
    </style:style>
    <style:style style:name="ce114" style:family="table-cell" style:parent-style-name="Default" style:data-style-name="N121">
      <style:table-cell-properties fo:border-bottom="0.06pt solid #000000" fo:border-left="none" fo:border-right="none" fo:border-top="none"/>
      <style:text-properties style:font-name="FreeMono" fo:font-weight="normal" style:font-weight-asian="normal" style:font-weight-complex="normal"/>
    </style:style>
    <style:style style:name="ce115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style:font-name="FreeMono"/>
    </style:style>
    <style:style style:name="ce116" style:family="table-cell" style:parent-style-name="Default" style:data-style-name="N1">
      <style:text-properties style:font-name="FreeMono"/>
    </style:style>
    <style:style style:name="ce117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style:font-name="FreeMono" fo:font-weight="normal" style:font-weight-asian="normal" style:font-weight-complex="normal"/>
    </style:style>
    <style:style style:name="ce118" style:family="table-cell" style:parent-style-name="Default">
      <style:table-cell-properties fo:border-bottom="none" fo:border-left="none" fo:border-right="0.06pt solid #000000" fo:border-top="0.06pt solid #000000"/>
      <style:text-properties style:font-name="FreeMono"/>
    </style:style>
    <style:style style:name="ce119" style:family="table-cell" style:parent-style-name="Default">
      <style:table-cell-properties fo:border-bottom="none" fo:border-left="none" fo:border-right="0.06pt solid #000000" fo:border-top="none"/>
      <style:text-properties style:font-name="FreeMono"/>
    </style:style>
    <style:style style:name="ce120" style:family="table-cell" style:parent-style-name="Default" style:data-style-name="N121">
      <style:table-cell-properties fo:border-bottom="0.06pt solid #000000" fo:border-left="none" fo:border-right="0.06pt solid #000000" fo:border-top="none"/>
      <style:text-properties style:font-name="FreeMono"/>
    </style:style>
    <style:style style:name="ce121" style:family="table-cell" style:parent-style-name="Default" style:data-style-name="N121">
      <style:text-properties style:font-name="FreeMono"/>
    </style:style>
    <style:style style:name="ce122" style:family="table-cell" style:parent-style-name="Default" style:data-style-name="N121">
      <style:table-cell-properties fo:border-bottom="none" fo:border-left="none" fo:border-right="0.06pt solid #000000" fo:border-top="0.06pt solid #000000"/>
      <style:text-properties style:font-name="FreeMono"/>
    </style:style>
    <style:style style:name="ce123" style:family="table-cell" style:parent-style-name="Default" style:data-style-name="N136">
      <style:table-cell-properties fo:border-bottom="none" fo:border-left="none" fo:border-right="0.06pt solid #000000" fo:border-top="none"/>
      <style:text-properties style:font-name="FreeMono"/>
    </style:style>
    <style:style style:name="ce124" style:family="table-cell" style:parent-style-name="Default" style:data-style-name="N123">
      <style:table-cell-properties fo:border-bottom="0.06pt solid #000000" fo:border-left="none" fo:border-right="0.06pt solid #000000" fo:border-top="none"/>
      <style:text-properties style:font-name="FreeMono"/>
    </style:style>
    <style:style style:name="ce125" style:family="table-cell" style:parent-style-name="Default" style:data-style-name="N123">
      <style:table-cell-properties fo:border="none"/>
      <style:text-properties style:font-name="FreeMono"/>
    </style:style>
    <style:style style:name="ce126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FreeMono" fo:font-weight="normal" style:font-weight-asian="normal" style:font-weight-complex="normal"/>
    </style:style>
    <style:style style:name="ce127" style:family="table-cell" style:parent-style-name="Default" style:data-style-name="N2">
      <style:table-cell-properties fo:border="none"/>
      <style:text-properties style:font-name="FreeMono" fo:font-style="normal" style:font-style-asian="normal" style:font-style-complex="normal"/>
    </style:style>
    <style:style style:name="ce128" style:family="table-cell" style:parent-style-name="Default" style:data-style-name="N2">
      <style:table-cell-properties fo:border="none"/>
      <style:text-properties style:font-name="FreeMono" fo:font-weight="bold" style:font-weight-asian="bold" style:font-weight-complex="bold"/>
    </style:style>
    <style:style style:name="ce129" style:family="table-cell" style:parent-style-name="Default" style:data-style-name="N121">
      <style:text-properties style:font-name="FreeMono" fo:font-weight="bold" style:font-weight-asian="bold" style:font-weight-complex="bold"/>
    </style:style>
    <style:style style:name="ce130" style:family="table-cell" style:parent-style-name="Default" style:data-style-name="N121">
      <style:table-cell-properties fo:border-bottom="0.06pt solid #000000" fo:background-color="#b2b2b2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FreeMono"/>
    </style:style>
    <style:style style:name="ce131" style:family="table-cell" style:parent-style-name="Default" style:data-style-name="N2">
      <style:text-properties style:font-name="FreeMono"/>
    </style:style>
    <style:style style:name="ce132" style:family="table-cell" style:parent-style-name="Default" style:data-style-name="N2">
      <style:table-cell-properties fo:border-bottom="0.06pt solid #000000" fo:border-left="none" fo:border-right="none" fo:border-top="none"/>
      <style:text-properties style:font-name="FreeMono" fo:font-weight="normal" style:font-weight-asian="normal" style:font-weight-complex="normal"/>
    </style:style>
    <style:style style:name="ce133" style:family="table-cell" style:parent-style-name="Default" style:data-style-name="N2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FreeMono" fo:font-weight="normal" style:font-weight-asian="normal" style:font-weight-complex="normal"/>
    </style:style>
    <style:style style:name="ce134" style:family="table-cell" style:parent-style-name="Default" style:data-style-name="N2">
      <style:text-properties style:font-name="FreeMono" fo:font-weight="bold" style:font-weight-asian="bold" style:font-weight-complex="bold"/>
    </style:style>
    <style:style style:name="ce135" style:family="table-cell" style:parent-style-name="Default" style:data-style-name="N2">
      <style:table-cell-properties fo:border-bottom="0.06pt solid #000000" fo:background-color="#b2b2b2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FreeMono" fo:font-weight="normal" style:font-weight-asian="normal" style:font-weight-complex="normal"/>
    </style:style>
    <style:style style:name="ce136" style:family="table-cell" style:parent-style-name="Default">
      <style:table-cell-properties fo:border="none"/>
      <style:text-properties style:font-name="FreeMono" fo:font-style="normal" style:font-style-asian="normal" style:font-style-complex="normal"/>
    </style:style>
    <style:style style:name="ce137" style:family="table-cell" style:parent-style-name="Default">
      <style:table-cell-properties fo:border-bottom="0.06pt solid #000000" fo:border-left="none" fo:border-right="none" fo:border-top="none"/>
      <style:text-properties style:font-name="FreeMono" fo:font-weight="normal" style:font-weight-asian="normal" style:font-weight-complex="normal"/>
    </style:style>
    <style:style style:name="ce138" style:family="table-cell" style:parent-style-name="Default" style:data-style-name="N125">
      <style:table-cell-properties fo:border-bottom="none" fo:border-left="none" fo:border-right="0.06pt solid #000000" fo:border-top="none"/>
      <style:text-properties style:font-name="FreeMono"/>
    </style:style>
    <style:style style:name="ce139" style:family="table-cell" style:parent-style-name="Default" style:data-style-name="N127">
      <style:table-cell-properties fo:border-bottom="0.06pt solid #000000" fo:border-left="none" fo:border-right="0.06pt solid #000000" fo:border-top="none"/>
      <style:text-properties style:font-name="FreeMono"/>
    </style:style>
    <style:style style:name="ce140" style:family="table-cell" style:parent-style-name="Default" style:data-style-name="N121">
      <style:table-cell-properties fo:border-bottom="0.06pt solid #000000" fo:background-color="#b2b2b2" fo:border-left="none" fo:border-right="none" fo:border-top="0.06pt solid #000000"/>
      <style:text-properties style:font-name="FreeMono"/>
    </style:style>
    <style:style style:name="ce141" style:family="table-cell" style:parent-style-name="Default" style:data-style-name="N2">
      <style:table-cell-properties fo:border-bottom="0.06pt solid #000000" fo:background-color="#b2b2b2" fo:border-left="none" fo:border-right="none" fo:border-top="0.06pt solid #000000"/>
      <style:text-properties style:font-name="FreeMono"/>
    </style:style>
    <style:style style:name="ce142" style:family="table-cell" style:parent-style-name="Default" style:data-style-name="N2">
      <style:table-cell-properties fo:border-bottom="0.06pt solid #000000" fo:background-color="#b2b2b2" fo:border-left="none" fo:border-right="none" fo:border-top="0.06pt solid #000000"/>
      <style:text-properties style:font-name="FreeMono" fo:font-weight="normal" style:font-weight-asian="normal" style:font-weight-complex="normal"/>
    </style:style>
    <style:style style:name="ce143" style:family="table-cell" style:parent-style-name="Default" style:data-style-name="N2">
      <style:table-cell-properties fo:border-bottom="none" fo:border-left="none" fo:border-right="0.06pt solid #000000" fo:border-top="none"/>
      <style:text-properties style:font-name="FreeMono"/>
    </style:style>
    <style:style style:name="ce144" style:family="table-cell" style:parent-style-name="Default" style:data-style-name="N2">
      <style:table-cell-properties fo:border-bottom="0.06pt solid #000000" fo:border-left="none" fo:border-right="0.06pt solid #000000" fo:border-top="none"/>
      <style:text-properties style:font-name="FreeMono"/>
    </style:style>
    <style:style style:name="ce145" style:family="table-cell" style:parent-style-name="Default" style:data-style-name="N2">
      <style:table-cell-properties fo:border="none"/>
      <style:text-properties style:font-name="FreeMono"/>
    </style:style>
    <style:style style:name="ce146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FreeMono" fo:font-weight="bold" style:font-weight-asian="bold" style:font-weight-complex="bold"/>
    </style:style>
    <style:style style:name="ce147" style:family="table-cell" style:parent-style-name="Default" style:data-style-name="N122">
      <style:table-cell-properties fo:border-bottom="0.06pt solid #000000" fo:border-left="0.06pt solid #000000" fo:border-right="none" fo:border-top="none"/>
      <style:text-properties style:font-name="FreeMono"/>
    </style:style>
    <style:style style:name="ce148" style:family="table-cell" style:parent-style-name="Default" style:data-style-name="N122">
      <style:table-cell-properties fo:border-bottom="none" fo:background-color="#b2b2b2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FreeMono" fo:font-weight="bold" style:font-weight-asian="bold" style:font-weight-complex="bold"/>
    </style:style>
    <style:style style:name="ce149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end" fo:margin-left="0mm"/>
      <style:text-properties style:font-name="FreeMono"/>
    </style:style>
    <style:style style:name="ce150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style:font-name="FreeMono"/>
    </style:style>
    <style:style style:name="ce151" style:family="table-cell" style:parent-style-name="Default" style:data-style-name="N122">
      <style:table-cell-properties style:text-align-source="fix" style:repeat-content="false"/>
      <style:paragraph-properties fo:text-align="start" fo:margin-left="0mm"/>
      <style:text-properties style:font-name="FreeMono" fo:font-weight="bold" style:font-weight-asian="bold" style:font-weight-complex="bold"/>
    </style:style>
    <style:style style:name="ce152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  <style:text-properties style:font-name="FreeMono" fo:font-weight="bold" style:font-weight-asian="bold" style:font-weight-complex="bold"/>
    </style:style>
    <style:style style:name="ce153" style:family="table-cell" style:parent-style-name="Default" style:data-style-name="N122">
      <style:table-cell-properties style:text-align-source="fix" style:repeat-content="false"/>
      <style:paragraph-properties fo:text-align="end" fo:margin-left="0mm"/>
      <style:text-properties style:font-name="FreeMono" fo:font-style="normal" style:font-style-asian="normal" style:font-style-complex="normal"/>
    </style:style>
    <style:style style:name="ce154" style:family="table-cell" style:parent-style-name="Default" style:data-style-name="N122">
      <style:table-cell-properties style:text-align-source="fix" style:repeat-content="false"/>
      <style:paragraph-properties fo:text-align="end" fo:margin-left="0mm"/>
      <style:text-properties style:font-name="FreeMono" fo:font-weight="bold" style:font-weight-asian="bold" style:font-weight-complex="bold"/>
    </style:style>
    <style:style style:name="ce155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font-name="FreeMono" fo:font-weight="normal" style:font-weight-asian="normal" style:font-weight-complex="normal"/>
    </style:style>
    <style:style style:name="ce156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mm"/>
      <style:text-properties style:font-name="FreeMono"/>
    </style:style>
    <style:style style:name="ce157" style:family="table-cell" style:parent-style-name="Default" style:data-style-name="N122">
      <style:table-cell-properties style:text-align-source="fix" style:repeat-content="false"/>
      <style:paragraph-properties fo:text-align="end" fo:margin-left="0mm"/>
      <style:text-properties style:font-name="FreeMono"/>
    </style:style>
    <style:style style:name="ce158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style:font-name="FreeMono"/>
    </style:style>
    <style:style style:name="ce159" style:family="table-cell" style:parent-style-name="Default" style:data-style-name="N1">
      <style:table-cell-properties fo:border-bottom="0.06pt solid #000000" fo:background-color="#b2b2b2" fo:border-left="none" fo:border-right="none" fo:border-top="0.06pt solid #000000"/>
      <style:text-properties style:font-name="FreeMono" fo:font-weight="normal" style:font-weight-asian="normal" style:font-weight-complex="normal"/>
    </style:style>
    <style:style style:name="ce160" style:family="table-cell" style:parent-style-name="Default" style:data-style-name="N122">
      <style:text-properties style:font-name="FreeMono"/>
    </style:style>
    <style:style style:name="ce161" style:family="table-cell" style:parent-style-name="Default" style:data-style-name="N122">
      <style:table-cell-properties fo:border-bottom="none" fo:border-left="none" fo:border-right="0.06pt solid #000000" fo:border-top="0.06pt solid #000000"/>
      <style:text-properties style:font-name="FreeMono"/>
    </style:style>
    <style:style style:name="ce162" style:family="table-cell" style:parent-style-name="Default" style:data-style-name="N1">
      <style:table-cell-properties fo:border-bottom="0.06pt solid #000000" fo:border-left="none" fo:border-right="0.06pt solid #000000" fo:border-top="none"/>
      <style:text-properties style:font-name="FreeMono"/>
    </style:style>
    <style:style style:name="ce163" style:family="table-cell" style:parent-style-name="Default" style:data-style-name="N122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  <style:text-properties style:font-name="FreeMono"/>
    </style:style>
    <style:style style:name="ce164" style:family="table-cell" style:parent-style-name="Default">
      <style:table-cell-properties fo:border-bottom="none" fo:border-left="none" fo:border-right="0.06pt solid #000000" fo:border-top="none"/>
      <style:text-properties style:font-name="FreeMono" fo:font-weight="normal" style:font-weight-asian="normal" style:font-weight-complex="normal"/>
    </style:style>
    <style:style style:name="ce165" style:family="table-cell" style:parent-style-name="Default">
      <style:table-cell-properties fo:border-bottom="0.06pt solid #000000" fo:border-left="none" fo:border-right="0.06pt solid #000000" fo:border-top="none"/>
      <style:text-properties style:font-name="FreeMono" fo:font-weight="normal" style:font-weight-asian="normal" style:font-weight-complex="normal"/>
    </style:style>
    <style:style style:name="ce166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text-properties style:font-name="FreeMono" fo:font-weight="bold" style:font-weight-asian="bold" style:font-weight-complex="bold"/>
    </style:style>
    <style:style style:name="ce167" style:family="table-cell" style:parent-style-name="Default" style:data-style-name="N122">
      <style:table-cell-properties fo:border-bottom="0.06pt solid #000000" fo:background-color="#b2b2b2" fo:border-left="none" fo:border-right="none" fo:border-top="0.06pt solid #000000"/>
      <style:text-properties style:font-name="FreeMono" fo:font-weight="bold" style:font-weight-asian="bold" style:font-weight-complex="bold"/>
    </style:style>
    <style:style style:name="ce168" style:family="table-cell" style:parent-style-name="Default" style:data-style-name="N122">
      <style:table-cell-properties fo:border="none"/>
      <style:text-properties style:font-name="FreeMono" fo:font-style="normal" style:font-style-asian="normal" style:font-style-complex="normal"/>
    </style:style>
    <style:style style:name="ce169" style:family="table-cell" style:parent-style-name="Default" style:data-style-name="N122">
      <style:table-cell-properties fo:border="none"/>
      <style:text-properties style:font-name="FreeMono" fo:font-weight="bold" style:font-weight-asian="bold" style:font-weight-complex="bold"/>
    </style:style>
    <style:style style:name="ce170" style:family="table-cell" style:parent-style-name="Default" style:data-style-name="N122">
      <style:table-cell-properties fo:border-bottom="0.06pt solid #000000" fo:border-left="none" fo:border-right="none" fo:border-top="none"/>
      <style:text-properties style:font-name="FreeMono" fo:font-weight="normal" style:font-weight-asian="normal" style:font-weight-complex="normal"/>
    </style:style>
    <style:style style:name="ce171" style:family="table-cell" style:parent-style-name="Default" style:data-style-name="N122">
      <style:text-properties style:font-name="FreeMono" fo:font-weight="bold" style:font-weight-asian="bold" style:font-weight-complex="bold"/>
    </style:style>
    <style:style style:name="ce172" style:family="table-cell" style:parent-style-name="Default" style:data-style-name="N122">
      <style:table-cell-properties fo:border-bottom="0.06pt solid #000000" fo:background-color="#b2b2b2" fo:border-left="none" fo:border-right="none" fo:border-top="0.06pt solid #000000"/>
      <style:text-properties style:font-name="FreeMono"/>
    </style:style>
    <style:style style:name="ce173" style:family="table-cell" style:parent-style-name="Default" style:data-style-name="N122">
      <style:table-cell-properties fo:border="none"/>
      <style:text-properties style:font-name="FreeMono"/>
    </style:style>
    <style:style style:name="ce174" style:family="table-cell" style:parent-style-name="Default" style:data-style-name="N122">
      <style:table-cell-properties fo:border-bottom="0.06pt solid #000000" fo:background-color="#b2b2b2" fo:border-left="none" fo:border-right="none" fo:border-top="0.06pt solid #000000"/>
      <style:text-properties style:font-name="FreeMono" fo:font-weight="normal" style:font-weight-asian="normal" style:font-weight-complex="normal"/>
    </style:style>
    <style:style style:name="ce175" style:family="table-cell" style:parent-style-name="Default" style:data-style-name="N1">
      <style:table-cell-properties style:text-align-source="fix" style:repeat-content="false"/>
      <style:paragraph-properties fo:text-align="start" fo:margin-left="0mm"/>
      <style:text-properties style:font-name="FreeMono" fo:font-weight="bold" style:font-weight-asian="bold" style:font-weight-complex="bold"/>
    </style:style>
    <style:style style:name="ce176" style:family="table-cell" style:parent-style-name="Default" style:data-style-name="N1">
      <style:table-cell-properties fo:border-bottom="0.06pt solid #000000" fo:background-color="#b2b2b2" fo:border-left="none" fo:border-right="none" fo:border-top="0.06pt solid #000000"/>
      <style:text-properties style:font-name="FreeMono" fo:font-weight="bold" style:font-weight-asian="bold" style:font-weight-complex="bold"/>
    </style:style>
    <style:style style:name="ce177" style:family="table-cell" style:parent-style-name="Default" style:data-style-name="N1">
      <style:table-cell-properties fo:border="none"/>
      <style:text-properties style:font-name="FreeMono" fo:font-weight="bold" style:font-weight-asian="bold" style:font-weight-complex="bold"/>
    </style:style>
    <style:style style:name="ce178" style:family="table-cell" style:parent-style-name="Default" style:data-style-name="N1">
      <style:table-cell-properties fo:border-bottom="0.06pt solid #000000" fo:border-left="none" fo:border-right="none" fo:border-top="none"/>
      <style:text-properties style:font-name="FreeMono" fo:font-weight="normal" style:font-weight-asian="normal" style:font-weight-complex="normal"/>
    </style:style>
    <style:style style:name="ce179" style:family="table-cell" style:parent-style-name="Default" style:data-style-name="N1">
      <style:text-properties style:font-name="FreeMono" fo:font-weight="bold" style:font-weight-asian="bold" style:font-weight-complex="bold"/>
    </style:style>
    <style:style style:name="ce180" style:family="table-cell" style:parent-style-name="Default" style:data-style-name="N1">
      <style:table-cell-properties fo:border-bottom="0.06pt solid #000000" fo:background-color="#b2b2b2" fo:border-left="none" fo:border-right="none" fo:border-top="0.06pt solid #000000"/>
      <style:text-properties style:font-name="FreeMono"/>
    </style:style>
    <style:style style:name="ce181" style:family="table-cell" style:parent-style-name="Default" style:data-style-name="N1">
      <style:table-cell-properties fo:border="none"/>
      <style:text-properties style:font-name="FreeMono"/>
    </style:style>
    <style:style style:name="ce182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font-name="FreeMono" fo:font-weight="bold" style:font-weight-asian="bold" style:font-weight-complex="bold"/>
    </style:style>
    <style:style style:name="ce183" style:family="table-cell" style:parent-style-name="Default" style:data-style-name="N123">
      <style:table-cell-properties style:text-align-source="fix" style:repeat-content="false"/>
      <style:paragraph-properties fo:text-align="start" fo:margin-left="0mm"/>
      <style:text-properties style:font-name="FreeMono" fo:font-weight="bold" style:font-weight-asian="bold" style:font-weight-complex="bold"/>
    </style:style>
    <style:style style:name="ce184" style:family="table-cell" style:parent-style-name="Default" style:data-style-name="N1">
      <style:table-cell-properties style:text-align-source="fix" style:repeat-content="false" fo:border="none"/>
      <style:paragraph-properties fo:text-align="end" fo:margin-left="0mm"/>
      <style:text-properties style:font-name="FreeMono" fo:font-weight="bold" style:font-weight-asian="bold" style:font-weight-complex="bold"/>
    </style:style>
    <style:style style:name="ce185" style:family="table-cell" style:parent-style-name="Default" style:data-style-name="N123">
      <style:table-cell-properties style:text-align-source="fix" style:repeat-content="false"/>
      <style:paragraph-properties fo:text-align="end" fo:margin-left="0mm"/>
      <style:text-properties style:font-name="FreeMono"/>
    </style:style>
    <style:style style:name="ce186" style:family="table-cell" style:parent-style-name="Default" style:data-style-name="N123">
      <style:table-cell-properties style:text-align-source="fix" style:repeat-content="false"/>
      <style:paragraph-properties fo:text-align="center" fo:margin-left="0mm"/>
      <style:text-properties style:font-name="FreeMono" fo:font-weight="bold" style:font-weight-asian="bold" style:font-weight-complex="bold"/>
    </style:style>
    <style:style style:name="ce187" style:family="table-cell" style:parent-style-name="Default">
      <style:table-cell-properties fo:border-bottom="0.06pt solid #000000" fo:background-color="#b2b2b2" fo:border-left="none" fo:border-right="0.06pt solid #000000" fo:border-top="0.06pt solid #000000"/>
      <style:text-properties style:font-name="FreeMono" fo:font-weight="bold" style:font-weight-asian="bold" style:font-weight-complex="bold"/>
    </style:style>
    <style:style style:name="ce188" style:family="table-cell" style:parent-style-name="Default" style:data-style-name="N123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style:font-name="FreeMono" fo:font-style="normal" style:font-style-asian="normal" style:font-style-complex="normal"/>
    </style:style>
    <style:style style:name="ce189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style:font-name="FreeMono" fo:font-weight="bold" style:font-weight-asian="bold" style:font-weight-complex="bold"/>
    </style:style>
    <style:style style:name="ce190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  <style:text-properties style:font-name="FreeMono" fo:font-weight="normal" style:font-weight-asian="normal" style:font-weight-complex="normal"/>
    </style:style>
    <style:style style:name="ce191" style:family="table-cell" style:parent-style-name="Default" style:data-style-name="N1">
      <style:table-cell-properties style:text-align-source="fix" style:repeat-content="false"/>
      <style:paragraph-properties fo:text-align="end" fo:margin-left="0mm"/>
      <style:text-properties style:font-name="FreeMono" fo:font-weight="bold" style:font-weight-asian="bold" style:font-weight-complex="bold"/>
    </style:style>
    <style:style style:name="ce192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style:font-name="FreeMono"/>
    </style:style>
    <style:style style:name="ce193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  <style:text-properties style:font-name="FreeMono"/>
    </style:style>
    <style:style style:name="ce194" style:family="table-cell" style:parent-style-name="Default" style:data-style-name="N1">
      <style:table-cell-properties style:text-align-source="fix" style:repeat-content="false"/>
      <style:paragraph-properties fo:text-align="end" fo:margin-left="0mm"/>
      <style:text-properties style:font-name="FreeMono"/>
    </style:style>
    <style:style style:name="ce195" style:family="table-cell" style:parent-style-name="Default">
      <style:table-cell-properties fo:border-bottom="0.06pt solid #000000" fo:border-left="none" fo:border-right="0.06pt solid #000000" fo:border-top="none"/>
      <style:text-properties style:font-name="FreeMono"/>
    </style:style>
    <style:style style:name="ce196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FreeMono" fo:font-weight="normal" style:font-weight-asian="normal" style:font-weight-complex="normal"/>
    </style:style>
    <style:style style:name="ce197" style:family="table-cell" style:parent-style-name="Default">
      <style:text-properties style:font-name="FreeMono" fo:font-style="normal" fo:font-weight="normal" style:font-style-asian="normal" style:font-weight-asian="normal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FreeMono"/>
    </style:style>
    <style:style style:name="ce199" style:family="table-cell" style:parent-style-name="Default" style:data-style-name="N126">
      <style:text-properties style:font-name="FreeMono"/>
    </style:style>
    <style:style style:name="ce200" style:family="table-cell" style:parent-style-name="Default" style:data-style-name="N61">
      <style:text-properties style:font-name="FreeMono"/>
    </style:style>
    <style:style style:name="ce201" style:family="table-cell" style:parent-style-name="Default" style:data-style-name="N2">
      <style:table-cell-properties fo:background-color="#b2b2b2" style:text-align-source="fix" style:repeat-content="false" fo:border="0.06pt solid #000000" style:vertical-align="middle"/>
      <style:paragraph-properties fo:text-align="start" fo:margin-left="0mm"/>
      <style:text-properties style:font-name="FreeMono" fo:font-weight="bold" style:font-weight-asian="bold" style:font-weight-complex="bold"/>
    </style:style>
    <style:style style:name="ce202" style:family="table-cell" style:parent-style-name="Default" style:data-style-name="N2">
      <style:table-cell-properties fo:border-bottom="none" fo:border-left="0.06pt solid #000000" fo:border-right="none" fo:border-top="none"/>
      <style:text-properties style:font-name="FreeMono"/>
    </style:style>
    <style:style style:name="ce203" style:family="table-cell" style:parent-style-name="Default" style:data-style-name="N2">
      <style:table-cell-properties fo:border-bottom="0.06pt solid #000000" fo:border-left="0.06pt solid #000000" fo:border-right="none" fo:border-top="none"/>
      <style:text-properties style:font-name="FreeMono"/>
    </style:style>
    <style:style style:name="ce204" style:family="table-cell" style:parent-style-name="Default" style:data-style-name="N2">
      <style:table-cell-properties style:text-align-source="fix" style:repeat-content="false" style:vertical-align="middle"/>
      <style:paragraph-properties fo:text-align="center"/>
      <style:text-properties style:font-name="FreeMono" fo:font-weight="bold" style:font-weight-asian="bold" style:font-weight-complex="bold"/>
    </style:style>
    <style:style style:name="ce205" style:family="table-cell" style:parent-style-name="Default" style:data-style-name="N2">
      <style:table-cell-properties style:text-align-source="fix" style:repeat-content="false"/>
      <style:paragraph-properties fo:text-align="start" fo:margin-left="0mm"/>
      <style:text-properties style:font-name="FreeMono" fo:font-weight="bold" style:font-weight-asian="bold" style:font-weight-complex="bold"/>
    </style:style>
    <style:style style:name="ce206" style:family="table-cell" style:parent-style-name="Default" style:data-style-name="N2">
      <style:table-cell-properties fo:border-bottom="0.06pt solid #000000" fo:background-color="#b2b2b2" fo:border-left="none" fo:border-right="none" fo:border-top="0.06pt solid #000000"/>
      <style:text-properties style:font-name="FreeMono" fo:font-weight="bold" style:font-weight-asian="bold" style:font-weight-complex="bold"/>
    </style:style>
    <style:style style:name="ce207" style:family="table-cell" style:parent-style-name="Default" style:data-style-name="N123">
      <style:text-properties style:font-name="FreeMono"/>
    </style:style>
    <style:style style:name="ce208" style:family="table-cell" style:parent-style-name="Default" style:data-style-name="N122">
      <style:table-cell-properties fo:background-color="#b2b2b2" style:text-align-source="fix" style:repeat-content="false" fo:border="0.06pt solid #000000" style:vertical-align="middle"/>
      <style:paragraph-properties fo:text-align="start" fo:margin-left="0mm"/>
      <style:text-properties style:font-name="FreeMono" fo:font-weight="bold" style:font-weight-asian="bold" style:font-weight-complex="bold"/>
    </style:style>
    <style:style style:name="ce209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mm"/>
      <style:text-properties style:font-name="FreeMono" fo:font-weight="bold" style:font-weight-asian="bold" style:font-weight-complex="bold"/>
    </style:style>
    <style:style style:name="ce210" style:family="table-cell" style:parent-style-name="Default" style:data-style-name="N2">
      <style:table-cell-properties style:text-align-source="fix" style:repeat-content="false" fo:border="none"/>
      <style:paragraph-properties fo:text-align="end" fo:margin-left="0mm"/>
      <style:text-properties fo:color="#ff3333" style:font-name="FreeMono" fo:font-weight="bold" style:font-weight-asian="bold" style:font-weight-complex="bold"/>
    </style:style>
    <style:style style:name="ce211" style:family="table-cell" style:parent-style-name="Default" style:data-style-name="N2">
      <style:table-cell-properties style:text-align-source="fix" style:repeat-content="false" fo:border="none"/>
      <style:paragraph-properties fo:text-align="end" fo:margin-left="0mm"/>
      <style:text-properties style:font-name="FreeMono" fo:font-weight="bold" style:font-weight-asian="bold" style:font-weight-complex="bold"/>
    </style:style>
    <style:style style:name="ce212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style:font-name="FreeMono" fo:font-weight="bold" style:font-weight-asian="bold" style:font-weight-complex="bold"/>
    </style:style>
    <style:style style:name="ce213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  <style:text-properties style:font-name="FreeMono" fo:font-weight="normal" style:font-weight-asian="normal" style:font-weight-complex="normal"/>
    </style:style>
    <style:style style:name="ce214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style:font-name="FreeMono" fo:font-weight="bold" style:font-weight-asian="bold" style:font-weight-complex="bold"/>
    </style:style>
    <style:style style:name="ce215" style:family="table-cell" style:parent-style-name="Default" style:data-style-name="N2">
      <style:table-cell-properties fo:border-bottom="0.06pt solid #000000" fo:background-color="#b2b2b2" fo:border-left="none" fo:border-right="0.06pt solid #000000" fo:border-top="0.06pt solid #000000"/>
      <style:text-properties style:font-name="FreeMono" fo:font-weight="bold" style:font-weight-asian="bold" style:font-weight-complex="bold"/>
    </style:style>
    <style:style style:name="ce216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style:font-name="FreeMono"/>
    </style:style>
    <style:style style:name="ce217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  <style:text-properties style:font-name="FreeMono"/>
    </style:style>
    <style:style style:name="ce218" style:family="table-cell" style:parent-style-name="Default" style:data-style-name="N2">
      <style:table-cell-properties style:text-align-source="fix" style:repeat-content="false"/>
      <style:paragraph-properties fo:text-align="end" fo:margin-left="0mm"/>
      <style:text-properties style:font-name="FreeMono"/>
    </style:style>
    <style:style style:name="ce219" style:family="table-cell" style:parent-style-name="Default" style:data-style-name="N126">
      <style:table-cell-properties style:text-align-source="fix" style:repeat-content="false"/>
      <style:paragraph-properties fo:text-align="start" fo:margin-left="0mm"/>
      <style:text-properties style:font-name="FreeMono" fo:font-weight="bold" style:font-weight-asian="bold" style:font-weight-complex="bold"/>
    </style:style>
    <style:style style:name="ce220" style:family="table-cell" style:parent-style-name="Default" style:data-style-name="N126">
      <style:table-cell-properties fo:border-bottom="0.06pt solid #000000" fo:background-color="#b2b2b2" fo:border-left="0.06pt solid #000000" fo:border-right="none" fo:border-top="0.06pt solid #000000"/>
      <style:text-properties style:font-name="FreeMono" fo:font-weight="bold" style:font-weight-asian="bold" style:font-weight-complex="bold"/>
    </style:style>
    <style:style style:name="ce221" style:family="table-cell" style:parent-style-name="Default" style:data-style-name="N126">
      <style:table-cell-properties fo:border-bottom="none" fo:border-left="0.06pt solid #000000" fo:border-right="none" fo:border-top="none"/>
      <style:text-properties style:font-name="FreeMono" fo:font-style="normal" style:font-style-asian="normal" style:font-style-complex="normal"/>
    </style:style>
    <style:style style:name="ce222" style:family="table-cell" style:parent-style-name="Default" style:data-style-name="N126">
      <style:table-cell-properties fo:border-bottom="none" fo:border-left="0.06pt solid #000000" fo:border-right="none" fo:border-top="none"/>
      <style:text-properties style:font-name="FreeMono" fo:font-weight="bold" style:font-weight-asian="bold" style:font-weight-complex="bold"/>
    </style:style>
    <style:style style:name="ce223" style:family="table-cell" style:parent-style-name="Default" style:data-style-name="N126">
      <style:table-cell-properties fo:border-bottom="0.06pt solid #000000" fo:border-left="0.06pt solid #000000" fo:border-right="none" fo:border-top="none"/>
      <style:text-properties style:font-name="FreeMono" fo:font-weight="normal" style:font-weight-asian="normal" style:font-weight-complex="normal"/>
    </style:style>
    <style:style style:name="ce224" style:family="table-cell" style:parent-style-name="Default" style:data-style-name="N126">
      <style:text-properties style:font-name="FreeMono" fo:font-weight="bold" style:font-weight-asian="bold" style:font-weight-complex="bold"/>
    </style:style>
    <style:style style:name="ce225" style:family="table-cell" style:parent-style-name="Default" style:data-style-name="N126">
      <style:table-cell-properties fo:border-bottom="none" fo:border-left="0.06pt solid #000000" fo:border-right="none" fo:border-top="none"/>
      <style:text-properties style:font-name="FreeMono"/>
    </style:style>
    <style:style style:name="ce226" style:family="table-cell" style:parent-style-name="Default" style:data-style-name="N126">
      <style:table-cell-properties fo:border="none"/>
      <style:text-properties style:font-name="FreeMono" fo:font-weight="bold" style:font-weight-asian="bold" style:font-weight-complex="bold"/>
    </style:style>
    <style:style style:name="ce227" style:family="table-cell" style:parent-style-name="Default" style:data-style-name="N121">
      <style:table-cell-properties fo:background-color="#b2b2b2" style:text-align-source="fix" style:repeat-content="false" fo:border="0.06pt solid #000000" style:vertical-align="middle"/>
      <style:paragraph-properties fo:text-align="start" fo:margin-left="0mm"/>
      <style:text-properties style:font-name="FreeMono" fo:font-weight="bold" style:font-weight-asian="bold" style:font-weight-complex="bold"/>
    </style:style>
    <style:style style:name="ce228" style:family="table-cell" style:parent-style-name="Default" style:data-style-name="N121">
      <style:table-cell-properties fo:border-bottom="none" fo:border-left="0.06pt solid #000000" fo:border-right="none" fo:border-top="none"/>
      <style:text-properties style:font-name="FreeMono"/>
    </style:style>
    <style:style style:name="ce229" style:family="table-cell" style:parent-style-name="Default" style:data-style-name="N121">
      <style:table-cell-properties fo:border-bottom="0.06pt solid #000000" fo:border-left="0.06pt solid #000000" fo:border-right="none" fo:border-top="none"/>
      <style:text-properties style:font-name="FreeMono"/>
    </style:style>
    <style:style style:name="ce230" style:family="table-cell" style:parent-style-name="Default" style:data-style-name="N121">
      <style:table-cell-properties fo:border="none"/>
      <style:text-properties style:font-name="FreeMono"/>
    </style:style>
    <style:style style:name="ce231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style:font-name="FreeMono" fo:font-weight="bold" style:font-weight-asian="bold" style:font-weight-complex="bold"/>
    </style:style>
    <style:style style:name="ce232" style:family="table-cell" style:parent-style-name="Default" style:data-style-name="N121">
      <style:table-cell-properties style:text-align-source="fix" style:repeat-content="false"/>
      <style:paragraph-properties fo:text-align="start" fo:margin-left="0mm"/>
      <style:text-properties style:font-name="FreeMono" fo:font-weight="bold" style:font-weight-asian="bold" style:font-weight-complex="bold"/>
    </style:style>
    <style:style style:name="ce233" style:family="table-cell" style:parent-style-name="Default" style:data-style-name="N121">
      <style:table-cell-properties fo:border-bottom="0.06pt solid #000000" fo:background-color="#b2b2b2" fo:border-left="none" fo:border-right="none" fo:border-top="0.06pt solid #000000"/>
      <style:text-properties style:font-name="FreeMono" fo:font-weight="bold" style:font-weight-asian="bold" style:font-weight-complex="bold"/>
    </style:style>
    <style:style style:name="ce234" style:family="table-cell" style:parent-style-name="Default" style:data-style-name="N121">
      <style:table-cell-properties fo:border="none"/>
      <style:text-properties style:font-name="FreeMono" fo:font-style="normal" style:font-style-asian="normal" style:font-style-complex="normal"/>
    </style:style>
    <style:style style:name="ce235" style:family="table-cell" style:parent-style-name="Default" style:data-style-name="N121">
      <style:table-cell-properties fo:border="none"/>
      <style:text-properties style:font-name="FreeMono" fo:font-weight="bold" style:font-weight-asian="bold" style:font-weight-complex="bold"/>
    </style:style>
    <style:style style:name="ce236" style:family="table-cell" style:parent-style-name="Default" style:data-style-name="N121">
      <style:table-cell-properties fo:border-bottom="0.06pt solid #000000" fo:background-color="#b2b2b2" fo:border-left="none" fo:border-right="none" fo:border-top="0.06pt solid #000000"/>
      <style:text-properties style:font-name="FreeMono" fo:font-weight="normal" style:font-weight-asian="normal" style:font-weight-complex="normal"/>
    </style:style>
    <style:style style:name="ce237" style:family="table-cell" style:parent-style-name="Default" style:data-style-name="N123">
      <style:table-cell-properties fo:border-bottom="none" fo:border-left="none" fo:border-right="0.06pt solid #000000" fo:border-top="0.06pt solid #000000"/>
      <style:text-properties style:font-name="FreeMono"/>
    </style:style>
    <style:style style:name="ce238" style:family="table-cell" style:parent-style-name="Default" style:data-style-name="N123">
      <style:table-cell-properties fo:border-bottom="none" fo:border-left="none" fo:border-right="0.06pt solid #000000" fo:border-top="none"/>
      <style:text-properties style:font-name="FreeMono"/>
    </style:style>
    <style:style style:name="ce239" style:family="table-cell" style:parent-style-name="Default" style:data-style-name="N123">
      <style:table-cell-properties fo:border-bottom="0.06pt solid #000000" fo:background-color="#b2b2b2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FreeMono" fo:font-weight="normal" style:font-weight-asian="normal" style:font-weight-complex="normal"/>
    </style:style>
    <style:style style:name="ce240" style:family="table-cell" style:parent-style-name="Default" style:data-style-name="N123">
      <style:table-cell-properties fo:border="none"/>
      <style:text-properties style:font-name="FreeMono" fo:font-style="normal" style:font-style-asian="normal" style:font-style-complex="normal"/>
    </style:style>
    <style:style style:name="ce241" style:family="table-cell" style:parent-style-name="Default" style:data-style-name="N123">
      <style:table-cell-properties fo:border="none"/>
      <style:text-properties style:font-name="FreeMono" fo:font-weight="bold" style:font-weight-asian="bold" style:font-weight-complex="bold"/>
    </style:style>
    <style:style style:name="ce242" style:family="table-cell" style:parent-style-name="Default" style:data-style-name="N123">
      <style:table-cell-properties fo:border-bottom="0.06pt solid #000000" fo:border-left="none" fo:border-right="none" fo:border-top="none"/>
      <style:text-properties style:font-name="FreeMono" fo:font-weight="normal" style:font-weight-asian="normal" style:font-weight-complex="normal"/>
    </style:style>
    <style:style style:name="ce243" style:family="table-cell" style:parent-style-name="Default" style:data-style-name="N123">
      <style:text-properties style:font-name="FreeMono" fo:font-weight="bold" style:font-weight-asian="bold" style:font-weight-complex="bold"/>
    </style:style>
    <style:style style:name="ce244" style:family="table-cell" style:parent-style-name="Default" style:data-style-name="N123">
      <style:table-cell-properties fo:border-bottom="0.06pt solid #000000" fo:background-color="#b2b2b2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FreeMono"/>
    </style:style>
    <style:style style:name="ce245" style:family="table-cell" style:parent-style-name="Default" style:data-style-name="N123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FreeMono" fo:font-weight="normal" style:font-weight-asian="normal" style:font-weight-complex="normal"/>
    </style:style>
    <style:style style:name="ce246" style:family="table-cell" style:parent-style-name="Default" style:data-style-name="N121">
      <style:table-cell-properties style:text-align-source="fix" style:repeat-content="false" fo:border="none"/>
      <style:paragraph-properties fo:text-align="end" fo:margin-left="0mm"/>
      <style:text-properties fo:color="#ff3333" style:font-name="FreeMono" fo:font-weight="bold" style:font-weight-asian="bold" style:font-weight-complex="bold"/>
    </style:style>
    <style:style style:name="ce247" style:family="table-cell" style:parent-style-name="Default" style:data-style-name="N121">
      <style:table-cell-properties style:text-align-source="fix" style:repeat-content="false" fo:border="none"/>
      <style:paragraph-properties fo:text-align="end" fo:margin-left="0mm"/>
      <style:text-properties style:font-name="FreeMono" fo:font-weight="bold" style:font-weight-asian="bold" style:font-weight-complex="bold"/>
    </style:style>
    <style:style style:name="ce248" style:family="table-cell" style:parent-style-name="Default" style:data-style-name="N123">
      <style:table-cell-properties style:text-align-source="fix" style:repeat-content="false"/>
      <style:paragraph-properties fo:text-align="end" fo:margin-left="0mm"/>
      <style:text-properties style:font-name="FreeMono" fo:font-weight="bold" style:font-weight-asian="bold" style:font-weight-complex="bold"/>
    </style:style>
    <style:style style:name="ce249" style:family="table-cell" style:parent-style-name="Default">
      <style:table-cell-properties fo:border="none"/>
      <style:text-properties style:font-name="FreeMono" fo:font-weight="bold" style:font-name-asian="Droid Sans Fallback" style:font-weight-asian="bold" style:font-name-complex="DejaVu Sans" style:font-weight-complex="bold"/>
    </style:style>
    <style:style style:name="ce250" style:family="table-cell" style:parent-style-name="Default" style:data-style-name="N121">
      <style:table-cell-properties fo:border-bottom="none" fo:border-left="none" fo:border-right="0.06pt solid #000000" fo:border-top="none"/>
      <style:text-properties style:font-name="FreeMono"/>
    </style:style>
    <style:style style:name="ce2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2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none"/>
    </style:style>
    <style:style style:name="ce253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0.06pt solid #000000"/>
      <style:text-properties fo:color="#00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4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none"/>
      <style:text-properties fo:color="#006f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5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none"/>
      <style:text-properties fo:color="#ff66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6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7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none"/>
      <style:text-properties fo:color="#00ae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8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none"/>
      <style:text-properties fo:color="#4c19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9" style:family="table-cell" style:parent-style-name="Default">
      <style:table-cell-properties fo:border-bottom="none" style:diagonal-bl-tr="none" style:diagonal-tl-br="none" fo:border-left="0.06pt solid #000000" fo:padding="0.71mm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0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none"/>
    </style:style>
    <style:style style:name="ce2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71mm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06pt solid #000000"/>
      <style:text-properties fo:color="#00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7" style:family="table-cell" style:parent-style-name="Default">
      <style:table-cell-properties fo:padding="0.71mm"/>
      <style:text-properties fo:color="#006f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8" style:family="table-cell" style:parent-style-name="Default">
      <style:table-cell-properties fo:padding="0.71mm"/>
      <style:text-properties fo:color="#ff66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9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0" style:family="table-cell" style:parent-style-name="Default">
      <style:table-cell-properties fo:padding="0.71mm"/>
      <style:text-properties fo:color="#00ae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1" style:family="table-cell" style:parent-style-name="Default">
      <style:table-cell-properties fo:padding="0.71mm"/>
      <style:text-properties fo:color="#4c19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3" style:family="table-cell" style:parent-style-name="Default">
      <style:table-cell-properties fo:border-bottom="0.06pt solid #000000" style:diagonal-bl-tr="none" style:diagonal-tl-br="none" fo:border-left="none" fo:padding="0.71mm" fo:border-right="none" style:rotation-align="none" fo:border-top="none"/>
    </style:style>
    <style:style style:name="ce27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5" style:family="table-cell" style:parent-style-name="Default">
      <style:table-cell-properties fo:border-bottom="none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6" style:family="table-cell" style:parent-style-name="Default">
      <style:table-cell-properties fo:border-bottom="none" fo:background-color="#999999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7" style:family="table-cell" style:parent-style-name="Default">
      <style:table-cell-properties fo:border-bottom="0.06pt solid #000000" fo:background-color="#999999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8" style:family="table-cell" style:parent-style-name="Default">
      <style:table-cell-properties fo:border-bottom="0.0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9" style:family="table-cell" style:parent-style-name="Default">
      <style:table-cell-properties style:diagonal-bl-tr="none" style:diagonal-tl-br="none" fo:border="none" fo:padding="0.71mm" style:rotation-align="none"/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0" style:family="table-cell" style:parent-style-name="Default">
      <style:table-cell-properties fo:background-color="#999999" style:diagonal-bl-tr="none" style:diagonal-tl-br="none" fo:border="none" fo:padding="0.71mm" style:rotation-align="none"/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1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2" style:family="table-cell" style:parent-style-name="Default">
      <style:table-cell-properties fo:background-color="#999999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3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4" style:family="table-cell" style:parent-style-name="Default">
      <style:table-cell-properties style:diagonal-bl-tr="none" style:diagonal-tl-br="none" fo:border="none" fo:padding="0.71mm" style:rotation-align="none"/>
      <style:text-properties fo:color="#ff66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5" style:family="table-cell" style:parent-style-name="Default">
      <style:table-cell-properties style:diagonal-bl-tr="none" style:diagonal-tl-br="none" fo:border="none" fo:padding="0.71m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6" style:family="table-cell" style:parent-style-name="Default">
      <style:table-cell-properties style:diagonal-bl-tr="none" style:diagonal-tl-br="none" fo:border="none" fo:padding="0.71mm" style:rotation-align="none"/>
      <style:text-properties fo:color="#00ae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7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8" style:family="table-cell" style:parent-style-name="Default">
      <style:table-cell-properties style:diagonal-bl-tr="none" style:diagonal-tl-br="none" fo:border="none" fo:padding="0.71mm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9" style:family="table-cell" style:parent-style-name="Default">
      <style:table-cell-properties fo:border-bottom="0.06pt solid #000000" fo:background-color="#9999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0" style:family="table-cell" style:parent-style-name="Default">
      <style:table-cell-properties fo:border-bottom="0.06pt solid #000000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2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3" style:family="table-cell" style:parent-style-name="Default" style:data-style-name="N1">
      <style:table-cell-properties style:glyph-orientation-vertical="0" fo:background-color="#ff00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94" style:family="table-cell" style:parent-style-name="Default" style:data-style-name="N1">
      <style:table-cell-properties style:glyph-orientation-vertical="0" fo:border-bottom="0.06pt solid #000000" fo:background-color="#ff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295" style:family="table-cell" style:parent-style-name="Default" style:data-style-name="N1">
      <style:table-cell-properties fo:padding="0.71mm"/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6" style:family="table-cell" style:parent-style-name="Default" style:data-style-name="N1">
      <style:table-cell-properties fo:background-color="#999999" fo:padding="0.71mm"/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7" style:family="table-cell" style:parent-style-name="Default" style:data-style-name="N1">
      <style:table-cell-properties fo:border-bottom="none" style:diagonal-bl-tr="none" style:diagonal-tl-br="none" fo:border-left="none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8" style:family="table-cell" style:parent-style-name="Default" style:data-style-name="N1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9" style:family="table-cell" style:parent-style-name="Default" style:data-style-name="N1">
      <style:table-cell-properties fo:background-color="#999999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0" style:family="table-cell" style:parent-style-name="Default" style:data-style-name="N1">
      <style:table-cell-properties fo:padding="0.71mm"/>
      <style:text-properties fo:color="#006f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1" style:family="table-cell" style:parent-style-name="Default" style:data-style-name="N1">
      <style:table-cell-properties fo:padding="0.71mm"/>
      <style:text-properties fo:color="#ff66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2" style:family="table-cell" style:parent-style-name="Default" style:data-style-name="N1">
      <style:table-cell-properties fo:padding="0.71m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3" style:family="table-cell" style:parent-style-name="Default" style:data-style-name="N1">
      <style:table-cell-properties fo:padding="0.71mm"/>
      <style:text-properties fo:color="#4c19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4" style:family="table-cell" style:parent-style-name="Default" style:data-style-name="N1">
      <style:table-cell-properties fo:border-bottom="0.06pt solid #000000" fo:background-color="#9999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5" style:family="table-cell" style:parent-style-name="Default" style:data-style-name="N1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end" css3t:text-justify="auto" fo:margin-left="0mm" style:writing-mode="page"/>
    </style:style>
    <style:style style:name="ce306" style:family="table-cell" style:parent-style-name="Default" style:data-style-name="N1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07" style:family="table-cell" style:parent-style-name="Default" style:data-style-name="N1">
      <style:table-cell-properties style:glyph-orientation-vertical="0" fo:border-bottom="0.06pt solid #000000" fo:background-color="#ff0000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08" style:family="table-cell" style:parent-style-name="Default" style:data-style-name="N122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end" css3t:text-justify="auto" fo:margin-left="0mm" style:writing-mode="page"/>
    </style:style>
    <style:style style:name="ce309" style:family="table-cell" style:parent-style-name="Default" style:data-style-name="N2">
      <style:table-cell-properties fo:border-bottom="none" style:diagonal-bl-tr="none" style:diagonal-tl-br="none" fo:border-left="none" fo:padding="0.71mm" fo:border-right="0.06pt solid #000000" style:rotation-align="none" fo:border-top="none"/>
    </style:style>
    <style:style style:name="ce310" style:family="table-cell" style:parent-style-name="Default" style:data-style-name="N2">
      <style:table-cell-properties fo:border-bottom="0.06pt solid #000000" style:diagonal-bl-tr="none" style:diagonal-tl-br="none" fo:border-left="none" fo:padding="0.71mm" fo:border-right="0.0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1" style:family="table-cell" style:parent-style-name="Default" style:data-style-name="N2">
      <style:table-cell-properties fo:border-bottom="none" style:diagonal-bl-tr="none" style:diagonal-tl-br="none" fo:border-left="none" fo:padding="0.71mm" fo:border-right="0.06pt solid #000000" style:rotation-align="none" fo:border-top="none"/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2" style:family="table-cell" style:parent-style-name="Default" style:data-style-name="N2">
      <style:table-cell-properties fo:border-bottom="none" fo:background-color="#999999" style:diagonal-bl-tr="none" style:diagonal-tl-br="none" fo:border-left="none" fo:padding="0.71mm" fo:border-right="0.06pt solid #000000" style:rotation-align="none" fo:border-top="none"/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3" style:family="table-cell" style:parent-style-name="Default" style:data-style-name="N2">
      <style:table-cell-properties fo:border-bottom="none" style:diagonal-bl-tr="none" style:diagonal-tl-br="none" fo:border-left="none" fo:padding="0.71mm" fo:border-right="0.06pt solid #000000" style:rotation-align="none" fo:border-top="0.06pt solid #000000"/>
    </style:style>
    <style:style style:name="ce314" style:family="table-cell" style:parent-style-name="Default" style:data-style-name="N2">
      <style:table-cell-properties fo:border-bottom="none" fo:background-color="#999999" style:diagonal-bl-tr="none" style:diagonal-tl-br="none" fo:border-left="none" fo:padding="0.71mm" fo:border-right="0.06pt solid #000000" style:rotation-align="none" fo:border-top="none"/>
    </style:style>
    <style:style style:name="ce315" style:family="table-cell" style:parent-style-name="Default" style:data-style-name="N2">
      <style:table-cell-properties fo:border-bottom="0.06pt solid #000000" fo:background-color="#999999" style:diagonal-bl-tr="none" style:diagonal-tl-br="none" fo:border-left="none" fo:padding="0.71mm" fo:border-right="0.06pt solid #000000" style:rotation-align="none" fo:border-top="none"/>
    </style:style>
    <style:style style:name="ce316" style:family="table-cell" style:parent-style-name="Default" style:data-style-name="N121">
      <style:table-cell-properties style:glyph-orientation-vertical="0" fo:border-bottom="none" fo:background-color="#008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automatic" loext:vertical-justify="auto"/>
      <style:paragraph-properties fo:text-align="end" css3t:text-justify="auto" fo:margin-left="0mm" style:writing-mode="page"/>
    </style:style>
    <style:style style:name="ce317" style:family="table-cell" style:parent-style-name="Default" style:data-style-name="N121">
      <style:table-cell-properties style:glyph-orientation-vertical="0" fo:background-color="#0080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18" style:family="table-cell" style:parent-style-name="Default" style:data-style-name="N121">
      <style:table-cell-properties style:glyph-orientation-vertical="0" fo:background-color="#ff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19" style:family="table-cell" style:parent-style-name="Default" style:data-style-name="N121">
      <style:table-cell-properties style:glyph-orientation-vertical="0" fo:background-color="#ff00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20" style:family="table-cell" style:parent-style-name="Default" style:data-style-name="N121">
      <style:table-cell-properties style:glyph-orientation-vertical="0" fo:border-bottom="0.06pt solid #000000" fo:background-color="#ff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21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2" style:family="table-cell" style:parent-style-name="Default">
      <style:table-cell-properties style:glyph-orientation-vertical="0" fo:border-bottom="0.06pt solid #000000" fo:background-color="#9999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3" style:family="table-cell" style:parent-style-name="Default" style:data-style-name="N1">
      <style:table-cell-properties style:glyph-orientation-vertical="0" fo:background-color="#00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24" style:family="table-cell" style:parent-style-name="Default" style:data-style-name="N1">
      <style:table-cell-properties style:glyph-orientation-vertical="0" fo:background-color="#ff00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5" style:family="table-cell" style:parent-style-name="Default" style:data-style-name="N1">
      <style:table-cell-properties style:glyph-orientation-vertical="0" fo:border-bottom="0.06pt solid #000000" fo:background-color="#ff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27" style:family="table-cell" style:parent-style-name="Default">
      <style:table-cell-properties fo:border-bottom="0.06pt solid #000000" style:diagonal-bl-tr="none" style:diagonal-tl-br="none" fo:border-left="0.06pt solid #000000" fo:padding="0.71mm" fo:border-right="none" style:rotation-align="none" fo:border-top="none"/>
      <style:text-properties fo:color="#ff6633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9" style:family="table-cell" style:parent-style-name="Default" style:data-style-name="N121">
      <style:table-cell-properties fo:border-bottom="none" style:diagonal-bl-tr="none" style:diagonal-tl-br="none" fo:border-left="none" fo:padding="0.71mm" fo:border-right="none" style:rotation-align="none" fo:border-top="0.06pt solid #000000"/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0" style:family="table-cell" style:parent-style-name="Default" style:data-style-name="N121">
      <style:table-cell-properties fo:background-color="#999999" fo:padding="0.71mm"/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1" style:family="table-cell" style:parent-style-name="Default" style:data-style-name="N121">
      <style:table-cell-properties fo:padding="0.71mm"/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2" style:family="table-cell" style:parent-style-name="Default" style:data-style-name="N121">
      <style:table-cell-properties fo:border-bottom="none" style:diagonal-bl-tr="none" style:diagonal-tl-br="none" fo:border-left="none" fo:padding="0.71mm" fo:border-right="none" style:rotation-align="none" fo:border-top="0.06pt solid #000000"/>
    </style:style>
    <style:style style:name="ce333" style:family="table-cell" style:parent-style-name="Default" style:data-style-name="N121">
      <style:table-cell-properties fo:padding="0.71mm"/>
    </style:style>
    <style:style style:name="ce334" style:family="table-cell" style:parent-style-name="Default" style:data-style-name="N121">
      <style:table-cell-properties fo:background-color="#999999" fo:padding="0.71mm"/>
    </style:style>
    <style:style style:name="ce335" style:family="table-cell" style:parent-style-name="Default" style:data-style-name="N121">
      <style:table-cell-properties fo:padding="0.71mm"/>
      <style:text-properties fo:color="#ff663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6" style:family="table-cell" style:parent-style-name="Default" style:data-style-name="N121">
      <style:table-cell-properties fo:border-bottom="0.06pt solid #000000" fo:background-color="#999999" style:diagonal-bl-tr="none" style:diagonal-tl-br="none" fo:border-left="none" fo:padding="0.71mm" fo:border-right="none" style:rotation-align="none" fo:border-top="none"/>
    </style:style>
    <style:style style:name="ce337" style:family="table-cell" style:parent-style-name="Default">
      <style:table-cell-properties fo:border-bottom="0.06pt solid #000000" style:diagonal-bl-tr="none" style:diagonal-tl-br="none" fo:border-left="none" fo:padding="0.71mm" fo:border-right="0.06pt solid #000000" style:rotation-align="none" fo:border-top="0.06pt solid #000000"/>
    </style:style>
    <style:style style:name="ce3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9" style:family="table-cell" style:parent-style-name="Default" style:data-style-name="N121">
      <style:table-cell-properties style:glyph-orientation-vertical="0" fo:background-color="#00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40" style:family="table-cell" style:parent-style-name="Default" style:data-style-name="N121">
      <style:table-cell-properties style:glyph-orientation-vertical="0" fo:background-color="#00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1" style:family="table-cell" style:parent-style-name="Default" style:data-style-name="N121">
      <style:table-cell-properties style:glyph-orientation-vertical="0" fo:background-color="#ff00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2" style:family="table-cell" style:parent-style-name="Default" style:data-style-name="N121">
      <style:table-cell-properties style:glyph-orientation-vertical="0" fo:border-bottom="0.06pt solid #000000" fo:background-color="#ff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3" style:family="table-cell" style:parent-style-name="Default" style:data-style-name="N1">
      <style:table-cell-properties fo:border-bottom="0.06pt solid #000000" style:diagonal-bl-tr="none" style:diagonal-tl-br="none" fo:border-left="none" fo:padding="0.71mm" fo:border-right="none" style:rotation-align="none" fo:border-top="none"/>
      <style:text-properties fo:color="#006f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44" style:family="table-cell" style:parent-style-name="Default" style:data-style-name="N121">
      <style:table-cell-properties fo:border-bottom="0.06pt solid #000000" style:diagonal-bl-tr="none" style:diagonal-tl-br="none" fo:border-left="none" fo:padding="0.71mm" fo:border-right="none" style:rotation-align="none" fo:border-top="none"/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5" style:family="table-cell" style:parent-style-name="Default" style:data-style-name="N121">
      <style:table-cell-properties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6" style:family="table-cell" style:parent-style-name="Default" style:data-style-name="N121">
      <style:table-cell-properties fo:background-color="#999999"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7" style:family="table-cell" style:parent-style-name="Default" style:data-style-name="N121">
      <style:table-cell-properties fo:padding="0.71mm"/>
      <style:text-properties fo:color="#006f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8" style:family="table-cell" style:parent-style-name="Default" style:data-style-name="N121">
      <style:table-cell-properties fo:border-bottom="0.06pt solid #000000" fo:background-color="#999999" style:diagonal-bl-tr="none" style:diagonal-tl-br="none" fo:border-left="none" fo:padding="0.71mm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9" style:family="table-cell" style:parent-style-name="Default" style:data-style-name="N1">
      <style:table-cell-properties fo:border-bottom="0.06pt solid #000000" style:diagonal-bl-tr="none" style:diagonal-tl-br="none" fo:border-left="none" fo:padding="0.71m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50" style:family="table-cell" style:parent-style-name="Default" style:data-style-name="N121">
      <style:table-cell-properties fo:border-bottom="none" style:diagonal-bl-tr="none" style:diagonal-tl-br="none" fo:border-left="none" fo:padding="0.71mm" fo:border-right="none" style:rotation-align="none" fo:border-top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1" style:family="table-cell" style:parent-style-name="Default" style:data-style-name="N121">
      <style:table-cell-properties fo:padding="0.71m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2" style:family="table-cell" style:parent-style-name="Default" style:data-style-name="N121">
      <style:table-cell-properties style:glyph-orientation-vertical="0" fo:border-bottom="0.06pt solid #000000" fo:background-color="#008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53" style:family="table-cell" style:parent-style-name="Default">
      <style:table-cell-properties fo:border-bottom="0.06pt solid #000000" style:diagonal-bl-tr="none" style:diagonal-tl-br="none" fo:border-left="none" fo:padding="0.71mm" fo:border-right="none" style:rotation-align="none" fo:border-top="none"/>
      <style:text-properties fo:color="#4c19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54" style:family="table-cell" style:parent-style-name="Default" style:data-style-name="N121">
      <style:table-cell-properties fo:padding="0.71mm"/>
      <style:text-properties fo:color="#4c19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5" style:family="table-cell" style:parent-style-name="Default">
      <style:table-cell-properties fo:border-bottom="0.06pt solid #000000" style:diagonal-bl-tr="none" style:diagonal-tl-br="none" fo:border-left="none" fo:padding="0.71m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56" style:family="table-cell" style:parent-style-name="Default" style:data-style-name="N2">
      <style:table-cell-properties style:glyph-orientation-vertical="0" fo:background-color="#00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57" style:family="table-cell" style:parent-style-name="Default" style:data-style-name="N2">
      <style:table-cell-properties style:glyph-orientation-vertical="0" fo:background-color="#00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8" style:family="table-cell" style:parent-style-name="Default" style:data-style-name="N2">
      <style:table-cell-properties style:glyph-orientation-vertical="0" fo:border-bottom="0.06pt solid #000000" fo:background-color="#00ff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9" style:family="table-cell" style:parent-style-name="Default">
      <style:table-cell-properties fo:border-bottom="none" style:diagonal-bl-tr="none" style:diagonal-tl-br="none" fo:border-left="none" fo:padding="0.71mm" fo:border-right="0.06pt solid #000000" style:rotation-align="none" fo:border-top="none"/>
    </style:style>
    <style:style style:name="ce36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1" style:family="table-cell" style:parent-style-name="Default" style:data-style-name="N2">
      <style:table-cell-properties style:glyph-orientation-vertical="0" fo:border-bottom="none" fo:background-color="#00ff00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62" style:family="table-cell" style:parent-style-name="Default" style:data-style-name="N2">
      <style:table-cell-properties style:glyph-orientation-vertical="0" fo:border-bottom="0.06pt solid #000000" fo:background-color="#00ff00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63" style:family="table-cell" style:parent-style-name="Default" style:data-style-name="N2">
      <style:table-cell-properties style:glyph-orientation-vertical="0" fo:border-bottom="none" fo:background-color="#008000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automatic" loext:vertical-justify="auto"/>
      <style:paragraph-properties fo:text-align="end" css3t:text-justify="auto" fo:margin-left="0mm" style:writing-mode="page"/>
    </style:style>
    <style:style style:name="ce364" style:family="table-cell" style:parent-style-name="Default" style:data-style-name="N2">
      <style:table-cell-properties style:glyph-orientation-vertical="0" fo:border-bottom="none" fo:background-color="#008000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65" style:family="table-cell" style:parent-style-name="Default" style:data-style-name="N2">
      <style:table-cell-properties style:glyph-orientation-vertical="0" fo:border-bottom="0.06pt solid #000000" fo:background-color="#008000" style:diagonal-bl-tr="none" style:diagonal-tl-br="none" style:text-align-source="fix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66" style:family="table-cell" style:parent-style-name="Default" style:data-style-name="N1">
      <style:table-cell-properties fo:border-bottom="0.06pt solid #000000" style:diagonal-bl-tr="none" style:diagonal-tl-br="none" fo:border-left="none" fo:padding="0.71mm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67" style:family="table-cell" style:parent-style-name="Default" style:data-style-name="N121">
      <style:table-cell-properties fo:background-color="#999999" style:diagonal-bl-tr="none" style:diagonal-tl-br="none" fo:border="none" fo:padding="0.71mm" style:rotation-align="none"/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8" style:family="table-cell" style:parent-style-name="Default" style:data-style-name="N121">
      <style:table-cell-properties style:diagonal-bl-tr="none" style:diagonal-tl-br="none" fo:border="none" fo:padding="0.71mm" style:rotation-align="none"/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9" style:family="table-cell" style:parent-style-name="Default" style:data-style-name="N121">
      <style:table-cell-properties style:diagonal-bl-tr="none" style:diagonal-tl-br="none" fo:border="none" fo:padding="0.71mm" style:rotation-align="none"/>
    </style:style>
    <style:style style:name="ce370" style:family="table-cell" style:parent-style-name="Default" style:data-style-name="N121">
      <style:table-cell-properties fo:background-color="#999999" style:diagonal-bl-tr="none" style:diagonal-tl-br="none" fo:border="none" fo:padding="0.71mm" style:rotation-align="none"/>
    </style:style>
    <style:style style:name="ce371" style:family="table-cell" style:parent-style-name="Default" style:data-style-name="N121">
      <style:table-cell-properties fo:padding="0.71mm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7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75" style:family="table-cell" style:parent-style-name="Default" style:data-style-name="N122">
      <style:table-cell-properties style:glyph-orientation-vertical="0" fo:border-bottom="none" fo:background-color="#008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76" style:family="table-cell" style:parent-style-name="Default" style:data-style-name="N122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77" style:family="table-cell" style:parent-style-name="Default" style:data-style-name="N122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78" style:family="table-cell" style:parent-style-name="Default" style:data-style-name="N122">
      <style:table-cell-properties style:glyph-orientation-vertical="0" fo:border-bottom="0.06pt solid #000000" fo:background-color="#ff0000" style:diagonal-bl-tr="none" style:diagonal-tl-br="none" style:text-align-source="fix" style:repeat-content="false" fo:wrap-option="no-wrap" fo:border-left="0.06pt solid #000000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379" style:family="table-cell" style:parent-style-name="Default" style:data-style-name="N1">
      <style:table-cell-properties fo:border-bottom="0.06pt solid #000000" style:diagonal-bl-tr="none" style:diagonal-tl-br="none" fo:border-left="none" fo:padding="0.71mm" fo:border-right="none" style:rotation-align="none" fo:border-top="none"/>
      <style:text-properties fo:color="#00ae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80" style:family="table-cell" style:parent-style-name="Default" style:data-style-name="N121">
      <style:table-cell-properties fo:padding="0.71mm"/>
      <style:text-properties fo:color="#00ae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1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06pt solid #000000"/>
    </style:style>
    <style:style style:name="ce382" style:family="table-cell" style:parent-style-name="Default">
      <style:table-cell-properties fo:border-bottom="none" style:diagonal-bl-tr="none" style:diagonal-tl-br="none" fo:border-left="none" fo:padding="0.71mm" fo:border-right="0.06pt solid #000000" style:rotation-align="none" fo:border-top="0.06pt solid #000000"/>
    </style:style>
    <style:style style:name="ce383" style:family="table-cell" style:parent-style-name="Default" style:data-style-name="N1">
      <style:table-cell-properties fo:border-bottom="0.06pt solid #000000" style:diagonal-bl-tr="none" style:diagonal-tl-br="none" fo:border-left="none" fo:padding="0.71mm" fo:border-right="0.06pt solid #000000" style:rotation-align="none" fo:border-top="none"/>
      <style:text-properties fo:color="#00ffff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84" style:family="table-cell" style:parent-style-name="Default" style:data-style-name="N121">
      <style:table-cell-properties fo:border-bottom="none" style:diagonal-bl-tr="none" style:diagonal-tl-br="none" fo:border-left="none" fo:padding="0.71mm" fo:border-right="0.06pt solid #000000" style:rotation-align="none" fo:border-top="0.06pt solid #000000"/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5" style:family="table-cell" style:parent-style-name="Default" style:data-style-name="N121">
      <style:table-cell-properties fo:border-bottom="none" fo:background-color="#999999" style:diagonal-bl-tr="none" style:diagonal-tl-br="none" fo:border-left="none" fo:padding="0.71mm" fo:border-right="0.06pt solid #000000" style:rotation-align="none" fo:border-top="none"/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6" style:family="table-cell" style:parent-style-name="Default" style:data-style-name="N121">
      <style:table-cell-properties fo:border-bottom="none" style:diagonal-bl-tr="none" style:diagonal-tl-br="none" fo:border-left="none" fo:padding="0.71mm" fo:border-right="0.06pt solid #000000" style:rotation-align="none" fo:border-top="none"/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7" style:family="table-cell" style:parent-style-name="Default">
      <style:table-cell-properties fo:border-bottom="none" style:diagonal-bl-tr="none" style:diagonal-tl-br="none" fo:border-left="none" fo:padding="0.71mm" fo:border-right="0.06pt solid #000000" style:rotation-align="none" fo:border-top="0.06pt solid #000000"/>
      <style:text-properties fo:color="#00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8" style:family="table-cell" style:parent-style-name="Default" style:data-style-name="N121">
      <style:table-cell-properties fo:border-bottom="none" style:diagonal-bl-tr="none" style:diagonal-tl-br="none" fo:border-left="none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9" style:family="table-cell" style:parent-style-name="Default" style:data-style-name="N121">
      <style:table-cell-properties fo:border-bottom="none" fo:background-color="#999999" style:diagonal-bl-tr="none" style:diagonal-tl-br="none" fo:border-left="none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0" style:family="table-cell" style:parent-style-name="Default" style:data-style-name="N121">
      <style:table-cell-properties fo:border-bottom="0.06pt solid #000000" fo:background-color="#999999" style:diagonal-bl-tr="none" style:diagonal-tl-br="none" fo:border-left="none" fo:padding="0.71mm" fo:border-right="0.06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92" style:family="table-cell" style:parent-style-name="Default">
      <style:table-cell-properties fo:border="0.74pt solid #ffffff"/>
    </style:style>
    <style:style style:name="ce393" style:family="table-cell" style:parent-style-name="Default">
      <style:table-cell-properties fo:background-color="transparent" fo:border="0.74pt solid #ffffff"/>
    </style:style>
    <style:style style:name="ce39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395" style:family="table-cell" style:parent-style-name="Default">
      <style:table-cell-properties fo:background-color="transparent" fo:border="0.74pt solid #000000"/>
    </style:style>
    <style:style style:name="ce396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397" style:family="table-cell" style:parent-style-name="Default">
      <style:table-cell-properties fo:background-color="#ff6600" fo:border="0.74pt solid #000000"/>
    </style:style>
    <style:style style:name="ce398" style:family="table-cell" style:parent-style-name="Default" style:data-style-name="N1">
      <style:table-cell-properties fo:background-color="#ff6600" fo:border="0.74pt solid #000000"/>
    </style:style>
    <style:style style:name="ce399" style:family="table-cell" style:parent-style-name="Default" style:data-style-name="N1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00" style:family="table-cell" style:parent-style-name="Default">
      <style:table-cell-properties fo:background-color="#00cc00" fo:border="0.74pt solid #000000"/>
    </style:style>
    <style:style style:name="ce401" style:family="table-cell" style:parent-style-name="Default" style:data-style-name="N1">
      <style:table-cell-properties fo:background-color="#00cc00" fo:border="0.74pt solid #000000"/>
    </style:style>
    <style:style style:name="ce402" style:family="table-cell" style:parent-style-name="Default" style:data-style-name="N1">
      <style:table-cell-properties fo:background-color="transparent" fo:border="0.74pt solid #000000"/>
    </style:style>
    <style:style style:name="ce403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40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405" style:family="table-cell" style:parent-style-name="Default" style:data-style-name="N1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06" style:family="table-cell" style:parent-style-name="Default">
      <style:table-cell-properties fo:background-color="transparent" fo:border="0.74pt solid #000000"/>
      <style:text-properties fo:font-weight="bold" style:font-weight-asian="bold" style:font-weight-complex="bold"/>
    </style:style>
    <style:style style:name="ce407" style:family="table-cell" style:parent-style-name="Default" style:data-style-name="N84">
      <style:table-cell-properties style:text-align-source="fix" style:repeat-content="false" fo:background-color="transparent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fo:border="0.74pt solid #ffffff"/>
      <style:paragraph-properties fo:text-align="end" fo:margin-left="0mm"/>
      <style:text-properties fo:font-weight="bold" style:font-weight-asian="bold" style:font-weight-complex="bold"/>
    </style:style>
    <style:style style:name="ce409" style:family="table-cell" style:parent-style-name="Default">
      <style:table-cell-properties style:text-align-source="fix" style:repeat-content="false" fo:background-color="transparent" fo:border="0.74pt solid #ffffff"/>
      <style:paragraph-properties fo:text-align="end" fo:margin-left="0mm"/>
      <style:text-properties fo:font-weight="bold" style:font-weight-asian="bold" style:font-weight-complex="bold"/>
    </style:style>
    <style:style style:name="ce410" style:family="table-cell" style:parent-style-name="Default">
      <style:table-cell-properties fo:background-color="#eeeeee" style:text-align-source="fix" style:repeat-content="false" fo:border="0.74pt solid #000000"/>
      <style:paragraph-properties fo:text-align="end" fo:margin-left="0mm"/>
      <style:text-properties fo:font-weight="bold" style:font-weight-asian="bold" style:font-weight-complex="bold"/>
    </style:style>
    <style:style style:name="ce411" style:family="table-cell" style:parent-style-name="Default" style:data-style-name="N1">
      <style:table-cell-properties fo:background-color="#eeeeee" style:text-align-source="fix" style:repeat-content="false" fo:border="0.74pt solid #000000"/>
      <style:paragraph-properties fo:text-align="end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Blasiu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column table:style-name="co8" table:number-columns-repeated="227" table:default-cell-style-name="ce3"/>
        <table:table-column table:style-name="co8" table:number-columns-repeated="762" table:default-cell-style-name="Default"/>
        <table:table-row table:style-name="ro1">
          <table:table-cell table:style-name="Default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89"/>
        </table:table-row>
        <table:table-row table:style-name="ro2">
          <table:table-cell table:style-name="Default"/>
          <table:table-cell table:style-name="ce4"/>
          <table:table-cell table:style-name="ce12" office:value-type="string" calcext:value-type="string" table:number-columns-spanned="3" table:number-rows-spanned="1">
            <text:p>Blasius</text:p>
          </table:table-cell>
          <table:covered-table-cell table:number-columns-repeated="2" table:style-name="ce18"/>
          <table:table-cell/>
          <table:table-cell table:style-name="ce27" office:value-type="string" calcext:value-type="string" table:number-columns-spanned="2" table:number-rows-spanned="1">
            <text:p>Consistency</text:p>
          </table:table-cell>
          <table:covered-table-cell table:style-name="ce31"/>
          <table:table-cell table:number-columns-repeated="990"/>
        </table:table-row>
        <table:table-row table:style-name="ro2">
          <table:table-cell table:style-name="Default"/>
          <table:table-cell table:style-name="ce5" office:value-type="string" calcext:value-type="string">
            <text:p>Re_b</text:p>
          </table:table-cell>
          <table:table-cell table:style-name="ce13" office:value-type="string" calcext:value-type="string">
            <text:p>Re_tau</text:p>
          </table:table-cell>
          <table:table-cell table:style-name="ce13" office:value-type="string" calcext:value-type="string">
            <text:p>u_tau/u_b</text:p>
          </table:table-cell>
          <table:table-cell table:style-name="ce21" office:value-type="string" calcext:value-type="string">
            <text:p>u_b/u_tau</text:p>
          </table:table-cell>
          <table:table-cell/>
          <table:table-cell table:style-name="ce28" office:value-type="string" calcext:value-type="string">
            <text:p>2*Re_tau/Re_b</text:p>
          </table:table-cell>
          <table:table-cell table:style-name="ce32" office:value-type="string" calcext:value-type="string">
            <text:p>Deviation</text:p>
          </table:table-cell>
          <table:table-cell table:number-columns-repeated="990"/>
        </table:table-row>
        <table:table-row table:style-name="ro2">
          <table:table-cell table:style-name="Default"/>
          <table:table-cell table:style-name="ce6" office:value-type="float" office:value="775" calcext:value-type="float">
            <text:p>775</text:p>
          </table:table-cell>
          <table:table-cell table:style-name="ce14" table:formula="of:=0.099436*([.B4])^(7/8)" office:value-type="float" office:value="33.5492360556141" calcext:value-type="float">
            <text:p>33.549</text:p>
          </table:table-cell>
          <table:table-cell table:style-name="ce19" table:formula="of:=0.19887*([.B4])^(-1/8)" office:value-type="float" office:value="0.0865778029944367" calcext:value-type="float">
            <text:p>0.0865778</text:p>
          </table:table-cell>
          <table:table-cell table:style-name="ce22" table:formula="of:=1/[.D4]" office:value-type="float" office:value="11.5503046440698" calcext:value-type="float">
            <text:p>11.550305</text:p>
          </table:table-cell>
          <table:table-cell/>
          <table:table-cell table:style-name="ce29" table:formula="of:=2*[.C4]/[.B4]" office:value-type="float" office:value="0.0865786736919074" calcext:value-type="float">
            <text:p>0.0865786737</text:p>
          </table:table-cell>
          <table:table-cell table:style-name="ce33" table:formula="of:=1-[.G4]/[.D4]" office:value-type="float" office:value="-0.0000100568210388285" calcext:value-type="float">
            <text:p>-1.006E-5</text:p>
          </table:table-cell>
          <table:table-cell table:number-columns-repeated="990"/>
        </table:table-row>
        <table:table-row table:style-name="ro2">
          <table:table-cell table:style-name="Default"/>
          <table:table-cell table:style-name="ce6" office:value-type="float" office:value="2040" calcext:value-type="float">
            <text:p>2040</text:p>
          </table:table-cell>
          <table:table-cell table:style-name="ce14" table:formula="of:=0.099436*([.B5])^(7/8)" office:value-type="float" office:value="78.2474227779856" calcext:value-type="float">
            <text:p>78.247</text:p>
          </table:table-cell>
          <table:table-cell table:style-name="ce19" table:formula="of:=0.19887*([.B5])^(-1/8)" office:value-type="float" office:value="0.0767123881035018" calcext:value-type="float">
            <text:p>0.0767124</text:p>
          </table:table-cell>
          <table:table-cell table:style-name="ce22" table:formula="of:=1/[.D5]" office:value-type="float" office:value="13.0357042027004" calcext:value-type="float">
            <text:p>13.035704</text:p>
          </table:table-cell>
          <table:table-cell/>
          <table:table-cell table:style-name="ce29" table:formula="of:=2*[.C5]/[.B5]" office:value-type="float" office:value="0.0767131595862604" calcext:value-type="float">
            <text:p>0.0767131596</text:p>
          </table:table-cell>
          <table:table-cell table:style-name="ce33" table:formula="of:=1-[.G5]/[.D5]" office:value-type="float" office:value="-0.0000100568210386065" calcext:value-type="float">
            <text:p>-1.006E-5</text:p>
          </table:table-cell>
          <table:table-cell table:number-columns-repeated="990"/>
        </table:table-row>
        <table:table-row table:style-name="ro1">
          <table:table-cell table:style-name="Default"/>
          <table:table-cell table:style-name="ce6" office:value-type="float" office:value="2300" calcext:value-type="float">
            <text:p>2300</text:p>
          </table:table-cell>
          <table:table-cell table:style-name="ce14" table:formula="of:=0.099436*([.B6])^(7/8)" office:value-type="float" office:value="86.9071488232522" calcext:value-type="float">
            <text:p>86.907</text:p>
          </table:table-cell>
          <table:table-cell table:style-name="ce19" table:formula="of:=0.19887*([.B6])^(-1/8)" office:value-type="float" office:value="0.075570673758608" calcext:value-type="float">
            <text:p>0.0755707</text:p>
          </table:table-cell>
          <table:table-cell table:style-name="ce22" table:formula="of:=1/[.D6]" office:value-type="float" office:value="13.2326463463096" calcext:value-type="float">
            <text:p>13.232646</text:p>
          </table:table-cell>
          <table:table-cell/>
          <table:table-cell table:style-name="ce29" table:formula="of:=2*[.C6]/[.B6]" office:value-type="float" office:value="0.0755714337593497" calcext:value-type="float">
            <text:p>0.0755714338</text:p>
          </table:table-cell>
          <table:table-cell table:style-name="ce33" table:formula="of:=1-[.G6]/[.D6]" office:value-type="float" office:value="-0.0000100568210388285" calcext:value-type="float">
            <text:p>-1.006E-5</text:p>
          </table:table-cell>
          <table:table-cell table:number-columns-repeated="990"/>
        </table:table-row>
        <table:table-row table:style-name="ro1">
          <table:table-cell table:style-name="ce1"/>
          <table:table-cell table:style-name="ce7" office:value-type="float" office:value="2394" calcext:value-type="float">
            <text:p>2394</text:p>
          </table:table-cell>
          <table:table-cell table:style-name="ce15" table:formula="of:=0.099436*([.B7])^(7/8)" office:value-type="float" office:value="90.0072045338914" calcext:value-type="float">
            <text:p>90.007</text:p>
          </table:table-cell>
          <table:table-cell table:style-name="ce19" table:formula="of:=0.19887*([.B7])^(-1/8)" office:value-type="float" office:value="0.0751932325452351" calcext:value-type="float">
            <text:p>0.0751932</text:p>
          </table:table-cell>
          <table:table-cell table:style-name="ce22" table:formula="of:=1/[.D7]" office:value-type="float" office:value="13.2990691602255" calcext:value-type="float">
            <text:p>13.299069</text:p>
          </table:table-cell>
          <table:table-cell table:style-name="ce24"/>
          <table:table-cell table:style-name="ce29" table:formula="of:=2*[.C7]/[.B7]" office:value-type="float" office:value="0.0751939887501181" calcext:value-type="float">
            <text:p>0.0751939888</text:p>
          </table:table-cell>
          <table:table-cell table:style-name="ce33" table:formula="of:=1-[.G7]/[.D7]" office:value-type="float" office:value="-0.0000100568210388285" calcext:value-type="float">
            <text:p>-1.006E-5</text:p>
          </table:table-cell>
          <table:table-cell table:style-name="ce24" table:number-columns-repeated="228"/>
          <table:table-cell table:style-name="ce1" table:number-columns-repeated="762"/>
        </table:table-row>
        <table:table-row table:style-name="ro1">
          <table:table-cell table:style-name="ce1"/>
          <table:table-cell table:style-name="ce7" office:value-type="float" office:value="2510" calcext:value-type="float">
            <text:p>2510</text:p>
          </table:table-cell>
          <table:table-cell table:style-name="ce14" table:formula="of:=0.099436*([.B8])^(7/8)" office:value-type="float" office:value="93.8119475272638" calcext:value-type="float">
            <text:p>93.812</text:p>
          </table:table-cell>
          <table:table-cell table:style-name="ce19" table:formula="of:=0.19887*([.B8])^(-1/8)" office:value-type="float" office:value="0.0747498040532145" calcext:value-type="float">
            <text:p>0.0747498</text:p>
          </table:table-cell>
          <table:table-cell table:style-name="ce22" table:formula="of:=1/[.D8]" office:value-type="float" office:value="13.3779614898803" calcext:value-type="float">
            <text:p>13.377961</text:p>
          </table:table-cell>
          <table:table-cell table:style-name="ce24"/>
          <table:table-cell table:style-name="ce29" table:formula="of:=2*[.C8]/[.B8]" office:value-type="float" office:value="0.0747505557986166" calcext:value-type="float">
            <text:p>0.0747505558</text:p>
          </table:table-cell>
          <table:table-cell table:style-name="ce33" table:formula="of:=1-[.G8]/[.D8]" office:value-type="float" office:value="-0.0000100568210386065" calcext:value-type="float">
            <text:p>-1.006E-5</text:p>
          </table:table-cell>
          <table:table-cell table:style-name="ce24" table:number-columns-repeated="228"/>
          <table:table-cell table:style-name="ce1" table:number-columns-repeated="762"/>
        </table:table-row>
        <table:table-row table:style-name="ro1">
          <table:table-cell table:style-name="ce1"/>
          <table:table-cell table:style-name="ce6" office:value-type="float" office:value="3000" calcext:value-type="float">
            <text:p>3000</text:p>
          </table:table-cell>
          <table:table-cell table:style-name="ce14" table:formula="of:=0.099436*([.B9])^(7/8)" office:value-type="float" office:value="109.65406688206" calcext:value-type="float">
            <text:p>109.654</text:p>
          </table:table-cell>
          <table:table-cell table:style-name="ce19" table:formula="of:=0.19887*([.B9])^(-1/8)" office:value-type="float" office:value="0.0731019760812157" calcext:value-type="float">
            <text:p>0.0731020</text:p>
          </table:table-cell>
          <table:table-cell table:style-name="ce22" table:formula="of:=1/[.D9]" office:value-type="float" office:value="13.6795207682075" calcext:value-type="float">
            <text:p>13.679521</text:p>
          </table:table-cell>
          <table:table-cell table:style-name="ce24"/>
          <table:table-cell table:style-name="ce29" table:formula="of:=2*[.C9]/[.B9]" office:value-type="float" office:value="0.0731027112547067" calcext:value-type="float">
            <text:p>0.0731027113</text:p>
          </table:table-cell>
          <table:table-cell table:style-name="ce33" table:formula="of:=1-[.G9]/[.D9]" office:value-type="float" office:value="-0.0000100568210386065" calcext:value-type="float">
            <text:p>-1.006E-5</text:p>
          </table:table-cell>
          <table:table-cell table:style-name="ce24" table:number-columns-repeated="228"/>
          <table:table-cell table:style-name="ce1" table:number-columns-repeated="762"/>
        </table:table-row>
        <table:table-row table:style-name="ro1">
          <table:table-cell table:style-name="ce1"/>
          <table:table-cell table:style-name="ce7" office:value-type="float" office:value="5258" calcext:value-type="float">
            <text:p>5258</text:p>
          </table:table-cell>
          <table:table-cell table:style-name="ce14" table:formula="of:=0.099436*([.B10])^(7/8)" office:value-type="float" office:value="179.168498734873" calcext:value-type="float">
            <text:p>179.168</text:p>
          </table:table-cell>
          <table:table-cell table:style-name="ce19" table:formula="of:=0.19887*([.B10])^(-1/8)" office:value-type="float" office:value="0.0681501319465449" calcext:value-type="float">
            <text:p>0.0681501</text:p>
          </table:table-cell>
          <table:table-cell table:style-name="ce22" table:formula="of:=1/[.D10]" office:value-type="float" office:value="14.6734858970541" calcext:value-type="float">
            <text:p>14.673486</text:p>
          </table:table-cell>
          <table:table-cell table:style-name="ce24"/>
          <table:table-cell table:style-name="ce29" table:formula="of:=2*[.C10]/[.B10]" office:value-type="float" office:value="0.0681508173202257" calcext:value-type="float">
            <text:p>0.0681508173</text:p>
          </table:table-cell>
          <table:table-cell table:style-name="ce33" table:formula="of:=1-[.G10]/[.D10]" office:value-type="float" office:value="-0.0000100568210388285" calcext:value-type="float">
            <text:p>-1.006E-5</text:p>
          </table:table-cell>
          <table:table-cell table:style-name="ce24" table:number-columns-repeated="228"/>
          <table:table-cell table:style-name="ce1" table:number-columns-repeated="762"/>
        </table:table-row>
        <table:table-row table:style-name="ro1">
          <table:table-cell table:style-name="ce1"/>
          <table:table-cell table:style-name="ce7" office:value-type="float" office:value="5286" calcext:value-type="float">
            <text:p>5286</text:p>
          </table:table-cell>
          <table:table-cell table:style-name="ce14" table:formula="of:=0.099436*([.B11])^(7/8)" office:value-type="float" office:value="180.003068941254" calcext:value-type="float">
            <text:p>180.003</text:p>
          </table:table-cell>
          <table:table-cell table:style-name="ce19" table:formula="of:=0.19887*([.B11])^(-1/8)" office:value-type="float" office:value="0.0681049030271695" calcext:value-type="float">
            <text:p>0.0681049</text:p>
          </table:table-cell>
          <table:table-cell table:style-name="ce22" table:formula="of:=1/[.D11]" office:value-type="float" office:value="14.6832306566983" calcext:value-type="float">
            <text:p>14.683231</text:p>
          </table:table-cell>
          <table:table-cell table:style-name="ce24"/>
          <table:table-cell table:style-name="ce29" table:formula="of:=2*[.C11]/[.B11]" office:value-type="float" office:value="0.0681055879459911" calcext:value-type="float">
            <text:p>0.0681055879</text:p>
          </table:table-cell>
          <table:table-cell table:style-name="ce33" table:formula="of:=1-[.G11]/[.D11]" office:value-type="float" office:value="-0.0000100568210386065" calcext:value-type="float">
            <text:p>-1.006E-5</text:p>
          </table:table-cell>
          <table:table-cell table:style-name="ce24" table:number-columns-repeated="228"/>
          <table:table-cell table:style-name="ce1" table:number-columns-repeated="762"/>
        </table:table-row>
        <table:table-row table:style-name="ro1">
          <table:table-cell table:style-name="ce1"/>
          <table:table-cell table:style-name="ce6" office:value-type="float" office:value="5300" calcext:value-type="float">
            <text:p>5300</text:p>
          </table:table-cell>
          <table:table-cell table:style-name="ce15" table:formula="of:=0.099436*([.B12])^(7/8)" office:value-type="float" office:value="180.420146684946" calcext:value-type="float">
            <text:p>180.420</text:p>
          </table:table-cell>
          <table:table-cell table:style-name="ce19" table:formula="of:=0.19887*([.B12])^(-1/8)" office:value-type="float" office:value="0.0680823895283269" calcext:value-type="float">
            <text:p>0.0680824</text:p>
          </table:table-cell>
          <table:table-cell table:style-name="ce22" table:formula="of:=1/[.D12]" office:value-type="float" office:value="14.6880861104902" calcext:value-type="float">
            <text:p>14.688086</text:p>
          </table:table-cell>
          <table:table-cell table:style-name="ce24"/>
          <table:table-cell table:style-name="ce29" table:formula="of:=2*[.C12]/[.B12]" office:value-type="float" office:value="0.0680830742207343" calcext:value-type="float">
            <text:p>0.0680830742</text:p>
          </table:table-cell>
          <table:table-cell table:style-name="ce33" table:formula="of:=1-[.G12]/[.D12]" office:value-type="float" office:value="-0.0000100568210388285" calcext:value-type="float">
            <text:p>-1.006E-5</text:p>
          </table:table-cell>
          <table:table-cell table:style-name="ce24" table:number-columns-repeated="228"/>
          <table:table-cell table:style-name="ce1" table:number-columns-repeated="762"/>
        </table:table-row>
        <table:table-row table:style-name="ro1">
          <table:table-cell table:style-name="ce1"/>
          <table:table-cell table:style-name="ce6" office:value-type="float" office:value="10000" calcext:value-type="float">
            <text:p>10000</text:p>
          </table:table-cell>
          <table:table-cell table:style-name="ce14" table:formula="of:=0.099436*([.B13])^(7/8)" office:value-type="float" office:value="314.444241416503" calcext:value-type="float">
            <text:p>314.444</text:p>
          </table:table-cell>
          <table:table-cell table:style-name="ce19" table:formula="of:=0.19887*([.B13])^(-1/8)" office:value-type="float" office:value="0.0628882158277686" calcext:value-type="float">
            <text:p>0.0628882</text:p>
          </table:table-cell>
          <table:table-cell table:style-name="ce22" table:formula="of:=1/[.D13]" office:value-type="float" office:value="15.9012302517644" calcext:value-type="float">
            <text:p>15.901230</text:p>
          </table:table-cell>
          <table:table-cell table:style-name="ce25"/>
          <table:table-cell table:style-name="ce29" table:formula="of:=2*[.C13]/[.B13]" office:value-type="float" office:value="0.0628888482833006" calcext:value-type="float">
            <text:p>0.0628888483</text:p>
          </table:table-cell>
          <table:table-cell table:style-name="ce33" table:formula="of:=1-[.G13]/[.D13]" office:value-type="float" office:value="-0.0000100568210386065" calcext:value-type="float">
            <text:p>-1.006E-5</text:p>
          </table:table-cell>
          <table:table-cell table:style-name="ce25" table:number-columns-repeated="988"/>
          <table:table-cell table:style-name="ce1" table:number-columns-repeated="2"/>
        </table:table-row>
        <table:table-row table:style-name="ro1">
          <table:table-cell table:style-name="ce1"/>
          <table:table-cell table:style-name="ce7" office:value-type="float" office:value="11664" calcext:value-type="float">
            <text:p>11664</text:p>
          </table:table-cell>
          <table:table-cell table:style-name="ce14" table:formula="of:=0.099436*([.B14])^(7/8)" office:value-type="float" office:value="359.778509104502" calcext:value-type="float">
            <text:p>359.779</text:p>
          </table:table-cell>
          <table:table-cell table:style-name="ce19" table:formula="of:=0.19887*([.B14])^(-1/8)" office:value-type="float" office:value="0.0616897961098782" calcext:value-type="float">
            <text:p>0.0616898</text:p>
          </table:table-cell>
          <table:table-cell table:style-name="ce22" table:formula="of:=1/[.D14]" office:value-type="float" office:value="16.2101362471495" calcext:value-type="float">
            <text:p>16.210136</text:p>
          </table:table-cell>
          <table:table-cell table:style-name="ce25"/>
          <table:table-cell table:style-name="ce29" table:formula="of:=2*[.C14]/[.B14]" office:value-type="float" office:value="0.0616904165131176" calcext:value-type="float">
            <text:p>0.0616904165</text:p>
          </table:table-cell>
          <table:table-cell table:style-name="ce33" table:formula="of:=1-[.G14]/[.D14]" office:value-type="float" office:value="-0.0000100568210388285" calcext:value-type="float">
            <text:p>-1.006E-5</text:p>
          </table:table-cell>
          <table:table-cell table:style-name="ce25" table:number-columns-repeated="988"/>
          <table:table-cell table:style-name="ce1" table:number-columns-repeated="2"/>
        </table:table-row>
        <table:table-row table:style-name="ro1">
          <table:table-cell table:style-name="ce1"/>
          <table:table-cell table:style-name="ce7" office:value-type="float" office:value="11672" calcext:value-type="float">
            <text:p>11672</text:p>
          </table:table-cell>
          <table:table-cell table:style-name="ce14" table:formula="of:=0.099436*([.B15])^(7/8)" office:value-type="float" office:value="359.994416308999" calcext:value-type="float">
            <text:p>359.994</text:p>
          </table:table-cell>
          <table:table-cell table:style-name="ce19" table:formula="of:=0.19887*([.B15])^(-1/8)" office:value-type="float" office:value="0.0616845092436581" calcext:value-type="float">
            <text:p>0.0616845</text:p>
          </table:table-cell>
          <table:table-cell table:style-name="ce22" table:formula="of:=1/[.D15]" office:value-type="float" office:value="16.2115255882142" calcext:value-type="float">
            <text:p>16.211526</text:p>
          </table:table-cell>
          <table:table-cell table:style-name="ce24"/>
          <table:table-cell table:style-name="ce29" table:formula="of:=2*[.C15]/[.B15]" office:value-type="float" office:value="0.0616851295937285" calcext:value-type="float">
            <text:p>0.0616851296</text:p>
          </table:table-cell>
          <table:table-cell table:style-name="ce33" table:formula="of:=1-[.G15]/[.D15]" office:value-type="float" office:value="-0.0000100568210388285" calcext:value-type="float">
            <text:p>-1.006E-5</text:p>
          </table:table-cell>
          <table:table-cell table:style-name="ce24" table:number-columns-repeated="228"/>
          <table:table-cell table:style-name="ce1" table:number-columns-repeated="762"/>
        </table:table-row>
        <table:table-row table:style-name="ro1">
          <table:table-cell table:style-name="ce1"/>
          <table:table-cell table:style-name="ce7" office:value-type="float" office:value="11700" calcext:value-type="float">
            <text:p>11700</text:p>
          </table:table-cell>
          <table:table-cell table:style-name="ce15" table:formula="of:=0.099436*([.B16])^(7/8)" office:value-type="float" office:value="360.749945953678" calcext:value-type="float">
            <text:p>360.750</text:p>
          </table:table-cell>
          <table:table-cell table:style-name="ce19" table:formula="of:=0.19887*([.B16])^(-1/8)" office:value-type="float" office:value="0.0616660372636781" calcext:value-type="float">
            <text:p>0.0616660</text:p>
          </table:table-cell>
          <table:table-cell table:style-name="ce22" table:formula="of:=1/[.D16]" office:value-type="float" office:value="16.2163817292831" calcext:value-type="float">
            <text:p>16.216382</text:p>
          </table:table-cell>
          <table:table-cell table:style-name="ce25"/>
          <table:table-cell table:style-name="ce29" table:formula="of:=2*[.C16]/[.B16]" office:value-type="float" office:value="0.0616666574279791" calcext:value-type="float">
            <text:p>0.0616666574</text:p>
          </table:table-cell>
          <table:table-cell table:style-name="ce33" table:formula="of:=1-[.G16]/[.D16]" office:value-type="float" office:value="-0.0000100568210388285" calcext:value-type="float">
            <text:p>-1.006E-5</text:p>
          </table:table-cell>
          <table:table-cell table:style-name="ce25" table:number-columns-repeated="988"/>
          <table:table-cell table:style-name="ce1" table:number-columns-repeated="2"/>
        </table:table-row>
        <table:table-row table:style-name="ro1">
          <table:table-cell table:style-name="ce1"/>
          <table:table-cell table:style-name="ce6" office:value-type="float" office:value="20000" calcext:value-type="float">
            <text:p>20000</text:p>
          </table:table-cell>
          <table:table-cell table:style-name="ce14" table:formula="of:=0.099436*([.B17])^(7/8)" office:value-type="float" office:value="576.693281482718" calcext:value-type="float">
            <text:p>576.693</text:p>
          </table:table-cell>
          <table:table-cell table:style-name="ce19" table:formula="of:=0.19887*([.B17])^(-1/8)" office:value-type="float" office:value="0.0576687481839918" calcext:value-type="float">
            <text:p>0.0576687</text:p>
          </table:table-cell>
          <table:table-cell table:style-name="ce22" table:formula="of:=1/[.D17]" office:value-type="float" office:value="17.3404145484398" calcext:value-type="float">
            <text:p>17.340415</text:p>
          </table:table-cell>
          <table:table-cell table:style-name="ce24"/>
          <table:table-cell table:style-name="ce29" table:formula="of:=2*[.C17]/[.B17]" office:value-type="float" office:value="0.0576693281482718" calcext:value-type="float">
            <text:p>0.0576693281</text:p>
          </table:table-cell>
          <table:table-cell table:style-name="ce33" table:formula="of:=1-[.G17]/[.D17]" office:value-type="float" office:value="-0.0000100568210386065" calcext:value-type="float">
            <text:p>-1.006E-5</text:p>
          </table:table-cell>
          <table:table-cell table:style-name="ce24" table:number-columns-repeated="228"/>
          <table:table-cell table:style-name="ce1" table:number-columns-repeated="762"/>
        </table:table-row>
        <table:table-row table:style-name="ro1">
          <table:table-cell table:style-name="ce1"/>
          <table:table-cell table:style-name="ce7" office:value-type="float" office:value="25775" calcext:value-type="float">
            <text:p>25775</text:p>
          </table:table-cell>
          <table:table-cell table:style-name="ce14" table:formula="of:=0.099436*([.B18])^(7/8)" office:value-type="float" office:value="720.016560488681" calcext:value-type="float">
            <text:p>720.017</text:p>
          </table:table-cell>
          <table:table-cell table:style-name="ce19" table:formula="of:=0.19887*([.B18])^(-1/8)" office:value-type="float" office:value="0.0558688123750773" calcext:value-type="float">
            <text:p>0.0558688</text:p>
          </table:table-cell>
          <table:table-cell table:style-name="ce22" table:formula="of:=1/[.D18]" office:value-type="float" office:value="17.8990738748206" calcext:value-type="float">
            <text:p>17.899074</text:p>
          </table:table-cell>
          <table:table-cell table:style-name="ce24"/>
          <table:table-cell table:style-name="ce29" table:formula="of:=2*[.C18]/[.B18]" office:value-type="float" office:value="0.055869374237725" calcext:value-type="float">
            <text:p>0.0558693742</text:p>
          </table:table-cell>
          <table:table-cell table:style-name="ce33" table:formula="of:=1-[.G18]/[.D18]" office:value-type="float" office:value="-0.0000100568210386065" calcext:value-type="float">
            <text:p>-1.006E-5</text:p>
          </table:table-cell>
          <table:table-cell table:style-name="ce24" table:number-columns-repeated="228"/>
          <table:table-cell table:style-name="ce1" table:number-columns-repeated="762"/>
        </table:table-row>
        <table:table-row table:style-name="ro1">
          <table:table-cell table:style-name="Default"/>
          <table:table-cell table:style-name="ce7" office:value-type="float" office:value="25800" calcext:value-type="float">
            <text:p>25800</text:p>
          </table:table-cell>
          <table:table-cell table:style-name="ce15" table:formula="of:=0.099436*([.B19])^(7/8)" office:value-type="float" office:value="720.627594739269" calcext:value-type="float">
            <text:p>720.628</text:p>
          </table:table-cell>
          <table:table-cell table:style-name="ce19" table:formula="of:=0.19887*([.B19])^(-1/8)" office:value-type="float" office:value="0.0558620424487904" calcext:value-type="float">
            <text:p>0.0558620</text:p>
          </table:table-cell>
          <table:table-cell table:style-name="ce22" table:formula="of:=1/[.D19]" office:value-type="float" office:value="17.9012430653017" calcext:value-type="float">
            <text:p>17.901243</text:p>
          </table:table-cell>
          <table:table-cell table:style-name="ce2"/>
          <table:table-cell table:style-name="ce29" table:formula="of:=2*[.C19]/[.B19]" office:value-type="float" office:value="0.0558626042433542" calcext:value-type="float">
            <text:p>0.0558626042</text:p>
          </table:table-cell>
          <table:table-cell table:style-name="ce33" table:formula="of:=1-[.G19]/[.D19]" office:value-type="float" office:value="-0.0000100568210388285" calcext:value-type="float">
            <text:p>-1.006E-5</text:p>
          </table:table-cell>
          <table:table-cell table:style-name="ce2" table:number-columns-repeated="988"/>
          <table:table-cell table:number-columns-repeated="2"/>
        </table:table-row>
        <table:table-row table:style-name="ro1">
          <table:table-cell table:style-name="Default"/>
          <table:table-cell table:style-name="ce7" office:value-type="float" office:value="25992" calcext:value-type="float">
            <text:p>25992</text:p>
          </table:table-cell>
          <table:table-cell table:style-name="ce14" table:formula="of:=0.099436*([.B20])^(7/8)" office:value-type="float" office:value="725.317877023592" calcext:value-type="float">
            <text:p>725.318</text:p>
          </table:table-cell>
          <table:table-cell table:style-name="ce19" table:formula="of:=0.19887*([.B20])^(-1/8)" office:value-type="float" office:value="0.0558102941447264" calcext:value-type="float">
            <text:p>0.0558103</text:p>
          </table:table-cell>
          <table:table-cell table:style-name="ce22" table:formula="of:=1/[.D20]" office:value-type="float" office:value="17.9178414184096" calcext:value-type="float">
            <text:p>17.917841</text:p>
          </table:table-cell>
          <table:table-cell table:style-name="ce2"/>
          <table:table-cell table:style-name="ce29" table:formula="of:=2*[.C20]/[.B20]" office:value-type="float" office:value="0.0558108554188667" calcext:value-type="float">
            <text:p>0.0558108554</text:p>
          </table:table-cell>
          <table:table-cell table:style-name="ce33" table:formula="of:=1-[.G20]/[.D20]" office:value-type="float" office:value="-0.0000100568210386065" calcext:value-type="float">
            <text:p>-1.006E-5</text:p>
          </table:table-cell>
          <table:table-cell table:style-name="ce2" table:number-columns-repeated="988"/>
          <table:table-cell table:number-columns-repeated="2"/>
        </table:table-row>
        <table:table-row table:style-name="ro1">
          <table:table-cell table:style-name="Default"/>
          <table:table-cell table:style-name="ce7" office:value-type="float" office:value="26000" calcext:value-type="float">
            <text:p>26000</text:p>
          </table:table-cell>
          <table:table-cell table:style-name="ce14" table:formula="of:=0.099436*([.B21])^(7/8)" office:value-type="float" office:value="725.513211260336" calcext:value-type="float">
            <text:p>725.513</text:p>
          </table:table-cell>
          <table:table-cell table:style-name="ce19" table:formula="of:=0.19887*([.B21])^(-1/8)" office:value-type="float" office:value="0.0558081473059374" calcext:value-type="float">
            <text:p>0.0558081</text:p>
          </table:table-cell>
          <table:table-cell table:style-name="ce22" table:formula="of:=1/[.D21]" office:value-type="float" office:value="17.918530685458" calcext:value-type="float">
            <text:p>17.918531</text:p>
          </table:table-cell>
          <table:table-cell table:style-name="ce2"/>
          <table:table-cell table:style-name="ce29" table:formula="of:=2*[.C21]/[.B21]" office:value-type="float" office:value="0.0558087085584874" calcext:value-type="float">
            <text:p>0.0558087086</text:p>
          </table:table-cell>
          <table:table-cell table:style-name="ce33" table:formula="of:=1-[.G21]/[.D21]" office:value-type="float" office:value="-0.0000100568210388285" calcext:value-type="float">
            <text:p>-1.006E-5</text:p>
          </table:table-cell>
          <table:table-cell table:style-name="ce2" table:number-columns-repeated="988"/>
          <table:table-cell table:number-columns-repeated="2"/>
        </table:table-row>
        <table:table-row table:style-name="ro1">
          <table:table-cell table:style-name="Default"/>
          <table:table-cell table:style-name="ce7" office:value-type="float" office:value="30000" calcext:value-type="float">
            <text:p>30000</text:p>
          </table:table-cell>
          <table:table-cell table:style-name="ce14" table:formula="of:=0.099436*([.B22])^(7/8)" office:value-type="float" office:value="822.289497846106" calcext:value-type="float">
            <text:p>822.289</text:p>
          </table:table-cell>
          <table:table-cell table:style-name="ce19" table:formula="of:=0.19887*([.B22])^(-1/8)" office:value-type="float" office:value="0.0548187485540633" calcext:value-type="float">
            <text:p>0.0548187</text:p>
          </table:table-cell>
          <table:table-cell table:style-name="ce22" table:formula="of:=1/[.D22]" office:value-type="float" office:value="18.241934126128" calcext:value-type="float">
            <text:p>18.241934</text:p>
          </table:table-cell>
          <table:table-cell/>
          <table:table-cell table:style-name="ce29" table:formula="of:=2*[.C22]/[.B22]" office:value-type="float" office:value="0.0548192998564071" calcext:value-type="float">
            <text:p>0.0548192999</text:p>
          </table:table-cell>
          <table:table-cell table:style-name="ce33" table:formula="of:=1-[.G22]/[.D22]" office:value-type="float" office:value="-0.0000100568210388285" calcext:value-type="float">
            <text:p>-1.006E-5</text:p>
          </table:table-cell>
          <table:table-cell table:number-columns-repeated="990"/>
        </table:table-row>
        <table:table-row table:style-name="ro1">
          <table:table-cell table:style-name="Default"/>
          <table:table-cell table:style-name="ce7" office:value-type="float" office:value="40000" calcext:value-type="float">
            <text:p>40000</text:p>
          </table:table-cell>
          <table:table-cell table:style-name="ce14" table:formula="of:=0.099436*([.B23])^(7/8)" office:value-type="float" office:value="1057.66014161724" calcext:value-type="float">
            <text:p>1057.660</text:p>
          </table:table-cell>
          <table:table-cell table:style-name="ce19" table:formula="of:=0.19887*([.B23])^(-1/8)" office:value-type="float" office:value="0.0528824752512725" calcext:value-type="float">
            <text:p>0.0528825</text:p>
          </table:table-cell>
          <table:table-cell table:style-name="ce22" table:formula="of:=1/[.D23]" office:value-type="float" office:value="18.9098561526947" calcext:value-type="float">
            <text:p>18.909856</text:p>
          </table:table-cell>
          <table:table-cell/>
          <table:table-cell table:style-name="ce29" table:formula="of:=2*[.C23]/[.B23]" office:value-type="float" office:value="0.0528830070808622" calcext:value-type="float">
            <text:p>0.0528830071</text:p>
          </table:table-cell>
          <table:table-cell table:style-name="ce33" table:formula="of:=1-[.G23]/[.D23]" office:value-type="float" office:value="-0.0000100568210386065" calcext:value-type="float">
            <text:p>-1.006E-5</text:p>
          </table:table-cell>
          <table:table-cell table:number-columns-repeated="990"/>
        </table:table-row>
        <table:table-row table:style-name="ro1">
          <table:table-cell table:style-name="Default"/>
          <table:table-cell table:style-name="ce7" office:value-type="float" office:value="50000" calcext:value-type="float">
            <text:p>50000</text:p>
          </table:table-cell>
          <table:table-cell table:style-name="ce14" table:formula="of:=0.099436*([.B24])^(7/8)" office:value-type="float" office:value="1285.70815768771" calcext:value-type="float">
            <text:p>1285.708</text:p>
          </table:table-cell>
          <table:table-cell table:style-name="ce19" table:formula="of:=0.19887*([.B24])^(-1/8)" office:value-type="float" office:value="0.0514278091072359" calcext:value-type="float">
            <text:p>0.0514278</text:p>
          </table:table-cell>
          <table:table-cell table:style-name="ce22" table:formula="of:=1/[.D24]" office:value-type="float" office:value="19.4447326720613" calcext:value-type="float">
            <text:p>19.444733</text:p>
          </table:table-cell>
          <table:table-cell/>
          <table:table-cell table:style-name="ce29" table:formula="of:=2*[.C24]/[.B24]" office:value-type="float" office:value="0.0514283263075085" calcext:value-type="float">
            <text:p>0.0514283263</text:p>
          </table:table-cell>
          <table:table-cell table:style-name="ce33" table:formula="of:=1-[.G24]/[.D24]" office:value-type="float" office:value="-0.0000100568210386065" calcext:value-type="float">
            <text:p>-1.006E-5</text:p>
          </table:table-cell>
          <table:table-cell table:number-columns-repeated="990"/>
        </table:table-row>
        <table:table-row table:style-name="ro1">
          <table:table-cell table:style-name="Default"/>
          <table:table-cell table:style-name="ce7" office:value-type="float" office:value="59600" calcext:value-type="float">
            <text:p>59600</text:p>
          </table:table-cell>
          <table:table-cell table:style-name="ce15" table:formula="of:=0.099436*([.B25])^(7/8)" office:value-type="float" office:value="1499.28474780468" calcext:value-type="float">
            <text:p>1499.285</text:p>
          </table:table-cell>
          <table:table-cell table:style-name="ce19" table:formula="of:=0.19887*([.B25])^(-1/8)" office:value-type="float" office:value="0.0503110627489235" calcext:value-type="float">
            <text:p>0.0503111</text:p>
          </table:table-cell>
          <table:table-cell table:style-name="ce22" table:formula="of:=1/[.D25]" office:value-type="float" office:value="19.8763441947248" calcext:value-type="float">
            <text:p>19.876344</text:p>
          </table:table-cell>
          <table:table-cell/>
          <table:table-cell table:style-name="ce29" table:formula="of:=2*[.C25]/[.B25]" office:value-type="float" office:value="0.0503115687182779" calcext:value-type="float">
            <text:p>0.0503115687</text:p>
          </table:table-cell>
          <table:table-cell table:style-name="ce33" table:formula="of:=1-[.G25]/[.D25]" office:value-type="float" office:value="-0.0000100568210388285" calcext:value-type="float">
            <text:p>-1.006E-5</text:p>
          </table:table-cell>
          <table:table-cell table:number-columns-repeated="990"/>
        </table:table-row>
        <table:table-row table:style-name="ro1">
          <table:table-cell table:style-name="Default"/>
          <table:table-cell table:style-name="ce7" office:value-type="float" office:value="59632" calcext:value-type="float">
            <text:p>59632</text:p>
          </table:table-cell>
          <table:table-cell table:style-name="ce14" table:formula="of:=0.099436*([.B26])^(7/8)" office:value-type="float" office:value="1499.98908613519" calcext:value-type="float">
            <text:p>1499.989</text:p>
          </table:table-cell>
          <table:table-cell table:style-name="ce19" table:formula="of:=0.19887*([.B26])^(-1/8)" office:value-type="float" office:value="0.0503076871869162" calcext:value-type="float">
            <text:p>0.0503077</text:p>
          </table:table-cell>
          <table:table-cell table:style-name="ce22" table:formula="of:=1/[.D26]" office:value-type="float" office:value="19.8776778643101" calcext:value-type="float">
            <text:p>19.877678</text:p>
          </table:table-cell>
          <table:table-cell/>
          <table:table-cell table:style-name="ce29" table:formula="of:=2*[.C26]/[.B26]" office:value-type="float" office:value="0.0503081931223232" calcext:value-type="float">
            <text:p>0.0503081931</text:p>
          </table:table-cell>
          <table:table-cell table:style-name="ce33" table:formula="of:=1-[.G26]/[.D26]" office:value-type="float" office:value="-0.0000100568210388285" calcext:value-type="float">
            <text:p>-1.006E-5</text:p>
          </table:table-cell>
          <table:table-cell table:number-columns-repeated="990"/>
        </table:table-row>
        <table:table-row table:style-name="ro1">
          <table:table-cell table:style-name="Default"/>
          <table:table-cell table:style-name="ce6" office:value-type="float" office:value="60000" calcext:value-type="float">
            <text:p>60000</text:p>
          </table:table-cell>
          <table:table-cell table:style-name="ce14" table:formula="of:=0.099436*([.B27])^(7/8)" office:value-type="float" office:value="1508.08558841924" calcext:value-type="float">
            <text:p>1508.086</text:p>
          </table:table-cell>
          <table:table-cell table:style-name="ce19" table:formula="of:=0.19887*([.B27])^(-1/8)" office:value-type="float" office:value="0.0502690140674963" calcext:value-type="float">
            <text:p>0.0502690</text:p>
          </table:table-cell>
          <table:table-cell table:style-name="ce22" table:formula="of:=1/[.D27]" office:value-type="float" office:value="19.8929702233129" calcext:value-type="float">
            <text:p>19.892970</text:p>
          </table:table-cell>
          <table:table-cell/>
          <table:table-cell table:style-name="ce29" table:formula="of:=2*[.C27]/[.B27]" office:value-type="float" office:value="0.0502695196139746" calcext:value-type="float">
            <text:p>0.0502695196</text:p>
          </table:table-cell>
          <table:table-cell table:style-name="ce33" table:formula="of:=1-[.G27]/[.D27]" office:value-type="float" office:value="-0.0000100568210388285" calcext:value-type="float">
            <text:p>-1.006E-5</text:p>
          </table:table-cell>
          <table:table-cell table:number-columns-repeated="990"/>
        </table:table-row>
        <table:table-row table:style-name="ro1">
          <table:table-cell table:style-name="Default"/>
          <table:table-cell table:style-name="ce7" office:value-type="float" office:value="60075" calcext:value-type="float">
            <text:p>60075</text:p>
          </table:table-cell>
          <table:table-cell table:style-name="ce14" table:formula="of:=0.099436*([.B28])^(7/8)" office:value-type="float" office:value="1509.7349282272" calcext:value-type="float">
            <text:p>1509.735</text:p>
          </table:table-cell>
          <table:table-cell table:style-name="ce19" table:formula="of:=0.19887*([.B28])^(-1/8)" office:value-type="float" office:value="0.0502611650518819" calcext:value-type="float">
            <text:p>0.0502612</text:p>
          </table:table-cell>
          <table:table-cell table:style-name="ce22" table:formula="of:=1/[.D28]" office:value-type="float" office:value="19.8960768013983" calcext:value-type="float">
            <text:p>19.896077</text:p>
          </table:table-cell>
          <table:table-cell/>
          <table:table-cell table:style-name="ce29" table:formula="of:=2*[.C28]/[.B28]" office:value-type="float" office:value="0.0502616705194241" calcext:value-type="float">
            <text:p>0.0502616705</text:p>
          </table:table-cell>
          <table:table-cell table:style-name="ce33" table:formula="of:=1-[.G28]/[.D28]" office:value-type="float" office:value="-0.0000100568210386065" calcext:value-type="float">
            <text:p>-1.006E-5</text:p>
          </table:table-cell>
          <table:table-cell table:number-columns-repeated="990"/>
        </table:table-row>
        <table:table-row table:style-name="ro1">
          <table:table-cell table:style-name="Default"/>
          <table:table-cell table:style-name="ce7" office:value-type="float" office:value="70000" calcext:value-type="float">
            <text:p>70000</text:p>
          </table:table-cell>
          <table:table-cell table:style-name="ce14" table:formula="of:=0.099436*([.B29])^(7/8)" office:value-type="float" office:value="1725.85549913105" calcext:value-type="float">
            <text:p>1725.855</text:p>
          </table:table-cell>
          <table:table-cell table:style-name="ce19" table:formula="of:=0.19887*([.B29])^(-1/8)" office:value-type="float" office:value="0.0493096612195918" calcext:value-type="float">
            <text:p>0.0493097</text:p>
          </table:table-cell>
          <table:table-cell table:style-name="ce22" table:formula="of:=1/[.D29]" office:value-type="float" office:value="20.2800014290644" calcext:value-type="float">
            <text:p>20.280001</text:p>
          </table:table-cell>
          <table:table-cell/>
          <table:table-cell table:style-name="ce29" table:formula="of:=2*[.C29]/[.B29]" office:value-type="float" office:value="0.0493101571180301" calcext:value-type="float">
            <text:p>0.0493101571</text:p>
          </table:table-cell>
          <table:table-cell table:style-name="ce33" table:formula="of:=1-[.G29]/[.D29]" office:value-type="float" office:value="-0.0000100568210386065" calcext:value-type="float">
            <text:p>-1.006E-5</text:p>
          </table:table-cell>
          <table:table-cell table:number-columns-repeated="990"/>
        </table:table-row>
        <table:table-row table:style-name="ro1">
          <table:table-cell table:style-name="Default"/>
          <table:table-cell table:style-name="ce7" office:value-type="float" office:value="80000" calcext:value-type="float">
            <text:p>80000</text:p>
          </table:table-cell>
          <table:table-cell table:style-name="ce14" table:formula="of:=0.099436*([.B30])^(7/8)" office:value-type="float" office:value="1939.75725239888" calcext:value-type="float">
            <text:p>1939.757</text:p>
          </table:table-cell>
          <table:table-cell table:style-name="ce19" table:formula="of:=0.19887*([.B30])^(-1/8)" office:value-type="float" office:value="0.0484934436200878" calcext:value-type="float">
            <text:p>0.0484934</text:p>
          </table:table-cell>
          <table:table-cell table:style-name="ce22" table:formula="of:=1/[.D30]" office:value-type="float" office:value="20.6213443581013" calcext:value-type="float">
            <text:p>20.621344</text:p>
          </table:table-cell>
          <table:table-cell/>
          <table:table-cell table:style-name="ce29" table:formula="of:=2*[.C30]/[.B30]" office:value-type="float" office:value="0.0484939313099719" calcext:value-type="float">
            <text:p>0.0484939313</text:p>
          </table:table-cell>
          <table:table-cell table:style-name="ce33" table:formula="of:=1-[.G30]/[.D30]" office:value-type="float" office:value="-0.0000100568210388285" calcext:value-type="float">
            <text:p>-1.006E-5</text:p>
          </table:table-cell>
          <table:table-cell table:number-columns-repeated="990"/>
        </table:table-row>
        <table:table-row table:style-name="ro1">
          <table:table-cell table:style-name="Default"/>
          <table:table-cell table:style-name="ce7" office:value-type="float" office:value="90000" calcext:value-type="float">
            <text:p>90000</text:p>
          </table:table-cell>
          <table:table-cell table:style-name="ce14" table:formula="of:=0.099436*([.B31])^(7/8)" office:value-type="float" office:value="2150.33360198313" calcext:value-type="float">
            <text:p>2150.334</text:p>
          </table:table-cell>
          <table:table-cell table:style-name="ce19" table:formula="of:=0.19887*([.B31])^(-1/8)" office:value-type="float" office:value="0.0477847105928979" calcext:value-type="float">
            <text:p>0.0477847</text:p>
          </table:table-cell>
          <table:table-cell table:style-name="ce22" table:formula="of:=1/[.D31]" office:value-type="float" office:value="20.9271959083211" calcext:value-type="float">
            <text:p>20.927196</text:p>
          </table:table-cell>
          <table:table-cell/>
          <table:table-cell table:style-name="ce29" table:formula="of:=2*[.C31]/[.B31]" office:value-type="float" office:value="0.0477851911551807" calcext:value-type="float">
            <text:p>0.0477851912</text:p>
          </table:table-cell>
          <table:table-cell table:style-name="ce33" table:formula="of:=1-[.G31]/[.D31]" office:value-type="float" office:value="-0.0000100568210388285" calcext:value-type="float">
            <text:p>-1.006E-5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8" office:value-type="float" office:value="130000" calcext:value-type="float">
            <text:p>130000</text:p>
          </table:table-cell>
          <table:table-cell table:style-name="ce14" table:formula="of:=0.099436*([.B32])^(7/8)" office:value-type="float" office:value="2966.49813024264" calcext:value-type="float">
            <text:p>2966.498</text:p>
          </table:table-cell>
          <table:table-cell table:style-name="ce19" table:formula="of:=0.19887*([.B32])^(-1/8)" office:value-type="float" office:value="0.0456379738000287" calcext:value-type="float">
            <text:p>0.0456380</text:p>
          </table:table-cell>
          <table:table-cell table:style-name="ce22" table:formula="of:=1/[.D32]" office:value-type="float" office:value="21.9115775030173" calcext:value-type="float">
            <text:p>21.911578</text:p>
          </table:table-cell>
          <table:table-cell/>
          <table:table-cell table:style-name="ce29" table:formula="of:=2*[.C32]/[.B32]" office:value-type="float" office:value="0.0456384327729638" calcext:value-type="float">
            <text:p>0.0456384328</text:p>
          </table:table-cell>
          <table:table-cell table:style-name="ce33" table:formula="of:=1-[.G32]/[.D32]" office:value-type="float" office:value="-0.0000100568210388285" calcext:value-type="float">
            <text:p>-1.006E-5</text:p>
          </table:table-cell>
          <table:table-cell table:style-name="ce2" table:number-columns-repeated="988"/>
          <table:table-cell table:number-columns-repeated="2"/>
        </table:table-row>
        <table:table-row table:style-name="ro1">
          <table:table-cell table:style-name="Default"/>
          <table:table-cell table:style-name="ce7" office:value-type="float" office:value="131700" calcext:value-type="float">
            <text:p>131700</text:p>
          </table:table-cell>
          <table:table-cell table:style-name="ce15" table:formula="of:=0.099436*([.B33])^(7/8)" office:value-type="float" office:value="3000.41410737169" calcext:value-type="float">
            <text:p>3000.414</text:p>
          </table:table-cell>
          <table:table-cell table:style-name="ce19" table:formula="of:=0.19887*([.B33])^(-1/8)" office:value-type="float" office:value="0.0455639169787005" calcext:value-type="float">
            <text:p>0.0455639</text:p>
          </table:table-cell>
          <table:table-cell table:style-name="ce22" table:formula="of:=1/[.D33]" office:value-type="float" office:value="21.947191249327" calcext:value-type="float">
            <text:p>21.947191</text:p>
          </table:table-cell>
          <table:table-cell/>
          <table:table-cell table:style-name="ce29" table:formula="of:=2*[.C33]/[.B33]" office:value-type="float" office:value="0.0455643752068594" calcext:value-type="float">
            <text:p>0.0455643752</text:p>
          </table:table-cell>
          <table:table-cell table:style-name="ce33" table:formula="of:=1-[.G33]/[.D33]" office:value-type="float" office:value="-0.0000100568210388285" calcext:value-type="float">
            <text:p>-1.006E-5</text:p>
          </table:table-cell>
          <table:table-cell table:number-columns-repeated="990"/>
        </table:table-row>
        <table:table-row table:style-name="ro1">
          <table:table-cell/>
          <table:table-cell table:style-name="ce9" office:value-type="float" office:value="236100" calcext:value-type="float">
            <text:p>236100</text:p>
          </table:table-cell>
          <table:table-cell table:style-name="ce15" table:formula="of:=0.099436*([.B34])^(7/8)" office:value-type="float" office:value="5000.37568122775" calcext:value-type="float">
            <text:p>5000.376</text:p>
          </table:table-cell>
          <table:table-cell table:style-name="ce19" table:formula="of:=0.19887*([.B34])^(-1/8)" office:value-type="float" office:value="0.0423576907568837" calcext:value-type="float">
            <text:p>0.0423577</text:p>
          </table:table-cell>
          <table:table-cell table:style-name="ce22" table:formula="of:=1/[.D34]" office:value-type="float" office:value="23.6084635902274" calcext:value-type="float">
            <text:p>23.608464</text:p>
          </table:table-cell>
          <table:table-cell/>
          <table:table-cell table:style-name="ce29" table:formula="of:=2*[.C34]/[.B34]" office:value-type="float" office:value="0.0423581167405993" calcext:value-type="float">
            <text:p>0.0423581167</text:p>
          </table:table-cell>
          <table:table-cell table:style-name="ce33" table:formula="of:=1-[.G34]/[.D34]" office:value-type="float" office:value="-0.0000100568210386065" calcext:value-type="float">
            <text:p>-1.006E-5</text:p>
          </table:table-cell>
          <table:table-cell table:number-columns-repeated="990"/>
        </table:table-row>
        <table:table-row table:style-name="ro1">
          <table:table-cell/>
          <table:table-cell table:style-name="ce9" office:value-type="float" office:value="246145" calcext:value-type="float">
            <text:p>246145</text:p>
          </table:table-cell>
          <table:table-cell table:style-name="ce14" table:formula="of:=0.099436*([.B35])^(7/8)" office:value-type="float" office:value="5186.03909840491" calcext:value-type="float">
            <text:p>5186.039</text:p>
          </table:table-cell>
          <table:table-cell table:style-name="ce19" table:formula="of:=0.19887*([.B35])^(-1/8)" office:value-type="float" office:value="0.0421376582409743" calcext:value-type="float">
            <text:p>0.0421377</text:p>
          </table:table-cell>
          <table:table-cell table:style-name="ce22" table:formula="of:=1/[.D35]" office:value-type="float" office:value="23.7317411964676" calcext:value-type="float">
            <text:p>23.731741</text:p>
          </table:table-cell>
          <table:table-cell/>
          <table:table-cell table:style-name="ce29" table:formula="of:=2*[.C35]/[.B35]" office:value-type="float" office:value="0.0421380820118622" calcext:value-type="float">
            <text:p>0.0421380820</text:p>
          </table:table-cell>
          <table:table-cell table:style-name="ce33" table:formula="of:=1-[.G35]/[.D35]" office:value-type="float" office:value="-0.0000100568210388285" calcext:value-type="float">
            <text:p>-1.006E-5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float" office:value="250000" calcext:value-type="float">
            <text:p>250000</text:p>
          </table:table-cell>
          <table:table-cell table:style-name="ce14" table:formula="of:=0.099436*([.B36])^(7/8)" office:value-type="float" office:value="5257.0384475738" calcext:value-type="float">
            <text:p>5257.038</text:p>
          </table:table-cell>
          <table:table-cell table:style-name="ce19" table:formula="of:=0.19887*([.B36])^(-1/8)" office:value-type="float" office:value="0.042055884632085" calcext:value-type="float">
            <text:p>0.0420559</text:p>
          </table:table-cell>
          <table:table-cell table:style-name="ce22" table:formula="of:=1/[.D36]" office:value-type="float" office:value="23.7778852768938" calcext:value-type="float">
            <text:p>23.777885</text:p>
          </table:table-cell>
          <table:table-cell/>
          <table:table-cell table:style-name="ce29" table:formula="of:=2*[.C36]/[.B36]" office:value-type="float" office:value="0.0420563075805904" calcext:value-type="float">
            <text:p>0.0420563076</text:p>
          </table:table-cell>
          <table:table-cell table:style-name="ce33" table:formula="of:=1-[.G36]/[.D36]" office:value-type="float" office:value="-0.0000100568210388285" calcext:value-type="float">
            <text:p>-1.006E-5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9" office:value-type="float" office:value="290800" calcext:value-type="float">
            <text:p>290800</text:p>
          </table:table-cell>
          <table:table-cell table:style-name="ce15" table:formula="of:=0.099436*([.B37])^(7/8)" office:value-type="float" office:value="6000.5180653702" calcext:value-type="float">
            <text:p>6000.518</text:p>
          </table:table-cell>
          <table:table-cell table:style-name="ce19" table:formula="of:=0.19887*([.B37])^(-1/8)" office:value-type="float" office:value="0.0412686225573643" calcext:value-type="float">
            <text:p>0.0412686</text:p>
          </table:table-cell>
          <table:table-cell table:style-name="ce22" table:formula="of:=1/[.D37]" office:value-type="float" office:value="24.2314847947731" calcext:value-type="float">
            <text:p>24.231485</text:p>
          </table:table-cell>
          <table:table-cell/>
          <table:table-cell table:style-name="ce29" table:formula="of:=2*[.C37]/[.B37]" office:value-type="float" office:value="0.0412690375885158" calcext:value-type="float">
            <text:p>0.0412690376</text:p>
          </table:table-cell>
          <table:table-cell table:style-name="ce33" table:formula="of:=1-[.G37]/[.D37]" office:value-type="float" office:value="-0.0000100568210388285" calcext:value-type="float">
            <text:p>-1.006E-5</text:p>
          </table:table-cell>
          <table:table-cell table:style-name="ce2" table:number-columns-repeated="988"/>
          <table:table-cell table:number-columns-repeated="2"/>
        </table:table-row>
        <table:table-row table:style-name="ro1">
          <table:table-cell table:style-name="ce2"/>
          <table:table-cell table:style-name="ce9" office:value-type="float" office:value="328000" calcext:value-type="float">
            <text:p>328000</text:p>
          </table:table-cell>
          <table:table-cell table:style-name="ce15" table:formula="of:=0.099436*([.B38])^(7/8)" office:value-type="float" office:value="6667.04304213915" calcext:value-type="float">
            <text:p>6667.043</text:p>
          </table:table-cell>
          <table:table-cell table:style-name="ce19" table:formula="of:=0.19887*([.B38])^(-1/8)" office:value-type="float" office:value="0.0406522926436263" calcext:value-type="float">
            <text:p>0.0406523</text:p>
          </table:table-cell>
          <table:table-cell table:style-name="ce22" table:formula="of:=1/[.D38]" office:value-type="float" office:value="24.5988586367413" calcext:value-type="float">
            <text:p>24.598859</text:p>
          </table:table-cell>
          <table:table-cell/>
          <table:table-cell table:style-name="ce29" table:formula="of:=2*[.C38]/[.B38]" office:value-type="float" office:value="0.0406527014764582" calcext:value-type="float">
            <text:p>0.0406527015</text:p>
          </table:table-cell>
          <table:table-cell table:style-name="ce33" table:formula="of:=1-[.G38]/[.D38]" office:value-type="float" office:value="-0.0000100568210386065" calcext:value-type="float">
            <text:p>-1.006E-5</text:p>
          </table:table-cell>
          <table:table-cell table:style-name="ce2" table:number-columns-repeated="988"/>
          <table:table-cell table:number-columns-repeated="2"/>
        </table:table-row>
        <table:table-row table:style-name="ro1">
          <table:table-cell/>
          <table:table-cell table:style-name="ce8" office:value-type="float" office:value="500000" calcext:value-type="float">
            <text:p>500000</text:p>
          </table:table-cell>
          <table:table-cell table:style-name="ce14" table:formula="of:=0.099436*([.B39])^(7/8)" office:value-type="float" office:value="9641.45102341516" calcext:value-type="float">
            <text:p>9641.451</text:p>
          </table:table-cell>
          <table:table-cell table:style-name="ce19" table:formula="of:=0.19887*([.B39])^(-1/8)" office:value-type="float" office:value="0.0385654162481711" calcext:value-type="float">
            <text:p>0.0385654</text:p>
          </table:table-cell>
          <table:table-cell table:style-name="ce22" table:formula="of:=1/[.D39]" office:value-type="float" office:value="25.9299677608801" calcext:value-type="float">
            <text:p>25.929968</text:p>
          </table:table-cell>
          <table:table-cell/>
          <table:table-cell table:style-name="ce29" table:formula="of:=2*[.C39]/[.B39]" office:value-type="float" office:value="0.0385658040936606" calcext:value-type="float">
            <text:p>0.0385658041</text:p>
          </table:table-cell>
          <table:table-cell table:style-name="ce33" table:formula="of:=1-[.G39]/[.D39]" office:value-type="float" office:value="-0.0000100568210388285" calcext:value-type="float">
            <text:p>-1.006E-5</text:p>
          </table:table-cell>
          <table:table-cell table:number-columns-repeated="990"/>
        </table:table-row>
        <table:table-row table:style-name="ro1">
          <table:table-cell/>
          <table:table-cell table:style-name="ce9" office:value-type="float" office:value="521300" calcext:value-type="float">
            <text:p>521300</text:p>
          </table:table-cell>
          <table:table-cell table:style-name="ce15" table:formula="of:=0.099436*([.B40])^(7/8)" office:value-type="float" office:value="9999.89419641259" calcext:value-type="float">
            <text:p>9999.894</text:p>
          </table:table-cell>
          <table:table-cell table:style-name="ce19" table:formula="of:=0.19887*([.B40])^(-1/8)" office:value-type="float" office:value="0.0383648326502115" calcext:value-type="float">
            <text:p>0.0383648</text:p>
          </table:table-cell>
          <table:table-cell table:style-name="ce22" table:formula="of:=1/[.D40]" office:value-type="float" office:value="26.0655379137823" calcext:value-type="float">
            <text:p>26.065538</text:p>
          </table:table-cell>
          <table:table-cell/>
          <table:table-cell table:style-name="ce29" table:formula="of:=2*[.C40]/[.B40]" office:value-type="float" office:value="0.0383652184784676" calcext:value-type="float">
            <text:p>0.0383652185</text:p>
          </table:table-cell>
          <table:table-cell table:style-name="ce33" table:formula="of:=1-[.G40]/[.D40]" office:value-type="float" office:value="-0.0000100568210388285" calcext:value-type="float">
            <text:p>-1.006E-5</text:p>
          </table:table-cell>
          <table:table-cell table:number-columns-repeated="990"/>
        </table:table-row>
        <table:table-row table:style-name="ro1">
          <table:table-cell/>
          <table:table-cell table:style-name="ce10" office:value-type="float" office:value="642100" calcext:value-type="float">
            <text:p>642100</text:p>
          </table:table-cell>
          <table:table-cell table:style-name="ce16" table:formula="of:=0.099436*([.B41])^(7/8)" office:value-type="float" office:value="12000.4071721761" calcext:value-type="float">
            <text:p>12000.407</text:p>
          </table:table-cell>
          <table:table-cell table:style-name="ce20" table:formula="of:=0.19887*([.B41])^(-1/8)" office:value-type="float" office:value="0.0373782478973446" calcext:value-type="float">
            <text:p>0.0373782</text:p>
          </table:table-cell>
          <table:table-cell table:style-name="ce23" table:formula="of:=1/[.D41]" office:value-type="float" office:value="26.7535279541832" calcext:value-type="float">
            <text:p>26.753528</text:p>
          </table:table-cell>
          <table:table-cell table:style-name="ce26"/>
          <table:table-cell table:style-name="ce30" table:formula="of:=2*[.C41]/[.B41]" office:value-type="float" office:value="0.0373786238036945" calcext:value-type="float">
            <text:p>0.0373786238</text:p>
          </table:table-cell>
          <table:table-cell table:style-name="ce34" table:formula="of:=1-[.G41]/[.D41]" office:value-type="float" office:value="-0.0000100568210388285" calcext:value-type="float">
            <text:p>-1.006E-5</text:p>
          </table:table-cell>
          <table:table-cell table:number-columns-repeated="990"/>
        </table:table-row>
        <table:table-row table:style-name="ro1" table:number-rows-repeated="4">
          <table:table-cell/>
          <table:table-cell table:style-name="ce11"/>
          <table:table-cell table:style-name="ce17" table:number-columns-repeated="3"/>
          <table:table-cell table:number-columns-repeated="993"/>
        </table:table-row>
        <table:table-row table:style-name="ro1" table:number-rows-repeated="6">
          <table:table-cell/>
          <table:table-cell table:style-name="ce11"/>
          <table:table-cell table:number-columns-repeated="996"/>
        </table:table-row>
        <table:table-row table:style-name="ro1" table:number-rows-repeated="1048519">
          <table:table-cell table:number-columns-repeated="998"/>
        </table:table-row>
        <table:table-row table:style-name="ro3" table:number-rows-repeated="5">
          <table:table-cell table:number-columns-repeated="998"/>
        </table:table-row>
        <table:table-row table:style-name="ro3">
          <table:table-cell table:number-columns-repeated="998"/>
        </table:table-row>
      </table:table>
      <table:table table:name="Kolmogorov" table:style-name="ta2">
        <table:shapes>
          <draw:frame draw:z-index="0" draw:style-name="gr1" draw:text-style-name="P1" svg:width="121.79mm" svg:height="106.66mm" svg:x="126.28mm" svg:y="188.94mm">
            <loext:p draw:notify-on-update-of-ranges="Kolmogorov.C5:Kolmogorov.C37 Kolmogorov.G4:Kolmogorov.G4 Kolmogorov.G5:Kolmogorov.G37 Kolmogorov.C5:Kolmogorov.C37 Kolmogorov.H4:Kolmogorov.H4 Kolmogorov.H5:Kolmogorov.H3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2" table:default-cell-style-name="ce3"/>
        <table:table-column table:style-name="co17" table:number-columns-repeated="2" table:default-cell-style-name="ce3"/>
        <table:table-column table:style-name="co18" table:default-cell-style-name="ce3"/>
        <table:table-column table:style-name="co19" table:default-cell-style-name="ce3"/>
        <table:table-column table:style-name="co1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8" table:number-columns-repeated="225" table:default-cell-style-name="ce3"/>
        <table:table-column table:style-name="co8" table:number-columns-repeated="761" table:default-cell-style-name="Default"/>
        <table:table-row table:style-name="ro1">
          <table:table-cell table:style-name="Default" office:value-type="string" calcext:value-type="string">
            <text:p>x</text:p>
          </table:table-cell>
          <table:table-cell table:style-name="Default"/>
          <table:table-cell table:number-columns-repeated="3"/>
          <table:table-cell office:value-type="string" calcext:value-type="string">
            <text:p>x</text:p>
          </table:table-cell>
          <table:table-cell table:style-name="Default"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ce54" office:value-type="string" calcext:value-type="string" table:number-columns-spanned="8" table:number-rows-spanned="1">
            <text:p>Kolmogorov</text:p>
          </table:table-cell>
          <table:covered-table-cell/>
          <table:covered-table-cell table:number-columns-repeated="3" table:style-name="Default"/>
          <table:covered-table-cell table:number-columns-repeated="3" table:style-name="ce71"/>
          <table:table-cell table:number-columns-repeated="996"/>
        </table:table-row>
        <table:table-row table:style-name="ro2">
          <table:table-cell table:style-name="Default"/>
          <table:table-cell table:style-name="ce4"/>
          <table:table-cell table:style-name="ce36"/>
          <table:table-cell table:style-name="ce42" office:value-type="string" calcext:value-type="string" table:number-columns-spanned="2" table:number-rows-spanned="1">
            <text:p>Blasius</text:p>
          </table:table-cell>
          <table:covered-table-cell table:style-name="ce36"/>
          <table:table-cell table:style-name="ce36"/>
          <table:table-cell table:style-name="ce55" office:value-type="string" calcext:value-type="string" table:number-columns-spanned="2" table:number-rows-spanned="1">
            <text:p>Length scale</text:p>
          </table:table-cell>
          <table:covered-table-cell table:style-name="ce18"/>
          <table:table-cell table:style-name="ce55" office:value-type="string" calcext:value-type="string" table:number-columns-spanned="4" table:number-rows-spanned="1">
            <text:p>Time scale</text:p>
          </table:table-cell>
          <table:covered-table-cell table:number-columns-repeated="2" table:style-name="ce68"/>
          <table:covered-table-cell table:style-name="ce72"/>
          <table:table-cell table:style-name="ce55" office:value-type="string" calcext:value-type="string" table:number-columns-spanned="2" table:number-rows-spanned="1">
            <text:p>Velocity scale</text:p>
          </table:table-cell>
          <table:covered-table-cell table:style-name="ce72"/>
          <table:table-cell table:style-name="ce78"/>
          <table:table-cell table:style-name="ce80" office:value-type="string" calcext:value-type="string" table:number-columns-spanned="6" table:number-rows-spanned="1">
            <text:p>Mean grid spacing</text:p>
          </table:table-cell>
          <table:covered-table-cell table:number-columns-repeated="2" table:style-name="ce82"/>
          <table:covered-table-cell table:number-columns-repeated="3" table:style-name="ce89"/>
          <table:table-cell table:style-name="ce89" table:number-columns-repeated="2"/>
          <table:table-cell table:style-name="ce92"/>
          <table:table-cell table:number-columns-repeated="986"/>
        </table:table-row>
        <table:table-row table:style-name="ro2">
          <table:table-cell table:style-name="Default"/>
          <table:table-cell table:style-name="ce5" office:value-type="string" calcext:value-type="string">
            <text:p>Code</text:p>
          </table:table-cell>
          <table:table-cell table:style-name="ce13" office:value-type="string" calcext:value-type="string">
            <text:p>Re_b</text:p>
          </table:table-cell>
          <table:table-cell table:style-name="ce13" office:value-type="string" calcext:value-type="string">
            <text:p>Re_tau</text:p>
          </table:table-cell>
          <table:table-cell table:style-name="ce13" office:value-type="string" calcext:value-type="string">
            <text:p>u_tau/u_b</text:p>
          </table:table-cell>
          <table:table-cell table:style-name="ce51"/>
          <table:table-cell table:style-name="ce56" office:value-type="string" calcext:value-type="string">
            <text:p>eta^+</text:p>
          </table:table-cell>
          <table:table-cell table:style-name="ce60" office:value-type="string" calcext:value-type="string">
            <text:p>eta/R</text:p>
          </table:table-cell>
          <table:table-cell table:style-name="ce64" office:value-type="string" calcext:value-type="string">
            <text:p>tau*nu/R^2</text:p>
          </table:table-cell>
          <table:table-cell table:style-name="ce69" office:value-type="string" calcext:value-type="string">
            <text:p>tau*u_b/D</text:p>
          </table:table-cell>
          <table:table-cell table:style-name="ce69" office:value-type="string" calcext:value-type="string">
            <text:p>tau*u_c/R</text:p>
          </table:table-cell>
          <table:table-cell table:style-name="ce73" office:value-type="string" calcext:value-type="string">
            <text:p>tau*u_tau/R</text:p>
          </table:table-cell>
          <table:table-cell table:style-name="ce74"/>
          <table:table-cell table:style-name="ce77"/>
          <table:table-cell table:style-name="ce79"/>
          <table:table-cell table:style-name="ce81" office:value-type="string" calcext:value-type="string">
            <text:p>h^+</text:p>
          </table:table-cell>
          <table:table-cell table:style-name="ce81" office:value-type="string" calcext:value-type="string">
            <text:p>h/R</text:p>
          </table:table-cell>
          <table:table-cell table:style-name="ce81" office:value-type="string" calcext:value-type="string">
            <text:p>L/R</text:p>
          </table:table-cell>
          <table:table-cell table:style-name="ce90" office:value-type="string" calcext:value-type="string">
            <text:p>N_z</text:p>
          </table:table-cell>
          <table:table-cell table:style-name="ce90" office:value-type="string" calcext:value-type="string">
            <text:p>N_phi</text:p>
          </table:table-cell>
          <table:table-cell table:style-name="ce90" office:value-type="string" calcext:value-type="string">
            <text:p>N_r</text:p>
          </table:table-cell>
          <table:table-cell table:number-columns-repeated="2" table:style-name="ce91" office:value-type="string" calcext:value-type="string">
            <text:p>N_r</text:p>
          </table:table-cell>
          <table:table-cell table:style-name="ce93" office:value-type="string" calcext:value-type="string">
            <text:p>DOF</text:p>
          </table:table-cell>
          <table:table-cell table:number-columns-repeated="986"/>
        </table:table-row>
        <table:table-row table:style-name="ro2">
          <table:table-cell table:style-name="Default" table:number-columns-repeated="2"/>
          <table:table-cell table:style-name="ce37" office:value-type="float" office:value="2040" calcext:value-type="float">
            <text:p>2040</text:p>
          </table:table-cell>
          <table:table-cell table:style-name="ce43" table:formula="of:=0.099436*([.C5])^(7/8)" office:value-type="float" office:value="78.2474227779856" calcext:value-type="float">
            <text:p>78.2</text:p>
          </table:table-cell>
          <table:table-cell table:style-name="ce48" table:formula="of:=0.19887*([.C5])^(-1/8)" office:value-type="float" office:value="0.0767123881035018" calcext:value-type="float">
            <text:p>0.07671</text:p>
          </table:table-cell>
          <table:table-cell table:style-name="Default"/>
          <table:table-cell table:style-name="ce57" table:formula="of:=(1/2*[.E5]*[.D5])^(1/4)" office:value-type="float" office:value="1.31621364067335" calcext:value-type="float">
            <text:p>1.316</text:p>
          </table:table-cell>
          <table:table-cell table:style-name="ce61" table:formula="of:=(1/2*[.E5])^(1/4)*([.D5])^(-3/4)" office:value-type="float" office:value="0.0168211756239933" calcext:value-type="float">
            <text:p>1.682E-02</text:p>
          </table:table-cell>
          <table:table-cell table:style-name="ce65" table:formula="of:=([.D5])^(-1)*([.C5])^(-1/2)" office:value-type="float" office:value="0.000282953372168207" calcext:value-type="float">
            <text:p>2.8295E-4</text:p>
          </table:table-cell>
          <table:table-cell table:style-name="ce65" table:formula="of:=1/4*([.D5])^(-1)*([.C5])^(1/2)" office:value-type="float" office:value="0.144306219805785" calcext:value-type="float">
            <text:p>1.4431E-1</text:p>
          </table:table-cell>
          <table:table-cell table:style-name="ce65" table:formula="of:=([.D5])^(-1)*([.C5])^(1/2)" office:value-type="float" office:value="0.577224879223142" calcext:value-type="float">
            <text:p>5.7722E-1</text:p>
          </table:table-cell>
          <table:table-cell table:style-name="ce65" table:formula="of:=([.C5])^(-1/2)" office:value-type="float" office:value="0.0221403721385024" calcext:value-type="float">
            <text:p>2.2140E-2</text:p>
          </table:table-cell>
          <table:table-cell table:style-name="Default" table:number-columns-repeated="3"/>
          <table:table-cell table:style-name="ce57" table:formula="of:=[.G5]*PI()" office:value-type="float" office:value="4.13500710409406" calcext:value-type="float">
            <text:p>4.135</text:p>
          </table:table-cell>
          <table:table-cell table:style-name="ce83" table:formula="of:=[.H5]*PI()" office:value-type="float" office:value="0.052845281765081" calcext:value-type="float">
            <text:p>5.285E-2</text:p>
          </table:table-cell>
          <table:table-cell table:style-name="ce86" office:value-type="float" office:value="42" calcext:value-type="float">
            <text:p>42</text:p>
          </table:table-cell>
          <table:table-cell table:style-name="ce17" table:formula="of:=[.R5]/[.Q5]" office:value-type="float" office:value="794.772940878758" calcext:value-type="float">
            <text:p>795</text:p>
          </table:table-cell>
          <table:table-cell table:style-name="ce17" table:formula="of:=2*PI()/[.Q5]" office:value-type="float" office:value="118.897753920793" calcext:value-type="float">
            <text:p>119</text:p>
          </table:table-cell>
          <table:table-cell table:style-name="ce17" table:formula="of:=1/[.Q5]" office:value-type="float" office:value="18.9231652590181" calcext:value-type="float">
            <text:p>19</text:p>
          </table:table-cell>
          <table:table-cell table:style-name="ce17" table:formula="of:=[.D5]/1" office:value-type="float" office:value="78.2474227779856" calcext:value-type="float">
            <text:p>78</text:p>
          </table:table-cell>
          <table:table-cell table:style-name="ce17" table:formula="of:=([.T5]+[.U5])/2" office:value-type="float" office:value="68.9104595899057" calcext:value-type="float">
            <text:p>69</text:p>
          </table:table-cell>
          <table:table-cell table:style-name="ce94" table:formula="of:=[.S5]*[.T5]*[.W5]" office:value-type="float" office:value="6511812.23593628" calcext:value-type="float">
            <text:p>6.5E+6</text:p>
          </table:table-cell>
          <table:table-cell table:number-columns-repeated="986"/>
        </table:table-row>
        <table:table-row table:style-name="ro1">
          <table:table-cell table:style-name="Default" table:number-columns-repeated="2"/>
          <table:table-cell table:style-name="ce37" office:value-type="float" office:value="2300" calcext:value-type="float">
            <text:p>2300</text:p>
          </table:table-cell>
          <table:table-cell table:style-name="ce43" table:formula="of:=0.099436*([.C6])^(7/8)" office:value-type="float" office:value="86.9071488232522" calcext:value-type="float">
            <text:p>86.9</text:p>
          </table:table-cell>
          <table:table-cell table:style-name="ce48" table:formula="of:=0.19887*([.C6])^(-1/8)" office:value-type="float" office:value="0.075570673758608" calcext:value-type="float">
            <text:p>0.07557</text:p>
          </table:table-cell>
          <table:table-cell table:style-name="ce17"/>
          <table:table-cell table:style-name="ce57" table:formula="of:=(1/2*[.E6]*[.D6])^(1/4)" office:value-type="float" office:value="1.34615385796477" calcext:value-type="float">
            <text:p>1.346</text:p>
          </table:table-cell>
          <table:table-cell table:style-name="ce61" table:formula="of:=(1/2*[.E6])^(1/4)*([.D6])^(-3/4)" office:value-type="float" office:value="0.0154895641635019" calcext:value-type="float">
            <text:p>1.549E-02</text:p>
          </table:table-cell>
          <table:table-cell table:style-name="ce65" table:formula="of:=([.D6])^(-1)*([.C6])^(-1/2)" office:value-type="float" office:value="0.000239927804421638" calcext:value-type="float">
            <text:p>2.3993E-4</text:p>
          </table:table-cell>
          <table:table-cell table:style-name="ce65" table:formula="of:=1/4*([.D6])^(-1)*([.C6])^(1/2)" office:value-type="float" office:value="0.137958487542442" calcext:value-type="float">
            <text:p>1.3796E-1</text:p>
          </table:table-cell>
          <table:table-cell table:style-name="ce65" table:formula="of:=([.D6])^(-1)*([.C6])^(1/2)" office:value-type="float" office:value="0.551833950169768" calcext:value-type="float">
            <text:p>5.5183E-1</text:p>
          </table:table-cell>
          <table:table-cell table:style-name="ce65" table:formula="of:=([.C6])^(-1/2)" office:value-type="float" office:value="0.0208514414057075" calcext:value-type="float">
            <text:p>2.0851E-2</text:p>
          </table:table-cell>
          <table:table-cell table:style-name="ce67" table:number-columns-repeated="3"/>
          <table:table-cell table:style-name="ce57" table:formula="of:=[.G6]*PI()" office:value-type="float" office:value="4.22906707078369" calcext:value-type="float">
            <text:p>4.229</text:p>
          </table:table-cell>
          <table:table-cell table:style-name="ce83" table:formula="of:=[.H6]*PI()" office:value-type="float" office:value="0.0486619009833653" calcext:value-type="float">
            <text:p>4.866E-2</text:p>
          </table:table-cell>
          <table:table-cell table:style-name="ce86" office:value-type="float" office:value="42" calcext:value-type="float">
            <text:p>42</text:p>
          </table:table-cell>
          <table:table-cell table:style-name="ce17" table:formula="of:=[.R6]/[.Q6]" office:value-type="float" office:value="863.098217522521" calcext:value-type="float">
            <text:p>863</text:p>
          </table:table-cell>
          <table:table-cell table:style-name="ce17" table:formula="of:=2*PI()/[.Q6]" office:value-type="float" office:value="129.119191404533" calcext:value-type="float">
            <text:p>129</text:p>
          </table:table-cell>
          <table:table-cell table:style-name="ce17" table:formula="of:=1/[.Q6]" office:value-type="float" office:value="20.54995756006" calcext:value-type="float">
            <text:p>21</text:p>
          </table:table-cell>
          <table:table-cell table:style-name="ce17" table:formula="of:=[.D6]/1" office:value-type="float" office:value="86.9071488232522" calcext:value-type="float">
            <text:p>87</text:p>
          </table:table-cell>
          <table:table-cell table:style-name="ce17" table:formula="of:=([.T6]+[.U6])/2" office:value-type="float" office:value="74.8345744822966" calcext:value-type="float">
            <text:p>75</text:p>
          </table:table-cell>
          <table:table-cell table:style-name="ce94" table:formula="of:=[.S6]*[.T6]*[.W6]" office:value-type="float" office:value="8339755.35566314" calcext:value-type="float">
            <text:p>8.3E+6</text:p>
          </table:table-cell>
          <table:table-cell table:number-columns-repeated="986"/>
        </table:table-row>
        <table:table-row table:style-name="ro1">
          <table:table-cell table:style-name="ce1"/>
          <table:table-cell table:style-name="ce1" office:value-type="string" calcext:value-type="string">
            <text:p>flowsi</text:p>
          </table:table-cell>
          <table:table-cell table:style-name="ce38" office:value-type="float" office:value="2394" calcext:value-type="float">
            <text:p>2394</text:p>
          </table:table-cell>
          <table:table-cell table:style-name="ce44" table:formula="of:=0.099436*([.C7])^(7/8)" office:value-type="float" office:value="90.0072045338914" calcext:value-type="float">
            <text:p>90.0</text:p>
          </table:table-cell>
          <table:table-cell table:style-name="ce49" table:formula="of:=0.19887*([.C7])^(-1/8)" office:value-type="float" office:value="0.0751932325452351" calcext:value-type="float">
            <text:p>0.07519</text:p>
          </table:table-cell>
          <table:table-cell table:style-name="ce52"/>
          <table:table-cell table:style-name="ce58" table:formula="of:=(1/2*[.E7]*[.D7])^(1/4)" office:value-type="float" office:value="1.35630233153983" calcext:value-type="float">
            <text:p>1.356</text:p>
          </table:table-cell>
          <table:table-cell table:style-name="ce62" table:formula="of:=(1/2*[.E7])^(1/4)*([.D7])^(-3/4)" office:value-type="float" office:value="0.0150688196413114" calcext:value-type="float">
            <text:p>1.507E-02</text:p>
          </table:table-cell>
          <table:table-cell table:style-name="ce65" table:formula="of:=([.D7])^(-1)*([.C7])^(-1/2)" office:value-type="float" office:value="0.000227070467177285" calcext:value-type="float">
            <text:p>2.2707E-4</text:p>
          </table:table-cell>
          <table:table-cell table:style-name="ce65" table:formula="of:=1/4*([.D7])^(-1)*([.C7])^(1/2)" office:value-type="float" office:value="0.135901674605605" calcext:value-type="float">
            <text:p>1.3590E-1</text:p>
          </table:table-cell>
          <table:table-cell table:style-name="ce65" table:formula="of:=([.D7])^(-1)*([.C7])^(1/2)" office:value-type="float" office:value="0.543606698422421" calcext:value-type="float">
            <text:p>5.4361E-1</text:p>
          </table:table-cell>
          <table:table-cell table:style-name="ce65" table:formula="of:=([.C7])^(-1/2)" office:value-type="float" office:value="0.0204379779828322" calcext:value-type="float">
            <text:p>2.0438E-2</text:p>
          </table:table-cell>
          <table:table-cell table:style-name="ce75" table:number-columns-repeated="3"/>
          <table:table-cell table:style-name="ce58" table:formula="of:=[.G7]*PI()" office:value-type="float" office:value="4.26094944081225" calcext:value-type="float">
            <text:p>4.261</text:p>
          </table:table-cell>
          <table:table-cell table:style-name="ce84" table:formula="of:=[.H7]*PI()" office:value-type="float" office:value="0.0473400930834134" calcext:value-type="float">
            <text:p>4.734E-2</text:p>
          </table:table-cell>
          <table:table-cell table:style-name="ce87" office:value-type="float" office:value="42" calcext:value-type="float">
            <text:p>42</text:p>
          </table:table-cell>
          <table:table-cell table:style-name="ce52" table:formula="of:=[.R7]/[.Q7]" office:value-type="float" office:value="887.19724158539" calcext:value-type="float">
            <text:p>887</text:p>
          </table:table-cell>
          <table:table-cell table:style-name="ce52" table:formula="of:=2*PI()/[.Q7]" office:value-type="float" office:value="132.7243969738" calcext:value-type="float">
            <text:p>133</text:p>
          </table:table-cell>
          <table:table-cell table:style-name="ce52" table:formula="of:=1/[.Q7]" office:value-type="float" office:value="21.1237438472712" calcext:value-type="float">
            <text:p>21</text:p>
          </table:table-cell>
          <table:table-cell table:style-name="ce52" table:formula="of:=[.D7]/1" office:value-type="float" office:value="90.0072045338914" calcext:value-type="float">
            <text:p>90</text:p>
          </table:table-cell>
          <table:table-cell table:style-name="ce52" table:formula="of:=([.T7]+[.U7])/2" office:value-type="float" office:value="76.9240704105354" calcext:value-type="float">
            <text:p>77</text:p>
          </table:table-cell>
          <table:table-cell table:style-name="ce95" table:formula="of:=[.S7]*[.T7]*[.W7]" office:value-type="float" office:value="9058018.43863706" calcext:value-type="float">
            <text:p>9.1E+6</text:p>
          </table:table-cell>
          <table:table-cell/>
          <table:table-cell table:style-name="ce24" table:number-columns-repeated="224"/>
          <table:table-cell table:style-name="ce1" table:number-columns-repeated="761"/>
        </table:table-row>
        <table:table-row table:style-name="ro1">
          <table:table-cell table:style-name="ce1"/>
          <table:table-cell table:style-name="ce35" office:value-type="string" calcext:value-type="string">
            <text:p>opf</text:p>
          </table:table-cell>
          <table:table-cell table:style-name="ce39" office:value-type="float" office:value="2400" calcext:value-type="float">
            <text:p>2400</text:p>
          </table:table-cell>
          <table:table-cell table:style-name="ce45" table:formula="of:=0.099436*([.C8])^(7/8)" office:value-type="float" office:value="90.2045578647997" calcext:value-type="float">
            <text:p>90.2</text:p>
          </table:table-cell>
          <table:table-cell table:style-name="ce50" table:formula="of:=0.19887*([.C8])^(-1/8)" office:value-type="float" office:value="0.075169708919023" calcext:value-type="float">
            <text:p>0.07517</text:p>
          </table:table-cell>
          <table:table-cell table:style-name="ce53"/>
          <table:table-cell table:style-name="ce59" table:formula="of:=(1/2*[.E8]*[.D8])^(1/4)" office:value-type="float" office:value="1.35693904369772" calcext:value-type="float">
            <text:p>1.357</text:p>
          </table:table-cell>
          <table:table-cell table:style-name="ce63" table:formula="of:=(1/2*[.E8])^(1/4)*([.D8])^(-3/4)" office:value-type="float" office:value="0.015042909979466" calcext:value-type="float">
            <text:p>1.504E-02</text:p>
          </table:table-cell>
          <table:table-cell table:style-name="ce66" table:formula="of:=([.D8])^(-1)*([.C8])^(-1/2)" office:value-type="float" office:value="0.000226290278522152" calcext:value-type="float">
            <text:p>2.2629E-4</text:p>
          </table:table-cell>
          <table:table-cell table:style-name="ce70" table:formula="of:=1/4*([.D8])^(-1)*([.C8])^(1/2)" office:value-type="float" office:value="0.135774167113291" calcext:value-type="float">
            <text:p>1.3577E-1</text:p>
          </table:table-cell>
          <table:table-cell table:style-name="ce70" table:formula="of:=([.D8])^(-1)*([.C8])^(1/2)" office:value-type="float" office:value="0.543096668453166" calcext:value-type="float">
            <text:p>5.4310E-1</text:p>
          </table:table-cell>
          <table:table-cell table:style-name="ce66" table:formula="of:=([.C8])^(-1/2)" office:value-type="float" office:value="0.0204124145231932" calcext:value-type="float">
            <text:p>2.0412E-2</text:p>
          </table:table-cell>
          <table:table-cell table:style-name="ce76" table:number-columns-repeated="3"/>
          <table:table-cell table:style-name="ce59" table:formula="of:=[.G8]*PI()" office:value-type="float" office:value="4.2629497310499" calcext:value-type="float">
            <text:p>4.263</text:p>
          </table:table-cell>
          <table:table-cell table:style-name="ce85" table:formula="of:=[.H8]*PI()" office:value-type="float" office:value="0.047258695480103" calcext:value-type="float">
            <text:p>4.726E-2</text:p>
          </table:table-cell>
          <table:table-cell table:style-name="ce88" office:value-type="float" office:value="42" calcext:value-type="float">
            <text:p>42</text:p>
          </table:table-cell>
          <table:table-cell table:style-name="ce53" table:formula="of:=[.R8]/[.Q8]" office:value-type="float" office:value="888.725335587881" calcext:value-type="float">
            <text:p>889</text:p>
          </table:table-cell>
          <table:table-cell table:style-name="ce53" table:formula="of:=2*PI()/[.Q8]" office:value-type="float" office:value="132.952999302" calcext:value-type="float">
            <text:p>133</text:p>
          </table:table-cell>
          <table:table-cell table:style-name="ce53" table:formula="of:=1/[.Q8]" office:value-type="float" office:value="21.1601270378067" calcext:value-type="float">
            <text:p>21</text:p>
          </table:table-cell>
          <table:table-cell table:style-name="ce53" table:formula="of:=[.D8]/1" office:value-type="float" office:value="90.2045578647997" calcext:value-type="float">
            <text:p>90</text:p>
          </table:table-cell>
          <table:table-cell table:style-name="ce53" table:formula="of:=([.T8]+[.U8])/2" office:value-type="float" office:value="77.0565631699036" calcext:value-type="float">
            <text:p>77</text:p>
          </table:table-cell>
          <table:table-cell table:style-name="ce96" table:formula="of:=[.S8]*[.T8]*[.W8]" office:value-type="float" office:value="9104903.24756331" calcext:value-type="float">
            <text:p>9.1E+6</text:p>
          </table:table-cell>
          <table:table-cell/>
          <table:table-cell table:style-name="ce24" table:number-columns-repeated="224"/>
          <table:table-cell table:style-name="ce1" table:number-columns-repeated="761"/>
        </table:table-row>
        <table:table-row table:style-name="ro1">
          <table:table-cell table:style-name="ce1"/>
          <table:table-cell table:style-name="ce1" office:value-type="string" calcext:value-type="string">
            <text:p>flowsi</text:p>
          </table:table-cell>
          <table:table-cell table:style-name="ce40" office:value-type="float" office:value="2510" calcext:value-type="float">
            <text:p>2510</text:p>
          </table:table-cell>
          <table:table-cell table:style-name="ce46" table:formula="of:=0.099436*([.C9])^(7/8)" office:value-type="float" office:value="93.8119475272638" calcext:value-type="float">
            <text:p>93.8</text:p>
          </table:table-cell>
          <table:table-cell table:style-name="ce49" table:formula="of:=0.19887*([.C9])^(-1/8)" office:value-type="float" office:value="0.0747498040532145" calcext:value-type="float">
            <text:p>0.07475</text:p>
          </table:table-cell>
          <table:table-cell table:style-name="ce52"/>
          <table:table-cell table:style-name="ce58" table:formula="of:=(1/2*[.E9]*[.D9])^(1/4)" office:value-type="float" office:value="1.36838893486753" calcext:value-type="float">
            <text:p>1.368</text:p>
          </table:table-cell>
          <table:table-cell table:style-name="ce62" table:formula="of:=(1/2*[.E9])^(1/4)*([.D9])^(-3/4)" office:value-type="float" office:value="0.0145865102573406" calcext:value-type="float">
            <text:p>1.459E-02</text:p>
          </table:table-cell>
          <table:table-cell table:style-name="ce65" table:formula="of:=([.D9])^(-1)*([.C9])^(-1/2)" office:value-type="float" office:value="0.000212767351361021" calcext:value-type="float">
            <text:p>2.1277E-4</text:p>
          </table:table-cell>
          <table:table-cell table:style-name="ce65" table:formula="of:=1/4*([.D9])^(-1)*([.C9])^(1/2)" office:value-type="float" office:value="0.133511512979041" calcext:value-type="float">
            <text:p>1.3351E-1</text:p>
          </table:table-cell>
          <table:table-cell table:style-name="ce65" table:formula="of:=([.D9])^(-1)*([.C9])^(1/2)" office:value-type="float" office:value="0.534046051916162" calcext:value-type="float">
            <text:p>5.3405E-1</text:p>
          </table:table-cell>
          <table:table-cell table:style-name="ce65" table:formula="of:=([.C9])^(-1/2)" office:value-type="float" office:value="0.019960119601395" calcext:value-type="float">
            <text:p>1.9960E-2</text:p>
          </table:table-cell>
          <table:table-cell table:style-name="ce75" table:number-columns-repeated="3"/>
          <table:table-cell table:style-name="ce58" table:formula="of:=[.G9]*PI()" office:value-type="float" office:value="4.2989206250334" calcext:value-type="float">
            <text:p>4.299</text:p>
          </table:table-cell>
          <table:table-cell table:style-name="ce84" table:formula="of:=[.H9]*PI()" office:value-type="float" office:value="0.0458248734659734" calcext:value-type="float">
            <text:p>4.582E-2</text:p>
          </table:table-cell>
          <table:table-cell table:style-name="ce87" office:value-type="float" office:value="42" calcext:value-type="float">
            <text:p>42</text:p>
          </table:table-cell>
          <table:table-cell table:style-name="ce52" table:formula="of:=[.R9]/[.Q9]" office:value-type="float" office:value="916.532809003531" calcext:value-type="float">
            <text:p>917</text:p>
          </table:table-cell>
          <table:table-cell table:style-name="ce52" table:formula="of:=2*PI()/[.Q9]" office:value-type="float" office:value="137.11298759712" calcext:value-type="float">
            <text:p>137</text:p>
          </table:table-cell>
          <table:table-cell table:style-name="ce52" table:formula="of:=1/[.Q9]" office:value-type="float" office:value="21.8222097381793" calcext:value-type="float">
            <text:p>22</text:p>
          </table:table-cell>
          <table:table-cell table:style-name="ce52" table:formula="of:=[.D9]/1" office:value-type="float" office:value="93.8119475272638" calcext:value-type="float">
            <text:p>94</text:p>
          </table:table-cell>
          <table:table-cell table:style-name="ce52" table:formula="of:=([.T9]+[.U9])/2" office:value-type="float" office:value="79.4675986676495" calcext:value-type="float">
            <text:p>79</text:p>
          </table:table-cell>
          <table:table-cell table:style-name="ce95" table:formula="of:=[.S9]*[.T9]*[.W9]" office:value-type="float" office:value="9986578.02951495" calcext:value-type="float">
            <text:p>1.0E+7</text:p>
          </table:table-cell>
          <table:table-cell/>
          <table:table-cell table:style-name="ce24" table:number-columns-repeated="224"/>
          <table:table-cell table:style-name="ce1" table:number-columns-repeated="761"/>
        </table:table-row>
        <table:table-row table:style-name="ro1">
          <table:table-cell table:style-name="ce1"/>
          <table:table-cell table:style-name="ce35" office:value-type="string" calcext:value-type="string">
            <text:p>opf</text:p>
          </table:table-cell>
          <table:table-cell table:style-name="ce39" office:value-type="float" office:value="3000" calcext:value-type="float">
            <text:p>3000</text:p>
          </table:table-cell>
          <table:table-cell table:style-name="ce45" table:formula="of:=0.099436*([.C10])^(7/8)" office:value-type="float" office:value="109.65406688206" calcext:value-type="float">
            <text:p>109.7</text:p>
          </table:table-cell>
          <table:table-cell table:style-name="ce50" table:formula="of:=0.19887*([.C10])^(-1/8)" office:value-type="float" office:value="0.0731019760812157" calcext:value-type="float">
            <text:p>0.07310</text:p>
          </table:table-cell>
          <table:table-cell table:style-name="ce53"/>
          <table:table-cell table:style-name="ce59" table:formula="of:=(1/2*[.E10]*[.D10])^(1/4)" office:value-type="float" office:value="1.41491700521499" calcext:value-type="float">
            <text:p>1.415</text:p>
          </table:table-cell>
          <table:table-cell table:style-name="ce63" table:formula="of:=(1/2*[.E10])^(1/4)*([.D10])^(-3/4)" office:value-type="float" office:value="0.0129034612709515" calcext:value-type="float">
            <text:p>1.290E-02</text:p>
          </table:table-cell>
          <table:table-cell table:style-name="ce66" table:formula="of:=([.D10])^(-1)*([.C10])^(-1/2)" office:value-type="float" office:value="0.000166500149995737" calcext:value-type="float">
            <text:p>1.6650E-4</text:p>
          </table:table-cell>
          <table:table-cell table:style-name="ce70" table:formula="of:=1/4*([.D10])^(-1)*([.C10])^(1/2)" office:value-type="float" office:value="0.124875112496803" calcext:value-type="float">
            <text:p>1.2488E-1</text:p>
          </table:table-cell>
          <table:table-cell table:style-name="ce70" table:formula="of:=([.D10])^(-1)*([.C10])^(1/2)" office:value-type="float" office:value="0.49950044998721" calcext:value-type="float">
            <text:p>4.9950E-1</text:p>
          </table:table-cell>
          <table:table-cell table:style-name="ce66" table:formula="of:=([.C10])^(-1/2)" office:value-type="float" office:value="0.0182574185835055" calcext:value-type="float">
            <text:p>1.8257E-2</text:p>
          </table:table-cell>
          <table:table-cell table:style-name="ce76" table:number-columns-repeated="3"/>
          <table:table-cell table:style-name="ce59" table:formula="of:=[.G10]*PI()" office:value-type="float" office:value="4.44509286902268" calcext:value-type="float">
            <text:p>4.445</text:p>
          </table:table-cell>
          <table:table-cell table:style-name="ce85" table:formula="of:=[.H10]*PI()" office:value-type="float" office:value="0.0405374191347017" calcext:value-type="float">
            <text:p>4.054E-2</text:p>
          </table:table-cell>
          <table:table-cell table:style-name="ce88" office:value-type="float" office:value="42" calcext:value-type="float">
            <text:p>42</text:p>
          </table:table-cell>
          <table:table-cell table:style-name="ce53" table:formula="of:=[.R10]/[.Q10]" office:value-type="float" office:value="1036.07977262781" calcext:value-type="float">
            <text:p>1036</text:p>
          </table:table-cell>
          <table:table-cell table:style-name="ce53" table:formula="of:=2*PI()/[.Q10]" office:value-type="float" office:value="154.99717153431" calcext:value-type="float">
            <text:p>155</text:p>
          </table:table-cell>
          <table:table-cell table:style-name="ce53" table:formula="of:=1/[.Q10]" office:value-type="float" office:value="24.6685660149479" calcext:value-type="float">
            <text:p>25</text:p>
          </table:table-cell>
          <table:table-cell table:style-name="ce53" table:formula="of:=[.D10]/1" office:value-type="float" office:value="109.65406688206" calcext:value-type="float">
            <text:p>110</text:p>
          </table:table-cell>
          <table:table-cell table:style-name="ce53" table:formula="of:=([.T10]+[.U10])/2" office:value-type="float" office:value="89.832868774629" calcext:value-type="float">
            <text:p>90</text:p>
          </table:table-cell>
          <table:table-cell table:style-name="ce96" table:formula="of:=[.S10]*[.T10]*[.W10]" office:value-type="float" office:value="14426209.5727836" calcext:value-type="float">
            <text:p>1.4E+7</text:p>
          </table:table-cell>
          <table:table-cell/>
          <table:table-cell table:style-name="ce24" table:number-columns-repeated="224"/>
          <table:table-cell table:style-name="ce1" table:number-columns-repeated="761"/>
        </table:table-row>
        <table:table-row table:style-name="ro1">
          <table:table-cell table:style-name="ce1"/>
          <table:table-cell table:style-name="ce1" office:value-type="string" calcext:value-type="string">
            <text:p>flowsi</text:p>
          </table:table-cell>
          <table:table-cell table:style-name="ce40" office:value-type="float" office:value="5258" calcext:value-type="float">
            <text:p>5258</text:p>
          </table:table-cell>
          <table:table-cell table:style-name="ce46" table:formula="of:=0.099436*([.C11])^(7/8)" office:value-type="float" office:value="179.168498734873" calcext:value-type="float">
            <text:p>179.2</text:p>
          </table:table-cell>
          <table:table-cell table:style-name="ce49" table:formula="of:=0.19887*([.C11])^(-1/8)" office:value-type="float" office:value="0.0681501319465449" calcext:value-type="float">
            <text:p>0.06815</text:p>
          </table:table-cell>
          <table:table-cell table:style-name="ce52"/>
          <table:table-cell table:style-name="ce58" table:formula="of:=(1/2*[.E11]*[.D11])^(1/4)" office:value-type="float" office:value="1.57189882755492" calcext:value-type="float">
            <text:p>1.572</text:p>
          </table:table-cell>
          <table:table-cell table:style-name="ce62" table:formula="of:=(1/2*[.E11])^(1/4)*([.D11])^(-3/4)" office:value-type="float" office:value="0.0087732990936144" calcext:value-type="float">
            <text:p>8.773E-03</text:p>
          </table:table-cell>
          <table:table-cell table:style-name="ce65" table:formula="of:=([.D11])^(-1)*([.C11])^(-1/2)" office:value-type="float" office:value="0.0000769711640257069" calcext:value-type="float">
            <text:p>7.6971E-5</text:p>
          </table:table-cell>
          <table:table-cell table:style-name="ce65" table:formula="of:=1/4*([.D11])^(-1)*([.C11])^(1/2)" office:value-type="float" office:value="0.101178595111792" calcext:value-type="float">
            <text:p>1.0118E-1</text:p>
          </table:table-cell>
          <table:table-cell table:style-name="ce65" table:formula="of:=([.D11])^(-1)*([.C11])^(1/2)" office:value-type="float" office:value="0.404714380447167" calcext:value-type="float">
            <text:p>4.0471E-1</text:p>
          </table:table-cell>
          <table:table-cell table:style-name="ce65" table:formula="of:=([.C11])^(-1/2)" office:value-type="float" office:value="0.0137908079043616" calcext:value-type="float">
            <text:p>1.3791E-2</text:p>
          </table:table-cell>
          <table:table-cell table:style-name="ce75" table:number-columns-repeated="3"/>
          <table:table-cell table:style-name="ce58" table:formula="of:=[.G11]*PI()" office:value-type="float" office:value="4.93826580883294" calcext:value-type="float">
            <text:p>4.938</text:p>
          </table:table-cell>
          <table:table-cell table:style-name="ce84" table:formula="of:=[.H11]*PI()" office:value-type="float" office:value="0.027562131980245" calcext:value-type="float">
            <text:p>2.756E-2</text:p>
          </table:table-cell>
          <table:table-cell table:style-name="ce87" office:value-type="float" office:value="42" calcext:value-type="float">
            <text:p>42</text:p>
          </table:table-cell>
          <table:table-cell table:style-name="ce52" table:formula="of:=[.R11]/[.Q11]" office:value-type="float" office:value="1523.82987027648" calcext:value-type="float">
            <text:p>1524</text:p>
          </table:table-cell>
          <table:table-cell table:style-name="ce52" table:formula="of:=2*PI()/[.Q11]" office:value-type="float" office:value="227.964415513394" calcext:value-type="float">
            <text:p>228</text:p>
          </table:table-cell>
          <table:table-cell table:style-name="ce52" table:formula="of:=1/[.Q11]" office:value-type="float" office:value="36.2816635780115" calcext:value-type="float">
            <text:p>36</text:p>
          </table:table-cell>
          <table:table-cell table:style-name="ce52" table:formula="of:=[.D11]/1" office:value-type="float" office:value="179.168498734873" calcext:value-type="float">
            <text:p>179</text:p>
          </table:table-cell>
          <table:table-cell table:style-name="ce52" table:formula="of:=([.T11]+[.U11])/2" office:value-type="float" office:value="132.123039545703" calcext:value-type="float">
            <text:p>132</text:p>
          </table:table-cell>
          <table:table-cell table:style-name="ce95" table:formula="of:=[.S11]*[.T11]*[.W11]" office:value-type="float" office:value="45896767.4675544" calcext:value-type="float">
            <text:p>4.6E+7</text:p>
          </table:table-cell>
          <table:table-cell/>
          <table:table-cell table:style-name="ce24" table:number-columns-repeated="224"/>
          <table:table-cell table:style-name="ce1" table:number-columns-repeated="761"/>
        </table:table-row>
        <table:table-row table:style-name="ro1">
          <table:table-cell table:style-name="ce1"/>
          <table:table-cell table:style-name="ce1" office:value-type="string" calcext:value-type="string">
            <text:p>flowsi</text:p>
          </table:table-cell>
          <table:table-cell table:style-name="ce38" office:value-type="float" office:value="5286" calcext:value-type="float">
            <text:p>5286</text:p>
          </table:table-cell>
          <table:table-cell table:style-name="ce44" table:formula="of:=0.099436*([.C12])^(7/8)" office:value-type="float" office:value="180.003068941254" calcext:value-type="float">
            <text:p>180.0</text:p>
          </table:table-cell>
          <table:table-cell table:style-name="ce49" table:formula="of:=0.19887*([.C12])^(-1/8)" office:value-type="float" office:value="0.0681049030271695" calcext:value-type="float">
            <text:p>0.06810</text:p>
          </table:table-cell>
          <table:table-cell table:style-name="ce52"/>
          <table:table-cell table:style-name="ce58" table:formula="of:=(1/2*[.E12]*[.D12])^(1/4)" office:value-type="float" office:value="1.57346495021094" calcext:value-type="float">
            <text:p>1.573</text:p>
          </table:table-cell>
          <table:table-cell table:style-name="ce62" table:formula="of:=(1/2*[.E12])^(1/4)*([.D12])^(-3/4)" office:value-type="float" office:value="0.00874132290891358" calcext:value-type="float">
            <text:p>8.741E-03</text:p>
          </table:table-cell>
          <table:table-cell table:style-name="ce65" table:formula="of:=([.D12])^(-1)*([.C12])^(-1/2)" office:value-type="float" office:value="0.0000764111104214308" calcext:value-type="float">
            <text:p>7.6411E-5</text:p>
          </table:table-cell>
          <table:table-cell table:style-name="ce65" table:formula="of:=1/4*([.D12])^(-1)*([.C12])^(1/2)" office:value-type="float" office:value="0.100977282421921" calcext:value-type="float">
            <text:p>1.0098E-1</text:p>
          </table:table-cell>
          <table:table-cell table:style-name="ce65" table:formula="of:=([.D12])^(-1)*([.C12])^(1/2)" office:value-type="float" office:value="0.403909129687683" calcext:value-type="float">
            <text:p>4.0391E-1</text:p>
          </table:table-cell>
          <table:table-cell table:style-name="ce65" table:formula="of:=([.C12])^(-1/2)" office:value-type="float" office:value="0.0137542343770666" calcext:value-type="float">
            <text:p>1.3754E-2</text:p>
          </table:table-cell>
          <table:table-cell table:style-name="ce75" table:number-columns-repeated="3"/>
          <table:table-cell table:style-name="ce58" table:formula="of:=[.G12]*PI()" office:value-type="float" office:value="4.94318592826371" calcext:value-type="float">
            <text:p>4.943</text:p>
          </table:table-cell>
          <table:table-cell table:style-name="ce84" table:formula="of:=[.H12]*PI()" office:value-type="float" office:value="0.0274616758332991" calcext:value-type="float">
            <text:p>2.746E-2</text:p>
          </table:table-cell>
          <table:table-cell table:style-name="ce87" office:value-type="float" office:value="42" calcext:value-type="float">
            <text:p>42</text:p>
          </table:table-cell>
          <table:table-cell table:style-name="ce52" table:formula="of:=[.R12]/[.Q12]" office:value-type="float" office:value="1529.40411411718" calcext:value-type="float">
            <text:p>1529</text:p>
          </table:table-cell>
          <table:table-cell table:style-name="ce52" table:formula="of:=2*PI()/[.Q12]" office:value-type="float" office:value="228.798320441931" calcext:value-type="float">
            <text:p>229</text:p>
          </table:table-cell>
          <table:table-cell table:style-name="ce52" table:formula="of:=1/[.Q12]" office:value-type="float" office:value="36.4143836694567" calcext:value-type="float">
            <text:p>36</text:p>
          </table:table-cell>
          <table:table-cell table:style-name="ce52" table:formula="of:=[.D12]/1" office:value-type="float" office:value="180.003068941254" calcext:value-type="float">
            <text:p>180</text:p>
          </table:table-cell>
          <table:table-cell table:style-name="ce52" table:formula="of:=([.T12]+[.U12])/2" office:value-type="float" office:value="132.606352055694" calcext:value-type="float">
            <text:p>133</text:p>
          </table:table-cell>
          <table:table-cell table:style-name="ce95" table:formula="of:=[.S12]*[.T12]*[.W12]" office:value-type="float" office:value="46402290.0207117" calcext:value-type="float">
            <text:p>4.6E+7</text:p>
          </table:table-cell>
          <table:table-cell/>
          <table:table-cell table:style-name="ce24" table:number-columns-repeated="224"/>
          <table:table-cell table:style-name="ce1" table:number-columns-repeated="761"/>
        </table:table-row>
        <table:table-row table:style-name="ro1">
          <table:table-cell table:style-name="ce1"/>
          <table:table-cell table:style-name="ce35" office:value-type="string" calcext:value-type="string">
            <text:p>opf, nsc</text:p>
          </table:table-cell>
          <table:table-cell table:style-name="ce39" office:value-type="float" office:value="5300" calcext:value-type="float">
            <text:p>5300</text:p>
          </table:table-cell>
          <table:table-cell table:style-name="ce45" table:formula="of:=0.099436*([.C13])^(7/8)" office:value-type="float" office:value="180.420146684946" calcext:value-type="float">
            <text:p>180.4</text:p>
          </table:table-cell>
          <table:table-cell table:style-name="ce50" table:formula="of:=0.19887*([.C13])^(-1/8)" office:value-type="float" office:value="0.0680823895283269" calcext:value-type="float">
            <text:p>0.06808</text:p>
          </table:table-cell>
          <table:table-cell table:style-name="ce53"/>
          <table:table-cell table:style-name="ce59" table:formula="of:=(1/2*[.E13]*[.D13])^(1/4)" office:value-type="float" office:value="1.57424548530834" calcext:value-type="float">
            <text:p>1.574</text:p>
          </table:table-cell>
          <table:table-cell table:style-name="ce63" table:formula="of:=(1/2*[.E13])^(1/4)*([.D13])^(-3/4)" office:value-type="float" office:value="0.00872544177706122" calcext:value-type="float">
            <text:p>8.725E-03</text:p>
          </table:table-cell>
          <table:table-cell table:style-name="ce66" table:formula="of:=([.D13])^(-1)*([.C13])^(-1/2)" office:value-type="float" office:value="0.0000761337170335813" calcext:value-type="float">
            <text:p>7.6134E-5</text:p>
          </table:table-cell>
          <table:table-cell table:style-name="ce70" table:formula="of:=1/4*([.D13])^(-1)*([.C13])^(1/2)" office:value-type="float" office:value="0.100877175069495" calcext:value-type="float">
            <text:p>1.0088E-1</text:p>
          </table:table-cell>
          <table:table-cell table:style-name="ce70" table:formula="of:=([.D13])^(-1)*([.C13])^(1/2)" office:value-type="float" office:value="0.403508700277981" calcext:value-type="float">
            <text:p>4.0351E-1</text:p>
          </table:table-cell>
          <table:table-cell table:style-name="ce66" table:formula="of:=([.C13])^(-1/2)" office:value-type="float" office:value="0.0137360563948689" calcext:value-type="float">
            <text:p>1.3736E-2</text:p>
          </table:table-cell>
          <table:table-cell table:style-name="ce76" table:number-columns-repeated="3"/>
          <table:table-cell table:style-name="ce59" table:formula="of:=[.G13]*PI()" office:value-type="float" office:value="4.94563805159158" calcext:value-type="float">
            <text:p>4.946</text:p>
          </table:table-cell>
          <table:table-cell table:style-name="ce85" table:formula="of:=[.H13]*PI()" office:value-type="float" office:value="0.027411783786141" calcext:value-type="float">
            <text:p>2.741E-2</text:p>
          </table:table-cell>
          <table:table-cell table:style-name="ce88" office:value-type="float" office:value="42" calcext:value-type="float">
            <text:p>42</text:p>
          </table:table-cell>
          <table:table-cell table:style-name="ce53" table:formula="of:=[.R13]/[.Q13]" office:value-type="float" office:value="1532.18777470566" calcext:value-type="float">
            <text:p>1532</text:p>
          </table:table-cell>
          <table:table-cell table:style-name="ce53" table:formula="of:=2*PI()/[.Q13]" office:value-type="float" office:value="229.214755092161" calcext:value-type="float">
            <text:p>229</text:p>
          </table:table-cell>
          <table:table-cell table:style-name="ce53" table:formula="of:=1/[.Q13]" office:value-type="float" office:value="36.4806613025157" calcext:value-type="float">
            <text:p>36</text:p>
          </table:table-cell>
          <table:table-cell table:style-name="ce53" table:formula="of:=[.D13]/1" office:value-type="float" office:value="180.420146684946" calcext:value-type="float">
            <text:p>180</text:p>
          </table:table-cell>
          <table:table-cell table:style-name="ce53" table:formula="of:=([.T13]+[.U13])/2" office:value-type="float" office:value="132.847708197339" calcext:value-type="float">
            <text:p>133</text:p>
          </table:table-cell>
          <table:table-cell table:style-name="ce96" table:formula="of:=[.S13]*[.T13]*[.W13]" office:value-type="float" office:value="46656121.1680408" calcext:value-type="float">
            <text:p>4.7E+7</text:p>
          </table:table-cell>
          <table:table-cell/>
          <table:table-cell table:style-name="ce24" table:number-columns-repeated="224"/>
          <table:table-cell table:style-name="ce1" table:number-columns-repeated="761"/>
        </table:table-row>
        <table:table-row table:style-name="ro1">
          <table:table-cell table:style-name="ce1" table:number-columns-repeated="2"/>
          <table:table-cell table:style-name="ce40" office:value-type="float" office:value="10000" calcext:value-type="float">
            <text:p>10000</text:p>
          </table:table-cell>
          <table:table-cell table:style-name="ce46" table:formula="of:=0.099436*([.C14])^(7/8)" office:value-type="float" office:value="314.444241416503" calcext:value-type="float">
            <text:p>314.4</text:p>
          </table:table-cell>
          <table:table-cell table:style-name="ce49" table:formula="of:=0.19887*([.C14])^(-1/8)" office:value-type="float" office:value="0.0628882158277686" calcext:value-type="float">
            <text:p>0.06289</text:p>
          </table:table-cell>
          <table:table-cell table:style-name="ce52"/>
          <table:table-cell table:style-name="ce58" table:formula="of:=(1/2*[.E14]*[.D14])^(1/4)" office:value-type="float" office:value="1.77325311299233" calcext:value-type="float">
            <text:p>1.773</text:p>
          </table:table-cell>
          <table:table-cell table:style-name="ce62" table:formula="of:=(1/2*[.E14])^(1/4)*([.D14])^(-3/4)" office:value-type="float" office:value="0.00563932449519256" calcext:value-type="float">
            <text:p>5.639E-03</text:p>
          </table:table-cell>
          <table:table-cell table:style-name="ce65" table:formula="of:=([.D14])^(-1)*([.C14])^(-1/2)" office:value-type="float" office:value="0.0000318021406750913" calcext:value-type="float">
            <text:p>3.1802E-5</text:p>
          </table:table-cell>
          <table:table-cell table:style-name="ce65" table:formula="of:=1/4*([.D14])^(-1)*([.C14])^(1/2)" office:value-type="float" office:value="0.0795053516877283" calcext:value-type="float">
            <text:p>7.9505E-2</text:p>
          </table:table-cell>
          <table:table-cell table:style-name="ce65" table:formula="of:=([.D14])^(-1)*([.C14])^(1/2)" office:value-type="float" office:value="0.318021406750913" calcext:value-type="float">
            <text:p>3.1802E-1</text:p>
          </table:table-cell>
          <table:table-cell table:style-name="ce65" table:formula="of:=([.C14])^(-1/2)" office:value-type="float" office:value="0.01" calcext:value-type="float">
            <text:p>1.0000E-2</text:p>
          </table:table-cell>
          <table:table-cell table:style-name="ce75" table:number-columns-repeated="3"/>
          <table:table-cell table:style-name="ce58" table:formula="of:=[.G14]*PI()" office:value-type="float" office:value="5.57083895273192" calcext:value-type="float">
            <text:p>5.571</text:p>
          </table:table-cell>
          <table:table-cell table:style-name="ce84" table:formula="of:=[.H14]*PI()" office:value-type="float" office:value="0.0177164604053059" calcext:value-type="float">
            <text:p>1.772E-2</text:p>
          </table:table-cell>
          <table:table-cell table:style-name="ce87" office:value-type="float" office:value="42" calcext:value-type="float">
            <text:p>42</text:p>
          </table:table-cell>
          <table:table-cell table:style-name="ce52" table:formula="of:=[.R14]/[.Q14]" office:value-type="float" office:value="2370.67670624666" calcext:value-type="float">
            <text:p>2371</text:p>
          </table:table-cell>
          <table:table-cell table:style-name="ce52" table:formula="of:=2*PI()/[.Q14]" office:value-type="float" office:value="354.652405922903" calcext:value-type="float">
            <text:p>355</text:p>
          </table:table-cell>
          <table:table-cell table:style-name="ce52" table:formula="of:=1/[.Q14]" office:value-type="float" office:value="56.4446834820634" calcext:value-type="float">
            <text:p>56</text:p>
          </table:table-cell>
          <table:table-cell table:style-name="ce52" table:formula="of:=[.D14]/1" office:value-type="float" office:value="314.444241416503" calcext:value-type="float">
            <text:p>314</text:p>
          </table:table-cell>
          <table:table-cell table:style-name="ce52" table:formula="of:=([.T14]+[.U14])/2" office:value-type="float" office:value="205.548544702483" calcext:value-type="float">
            <text:p>206</text:p>
          </table:table-cell>
          <table:table-cell table:style-name="ce95" table:formula="of:=[.S14]*[.T14]*[.W14]" office:value-type="float" office:value="172818268.338516" calcext:value-type="float">
            <text:p>1.7E+8</text:p>
          </table:table-cell>
          <table:table-cell/>
          <table:table-cell table:style-name="ce25" table:number-columns-repeated="984"/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flowsi</text:p>
          </table:table-cell>
          <table:table-cell table:style-name="ce40" office:value-type="float" office:value="11664" calcext:value-type="float">
            <text:p>11664</text:p>
          </table:table-cell>
          <table:table-cell table:style-name="ce46" table:formula="of:=0.099436*([.C15])^(7/8)" office:value-type="float" office:value="359.778509104502" calcext:value-type="float">
            <text:p>359.8</text:p>
          </table:table-cell>
          <table:table-cell table:style-name="ce49" table:formula="of:=0.19887*([.C15])^(-1/8)" office:value-type="float" office:value="0.0616897961098782" calcext:value-type="float">
            <text:p>0.06169</text:p>
          </table:table-cell>
          <table:table-cell table:style-name="ce52"/>
          <table:table-cell table:style-name="ce58" table:formula="of:=(1/2*[.E15]*[.D15])^(1/4)" office:value-type="float" office:value="1.82517553697686" calcext:value-type="float">
            <text:p>1.825</text:p>
          </table:table-cell>
          <table:table-cell table:style-name="ce62" table:formula="of:=(1/2*[.E15])^(1/4)*([.D15])^(-3/4)" office:value-type="float" office:value="0.00507305325579277" calcext:value-type="float">
            <text:p>5.073E-03</text:p>
          </table:table-cell>
          <table:table-cell table:style-name="ce65" table:formula="of:=([.D15])^(-1)*([.C15])^(-1/2)" office:value-type="float" office:value="0.0000257359987463003" calcext:value-type="float">
            <text:p>2.5736E-5</text:p>
          </table:table-cell>
          <table:table-cell table:style-name="ce65" table:formula="of:=1/4*([.D15])^(-1)*([.C15])^(1/2)" office:value-type="float" office:value="0.0750461723442118" calcext:value-type="float">
            <text:p>7.5046E-2</text:p>
          </table:table-cell>
          <table:table-cell table:style-name="ce65" table:formula="of:=([.D15])^(-1)*([.C15])^(1/2)" office:value-type="float" office:value="0.300184689376847" calcext:value-type="float">
            <text:p>3.0018E-1</text:p>
          </table:table-cell>
          <table:table-cell table:style-name="ce65" table:formula="of:=([.C15])^(-1/2)" office:value-type="float" office:value="0.00925925925925926" calcext:value-type="float">
            <text:p>9.2593E-3</text:p>
          </table:table-cell>
          <table:table-cell table:style-name="ce75" table:number-columns-repeated="3"/>
          <table:table-cell table:style-name="ce58" table:formula="of:=[.G15]*PI()" office:value-type="float" office:value="5.73395805847831" calcext:value-type="float">
            <text:p>5.734</text:p>
          </table:table-cell>
          <table:table-cell table:style-name="ce84" table:formula="of:=[.H15]*PI()" office:value-type="float" office:value="0.0159374668396683" calcext:value-type="float">
            <text:p>1.594E-2</text:p>
          </table:table-cell>
          <table:table-cell table:style-name="ce87" office:value-type="float" office:value="42" calcext:value-type="float">
            <text:p>42</text:p>
          </table:table-cell>
          <table:table-cell table:style-name="ce52" table:formula="of:=[.R15]/[.Q15]" office:value-type="float" office:value="2635.29960077859" calcext:value-type="float">
            <text:p>2635</text:p>
          </table:table-cell>
          <table:table-cell table:style-name="ce52" table:formula="of:=2*PI()/[.Q15]" office:value-type="float" office:value="394.239898372102" calcext:value-type="float">
            <text:p>394</text:p>
          </table:table-cell>
          <table:table-cell table:style-name="ce52" table:formula="of:=1/[.Q15]" office:value-type="float" office:value="62.7452285899664" calcext:value-type="float">
            <text:p>63</text:p>
          </table:table-cell>
          <table:table-cell table:style-name="ce52" table:formula="of:=[.D15]/1" office:value-type="float" office:value="359.778509104502" calcext:value-type="float">
            <text:p>360</text:p>
          </table:table-cell>
          <table:table-cell table:style-name="ce52" table:formula="of:=([.T15]+[.U15])/2" office:value-type="float" office:value="228.492563481034" calcext:value-type="float">
            <text:p>228</text:p>
          </table:table-cell>
          <table:table-cell table:style-name="ce95" table:formula="of:=[.S15]*[.T15]*[.W15]" office:value-type="float" office:value="237390120.292892" calcext:value-type="float">
            <text:p>2.4E+8</text:p>
          </table:table-cell>
          <table:table-cell/>
          <table:table-cell table:style-name="ce25" table:number-columns-repeated="984"/>
          <table:table-cell table:style-name="ce1"/>
        </table:table-row>
        <table:table-row table:style-name="ro1">
          <table:table-cell table:style-name="ce1"/>
          <table:table-cell table:style-name="ce1" office:value-type="string" calcext:value-type="string">
            <text:p>flowsi</text:p>
          </table:table-cell>
          <table:table-cell table:style-name="ce38" office:value-type="float" office:value="11672" calcext:value-type="float">
            <text:p>11672</text:p>
          </table:table-cell>
          <table:table-cell table:style-name="ce44" table:formula="of:=0.099436*([.C16])^(7/8)" office:value-type="float" office:value="359.994416308999" calcext:value-type="float">
            <text:p>360.0</text:p>
          </table:table-cell>
          <table:table-cell table:style-name="ce49" table:formula="of:=0.19887*([.C16])^(-1/8)" office:value-type="float" office:value="0.0616845092436581" calcext:value-type="float">
            <text:p>0.06168</text:p>
          </table:table-cell>
          <table:table-cell table:style-name="ce52"/>
          <table:table-cell table:style-name="ce58" table:formula="of:=(1/2*[.E16]*[.D16])^(1/4)" office:value-type="float" office:value="1.82541019067923" calcext:value-type="float">
            <text:p>1.825</text:p>
          </table:table-cell>
          <table:table-cell table:style-name="ce62" table:formula="of:=(1/2*[.E16])^(1/4)*([.D16])^(-3/4)" office:value-type="float" office:value="0.00507066251025515" calcext:value-type="float">
            <text:p>5.071E-03</text:p>
          </table:table-cell>
          <table:table-cell table:style-name="ce65" table:formula="of:=([.D16])^(-1)*([.C16])^(-1/2)" office:value-type="float" office:value="0.0000257117475811539" calcext:value-type="float">
            <text:p>2.5712E-5</text:p>
          </table:table-cell>
          <table:table-cell table:style-name="ce65" table:formula="of:=1/4*([.D16])^(-1)*([.C16])^(1/2)" office:value-type="float" office:value="0.0750268794418071" calcext:value-type="float">
            <text:p>7.5027E-2</text:p>
          </table:table-cell>
          <table:table-cell table:style-name="ce65" table:formula="of:=([.D16])^(-1)*([.C16])^(1/2)" office:value-type="float" office:value="0.300107517767228" calcext:value-type="float">
            <text:p>3.0011E-1</text:p>
          </table:table-cell>
          <table:table-cell table:style-name="ce65" table:formula="of:=([.C16])^(-1/2)" office:value-type="float" office:value="0.00925608556276183" calcext:value-type="float">
            <text:p>9.2561E-3</text:p>
          </table:table-cell>
          <table:table-cell table:style-name="ce75" table:number-columns-repeated="3"/>
          <table:table-cell table:style-name="ce58" table:formula="of:=[.G16]*PI()" office:value-type="float" office:value="5.73469524482581" calcext:value-type="float">
            <text:p>5.735</text:p>
          </table:table-cell>
          <table:table-cell table:style-name="ce84" table:formula="of:=[.H16]*PI()" office:value-type="float" office:value="0.0159299560910508" calcext:value-type="float">
            <text:p>1.593E-2</text:p>
          </table:table-cell>
          <table:table-cell table:style-name="ce87" office:value-type="float" office:value="42" calcext:value-type="float">
            <text:p>42</text:p>
          </table:table-cell>
          <table:table-cell table:style-name="ce52" table:formula="of:=[.R16]/[.Q16]" office:value-type="float" office:value="2636.54210720612" calcext:value-type="float">
            <text:p>2637</text:p>
          </table:table-cell>
          <table:table-cell table:style-name="ce52" table:formula="of:=2*PI()/[.Q16]" office:value-type="float" office:value="394.425776898996" calcext:value-type="float">
            <text:p>394</text:p>
          </table:table-cell>
          <table:table-cell table:style-name="ce52" table:formula="of:=1/[.Q16]" office:value-type="float" office:value="62.7748120763363" calcext:value-type="float">
            <text:p>63</text:p>
          </table:table-cell>
          <table:table-cell table:style-name="ce52" table:formula="of:=[.D16]/1" office:value-type="float" office:value="359.994416308999" calcext:value-type="float">
            <text:p>360</text:p>
          </table:table-cell>
          <table:table-cell table:style-name="ce52" table:formula="of:=([.T16]+[.U16])/2" office:value-type="float" office:value="228.600294487666" calcext:value-type="float">
            <text:p>229</text:p>
          </table:table-cell>
          <table:table-cell table:style-name="ce95" table:formula="of:=[.S16]*[.T16]*[.W16]" office:value-type="float" office:value="237726056.868306" calcext:value-type="float">
            <text:p>2.4E+8</text:p>
          </table:table-cell>
          <table:table-cell/>
          <table:table-cell table:style-name="ce24" table:number-columns-repeated="224"/>
          <table:table-cell table:style-name="ce1" table:number-columns-repeated="761"/>
        </table:table-row>
        <table:table-row table:style-name="ro1">
          <table:table-cell table:style-name="ce1"/>
          <table:table-cell table:style-name="ce35" office:value-type="string" calcext:value-type="string">
            <text:p>opf, nsc</text:p>
          </table:table-cell>
          <table:table-cell table:style-name="ce39" office:value-type="float" office:value="11700" calcext:value-type="float">
            <text:p>11700</text:p>
          </table:table-cell>
          <table:table-cell table:style-name="ce45" table:formula="of:=0.099436*([.C17])^(7/8)" office:value-type="float" office:value="360.749945953678" calcext:value-type="float">
            <text:p>360.7</text:p>
          </table:table-cell>
          <table:table-cell table:style-name="ce50" table:formula="of:=0.19887*([.C17])^(-1/8)" office:value-type="float" office:value="0.0616660372636781" calcext:value-type="float">
            <text:p>0.06167</text:p>
          </table:table-cell>
          <table:table-cell table:style-name="ce53"/>
          <table:table-cell table:style-name="ce59" table:formula="of:=(1/2*[.E17]*[.D17])^(1/4)" office:value-type="float" office:value="1.82623045091445" calcext:value-type="float">
            <text:p>1.826</text:p>
          </table:table-cell>
          <table:table-cell table:style-name="ce63" table:formula="of:=(1/2*[.E17])^(1/4)*([.D17])^(-3/4)" office:value-type="float" office:value="0.00506231663066957" calcext:value-type="float">
            <text:p>5.062E-03</text:p>
          </table:table-cell>
          <table:table-cell table:style-name="ce66" table:formula="of:=([.D17])^(-1)*([.C17])^(-1/2)" office:value-type="float" office:value="0.0000256271785321559" calcext:value-type="float">
            <text:p>2.5627E-5</text:p>
          </table:table-cell>
          <table:table-cell table:style-name="ce70" table:formula="of:=1/4*([.D17])^(-1)*([.C17])^(1/2)" office:value-type="float" office:value="0.074959497206556" calcext:value-type="float">
            <text:p>7.4959E-2</text:p>
          </table:table-cell>
          <table:table-cell table:style-name="ce70" table:formula="of:=([.D17])^(-1)*([.C17])^(1/2)" office:value-type="float" office:value="0.299837988826224" calcext:value-type="float">
            <text:p>2.9984E-1</text:p>
          </table:table-cell>
          <table:table-cell table:style-name="ce66" table:formula="of:=([.C17])^(-1/2)" office:value-type="float" office:value="0.00924500327042049" calcext:value-type="float">
            <text:p>9.2450E-3</text:p>
          </table:table-cell>
          <table:table-cell table:style-name="ce76" table:number-columns-repeated="3"/>
          <table:table-cell table:style-name="ce59" table:formula="of:=[.G17]*PI()" office:value-type="float" office:value="5.73727216835482" calcext:value-type="float">
            <text:p>5.737</text:p>
          </table:table-cell>
          <table:table-cell table:style-name="ce85" table:formula="of:=[.H17]*PI()" office:value-type="float" office:value="0.015903736737057" calcext:value-type="float">
            <text:p>1.590E-2</text:p>
          </table:table-cell>
          <table:table-cell table:style-name="ce88" office:value-type="float" office:value="42" calcext:value-type="float">
            <text:p>42</text:p>
          </table:table-cell>
          <table:table-cell table:style-name="ce53" table:formula="of:=[.R17]/[.Q17]" office:value-type="float" office:value="2640.88878572397" calcext:value-type="float">
            <text:p>2641</text:p>
          </table:table-cell>
          <table:table-cell table:style-name="ce53" table:formula="of:=2*PI()/[.Q17]" office:value-type="float" office:value="395.07603848467" calcext:value-type="float">
            <text:p>395</text:p>
          </table:table-cell>
          <table:table-cell table:style-name="ce53" table:formula="of:=1/[.Q17]" office:value-type="float" office:value="62.8783044219992" calcext:value-type="float">
            <text:p>63</text:p>
          </table:table-cell>
          <table:table-cell table:style-name="ce53" table:formula="of:=[.D17]/1" office:value-type="float" office:value="360.749945953678" calcext:value-type="float">
            <text:p>361</text:p>
          </table:table-cell>
          <table:table-cell table:style-name="ce53" table:formula="of:=([.T17]+[.U17])/2" office:value-type="float" office:value="228.977171453335" calcext:value-type="float">
            <text:p>229</text:p>
          </table:table-cell>
          <table:table-cell table:style-name="ce96" table:formula="of:=[.S17]*[.T17]*[.W17]" office:value-type="float" office:value="238903762.208143" calcext:value-type="float">
            <text:p>2.4E+8</text:p>
          </table:table-cell>
          <table:table-cell/>
          <table:table-cell table:style-name="ce25" table:number-columns-repeated="984"/>
          <table:table-cell table:style-name="ce1"/>
        </table:table-row>
        <table:table-row table:style-name="ro1">
          <table:table-cell table:style-name="ce1" table:number-columns-repeated="2"/>
          <table:table-cell table:style-name="ce40" office:value-type="float" office:value="20000" calcext:value-type="float">
            <text:p>20000</text:p>
          </table:table-cell>
          <table:table-cell table:style-name="ce46" table:formula="of:=0.099436*([.C18])^(7/8)" office:value-type="float" office:value="576.693281482718" calcext:value-type="float">
            <text:p>576.7</text:p>
          </table:table-cell>
          <table:table-cell table:style-name="ce49" table:formula="of:=0.19887*([.C18])^(-1/8)" office:value-type="float" office:value="0.0576687481839918" calcext:value-type="float">
            <text:p>0.05767</text:p>
          </table:table-cell>
          <table:table-cell table:style-name="ce52"/>
          <table:table-cell table:style-name="ce58" table:formula="of:=(1/2*[.E18]*[.D18])^(1/4)" office:value-type="float" office:value="2.01936049162258" calcext:value-type="float">
            <text:p>2.019</text:p>
          </table:table-cell>
          <table:table-cell table:style-name="ce62" table:formula="of:=(1/2*[.E18])^(1/4)*([.D18])^(-3/4)" office:value-type="float" office:value="0.00350161958958612" calcext:value-type="float">
            <text:p>3.502E-03</text:p>
          </table:table-cell>
          <table:table-cell table:style-name="ce65" table:formula="of:=([.D18])^(-1)*([.C18])^(-1/2)" office:value-type="float" office:value="0.000012261401405068" calcext:value-type="float">
            <text:p>1.2261E-5</text:p>
          </table:table-cell>
          <table:table-cell table:style-name="ce65" table:formula="of:=1/4*([.D18])^(-1)*([.C18])^(1/2)" office:value-type="float" office:value="0.06130700702534" calcext:value-type="float">
            <text:p>6.1307E-2</text:p>
          </table:table-cell>
          <table:table-cell table:style-name="ce65" table:formula="of:=([.D18])^(-1)*([.C18])^(1/2)" office:value-type="float" office:value="0.24522802810136" calcext:value-type="float">
            <text:p>2.4523E-1</text:p>
          </table:table-cell>
          <table:table-cell table:style-name="ce65" table:formula="of:=([.C18])^(-1/2)" office:value-type="float" office:value="0.00707106781186548" calcext:value-type="float">
            <text:p>7.0711E-3</text:p>
          </table:table-cell>
          <table:table-cell table:style-name="ce75" table:number-columns-repeated="3"/>
          <table:table-cell table:style-name="ce58" table:formula="of:=[.G18]*PI()" office:value-type="float" office:value="6.34400808543098" calcext:value-type="float">
            <text:p>6.344</text:p>
          </table:table-cell>
          <table:table-cell table:style-name="ce84" table:formula="of:=[.H18]*PI()" office:value-type="float" office:value="0.0110006623783099" calcext:value-type="float">
            <text:p>1.100E-2</text:p>
          </table:table-cell>
          <table:table-cell table:style-name="ce87" office:value-type="float" office:value="42" calcext:value-type="float">
            <text:p>42</text:p>
          </table:table-cell>
          <table:table-cell table:style-name="ce52" table:formula="of:=[.R18]/[.Q18]" office:value-type="float" office:value="3817.95191558755" calcext:value-type="float">
            <text:p>3818</text:p>
          </table:table-cell>
          <table:table-cell table:style-name="ce52" table:formula="of:=2*PI()/[.Q18]" office:value-type="float" office:value="571.164270941378" calcext:value-type="float">
            <text:p>571</text:p>
          </table:table-cell>
          <table:table-cell table:style-name="ce52" table:formula="of:=1/[.Q18]" office:value-type="float" office:value="90.9036170377989" calcext:value-type="float">
            <text:p>91</text:p>
          </table:table-cell>
          <table:table-cell table:style-name="ce52" table:formula="of:=[.D18]/1" office:value-type="float" office:value="576.693281482718" calcext:value-type="float">
            <text:p>577</text:p>
          </table:table-cell>
          <table:table-cell table:style-name="ce52" table:formula="of:=([.T18]+[.U18])/2" office:value-type="float" office:value="331.033943989588" calcext:value-type="float">
            <text:p>331</text:p>
          </table:table-cell>
          <table:table-cell table:style-name="ce95" table:formula="of:=[.S18]*[.T18]*[.W18]" office:value-type="float" office:value="721878347.001673" calcext:value-type="float">
            <text:p>7.2E+8</text:p>
          </table:table-cell>
          <table:table-cell/>
          <table:table-cell table:style-name="ce24" table:number-columns-repeated="224"/>
          <table:table-cell table:style-name="ce1" table:number-columns-repeated="761"/>
        </table:table-row>
        <table:table-row table:style-name="ro1">
          <table:table-cell table:style-name="ce1"/>
          <table:table-cell table:style-name="ce1" office:value-type="string" calcext:value-type="string">
            <text:p>flowsi</text:p>
          </table:table-cell>
          <table:table-cell table:style-name="ce38" office:value-type="float" office:value="25775" calcext:value-type="float">
            <text:p>25775</text:p>
          </table:table-cell>
          <table:table-cell table:style-name="ce44" table:formula="of:=0.099436*([.C19])^(7/8)" office:value-type="float" office:value="720.016560488681" calcext:value-type="float">
            <text:p>720.0</text:p>
          </table:table-cell>
          <table:table-cell table:style-name="ce49" table:formula="of:=0.19887*([.C19])^(-1/8)" office:value-type="float" office:value="0.0558688123750773" calcext:value-type="float">
            <text:p>0.05587</text:p>
          </table:table-cell>
          <table:table-cell table:style-name="ce52"/>
          <table:table-cell table:style-name="ce58" table:formula="of:=(1/2*[.E19]*[.D19])^(1/4)" office:value-type="float" office:value="2.11772948009456" calcext:value-type="float">
            <text:p>2.118</text:p>
          </table:table-cell>
          <table:table-cell table:style-name="ce62" table:formula="of:=(1/2*[.E19])^(1/4)*([.D19])^(-3/4)" office:value-type="float" office:value="0.00294122329444373" calcext:value-type="float">
            <text:p>2.941E-03</text:p>
          </table:table-cell>
          <table:table-cell table:style-name="ce65" table:formula="of:=([.D19])^(-1)*([.C19])^(-1/2)" office:value-type="float" office:value="0.00000865083796741494" calcext:value-type="float">
            <text:p>8.6508E-6</text:p>
          </table:table-cell>
          <table:table-cell table:style-name="ce65" table:formula="of:=1/4*([.D19])^(-1)*([.C19])^(1/2)" office:value-type="float" office:value="0.05574383715253" calcext:value-type="float">
            <text:p>5.5744E-2</text:p>
          </table:table-cell>
          <table:table-cell table:style-name="ce65" table:formula="of:=([.D19])^(-1)*([.C19])^(1/2)" office:value-type="float" office:value="0.22297534861012" calcext:value-type="float">
            <text:p>2.2298E-1</text:p>
          </table:table-cell>
          <table:table-cell table:style-name="ce65" table:formula="of:=([.C19])^(-1/2)" office:value-type="float" office:value="0.006228746598643" calcext:value-type="float">
            <text:p>6.2287E-3</text:p>
          </table:table-cell>
          <table:table-cell table:style-name="ce75" table:number-columns-repeated="3"/>
          <table:table-cell table:style-name="ce58" table:formula="of:=[.G19]*PI()" office:value-type="float" office:value="6.65304337695559" calcext:value-type="float">
            <text:p>6.653</text:p>
          </table:table-cell>
          <table:table-cell table:style-name="ce84" table:formula="of:=[.H19]*PI()" office:value-type="float" office:value="0.00924012549439158" calcext:value-type="float">
            <text:p>9.240E-3</text:p>
          </table:table-cell>
          <table:table-cell table:style-name="ce87" office:value-type="float" office:value="42" calcext:value-type="float">
            <text:p>42</text:p>
          </table:table-cell>
          <table:table-cell table:style-name="ce52" table:formula="of:=[.R19]/[.Q19]" office:value-type="float" office:value="4545.39281154704" calcext:value-type="float">
            <text:p>4545</text:p>
          </table:table-cell>
          <table:table-cell table:style-name="ce52" table:formula="of:=2*PI()/[.Q19]" office:value-type="float" office:value="679.989174496954" calcext:value-type="float">
            <text:p>680</text:p>
          </table:table-cell>
          <table:table-cell table:style-name="ce52" table:formula="of:=1/[.Q19]" office:value-type="float" office:value="108.223638370168" calcext:value-type="float">
            <text:p>108</text:p>
          </table:table-cell>
          <table:table-cell table:style-name="ce52" table:formula="of:=[.D19]/1" office:value-type="float" office:value="720.016560488681" calcext:value-type="float">
            <text:p>720</text:p>
          </table:table-cell>
          <table:table-cell table:style-name="ce52" table:formula="of:=([.T19]+[.U19])/2" office:value-type="float" office:value="394.106406433561" calcext:value-type="float">
            <text:p>394</text:p>
          </table:table-cell>
          <table:table-cell table:style-name="ce95" table:formula="of:=[.S19]*[.T19]*[.W19]" office:value-type="float" office:value="1218111137.7513" calcext:value-type="float">
            <text:p>1.2E+9</text:p>
          </table:table-cell>
          <table:table-cell/>
          <table:table-cell table:style-name="ce24" table:number-columns-repeated="224"/>
          <table:table-cell table:style-name="ce1" table:number-columns-repeated="761"/>
        </table:table-row>
        <table:table-row table:style-name="ro1">
          <table:table-cell table:style-name="Default"/>
          <table:table-cell table:style-name="ce35" office:value-type="string" calcext:value-type="string">
            <text:p>opf</text:p>
          </table:table-cell>
          <table:table-cell table:style-name="ce39" office:value-type="float" office:value="25800" calcext:value-type="float">
            <text:p>25800</text:p>
          </table:table-cell>
          <table:table-cell table:style-name="ce45" table:formula="of:=0.099436*([.C20])^(7/8)" office:value-type="float" office:value="720.627594739269" calcext:value-type="float">
            <text:p>720.6</text:p>
          </table:table-cell>
          <table:table-cell table:style-name="ce50" table:formula="of:=0.19887*([.C20])^(-1/8)" office:value-type="float" office:value="0.0558620424487904" calcext:value-type="float">
            <text:p>0.05586</text:p>
          </table:table-cell>
          <table:table-cell table:style-name="ce53"/>
          <table:table-cell table:style-name="ce59" table:formula="of:=(1/2*[.E20]*[.D20])^(1/4)" office:value-type="float" office:value="2.11811446351649" calcext:value-type="float">
            <text:p>2.118</text:p>
          </table:table-cell>
          <table:table-cell table:style-name="ce63" table:formula="of:=(1/2*[.E20])^(1/4)*([.D20])^(-3/4)" office:value-type="float" office:value="0.00293926360713795" calcext:value-type="float">
            <text:p>2.939E-03</text:p>
          </table:table-cell>
          <table:table-cell table:style-name="ce66" table:formula="of:=([.D20])^(-1)*([.C20])^(-1/2)" office:value-type="float" office:value="0.0000086393139939353" calcext:value-type="float">
            <text:p>8.6393E-6</text:p>
          </table:table-cell>
          <table:table-cell table:style-name="ce70" table:formula="of:=1/4*([.D20])^(-1)*([.C20])^(1/2)" office:value-type="float" office:value="0.0557235752608827" calcext:value-type="float">
            <text:p>5.5724E-2</text:p>
          </table:table-cell>
          <table:table-cell table:style-name="ce70" table:formula="of:=([.D20])^(-1)*([.C20])^(1/2)" office:value-type="float" office:value="0.222894301043531" calcext:value-type="float">
            <text:p>2.2289E-1</text:p>
          </table:table-cell>
          <table:table-cell table:style-name="ce66" table:formula="of:=([.C20])^(-1/2)" office:value-type="float" office:value="0.0062257280636469" calcext:value-type="float">
            <text:p>6.2257E-3</text:p>
          </table:table-cell>
          <table:table-cell table:style-name="ce76" table:number-columns-repeated="3"/>
          <table:table-cell table:style-name="ce59" table:formula="of:=[.G20]*PI()" office:value-type="float" office:value="6.65425283804569" calcext:value-type="float">
            <text:p>6.654</text:p>
          </table:table-cell>
          <table:table-cell table:style-name="ce85" table:formula="of:=[.H20]*PI()" office:value-type="float" office:value="0.00923396895514842" calcext:value-type="float">
            <text:p>9.234E-3</text:p>
          </table:table-cell>
          <table:table-cell table:style-name="ce88" office:value-type="float" office:value="42" calcext:value-type="float">
            <text:p>42</text:p>
          </table:table-cell>
          <table:table-cell table:style-name="ce53" table:formula="of:=[.R20]/[.Q20]" office:value-type="float" office:value="4548.42334905001" calcext:value-type="float">
            <text:p>4548</text:p>
          </table:table-cell>
          <table:table-cell table:style-name="ce53" table:formula="of:=2*PI()/[.Q20]" office:value-type="float" office:value="680.442541847228" calcext:value-type="float">
            <text:p>680</text:p>
          </table:table-cell>
          <table:table-cell table:style-name="ce53" table:formula="of:=1/[.Q20]" office:value-type="float" office:value="108.295794025" calcext:value-type="float">
            <text:p>108</text:p>
          </table:table-cell>
          <table:table-cell table:style-name="ce53" table:formula="of:=[.D20]/1" office:value-type="float" office:value="720.627594739269" calcext:value-type="float">
            <text:p>721</text:p>
          </table:table-cell>
          <table:table-cell table:style-name="ce53" table:formula="of:=([.T20]+[.U20])/2" office:value-type="float" office:value="394.369167936114" calcext:value-type="float">
            <text:p>394</text:p>
          </table:table-cell>
          <table:table-cell table:style-name="ce96" table:formula="of:=[.S20]*[.T20]*[.W20]" office:value-type="float" office:value="1220549206.42704" calcext:value-type="float">
            <text:p>1.2E+9</text:p>
          </table:table-cell>
          <table:table-cell/>
          <table:table-cell table:style-name="ce2" table:number-columns-repeated="984"/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flowsi</text:p>
          </table:table-cell>
          <table:table-cell table:style-name="ce37" office:value-type="float" office:value="25992" calcext:value-type="float">
            <text:p>25992</text:p>
          </table:table-cell>
          <table:table-cell table:style-name="ce43" table:formula="of:=0.099436*([.C21])^(7/8)" office:value-type="float" office:value="725.317877023592" calcext:value-type="float">
            <text:p>725.3</text:p>
          </table:table-cell>
          <table:table-cell table:style-name="ce48" table:formula="of:=0.19887*([.C21])^(-1/8)" office:value-type="float" office:value="0.0558102941447264" calcext:value-type="float">
            <text:p>0.05581</text:p>
          </table:table-cell>
          <table:table-cell table:style-name="ce17"/>
          <table:table-cell table:style-name="ce57" table:formula="of:=(1/2*[.E21]*[.D21])^(1/4)" office:value-type="float" office:value="2.12106107677682" calcext:value-type="float">
            <text:p>2.121</text:p>
          </table:table-cell>
          <table:table-cell table:style-name="ce61" table:formula="of:=(1/2*[.E21])^(1/4)*([.D21])^(-3/4)" office:value-type="float" office:value="0.00292431931428574" calcext:value-type="float">
            <text:p>2.924E-03</text:p>
          </table:table-cell>
          <table:table-cell table:style-name="ce65" table:formula="of:=([.D21])^(-1)*([.C21])^(-1/2)" office:value-type="float" office:value="0.00000855168645297038" calcext:value-type="float">
            <text:p>8.5517E-6</text:p>
          </table:table-cell>
          <table:table-cell table:style-name="ce65" table:formula="of:=1/4*([.D21])^(-1)*([.C21])^(1/2)" office:value-type="float" office:value="0.0555688585714015" calcext:value-type="float">
            <text:p>5.5569E-2</text:p>
          </table:table-cell>
          <table:table-cell table:style-name="ce65" table:formula="of:=([.D21])^(-1)*([.C21])^(1/2)" office:value-type="float" office:value="0.222275434285606" calcext:value-type="float">
            <text:p>2.2228E-1</text:p>
          </table:table-cell>
          <table:table-cell table:style-name="ce65" table:formula="of:=([.C21])^(-1/2)" office:value-type="float" office:value="0.00620269106303989" calcext:value-type="float">
            <text:p>6.2027E-3</text:p>
          </table:table-cell>
          <table:table-cell table:style-name="ce67" table:number-columns-repeated="3"/>
          <table:table-cell table:style-name="ce57" table:formula="of:=[.G21]*PI()" office:value-type="float" office:value="6.66350989661731" calcext:value-type="float">
            <text:p>6.664</text:p>
          </table:table-cell>
          <table:table-cell table:style-name="ce83" table:formula="of:=[.H21]*PI()" office:value-type="float" office:value="0.00918702007451081" calcext:value-type="float">
            <text:p>9.187E-3</text:p>
          </table:table-cell>
          <table:table-cell table:style-name="ce86" office:value-type="float" office:value="42" calcext:value-type="float">
            <text:p>42</text:p>
          </table:table-cell>
          <table:table-cell table:style-name="ce17" table:formula="of:=[.R21]/[.Q21]" office:value-type="float" office:value="4571.66738064806" calcext:value-type="float">
            <text:p>4572</text:p>
          </table:table-cell>
          <table:table-cell table:style-name="ce17" table:formula="of:=2*PI()/[.Q21]" office:value-type="float" office:value="683.919840842859" calcext:value-type="float">
            <text:p>684</text:p>
          </table:table-cell>
          <table:table-cell table:style-name="ce17" table:formula="of:=1/[.Q21]" office:value-type="float" office:value="108.849223348763" calcext:value-type="float">
            <text:p>109</text:p>
          </table:table-cell>
          <table:table-cell table:style-name="ce17" table:formula="of:=[.D21]/1" office:value-type="float" office:value="725.317877023592" calcext:value-type="float">
            <text:p>725</text:p>
          </table:table-cell>
          <table:table-cell table:style-name="ce17" table:formula="of:=([.T21]+[.U21])/2" office:value-type="float" office:value="396.384532095811" calcext:value-type="float">
            <text:p>396</text:p>
          </table:table-cell>
          <table:table-cell table:style-name="ce94" table:formula="of:=[.S21]*[.T21]*[.W21]" office:value-type="float" office:value="1239357293.6603" calcext:value-type="float">
            <text:p>1.2E+9</text:p>
          </table:table-cell>
          <table:table-cell/>
          <table:table-cell table:style-name="ce2" table:number-columns-repeated="984"/>
          <table:table-cell/>
        </table:table-row>
        <table:table-row table:style-name="ro1">
          <table:table-cell table:style-name="Default" table:number-columns-repeated="2"/>
          <table:table-cell table:style-name="ce37" office:value-type="float" office:value="26000" calcext:value-type="float">
            <text:p>26000</text:p>
          </table:table-cell>
          <table:table-cell table:style-name="ce43" table:formula="of:=0.099436*([.C22])^(7/8)" office:value-type="float" office:value="725.513211260336" calcext:value-type="float">
            <text:p>725.5</text:p>
          </table:table-cell>
          <table:table-cell table:style-name="ce48" table:formula="of:=0.19887*([.C22])^(-1/8)" office:value-type="float" office:value="0.0558081473059374" calcext:value-type="float">
            <text:p>0.05581</text:p>
          </table:table-cell>
          <table:table-cell table:style-name="ce17"/>
          <table:table-cell table:style-name="ce57" table:formula="of:=(1/2*[.E22]*[.D22])^(1/4)" office:value-type="float" office:value="2.12118346804597" calcext:value-type="float">
            <text:p>2.121</text:p>
          </table:table-cell>
          <table:table-cell table:style-name="ce61" table:formula="of:=(1/2*[.E22])^(1/4)*([.D22])^(-3/4)" office:value-type="float" office:value="0.00292370067853227" calcext:value-type="float">
            <text:p>2.924E-03</text:p>
          </table:table-cell>
          <table:table-cell table:style-name="ce65" table:formula="of:=([.D22])^(-1)*([.C22])^(-1/2)" office:value-type="float" office:value="0.00000854806864052411" calcext:value-type="float">
            <text:p>8.5481E-6</text:p>
          </table:table-cell>
          <table:table-cell table:style-name="ce65" table:formula="of:=1/4*([.D22])^(-1)*([.C22])^(1/2)" office:value-type="float" office:value="0.0555624461634067" calcext:value-type="float">
            <text:p>5.5562E-2</text:p>
          </table:table-cell>
          <table:table-cell table:style-name="ce65" table:formula="of:=([.D22])^(-1)*([.C22])^(1/2)" office:value-type="float" office:value="0.222249784653627" calcext:value-type="float">
            <text:p>2.2225E-1</text:p>
          </table:table-cell>
          <table:table-cell table:style-name="ce65" table:formula="of:=([.C22])^(-1/2)" office:value-type="float" office:value="0.00620173672946042" calcext:value-type="float">
            <text:p>6.2017E-3</text:p>
          </table:table-cell>
          <table:table-cell table:style-name="ce67" table:number-columns-repeated="3"/>
          <table:table-cell table:style-name="ce57" table:formula="of:=[.G22]*PI()" office:value-type="float" office:value="6.66389440012933" calcext:value-type="float">
            <text:p>6.664</text:p>
          </table:table-cell>
          <table:table-cell table:style-name="ce83" table:formula="of:=[.H22]*PI()" office:value-type="float" office:value="0.00918507657297246" calcext:value-type="float">
            <text:p>9.185E-3</text:p>
          </table:table-cell>
          <table:table-cell table:style-name="ce86" office:value-type="float" office:value="42" calcext:value-type="float">
            <text:p>42</text:p>
          </table:table-cell>
          <table:table-cell table:style-name="ce17" table:formula="of:=[.R22]/[.Q22]" office:value-type="float" office:value="4572.63471527141" calcext:value-type="float">
            <text:p>4573</text:p>
          </table:table-cell>
          <table:table-cell table:style-name="ce17" table:formula="of:=2*PI()/[.Q22]" office:value-type="float" office:value="684.06455376411" calcext:value-type="float">
            <text:p>684</text:p>
          </table:table-cell>
          <table:table-cell table:style-name="ce17" table:formula="of:=1/[.Q22]" office:value-type="float" office:value="108.87225512551" calcext:value-type="float">
            <text:p>109</text:p>
          </table:table-cell>
          <table:table-cell table:style-name="ce17" table:formula="of:=[.D22]/1" office:value-type="float" office:value="725.513211260336" calcext:value-type="float">
            <text:p>726</text:p>
          </table:table-cell>
          <table:table-cell table:style-name="ce17" table:formula="of:=([.T22]+[.U22])/2" office:value-type="float" office:value="396.46840444481" calcext:value-type="float">
            <text:p>396</text:p>
          </table:table-cell>
          <table:table-cell table:style-name="ce94" table:formula="of:=[.S22]*[.T22]*[.W22]" office:value-type="float" office:value="1240144179.59003" calcext:value-type="float">
            <text:p>1.2E+9</text:p>
          </table:table-cell>
          <table:table-cell/>
          <table:table-cell table:style-name="ce2" table:number-columns-repeated="984"/>
          <table:table-cell/>
        </table:table-row>
        <table:table-row table:style-name="ro1">
          <table:table-cell table:style-name="Default" table:number-columns-repeated="2"/>
          <table:table-cell table:style-name="ce37" office:value-type="float" office:value="30000" calcext:value-type="float">
            <text:p>30000</text:p>
          </table:table-cell>
          <table:table-cell table:style-name="ce43" table:formula="of:=0.099436*([.C23])^(7/8)" office:value-type="float" office:value="822.289497846106" calcext:value-type="float">
            <text:p>822.3</text:p>
          </table:table-cell>
          <table:table-cell table:style-name="ce48" table:formula="of:=0.19887*([.C23])^(-1/8)" office:value-type="float" office:value="0.0548187485540633" calcext:value-type="float">
            <text:p>0.05482</text:p>
          </table:table-cell>
          <table:table-cell table:style-name="ce17"/>
          <table:table-cell table:style-name="ce57" table:formula="of:=(1/2*[.E23]*[.D23])^(1/4)" office:value-type="float" office:value="2.17886822850322" calcext:value-type="float">
            <text:p>2.179</text:p>
          </table:table-cell>
          <table:table-cell table:style-name="ce61" table:formula="of:=(1/2*[.E23])^(1/4)*([.D23])^(-3/4)" office:value-type="float" office:value="0.00264975806478195" calcext:value-type="float">
            <text:p>2.650E-03</text:p>
          </table:table-cell>
          <table:table-cell table:style-name="ce65" table:formula="of:=([.D23])^(-1)*([.C23])^(-1/2)" office:value-type="float" office:value="0.00000702125310735366" calcext:value-type="float">
            <text:p>7.0213E-6</text:p>
          </table:table-cell>
          <table:table-cell table:style-name="ce65" table:formula="of:=1/4*([.D23])^(-1)*([.C23])^(1/2)" office:value-type="float" office:value="0.0526593983051525" calcext:value-type="float">
            <text:p>5.2659E-2</text:p>
          </table:table-cell>
          <table:table-cell table:style-name="ce65" table:formula="of:=([.D23])^(-1)*([.C23])^(1/2)" office:value-type="float" office:value="0.21063759322061" calcext:value-type="float">
            <text:p>2.1064E-1</text:p>
          </table:table-cell>
          <table:table-cell table:style-name="ce65" table:formula="of:=([.C23])^(-1/2)" office:value-type="float" office:value="0.00577350269189626" calcext:value-type="float">
            <text:p>5.7735E-3</text:p>
          </table:table-cell>
          <table:table-cell table:style-name="ce67" table:number-columns-repeated="3"/>
          <table:table-cell table:style-name="ce57" table:formula="of:=[.G23]*PI()" office:value-type="float" office:value="6.84511641980592" calcext:value-type="float">
            <text:p>6.845</text:p>
          </table:table-cell>
          <table:table-cell table:style-name="ce83" table:formula="of:=[.H23]*PI()" office:value-type="float" office:value="0.00832446047010927" calcext:value-type="float">
            <text:p>8.324E-3</text:p>
          </table:table-cell>
          <table:table-cell table:style-name="ce86" office:value-type="float" office:value="42" calcext:value-type="float">
            <text:p>42</text:p>
          </table:table-cell>
          <table:table-cell table:style-name="ce17" table:formula="of:=[.R23]/[.Q23]" office:value-type="float" office:value="5045.37202750975" calcext:value-type="float">
            <text:p>5045</text:p>
          </table:table-cell>
          <table:table-cell table:style-name="ce17" table:formula="of:=2*PI()/[.Q23]" office:value-type="float" office:value="754.785890297718" calcext:value-type="float">
            <text:p>755</text:p>
          </table:table-cell>
          <table:table-cell table:style-name="ce17" table:formula="of:=1/[.Q23]" office:value-type="float" office:value="120.127905416899" calcext:value-type="float">
            <text:p>120</text:p>
          </table:table-cell>
          <table:table-cell table:style-name="ce17" table:formula="of:=[.D23]/1" office:value-type="float" office:value="822.289497846106" calcext:value-type="float">
            <text:p>822</text:p>
          </table:table-cell>
          <table:table-cell table:style-name="ce17" table:formula="of:=([.T23]+[.U23])/2" office:value-type="float" office:value="437.456897857308" calcext:value-type="float">
            <text:p>437</text:p>
          </table:table-cell>
          <table:table-cell table:style-name="ce94" table:formula="of:=[.S23]*[.T23]*[.W23]" office:value-type="float" office:value="1665912692.20051" calcext:value-type="float">
            <text:p>1.7E+9</text:p>
          </table:table-cell>
          <table:table-cell table:number-columns-repeated="986"/>
        </table:table-row>
        <table:table-row table:style-name="ro1">
          <table:table-cell table:style-name="Default" table:number-columns-repeated="2"/>
          <table:table-cell table:style-name="ce37" office:value-type="float" office:value="40000" calcext:value-type="float">
            <text:p>40000</text:p>
          </table:table-cell>
          <table:table-cell table:style-name="ce43" table:formula="of:=0.099436*([.C24])^(7/8)" office:value-type="float" office:value="1057.66014161724" calcext:value-type="float">
            <text:p>1057.7</text:p>
          </table:table-cell>
          <table:table-cell table:style-name="ce48" table:formula="of:=0.19887*([.C24])^(-1/8)" office:value-type="float" office:value="0.0528824752512725" calcext:value-type="float">
            <text:p>0.05288</text:p>
          </table:table-cell>
          <table:table-cell table:style-name="ce17"/>
          <table:table-cell table:style-name="ce57" table:formula="of:=(1/2*[.E24]*[.D24])^(1/4)" office:value-type="float" office:value="2.29962477733648" calcext:value-type="float">
            <text:p>2.300</text:p>
          </table:table-cell>
          <table:table-cell table:style-name="ce61" table:formula="of:=(1/2*[.E24])^(1/4)*([.D24])^(-3/4)" office:value-type="float" office:value="0.00217425682111853" calcext:value-type="float">
            <text:p>2.174E-03</text:p>
          </table:table-cell>
          <table:table-cell table:style-name="ce65" table:formula="of:=([.D24])^(-1)*([.C24])^(-1/2)" office:value-type="float" office:value="0.000004727416495392" calcext:value-type="float">
            <text:p>4.7274E-6</text:p>
          </table:table-cell>
          <table:table-cell table:style-name="ce65" table:formula="of:=1/4*([.D24])^(-1)*([.C24])^(1/2)" office:value-type="float" office:value="0.04727416495392" calcext:value-type="float">
            <text:p>4.7274E-2</text:p>
          </table:table-cell>
          <table:table-cell table:style-name="ce65" table:formula="of:=([.D24])^(-1)*([.C24])^(1/2)" office:value-type="float" office:value="0.18909665981568" calcext:value-type="float">
            <text:p>1.8910E-1</text:p>
          </table:table-cell>
          <table:table-cell table:style-name="ce65" table:formula="of:=([.C24])^(-1/2)" office:value-type="float" office:value="0.005" calcext:value-type="float">
            <text:p>5.0000E-3</text:p>
          </table:table-cell>
          <table:table-cell table:style-name="ce67" table:number-columns-repeated="3"/>
          <table:table-cell table:style-name="ce57" table:formula="of:=[.G24]*PI()" office:value-type="float" office:value="7.22448430649337" calcext:value-type="float">
            <text:p>7.224</text:p>
          </table:table-cell>
          <table:table-cell table:style-name="ce83" table:formula="of:=[.H24]*PI()" office:value-type="float" office:value="0.00683062925624348" calcext:value-type="float">
            <text:p>6.831E-3</text:p>
          </table:table-cell>
          <table:table-cell table:style-name="ce86" office:value-type="float" office:value="42" calcext:value-type="float">
            <text:p>42</text:p>
          </table:table-cell>
          <table:table-cell table:style-name="ce17" table:formula="of:=[.R24]/[.Q24]" office:value-type="float" office:value="6148.77464790089" calcext:value-type="float">
            <text:p>6149</text:p>
          </table:table-cell>
          <table:table-cell table:style-name="ce17" table:formula="of:=2*PI()/[.Q24]" office:value-type="float" office:value="919.854536305933" calcext:value-type="float">
            <text:p>920</text:p>
          </table:table-cell>
          <table:table-cell table:style-name="ce17" table:formula="of:=1/[.Q24]" office:value-type="float" office:value="146.399396378593" calcext:value-type="float">
            <text:p>146</text:p>
          </table:table-cell>
          <table:table-cell table:style-name="ce17" table:formula="of:=[.D24]/1" office:value-type="float" office:value="1057.66014161724" calcext:value-type="float">
            <text:p>1058</text:p>
          </table:table-cell>
          <table:table-cell table:style-name="ce17" table:formula="of:=([.T24]+[.U24])/2" office:value-type="float" office:value="533.126966342263" calcext:value-type="float">
            <text:p>533</text:p>
          </table:table-cell>
          <table:table-cell table:style-name="ce94" table:formula="of:=[.S24]*[.T24]*[.W24]" office:value-type="float" office:value="3015354527.50355" calcext:value-type="float">
            <text:p>3.0E+9</text:p>
          </table:table-cell>
          <table:table-cell table:number-columns-repeated="986"/>
        </table:table-row>
        <table:table-row table:style-name="ro1">
          <table:table-cell table:style-name="Default" table:number-columns-repeated="2"/>
          <table:table-cell table:style-name="ce37" office:value-type="float" office:value="50000" calcext:value-type="float">
            <text:p>50000</text:p>
          </table:table-cell>
          <table:table-cell table:style-name="ce43" table:formula="of:=0.099436*([.C25])^(7/8)" office:value-type="float" office:value="1285.70815768771" calcext:value-type="float">
            <text:p>1285.7</text:p>
          </table:table-cell>
          <table:table-cell table:style-name="ce48" table:formula="of:=0.19887*([.C25])^(-1/8)" office:value-type="float" office:value="0.0514278091072359" calcext:value-type="float">
            <text:p>0.05143</text:p>
          </table:table-cell>
          <table:table-cell table:style-name="ce17"/>
          <table:table-cell table:style-name="ce57" table:formula="of:=(1/2*[.E25]*[.D25])^(1/4)" office:value-type="float" office:value="2.3978808909503" calcext:value-type="float">
            <text:p>2.398</text:p>
          </table:table-cell>
          <table:table-cell table:style-name="ce61" table:formula="of:=(1/2*[.E25])^(1/4)*([.D25])^(-3/4)" office:value-type="float" office:value="0.00186502735991252" calcext:value-type="float">
            <text:p>1.865E-03</text:p>
          </table:table-cell>
          <table:table-cell table:style-name="ce65" table:formula="of:=([.D25])^(-1)*([.C25])^(-1/2)" office:value-type="float" office:value="0.00000347834454363462" calcext:value-type="float">
            <text:p>3.4783E-6</text:p>
          </table:table-cell>
          <table:table-cell table:style-name="ce65" table:formula="of:=1/4*([.D25])^(-1)*([.C25])^(1/2)" office:value-type="float" office:value="0.0434793067954328" calcext:value-type="float">
            <text:p>4.3479E-2</text:p>
          </table:table-cell>
          <table:table-cell table:style-name="ce65" table:formula="of:=([.D25])^(-1)*([.C25])^(1/2)" office:value-type="float" office:value="0.173917227181731" calcext:value-type="float">
            <text:p>1.7392E-1</text:p>
          </table:table-cell>
          <table:table-cell table:style-name="ce65" table:formula="of:=([.C25])^(-1/2)" office:value-type="float" office:value="0.00447213595499958" calcext:value-type="float">
            <text:p>4.4721E-3</text:p>
          </table:table-cell>
          <table:table-cell table:style-name="ce67" table:number-columns-repeated="3"/>
          <table:table-cell table:style-name="ce57" table:formula="of:=[.G25]*PI()" office:value-type="float" office:value="7.53316499119281" calcext:value-type="float">
            <text:p>7.533</text:p>
          </table:table-cell>
          <table:table-cell table:style-name="ce83" table:formula="of:=[.H25]*PI()" office:value-type="float" office:value="0.00585915625264513" calcext:value-type="float">
            <text:p>5.859E-3</text:p>
          </table:table-cell>
          <table:table-cell table:style-name="ce86" office:value-type="float" office:value="42" calcext:value-type="float">
            <text:p>42</text:p>
          </table:table-cell>
          <table:table-cell table:style-name="ce17" table:formula="of:=[.R25]/[.Q25]" office:value-type="float" office:value="7168.26761208817" calcext:value-type="float">
            <text:p>7168</text:p>
          </table:table-cell>
          <table:table-cell table:style-name="ce17" table:formula="of:=2*PI()/[.Q25]" office:value-type="float" office:value="1072.37032710009" calcext:value-type="float">
            <text:p>1072</text:p>
          </table:table-cell>
          <table:table-cell table:style-name="ce17" table:formula="of:=1/[.Q25]" office:value-type="float" office:value="170.673038383052" calcext:value-type="float">
            <text:p>171</text:p>
          </table:table-cell>
          <table:table-cell table:style-name="ce17" table:formula="of:=[.D25]/1" office:value-type="float" office:value="1285.70815768771" calcext:value-type="float">
            <text:p>1286</text:p>
          </table:table-cell>
          <table:table-cell table:style-name="ce17" table:formula="of:=([.T25]+[.U25])/2" office:value-type="float" office:value="621.52168274157" calcext:value-type="float">
            <text:p>622</text:p>
          </table:table-cell>
          <table:table-cell table:style-name="ce94" table:formula="of:=[.S25]*[.T25]*[.W25]" office:value-type="float" office:value="4777660472.30098" calcext:value-type="float">
            <text:p>4.8E+9</text:p>
          </table:table-cell>
          <table:table-cell table:number-columns-repeated="986"/>
        </table:table-row>
        <table:table-row table:style-name="ro1">
          <table:table-cell table:style-name="Default"/>
          <table:table-cell table:style-name="ce35" office:value-type="string" calcext:value-type="string">
            <text:p>opf</text:p>
          </table:table-cell>
          <table:table-cell table:style-name="ce39" office:value-type="float" office:value="59600" calcext:value-type="float">
            <text:p>59600</text:p>
          </table:table-cell>
          <table:table-cell table:style-name="ce45" table:formula="of:=0.099436*([.C26])^(7/8)" office:value-type="float" office:value="1499.28474780468" calcext:value-type="float">
            <text:p>1499.3</text:p>
          </table:table-cell>
          <table:table-cell table:style-name="ce50" table:formula="of:=0.19887*([.C26])^(-1/8)" office:value-type="float" office:value="0.0503110627489235" calcext:value-type="float">
            <text:p>0.05031</text:p>
          </table:table-cell>
          <table:table-cell table:style-name="ce53"/>
          <table:table-cell table:style-name="ce59" table:formula="of:=(1/2*[.E26]*[.D26])^(1/4)" office:value-type="float" office:value="2.47816035315548" calcext:value-type="float">
            <text:p>2.478</text:p>
          </table:table-cell>
          <table:table-cell table:style-name="ce63" table:formula="of:=(1/2*[.E26])^(1/4)*([.D26])^(-3/4)" office:value-type="float" office:value="0.00165289505998385" calcext:value-type="float">
            <text:p>1.653E-03</text:p>
          </table:table-cell>
          <table:table-cell table:style-name="ce66" table:formula="of:=([.D26])^(-1)*([.C26])^(-1/2)" office:value-type="float" office:value="0.00000273207581721416" calcext:value-type="float">
            <text:p>2.7321E-6</text:p>
          </table:table-cell>
          <table:table-cell table:style-name="ce70" table:formula="of:=1/4*([.D26])^(-1)*([.C26])^(1/2)" office:value-type="float" office:value="0.040707929676491" calcext:value-type="float">
            <text:p>4.0708E-2</text:p>
          </table:table-cell>
          <table:table-cell table:style-name="ce70" table:formula="of:=([.D26])^(-1)*([.C26])^(1/2)" office:value-type="float" office:value="0.162831718705964" calcext:value-type="float">
            <text:p>1.6283E-1</text:p>
          </table:table-cell>
          <table:table-cell table:style-name="ce66" table:formula="of:=([.C26])^(-1/2)" office:value-type="float" office:value="0.0040961596025952" calcext:value-type="float">
            <text:p>4.0962E-3</text:p>
          </table:table-cell>
          <table:table-cell table:style-name="ce76" table:number-columns-repeated="3"/>
          <table:table-cell table:style-name="ce59" table:formula="of:=[.G26]*PI()" office:value-type="float" office:value="7.78537035989076" calcext:value-type="float">
            <text:p>7.785</text:p>
          </table:table-cell>
          <table:table-cell table:style-name="ce85" table:formula="of:=[.H26]*PI()" office:value-type="float" office:value="0.00519272297760011" calcext:value-type="float">
            <text:p>5.193E-3</text:p>
          </table:table-cell>
          <table:table-cell table:style-name="ce88" office:value-type="float" office:value="42" calcext:value-type="float">
            <text:p>42</text:p>
          </table:table-cell>
          <table:table-cell table:style-name="ce53" table:formula="of:=[.R26]/[.Q26]" office:value-type="float" office:value="8088.24198424906" calcext:value-type="float">
            <text:p>8088</text:p>
          </table:table-cell>
          <table:table-cell table:style-name="ce53" table:formula="of:=2*PI()/[.Q26]" office:value-type="float" office:value="1209.99817134159" calcext:value-type="float">
            <text:p>1210</text:p>
          </table:table-cell>
          <table:table-cell table:style-name="ce53" table:formula="of:=1/[.Q26]" office:value-type="float" office:value="192.577190101168" calcext:value-type="float">
            <text:p>193</text:p>
          </table:table-cell>
          <table:table-cell table:style-name="ce53" table:formula="of:=[.D26]/1" office:value-type="float" office:value="1499.28474780468" calcext:value-type="float">
            <text:p>1499</text:p>
          </table:table-cell>
          <table:table-cell table:style-name="ce53" table:formula="of:=([.T26]+[.U26])/2" office:value-type="float" office:value="701.287680721379" calcext:value-type="float">
            <text:p>701</text:p>
          </table:table-cell>
          <table:table-cell table:style-name="ce96" table:formula="of:=[.S26]*[.T26]*[.W26]" office:value-type="float" office:value="6863332826.83141" calcext:value-type="float">
            <text:p>6.9E+9</text:p>
          </table:table-cell>
          <table:table-cell table:number-columns-repeated="986"/>
        </table:table-row>
        <table:table-row table:style-name="ro1">
          <table:table-cell table:style-name="Default"/>
          <table:table-cell table:style-name="Default" office:value-type="string" calcext:value-type="string">
            <text:p>flowsi</text:p>
          </table:table-cell>
          <table:table-cell table:style-name="ce41" office:value-type="float" office:value="59632" calcext:value-type="float">
            <text:p>59632</text:p>
          </table:table-cell>
          <table:table-cell table:style-name="ce47" table:formula="of:=0.099436*([.C27])^(7/8)" office:value-type="float" office:value="1499.98908613519" calcext:value-type="float">
            <text:p>1500.0</text:p>
          </table:table-cell>
          <table:table-cell table:style-name="ce48" table:formula="of:=0.19887*([.C27])^(-1/8)" office:value-type="float" office:value="0.0503076871869162" calcext:value-type="float">
            <text:p>0.05031</text:p>
          </table:table-cell>
          <table:table-cell table:style-name="ce17"/>
          <table:table-cell table:style-name="ce57" table:formula="of:=(1/2*[.E27]*[.D27])^(1/4)" office:value-type="float" office:value="2.4784097779867" calcext:value-type="float">
            <text:p>2.478</text:p>
          </table:table-cell>
          <table:table-cell table:style-name="ce61" table:formula="of:=(1/2*[.E27])^(1/4)*([.D27])^(-3/4)" office:value-type="float" office:value="0.00165228520720272" calcext:value-type="float">
            <text:p>1.652E-03</text:p>
          </table:table-cell>
          <table:table-cell table:style-name="ce65" table:formula="of:=([.D27])^(-1)*([.C27])^(-1/2)" office:value-type="float" office:value="0.0000027300601337005" calcext:value-type="float">
            <text:p>2.7301E-6</text:p>
          </table:table-cell>
          <table:table-cell table:style-name="ce65" table:formula="of:=1/4*([.D27])^(-1)*([.C27])^(1/2)" office:value-type="float" office:value="0.040699736473207" calcext:value-type="float">
            <text:p>4.0700E-2</text:p>
          </table:table-cell>
          <table:table-cell table:style-name="ce65" table:formula="of:=([.D27])^(-1)*([.C27])^(1/2)" office:value-type="float" office:value="0.162798945892828" calcext:value-type="float">
            <text:p>1.6280E-1</text:p>
          </table:table-cell>
          <table:table-cell table:style-name="ce65" table:formula="of:=([.C27])^(-1/2)" office:value-type="float" office:value="0.00409506040504352" calcext:value-type="float">
            <text:p>4.0951E-3</text:p>
          </table:table-cell>
          <table:table-cell table:style-name="ce67" table:number-columns-repeated="3"/>
          <table:table-cell table:style-name="ce57" table:formula="of:=[.G27]*PI()" office:value-type="float" office:value="7.78615395110813" calcext:value-type="float">
            <text:p>7.786</text:p>
          </table:table-cell>
          <table:table-cell table:style-name="ce83" table:formula="of:=[.H27]*PI()" office:value-type="float" office:value="0.00519080706858317" calcext:value-type="float">
            <text:p>5.191E-3</text:p>
          </table:table-cell>
          <table:table-cell table:style-name="ce86" office:value-type="float" office:value="42" calcext:value-type="float">
            <text:p>42</text:p>
          </table:table-cell>
          <table:table-cell table:style-name="ce17" table:formula="of:=[.R27]/[.Q27]" office:value-type="float" office:value="8091.22732651744" calcext:value-type="float">
            <text:p>8091</text:p>
          </table:table-cell>
          <table:table-cell table:style-name="ce17" table:formula="of:=2*PI()/[.Q27]" office:value-type="float" office:value="1210.44477750058" calcext:value-type="float">
            <text:p>1210</text:p>
          </table:table-cell>
          <table:table-cell table:style-name="ce17" table:formula="of:=1/[.Q27]" office:value-type="float" office:value="192.648269678987" calcext:value-type="float">
            <text:p>193</text:p>
          </table:table-cell>
          <table:table-cell table:style-name="ce17" table:formula="of:=[.D27]/1" office:value-type="float" office:value="1499.98908613519" calcext:value-type="float">
            <text:p>1500</text:p>
          </table:table-cell>
          <table:table-cell table:style-name="ce17" table:formula="of:=([.T27]+[.U27])/2" office:value-type="float" office:value="701.546523589783" calcext:value-type="float">
            <text:p>702</text:p>
          </table:table-cell>
          <table:table-cell table:style-name="ce94" table:formula="of:=[.S27]*[.T27]*[.W27]" office:value-type="float" office:value="6870935329.74602" calcext:value-type="float">
            <text:p>6.9E+9</text:p>
          </table:table-cell>
          <table:table-cell table:number-columns-repeated="986"/>
        </table:table-row>
        <table:table-row table:style-name="ro1">
          <table:table-cell table:style-name="Default" table:number-columns-repeated="2"/>
          <table:table-cell table:style-name="ce37" office:value-type="float" office:value="60000" calcext:value-type="float">
            <text:p>60000</text:p>
          </table:table-cell>
          <table:table-cell table:style-name="ce43" table:formula="of:=0.099436*([.C28])^(7/8)" office:value-type="float" office:value="1508.08558841924" calcext:value-type="float">
            <text:p>1508.1</text:p>
          </table:table-cell>
          <table:table-cell table:style-name="ce48" table:formula="of:=0.19887*([.C28])^(-1/8)" office:value-type="float" office:value="0.0502690140674963" calcext:value-type="float">
            <text:p>0.05027</text:p>
          </table:table-cell>
          <table:table-cell table:style-name="ce17"/>
          <table:table-cell table:style-name="ce57" table:formula="of:=(1/2*[.E28]*[.D28])^(1/4)" office:value-type="float" office:value="2.48127037525191" calcext:value-type="float">
            <text:p>2.481</text:p>
          </table:table-cell>
          <table:table-cell table:style-name="ce61" table:formula="of:=(1/2*[.E28])^(1/4)*([.D28])^(-3/4)" office:value-type="float" office:value="0.00164531137642709" calcext:value-type="float">
            <text:p>1.645E-03</text:p>
          </table:table-cell>
          <table:table-cell table:style-name="ce65" table:formula="of:=([.D28])^(-1)*([.C28])^(-1/2)" office:value-type="float" office:value="0.00000270706313752249" calcext:value-type="float">
            <text:p>2.7071E-6</text:p>
          </table:table-cell>
          <table:table-cell table:style-name="ce65" table:formula="of:=1/4*([.D28])^(-1)*([.C28])^(1/2)" office:value-type="float" office:value="0.0406059470628373" calcext:value-type="float">
            <text:p>4.0606E-2</text:p>
          </table:table-cell>
          <table:table-cell table:style-name="ce65" table:formula="of:=([.D28])^(-1)*([.C28])^(1/2)" office:value-type="float" office:value="0.162423788251349" calcext:value-type="float">
            <text:p>1.6242E-1</text:p>
          </table:table-cell>
          <table:table-cell table:style-name="ce65" table:formula="of:=([.C28])^(-1/2)" office:value-type="float" office:value="0.00408248290463863" calcext:value-type="float">
            <text:p>4.0825E-3</text:p>
          </table:table-cell>
          <table:table-cell table:style-name="ce67" table:number-columns-repeated="3"/>
          <table:table-cell table:style-name="ce57" table:formula="of:=[.G28]*PI()" office:value-type="float" office:value="7.7951407824614" calcext:value-type="float">
            <text:p>7.795</text:p>
          </table:table-cell>
          <table:table-cell table:style-name="ce83" table:formula="of:=[.H28]*PI()" office:value-type="float" office:value="0.00516889813305105" calcext:value-type="float">
            <text:p>5.169E-3</text:p>
          </table:table-cell>
          <table:table-cell table:style-name="ce86" office:value-type="float" office:value="42" calcext:value-type="float">
            <text:p>42</text:p>
          </table:table-cell>
          <table:table-cell table:style-name="ce17" table:formula="of:=[.R28]/[.Q28]" office:value-type="float" office:value="8125.52287139166" calcext:value-type="float">
            <text:p>8126</text:p>
          </table:table-cell>
          <table:table-cell table:style-name="ce17" table:formula="of:=2*PI()/[.Q28]" office:value-type="float" office:value="1215.57537901619" calcext:value-type="float">
            <text:p>1216</text:p>
          </table:table-cell>
          <table:table-cell table:style-name="ce17" table:formula="of:=1/[.Q28]" office:value-type="float" office:value="193.46483027123" calcext:value-type="float">
            <text:p>193</text:p>
          </table:table-cell>
          <table:table-cell table:style-name="ce17" table:formula="of:=[.D28]/1" office:value-type="float" office:value="1508.08558841924" calcext:value-type="float">
            <text:p>1508</text:p>
          </table:table-cell>
          <table:table-cell table:style-name="ce17" table:formula="of:=([.T28]+[.U28])/2" office:value-type="float" office:value="704.520104643708" calcext:value-type="float">
            <text:p>705</text:p>
          </table:table-cell>
          <table:table-cell table:style-name="ce94" table:formula="of:=[.S28]*[.T28]*[.W28]" office:value-type="float" office:value="6958675793.11225" calcext:value-type="float">
            <text:p>7.0E+9</text:p>
          </table:table-cell>
          <table:table-cell table:number-columns-repeated="986"/>
        </table:table-row>
        <table:table-row table:style-name="ro1">
          <table:table-cell table:style-name="Default"/>
          <table:table-cell table:style-name="Default" office:value-type="string" calcext:value-type="string">
            <text:p>flowsi</text:p>
          </table:table-cell>
          <table:table-cell table:style-name="ce37" office:value-type="float" office:value="60075" calcext:value-type="float">
            <text:p>60075</text:p>
          </table:table-cell>
          <table:table-cell table:style-name="ce43" table:formula="of:=0.099436*([.C29])^(7/8)" office:value-type="float" office:value="1509.7349282272" calcext:value-type="float">
            <text:p>1509.7</text:p>
          </table:table-cell>
          <table:table-cell table:style-name="ce48" table:formula="of:=0.19887*([.C29])^(-1/8)" office:value-type="float" office:value="0.0502611650518819" calcext:value-type="float">
            <text:p>0.05026</text:p>
          </table:table-cell>
          <table:table-cell table:style-name="ce17"/>
          <table:table-cell table:style-name="ce57" table:formula="of:=(1/2*[.E29]*[.D29])^(1/4)" office:value-type="float" office:value="2.48185162790173" calcext:value-type="float">
            <text:p>2.482</text:p>
          </table:table-cell>
          <table:table-cell table:style-name="ce61" table:formula="of:=(1/2*[.E29])^(1/4)*([.D29])^(-3/4)" office:value-type="float" office:value="0.00164389892655927" calcext:value-type="float">
            <text:p>1.644E-03</text:p>
          </table:table-cell>
          <table:table-cell table:style-name="ce65" table:formula="of:=([.D29])^(-1)*([.C29])^(-1/2)" office:value-type="float" office:value="0.00000270241726950364" calcext:value-type="float">
            <text:p>2.7024E-6</text:p>
          </table:table-cell>
          <table:table-cell table:style-name="ce65" table:formula="of:=1/4*([.D29])^(-1)*([.C29])^(1/2)" office:value-type="float" office:value="0.0405869293663579" calcext:value-type="float">
            <text:p>4.0587E-2</text:p>
          </table:table-cell>
          <table:table-cell table:style-name="ce65" table:formula="of:=([.D29])^(-1)*([.C29])^(1/2)" office:value-type="float" office:value="0.162347717465431" calcext:value-type="float">
            <text:p>1.6235E-1</text:p>
          </table:table-cell>
          <table:table-cell table:style-name="ce65" table:formula="of:=([.C29])^(-1/2)" office:value-type="float" office:value="0.00407993374241403" calcext:value-type="float">
            <text:p>4.0799E-3</text:p>
          </table:table-cell>
          <table:table-cell table:style-name="ce67" table:number-columns-repeated="3"/>
          <table:table-cell table:style-name="ce57" table:formula="of:=[.G29]*PI()" office:value-type="float" office:value="7.79696684151594" calcext:value-type="float">
            <text:p>7.797</text:p>
          </table:table-cell>
          <table:table-cell table:style-name="ce83" table:formula="of:=[.H29]*PI()" office:value-type="float" office:value="0.00516446079092274" calcext:value-type="float">
            <text:p>5.164E-3</text:p>
          </table:table-cell>
          <table:table-cell table:style-name="ce86" office:value-type="float" office:value="42" calcext:value-type="float">
            <text:p>42</text:p>
          </table:table-cell>
          <table:table-cell table:style-name="ce17" table:formula="of:=[.R29]/[.Q29]" office:value-type="float" office:value="8132.50437951254" calcext:value-type="float">
            <text:p>8133</text:p>
          </table:table-cell>
          <table:table-cell table:style-name="ce17" table:formula="of:=2*PI()/[.Q29]" office:value-type="float" office:value="1216.61981018873" calcext:value-type="float">
            <text:p>1217</text:p>
          </table:table-cell>
          <table:table-cell table:style-name="ce17" table:formula="of:=1/[.Q29]" office:value-type="float" office:value="193.63105665506" calcext:value-type="float">
            <text:p>194</text:p>
          </table:table-cell>
          <table:table-cell table:style-name="ce17" table:formula="of:=[.D29]/1" office:value-type="float" office:value="1509.7349282272" calcext:value-type="float">
            <text:p>1510</text:p>
          </table:table-cell>
          <table:table-cell table:style-name="ce17" table:formula="of:=([.T29]+[.U29])/2" office:value-type="float" office:value="705.125433421897" calcext:value-type="float">
            <text:p>705</text:p>
          </table:table-cell>
          <table:table-cell table:style-name="ce94" table:formula="of:=[.S29]*[.T29]*[.W29]" office:value-type="float" office:value="6976628042.95591" calcext:value-type="float">
            <text:p>7.0E+9</text:p>
          </table:table-cell>
          <table:table-cell table:number-columns-repeated="986"/>
        </table:table-row>
        <table:table-row table:style-name="ro1">
          <table:table-cell table:style-name="Default" table:number-columns-repeated="2"/>
          <table:table-cell table:style-name="ce37" office:value-type="float" office:value="70000" calcext:value-type="float">
            <text:p>70000</text:p>
          </table:table-cell>
          <table:table-cell table:style-name="ce43" table:formula="of:=0.099436*([.C30])^(7/8)" office:value-type="float" office:value="1725.85549913105" calcext:value-type="float">
            <text:p>1725.9</text:p>
          </table:table-cell>
          <table:table-cell table:style-name="ce48" table:formula="of:=0.19887*([.C30])^(-1/8)" office:value-type="float" office:value="0.0493096612195918" calcext:value-type="float">
            <text:p>0.04931</text:p>
          </table:table-cell>
          <table:table-cell table:style-name="ce17"/>
          <table:table-cell table:style-name="ce57" table:formula="of:=(1/2*[.E30]*[.D30])^(1/4)" office:value-type="float" office:value="2.55403364142104" calcext:value-type="float">
            <text:p>2.554</text:p>
          </table:table-cell>
          <table:table-cell table:style-name="ce61" table:formula="of:=(1/2*[.E30])^(1/4)*([.D30])^(-3/4)" office:value-type="float" office:value="0.001479865285771" calcext:value-type="float">
            <text:p>1.480E-03</text:p>
          </table:table-cell>
          <table:table-cell table:style-name="ce65" table:formula="of:=([.D30])^(-1)*([.C30])^(-1/2)" office:value-type="float" office:value="0.0000021900122762278" calcext:value-type="float">
            <text:p>2.1900E-6</text:p>
          </table:table-cell>
          <table:table-cell table:style-name="ce65" table:formula="of:=1/4*([.D30])^(-1)*([.C30])^(1/2)" office:value-type="float" office:value="0.0383252148339866" calcext:value-type="float">
            <text:p>3.8325E-2</text:p>
          </table:table-cell>
          <table:table-cell table:style-name="ce65" table:formula="of:=([.D30])^(-1)*([.C30])^(1/2)" office:value-type="float" office:value="0.153300859335946" calcext:value-type="float">
            <text:p>1.5330E-1</text:p>
          </table:table-cell>
          <table:table-cell table:style-name="ce65" table:formula="of:=([.C30])^(-1/2)" office:value-type="float" office:value="0.00377964473009227" calcext:value-type="float">
            <text:p>3.7796E-3</text:p>
          </table:table-cell>
          <table:table-cell table:style-name="ce67" table:number-columns-repeated="3"/>
          <table:table-cell table:style-name="ce57" table:formula="of:=[.G30]*PI()" office:value-type="float" office:value="8.02373332490952" calcext:value-type="float">
            <text:p>8.024</text:p>
          </table:table-cell>
          <table:table-cell table:style-name="ce83" table:formula="of:=[.H30]*PI()" office:value-type="float" office:value="0.00464913391008075" calcext:value-type="float">
            <text:p>4.649E-3</text:p>
          </table:table-cell>
          <table:table-cell table:style-name="ce86" office:value-type="float" office:value="42" calcext:value-type="float">
            <text:p>42</text:p>
          </table:table-cell>
          <table:table-cell table:style-name="ce17" table:formula="of:=[.R30]/[.Q30]" office:value-type="float" office:value="9033.94068923915" calcext:value-type="float">
            <text:p>9034</text:p>
          </table:table-cell>
          <table:table-cell table:style-name="ce17" table:formula="of:=2*PI()/[.Q30]" office:value-type="float" office:value="1351.47436677522" calcext:value-type="float">
            <text:p>1351</text:p>
          </table:table-cell>
          <table:table-cell table:style-name="ce17" table:formula="of:=1/[.Q30]" office:value-type="float" office:value="215.093825934266" calcext:value-type="float">
            <text:p>215</text:p>
          </table:table-cell>
          <table:table-cell table:style-name="ce17" table:formula="of:=[.D30]/1" office:value-type="float" office:value="1725.85549913105" calcext:value-type="float">
            <text:p>1726</text:p>
          </table:table-cell>
          <table:table-cell table:style-name="ce17" table:formula="of:=([.T30]+[.U30])/2" office:value-type="float" office:value="783.284096354743" calcext:value-type="float">
            <text:p>783</text:p>
          </table:table-cell>
          <table:table-cell table:style-name="ce94" table:formula="of:=[.S30]*[.T30]*[.W30]" office:value-type="float" office:value="9563224622.30931" calcext:value-type="float">
            <text:p>9.6E+9</text:p>
          </table:table-cell>
          <table:table-cell table:number-columns-repeated="986"/>
        </table:table-row>
        <table:table-row table:style-name="ro1">
          <table:table-cell table:style-name="Default" table:number-columns-repeated="2"/>
          <table:table-cell table:style-name="ce37" office:value-type="float" office:value="80000" calcext:value-type="float">
            <text:p>80000</text:p>
          </table:table-cell>
          <table:table-cell table:style-name="ce43" table:formula="of:=0.099436*([.C31])^(7/8)" office:value-type="float" office:value="1939.75725239888" calcext:value-type="float">
            <text:p>1939.8</text:p>
          </table:table-cell>
          <table:table-cell table:style-name="ce48" table:formula="of:=0.19887*([.C31])^(-1/8)" office:value-type="float" office:value="0.0484934436200878" calcext:value-type="float">
            <text:p>0.04849</text:p>
          </table:table-cell>
          <table:table-cell table:style-name="ce17"/>
          <table:table-cell table:style-name="ce57" table:formula="of:=(1/2*[.E31]*[.D31])^(1/4)" office:value-type="float" office:value="2.61878656063568" calcext:value-type="float">
            <text:p>2.619</text:p>
          </table:table-cell>
          <table:table-cell table:style-name="ce61" table:formula="of:=(1/2*[.E31])^(1/4)*([.D31])^(-3/4)" office:value-type="float" office:value="0.00135005890938005" calcext:value-type="float">
            <text:p>1.350E-03</text:p>
          </table:table-cell>
          <table:table-cell table:style-name="ce65" table:formula="of:=([.D31])^(-1)*([.C31])^(-1/2)" office:value-type="float" office:value="0.0000018226682238514" calcext:value-type="float">
            <text:p>1.8227E-6</text:p>
          </table:table-cell>
          <table:table-cell table:style-name="ce65" table:formula="of:=1/4*([.D31])^(-1)*([.C31])^(1/2)" office:value-type="float" office:value="0.0364533644770281" calcext:value-type="float">
            <text:p>3.6453E-2</text:p>
          </table:table-cell>
          <table:table-cell table:style-name="ce65" table:formula="of:=([.D31])^(-1)*([.C31])^(1/2)" office:value-type="float" office:value="0.145813457908112" calcext:value-type="float">
            <text:p>1.4581E-1</text:p>
          </table:table-cell>
          <table:table-cell table:style-name="ce65" table:formula="of:=([.C31])^(-1/2)" office:value-type="float" office:value="0.00353553390593274" calcext:value-type="float">
            <text:p>3.5355E-3</text:p>
          </table:table-cell>
          <table:table-cell table:style-name="ce67" table:number-columns-repeated="3"/>
          <table:table-cell table:style-name="ce57" table:formula="of:=[.G31]*PI()" office:value-type="float" office:value="8.22716062021273" calcext:value-type="float">
            <text:p>8.227</text:p>
          </table:table-cell>
          <table:table-cell table:style-name="ce83" table:formula="of:=[.H31]*PI()" office:value-type="float" office:value="0.00424133515162183" calcext:value-type="float">
            <text:p>4.241E-3</text:p>
          </table:table-cell>
          <table:table-cell table:style-name="ce86" office:value-type="float" office:value="42" calcext:value-type="float">
            <text:p>42</text:p>
          </table:table-cell>
          <table:table-cell table:style-name="ce17" table:formula="of:=[.R31]/[.Q31]" office:value-type="float" office:value="9902.54212377906" calcext:value-type="float">
            <text:p>9903</text:p>
          </table:table-cell>
          <table:table-cell table:style-name="ce17" table:formula="of:=2*PI()/[.Q31]" office:value-type="float" office:value="1481.41683752037" calcext:value-type="float">
            <text:p>1481</text:p>
          </table:table-cell>
          <table:table-cell table:style-name="ce17" table:formula="of:=1/[.Q31]" office:value-type="float" office:value="235.77481247093" calcext:value-type="float">
            <text:p>236</text:p>
          </table:table-cell>
          <table:table-cell table:style-name="ce17" table:formula="of:=[.D31]/1" office:value-type="float" office:value="1939.75725239888" calcext:value-type="float">
            <text:p>1940</text:p>
          </table:table-cell>
          <table:table-cell table:style-name="ce17" table:formula="of:=([.T31]+[.U31])/2" office:value-type="float" office:value="858.59582499565" calcext:value-type="float">
            <text:p>859</text:p>
          </table:table-cell>
          <table:table-cell table:style-name="ce94" table:formula="of:=[.S31]*[.T31]*[.W31]" office:value-type="float" office:value="12595422711.183" calcext:value-type="float">
            <text:p>1.3E+10</text:p>
          </table:table-cell>
          <table:table-cell table:number-columns-repeated="986"/>
        </table:table-row>
        <table:table-row table:style-name="ro1">
          <table:table-cell table:style-name="Default" table:number-columns-repeated="2"/>
          <table:table-cell table:style-name="ce37" office:value-type="float" office:value="90000" calcext:value-type="float">
            <text:p>90000</text:p>
          </table:table-cell>
          <table:table-cell table:style-name="ce43" table:formula="of:=0.099436*([.C32])^(7/8)" office:value-type="float" office:value="2150.33360198313" calcext:value-type="float">
            <text:p>2150.3</text:p>
          </table:table-cell>
          <table:table-cell table:style-name="ce48" table:formula="of:=0.19887*([.C32])^(-1/8)" office:value-type="float" office:value="0.0477847105928979" calcext:value-type="float">
            <text:p>0.04778</text:p>
          </table:table-cell>
          <table:table-cell table:style-name="ce17"/>
          <table:table-cell table:style-name="ce57" table:formula="of:=(1/2*[.E32]*[.D32])^(1/4)" office:value-type="float" office:value="2.6772640196692" calcext:value-type="float">
            <text:p>2.677</text:p>
          </table:table-cell>
          <table:table-cell table:style-name="ce61" table:formula="of:=(1/2*[.E32])^(1/4)*([.D32])^(-3/4)" office:value-type="float" office:value="0.00124504589297219" calcext:value-type="float">
            <text:p>1.245E-03</text:p>
          </table:table-cell>
          <table:table-cell table:style-name="ce65" table:formula="of:=([.D32])^(-1)*([.C32])^(-1/2)" office:value-type="float" office:value="0.00000155014707032397" calcext:value-type="float">
            <text:p>1.5501E-6</text:p>
          </table:table-cell>
          <table:table-cell table:style-name="ce65" table:formula="of:=1/4*([.D32])^(-1)*([.C32])^(1/2)" office:value-type="float" office:value="0.0348783090822893" calcext:value-type="float">
            <text:p>3.4878E-2</text:p>
          </table:table-cell>
          <table:table-cell table:style-name="ce65" table:formula="of:=([.D32])^(-1)*([.C32])^(1/2)" office:value-type="float" office:value="0.139513236329157" calcext:value-type="float">
            <text:p>1.3951E-1</text:p>
          </table:table-cell>
          <table:table-cell table:style-name="ce65" table:formula="of:=([.C32])^(-1/2)" office:value-type="float" office:value="0.00333333333333333" calcext:value-type="float">
            <text:p>3.3333E-3</text:p>
          </table:table-cell>
          <table:table-cell table:style-name="ce67" table:number-columns-repeated="3"/>
          <table:table-cell table:style-name="ce57" table:formula="of:=[.G32]*PI()" office:value-type="float" office:value="8.41087297591303" calcext:value-type="float">
            <text:p>8.411</text:p>
          </table:table-cell>
          <table:table-cell table:style-name="ce83" table:formula="of:=[.H32]*PI()" office:value-type="float" office:value="0.00391142703074358" calcext:value-type="float">
            <text:p>3.911E-3</text:p>
          </table:table-cell>
          <table:table-cell table:style-name="ce86" office:value-type="float" office:value="42" calcext:value-type="float">
            <text:p>42</text:p>
          </table:table-cell>
          <table:table-cell table:style-name="ce17" table:formula="of:=[.R32]/[.Q32]" office:value-type="float" office:value="10737.7690213527" calcext:value-type="float">
            <text:p>10738</text:p>
          </table:table-cell>
          <table:table-cell table:style-name="ce17" table:formula="of:=2*PI()/[.Q32]" office:value-type="float" office:value="1606.36648921075" calcext:value-type="float">
            <text:p>1606</text:p>
          </table:table-cell>
          <table:table-cell table:style-name="ce17" table:formula="of:=1/[.Q32]" office:value-type="float" office:value="255.661167175064" calcext:value-type="float">
            <text:p>256</text:p>
          </table:table-cell>
          <table:table-cell table:style-name="ce17" table:formula="of:=[.D32]/1" office:value-type="float" office:value="2150.33360198313" calcext:value-type="float">
            <text:p>2150</text:p>
          </table:table-cell>
          <table:table-cell table:style-name="ce17" table:formula="of:=([.T32]+[.U32])/2" office:value-type="float" office:value="931.013828192905" calcext:value-type="float">
            <text:p>931</text:p>
          </table:table-cell>
          <table:table-cell table:style-name="ce94" table:formula="of:=[.S32]*[.T32]*[.W32]" office:value-type="float" office:value="16058864174.0036" calcext:value-type="float">
            <text:p>1.6E+10</text:p>
          </table:table-cell>
          <table:table-cell table:number-columns-repeated="986"/>
        </table:table-row>
        <table:table-row table:style-name="ro1">
          <table:table-cell table:style-name="Default" table:number-columns-repeated="2"/>
          <table:table-cell table:style-name="ce37" office:value-type="float" office:value="100000" calcext:value-type="float">
            <text:p>100000</text:p>
          </table:table-cell>
          <table:table-cell table:style-name="ce43" table:formula="of:=0.099436*([.C33])^(7/8)" office:value-type="float" office:value="2357.99915796172" calcext:value-type="float">
            <text:p>2358.0</text:p>
          </table:table-cell>
          <table:table-cell table:style-name="ce48" table:formula="of:=0.19887*([.C33])^(-1/8)" office:value-type="float" office:value="0.0471595088844933" calcext:value-type="float">
            <text:p>0.04716</text:p>
          </table:table-cell>
          <table:table-cell table:style-name="ce17"/>
          <table:table-cell table:style-name="ce57" table:formula="of:=(1/2*[.E33]*[.D33])^(1/4)" office:value-type="float" office:value="2.73067950611445" calcext:value-type="float">
            <text:p>2.731</text:p>
          </table:table-cell>
          <table:table-cell table:style-name="ce61" table:formula="of:=(1/2*[.E33])^(1/4)*([.D33])^(-3/4)" office:value-type="float" office:value="0.00115804939831907" calcext:value-type="float">
            <text:p>1.158E-03</text:p>
          </table:table-cell>
          <table:table-cell table:style-name="ce65" table:formula="of:=([.D33])^(-1)*([.C33])^(-1/2)" office:value-type="float" office:value="0.00000134108515242299" calcext:value-type="float">
            <text:p>1.3411E-6</text:p>
          </table:table-cell>
          <table:table-cell table:style-name="ce65" table:formula="of:=1/4*([.D33])^(-1)*([.C33])^(1/2)" office:value-type="float" office:value="0.0335271288105747" calcext:value-type="float">
            <text:p>3.3527E-2</text:p>
          </table:table-cell>
          <table:table-cell table:style-name="ce65" table:formula="of:=([.D33])^(-1)*([.C33])^(1/2)" office:value-type="float" office:value="0.134108515242299" calcext:value-type="float">
            <text:p>1.3411E-1</text:p>
          </table:table-cell>
          <table:table-cell table:style-name="ce65" table:formula="of:=([.C33])^(-1/2)" office:value-type="float" office:value="0.00316227766016838" calcext:value-type="float">
            <text:p>3.1623E-3</text:p>
          </table:table-cell>
          <table:table-cell table:style-name="ce67" table:number-columns-repeated="3"/>
          <table:table-cell table:style-name="ce57" table:formula="of:=[.G33]*PI()" office:value-type="float" office:value="8.57868267571737" calcext:value-type="float">
            <text:p>8.579</text:p>
          </table:table-cell>
          <table:table-cell table:style-name="ce83" table:formula="of:=[.H33]*PI()" office:value-type="float" office:value="0.00363811948225328" calcext:value-type="float">
            <text:p>3.638E-3</text:p>
          </table:table-cell>
          <table:table-cell table:style-name="ce86" office:value-type="float" office:value="42" calcext:value-type="float">
            <text:p>42</text:p>
          </table:table-cell>
          <table:table-cell table:style-name="ce17" table:formula="of:=[.R33]/[.Q33]" office:value-type="float" office:value="11544.425686093" calcext:value-type="float">
            <text:p>11544</text:p>
          </table:table-cell>
          <table:table-cell table:style-name="ce17" table:formula="of:=2*PI()/[.Q33]" office:value-type="float" office:value="1727.04204406395" calcext:value-type="float">
            <text:p>1727</text:p>
          </table:table-cell>
          <table:table-cell table:style-name="ce17" table:formula="of:=1/[.Q33]" office:value-type="float" office:value="274.867278240309" calcext:value-type="float">
            <text:p>275</text:p>
          </table:table-cell>
          <table:table-cell table:style-name="ce17" table:formula="of:=[.D33]/1" office:value-type="float" office:value="2357.99915796172" calcext:value-type="float">
            <text:p>2358</text:p>
          </table:table-cell>
          <table:table-cell table:style-name="ce17" table:formula="of:=([.T33]+[.U33])/2" office:value-type="float" office:value="1000.95466115213" calcext:value-type="float">
            <text:p>1001</text:p>
          </table:table-cell>
          <table:table-cell table:style-name="ce94" table:formula="of:=[.S33]*[.T33]*[.W33]" office:value-type="float" office:value="19956742290.2547" calcext:value-type="float">
            <text:p>2.0E+10</text:p>
          </table:table-cell>
          <table:table-cell table:style-name="Default"/>
          <table:table-cell table:number-columns-repeated="985"/>
        </table:table-row>
        <table:table-row table:style-name="ro1">
          <table:table-cell table:style-name="Default"/>
          <table:table-cell table:style-name="Default" office:value-type="string" calcext:value-type="string">
            <text:p>flowsi</text:p>
          </table:table-cell>
          <table:table-cell table:style-name="ce41" office:value-type="float" office:value="125677" calcext:value-type="float">
            <text:p>125677</text:p>
          </table:table-cell>
          <table:table-cell table:style-name="ce47" table:formula="of:=0.099436*([.C34])^(7/8)" office:value-type="float" office:value="2879.99991707251" calcext:value-type="float">
            <text:p>2880.0</text:p>
          </table:table-cell>
          <table:table-cell table:style-name="ce48" table:formula="of:=0.19887*([.C34])^(-1/8)" office:value-type="float" office:value="0.0458313128690219" calcext:value-type="float">
            <text:p>0.04583</text:p>
          </table:table-cell>
          <table:table-cell table:style-name="ce17"/>
          <table:table-cell table:style-name="ce57" table:formula="of:=(1/2*[.E34]*[.D34])^(1/4)" office:value-type="float" office:value="2.85023844972446" calcext:value-type="float">
            <text:p>2.850</text:p>
          </table:table-cell>
          <table:table-cell table:style-name="ce61" table:formula="of:=(1/2*[.E34])^(1/4)*([.D34])^(-3/4)" office:value-type="float" office:value="0.000989666156873262" calcext:value-type="float">
            <text:p>9.897E-04</text:p>
          </table:table-cell>
          <table:table-cell table:style-name="ce65" table:formula="of:=([.D34])^(-1)*([.C34])^(-1/2)" office:value-type="float" office:value="0.000000979444027069792" calcext:value-type="float">
            <text:p>9.7944E-7</text:p>
          </table:table-cell>
          <table:table-cell table:style-name="ce65" table:formula="of:=1/4*([.D34])^(-1)*([.C34])^(1/2)" office:value-type="float" office:value="0.0307733967475126" calcext:value-type="float">
            <text:p>3.0773E-2</text:p>
          </table:table-cell>
          <table:table-cell table:style-name="ce65" table:formula="of:=([.D34])^(-1)*([.C34])^(1/2)" office:value-type="float" office:value="0.12309358699005" calcext:value-type="float">
            <text:p>1.2309E-1</text:p>
          </table:table-cell>
          <table:table-cell table:style-name="ce65" table:formula="of:=([.C34])^(-1/2)" office:value-type="float" office:value="0.00282079871673817" calcext:value-type="float">
            <text:p>2.8208E-3</text:p>
          </table:table-cell>
          <table:table-cell table:style-name="ce67" table:number-columns-repeated="3"/>
          <table:table-cell table:style-name="ce57" table:formula="of:=[.G34]*PI()" office:value-type="float" office:value="8.95428817463354" calcext:value-type="float">
            <text:p>8.954</text:p>
          </table:table-cell>
          <table:table-cell table:style-name="ce83" table:formula="of:=[.H34]*PI()" office:value-type="float" office:value="0.00310912792793948" calcext:value-type="float">
            <text:p>3.109E-3</text:p>
          </table:table-cell>
          <table:table-cell table:style-name="ce86" office:value-type="float" office:value="42" calcext:value-type="float">
            <text:p>42</text:p>
          </table:table-cell>
          <table:table-cell table:style-name="ce17" table:formula="of:=[.R34]/[.Q34]" office:value-type="float" office:value="13508.6110875582" calcext:value-type="float">
            <text:p>13509</text:p>
          </table:table-cell>
          <table:table-cell table:style-name="ce17" table:formula="of:=2*PI()/[.Q34]" office:value-type="float" office:value="2020.88349299402" calcext:value-type="float">
            <text:p>2021</text:p>
          </table:table-cell>
          <table:table-cell table:style-name="ce17" table:formula="of:=1/[.Q34]" office:value-type="float" office:value="321.633597322813" calcext:value-type="float">
            <text:p>322</text:p>
          </table:table-cell>
          <table:table-cell table:style-name="ce17" table:formula="of:=[.D34]/1" office:value-type="float" office:value="2879.99991707251" calcext:value-type="float">
            <text:p>2880</text:p>
          </table:table-cell>
          <table:table-cell table:style-name="ce17" table:formula="of:=([.T34]+[.U34])/2" office:value-type="float" office:value="1171.25854515841" calcext:value-type="float">
            <text:p>1171</text:p>
          </table:table-cell>
          <table:table-cell table:style-name="ce94" table:formula="of:=[.S34]*[.T34]*[.W34]" office:value-type="float" office:value="31974572555.8854" calcext:value-type="float">
            <text:p>3.2E+10</text:p>
          </table:table-cell>
          <table:table-cell table:style-name="Default"/>
          <table:table-cell table:number-columns-repeated="985"/>
        </table:table-row>
        <table:table-row table:style-name="ro1">
          <table:table-cell table:style-name="Default" table:number-columns-repeated="2"/>
          <table:table-cell table:style-name="ce37" office:value-type="float" office:value="130000" calcext:value-type="float">
            <text:p>130000</text:p>
          </table:table-cell>
          <table:table-cell table:style-name="ce43" table:formula="of:=0.099436*([.C35])^(7/8)" office:value-type="float" office:value="2966.49813024264" calcext:value-type="float">
            <text:p>2966.5</text:p>
          </table:table-cell>
          <table:table-cell table:style-name="ce48" table:formula="of:=0.19887*([.C35])^(-1/8)" office:value-type="float" office:value="0.0456379738000287" calcext:value-type="float">
            <text:p>0.04564</text:p>
          </table:table-cell>
          <table:table-cell table:style-name="ce17"/>
          <table:table-cell table:style-name="ce57" table:formula="of:=(1/2*[.E35]*[.D35])^(1/4)" office:value-type="float" office:value="2.86836958974459" calcext:value-type="float">
            <text:p>2.868</text:p>
          </table:table-cell>
          <table:table-cell table:style-name="ce61" table:formula="of:=(1/2*[.E35])^(1/4)*([.D35])^(-3/4)" office:value-type="float" office:value="0.000966921084662869" calcext:value-type="float">
            <text:p>9.669E-04</text:p>
          </table:table-cell>
          <table:table-cell table:style-name="ce65" table:formula="of:=([.D35])^(-1)*([.C35])^(-1/2)" office:value-type="float" office:value="0.000000934941085197747" calcext:value-type="float">
            <text:p>9.3494E-7</text:p>
          </table:table-cell>
          <table:table-cell table:style-name="ce65" table:formula="of:=1/4*([.D35])^(-1)*([.C35])^(1/2)" office:value-type="float" office:value="0.0303855852689268" calcext:value-type="float">
            <text:p>3.0386E-2</text:p>
          </table:table-cell>
          <table:table-cell table:style-name="ce65" table:formula="of:=([.D35])^(-1)*([.C35])^(1/2)" office:value-type="float" office:value="0.121542341075707" calcext:value-type="float">
            <text:p>1.2154E-1</text:p>
          </table:table-cell>
          <table:table-cell table:style-name="ce65" table:formula="of:=([.C35])^(-1/2)" office:value-type="float" office:value="0.00277350098112615" calcext:value-type="float">
            <text:p>2.7735E-3</text:p>
          </table:table-cell>
          <table:table-cell table:style-name="ce67" table:number-columns-repeated="3"/>
          <table:table-cell table:style-name="ce57" table:formula="of:=[.G35]*PI()" office:value-type="float" office:value="9.01124883092198" calcext:value-type="float">
            <text:p>9.011</text:p>
          </table:table-cell>
          <table:table-cell table:style-name="ce83" table:formula="of:=[.H35]*PI()" office:value-type="float" office:value="0.00303767217617794" calcext:value-type="float">
            <text:p>3.038E-3</text:p>
          </table:table-cell>
          <table:table-cell table:style-name="ce86" office:value-type="float" office:value="42" calcext:value-type="float">
            <text:p>42</text:p>
          </table:table-cell>
          <table:table-cell table:style-name="ce17" table:formula="of:=[.R35]/[.Q35]" office:value-type="float" office:value="13826.3767661872" calcext:value-type="float">
            <text:p>13826</text:p>
          </table:table-cell>
          <table:table-cell table:style-name="ce17" table:formula="of:=2*PI()/[.Q35]" office:value-type="float" office:value="2068.42112735325" calcext:value-type="float">
            <text:p>2068</text:p>
          </table:table-cell>
          <table:table-cell table:style-name="ce17" table:formula="of:=1/[.Q35]" office:value-type="float" office:value="329.199446813981" calcext:value-type="float">
            <text:p>329</text:p>
          </table:table-cell>
          <table:table-cell table:style-name="ce17" table:formula="of:=[.D35]/1" office:value-type="float" office:value="2966.49813024264" calcext:value-type="float">
            <text:p>2966</text:p>
          </table:table-cell>
          <table:table-cell table:style-name="ce17" table:formula="of:=([.T35]+[.U35])/2" office:value-type="float" office:value="1198.81028708362" calcext:value-type="float">
            <text:p>1199</text:p>
          </table:table-cell>
          <table:table-cell table:style-name="ce94" table:formula="of:=[.S35]*[.T35]*[.W35]" office:value-type="float" office:value="34284499455.6682" calcext:value-type="float">
            <text:p>3.4E+10</text:p>
          </table:table-cell>
          <table:table-cell table:style-name="Default"/>
          <table:table-cell table:number-columns-repeated="985"/>
        </table:table-row>
        <table:table-row table:style-name="ro1">
          <table:table-cell table:style-name="Default" table:number-columns-repeated="2"/>
          <table:table-cell table:style-name="ce41" office:value-type="float" office:value="131700" calcext:value-type="float">
            <text:p>131700</text:p>
          </table:table-cell>
          <table:table-cell table:style-name="ce47" table:formula="of:=0.099436*([.C36])^(7/8)" office:value-type="float" office:value="3000.41410737169" calcext:value-type="float">
            <text:p>3000.4</text:p>
          </table:table-cell>
          <table:table-cell table:style-name="ce48" table:formula="of:=0.19887*([.C36])^(-1/8)" office:value-type="float" office:value="0.0455639169787005" calcext:value-type="float">
            <text:p>0.04556</text:p>
          </table:table-cell>
          <table:table-cell table:style-name="ce17"/>
          <table:table-cell table:style-name="ce57" table:formula="of:=(1/2*[.E36]*[.D36])^(1/4)" office:value-type="float" office:value="2.87536554091129" calcext:value-type="float">
            <text:p>2.875</text:p>
          </table:table-cell>
          <table:table-cell table:style-name="ce61" table:formula="of:=(1/2*[.E36])^(1/4)*([.D36])^(-3/4)" office:value-type="float" office:value="0.000958322897445" calcext:value-type="float">
            <text:p>9.583E-04</text:p>
          </table:table-cell>
          <table:table-cell table:style-name="ce65" table:formula="of:=([.D36])^(-1)*([.C36])^(-1/2)" office:value-type="float" office:value="0.00000091838739376138" calcext:value-type="float">
            <text:p>9.1839E-7</text:p>
          </table:table-cell>
          <table:table-cell table:style-name="ce65" table:formula="of:=1/4*([.D36])^(-1)*([.C36])^(1/2)" office:value-type="float" office:value="0.0302379049395934" calcext:value-type="float">
            <text:p>3.0238E-2</text:p>
          </table:table-cell>
          <table:table-cell table:style-name="ce65" table:formula="of:=([.D36])^(-1)*([.C36])^(1/2)" office:value-type="float" office:value="0.120951619758374" calcext:value-type="float">
            <text:p>1.2095E-1</text:p>
          </table:table-cell>
          <table:table-cell table:style-name="ce65" table:formula="of:=([.C36])^(-1/2)" office:value-type="float" office:value="0.00275554249227396" calcext:value-type="float">
            <text:p>2.7555E-3</text:p>
          </table:table-cell>
          <table:table-cell table:style-name="ce67" table:number-columns-repeated="3"/>
          <table:table-cell table:style-name="ce57" table:formula="of:=[.G36]*PI()" office:value-type="float" office:value="9.03322725971216" calcext:value-type="float">
            <text:p>9.033</text:p>
          </table:table-cell>
          <table:table-cell table:style-name="ce83" table:formula="of:=[.H36]*PI()" office:value-type="float" office:value="0.0030106601743801" calcext:value-type="float">
            <text:p>3.011E-3</text:p>
          </table:table-cell>
          <table:table-cell table:style-name="ce86" office:value-type="float" office:value="42" calcext:value-type="float">
            <text:p>42</text:p>
          </table:table-cell>
          <table:table-cell table:style-name="ce17" table:formula="of:=[.R36]/[.Q36]" office:value-type="float" office:value="13950.4286659148" calcext:value-type="float">
            <text:p>13950</text:p>
          </table:table-cell>
          <table:table-cell table:style-name="ce17" table:formula="of:=2*PI()/[.Q36]" office:value-type="float" office:value="2086.97924815554" calcext:value-type="float">
            <text:p>2087</text:p>
          </table:table-cell>
          <table:table-cell table:style-name="ce17" table:formula="of:=1/[.Q36]" office:value-type="float" office:value="332.153063474161" calcext:value-type="float">
            <text:p>332</text:p>
          </table:table-cell>
          <table:table-cell table:style-name="ce17" table:formula="of:=[.D36]/1" office:value-type="float" office:value="3000.41410737169" calcext:value-type="float">
            <text:p>3000</text:p>
          </table:table-cell>
          <table:table-cell table:style-name="ce17" table:formula="of:=([.T36]+[.U36])/2" office:value-type="float" office:value="1209.56615581485" calcext:value-type="float">
            <text:p>1210</text:p>
          </table:table-cell>
          <table:table-cell table:style-name="ce94" table:formula="of:=[.S36]*[.T36]*[.W36]" office:value-type="float" office:value="35215617655.3596" calcext:value-type="float">
            <text:p>3.5E+10</text:p>
          </table:table-cell>
          <table:table-cell table:style-name="Default"/>
          <table:table-cell table:number-columns-repeated="985"/>
        </table:table-row>
        <table:table-row table:style-name="ro1">
          <table:table-cell table:style-name="Default" table:number-columns-repeated="2"/>
          <table:table-cell table:style-name="ce41" office:value-type="float" office:value="236100" calcext:value-type="float">
            <text:p>236100</text:p>
          </table:table-cell>
          <table:table-cell table:style-name="ce47" table:formula="of:=0.099436*([.C37])^(7/8)" office:value-type="float" office:value="5000.37568122775" calcext:value-type="float">
            <text:p>5000.4</text:p>
          </table:table-cell>
          <table:table-cell table:style-name="ce48" table:formula="of:=0.19887*([.C37])^(-1/8)" office:value-type="float" office:value="0.0423576907568837" calcext:value-type="float">
            <text:p>0.04236</text:p>
          </table:table-cell>
          <table:table-cell table:style-name="ce17"/>
          <table:table-cell table:style-name="ce57" table:formula="of:=(1/2*[.E37]*[.D37])^(1/4)" office:value-type="float" office:value="3.20793993863569" calcext:value-type="float">
            <text:p>3.208</text:p>
          </table:table-cell>
          <table:table-cell table:style-name="ce61" table:formula="of:=(1/2*[.E37])^(1/4)*([.D37])^(-3/4)" office:value-type="float" office:value="0.000641539784836335" calcext:value-type="float">
            <text:p>6.415E-04</text:p>
          </table:table-cell>
          <table:table-cell table:style-name="ce65" table:formula="of:=([.D37])^(-1)*([.C37])^(-1/2)" office:value-type="float" office:value="0.000000411575365082137" calcext:value-type="float">
            <text:p>4.1158E-7</text:p>
          </table:table-cell>
          <table:table-cell table:style-name="ce65" table:formula="of:=1/4*([.D37])^(-1)*([.C37])^(1/2)" office:value-type="float" office:value="0.0242932359239731" calcext:value-type="float">
            <text:p>2.4293E-2</text:p>
          </table:table-cell>
          <table:table-cell table:style-name="ce65" table:formula="of:=([.D37])^(-1)*([.C37])^(1/2)" office:value-type="float" office:value="0.0971729436958925" calcext:value-type="float">
            <text:p>9.7173E-2</text:p>
          </table:table-cell>
          <table:table-cell table:style-name="ce65" table:formula="of:=([.C37])^(-1/2)" office:value-type="float" office:value="0.00205803144654915" calcext:value-type="float">
            <text:p>2.0580E-3</text:p>
          </table:table-cell>
          <table:table-cell table:style-name="ce67" table:number-columns-repeated="3"/>
          <table:table-cell table:style-name="ce57" table:formula="of:=[.G37]*PI()" office:value-type="float" office:value="10.0780405443752" calcext:value-type="float">
            <text:p>10.078</text:p>
          </table:table-cell>
          <table:table-cell table:style-name="ce83" table:formula="of:=[.H37]*PI()" office:value-type="float" office:value="0.00201545667502741" calcext:value-type="float">
            <text:p>2.015E-3</text:p>
          </table:table-cell>
          <table:table-cell table:style-name="ce86" office:value-type="float" office:value="42" calcext:value-type="float">
            <text:p>42</text:p>
          </table:table-cell>
          <table:table-cell table:style-name="ce17" table:formula="of:=[.R37]/[.Q37]" office:value-type="float" office:value="20838.9495643358" calcext:value-type="float">
            <text:p>20839</text:p>
          </table:table-cell>
          <table:table-cell table:style-name="ce17" table:formula="of:=2*PI()/[.Q37]" office:value-type="float" office:value="3117.49956475455" calcext:value-type="float">
            <text:p>3117</text:p>
          </table:table-cell>
          <table:table-cell table:style-name="ce17" table:formula="of:=1/[.Q37]" office:value-type="float" office:value="496.165465817518" calcext:value-type="float">
            <text:p>496</text:p>
          </table:table-cell>
          <table:table-cell table:style-name="ce17" table:formula="of:=[.D37]/1" office:value-type="float" office:value="5000.37568122775" calcext:value-type="float">
            <text:p>5000</text:p>
          </table:table-cell>
          <table:table-cell table:style-name="ce17" table:formula="of:=([.T37]+[.U37])/2" office:value-type="float" office:value="1806.83251528603" calcext:value-type="float">
            <text:p>1807</text:p>
          </table:table-cell>
          <table:table-cell table:style-name="ce94" table:formula="of:=[.S37]*[.T37]*[.W37]" office:value-type="float" office:value="117381626353.393" calcext:value-type="float">
            <text:p>1.2E+11</text:p>
          </table:table-cell>
          <table:table-cell table:style-name="Default"/>
          <table:table-cell table:number-columns-repeated="985"/>
        </table:table-row>
        <table:table-row table:style-name="ro1">
          <table:table-cell table:style-name="Default"/>
          <table:table-cell table:style-name="Default" office:value-type="string" calcext:value-type="string">
            <text:p>Lee &amp; Moser, channel</text:p>
          </table:table-cell>
          <table:table-cell table:style-name="ce41" office:value-type="float" office:value="246145" calcext:value-type="float">
            <text:p>246145</text:p>
          </table:table-cell>
          <table:table-cell table:style-name="ce47" table:formula="of:=0.099436*([.C38])^(7/8)" office:value-type="float" office:value="5186.03909840491" calcext:value-type="float">
            <text:p>5186.0</text:p>
          </table:table-cell>
          <table:table-cell table:style-name="ce48" table:formula="of:=0.19887*([.C38])^(-1/8)" office:value-type="float" office:value="0.0421376582409743" calcext:value-type="float">
            <text:p>0.04214</text:p>
          </table:table-cell>
          <table:table-cell table:style-name="ce17"/>
          <table:table-cell table:style-name="ce57" table:formula="of:=(1/2*[.E38]*[.D38])^(1/4)" office:value-type="float" office:value="3.23309932468314" calcext:value-type="float">
            <text:p>3.233</text:p>
          </table:table-cell>
          <table:table-cell table:style-name="ce61" table:formula="of:=(1/2*[.E38])^(1/4)*([.D38])^(-3/4)" office:value-type="float" office:value="0.00062342363089348" calcext:value-type="float">
            <text:p>6.234E-04</text:p>
          </table:table-cell>
          <table:table-cell table:style-name="ce65" table:formula="of:=([.D38])^(-1)*([.C38])^(-1/2)" office:value-type="float" office:value="0.000000388658977878562" calcext:value-type="float">
            <text:p>3.8866E-7</text:p>
          </table:table-cell>
          <table:table-cell table:style-name="ce65" table:formula="of:=1/4*([.D38])^(-1)*([.C38])^(1/2)" office:value-type="float" office:value="0.0239166160274797" calcext:value-type="float">
            <text:p>2.3917E-2</text:p>
          </table:table-cell>
          <table:table-cell table:style-name="ce65" table:formula="of:=([.D38])^(-1)*([.C38])^(1/2)" office:value-type="float" office:value="0.0956664641099186" calcext:value-type="float">
            <text:p>9.5666E-2</text:p>
          </table:table-cell>
          <table:table-cell table:style-name="ce65" table:formula="of:=([.C38])^(-1/2)" office:value-type="float" office:value="0.00201560065522431" calcext:value-type="float">
            <text:p>2.0156E-3</text:p>
          </table:table-cell>
          <table:table-cell table:style-name="ce67" table:number-columns-repeated="3"/>
          <table:table-cell table:style-name="ce57" table:formula="of:=[.G38]*PI()" office:value-type="float" office:value="10.1570810867507" calcext:value-type="float">
            <text:p>10.157</text:p>
          </table:table-cell>
          <table:table-cell table:style-name="ce83" table:formula="of:=[.H38]*PI()" office:value-type="float" office:value="0.00195854309888923" calcext:value-type="float">
            <text:p>1.959E-3</text:p>
          </table:table-cell>
          <table:table-cell table:style-name="ce86" office:value-type="float" office:value="42" calcext:value-type="float">
            <text:p>42</text:p>
          </table:table-cell>
          <table:table-cell table:style-name="ce17" table:formula="of:=[.R38]/[.Q38]" office:value-type="float" office:value="21444.5114962341" calcext:value-type="float">
            <text:p>21445</text:p>
          </table:table-cell>
          <table:table-cell table:style-name="ce17" table:formula="of:=2*PI()/[.Q38]" office:value-type="float" office:value="3208.09141792337" calcext:value-type="float">
            <text:p>3208</text:p>
          </table:table-cell>
          <table:table-cell table:style-name="ce17" table:formula="of:=1/[.Q38]" office:value-type="float" office:value="510.583607053192" calcext:value-type="float">
            <text:p>511</text:p>
          </table:table-cell>
          <table:table-cell table:style-name="ce17" table:formula="of:=[.D38]/1" office:value-type="float" office:value="5186.03909840491" calcext:value-type="float">
            <text:p>5186</text:p>
          </table:table-cell>
          <table:table-cell table:style-name="ce17" table:formula="of:=([.T38]+[.U38])/2" office:value-type="float" office:value="1859.33751248828" calcext:value-type="float">
            <text:p>1859</text:p>
          </table:table-cell>
          <table:table-cell table:style-name="ce94" table:formula="of:=[.S38]*[.T38]*[.W38]" office:value-type="float" office:value="127914896664.374" calcext:value-type="float">
            <text:p>1.3E+11</text:p>
          </table:table-cell>
          <table:table-cell table:style-name="Default"/>
          <table:table-cell table:number-columns-repeated="985"/>
        </table:table-row>
        <table:table-row table:style-name="ro1">
          <table:table-cell table:style-name="Default" table:number-columns-repeated="2"/>
          <table:table-cell table:style-name="ce37" office:value-type="float" office:value="250000" calcext:value-type="float">
            <text:p>250000</text:p>
          </table:table-cell>
          <table:table-cell table:style-name="ce43" table:formula="of:=0.099436*([.C39])^(7/8)" office:value-type="float" office:value="5257.0384475738" calcext:value-type="float">
            <text:p>5257.0</text:p>
          </table:table-cell>
          <table:table-cell table:style-name="ce48" table:formula="of:=0.19887*([.C39])^(-1/8)" office:value-type="float" office:value="0.042055884632085" calcext:value-type="float">
            <text:p>0.04206</text:p>
          </table:table-cell>
          <table:table-cell table:style-name="ce17"/>
          <table:table-cell table:style-name="ce57" table:formula="of:=(1/2*[.E39]*[.D39])^(1/4)" office:value-type="float" office:value="3.24253358139149" calcext:value-type="float">
            <text:p>3.243</text:p>
          </table:table-cell>
          <table:table-cell table:style-name="ce61" table:formula="of:=(1/2*[.E39])^(1/4)*([.D39])^(-3/4)" office:value-type="float" office:value="0.000616798529005997" calcext:value-type="float">
            <text:p>6.168E-04</text:p>
          </table:table-cell>
          <table:table-cell table:style-name="ce65" table:formula="of:=([.D39])^(-1)*([.C39])^(-1/2)" office:value-type="float" office:value="0.000000380442338389789" calcext:value-type="float">
            <text:p>3.8044E-7</text:p>
          </table:table-cell>
          <table:table-cell table:style-name="ce65" table:formula="of:=1/4*([.D39])^(-1)*([.C39])^(1/2)" office:value-type="float" office:value="0.0237776461493618" calcext:value-type="float">
            <text:p>2.3778E-2</text:p>
          </table:table-cell>
          <table:table-cell table:style-name="ce65" table:formula="of:=([.D39])^(-1)*([.C39])^(1/2)" office:value-type="float" office:value="0.0951105845974472" calcext:value-type="float">
            <text:p>9.5111E-2</text:p>
          </table:table-cell>
          <table:table-cell table:style-name="ce65" table:formula="of:=([.C39])^(-1/2)" office:value-type="float" office:value="0.002" calcext:value-type="float">
            <text:p>2.0000E-3</text:p>
          </table:table-cell>
          <table:table-cell table:style-name="ce67" table:number-columns-repeated="3"/>
          <table:table-cell table:style-name="ce57" table:formula="of:=[.G39]*PI()" office:value-type="float" office:value="10.1867196783177" calcext:value-type="float">
            <text:p>10.187</text:p>
          </table:table-cell>
          <table:table-cell table:style-name="ce83" table:formula="of:=[.H39]*PI()" office:value-type="float" office:value="0.00193772972747023" calcext:value-type="float">
            <text:p>1.938E-3</text:p>
          </table:table-cell>
          <table:table-cell table:style-name="ce86" office:value-type="float" office:value="42" calcext:value-type="float">
            <text:p>42</text:p>
          </table:table-cell>
          <table:table-cell table:style-name="ce17" table:formula="of:=[.R39]/[.Q39]" office:value-type="float" office:value="21674.8493892553" calcext:value-type="float">
            <text:p>21675</text:p>
          </table:table-cell>
          <table:table-cell table:style-name="ce17" table:formula="of:=2*PI()/[.Q39]" office:value-type="float" office:value="3242.54988614046" calcext:value-type="float">
            <text:p>3243</text:p>
          </table:table-cell>
          <table:table-cell table:style-name="ce17" table:formula="of:=1/[.Q39]" office:value-type="float" office:value="516.067842601317" calcext:value-type="float">
            <text:p>516</text:p>
          </table:table-cell>
          <table:table-cell table:style-name="ce17" table:formula="of:=[.D39]/1" office:value-type="float" office:value="5257.0384475738" calcext:value-type="float">
            <text:p>5257</text:p>
          </table:table-cell>
          <table:table-cell table:style-name="ce17" table:formula="of:=([.T39]+[.U39])/2" office:value-type="float" office:value="1879.30886437089" calcext:value-type="float">
            <text:p>1879</text:p>
          </table:table-cell>
          <table:table-cell table:style-name="ce94" table:formula="of:=[.S39]*[.T39]*[.W39]" office:value-type="float" office:value="132081172945.649" calcext:value-type="float">
            <text:p>1.3E+11</text:p>
          </table:table-cell>
          <table:table-cell table:style-name="Default"/>
          <table:table-cell table:number-columns-repeated="985"/>
        </table:table-row>
        <table:table-row table:style-name="ro1">
          <table:table-cell table:style-name="Default" table:number-columns-repeated="2"/>
          <table:table-cell table:style-name="ce9" office:value-type="float" office:value="290800" calcext:value-type="float">
            <text:p>290800</text:p>
          </table:table-cell>
          <table:table-cell table:style-name="ce47" table:formula="of:=0.099436*([.C40])^(7/8)" office:value-type="float" office:value="6000.5180653702" calcext:value-type="float">
            <text:p>6000.5</text:p>
          </table:table-cell>
          <table:table-cell table:style-name="ce48" table:formula="of:=0.19887*([.C40])^(-1/8)" office:value-type="float" office:value="0.0412686225573643" calcext:value-type="float">
            <text:p>0.04127</text:p>
          </table:table-cell>
          <table:table-cell table:style-name="ce17"/>
          <table:table-cell table:style-name="ce57" table:formula="of:=(1/2*[.E40]*[.D40])^(1/4)" office:value-type="float" office:value="3.33575911448956" calcext:value-type="float">
            <text:p>3.336</text:p>
          </table:table-cell>
          <table:table-cell table:style-name="ce61" table:formula="of:=(1/2*[.E40])^(1/4)*([.D40])^(-3/4)" office:value-type="float" office:value="0.000555911852634971" calcext:value-type="float">
            <text:p>5.559E-04</text:p>
          </table:table-cell>
          <table:table-cell table:style-name="ce65" table:formula="of:=([.D40])^(-1)*([.C40])^(-1/2)" office:value-type="float" office:value="0.000000309039541866008" calcext:value-type="float">
            <text:p>3.0904E-7</text:p>
          </table:table-cell>
          <table:table-cell table:style-name="ce65" table:formula="of:=1/4*([.D40])^(-1)*([.C40])^(1/2)" office:value-type="float" office:value="0.0224671746936588" calcext:value-type="float">
            <text:p>2.2467E-2</text:p>
          </table:table-cell>
          <table:table-cell table:style-name="ce65" table:formula="of:=([.D40])^(-1)*([.C40])^(1/2)" office:value-type="float" office:value="0.0898686987746351" calcext:value-type="float">
            <text:p>8.9869E-2</text:p>
          </table:table-cell>
          <table:table-cell table:style-name="ce65" table:formula="of:=([.C40])^(-1/2)" office:value-type="float" office:value="0.00185439735388071" calcext:value-type="float">
            <text:p>1.8544E-3</text:p>
          </table:table-cell>
          <table:table-cell table:style-name="ce67" table:number-columns-repeated="3"/>
          <table:table-cell table:style-name="ce57" table:formula="of:=[.G40]*PI()" office:value-type="float" office:value="10.4795963282256" calcext:value-type="float">
            <text:p>10.480</text:p>
          </table:table-cell>
          <table:table-cell table:style-name="ce83" table:formula="of:=[.H40]*PI()" office:value-type="float" office:value="0.00174644859228152" calcext:value-type="float">
            <text:p>1.746E-3</text:p>
          </table:table-cell>
          <table:table-cell table:style-name="ce86" office:value-type="float" office:value="42" calcext:value-type="float">
            <text:p>42</text:p>
          </table:table-cell>
          <table:table-cell table:style-name="ce17" table:formula="of:=[.R40]/[.Q40]" office:value-type="float" office:value="24048.8040619233" calcext:value-type="float">
            <text:p>24049</text:p>
          </table:table-cell>
          <table:table-cell table:style-name="ce17" table:formula="of:=2*PI()/[.Q40]" office:value-type="float" office:value="3597.69267469327" calcext:value-type="float">
            <text:p>3598</text:p>
          </table:table-cell>
          <table:table-cell table:style-name="ce17" table:formula="of:=1/[.Q40]" office:value-type="float" office:value="572.590572902936" calcext:value-type="float">
            <text:p>573</text:p>
          </table:table-cell>
          <table:table-cell table:style-name="ce17" table:formula="of:=[.D40]/1" office:value-type="float" office:value="6000.5180653702" calcext:value-type="float">
            <text:p>6001</text:p>
          </table:table-cell>
          <table:table-cell table:style-name="ce17" table:formula="of:=([.T40]+[.U40])/2" office:value-type="float" office:value="2085.1416237981" calcext:value-type="float">
            <text:p>2085</text:p>
          </table:table-cell>
          <table:table-cell table:style-name="ce94" table:formula="of:=[.S40]*[.T40]*[.W40]" office:value-type="float" office:value="180406883265.388" calcext:value-type="float">
            <text:p>1.8E+11</text:p>
          </table:table-cell>
          <table:table-cell table:style-name="Default"/>
          <table:table-cell table:number-columns-repeated="985"/>
        </table:table-row>
        <table:table-row table:style-name="ro1">
          <table:table-cell table:style-name="Default" table:number-columns-repeated="2"/>
          <table:table-cell table:style-name="ce41" office:value-type="float" office:value="328000" calcext:value-type="float">
            <text:p>328000</text:p>
          </table:table-cell>
          <table:table-cell table:style-name="ce47" table:formula="of:=0.099436*([.C41])^(7/8)" office:value-type="float" office:value="6667.04304213915" calcext:value-type="float">
            <text:p>6667.0</text:p>
          </table:table-cell>
          <table:table-cell table:style-name="ce48" table:formula="of:=0.19887*([.C41])^(-1/8)" office:value-type="float" office:value="0.0406522926436263" calcext:value-type="float">
            <text:p>0.04065</text:p>
          </table:table-cell>
          <table:table-cell table:style-name="ce17"/>
          <table:table-cell table:style-name="ce57" table:formula="of:=(1/2*[.E41]*[.D41])^(1/4)" office:value-type="float" office:value="3.41190614957004" calcext:value-type="float">
            <text:p>3.412</text:p>
          </table:table-cell>
          <table:table-cell table:style-name="ce61" table:formula="of:=(1/2*[.E41])^(1/4)*([.D41])^(-3/4)" office:value-type="float" office:value="0.000511757030516383" calcext:value-type="float">
            <text:p>5.118E-04</text:p>
          </table:table-cell>
          <table:table-cell table:style-name="ce65" table:formula="of:=([.D41])^(-1)*([.C41])^(-1/2)" office:value-type="float" office:value="0.000000261896575196507" calcext:value-type="float">
            <text:p>2.6190E-7</text:p>
          </table:table-cell>
          <table:table-cell table:style-name="ce65" table:formula="of:=1/4*([.D41])^(-1)*([.C41])^(1/2)" office:value-type="float" office:value="0.0214755191661136" calcext:value-type="float">
            <text:p>2.1476E-2</text:p>
          </table:table-cell>
          <table:table-cell table:style-name="ce65" table:formula="of:=([.D41])^(-1)*([.C41])^(1/2)" office:value-type="float" office:value="0.0859020766644544" calcext:value-type="float">
            <text:p>8.5902E-2</text:p>
          </table:table-cell>
          <table:table-cell table:style-name="ce65" table:formula="of:=([.C41])^(-1/2)" office:value-type="float" office:value="0.00174607573942395" calcext:value-type="float">
            <text:p>1.7461E-3</text:p>
          </table:table-cell>
          <table:table-cell table:style-name="ce67" table:number-columns-repeated="3"/>
          <table:table-cell table:style-name="ce57" table:formula="of:=[.G41]*PI()" office:value-type="float" office:value="10.7188192942271" calcext:value-type="float">
            <text:p>10.719</text:p>
          </table:table-cell>
          <table:table-cell table:style-name="ce83" table:formula="of:=[.H41]*PI()" office:value-type="float" office:value="0.0016077321274932" calcext:value-type="float">
            <text:p>1.608E-3</text:p>
          </table:table-cell>
          <table:table-cell table:style-name="ce86" office:value-type="float" office:value="42" calcext:value-type="float">
            <text:p>42</text:p>
          </table:table-cell>
          <table:table-cell table:style-name="ce17" table:formula="of:=[.R41]/[.Q41]" office:value-type="float" office:value="26123.7548729508" calcext:value-type="float">
            <text:p>26124</text:p>
          </table:table-cell>
          <table:table-cell table:style-name="ce17" table:formula="of:=2*PI()/[.Q41]" office:value-type="float" office:value="3908.1045901449" calcext:value-type="float">
            <text:p>3908</text:p>
          </table:table-cell>
          <table:table-cell table:style-name="ce17" table:formula="of:=1/[.Q41]" office:value-type="float" office:value="621.994163641686" calcext:value-type="float">
            <text:p>622</text:p>
          </table:table-cell>
          <table:table-cell table:style-name="ce17" table:formula="of:=[.D41]/1" office:value-type="float" office:value="6667.04304213915" calcext:value-type="float">
            <text:p>6667</text:p>
          </table:table-cell>
          <table:table-cell table:style-name="ce17" table:formula="of:=([.T41]+[.U41])/2" office:value-type="float" office:value="2265.04937689329" calcext:value-type="float">
            <text:p>2265</text:p>
          </table:table-cell>
          <table:table-cell table:style-name="ce94" table:formula="of:=[.S41]*[.T41]*[.W41]" office:value-type="float" office:value="231248780841.892" calcext:value-type="float">
            <text:p>2.3E+11</text:p>
          </table:table-cell>
          <table:table-cell table:style-name="Default"/>
          <table:table-cell table:number-columns-repeated="985"/>
        </table:table-row>
        <table:table-row table:style-name="ro1">
          <table:table-cell table:style-name="Default" table:number-columns-repeated="2"/>
          <table:table-cell table:style-name="ce37" office:value-type="float" office:value="500000" calcext:value-type="float">
            <text:p>500000</text:p>
          </table:table-cell>
          <table:table-cell table:style-name="ce43" table:formula="of:=0.099436*([.C42])^(7/8)" office:value-type="float" office:value="9641.45102341516" calcext:value-type="float">
            <text:p>9641.5</text:p>
          </table:table-cell>
          <table:table-cell table:style-name="ce48" table:formula="of:=0.19887*([.C42])^(-1/8)" office:value-type="float" office:value="0.0385654162481711" calcext:value-type="float">
            <text:p>0.03857</text:p>
          </table:table-cell>
          <table:table-cell table:style-name="ce17"/>
          <table:table-cell table:style-name="ce57" table:formula="of:=(1/2*[.E42]*[.D42])^(1/4)" office:value-type="float" office:value="3.69256039030554" calcext:value-type="float">
            <text:p>3.693</text:p>
          </table:table-cell>
          <table:table-cell table:style-name="ce61" table:formula="of:=(1/2*[.E42])^(1/4)*([.D42])^(-3/4)" office:value-type="float" office:value="0.000382988035860765" calcext:value-type="float">
            <text:p>3.830E-04</text:p>
          </table:table-cell>
          <table:table-cell table:style-name="ce65" table:formula="of:=([.D42])^(-1)*([.C42])^(-1/2)" office:value-type="float" office:value="0.000000146680573177061" calcext:value-type="float">
            <text:p>1.4668E-7</text:p>
          </table:table-cell>
          <table:table-cell table:style-name="ce65" table:formula="of:=1/4*([.D42])^(-1)*([.C42])^(1/2)" office:value-type="float" office:value="0.0183350716471326" calcext:value-type="float">
            <text:p>1.8335E-2</text:p>
          </table:table-cell>
          <table:table-cell table:style-name="ce65" table:formula="of:=([.D42])^(-1)*([.C42])^(1/2)" office:value-type="float" office:value="0.0733402865885304" calcext:value-type="float">
            <text:p>7.3340E-2</text:p>
          </table:table-cell>
          <table:table-cell table:style-name="ce65" table:formula="of:=([.C42])^(-1/2)" office:value-type="float" office:value="0.0014142135623731" calcext:value-type="float">
            <text:p>1.4142E-3</text:p>
          </table:table-cell>
          <table:table-cell table:style-name="ce67" table:number-columns-repeated="3"/>
          <table:table-cell table:style-name="ce57" table:formula="of:=[.G42]*PI()" office:value-type="float" office:value="11.6005205951205" calcext:value-type="float">
            <text:p>11.601</text:p>
          </table:table-cell>
          <table:table-cell table:style-name="ce83" table:formula="of:=[.H42]*PI()" office:value-type="float" office:value="0.00120319239987296" calcext:value-type="float">
            <text:p>1.203E-3</text:p>
          </table:table-cell>
          <table:table-cell table:style-name="ce86" office:value-type="float" office:value="42" calcext:value-type="float">
            <text:p>42</text:p>
          </table:table-cell>
          <table:table-cell table:style-name="ce17" table:formula="of:=[.R42]/[.Q42]" office:value-type="float" office:value="34907.1353878519" calcext:value-type="float">
            <text:p>34907</text:p>
          </table:table-cell>
          <table:table-cell table:style-name="ce17" table:formula="of:=2*PI()/[.Q42]" office:value-type="float" office:value="5222.09524249237" calcext:value-type="float">
            <text:p>5222</text:p>
          </table:table-cell>
          <table:table-cell table:style-name="ce17" table:formula="of:=1/[.Q42]" office:value-type="float" office:value="831.122271139331" calcext:value-type="float">
            <text:p>831</text:p>
          </table:table-cell>
          <table:table-cell table:style-name="ce17" table:formula="of:=[.D42]/1" office:value-type="float" office:value="9641.45102341516" calcext:value-type="float">
            <text:p>9641</text:p>
          </table:table-cell>
          <table:table-cell table:style-name="ce17" table:formula="of:=([.T42]+[.U42])/2" office:value-type="float" office:value="3026.60875681585" calcext:value-type="float">
            <text:p>3027</text:p>
          </table:table-cell>
          <table:table-cell table:style-name="ce94" table:formula="of:=[.S42]*[.T42]*[.W42]" office:value-type="float" office:value="551715624237.609" calcext:value-type="float">
            <text:p>5.5E+11</text:p>
          </table:table-cell>
          <table:table-cell table:style-name="Default"/>
          <table:table-cell table:number-columns-repeated="985"/>
        </table:table-row>
        <table:table-row table:style-name="ro1">
          <table:table-cell table:style-name="Default" table:number-columns-repeated="2"/>
          <table:table-cell table:style-name="ce41" office:value-type="float" office:value="521300" calcext:value-type="float">
            <text:p>521300</text:p>
          </table:table-cell>
          <table:table-cell table:style-name="ce47" table:formula="of:=0.099436*([.C43])^(7/8)" office:value-type="float" office:value="9999.89419641259" calcext:value-type="float">
            <text:p>9999.9</text:p>
          </table:table-cell>
          <table:table-cell table:style-name="ce48" table:formula="of:=0.19887*([.C43])^(-1/8)" office:value-type="float" office:value="0.0383648326502115" calcext:value-type="float">
            <text:p>0.03836</text:p>
          </table:table-cell>
          <table:table-cell table:style-name="ce17"/>
          <table:table-cell table:style-name="ce57" table:formula="of:=(1/2*[.E43]*[.D43])^(1/4)" office:value-type="float" office:value="3.72155703644841" calcext:value-type="float">
            <text:p>3.722</text:p>
          </table:table-cell>
          <table:table-cell table:style-name="ce61" table:formula="of:=(1/2*[.E43])^(1/4)*([.D43])^(-3/4)" office:value-type="float" office:value="0.000372159641227354" calcext:value-type="float">
            <text:p>3.722E-04</text:p>
          </table:table-cell>
          <table:table-cell table:style-name="ce65" table:formula="of:=([.D43])^(-1)*([.C43])^(-1/2)" office:value-type="float" office:value="0.000000138503495005651" calcext:value-type="float">
            <text:p>1.3850E-7</text:p>
          </table:table-cell>
          <table:table-cell table:style-name="ce65" table:formula="of:=1/4*([.D43])^(-1)*([.C43])^(1/2)" office:value-type="float" office:value="0.0180504679866114" calcext:value-type="float">
            <text:p>1.8050E-2</text:p>
          </table:table-cell>
          <table:table-cell table:style-name="ce65" table:formula="of:=([.D43])^(-1)*([.C43])^(1/2)" office:value-type="float" office:value="0.0722018719464457" calcext:value-type="float">
            <text:p>7.2202E-2</text:p>
          </table:table-cell>
          <table:table-cell table:style-name="ce65" table:formula="of:=([.C43])^(-1/2)" office:value-type="float" office:value="0.00138502029588987" calcext:value-type="float">
            <text:p>1.3850E-3</text:p>
          </table:table-cell>
          <table:table-cell table:style-name="ce67" table:number-columns-repeated="3"/>
          <table:table-cell table:style-name="ce57" table:formula="of:=[.G43]*PI()" office:value-type="float" office:value="11.6916162456217" calcext:value-type="float">
            <text:p>11.692</text:p>
          </table:table-cell>
          <table:table-cell table:style-name="ce83" table:formula="of:=[.H43]*PI()" office:value-type="float" office:value="0.00116917399484247" calcext:value-type="float">
            <text:p>1.169E-3</text:p>
          </table:table-cell>
          <table:table-cell table:style-name="ce86" office:value-type="float" office:value="42" calcext:value-type="float">
            <text:p>42</text:p>
          </table:table-cell>
          <table:table-cell table:style-name="ce17" table:formula="of:=[.R43]/[.Q43]" office:value-type="float" office:value="35922.7969363611" calcext:value-type="float">
            <text:p>35923</text:p>
          </table:table-cell>
          <table:table-cell table:style-name="ce17" table:formula="of:=2*PI()/[.Q43]" office:value-type="float" office:value="5374.03785484142" calcext:value-type="float">
            <text:p>5374</text:p>
          </table:table-cell>
          <table:table-cell table:style-name="ce17" table:formula="of:=1/[.Q43]" office:value-type="float" office:value="855.304688960978" calcext:value-type="float">
            <text:p>855</text:p>
          </table:table-cell>
          <table:table-cell table:style-name="ce17" table:formula="of:=[.D43]/1" office:value-type="float" office:value="9999.89419641259" calcext:value-type="float">
            <text:p>10000</text:p>
          </table:table-cell>
          <table:table-cell table:style-name="ce17" table:formula="of:=([.T43]+[.U43])/2" office:value-type="float" office:value="3114.6712719012" calcext:value-type="float">
            <text:p>3115</text:p>
          </table:table-cell>
          <table:table-cell table:style-name="ce94" table:formula="of:=[.S43]*[.T43]*[.W43]" office:value-type="float" office:value="601288754766.784" calcext:value-type="float">
            <text:p>6.0E+11</text:p>
          </table:table-cell>
          <table:table-cell table:style-name="Default"/>
          <table:table-cell table:number-columns-repeated="985"/>
        </table:table-row>
        <table:table-row table:style-name="ro1">
          <table:table-cell table:style-name="Default" table:number-columns-repeated="2"/>
          <table:table-cell table:style-name="ce41" office:value-type="float" office:value="642100" calcext:value-type="float">
            <text:p>642100</text:p>
          </table:table-cell>
          <table:table-cell table:style-name="ce47" table:formula="of:=0.099436*([.C44])^(7/8)" office:value-type="float" office:value="12000.4071721761" calcext:value-type="float">
            <text:p>12000.4</text:p>
          </table:table-cell>
          <table:table-cell table:style-name="ce48" table:formula="of:=0.19887*([.C44])^(-1/8)" office:value-type="float" office:value="0.0373782478973446" calcext:value-type="float">
            <text:p>0.03738</text:p>
          </table:table-cell>
          <table:table-cell table:style-name="ce17"/>
          <table:table-cell table:style-name="ce57" table:formula="of:=(1/2*[.E44]*[.D44])^(1/4)" office:value-type="float" office:value="3.86986871218574" calcext:value-type="float">
            <text:p>3.870</text:p>
          </table:table-cell>
          <table:table-cell table:style-name="ce61" table:formula="of:=(1/2*[.E44])^(1/4)*([.D44])^(-3/4)" office:value-type="float" office:value="0.00032247811733908" calcext:value-type="float">
            <text:p>3.225E-04</text:p>
          </table:table-cell>
          <table:table-cell table:style-name="ce65" table:formula="of:=([.D44])^(-1)*([.C44])^(-1/2)" office:value-type="float" office:value="0.000000103992659076394" calcext:value-type="float">
            <text:p>1.0399E-7</text:p>
          </table:table-cell>
          <table:table-cell table:style-name="ce65" table:formula="of:=1/4*([.D44])^(-1)*([.C44])^(1/2)" office:value-type="float" office:value="0.0166934215982381" calcext:value-type="float">
            <text:p>1.6693E-2</text:p>
          </table:table-cell>
          <table:table-cell table:style-name="ce65" table:formula="of:=([.D44])^(-1)*([.C44])^(1/2)" office:value-type="float" office:value="0.0667736863929525" calcext:value-type="float">
            <text:p>6.6774E-2</text:p>
          </table:table-cell>
          <table:table-cell table:style-name="ce65" table:formula="of:=([.C44])^(-1/2)" office:value-type="float" office:value="0.00124795425183402" calcext:value-type="float">
            <text:p>1.2480E-3</text:p>
          </table:table-cell>
          <table:table-cell table:style-name="ce67" table:number-columns-repeated="3"/>
          <table:table-cell table:style-name="ce57" table:formula="of:=[.G44]*PI()" office:value-type="float" office:value="12.1575511165597" calcext:value-type="float">
            <text:p>12.158</text:p>
          </table:table-cell>
          <table:table-cell table:style-name="ce83" table:formula="of:=[.H44]*PI()" office:value-type="float" office:value="0.00101309488437592" calcext:value-type="float">
            <text:p>1.013E-3</text:p>
          </table:table-cell>
          <table:table-cell table:style-name="ce86" office:value-type="float" office:value="42" calcext:value-type="float">
            <text:p>42</text:p>
          </table:table-cell>
          <table:table-cell table:style-name="ce17" table:formula="of:=[.R44]/[.Q44]" office:value-type="float" office:value="41457.123757833" calcext:value-type="float">
            <text:p>41457</text:p>
          </table:table-cell>
          <table:table-cell table:style-name="ce17" table:formula="of:=2*PI()/[.Q44]" office:value-type="float" office:value="6201.97121126529" calcext:value-type="float">
            <text:p>6202</text:p>
          </table:table-cell>
          <table:table-cell table:style-name="ce17" table:formula="of:=1/[.Q44]" office:value-type="float" office:value="987.0743751865" calcext:value-type="float">
            <text:p>987</text:p>
          </table:table-cell>
          <table:table-cell table:style-name="ce17" table:formula="of:=[.D44]/1" office:value-type="float" office:value="12000.4071721761" calcext:value-type="float">
            <text:p>12000</text:p>
          </table:table-cell>
          <table:table-cell table:style-name="ce17" table:formula="of:=([.T44]+[.U44])/2" office:value-type="float" office:value="3594.52279322589" calcext:value-type="float">
            <text:p>3595</text:p>
          </table:table-cell>
          <table:table-cell table:style-name="ce94" table:formula="of:=[.S44]*[.T44]*[.W44]" office:value-type="float" office:value="924208920088.846" calcext:value-type="float">
            <text:p>9.2E+11</text:p>
          </table:table-cell>
          <table:table-cell table:style-name="Default"/>
          <table:table-cell table:number-columns-repeated="985"/>
        </table:table-row>
        <table:table-row table:style-name="ro1">
          <table:table-cell table:number-columns-repeated="2"/>
          <table:table-cell table:style-name="ce11"/>
          <table:table-cell table:style-name="ce17" table:number-columns-repeated="5"/>
          <table:table-cell table:style-name="ce67" table:number-columns-repeated="7"/>
          <table:table-cell table:style-name="ce17" table:number-columns-repeated="3"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ce2" table:number-columns-repeated="2"/>
          <table:table-cell table:style-name="ce11"/>
          <table:table-cell table:style-name="ce17" table:number-columns-repeated="5"/>
          <table:table-cell table:style-name="ce67" table:number-columns-repeated="7"/>
          <table:table-cell table:style-name="ce17" table:number-columns-repeated="3"/>
          <table:table-cell table:style-name="Default" table:number-columns-repeated="7"/>
          <table:table-cell table:style-name="ce2" table:number-columns-repeated="984"/>
          <table:table-cell/>
        </table:table-row>
        <table:table-row table:style-name="ro1" table:number-rows-repeated="2">
          <table:table-cell table:number-columns-repeated="2"/>
          <table:table-cell table:style-name="ce11"/>
          <table:table-cell table:style-name="ce17" table:number-columns-repeated="5"/>
          <table:table-cell table:style-name="ce67" table:number-columns-repeated="7"/>
          <table:table-cell table:style-name="ce17" table:number-columns-repeated="3"/>
          <table:table-cell table:style-name="Default" table:number-columns-repeated="7"/>
          <table:table-cell table:number-columns-repeated="985"/>
        </table:table-row>
        <table:table-row table:style-name="ro1">
          <table:table-cell table:number-columns-repeated="2"/>
          <table:table-cell table:style-name="ce11"/>
          <table:table-cell table:style-name="ce17" table:number-columns-repeated="5"/>
          <table:table-cell table:style-name="ce67" table:number-columns-repeated="7"/>
          <table:table-cell table:style-name="ce17" table:number-columns-repeated="3"/>
          <table:table-cell table:style-name="Default" table:number-columns-repeated="6"/>
          <table:table-cell table:number-columns-repeated="986"/>
        </table:table-row>
        <table:table-row table:style-name="ro1">
          <table:table-cell table:number-columns-repeated="2"/>
          <table:table-cell table:style-name="ce11"/>
          <table:table-cell table:style-name="ce17" table:number-columns-repeated="5"/>
          <table:table-cell table:style-name="ce67" table:number-columns-repeated="7"/>
          <table:table-cell table:style-name="ce17" table:number-columns-repeated="3"/>
          <table:table-cell table:style-name="Default" table:number-columns-repeated="6"/>
          <table:table-cell table:style-name="ce2"/>
          <table:table-cell table:number-columns-repeated="985"/>
        </table:table-row>
        <table:table-row table:style-name="ro1" table:number-rows-repeated="3">
          <table:table-cell table:number-columns-repeated="2"/>
          <table:table-cell table:style-name="ce11"/>
          <table:table-cell table:style-name="ce17" table:number-columns-repeated="5"/>
          <table:table-cell table:style-name="ce67" table:number-columns-repeated="7"/>
          <table:table-cell table:style-name="ce17" table:number-columns-repeated="3"/>
          <table:table-cell table:style-name="Default" table:number-columns-repeated="6"/>
          <table:table-cell table:number-columns-repeated="986"/>
        </table:table-row>
        <table:table-row table:style-name="ro1">
          <table:table-cell table:number-columns-repeated="2"/>
          <table:table-cell table:style-name="ce11"/>
          <table:table-cell table:style-name="ce17" table:number-columns-repeated="5"/>
          <table:table-cell table:style-name="ce67" table:number-columns-repeated="7"/>
          <table:table-cell table:style-name="ce17" table:number-columns-repeated="3"/>
          <table:table-cell table:style-name="Default" table:number-columns-repeated="6"/>
          <table:table-cell table:style-name="ce2"/>
          <table:table-cell table:number-columns-repeated="985"/>
        </table:table-row>
        <table:table-row table:style-name="ro1" table:number-rows-repeated="4">
          <table:table-cell table:number-columns-repeated="2"/>
          <table:table-cell table:style-name="ce11"/>
          <table:table-cell table:style-name="ce17" table:number-columns-repeated="5"/>
          <table:table-cell table:style-name="ce67" table:number-columns-repeated="7"/>
          <table:table-cell table:style-name="ce17" table:number-columns-repeated="3"/>
          <table:table-cell table:style-name="Default" table:number-columns-repeated="6"/>
          <table:table-cell table:number-columns-repeated="986"/>
        </table:table-row>
        <table:table-row table:style-name="ro1" table:number-rows-repeated="6">
          <table:table-cell table:number-columns-repeated="2"/>
          <table:table-cell table:style-name="ce11"/>
          <table:table-cell table:number-columns-repeated="15"/>
          <table:table-cell table:style-name="Default" table:number-columns-repeated="6"/>
          <table:table-cell table:number-columns-repeated="986"/>
        </table:table-row>
        <table:table-row table:style-name="ro1" table:number-rows-repeated="3">
          <table:table-cell table:number-columns-repeated="18"/>
          <table:table-cell table:style-name="Default" table:number-columns-repeated="6"/>
          <table:table-cell table:number-columns-repeated="986"/>
        </table:table-row>
        <table:table-row table:style-name="ro1" table:number-rows-repeated="1048508">
          <table:table-cell table:number-columns-repeated="1010"/>
        </table:table-row>
        <table:table-row table:style-name="ro1">
          <table:table-cell table:number-columns-repeated="1010"/>
        </table:table-row>
      </table:table>
      <table:table table:name="Re=2400" table:style-name="ta1">
        <table:table-column table:style-name="co29" table:default-cell-style-name="ce97"/>
        <table:table-column table:style-name="co30" table:default-cell-style-name="ce97"/>
        <table:table-column table:style-name="co31" table:default-cell-style-name="ce97"/>
        <table:table-column table:style-name="co32" table:default-cell-style-name="ce97"/>
        <table:table-column table:style-name="co33" table:default-cell-style-name="ce97"/>
        <table:table-column table:style-name="co34" table:default-cell-style-name="ce97"/>
        <table:table-column table:style-name="co35" table:default-cell-style-name="ce97"/>
        <table:table-column table:style-name="co33" table:default-cell-style-name="ce97"/>
        <table:table-column table:style-name="co36" table:default-cell-style-name="ce97"/>
        <table:table-column table:style-name="co37" table:default-cell-style-name="ce97"/>
        <table:table-column table:style-name="co38" table:default-cell-style-name="ce97"/>
        <table:table-column table:style-name="co33" table:default-cell-style-name="ce97"/>
        <table:table-column table:style-name="co39" table:default-cell-style-name="ce97"/>
        <table:table-column table:style-name="co37" table:default-cell-style-name="ce160"/>
        <table:table-column table:style-name="co31" table:default-cell-style-name="ce157"/>
        <table:table-column table:style-name="co34" table:default-cell-style-name="ce116"/>
        <table:table-column table:style-name="co39" table:default-cell-style-name="ce116"/>
        <table:table-column table:style-name="co32" table:default-cell-style-name="ce185"/>
        <table:table-column table:style-name="co8" table:default-cell-style-name="ce101"/>
        <table:table-column table:style-name="co8" table:number-columns-repeated="1005" table:default-cell-style-name="ce97"/>
        <table:table-row table:style-name="ro4"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number-columns-repeated="2"/>
          <table:table-cell table:style-name="ce108" office:value-type="string" calcext:value-type="string" table:number-columns-spanned="2" table:number-rows-spanned="1">
            <text:p>Reynolds number</text:p>
          </table:table-cell>
          <table:covered-table-cell table:style-name="ce118"/>
          <table:table-cell/>
          <table:table-cell table:style-name="ce108" office:value-type="string" calcext:value-type="string" table:number-columns-spanned="2" table:number-rows-spanned="1">
            <text:p>Pipe geometry</text:p>
          </table:table-cell>
          <table:covered-table-cell table:style-name="ce118"/>
          <table:table-cell table:number-columns-repeated="2"/>
          <table:table-cell table:style-name="ce108" office:value-type="string" calcext:value-type="string" table:number-columns-spanned="2" table:number-rows-spanned="1">
            <text:p>Near-wall streaks</text:p>
          </table:table-cell>
          <table:covered-table-cell table:style-name="ce118"/>
          <table:table-cell/>
          <table:table-cell table:style-name="ce146" office:value-type="string" calcext:value-type="string" table:number-columns-spanned="2" table:number-rows-spanned="1">
            <text:p>Cluster</text:p>
          </table:table-cell>
          <table:covered-table-cell table:style-name="ce161"/>
          <table:table-cell table:number-columns-repeated="1010"/>
        </table:table-row>
        <table:table-row table:style-name="ro4">
          <table:table-cell table:number-columns-repeated="2"/>
          <table:table-cell table:style-name="ce106" office:value-type="string" calcext:value-type="string">
            <text:p>Re</text:p>
          </table:table-cell>
          <table:table-cell table:style-name="ce119" table:formula="of:=[$Kolmogorov.$C8]" office:value-type="float" office:value="2400" calcext:value-type="float">
            <text:p>2400</text:p>
          </table:table-cell>
          <table:table-cell/>
          <table:table-cell table:style-name="ce106" office:value-type="string" calcext:value-type="string">
            <text:p>L/R</text:p>
          </table:table-cell>
          <table:table-cell table:style-name="ce119" office:value-type="float" office:value="42" calcext:value-type="float">
            <text:p>42</text:p>
          </table:table-cell>
          <table:table-cell table:number-columns-repeated="2"/>
          <table:table-cell table:style-name="ce106" office:value-type="string" calcext:value-type="string">
            <text:p>lambda_z/R</text:p>
          </table:table-cell>
          <table:table-cell table:style-name="ce143" table:formula="of:=[.K4]/[.D4]" office:value-type="float" office:value="8.86873145810498" calcext:value-type="float">
            <text:p>8.87</text:p>
          </table:table-cell>
          <table:table-cell/>
          <table:table-cell table:style-name="ce147" office:value-type="string" calcext:value-type="string">
            <text:p>cores/node</text:p>
          </table:table-cell>
          <table:table-cell table:style-name="ce162" office:value-type="float" office:value="16" calcext:value-type="float">
            <text:p>16</text:p>
          </table:table-cell>
          <table:table-cell table:style-name="ce97" table:number-columns-repeated="5"/>
          <table:table-cell table:number-columns-repeated="1005"/>
        </table:table-row>
        <table:table-row table:style-name="ro4">
          <table:table-cell table:number-columns-repeated="2"/>
          <table:table-cell table:style-name="ce109" office:value-type="string" calcext:value-type="string">
            <text:p>Re_tau</text:p>
          </table:table-cell>
          <table:table-cell table:style-name="ce120" table:formula="of:=[$Kolmogorov.$D8]" office:value-type="float" office:value="90.2045578647997" calcext:value-type="float">
            <text:p>90.2</text:p>
          </table:table-cell>
          <table:table-cell/>
          <table:table-cell table:style-name="ce106" office:value-type="string" calcext:value-type="string">
            <text:p>alpha</text:p>
          </table:table-cell>
          <table:table-cell table:style-name="ce138" table:formula="of:=2*PI()/[.G3]" office:value-type="float" office:value="0.149599650170943" calcext:value-type="float">
            <text:p>0.1496</text:p>
          </table:table-cell>
          <table:table-cell table:number-columns-repeated="2"/>
          <table:table-cell table:style-name="ce106" office:value-type="string" calcext:value-type="string">
            <text:p>lambda_z^+</text:p>
          </table:table-cell>
          <table:table-cell table:style-name="ce119" office:value-type="float" office:value="800" calcext:value-type="float">
            <text:p>800</text:p>
          </table:table-cell>
          <table:table-cell table:number-columns-repeated="6"/>
          <table:table-cell table:style-name="ce97" table:number-columns-repeated="2"/>
          <table:table-cell table:number-columns-repeated="1005"/>
        </table:table-row>
        <table:table-row table:style-name="ro4">
          <table:table-cell table:number-columns-repeated="3"/>
          <table:table-cell table:style-name="ce121"/>
          <table:table-cell/>
          <table:table-cell table:style-name="ce106" office:value-type="string" calcext:value-type="string">
            <text:p>m</text:p>
          </table:table-cell>
          <table:table-cell table:style-name="ce119" office:value-type="float" office:value="1" calcext:value-type="float">
            <text:p>1</text:p>
          </table:table-cell>
          <table:table-cell table:number-columns-repeated="2"/>
          <table:table-cell table:style-name="ce106" office:value-type="string" calcext:value-type="string">
            <text:p>lambda_theta/R</text:p>
          </table:table-cell>
          <table:table-cell table:style-name="ce143" table:formula="of:=[.K6]/[.D4]" office:value-type="float" office:value="1.44116886194206" calcext:value-type="float">
            <text:p>1.44</text:p>
          </table:table-cell>
          <table:table-cell/>
          <table:table-cell table:style-name="ce148" office:value-type="string" calcext:value-type="string" table:number-columns-spanned="2" table:number-rows-spanned="1">
            <text:p>DOF/Arrays</text:p>
          </table:table-cell>
          <table:covered-table-cell table:style-name="ce163"/>
          <table:table-cell table:style-name="ce97"/>
          <table:table-cell table:number-columns-repeated="2"/>
          <table:table-cell table:style-name="ce97" table:number-columns-repeated="2"/>
          <table:table-cell table:number-columns-repeated="1005"/>
        </table:table-row>
        <table:table-row table:style-name="ro4">
          <table:table-cell table:number-columns-repeated="2"/>
          <table:table-cell table:style-name="ce108" office:value-type="string" calcext:value-type="string" table:number-columns-spanned="2" table:number-rows-spanned="1">
            <text:p>Grid spacing</text:p>
          </table:table-cell>
          <table:covered-table-cell table:style-name="ce122"/>
          <table:table-cell/>
          <table:table-cell table:style-name="ce109" office:value-type="string" calcext:value-type="string">
            <text:p>2pi*R/m</text:p>
          </table:table-cell>
          <table:table-cell table:style-name="ce139" table:formula="of:=2*PI()/[.G5]" office:value-type="float" office:value="6.28318530717959" calcext:value-type="float">
            <text:p>6.283185</text:p>
          </table:table-cell>
          <table:table-cell table:number-columns-repeated="2"/>
          <table:table-cell table:style-name="ce106" office:value-type="string" calcext:value-type="string">
            <text:p>lambda_theta^+</text:p>
          </table:table-cell>
          <table:table-cell table:style-name="ce119" office:value-type="float" office:value="130" calcext:value-type="float">
            <text:p>130</text:p>
          </table:table-cell>
          <table:table-cell/>
          <table:table-cell table:style-name="ce149" office:value-type="float" office:value="3" calcext:value-type="float">
            <text:p>3</text:p>
          </table:table-cell>
          <table:table-cell table:style-name="ce164" office:value-type="string" calcext:value-type="string">
            <text:p>Fields (u,v,w)</text:p>
          </table:table-cell>
          <table:table-cell table:style-name="ce97"/>
          <table:table-cell table:number-columns-repeated="1009"/>
        </table:table-row>
        <table:table-row table:style-name="ro4">
          <table:table-cell table:number-columns-repeated="2"/>
          <table:table-cell table:style-name="ce106" office:value-type="string" calcext:value-type="string">
            <text:p>h/R</text:p>
          </table:table-cell>
          <table:table-cell table:style-name="ce123" table:formula="of:=[$Kolmogorov.$Q8]" office:value-type="float" office:value="0.047258695480103" calcext:value-type="float">
            <text:p>4.726E-2</text:p>
          </table:table-cell>
          <table:table-cell table:number-columns-repeated="5"/>
          <table:table-cell table:style-name="ce109" office:value-type="string" calcext:value-type="string">
            <text:p>z/theta</text:p>
          </table:table-cell>
          <table:table-cell table:style-name="ce144" table:formula="of:=[.K4]/[.K6]" office:value-type="float" office:value="6.15384615384615" calcext:value-type="float">
            <text:p>6.15</text:p>
          </table:table-cell>
          <table:table-cell/>
          <table:table-cell table:style-name="ce149" table:formula="of:=64/8" office:value-type="float" office:value="8" calcext:value-type="float">
            <text:p>8</text:p>
          </table:table-cell>
          <table:table-cell table:style-name="ce164" office:value-type="string" calcext:value-type="string">
            <text:p>Byte/Double</text:p>
          </table:table-cell>
          <table:table-cell table:style-name="ce97"/>
          <table:table-cell table:number-columns-repeated="1009"/>
        </table:table-row>
        <table:table-row table:style-name="ro4">
          <table:table-cell table:number-columns-repeated="2"/>
          <table:table-cell table:style-name="ce109" office:value-type="string" calcext:value-type="string">
            <text:p>h^+</text:p>
          </table:table-cell>
          <table:table-cell table:style-name="ce124" table:formula="of:=[$Kolmogorov.$P8]" office:value-type="float" office:value="4.2629497310499" calcext:value-type="float">
            <text:p>4.263</text:p>
          </table:table-cell>
          <table:table-cell table:number-columns-repeated="8"/>
          <table:table-cell table:style-name="ce150" office:value-type="float" office:value="2" calcext:value-type="float">
            <text:p>2</text:p>
          </table:table-cell>
          <table:table-cell table:style-name="ce165" office:value-type="string" calcext:value-type="string">
            <text:p>Real &amp; Imag</text:p>
          </table:table-cell>
          <table:table-cell table:style-name="ce97"/>
          <table:table-cell table:number-columns-repeated="1009"/>
        </table:table-row>
        <table:table-row table:style-name="ro4">
          <table:table-cell table:number-columns-repeated="2"/>
          <table:table-cell table:style-name="ce110"/>
          <table:table-cell table:style-name="ce125"/>
          <table:table-cell table:number-columns-repeated="1020"/>
        </table:table-row>
        <table:table-row table:style-name="ro4">
          <table:table-cell table:number-columns-repeated="2"/>
          <table:table-cell table:style-name="ce111" office:value-type="string" calcext:value-type="string" table:number-columns-spanned="2" table:number-rows-spanned="1">
            <text:p>axial (z)</text:p>
          </table:table-cell>
          <table:covered-table-cell/>
          <table:table-cell/>
          <table:table-cell table:style-name="ce111" office:value-type="string" calcext:value-type="string" table:number-columns-spanned="2" table:number-rows-spanned="1">
            <text:p>azimuthal (theta)</text:p>
          </table:table-cell>
          <table:covered-table-cell/>
          <table:table-cell/>
          <table:table-cell table:style-name="ce111" office:value-type="string" calcext:value-type="string" table:number-columns-spanned="3" table:number-rows-spanned="1">
            <text:p>radial (r)</text:p>
          </table:table-cell>
          <table:covered-table-cell table:number-columns-repeated="2"/>
          <table:table-cell/>
          <table:table-cell table:style-name="ce111" office:value-type="string" calcext:value-type="string" table:number-columns-spanned="4" table:number-rows-spanned="1">
            <text:p>DOF (Modes/Points)</text:p>
          </table:table-cell>
          <table:covered-table-cell table:style-name="ce166"/>
          <table:covered-table-cell table:style-name="ce160"/>
          <table:covered-table-cell/>
          <table:table-cell table:style-name="ce182" office:value-type="string" calcext:value-type="string">
            <text:p>Array size</text:p>
          </table:table-cell>
          <table:table-cell table:style-name="ce186" office:value-type="string" calcext:value-type="string">
            <text:p>File size</text:p>
          </table:table-cell>
          <table:table-cell table:number-columns-repeated="1006"/>
        </table:table-row>
        <table:table-row table:style-name="ro4">
          <table:table-cell table:style-name="ce98" table:number-columns-repeated="2"/>
          <table:table-cell table:style-name="ce98" office:value-type="string" calcext:value-type="string">
            <text:p>K</text:p>
          </table:table-cell>
          <table:table-cell table:style-name="ce98" office:value-type="string" calcext:value-type="string">
            <text:p>Delta_z^+</text:p>
          </table:table-cell>
          <table:table-cell table:style-name="ce98"/>
          <table:table-cell table:style-name="ce98" office:value-type="string" calcext:value-type="string">
            <text:p>M</text:p>
          </table:table-cell>
          <table:table-cell table:style-name="ce98" office:value-type="string" calcext:value-type="string">
            <text:p>Delta_theta*R^+</text:p>
          </table:table-cell>
          <table:table-cell table:style-name="ce98"/>
          <table:table-cell table:style-name="ce98" office:value-type="string" calcext:value-type="string">
            <text:p>N</text:p>
          </table:table-cell>
          <table:table-cell table:style-name="ce98" office:value-type="string" calcext:value-type="string">
            <text:p>Delta_r^+|c</text:p>
          </table:table-cell>
          <table:table-cell table:style-name="ce98" office:value-type="string" calcext:value-type="string">
            <text:p>Delta_r^+|w</text:p>
          </table:table-cell>
          <table:table-cell table:style-name="ce98"/>
          <table:table-cell table:style-name="ce151" office:value-type="string" calcext:value-type="string">
            <text:p>H</text:p>
          </table:table-cell>
          <table:table-cell table:style-name="ce151" office:value-type="string" calcext:value-type="string">
            <text:p>K x M x N</text:p>
          </table:table-cell>
          <table:table-cell table:style-name="ce151" office:value-type="string" calcext:value-type="string">
            <text:p>Total</text:p>
          </table:table-cell>
          <table:table-cell table:style-name="ce175" office:value-type="string" calcext:value-type="string">
            <text:p>Factor</text:p>
          </table:table-cell>
          <table:table-cell table:number-columns-repeated="2" table:style-name="ce183" office:value-type="string" calcext:value-type="string">
            <text:p>[MB]</text:p>
          </table:table-cell>
          <table:table-cell table:style-name="ce196"/>
          <table:table-cell table:style-name="ce98" table:number-columns-repeated="999"/>
          <table:table-cell table:style-name="ce198" table:number-columns-repeated="6"/>
        </table:table-row>
        <table:table-row table:style-name="ro4">
          <table:table-cell table:style-name="ce99"/>
          <table:table-cell table:style-name="ce102" office:value-type="string" calcext:value-type="string">
            <text:p>DNS</text:p>
          </table:table-cell>
          <table:table-cell table:style-name="ce112"/>
          <table:table-cell table:style-name="ce126" office:value-type="string" calcext:value-type="string" table:number-columns-spanned="14" table:number-rows-spanned="1">
            <text:p>Based on mean Kolmogorov scale estimates</text:p>
          </table:table-cell>
          <table:covered-table-cell table:number-columns-repeated="8" table:style-name="ce112"/>
          <table:covered-table-cell table:style-name="ce152"/>
          <table:covered-table-cell table:style-name="ce167"/>
          <table:covered-table-cell table:style-name="ce152"/>
          <table:covered-table-cell table:number-columns-repeated="2" table:style-name="ce176"/>
          <table:table-cell table:style-name="ce187"/>
          <table:table-cell/>
          <table:table-cell table:style-name="ce99" table:number-columns-repeated="999"/>
          <table:table-cell table:number-columns-repeated="6"/>
        </table:table-row>
        <table:table-row table:style-name="ro4">
          <table:table-cell table:style-name="ce100"/>
          <table:table-cell table:style-name="ce103" office:value-type="string" calcext:value-type="string">
            <text:p>Estimate</text:p>
          </table:table-cell>
          <table:table-cell table:style-name="ce113" table:formula="of:=[.$G$3]*[.$D$4]/[.$D13]/2" office:value-type="float" office:value="444.36266779394" calcext:value-type="float">
            <text:p>444</text:p>
          </table:table-cell>
          <table:table-cell table:style-name="ce127" table:formula="of:=[.$D$8]" office:value-type="float" office:value="4.2629497310499" calcext:value-type="float">
            <text:p>4.26</text:p>
          </table:table-cell>
          <table:table-cell table:style-name="ce136"/>
          <table:table-cell table:style-name="ce113" table:formula="of:=[.$G$6]*[.$D$4]/[.$G13]/2" office:value-type="float" office:value="66.4764996510002" calcext:value-type="float">
            <text:p>66</text:p>
          </table:table-cell>
          <table:table-cell table:style-name="ce127" table:formula="of:=[.$D$8]" office:value-type="float" office:value="4.2629497310499" calcext:value-type="float">
            <text:p>4.26</text:p>
          </table:table-cell>
          <table:table-cell table:style-name="ce136"/>
          <table:table-cell table:style-name="ce136" office:value-type="float" office:value="82" calcext:value-type="float">
            <text:p>82</text:p>
          </table:table-cell>
          <table:table-cell table:style-name="ce127" table:formula="of:=[.$D$8]" office:value-type="float" office:value="4.2629497310499" calcext:value-type="float">
            <text:p>4.26</text:p>
          </table:table-cell>
          <table:table-cell table:style-name="ce127" office:value-type="float" office:value="0.37" calcext:value-type="float">
            <text:p>0.37</text:p>
          </table:table-cell>
          <table:table-cell table:style-name="ce136"/>
          <table:table-cell table:style-name="ce153"/>
          <table:table-cell table:style-name="ce168"/>
          <table:table-cell table:style-name="ce153"/>
          <table:table-cell table:style-name="ce113" table:number-columns-repeated="2"/>
          <table:table-cell table:style-name="ce188"/>
          <table:table-cell table:style-name="ce197"/>
          <table:table-cell table:style-name="ce100" table:number-columns-repeated="999"/>
          <table:table-cell table:number-columns-repeated="6"/>
        </table:table-row>
        <table:table-row table:style-name="ro4">
          <table:table-cell table:style-name="ce99"/>
          <table:table-cell table:style-name="ce104"/>
          <table:table-cell table:style-name="ce107" table:formula="of:=256+128+64" office:value-type="float" office:value="448" calcext:value-type="float">
            <text:p>448</text:p>
          </table:table-cell>
          <table:table-cell table:style-name="ce128" table:formula="of:=[.$G$3]*[.$D$4]/(2*[.C14])" office:value-type="float" office:value="4.22833864991249" calcext:value-type="float">
            <text:p>4.23</text:p>
          </table:table-cell>
          <table:table-cell table:style-name="ce107"/>
          <table:table-cell table:style-name="ce107" table:formula="of:=64+32" office:value-type="float" office:value="96" calcext:value-type="float">
            <text:p>96</text:p>
          </table:table-cell>
          <table:table-cell table:style-name="ce128" table:formula="of:=[.$G$6]*[.$D$4]/(2*[.F14])" office:value-type="float" office:value="2.95193725321219" calcext:value-type="float">
            <text:p>2.95</text:p>
          </table:table-cell>
          <table:table-cell table:style-name="ce107"/>
          <table:table-cell table:style-name="ce107" office:value-type="float" office:value="64" calcext:value-type="float">
            <text:p>64</text:p>
          </table:table-cell>
          <table:table-cell table:style-name="ce128" office:value-type="float" office:value="2.9679" calcext:value-type="float">
            <text:p>2.97</text:p>
          </table:table-cell>
          <table:table-cell table:style-name="ce128" office:value-type="float" office:value="0.2309" calcext:value-type="float">
            <text:p>0.23</text:p>
          </table:table-cell>
          <table:table-cell table:style-name="ce107"/>
          <table:table-cell table:style-name="ce154" table:formula="of:=2*[.C14]*[.F14]-[.C14]-[.F14]+1" office:value-type="float" office:value="85473" calcext:value-type="float">
            <text:p>8.5E+4</text:p>
          </table:table-cell>
          <table:table-cell table:style-name="ce169" table:formula="of:=[.C14]*[.F14]*[.I14]" office:value-type="float" office:value="2752512" calcext:value-type="float">
            <text:p>2.8E+6</text:p>
          </table:table-cell>
          <table:table-cell table:style-name="ce154" table:formula="of:=[.M14]*[.I14]*[.$M$8]" office:value-type="float" office:value="10940544" calcext:value-type="float">
            <text:p>1.1E+7</text:p>
          </table:table-cell>
          <table:table-cell table:style-name="ce177" table:formula="of:=[.$O$14]/[.O14]" office:value-type="float" office:value="1" calcext:value-type="float">
            <text:p>1</text:p>
          </table:table-cell>
          <table:table-cell table:style-name="ce184" table:formula="of:=[.$O14]*[.$M$7]/1000000" office:value-type="float" office:value="87.524352" calcext:value-type="float">
            <text:p>88</text:p>
          </table:table-cell>
          <table:table-cell table:style-name="ce189" table:formula="of:=[.$O14]*[.$M$6]*[.$M$7]/1000000" office:value-type="float" office:value="262.573056" calcext:value-type="float">
            <text:p>263</text:p>
          </table:table-cell>
          <table:table-cell/>
          <table:table-cell table:style-name="ce99" table:number-columns-repeated="999"/>
          <table:table-cell table:number-columns-repeated="6"/>
        </table:table-row>
        <table:table-row table:style-name="ro4">
          <table:table-cell table:style-name="ce101"/>
          <table:table-cell table:style-name="ce105" office:value-type="string" calcext:value-type="string">
            <text:p>points/cores/node</text:p>
          </table:table-cell>
          <table:table-cell table:style-name="ce114" table:formula="of:=[.C14]/[.$N$3]" office:value-type="float" office:value="28" calcext:value-type="float">
            <text:p>28.0</text:p>
          </table:table-cell>
          <table:table-cell table:style-name="ce114"/>
          <table:table-cell table:style-name="ce137"/>
          <table:table-cell table:style-name="ce114" table:formula="of:=[.F14]/[.$N$3]" office:value-type="float" office:value="6" calcext:value-type="float">
            <text:p>6.0</text:p>
          </table:table-cell>
          <table:table-cell table:style-name="ce114"/>
          <table:table-cell table:style-name="ce137"/>
          <table:table-cell table:style-name="ce114" table:formula="of:=[.I14]/[.$N$3]" office:value-type="float" office:value="4" calcext:value-type="float">
            <text:p>4.0</text:p>
          </table:table-cell>
          <table:table-cell table:style-name="ce132" table:number-columns-repeated="2"/>
          <table:table-cell table:style-name="ce137"/>
          <table:table-cell table:style-name="ce155"/>
          <table:table-cell table:style-name="ce170"/>
          <table:table-cell table:style-name="ce155"/>
          <table:table-cell table:style-name="ce178" table:number-columns-repeated="2"/>
          <table:table-cell table:style-name="ce190"/>
          <table:table-cell/>
          <table:table-cell table:style-name="ce101" table:number-columns-repeated="999"/>
          <table:table-cell table:number-columns-repeated="6"/>
        </table:table-row>
        <table:table-row table:style-name="ro4">
          <table:table-cell table:style-name="ce99" table:number-columns-repeated="3"/>
          <table:table-cell table:style-name="ce129"/>
          <table:table-cell table:style-name="ce99" table:number-columns-repeated="2"/>
          <table:table-cell table:style-name="ce129"/>
          <table:table-cell table:style-name="ce99" table:number-columns-repeated="2"/>
          <table:table-cell table:style-name="ce134" table:number-columns-repeated="2"/>
          <table:table-cell table:style-name="ce99"/>
          <table:table-cell table:style-name="ce154"/>
          <table:table-cell table:style-name="ce171"/>
          <table:table-cell table:style-name="ce154"/>
          <table:table-cell table:style-name="ce179" table:number-columns-repeated="2"/>
          <table:table-cell table:style-name="ce191"/>
          <table:table-cell/>
          <table:table-cell table:style-name="ce99" table:number-columns-repeated="999"/>
          <table:table-cell table:number-columns-repeated="6"/>
        </table:table-row>
        <table:table-row table:style-name="ro4">
          <table:table-cell/>
          <table:table-cell table:style-name="ce102" office:value-type="string" calcext:value-type="string">
            <text:p>LES1</text:p>
          </table:table-cell>
          <table:table-cell table:style-name="ce115" office:value-type="float" office:value="2" calcext:value-type="float">
            <text:p>2</text:p>
          </table:table-cell>
          <table:table-cell table:style-name="ce130" office:value-type="string" calcext:value-type="string" table:number-columns-spanned="14" table:number-rows-spanned="1">
            <text:p>times coarser than DNS</text:p>
          </table:table-cell>
          <table:covered-table-cell table:number-columns-repeated="2" table:style-name="ce115"/>
          <table:covered-table-cell table:style-name="ce140"/>
          <table:covered-table-cell table:number-columns-repeated="2" table:style-name="ce115"/>
          <table:covered-table-cell table:number-columns-repeated="2" table:style-name="ce141"/>
          <table:covered-table-cell table:style-name="ce115"/>
          <table:covered-table-cell table:style-name="ce156"/>
          <table:covered-table-cell table:style-name="ce172"/>
          <table:covered-table-cell table:style-name="ce156"/>
          <table:covered-table-cell table:number-columns-repeated="2" table:style-name="ce180"/>
          <table:table-cell table:style-name="ce187"/>
          <table:table-cell table:number-columns-repeated="1006"/>
        </table:table-row>
        <table:table-row table:style-name="ro4">
          <table:table-cell/>
          <table:table-cell table:style-name="ce106" office:value-type="string" calcext:value-type="string">
            <text:p>Estimate</text:p>
          </table:table-cell>
          <table:table-cell table:style-name="ce116" table:formula="of:=[.$G$3]*[.$D$4]/(2*[.$D$18])" office:value-type="float" office:value="224" calcext:value-type="float">
            <text:p>224</text:p>
          </table:table-cell>
          <table:table-cell table:style-name="ce131" table:formula="of:=[.$D14]*[.$C17]" office:value-type="float" office:value="8.45667729982497" calcext:value-type="float">
            <text:p>8.46</text:p>
          </table:table-cell>
          <table:table-cell/>
          <table:table-cell table:style-name="ce116" table:formula="of:=[.$G$6]*[.$D$4]/(2*[.G18])" office:value-type="float" office:value="48" calcext:value-type="float">
            <text:p>48</text:p>
          </table:table-cell>
          <table:table-cell table:style-name="ce131" table:formula="of:=[.$G14]*[.$C17]" office:value-type="float" office:value="5.90387450642438" calcext:value-type="float">
            <text:p>5.90</text:p>
          </table:table-cell>
          <table:table-cell table:number-columns-repeated="2"/>
          <table:table-cell table:style-name="ce131" table:formula="of:=[.$J14]*[.$C17]" office:value-type="float" office:value="5.9358" calcext:value-type="float">
            <text:p>5.94</text:p>
          </table:table-cell>
          <table:table-cell table:style-name="ce131" table:formula="of:=[.$K14]*[.$C17]" office:value-type="float" office:value="0.4618" calcext:value-type="float">
            <text:p>0.46</text:p>
          </table:table-cell>
          <table:table-cell/>
          <table:table-cell table:style-name="ce157"/>
          <table:table-cell table:number-columns-repeated="2"/>
          <table:table-cell table:style-name="ce181" table:number-columns-repeated="2"/>
          <table:table-cell table:style-name="ce192"/>
          <table:table-cell table:number-columns-repeated="1006"/>
        </table:table-row>
        <table:table-row table:style-name="ro4">
          <table:table-cell table:style-name="ce99"/>
          <table:table-cell table:style-name="ce104"/>
          <table:table-cell table:style-name="ce107"/>
          <table:table-cell table:style-name="ce128" table:formula="of:=[.$G$3]*[.$D$4]/(2*[.C19])" office:value-type="string" office:string-value="" calcext:value-type="error">
            <text:p>#DIV/0!</text:p>
          </table:table-cell>
          <table:table-cell table:style-name="ce107" table:number-columns-repeated="2"/>
          <table:table-cell table:style-name="ce128" table:formula="of:=[.$G$6]*[.$D$4]/(2*[.F19])" office:value-type="string" office:string-value="" calcext:value-type="error">
            <text:p>#DIV/0!</text:p>
          </table:table-cell>
          <table:table-cell table:style-name="ce107" table:number-columns-repeated="2"/>
          <table:table-cell table:style-name="ce128" table:number-columns-repeated="2"/>
          <table:table-cell table:style-name="ce107"/>
          <table:table-cell table:style-name="ce154" table:formula="of:=2*[.C19]*[.F19]-[.C19]-[.F19]+1" office:value-type="float" office:value="1" calcext:value-type="float">
            <text:p>1.0E+0</text:p>
          </table:table-cell>
          <table:table-cell table:style-name="ce169" table:formula="of:=[.C19]*[.F19]*[.I19]" office:value-type="float" office:value="0" calcext:value-type="float">
            <text:p>0.0E+0</text:p>
          </table:table-cell>
          <table:table-cell table:style-name="ce154" table:formula="of:=[.M19]*[.I19]*[.$M$8]" office:value-type="float" office:value="0" calcext:value-type="float">
            <text:p>0.0E+0</text:p>
          </table:table-cell>
          <table:table-cell table:style-name="ce177" table:formula="of:=[.$O$14]/[.O19]" office:value-type="string" office:string-value="" calcext:value-type="error">
            <text:p>#DIV/0!</text:p>
          </table:table-cell>
          <table:table-cell table:style-name="ce184" table:formula="of:=[.$O19]*[.$M$7]/1000000" office:value-type="float" office:value="0" calcext:value-type="float">
            <text:p>0</text:p>
          </table:table-cell>
          <table:table-cell table:style-name="ce189" table:formula="of:=[.$O19]*[.$M$6]*[.$M$7]/1000000" office:value-type="float" office:value="0" calcext:value-type="float">
            <text:p>0</text:p>
          </table:table-cell>
          <table:table-cell table:style-name="ce97"/>
          <table:table-cell table:style-name="ce99" table:number-columns-repeated="999"/>
          <table:table-cell table:number-columns-repeated="6"/>
        </table:table-row>
        <table:table-row table:style-name="ro4">
          <table:table-cell table:style-name="ce101"/>
          <table:table-cell table:style-name="ce105" office:value-type="string" calcext:value-type="string">
            <text:p>points/cores/node</text:p>
          </table:table-cell>
          <table:table-cell table:style-name="ce114" table:formula="of:=[.C19]/[.$N$3]" office:value-type="float" office:value="0" calcext:value-type="float">
            <text:p>0.0</text:p>
          </table:table-cell>
          <table:table-cell table:style-name="ce114"/>
          <table:table-cell table:style-name="ce137"/>
          <table:table-cell table:style-name="ce114" table:formula="of:=[.F19]/[.$N$3]" office:value-type="float" office:value="0" calcext:value-type="float">
            <text:p>0.0</text:p>
          </table:table-cell>
          <table:table-cell table:style-name="ce132"/>
          <table:table-cell table:style-name="ce137"/>
          <table:table-cell table:style-name="ce114" table:formula="of:=[.I19]/[.$N$3]" office:value-type="float" office:value="0" calcext:value-type="float">
            <text:p>0.0</text:p>
          </table:table-cell>
          <table:table-cell table:style-name="ce114"/>
          <table:table-cell table:style-name="ce132"/>
          <table:table-cell table:style-name="ce137"/>
          <table:table-cell table:style-name="ce155"/>
          <table:table-cell table:style-name="ce170"/>
          <table:table-cell table:style-name="ce155"/>
          <table:table-cell table:style-name="ce178" table:number-columns-repeated="2"/>
          <table:table-cell table:style-name="ce190"/>
          <table:table-cell table:style-name="ce97"/>
          <table:table-cell table:style-name="ce101" table:number-columns-repeated="999"/>
          <table:table-cell table:number-columns-repeated="6"/>
        </table:table-row>
        <table:table-row table:style-name="ro4">
          <table:table-cell table:style-name="ce99" table:number-columns-repeated="3"/>
          <table:table-cell table:style-name="ce129"/>
          <table:table-cell table:style-name="ce99" table:number-columns-repeated="2"/>
          <table:table-cell table:style-name="ce134"/>
          <table:table-cell table:style-name="ce99" table:number-columns-repeated="3"/>
          <table:table-cell table:style-name="ce134"/>
          <table:table-cell table:style-name="ce99"/>
          <table:table-cell table:style-name="ce154"/>
          <table:table-cell table:style-name="ce171"/>
          <table:table-cell table:style-name="ce154"/>
          <table:table-cell table:style-name="ce179" table:number-columns-repeated="2"/>
          <table:table-cell table:style-name="ce191"/>
          <table:table-cell table:style-name="ce97"/>
          <table:table-cell table:style-name="ce99" table:number-columns-repeated="999"/>
          <table:table-cell table:number-columns-repeated="6"/>
        </table:table-row>
        <table:table-row table:style-name="ro4">
          <table:table-cell table:style-name="ce99"/>
          <table:table-cell table:style-name="ce102" office:value-type="string" calcext:value-type="string">
            <text:p>LES2</text:p>
          </table:table-cell>
          <table:table-cell table:style-name="ce115"/>
          <table:table-cell table:style-name="ce130" office:value-type="string" calcext:value-type="string" table:number-columns-spanned="14" table:number-rows-spanned="1">
            <text:p>Lower bound of recommendations by Piomelly 1997 (50-100, 15-45, and &lt;1)</text:p>
          </table:table-cell>
          <table:covered-table-cell table:number-columns-repeated="2" table:style-name="ce115"/>
          <table:covered-table-cell table:style-name="ce141"/>
          <table:covered-table-cell table:number-columns-repeated="3" table:style-name="ce115"/>
          <table:covered-table-cell table:style-name="ce141"/>
          <table:covered-table-cell table:style-name="ce115"/>
          <table:covered-table-cell table:style-name="ce152"/>
          <table:covered-table-cell table:style-name="ce172"/>
          <table:covered-table-cell table:style-name="ce152"/>
          <table:covered-table-cell table:number-columns-repeated="2" table:style-name="ce180"/>
          <table:table-cell table:style-name="ce187"/>
          <table:table-cell table:style-name="ce97"/>
          <table:table-cell table:style-name="ce99" table:number-columns-repeated="999"/>
          <table:table-cell table:number-columns-repeated="6"/>
        </table:table-row>
        <table:table-row table:style-name="ro4">
          <table:table-cell/>
          <table:table-cell table:style-name="ce106" office:value-type="string" calcext:value-type="string">
            <text:p>Estimate</text:p>
          </table:table-cell>
          <table:table-cell table:style-name="ce116" table:formula="of:=[.$G$3]*[.$D$4]/(2*[.$D23])" office:value-type="float" office:value="37.8859143032159" calcext:value-type="float">
            <text:p>38</text:p>
          </table:table-cell>
          <table:table-cell table:style-name="ce131" office:value-type="float" office:value="50" calcext:value-type="float">
            <text:p>50.00</text:p>
          </table:table-cell>
          <table:table-cell/>
          <table:table-cell table:style-name="ce116" table:formula="of:=[.$G$6]*[.$D$4]/(2*[.$G23])" office:value-type="float" office:value="18.892398420558" calcext:value-type="float">
            <text:p>19</text:p>
          </table:table-cell>
          <table:table-cell table:style-name="ce131" office:value-type="float" office:value="15" calcext:value-type="float">
            <text:p>15.00</text:p>
          </table:table-cell>
          <table:table-cell table:number-columns-repeated="2"/>
          <table:table-cell table:style-name="ce131" table:formula="of:=[.G23]" office:value-type="float" office:value="15" calcext:value-type="float">
            <text:p>15.00</text:p>
          </table:table-cell>
          <table:table-cell table:style-name="ce131" office:value-type="float" office:value="0.9" calcext:value-type="float">
            <text:p>0.90</text:p>
          </table:table-cell>
          <table:table-cell/>
          <table:table-cell table:style-name="ce157"/>
          <table:table-cell table:number-columns-repeated="2"/>
          <table:table-cell table:style-name="ce181" table:number-columns-repeated="2"/>
          <table:table-cell table:style-name="ce192"/>
          <table:table-cell table:style-name="ce97"/>
          <table:table-cell table:number-columns-repeated="1005"/>
        </table:table-row>
        <table:table-row table:style-name="ro4">
          <table:table-cell/>
          <table:table-cell table:style-name="ce104" office:value-type="string" calcext:value-type="string">
            <text:p>pipe0011</text:p>
          </table:table-cell>
          <table:table-cell table:style-name="ce107"/>
          <table:table-cell table:style-name="ce128" table:formula="of:=[.$G$3]*[.$D$4]/(2*[.C24])" office:value-type="string" office:string-value="" calcext:value-type="error">
            <text:p>#DIV/0!</text:p>
          </table:table-cell>
          <table:table-cell table:style-name="ce107" table:number-columns-repeated="2"/>
          <table:table-cell table:style-name="ce128" table:formula="of:=[.$G$6]*[.$D$4]/(2*[.F24])" office:value-type="string" office:string-value="" calcext:value-type="error">
            <text:p>#DIV/0!</text:p>
          </table:table-cell>
          <table:table-cell table:style-name="ce110"/>
          <table:table-cell table:style-name="ce107"/>
          <table:table-cell table:style-name="ce128" table:number-columns-repeated="2"/>
          <table:table-cell table:style-name="ce110"/>
          <table:table-cell table:style-name="ce154" table:formula="of:=2*[.C24]*[.F24]-[.C24]-[.F24]+1" office:value-type="float" office:value="1" calcext:value-type="float">
            <text:p>1.0E+0</text:p>
          </table:table-cell>
          <table:table-cell table:style-name="ce169" table:formula="of:=[.C24]*[.F24]*[.I24]" office:value-type="float" office:value="0" calcext:value-type="float">
            <text:p>0.0E+0</text:p>
          </table:table-cell>
          <table:table-cell table:style-name="ce154" table:formula="of:=[.M24]*[.I24]*[.$M$8]" office:value-type="float" office:value="0" calcext:value-type="float">
            <text:p>0.0E+0</text:p>
          </table:table-cell>
          <table:table-cell table:style-name="ce177" table:formula="of:=[.$O$14]/[.O24]" office:value-type="string" office:string-value="" calcext:value-type="error">
            <text:p>#DIV/0!</text:p>
          </table:table-cell>
          <table:table-cell table:style-name="ce184" table:formula="of:=[.$O24]*[.$M$7]/1000000" office:value-type="float" office:value="0" calcext:value-type="float">
            <text:p>0</text:p>
          </table:table-cell>
          <table:table-cell table:style-name="ce189" table:formula="of:=[.$O24]*[.$M$6]*[.$M$7]/1000000" office:value-type="float" office:value="0" calcext:value-type="float">
            <text:p>0</text:p>
          </table:table-cell>
          <table:table-cell table:style-name="ce97"/>
          <table:table-cell table:number-columns-repeated="1005"/>
        </table:table-row>
        <table:table-row table:style-name="ro4">
          <table:table-cell/>
          <table:table-cell table:style-name="ce105" office:value-type="string" calcext:value-type="string">
            <text:p>points/cores/node</text:p>
          </table:table-cell>
          <table:table-cell table:style-name="ce114" table:formula="of:=[.C24]/[.$N$3]" office:value-type="float" office:value="0" calcext:value-type="float">
            <text:p>0.0</text:p>
          </table:table-cell>
          <table:table-cell table:style-name="ce132"/>
          <table:table-cell table:style-name="ce137"/>
          <table:table-cell table:style-name="ce114" table:formula="of:=[.F24]/[.$N$3]" office:value-type="float" office:value="0" calcext:value-type="float">
            <text:p>0.0</text:p>
          </table:table-cell>
          <table:table-cell table:style-name="ce132"/>
          <table:table-cell table:style-name="ce137"/>
          <table:table-cell table:style-name="ce114" table:formula="of:=[.I24]/[.$N$3]" office:value-type="float" office:value="0" calcext:value-type="float">
            <text:p>0.0</text:p>
          </table:table-cell>
          <table:table-cell table:style-name="ce114"/>
          <table:table-cell table:style-name="ce132"/>
          <table:table-cell table:style-name="ce137"/>
          <table:table-cell table:style-name="ce158"/>
          <table:table-cell table:style-name="ce170"/>
          <table:table-cell table:style-name="ce158"/>
          <table:table-cell table:style-name="ce178" table:number-columns-repeated="2"/>
          <table:table-cell table:style-name="ce193"/>
          <table:table-cell table:style-name="ce97"/>
          <table:table-cell table:number-columns-repeated="1005"/>
        </table:table-row>
        <table:table-row table:style-name="ro4">
          <table:table-cell/>
          <table:table-cell table:style-name="ce107" table:number-columns-repeated="2"/>
          <table:table-cell table:style-name="ce128"/>
          <table:table-cell table:style-name="ce107" table:number-columns-repeated="2"/>
          <table:table-cell table:style-name="ce128"/>
          <table:table-cell table:style-name="ce110" table:number-columns-repeated="3"/>
          <table:table-cell table:style-name="ce145"/>
          <table:table-cell table:style-name="ce110"/>
          <table:table-cell table:style-name="ce157"/>
          <table:table-cell table:style-name="ce173"/>
          <table:table-cell/>
          <table:table-cell table:style-name="ce181" table:number-columns-repeated="2"/>
          <table:table-cell table:style-name="ce194"/>
          <table:table-cell table:style-name="ce97"/>
          <table:table-cell table:number-columns-repeated="1005"/>
        </table:table-row>
        <table:table-row table:style-name="ro4">
          <table:table-cell table:style-name="ce101"/>
          <table:table-cell table:style-name="ce102" office:value-type="string" calcext:value-type="string">
            <text:p>LES3</text:p>
          </table:table-cell>
          <table:table-cell table:style-name="ce117" office:value-type="float" office:value="10" calcext:value-type="float">
            <text:p>10</text:p>
          </table:table-cell>
          <table:table-cell table:style-name="ce133" office:value-type="string" calcext:value-type="string" table:number-columns-spanned="7" table:number-rows-spanned="1">
            <text:p>points per streak spacing</text:p>
          </table:table-cell>
          <table:covered-table-cell table:number-columns-repeated="2" table:style-name="ce117"/>
          <table:covered-table-cell table:style-name="ce142"/>
          <table:covered-table-cell table:number-columns-repeated="3" table:style-name="ce117"/>
          <table:table-cell table:style-name="ce142"/>
          <table:table-cell table:style-name="ce117"/>
          <table:table-cell table:style-name="ce159"/>
          <table:table-cell table:style-name="ce174"/>
          <table:table-cell table:style-name="ce159" table:number-columns-repeated="3"/>
          <table:table-cell table:style-name="ce187"/>
          <table:table-cell table:style-name="ce97"/>
          <table:table-cell table:style-name="ce101" table:number-columns-repeated="999"/>
          <table:table-cell table:number-columns-repeated="6"/>
        </table:table-row>
        <table:table-row table:style-name="ro4">
          <table:table-cell/>
          <table:table-cell table:style-name="ce106" office:value-type="string" calcext:value-type="string">
            <text:p>Estimate</text:p>
          </table:table-cell>
          <table:table-cell table:style-name="ce116" table:formula="of:=[.$G$3]*[.$D$4]/(2*[.D28])" office:value-type="float" office:value="23.6786964395099" calcext:value-type="float">
            <text:p>24</text:p>
          </table:table-cell>
          <table:table-cell table:style-name="ce131" table:formula="of:=[.G28]*[.$K$7]" office:value-type="float" office:value="80" calcext:value-type="float">
            <text:p>80.00</text:p>
          </table:table-cell>
          <table:table-cell/>
          <table:table-cell table:style-name="ce116" table:formula="of:=[.$G$6]*[.$D$4]/(2*[.G28])" office:value-type="float" office:value="21.79892125449" calcext:value-type="float">
            <text:p>22</text:p>
          </table:table-cell>
          <table:table-cell table:style-name="ce131" table:formula="of:=[.$K$6]/[.C27]" office:value-type="float" office:value="13" calcext:value-type="float">
            <text:p>13.00</text:p>
          </table:table-cell>
          <table:table-cell table:number-columns-repeated="2"/>
          <table:table-cell table:style-name="ce131" table:formula="of:=[.G28]" office:value-type="float" office:value="13" calcext:value-type="float">
            <text:p>13.00</text:p>
          </table:table-cell>
          <table:table-cell table:style-name="ce131" office:value-type="float" office:value="0.9" calcext:value-type="float">
            <text:p>0.90</text:p>
          </table:table-cell>
          <table:table-cell/>
          <table:table-cell table:style-name="ce157"/>
          <table:table-cell table:number-columns-repeated="2"/>
          <table:table-cell table:style-name="ce181" table:number-columns-repeated="2"/>
          <table:table-cell table:style-name="ce192"/>
          <table:table-cell table:style-name="ce97"/>
          <table:table-cell table:number-columns-repeated="1005"/>
        </table:table-row>
        <table:table-row table:style-name="ro4">
          <table:table-cell/>
          <table:table-cell table:style-name="ce104"/>
          <table:table-cell table:style-name="ce99"/>
          <table:table-cell table:style-name="ce134" table:formula="of:=[.$G$3]*[.$D$4]/(2*[.C29])" office:value-type="string" office:string-value="" calcext:value-type="error">
            <text:p>#DIV/0!</text:p>
          </table:table-cell>
          <table:table-cell table:style-name="ce99" table:number-columns-repeated="2"/>
          <table:table-cell table:style-name="ce134" table:formula="of:=[.$G$6]*[.$D$4]/(2*[.F29])" office:value-type="string" office:string-value="" calcext:value-type="error">
            <text:p>#DIV/0!</text:p>
          </table:table-cell>
          <table:table-cell/>
          <table:table-cell table:style-name="ce107"/>
          <table:table-cell table:style-name="ce128" table:number-columns-repeated="2"/>
          <table:table-cell/>
          <table:table-cell table:style-name="ce154" table:formula="of:=2*[.C29]*[.F29]-[.C29]-[.F29]+1" office:value-type="float" office:value="1" calcext:value-type="float">
            <text:p>1.0E+0</text:p>
          </table:table-cell>
          <table:table-cell table:style-name="ce169" table:formula="of:=[.C29]*[.F29]*[.I29]" office:value-type="float" office:value="0" calcext:value-type="float">
            <text:p>0.0E+0</text:p>
          </table:table-cell>
          <table:table-cell table:style-name="ce154" table:formula="of:=[.M29]*[.I29]*[.$M$8]" office:value-type="float" office:value="0" calcext:value-type="float">
            <text:p>0.0E+0</text:p>
          </table:table-cell>
          <table:table-cell table:style-name="ce177" table:formula="of:=[.$O$14]/[.O29]" office:value-type="string" office:string-value="" calcext:value-type="error">
            <text:p>#DIV/0!</text:p>
          </table:table-cell>
          <table:table-cell table:style-name="ce184" table:formula="of:=[.$O29]*[.$M$7]/1000000" office:value-type="float" office:value="0" calcext:value-type="float">
            <text:p>0</text:p>
          </table:table-cell>
          <table:table-cell table:style-name="ce189" table:formula="of:=[.$O29]*[.$M$6]*[.$M$7]/1000000" office:value-type="float" office:value="0" calcext:value-type="float">
            <text:p>0</text:p>
          </table:table-cell>
          <table:table-cell table:style-name="ce97"/>
          <table:table-cell table:number-columns-repeated="1005"/>
        </table:table-row>
        <table:table-row table:style-name="ro4">
          <table:table-cell/>
          <table:table-cell table:style-name="ce105" office:value-type="string" calcext:value-type="string">
            <text:p>points/cores/node</text:p>
          </table:table-cell>
          <table:table-cell table:style-name="ce114" table:formula="of:=[.C29]/[.$N$3]" office:value-type="float" office:value="0" calcext:value-type="float">
            <text:p>0.0</text:p>
          </table:table-cell>
          <table:table-cell table:style-name="ce132"/>
          <table:table-cell table:style-name="ce137"/>
          <table:table-cell table:style-name="ce114" table:formula="of:=[.F29]/[.$N$3]" office:value-type="float" office:value="0" calcext:value-type="float">
            <text:p>0.0</text:p>
          </table:table-cell>
          <table:table-cell table:style-name="ce132"/>
          <table:table-cell table:style-name="ce137"/>
          <table:table-cell table:style-name="ce114" table:formula="of:=[.I29]/[.$N$3]" office:value-type="float" office:value="0" calcext:value-type="float">
            <text:p>0.0</text:p>
          </table:table-cell>
          <table:table-cell table:style-name="ce114"/>
          <table:table-cell table:style-name="ce132"/>
          <table:table-cell table:style-name="ce137"/>
          <table:table-cell table:style-name="ce158"/>
          <table:table-cell table:style-name="ce170"/>
          <table:table-cell table:style-name="ce158"/>
          <table:table-cell table:style-name="ce178" table:number-columns-repeated="2"/>
          <table:table-cell table:style-name="ce193"/>
          <table:table-cell table:style-name="ce97"/>
          <table:table-cell table:number-columns-repeated="1005"/>
        </table:table-row>
        <table:table-row table:style-name="ro4">
          <table:table-cell/>
          <table:table-cell table:style-name="ce99" table:number-columns-repeated="2"/>
          <table:table-cell table:style-name="ce134"/>
          <table:table-cell table:style-name="ce99" table:number-columns-repeated="2"/>
          <table:table-cell table:style-name="ce134"/>
          <table:table-cell table:number-columns-repeated="3"/>
          <table:table-cell table:style-name="ce131"/>
          <table:table-cell/>
          <table:table-cell table:style-name="ce157"/>
          <table:table-cell table:number-columns-repeated="4"/>
          <table:table-cell table:style-name="ce19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102" office:value-type="string" calcext:value-type="string">
            <text:p>LES4</text:p>
          </table:table-cell>
          <table:table-cell table:style-name="ce117" office:value-type="float" office:value="4" calcext:value-type="float">
            <text:p>4</text:p>
          </table:table-cell>
          <table:table-cell table:style-name="ce135" office:value-type="string" calcext:value-type="string" table:number-columns-spanned="14" table:number-rows-spanned="1">
            <text:p>points per streak spacing and upper bound of recommendations by Piomelly 1997 (50-100, 15-45, and &lt;1)</text:p>
          </table:table-cell>
          <table:covered-table-cell table:number-columns-repeated="2" table:style-name="ce117"/>
          <table:covered-table-cell table:style-name="ce142"/>
          <table:covered-table-cell table:number-columns-repeated="3" table:style-name="ce115"/>
          <table:covered-table-cell table:style-name="ce141"/>
          <table:covered-table-cell table:style-name="ce115"/>
          <table:covered-table-cell table:style-name="ce156"/>
          <table:covered-table-cell table:style-name="ce172"/>
          <table:covered-table-cell table:style-name="ce156"/>
          <table:covered-table-cell table:number-columns-repeated="2" table:style-name="ce180"/>
          <table:table-cell table:style-name="ce187"/>
          <table:table-cell table:style-name="ce97"/>
          <table:table-cell table:number-columns-repeated="1005"/>
        </table:table-row>
        <table:table-row table:style-name="ro4">
          <table:table-cell/>
          <table:table-cell table:style-name="ce106" office:value-type="string" calcext:value-type="string">
            <text:p>Estimate</text:p>
          </table:table-cell>
          <table:table-cell table:style-name="ce116" table:formula="of:=[.$G$3]*[.$D$4]/(2*[.D33])" office:value-type="float" office:value="18.9429571516079" calcext:value-type="float">
            <text:p>19</text:p>
          </table:table-cell>
          <table:table-cell table:style-name="ce131" office:value-type="float" office:value="100" calcext:value-type="float">
            <text:p>100.00</text:p>
          </table:table-cell>
          <table:table-cell/>
          <table:table-cell table:style-name="ce116" table:formula="of:=[.$G$6]*[.$D$4]/(2*[.G33])" office:value-type="float" office:value="8.71956850179601" calcext:value-type="float">
            <text:p>9</text:p>
          </table:table-cell>
          <table:table-cell table:style-name="ce131" table:formula="of:=[.$K$6]/[.C32]" office:value-type="float" office:value="32.5" calcext:value-type="float">
            <text:p>32.50</text:p>
          </table:table-cell>
          <table:table-cell table:number-columns-repeated="2"/>
          <table:table-cell table:style-name="ce131" table:formula="of:=[.G33]" office:value-type="float" office:value="32.5" calcext:value-type="float">
            <text:p>32.50</text:p>
          </table:table-cell>
          <table:table-cell table:style-name="ce131" office:value-type="float" office:value="0.9" calcext:value-type="float">
            <text:p>0.90</text:p>
          </table:table-cell>
          <table:table-cell/>
          <table:table-cell table:style-name="ce157"/>
          <table:table-cell table:number-columns-repeated="2"/>
          <table:table-cell table:style-name="ce181" table:number-columns-repeated="2"/>
          <table:table-cell table:style-name="ce192"/>
          <table:table-cell table:style-name="ce97"/>
          <table:table-cell table:number-columns-repeated="1005"/>
        </table:table-row>
        <table:table-row table:style-name="ro4">
          <table:table-cell/>
          <table:table-cell table:style-name="ce104" office:value-type="string" calcext:value-type="string">
            <text:p>pipe0033</text:p>
          </table:table-cell>
          <table:table-cell table:style-name="ce107"/>
          <table:table-cell table:style-name="ce134" table:formula="of:=[.$G$3]*[.$D$4]/(2*[.C34])" office:value-type="string" office:string-value="" calcext:value-type="error">
            <text:p>#DIV/0!</text:p>
          </table:table-cell>
          <table:table-cell table:style-name="ce99" table:number-columns-repeated="2"/>
          <table:table-cell table:style-name="ce134" table:formula="of:=[.$G$6]*[.$D$4]/(2*[.F34])" office:value-type="string" office:string-value="" calcext:value-type="error">
            <text:p>#DIV/0!</text:p>
          </table:table-cell>
          <table:table-cell/>
          <table:table-cell table:style-name="ce107"/>
          <table:table-cell table:style-name="ce128" table:number-columns-repeated="2"/>
          <table:table-cell/>
          <table:table-cell table:style-name="ce154" table:formula="of:=2*[.C34]*[.F34]-[.C34]-[.F34]+1" office:value-type="float" office:value="1" calcext:value-type="float">
            <text:p>1.0E+0</text:p>
          </table:table-cell>
          <table:table-cell table:style-name="ce169" table:formula="of:=[.C34]*[.F34]*[.I34]" office:value-type="float" office:value="0" calcext:value-type="float">
            <text:p>0.0E+0</text:p>
          </table:table-cell>
          <table:table-cell table:style-name="ce154" table:formula="of:=[.M34]*[.I34]*[.$M$8]" office:value-type="float" office:value="0" calcext:value-type="float">
            <text:p>0.0E+0</text:p>
          </table:table-cell>
          <table:table-cell table:style-name="ce177" table:formula="of:=[.$O$14]/[.O34]" office:value-type="string" office:string-value="" calcext:value-type="error">
            <text:p>#DIV/0!</text:p>
          </table:table-cell>
          <table:table-cell table:style-name="ce184" table:formula="of:=[.$O34]*[.$M$7]/1000000" office:value-type="float" office:value="0" calcext:value-type="float">
            <text:p>0</text:p>
          </table:table-cell>
          <table:table-cell table:style-name="ce189" table:formula="of:=[.$O34]*[.$M$6]*[.$M$7]/1000000" office:value-type="float" office:value="0" calcext:value-type="float">
            <text:p>0</text:p>
          </table:table-cell>
          <table:table-cell table:style-name="ce97"/>
          <table:table-cell table:number-columns-repeated="1005"/>
        </table:table-row>
        <table:table-row table:style-name="ro4">
          <table:table-cell/>
          <table:table-cell table:style-name="ce105" office:value-type="string" calcext:value-type="string">
            <text:p>points/cores/node</text:p>
          </table:table-cell>
          <table:table-cell table:style-name="ce114" table:formula="of:=[.C34]/[.$N$3]" office:value-type="float" office:value="0" calcext:value-type="float">
            <text:p>0.0</text:p>
          </table:table-cell>
          <table:table-cell table:style-name="ce132"/>
          <table:table-cell table:style-name="ce137"/>
          <table:table-cell table:style-name="ce114" table:formula="of:=[.F34]/[.$N$3]" office:value-type="float" office:value="0" calcext:value-type="float">
            <text:p>0.0</text:p>
          </table:table-cell>
          <table:table-cell table:style-name="ce132"/>
          <table:table-cell table:style-name="ce137"/>
          <table:table-cell table:style-name="ce114" table:formula="of:=[.I34]/[.$N$3]" office:value-type="float" office:value="0" calcext:value-type="float">
            <text:p>0.0</text:p>
          </table:table-cell>
          <table:table-cell table:style-name="ce114"/>
          <table:table-cell table:style-name="ce132"/>
          <table:table-cell table:style-name="ce137"/>
          <table:table-cell table:style-name="ce158"/>
          <table:table-cell table:style-name="ce170"/>
          <table:table-cell table:style-name="ce158"/>
          <table:table-cell table:style-name="ce178" table:number-columns-repeated="2"/>
          <table:table-cell table:style-name="ce195"/>
          <table:table-cell table:style-name="ce97"/>
          <table:table-cell table:number-columns-repeated="1005"/>
        </table:table-row>
        <table:table-row table:style-name="ro4" table:number-rows-repeated="2">
          <table:table-cell table:number-columns-repeated="10"/>
          <table:table-cell table:style-name="ce131"/>
          <table:table-cell table:number-columns-repeated="7"/>
          <table:table-cell table:style-name="ce97"/>
          <table:table-cell table:number-columns-repeated="1005"/>
        </table:table-row>
        <table:table-row table:style-name="ro4" table:number-rows-repeated="43">
          <table:table-cell table:number-columns-repeated="18"/>
          <table:table-cell table:style-name="ce97"/>
          <table:table-cell table:number-columns-repeated="1005"/>
        </table:table-row>
        <table:table-row table:style-name="ro4" table:number-rows-repeated="104849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=3000" table:style-name="ta1">
        <table:table-column table:style-name="co29" table:default-cell-style-name="ce97"/>
        <table:table-column table:style-name="co30" table:default-cell-style-name="ce97"/>
        <table:table-column table:style-name="co31" table:default-cell-style-name="ce97"/>
        <table:table-column table:style-name="co32" table:default-cell-style-name="ce97"/>
        <table:table-column table:style-name="co33" table:default-cell-style-name="ce97"/>
        <table:table-column table:style-name="co34" table:default-cell-style-name="ce97"/>
        <table:table-column table:style-name="co35" table:default-cell-style-name="ce97"/>
        <table:table-column table:style-name="co33" table:default-cell-style-name="ce97"/>
        <table:table-column table:style-name="co36" table:default-cell-style-name="ce97"/>
        <table:table-column table:style-name="co37" table:default-cell-style-name="ce97"/>
        <table:table-column table:style-name="co38" table:default-cell-style-name="ce97"/>
        <table:table-column table:style-name="co33" table:default-cell-style-name="ce97"/>
        <table:table-column table:style-name="co39" table:default-cell-style-name="ce97"/>
        <table:table-column table:style-name="co37" table:default-cell-style-name="ce160"/>
        <table:table-column table:style-name="co31" table:default-cell-style-name="ce157"/>
        <table:table-column table:style-name="co34" table:default-cell-style-name="ce116"/>
        <table:table-column table:style-name="co39" table:default-cell-style-name="ce116"/>
        <table:table-column table:style-name="co32" table:default-cell-style-name="ce185"/>
        <table:table-column table:style-name="co8" table:default-cell-style-name="ce101"/>
        <table:table-column table:style-name="co8" table:number-columns-repeated="1005" table:default-cell-style-name="ce97"/>
        <table:table-row table:style-name="ro4"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number-columns-repeated="2"/>
          <table:table-cell table:style-name="ce108" office:value-type="string" calcext:value-type="string" table:number-columns-spanned="2" table:number-rows-spanned="1">
            <text:p>Reynolds number</text:p>
          </table:table-cell>
          <table:covered-table-cell table:style-name="ce118"/>
          <table:table-cell/>
          <table:table-cell table:style-name="ce108" office:value-type="string" calcext:value-type="string" table:number-columns-spanned="2" table:number-rows-spanned="1">
            <text:p>Pipe geometry</text:p>
          </table:table-cell>
          <table:covered-table-cell table:style-name="ce118"/>
          <table:table-cell table:number-columns-repeated="2"/>
          <table:table-cell table:style-name="ce108" office:value-type="string" calcext:value-type="string" table:number-columns-spanned="2" table:number-rows-spanned="1">
            <text:p>Near-wall streaks</text:p>
          </table:table-cell>
          <table:covered-table-cell table:style-name="ce118"/>
          <table:table-cell/>
          <table:table-cell table:style-name="ce146" office:value-type="string" calcext:value-type="string" table:number-columns-spanned="2" table:number-rows-spanned="1">
            <text:p>Cluster</text:p>
          </table:table-cell>
          <table:covered-table-cell table:style-name="ce161"/>
          <table:table-cell table:number-columns-repeated="1010"/>
        </table:table-row>
        <table:table-row table:style-name="ro4">
          <table:table-cell table:number-columns-repeated="2"/>
          <table:table-cell table:style-name="ce106" office:value-type="string" calcext:value-type="string">
            <text:p>Re</text:p>
          </table:table-cell>
          <table:table-cell table:style-name="ce119" table:formula="of:=[$Kolmogorov.$C8]" office:value-type="float" office:value="2400" calcext:value-type="float">
            <text:p>2400</text:p>
          </table:table-cell>
          <table:table-cell/>
          <table:table-cell table:style-name="ce106" office:value-type="string" calcext:value-type="string">
            <text:p>L/R</text:p>
          </table:table-cell>
          <table:table-cell table:style-name="ce119" office:value-type="float" office:value="42" calcext:value-type="float">
            <text:p>42</text:p>
          </table:table-cell>
          <table:table-cell table:number-columns-repeated="2"/>
          <table:table-cell table:style-name="ce106" office:value-type="string" calcext:value-type="string">
            <text:p>lambda_z/R</text:p>
          </table:table-cell>
          <table:table-cell table:style-name="ce143" table:formula="of:=[.K4]/[.D4]" office:value-type="float" office:value="8.86873145810498" calcext:value-type="float">
            <text:p>8.87</text:p>
          </table:table-cell>
          <table:table-cell/>
          <table:table-cell table:style-name="ce147" office:value-type="string" calcext:value-type="string">
            <text:p>cores/node</text:p>
          </table:table-cell>
          <table:table-cell table:style-name="ce162" office:value-type="float" office:value="16" calcext:value-type="float">
            <text:p>16</text:p>
          </table:table-cell>
          <table:table-cell table:style-name="ce97" table:number-columns-repeated="5"/>
          <table:table-cell table:number-columns-repeated="1005"/>
        </table:table-row>
        <table:table-row table:style-name="ro4">
          <table:table-cell table:number-columns-repeated="2"/>
          <table:table-cell table:style-name="ce109" office:value-type="string" calcext:value-type="string">
            <text:p>Re_tau</text:p>
          </table:table-cell>
          <table:table-cell table:style-name="ce120" table:formula="of:=[$Kolmogorov.$D8]" office:value-type="float" office:value="90.2045578647997" calcext:value-type="float">
            <text:p>90.2</text:p>
          </table:table-cell>
          <table:table-cell/>
          <table:table-cell table:style-name="ce106" office:value-type="string" calcext:value-type="string">
            <text:p>alpha</text:p>
          </table:table-cell>
          <table:table-cell table:style-name="ce138" table:formula="of:=2*PI()/[.G3]" office:value-type="float" office:value="0.149599650170943" calcext:value-type="float">
            <text:p>0.1496</text:p>
          </table:table-cell>
          <table:table-cell table:number-columns-repeated="2"/>
          <table:table-cell table:style-name="ce106" office:value-type="string" calcext:value-type="string">
            <text:p>lambda_z^+</text:p>
          </table:table-cell>
          <table:table-cell table:style-name="ce119" office:value-type="float" office:value="800" calcext:value-type="float">
            <text:p>800</text:p>
          </table:table-cell>
          <table:table-cell table:number-columns-repeated="6"/>
          <table:table-cell table:style-name="ce97" table:number-columns-repeated="2"/>
          <table:table-cell table:number-columns-repeated="1005"/>
        </table:table-row>
        <table:table-row table:style-name="ro4">
          <table:table-cell table:number-columns-repeated="3"/>
          <table:table-cell table:style-name="ce121"/>
          <table:table-cell/>
          <table:table-cell table:style-name="ce106" office:value-type="string" calcext:value-type="string">
            <text:p>m</text:p>
          </table:table-cell>
          <table:table-cell table:style-name="ce119" office:value-type="float" office:value="1" calcext:value-type="float">
            <text:p>1</text:p>
          </table:table-cell>
          <table:table-cell table:number-columns-repeated="2"/>
          <table:table-cell table:style-name="ce106" office:value-type="string" calcext:value-type="string">
            <text:p>lambda_theta/R</text:p>
          </table:table-cell>
          <table:table-cell table:style-name="ce143" table:formula="of:=[.K6]/[.D4]" office:value-type="float" office:value="1.44116886194206" calcext:value-type="float">
            <text:p>1.44</text:p>
          </table:table-cell>
          <table:table-cell/>
          <table:table-cell table:style-name="ce148" office:value-type="string" calcext:value-type="string" table:number-columns-spanned="2" table:number-rows-spanned="1">
            <text:p>DOF/Arrays</text:p>
          </table:table-cell>
          <table:covered-table-cell table:style-name="ce163"/>
          <table:table-cell table:style-name="ce97"/>
          <table:table-cell table:number-columns-repeated="2"/>
          <table:table-cell table:style-name="ce97" table:number-columns-repeated="2"/>
          <table:table-cell table:number-columns-repeated="1005"/>
        </table:table-row>
        <table:table-row table:style-name="ro4">
          <table:table-cell table:number-columns-repeated="2"/>
          <table:table-cell table:style-name="ce108" office:value-type="string" calcext:value-type="string" table:number-columns-spanned="2" table:number-rows-spanned="1">
            <text:p>Grid spacing</text:p>
          </table:table-cell>
          <table:covered-table-cell table:style-name="ce122"/>
          <table:table-cell/>
          <table:table-cell table:style-name="ce109" office:value-type="string" calcext:value-type="string">
            <text:p>2pi*R/m</text:p>
          </table:table-cell>
          <table:table-cell table:style-name="ce139" table:formula="of:=2*PI()/[.G5]" office:value-type="float" office:value="6.28318530717959" calcext:value-type="float">
            <text:p>6.283185</text:p>
          </table:table-cell>
          <table:table-cell table:number-columns-repeated="2"/>
          <table:table-cell table:style-name="ce106" office:value-type="string" calcext:value-type="string">
            <text:p>lambda_theta^+</text:p>
          </table:table-cell>
          <table:table-cell table:style-name="ce119" office:value-type="float" office:value="130" calcext:value-type="float">
            <text:p>130</text:p>
          </table:table-cell>
          <table:table-cell/>
          <table:table-cell table:style-name="ce149" office:value-type="float" office:value="3" calcext:value-type="float">
            <text:p>3</text:p>
          </table:table-cell>
          <table:table-cell table:style-name="ce164" office:value-type="string" calcext:value-type="string">
            <text:p>Fields (u,v,w)</text:p>
          </table:table-cell>
          <table:table-cell table:style-name="ce97"/>
          <table:table-cell table:number-columns-repeated="1009"/>
        </table:table-row>
        <table:table-row table:style-name="ro4">
          <table:table-cell table:number-columns-repeated="2"/>
          <table:table-cell table:style-name="ce106" office:value-type="string" calcext:value-type="string">
            <text:p>h/R</text:p>
          </table:table-cell>
          <table:table-cell table:style-name="ce123" table:formula="of:=[$Kolmogorov.$Q8]" office:value-type="float" office:value="0.047258695480103" calcext:value-type="float">
            <text:p>4.726E-2</text:p>
          </table:table-cell>
          <table:table-cell table:number-columns-repeated="5"/>
          <table:table-cell table:style-name="ce109" office:value-type="string" calcext:value-type="string">
            <text:p>z/theta</text:p>
          </table:table-cell>
          <table:table-cell table:style-name="ce144" table:formula="of:=[.K4]/[.K6]" office:value-type="float" office:value="6.15384615384615" calcext:value-type="float">
            <text:p>6.15</text:p>
          </table:table-cell>
          <table:table-cell/>
          <table:table-cell table:style-name="ce149" table:formula="of:=64/8" office:value-type="float" office:value="8" calcext:value-type="float">
            <text:p>8</text:p>
          </table:table-cell>
          <table:table-cell table:style-name="ce164" office:value-type="string" calcext:value-type="string">
            <text:p>Byte/Double</text:p>
          </table:table-cell>
          <table:table-cell table:style-name="ce97"/>
          <table:table-cell table:number-columns-repeated="1009"/>
        </table:table-row>
        <table:table-row table:style-name="ro4">
          <table:table-cell table:number-columns-repeated="2"/>
          <table:table-cell table:style-name="ce109" office:value-type="string" calcext:value-type="string">
            <text:p>h^+</text:p>
          </table:table-cell>
          <table:table-cell table:style-name="ce124" table:formula="of:=[$Kolmogorov.$P8]" office:value-type="float" office:value="4.2629497310499" calcext:value-type="float">
            <text:p>4.263</text:p>
          </table:table-cell>
          <table:table-cell table:number-columns-repeated="8"/>
          <table:table-cell table:style-name="ce150" office:value-type="float" office:value="2" calcext:value-type="float">
            <text:p>2</text:p>
          </table:table-cell>
          <table:table-cell table:style-name="ce165" office:value-type="string" calcext:value-type="string">
            <text:p>Real &amp; Imag</text:p>
          </table:table-cell>
          <table:table-cell table:style-name="ce97"/>
          <table:table-cell table:number-columns-repeated="1009"/>
        </table:table-row>
        <table:table-row table:style-name="ro4">
          <table:table-cell table:number-columns-repeated="2"/>
          <table:table-cell table:style-name="ce110"/>
          <table:table-cell table:style-name="ce125"/>
          <table:table-cell table:number-columns-repeated="1020"/>
        </table:table-row>
        <table:table-row table:style-name="ro4">
          <table:table-cell table:number-columns-repeated="2"/>
          <table:table-cell table:style-name="ce111" office:value-type="string" calcext:value-type="string" table:number-columns-spanned="2" table:number-rows-spanned="1">
            <text:p>axial (z)</text:p>
          </table:table-cell>
          <table:covered-table-cell/>
          <table:table-cell/>
          <table:table-cell table:style-name="ce111" office:value-type="string" calcext:value-type="string" table:number-columns-spanned="2" table:number-rows-spanned="1">
            <text:p>azimuthal (theta)</text:p>
          </table:table-cell>
          <table:covered-table-cell/>
          <table:table-cell/>
          <table:table-cell table:style-name="ce111" office:value-type="string" calcext:value-type="string" table:number-columns-spanned="3" table:number-rows-spanned="1">
            <text:p>radial (r)</text:p>
          </table:table-cell>
          <table:covered-table-cell table:number-columns-repeated="2"/>
          <table:table-cell/>
          <table:table-cell table:style-name="ce111" office:value-type="string" calcext:value-type="string" table:number-columns-spanned="4" table:number-rows-spanned="1">
            <text:p>DOF (Modes/Points)</text:p>
          </table:table-cell>
          <table:covered-table-cell table:style-name="ce166"/>
          <table:covered-table-cell table:style-name="ce160"/>
          <table:covered-table-cell/>
          <table:table-cell table:style-name="ce182" office:value-type="string" calcext:value-type="string">
            <text:p>Array size</text:p>
          </table:table-cell>
          <table:table-cell table:style-name="ce186" office:value-type="string" calcext:value-type="string">
            <text:p>File size</text:p>
          </table:table-cell>
          <table:table-cell table:number-columns-repeated="1006"/>
        </table:table-row>
        <table:table-row table:style-name="ro4">
          <table:table-cell table:style-name="ce98" table:number-columns-repeated="2"/>
          <table:table-cell table:style-name="ce98" office:value-type="string" calcext:value-type="string">
            <text:p>K</text:p>
          </table:table-cell>
          <table:table-cell table:style-name="ce98" office:value-type="string" calcext:value-type="string">
            <text:p>Delta_z^+</text:p>
          </table:table-cell>
          <table:table-cell table:style-name="ce98"/>
          <table:table-cell table:style-name="ce98" office:value-type="string" calcext:value-type="string">
            <text:p>M</text:p>
          </table:table-cell>
          <table:table-cell table:style-name="ce98" office:value-type="string" calcext:value-type="string">
            <text:p>Delta_theta*R^+</text:p>
          </table:table-cell>
          <table:table-cell table:style-name="ce98"/>
          <table:table-cell table:style-name="ce98" office:value-type="string" calcext:value-type="string">
            <text:p>N</text:p>
          </table:table-cell>
          <table:table-cell table:style-name="ce98" office:value-type="string" calcext:value-type="string">
            <text:p>Delta_r^+|c</text:p>
          </table:table-cell>
          <table:table-cell table:style-name="ce98" office:value-type="string" calcext:value-type="string">
            <text:p>Delta_r^+|w</text:p>
          </table:table-cell>
          <table:table-cell table:style-name="ce98"/>
          <table:table-cell table:style-name="ce151" office:value-type="string" calcext:value-type="string">
            <text:p>H</text:p>
          </table:table-cell>
          <table:table-cell table:style-name="ce151" office:value-type="string" calcext:value-type="string">
            <text:p>K x M x N</text:p>
          </table:table-cell>
          <table:table-cell table:style-name="ce151" office:value-type="string" calcext:value-type="string">
            <text:p>Total</text:p>
          </table:table-cell>
          <table:table-cell table:style-name="ce175" office:value-type="string" calcext:value-type="string">
            <text:p>Factor</text:p>
          </table:table-cell>
          <table:table-cell table:number-columns-repeated="2" table:style-name="ce183" office:value-type="string" calcext:value-type="string">
            <text:p>[MB]</text:p>
          </table:table-cell>
          <table:table-cell table:style-name="ce196"/>
          <table:table-cell table:style-name="ce98" table:number-columns-repeated="999"/>
          <table:table-cell table:style-name="ce198" table:number-columns-repeated="6"/>
        </table:table-row>
        <table:table-row table:style-name="ro4">
          <table:table-cell table:style-name="ce99"/>
          <table:table-cell table:style-name="ce102" office:value-type="string" calcext:value-type="string">
            <text:p>DNS</text:p>
          </table:table-cell>
          <table:table-cell table:style-name="ce112"/>
          <table:table-cell table:style-name="ce126" office:value-type="string" calcext:value-type="string" table:number-columns-spanned="14" table:number-rows-spanned="1">
            <text:p>Based on mean Kolmogorov scale estimates</text:p>
          </table:table-cell>
          <table:covered-table-cell table:number-columns-repeated="8" table:style-name="ce112"/>
          <table:covered-table-cell table:style-name="ce152"/>
          <table:covered-table-cell table:style-name="ce167"/>
          <table:covered-table-cell table:style-name="ce152"/>
          <table:covered-table-cell table:number-columns-repeated="2" table:style-name="ce176"/>
          <table:table-cell table:style-name="ce187"/>
          <table:table-cell/>
          <table:table-cell table:style-name="ce99" table:number-columns-repeated="999"/>
          <table:table-cell table:number-columns-repeated="6"/>
        </table:table-row>
        <table:table-row table:style-name="ro4">
          <table:table-cell table:style-name="ce100"/>
          <table:table-cell table:style-name="ce103" office:value-type="string" calcext:value-type="string">
            <text:p>Estimate</text:p>
          </table:table-cell>
          <table:table-cell table:style-name="ce113" table:formula="of:=[.$G$3]*[.$D$4]/[.$D13]/2" office:value-type="float" office:value="444.36266779394" calcext:value-type="float">
            <text:p>444</text:p>
          </table:table-cell>
          <table:table-cell table:style-name="ce127" table:formula="of:=[.$D$8]" office:value-type="float" office:value="4.2629497310499" calcext:value-type="float">
            <text:p>4.26</text:p>
          </table:table-cell>
          <table:table-cell table:style-name="ce136"/>
          <table:table-cell table:style-name="ce113" table:formula="of:=[.$G$6]*[.$D$4]/[.$G13]/2" office:value-type="float" office:value="66.4764996510002" calcext:value-type="float">
            <text:p>66</text:p>
          </table:table-cell>
          <table:table-cell table:style-name="ce127" table:formula="of:=[.$D$8]" office:value-type="float" office:value="4.2629497310499" calcext:value-type="float">
            <text:p>4.26</text:p>
          </table:table-cell>
          <table:table-cell table:style-name="ce136"/>
          <table:table-cell table:style-name="ce136" office:value-type="float" office:value="82" calcext:value-type="float">
            <text:p>82</text:p>
          </table:table-cell>
          <table:table-cell table:style-name="ce127" table:formula="of:=[.$D$8]" office:value-type="float" office:value="4.2629497310499" calcext:value-type="float">
            <text:p>4.26</text:p>
          </table:table-cell>
          <table:table-cell table:style-name="ce127" office:value-type="float" office:value="0.37" calcext:value-type="float">
            <text:p>0.37</text:p>
          </table:table-cell>
          <table:table-cell table:style-name="ce136"/>
          <table:table-cell table:style-name="ce153"/>
          <table:table-cell table:style-name="ce168"/>
          <table:table-cell table:style-name="ce153"/>
          <table:table-cell table:style-name="ce113" table:number-columns-repeated="2"/>
          <table:table-cell table:style-name="ce188"/>
          <table:table-cell table:style-name="ce197"/>
          <table:table-cell table:style-name="ce100" table:number-columns-repeated="999"/>
          <table:table-cell table:number-columns-repeated="6"/>
        </table:table-row>
        <table:table-row table:style-name="ro4">
          <table:table-cell table:style-name="ce99"/>
          <table:table-cell table:style-name="ce104"/>
          <table:table-cell table:style-name="ce107" table:formula="of:=256+128+64" office:value-type="float" office:value="448" calcext:value-type="float">
            <text:p>448</text:p>
          </table:table-cell>
          <table:table-cell table:style-name="ce128" table:formula="of:=[.$G$3]*[.$D$4]/(2*[.C14])" office:value-type="float" office:value="4.22833864991249" calcext:value-type="float">
            <text:p>4.23</text:p>
          </table:table-cell>
          <table:table-cell table:style-name="ce107"/>
          <table:table-cell table:style-name="ce107" table:formula="of:=64+32" office:value-type="float" office:value="96" calcext:value-type="float">
            <text:p>96</text:p>
          </table:table-cell>
          <table:table-cell table:style-name="ce128" table:formula="of:=[.$G$6]*[.$D$4]/(2*[.F14])" office:value-type="float" office:value="2.95193725321219" calcext:value-type="float">
            <text:p>2.95</text:p>
          </table:table-cell>
          <table:table-cell table:style-name="ce107"/>
          <table:table-cell table:style-name="ce107" office:value-type="float" office:value="64" calcext:value-type="float">
            <text:p>64</text:p>
          </table:table-cell>
          <table:table-cell table:style-name="ce128" office:value-type="float" office:value="2.9679" calcext:value-type="float">
            <text:p>2.97</text:p>
          </table:table-cell>
          <table:table-cell table:style-name="ce128" office:value-type="float" office:value="0.2309" calcext:value-type="float">
            <text:p>0.23</text:p>
          </table:table-cell>
          <table:table-cell table:style-name="ce107"/>
          <table:table-cell table:style-name="ce154" table:formula="of:=2*[.C14]*[.F14]-[.C14]-[.F14]+1" office:value-type="float" office:value="85473" calcext:value-type="float">
            <text:p>8.5E+4</text:p>
          </table:table-cell>
          <table:table-cell table:style-name="ce169" table:formula="of:=[.C14]*[.F14]*[.I14]" office:value-type="float" office:value="2752512" calcext:value-type="float">
            <text:p>2.8E+6</text:p>
          </table:table-cell>
          <table:table-cell table:style-name="ce154" table:formula="of:=[.M14]*[.I14]*[.$M$8]" office:value-type="float" office:value="10940544" calcext:value-type="float">
            <text:p>1.1E+7</text:p>
          </table:table-cell>
          <table:table-cell table:style-name="ce177" table:formula="of:=[.$O$14]/[.O14]" office:value-type="float" office:value="1" calcext:value-type="float">
            <text:p>1</text:p>
          </table:table-cell>
          <table:table-cell table:style-name="ce184" table:formula="of:=[.$O14]*[.$M$7]/1000000" office:value-type="float" office:value="87.524352" calcext:value-type="float">
            <text:p>88</text:p>
          </table:table-cell>
          <table:table-cell table:style-name="ce189" table:formula="of:=[.$O14]*[.$M$6]*[.$M$7]/1000000" office:value-type="float" office:value="262.573056" calcext:value-type="float">
            <text:p>263</text:p>
          </table:table-cell>
          <table:table-cell/>
          <table:table-cell table:style-name="ce99" table:number-columns-repeated="999"/>
          <table:table-cell table:number-columns-repeated="6"/>
        </table:table-row>
        <table:table-row table:style-name="ro4">
          <table:table-cell table:style-name="ce101"/>
          <table:table-cell table:style-name="ce105" office:value-type="string" calcext:value-type="string">
            <text:p>points/cores/node</text:p>
          </table:table-cell>
          <table:table-cell table:style-name="ce114" table:formula="of:=[.C14]/[.$N$3]" office:value-type="float" office:value="28" calcext:value-type="float">
            <text:p>28.0</text:p>
          </table:table-cell>
          <table:table-cell table:style-name="ce114"/>
          <table:table-cell table:style-name="ce137"/>
          <table:table-cell table:style-name="ce114" table:formula="of:=[.F14]/[.$N$3]" office:value-type="float" office:value="6" calcext:value-type="float">
            <text:p>6.0</text:p>
          </table:table-cell>
          <table:table-cell table:style-name="ce114"/>
          <table:table-cell table:style-name="ce137"/>
          <table:table-cell table:style-name="ce114" table:formula="of:=[.I14]/[.$N$3]" office:value-type="float" office:value="4" calcext:value-type="float">
            <text:p>4.0</text:p>
          </table:table-cell>
          <table:table-cell table:style-name="ce132" table:number-columns-repeated="2"/>
          <table:table-cell table:style-name="ce137"/>
          <table:table-cell table:style-name="ce155"/>
          <table:table-cell table:style-name="ce170"/>
          <table:table-cell table:style-name="ce155"/>
          <table:table-cell table:style-name="ce178" table:number-columns-repeated="2"/>
          <table:table-cell table:style-name="ce190"/>
          <table:table-cell/>
          <table:table-cell table:style-name="ce101" table:number-columns-repeated="999"/>
          <table:table-cell table:number-columns-repeated="6"/>
        </table:table-row>
        <table:table-row table:style-name="ro4">
          <table:table-cell table:style-name="ce99" table:number-columns-repeated="3"/>
          <table:table-cell table:style-name="ce129"/>
          <table:table-cell table:style-name="ce99" table:number-columns-repeated="2"/>
          <table:table-cell table:style-name="ce129"/>
          <table:table-cell table:style-name="ce99" table:number-columns-repeated="2"/>
          <table:table-cell table:style-name="ce134" table:number-columns-repeated="2"/>
          <table:table-cell table:style-name="ce99"/>
          <table:table-cell table:style-name="ce154"/>
          <table:table-cell table:style-name="ce171"/>
          <table:table-cell table:style-name="ce154"/>
          <table:table-cell table:style-name="ce179" table:number-columns-repeated="2"/>
          <table:table-cell table:style-name="ce191"/>
          <table:table-cell/>
          <table:table-cell table:style-name="ce99" table:number-columns-repeated="999"/>
          <table:table-cell table:number-columns-repeated="6"/>
        </table:table-row>
        <table:table-row table:style-name="ro4">
          <table:table-cell/>
          <table:table-cell table:style-name="ce102" office:value-type="string" calcext:value-type="string">
            <text:p>LES1</text:p>
          </table:table-cell>
          <table:table-cell table:style-name="ce115" office:value-type="float" office:value="2" calcext:value-type="float">
            <text:p>2</text:p>
          </table:table-cell>
          <table:table-cell table:style-name="ce130" office:value-type="string" calcext:value-type="string" table:number-columns-spanned="14" table:number-rows-spanned="1">
            <text:p>times coarser than DNS</text:p>
          </table:table-cell>
          <table:covered-table-cell table:number-columns-repeated="2" table:style-name="ce115"/>
          <table:covered-table-cell table:style-name="ce140"/>
          <table:covered-table-cell table:number-columns-repeated="2" table:style-name="ce115"/>
          <table:covered-table-cell table:number-columns-repeated="2" table:style-name="ce141"/>
          <table:covered-table-cell table:style-name="ce115"/>
          <table:covered-table-cell table:style-name="ce156"/>
          <table:covered-table-cell table:style-name="ce172"/>
          <table:covered-table-cell table:style-name="ce156"/>
          <table:covered-table-cell table:number-columns-repeated="2" table:style-name="ce180"/>
          <table:table-cell table:style-name="ce187"/>
          <table:table-cell table:number-columns-repeated="1006"/>
        </table:table-row>
        <table:table-row table:style-name="ro4">
          <table:table-cell/>
          <table:table-cell table:style-name="ce106" office:value-type="string" calcext:value-type="string">
            <text:p>Estimate</text:p>
          </table:table-cell>
          <table:table-cell table:style-name="ce116" table:formula="of:=[.$G$3]*[.$D$4]/(2*[.$D$18])" office:value-type="float" office:value="224" calcext:value-type="float">
            <text:p>224</text:p>
          </table:table-cell>
          <table:table-cell table:style-name="ce131" table:formula="of:=[.$D14]*[.$C17]" office:value-type="float" office:value="8.45667729982497" calcext:value-type="float">
            <text:p>8.46</text:p>
          </table:table-cell>
          <table:table-cell/>
          <table:table-cell table:style-name="ce116" table:formula="of:=[.$G$6]*[.$D$4]/(2*[.G18])" office:value-type="float" office:value="48" calcext:value-type="float">
            <text:p>48</text:p>
          </table:table-cell>
          <table:table-cell table:style-name="ce131" table:formula="of:=[.$G14]*[.$C17]" office:value-type="float" office:value="5.90387450642438" calcext:value-type="float">
            <text:p>5.90</text:p>
          </table:table-cell>
          <table:table-cell table:number-columns-repeated="2"/>
          <table:table-cell table:style-name="ce131" table:formula="of:=[.$J14]*[.$C17]" office:value-type="float" office:value="5.9358" calcext:value-type="float">
            <text:p>5.94</text:p>
          </table:table-cell>
          <table:table-cell table:style-name="ce131" table:formula="of:=[.$K14]*[.$C17]" office:value-type="float" office:value="0.4618" calcext:value-type="float">
            <text:p>0.46</text:p>
          </table:table-cell>
          <table:table-cell/>
          <table:table-cell table:style-name="ce157"/>
          <table:table-cell table:number-columns-repeated="2"/>
          <table:table-cell table:style-name="ce181" table:number-columns-repeated="2"/>
          <table:table-cell table:style-name="ce192"/>
          <table:table-cell table:number-columns-repeated="1006"/>
        </table:table-row>
        <table:table-row table:style-name="ro4">
          <table:table-cell table:style-name="ce99"/>
          <table:table-cell table:style-name="ce104"/>
          <table:table-cell table:style-name="ce107"/>
          <table:table-cell table:style-name="ce128" table:formula="of:=[.$G$3]*[.$D$4]/(2*[.C19])" office:value-type="string" office:string-value="" calcext:value-type="error">
            <text:p>#DIV/0!</text:p>
          </table:table-cell>
          <table:table-cell table:style-name="ce107" table:number-columns-repeated="2"/>
          <table:table-cell table:style-name="ce128" table:formula="of:=[.$G$6]*[.$D$4]/(2*[.F19])" office:value-type="string" office:string-value="" calcext:value-type="error">
            <text:p>#DIV/0!</text:p>
          </table:table-cell>
          <table:table-cell table:style-name="ce107" table:number-columns-repeated="2"/>
          <table:table-cell table:style-name="ce128" table:number-columns-repeated="2"/>
          <table:table-cell table:style-name="ce107"/>
          <table:table-cell table:style-name="ce154" table:formula="of:=2*[.C19]*[.F19]-[.C19]-[.F19]+1" office:value-type="float" office:value="1" calcext:value-type="float">
            <text:p>1.0E+0</text:p>
          </table:table-cell>
          <table:table-cell table:style-name="ce169" table:formula="of:=[.C19]*[.F19]*[.I19]" office:value-type="float" office:value="0" calcext:value-type="float">
            <text:p>0.0E+0</text:p>
          </table:table-cell>
          <table:table-cell table:style-name="ce154" table:formula="of:=[.M19]*[.I19]*[.$M$8]" office:value-type="float" office:value="0" calcext:value-type="float">
            <text:p>0.0E+0</text:p>
          </table:table-cell>
          <table:table-cell table:style-name="ce177" table:formula="of:=[.$O$14]/[.O19]" office:value-type="string" office:string-value="" calcext:value-type="error">
            <text:p>#DIV/0!</text:p>
          </table:table-cell>
          <table:table-cell table:style-name="ce184" table:formula="of:=[.$O19]*[.$M$7]/1000000" office:value-type="float" office:value="0" calcext:value-type="float">
            <text:p>0</text:p>
          </table:table-cell>
          <table:table-cell table:style-name="ce189" table:formula="of:=[.$O19]*[.$M$6]*[.$M$7]/1000000" office:value-type="float" office:value="0" calcext:value-type="float">
            <text:p>0</text:p>
          </table:table-cell>
          <table:table-cell table:style-name="ce97"/>
          <table:table-cell table:style-name="ce99" table:number-columns-repeated="999"/>
          <table:table-cell table:number-columns-repeated="6"/>
        </table:table-row>
        <table:table-row table:style-name="ro4">
          <table:table-cell table:style-name="ce101"/>
          <table:table-cell table:style-name="ce105" office:value-type="string" calcext:value-type="string">
            <text:p>points/cores/node</text:p>
          </table:table-cell>
          <table:table-cell table:style-name="ce114" table:formula="of:=[.C19]/[.$N$3]" office:value-type="float" office:value="0" calcext:value-type="float">
            <text:p>0.0</text:p>
          </table:table-cell>
          <table:table-cell table:style-name="ce114"/>
          <table:table-cell table:style-name="ce137"/>
          <table:table-cell table:style-name="ce114" table:formula="of:=[.F19]/[.$N$3]" office:value-type="float" office:value="0" calcext:value-type="float">
            <text:p>0.0</text:p>
          </table:table-cell>
          <table:table-cell table:style-name="ce132"/>
          <table:table-cell table:style-name="ce137"/>
          <table:table-cell table:style-name="ce114" table:formula="of:=[.I19]/[.$N$3]" office:value-type="float" office:value="0" calcext:value-type="float">
            <text:p>0.0</text:p>
          </table:table-cell>
          <table:table-cell table:style-name="ce114"/>
          <table:table-cell table:style-name="ce132"/>
          <table:table-cell table:style-name="ce137"/>
          <table:table-cell table:style-name="ce155"/>
          <table:table-cell table:style-name="ce170"/>
          <table:table-cell table:style-name="ce155"/>
          <table:table-cell table:style-name="ce178" table:number-columns-repeated="2"/>
          <table:table-cell table:style-name="ce190"/>
          <table:table-cell table:style-name="ce97"/>
          <table:table-cell table:style-name="ce101" table:number-columns-repeated="999"/>
          <table:table-cell table:number-columns-repeated="6"/>
        </table:table-row>
        <table:table-row table:style-name="ro4">
          <table:table-cell table:style-name="ce99" table:number-columns-repeated="3"/>
          <table:table-cell table:style-name="ce129"/>
          <table:table-cell table:style-name="ce99" table:number-columns-repeated="2"/>
          <table:table-cell table:style-name="ce134"/>
          <table:table-cell table:style-name="ce99" table:number-columns-repeated="3"/>
          <table:table-cell table:style-name="ce134"/>
          <table:table-cell table:style-name="ce99"/>
          <table:table-cell table:style-name="ce154"/>
          <table:table-cell table:style-name="ce171"/>
          <table:table-cell table:style-name="ce154"/>
          <table:table-cell table:style-name="ce179" table:number-columns-repeated="2"/>
          <table:table-cell table:style-name="ce191"/>
          <table:table-cell table:style-name="ce97"/>
          <table:table-cell table:style-name="ce99" table:number-columns-repeated="999"/>
          <table:table-cell table:number-columns-repeated="6"/>
        </table:table-row>
        <table:table-row table:style-name="ro4">
          <table:table-cell table:style-name="ce99"/>
          <table:table-cell table:style-name="ce102" office:value-type="string" calcext:value-type="string">
            <text:p>LES2</text:p>
          </table:table-cell>
          <table:table-cell table:style-name="ce115"/>
          <table:table-cell table:style-name="ce130" office:value-type="string" calcext:value-type="string" table:number-columns-spanned="14" table:number-rows-spanned="1">
            <text:p>Lower bound of recommendations by Piomelly 1997 (50-100, 15-45, and &lt;1)</text:p>
          </table:table-cell>
          <table:covered-table-cell table:number-columns-repeated="2" table:style-name="ce115"/>
          <table:covered-table-cell table:style-name="ce141"/>
          <table:covered-table-cell table:number-columns-repeated="3" table:style-name="ce115"/>
          <table:covered-table-cell table:style-name="ce141"/>
          <table:covered-table-cell table:style-name="ce115"/>
          <table:covered-table-cell table:style-name="ce152"/>
          <table:covered-table-cell table:style-name="ce172"/>
          <table:covered-table-cell table:style-name="ce152"/>
          <table:covered-table-cell table:number-columns-repeated="2" table:style-name="ce180"/>
          <table:table-cell table:style-name="ce187"/>
          <table:table-cell table:style-name="ce97"/>
          <table:table-cell table:style-name="ce99" table:number-columns-repeated="999"/>
          <table:table-cell table:number-columns-repeated="6"/>
        </table:table-row>
        <table:table-row table:style-name="ro4">
          <table:table-cell/>
          <table:table-cell table:style-name="ce106" office:value-type="string" calcext:value-type="string">
            <text:p>Estimate</text:p>
          </table:table-cell>
          <table:table-cell table:style-name="ce116" table:formula="of:=[.$G$3]*[.$D$4]/(2*[.$D23])" office:value-type="float" office:value="37.8859143032159" calcext:value-type="float">
            <text:p>38</text:p>
          </table:table-cell>
          <table:table-cell table:style-name="ce131" office:value-type="float" office:value="50" calcext:value-type="float">
            <text:p>50.00</text:p>
          </table:table-cell>
          <table:table-cell/>
          <table:table-cell table:style-name="ce116" table:formula="of:=[.$G$6]*[.$D$4]/(2*[.$G23])" office:value-type="float" office:value="18.892398420558" calcext:value-type="float">
            <text:p>19</text:p>
          </table:table-cell>
          <table:table-cell table:style-name="ce131" office:value-type="float" office:value="15" calcext:value-type="float">
            <text:p>15.00</text:p>
          </table:table-cell>
          <table:table-cell table:number-columns-repeated="2"/>
          <table:table-cell table:style-name="ce131" table:formula="of:=[.G23]" office:value-type="float" office:value="15" calcext:value-type="float">
            <text:p>15.00</text:p>
          </table:table-cell>
          <table:table-cell table:style-name="ce131" office:value-type="float" office:value="0.9" calcext:value-type="float">
            <text:p>0.90</text:p>
          </table:table-cell>
          <table:table-cell/>
          <table:table-cell table:style-name="ce157"/>
          <table:table-cell table:number-columns-repeated="2"/>
          <table:table-cell table:style-name="ce181" table:number-columns-repeated="2"/>
          <table:table-cell table:style-name="ce192"/>
          <table:table-cell table:style-name="ce97"/>
          <table:table-cell table:number-columns-repeated="1005"/>
        </table:table-row>
        <table:table-row table:style-name="ro4">
          <table:table-cell/>
          <table:table-cell table:style-name="ce104" office:value-type="string" calcext:value-type="string">
            <text:p>pipe0011</text:p>
          </table:table-cell>
          <table:table-cell table:style-name="ce107"/>
          <table:table-cell table:style-name="ce128" table:formula="of:=[.$G$3]*[.$D$4]/(2*[.C24])" office:value-type="string" office:string-value="" calcext:value-type="error">
            <text:p>#DIV/0!</text:p>
          </table:table-cell>
          <table:table-cell table:style-name="ce107" table:number-columns-repeated="2"/>
          <table:table-cell table:style-name="ce128" table:formula="of:=[.$G$6]*[.$D$4]/(2*[.F24])" office:value-type="string" office:string-value="" calcext:value-type="error">
            <text:p>#DIV/0!</text:p>
          </table:table-cell>
          <table:table-cell table:style-name="ce110"/>
          <table:table-cell table:style-name="ce107"/>
          <table:table-cell table:style-name="ce128" table:number-columns-repeated="2"/>
          <table:table-cell table:style-name="ce110"/>
          <table:table-cell table:style-name="ce154" table:formula="of:=2*[.C24]*[.F24]-[.C24]-[.F24]+1" office:value-type="float" office:value="1" calcext:value-type="float">
            <text:p>1.0E+0</text:p>
          </table:table-cell>
          <table:table-cell table:style-name="ce169" table:formula="of:=[.C24]*[.F24]*[.I24]" office:value-type="float" office:value="0" calcext:value-type="float">
            <text:p>0.0E+0</text:p>
          </table:table-cell>
          <table:table-cell table:style-name="ce154" table:formula="of:=[.M24]*[.I24]*[.$M$8]" office:value-type="float" office:value="0" calcext:value-type="float">
            <text:p>0.0E+0</text:p>
          </table:table-cell>
          <table:table-cell table:style-name="ce177" table:formula="of:=[.$O$14]/[.O24]" office:value-type="string" office:string-value="" calcext:value-type="error">
            <text:p>#DIV/0!</text:p>
          </table:table-cell>
          <table:table-cell table:style-name="ce184" table:formula="of:=[.$O24]*[.$M$7]/1000000" office:value-type="float" office:value="0" calcext:value-type="float">
            <text:p>0</text:p>
          </table:table-cell>
          <table:table-cell table:style-name="ce189" table:formula="of:=[.$O24]*[.$M$6]*[.$M$7]/1000000" office:value-type="float" office:value="0" calcext:value-type="float">
            <text:p>0</text:p>
          </table:table-cell>
          <table:table-cell table:style-name="ce97"/>
          <table:table-cell table:number-columns-repeated="1005"/>
        </table:table-row>
        <table:table-row table:style-name="ro4">
          <table:table-cell/>
          <table:table-cell table:style-name="ce105" office:value-type="string" calcext:value-type="string">
            <text:p>points/cores/node</text:p>
          </table:table-cell>
          <table:table-cell table:style-name="ce114" table:formula="of:=[.C24]/[.$N$3]" office:value-type="float" office:value="0" calcext:value-type="float">
            <text:p>0.0</text:p>
          </table:table-cell>
          <table:table-cell table:style-name="ce132"/>
          <table:table-cell table:style-name="ce137"/>
          <table:table-cell table:style-name="ce114" table:formula="of:=[.F24]/[.$N$3]" office:value-type="float" office:value="0" calcext:value-type="float">
            <text:p>0.0</text:p>
          </table:table-cell>
          <table:table-cell table:style-name="ce132"/>
          <table:table-cell table:style-name="ce137"/>
          <table:table-cell table:style-name="ce114" table:formula="of:=[.I24]/[.$N$3]" office:value-type="float" office:value="0" calcext:value-type="float">
            <text:p>0.0</text:p>
          </table:table-cell>
          <table:table-cell table:style-name="ce114"/>
          <table:table-cell table:style-name="ce132"/>
          <table:table-cell table:style-name="ce137"/>
          <table:table-cell table:style-name="ce158"/>
          <table:table-cell table:style-name="ce170"/>
          <table:table-cell table:style-name="ce158"/>
          <table:table-cell table:style-name="ce178" table:number-columns-repeated="2"/>
          <table:table-cell table:style-name="ce193"/>
          <table:table-cell table:style-name="ce97"/>
          <table:table-cell table:number-columns-repeated="1005"/>
        </table:table-row>
        <table:table-row table:style-name="ro4">
          <table:table-cell/>
          <table:table-cell table:style-name="ce107" table:number-columns-repeated="2"/>
          <table:table-cell table:style-name="ce128"/>
          <table:table-cell table:style-name="ce107" table:number-columns-repeated="2"/>
          <table:table-cell table:style-name="ce128"/>
          <table:table-cell table:style-name="ce110" table:number-columns-repeated="3"/>
          <table:table-cell table:style-name="ce145"/>
          <table:table-cell table:style-name="ce110"/>
          <table:table-cell table:style-name="ce157"/>
          <table:table-cell table:style-name="ce173"/>
          <table:table-cell/>
          <table:table-cell table:style-name="ce181" table:number-columns-repeated="2"/>
          <table:table-cell table:style-name="ce194"/>
          <table:table-cell table:style-name="ce97"/>
          <table:table-cell table:number-columns-repeated="1005"/>
        </table:table-row>
        <table:table-row table:style-name="ro4">
          <table:table-cell table:style-name="ce101"/>
          <table:table-cell table:style-name="ce102" office:value-type="string" calcext:value-type="string">
            <text:p>LES3</text:p>
          </table:table-cell>
          <table:table-cell table:style-name="ce117" office:value-type="float" office:value="10" calcext:value-type="float">
            <text:p>10</text:p>
          </table:table-cell>
          <table:table-cell table:style-name="ce133" office:value-type="string" calcext:value-type="string" table:number-columns-spanned="7" table:number-rows-spanned="1">
            <text:p>points per streak spacing</text:p>
          </table:table-cell>
          <table:covered-table-cell table:number-columns-repeated="2" table:style-name="ce117"/>
          <table:covered-table-cell table:style-name="ce142"/>
          <table:covered-table-cell table:number-columns-repeated="3" table:style-name="ce117"/>
          <table:table-cell table:style-name="ce142"/>
          <table:table-cell table:style-name="ce117"/>
          <table:table-cell table:style-name="ce159"/>
          <table:table-cell table:style-name="ce174"/>
          <table:table-cell table:style-name="ce159" table:number-columns-repeated="3"/>
          <table:table-cell table:style-name="ce187"/>
          <table:table-cell table:style-name="ce97"/>
          <table:table-cell table:style-name="ce101" table:number-columns-repeated="999"/>
          <table:table-cell table:number-columns-repeated="6"/>
        </table:table-row>
        <table:table-row table:style-name="ro4">
          <table:table-cell/>
          <table:table-cell table:style-name="ce106" office:value-type="string" calcext:value-type="string">
            <text:p>Estimate</text:p>
          </table:table-cell>
          <table:table-cell table:style-name="ce116" table:formula="of:=[.$G$3]*[.$D$4]/(2*[.D28])" office:value-type="float" office:value="23.6786964395099" calcext:value-type="float">
            <text:p>24</text:p>
          </table:table-cell>
          <table:table-cell table:style-name="ce131" table:formula="of:=[.G28]*[.$K$7]" office:value-type="float" office:value="80" calcext:value-type="float">
            <text:p>80.00</text:p>
          </table:table-cell>
          <table:table-cell/>
          <table:table-cell table:style-name="ce116" table:formula="of:=[.$G$6]*[.$D$4]/(2*[.G28])" office:value-type="float" office:value="21.79892125449" calcext:value-type="float">
            <text:p>22</text:p>
          </table:table-cell>
          <table:table-cell table:style-name="ce131" table:formula="of:=[.$K$6]/[.C27]" office:value-type="float" office:value="13" calcext:value-type="float">
            <text:p>13.00</text:p>
          </table:table-cell>
          <table:table-cell table:number-columns-repeated="2"/>
          <table:table-cell table:style-name="ce131" table:formula="of:=[.G28]" office:value-type="float" office:value="13" calcext:value-type="float">
            <text:p>13.00</text:p>
          </table:table-cell>
          <table:table-cell table:style-name="ce131" office:value-type="float" office:value="0.9" calcext:value-type="float">
            <text:p>0.90</text:p>
          </table:table-cell>
          <table:table-cell/>
          <table:table-cell table:style-name="ce157"/>
          <table:table-cell table:number-columns-repeated="2"/>
          <table:table-cell table:style-name="ce181" table:number-columns-repeated="2"/>
          <table:table-cell table:style-name="ce192"/>
          <table:table-cell table:style-name="ce97"/>
          <table:table-cell table:number-columns-repeated="1005"/>
        </table:table-row>
        <table:table-row table:style-name="ro4">
          <table:table-cell/>
          <table:table-cell table:style-name="ce104"/>
          <table:table-cell table:style-name="ce99"/>
          <table:table-cell table:style-name="ce134" table:formula="of:=[.$G$3]*[.$D$4]/(2*[.C29])" office:value-type="string" office:string-value="" calcext:value-type="error">
            <text:p>#DIV/0!</text:p>
          </table:table-cell>
          <table:table-cell table:style-name="ce99" table:number-columns-repeated="2"/>
          <table:table-cell table:style-name="ce134" table:formula="of:=[.$G$6]*[.$D$4]/(2*[.F29])" office:value-type="string" office:string-value="" calcext:value-type="error">
            <text:p>#DIV/0!</text:p>
          </table:table-cell>
          <table:table-cell/>
          <table:table-cell table:style-name="ce107"/>
          <table:table-cell table:style-name="ce128" table:number-columns-repeated="2"/>
          <table:table-cell/>
          <table:table-cell table:style-name="ce154" table:formula="of:=2*[.C29]*[.F29]-[.C29]-[.F29]+1" office:value-type="float" office:value="1" calcext:value-type="float">
            <text:p>1.0E+0</text:p>
          </table:table-cell>
          <table:table-cell table:style-name="ce169" table:formula="of:=[.C29]*[.F29]*[.I29]" office:value-type="float" office:value="0" calcext:value-type="float">
            <text:p>0.0E+0</text:p>
          </table:table-cell>
          <table:table-cell table:style-name="ce154" table:formula="of:=[.M29]*[.I29]*[.$M$8]" office:value-type="float" office:value="0" calcext:value-type="float">
            <text:p>0.0E+0</text:p>
          </table:table-cell>
          <table:table-cell table:style-name="ce177" table:formula="of:=[.$O$14]/[.O29]" office:value-type="string" office:string-value="" calcext:value-type="error">
            <text:p>#DIV/0!</text:p>
          </table:table-cell>
          <table:table-cell table:style-name="ce184" table:formula="of:=[.$O29]*[.$M$7]/1000000" office:value-type="float" office:value="0" calcext:value-type="float">
            <text:p>0</text:p>
          </table:table-cell>
          <table:table-cell table:style-name="ce189" table:formula="of:=[.$O29]*[.$M$6]*[.$M$7]/1000000" office:value-type="float" office:value="0" calcext:value-type="float">
            <text:p>0</text:p>
          </table:table-cell>
          <table:table-cell table:style-name="ce97"/>
          <table:table-cell table:number-columns-repeated="1005"/>
        </table:table-row>
        <table:table-row table:style-name="ro4">
          <table:table-cell/>
          <table:table-cell table:style-name="ce105" office:value-type="string" calcext:value-type="string">
            <text:p>points/cores/node</text:p>
          </table:table-cell>
          <table:table-cell table:style-name="ce114" table:formula="of:=[.C29]/[.$N$3]" office:value-type="float" office:value="0" calcext:value-type="float">
            <text:p>0.0</text:p>
          </table:table-cell>
          <table:table-cell table:style-name="ce132"/>
          <table:table-cell table:style-name="ce137"/>
          <table:table-cell table:style-name="ce114" table:formula="of:=[.F29]/[.$N$3]" office:value-type="float" office:value="0" calcext:value-type="float">
            <text:p>0.0</text:p>
          </table:table-cell>
          <table:table-cell table:style-name="ce132"/>
          <table:table-cell table:style-name="ce137"/>
          <table:table-cell table:style-name="ce114" table:formula="of:=[.I29]/[.$N$3]" office:value-type="float" office:value="0" calcext:value-type="float">
            <text:p>0.0</text:p>
          </table:table-cell>
          <table:table-cell table:style-name="ce114"/>
          <table:table-cell table:style-name="ce132"/>
          <table:table-cell table:style-name="ce137"/>
          <table:table-cell table:style-name="ce158"/>
          <table:table-cell table:style-name="ce170"/>
          <table:table-cell table:style-name="ce158"/>
          <table:table-cell table:style-name="ce178" table:number-columns-repeated="2"/>
          <table:table-cell table:style-name="ce193"/>
          <table:table-cell table:style-name="ce97"/>
          <table:table-cell table:number-columns-repeated="1005"/>
        </table:table-row>
        <table:table-row table:style-name="ro4">
          <table:table-cell/>
          <table:table-cell table:style-name="ce99" table:number-columns-repeated="2"/>
          <table:table-cell table:style-name="ce134"/>
          <table:table-cell table:style-name="ce99" table:number-columns-repeated="2"/>
          <table:table-cell table:style-name="ce134"/>
          <table:table-cell table:number-columns-repeated="3"/>
          <table:table-cell table:style-name="ce131"/>
          <table:table-cell/>
          <table:table-cell table:style-name="ce157"/>
          <table:table-cell table:number-columns-repeated="4"/>
          <table:table-cell table:style-name="ce19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102" office:value-type="string" calcext:value-type="string">
            <text:p>LES4</text:p>
          </table:table-cell>
          <table:table-cell table:style-name="ce117" office:value-type="float" office:value="4" calcext:value-type="float">
            <text:p>4</text:p>
          </table:table-cell>
          <table:table-cell table:style-name="ce135" office:value-type="string" calcext:value-type="string" table:number-columns-spanned="14" table:number-rows-spanned="1">
            <text:p>points per streak spacing and upper bound of recommendations by Piomelly 1997 (50-100, 15-45, and &lt;1)</text:p>
          </table:table-cell>
          <table:covered-table-cell table:number-columns-repeated="2" table:style-name="ce117"/>
          <table:covered-table-cell table:style-name="ce142"/>
          <table:covered-table-cell table:number-columns-repeated="3" table:style-name="ce115"/>
          <table:covered-table-cell table:style-name="ce141"/>
          <table:covered-table-cell table:style-name="ce115"/>
          <table:covered-table-cell table:style-name="ce156"/>
          <table:covered-table-cell table:style-name="ce172"/>
          <table:covered-table-cell table:style-name="ce156"/>
          <table:covered-table-cell table:number-columns-repeated="2" table:style-name="ce180"/>
          <table:table-cell table:style-name="ce187"/>
          <table:table-cell table:style-name="ce97"/>
          <table:table-cell table:number-columns-repeated="1005"/>
        </table:table-row>
        <table:table-row table:style-name="ro4">
          <table:table-cell/>
          <table:table-cell table:style-name="ce106" office:value-type="string" calcext:value-type="string">
            <text:p>Estimate</text:p>
          </table:table-cell>
          <table:table-cell table:style-name="ce116" table:formula="of:=[.$G$3]*[.$D$4]/(2*[.D33])" office:value-type="float" office:value="18.9429571516079" calcext:value-type="float">
            <text:p>19</text:p>
          </table:table-cell>
          <table:table-cell table:style-name="ce131" office:value-type="float" office:value="100" calcext:value-type="float">
            <text:p>100.00</text:p>
          </table:table-cell>
          <table:table-cell/>
          <table:table-cell table:style-name="ce116" table:formula="of:=[.$G$6]*[.$D$4]/(2*[.G33])" office:value-type="float" office:value="8.71956850179601" calcext:value-type="float">
            <text:p>9</text:p>
          </table:table-cell>
          <table:table-cell table:style-name="ce131" table:formula="of:=[.$K$6]/[.C32]" office:value-type="float" office:value="32.5" calcext:value-type="float">
            <text:p>32.50</text:p>
          </table:table-cell>
          <table:table-cell table:number-columns-repeated="2"/>
          <table:table-cell table:style-name="ce131" table:formula="of:=[.G33]" office:value-type="float" office:value="32.5" calcext:value-type="float">
            <text:p>32.50</text:p>
          </table:table-cell>
          <table:table-cell table:style-name="ce131" office:value-type="float" office:value="0.9" calcext:value-type="float">
            <text:p>0.90</text:p>
          </table:table-cell>
          <table:table-cell/>
          <table:table-cell table:style-name="ce157"/>
          <table:table-cell table:number-columns-repeated="2"/>
          <table:table-cell table:style-name="ce181" table:number-columns-repeated="2"/>
          <table:table-cell table:style-name="ce192"/>
          <table:table-cell table:style-name="ce97"/>
          <table:table-cell table:number-columns-repeated="1005"/>
        </table:table-row>
        <table:table-row table:style-name="ro4">
          <table:table-cell/>
          <table:table-cell table:style-name="ce104" office:value-type="string" calcext:value-type="string">
            <text:p>pipe0033</text:p>
          </table:table-cell>
          <table:table-cell table:style-name="ce107"/>
          <table:table-cell table:style-name="ce134" table:formula="of:=[.$G$3]*[.$D$4]/(2*[.C34])" office:value-type="string" office:string-value="" calcext:value-type="error">
            <text:p>#DIV/0!</text:p>
          </table:table-cell>
          <table:table-cell table:style-name="ce99" table:number-columns-repeated="2"/>
          <table:table-cell table:style-name="ce134" table:formula="of:=[.$G$6]*[.$D$4]/(2*[.F34])" office:value-type="string" office:string-value="" calcext:value-type="error">
            <text:p>#DIV/0!</text:p>
          </table:table-cell>
          <table:table-cell/>
          <table:table-cell table:style-name="ce107"/>
          <table:table-cell table:style-name="ce128" table:number-columns-repeated="2"/>
          <table:table-cell/>
          <table:table-cell table:style-name="ce154" table:formula="of:=2*[.C34]*[.F34]-[.C34]-[.F34]+1" office:value-type="float" office:value="1" calcext:value-type="float">
            <text:p>1.0E+0</text:p>
          </table:table-cell>
          <table:table-cell table:style-name="ce169" table:formula="of:=[.C34]*[.F34]*[.I34]" office:value-type="float" office:value="0" calcext:value-type="float">
            <text:p>0.0E+0</text:p>
          </table:table-cell>
          <table:table-cell table:style-name="ce154" table:formula="of:=[.M34]*[.I34]*[.$M$8]" office:value-type="float" office:value="0" calcext:value-type="float">
            <text:p>0.0E+0</text:p>
          </table:table-cell>
          <table:table-cell table:style-name="ce177" table:formula="of:=[.$O$14]/[.O34]" office:value-type="string" office:string-value="" calcext:value-type="error">
            <text:p>#DIV/0!</text:p>
          </table:table-cell>
          <table:table-cell table:style-name="ce184" table:formula="of:=[.$O34]*[.$M$7]/1000000" office:value-type="float" office:value="0" calcext:value-type="float">
            <text:p>0</text:p>
          </table:table-cell>
          <table:table-cell table:style-name="ce189" table:formula="of:=[.$O34]*[.$M$6]*[.$M$7]/1000000" office:value-type="float" office:value="0" calcext:value-type="float">
            <text:p>0</text:p>
          </table:table-cell>
          <table:table-cell table:style-name="ce97"/>
          <table:table-cell table:number-columns-repeated="1005"/>
        </table:table-row>
        <table:table-row table:style-name="ro4">
          <table:table-cell/>
          <table:table-cell table:style-name="ce105" office:value-type="string" calcext:value-type="string">
            <text:p>points/cores/node</text:p>
          </table:table-cell>
          <table:table-cell table:style-name="ce114" table:formula="of:=[.C34]/[.$N$3]" office:value-type="float" office:value="0" calcext:value-type="float">
            <text:p>0.0</text:p>
          </table:table-cell>
          <table:table-cell table:style-name="ce132"/>
          <table:table-cell table:style-name="ce137"/>
          <table:table-cell table:style-name="ce114" table:formula="of:=[.F34]/[.$N$3]" office:value-type="float" office:value="0" calcext:value-type="float">
            <text:p>0.0</text:p>
          </table:table-cell>
          <table:table-cell table:style-name="ce132"/>
          <table:table-cell table:style-name="ce137"/>
          <table:table-cell table:style-name="ce114" table:formula="of:=[.I34]/[.$N$3]" office:value-type="float" office:value="0" calcext:value-type="float">
            <text:p>0.0</text:p>
          </table:table-cell>
          <table:table-cell table:style-name="ce114"/>
          <table:table-cell table:style-name="ce132"/>
          <table:table-cell table:style-name="ce137"/>
          <table:table-cell table:style-name="ce158"/>
          <table:table-cell table:style-name="ce170"/>
          <table:table-cell table:style-name="ce158"/>
          <table:table-cell table:style-name="ce178" table:number-columns-repeated="2"/>
          <table:table-cell table:style-name="ce195"/>
          <table:table-cell table:style-name="ce97"/>
          <table:table-cell table:number-columns-repeated="1005"/>
        </table:table-row>
        <table:table-row table:style-name="ro4" table:number-rows-repeated="2">
          <table:table-cell table:number-columns-repeated="10"/>
          <table:table-cell table:style-name="ce131"/>
          <table:table-cell table:number-columns-repeated="7"/>
          <table:table-cell table:style-name="ce97"/>
          <table:table-cell table:number-columns-repeated="1005"/>
        </table:table-row>
        <table:table-row table:style-name="ro4" table:number-rows-repeated="43">
          <table:table-cell table:number-columns-repeated="18"/>
          <table:table-cell table:style-name="ce97"/>
          <table:table-cell table:number-columns-repeated="1005"/>
        </table:table-row>
        <table:table-row table:style-name="ro4" table:number-rows-repeated="104849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=5300" table:style-name="ta1">
        <table:table-column table:style-name="co29" table:default-cell-style-name="ce97"/>
        <table:table-column table:style-name="co30" table:default-cell-style-name="ce97"/>
        <table:table-column table:style-name="co31" table:default-cell-style-name="ce131"/>
        <table:table-column table:style-name="co32" table:default-cell-style-name="ce97"/>
        <table:table-column table:style-name="co33" table:default-cell-style-name="ce97"/>
        <table:table-column table:style-name="co34" table:default-cell-style-name="ce97"/>
        <table:table-column table:style-name="co35" table:default-cell-style-name="ce97"/>
        <table:table-column table:style-name="co33" table:default-cell-style-name="ce97"/>
        <table:table-column table:style-name="co36" table:default-cell-style-name="ce97"/>
        <table:table-column table:style-name="co37" table:default-cell-style-name="ce97"/>
        <table:table-column table:style-name="co38" table:default-cell-style-name="ce97"/>
        <table:table-column table:style-name="co33" table:default-cell-style-name="ce97"/>
        <table:table-column table:style-name="co39" table:default-cell-style-name="ce97"/>
        <table:table-column table:style-name="co37" table:default-cell-style-name="ce160"/>
        <table:table-column table:style-name="co31" table:default-cell-style-name="ce157"/>
        <table:table-column table:style-name="co31" table:default-cell-style-name="ce116"/>
        <table:table-column table:style-name="co39" table:default-cell-style-name="ce116"/>
        <table:table-column table:style-name="co32" table:default-cell-style-name="ce185"/>
        <table:table-column table:style-name="co8" table:default-cell-style-name="ce101"/>
        <table:table-column table:style-name="co8" table:number-columns-repeated="1005" table:default-cell-style-name="ce97"/>
        <table:table-row table:style-name="ro4"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number-columns-repeated="2"/>
          <table:table-cell table:style-name="ce201" office:value-type="string" calcext:value-type="string" table:number-columns-spanned="2" table:number-rows-spanned="1">
            <text:p>Reynolds number</text:p>
          </table:table-cell>
          <table:covered-table-cell table:style-name="ce118"/>
          <table:table-cell/>
          <table:table-cell table:style-name="ce108" office:value-type="string" calcext:value-type="string" table:number-columns-spanned="2" table:number-rows-spanned="1">
            <text:p>Pipe geometry</text:p>
          </table:table-cell>
          <table:covered-table-cell table:style-name="ce118"/>
          <table:table-cell table:number-columns-repeated="2"/>
          <table:table-cell table:style-name="ce108" office:value-type="string" calcext:value-type="string" table:number-columns-spanned="2" table:number-rows-spanned="1">
            <text:p>Near-wall streaks</text:p>
          </table:table-cell>
          <table:covered-table-cell table:style-name="ce118"/>
          <table:table-cell/>
          <table:table-cell table:style-name="ce146" office:value-type="string" calcext:value-type="string" table:number-columns-spanned="2" table:number-rows-spanned="1">
            <text:p>Cluster</text:p>
          </table:table-cell>
          <table:covered-table-cell table:style-name="ce161"/>
          <table:table-cell table:number-columns-repeated="1010"/>
        </table:table-row>
        <table:table-row table:style-name="ro4">
          <table:table-cell table:number-columns-repeated="2"/>
          <table:table-cell table:style-name="ce202" office:value-type="string" calcext:value-type="string">
            <text:p>Re</text:p>
          </table:table-cell>
          <table:table-cell table:style-name="ce119" table:formula="of:=[$Kolmogorov.$C13]" office:value-type="float" office:value="5300" calcext:value-type="float">
            <text:p>5300</text:p>
          </table:table-cell>
          <table:table-cell/>
          <table:table-cell table:style-name="ce106" office:value-type="string" calcext:value-type="string">
            <text:p>L/R</text:p>
          </table:table-cell>
          <table:table-cell table:style-name="ce119" office:value-type="float" office:value="42" calcext:value-type="float">
            <text:p>42</text:p>
          </table:table-cell>
          <table:table-cell table:number-columns-repeated="2"/>
          <table:table-cell table:style-name="ce106" office:value-type="string" calcext:value-type="string">
            <text:p>lambda_z/R</text:p>
          </table:table-cell>
          <table:table-cell table:style-name="ce143" table:formula="of:=[.K4]/[.D4]" office:value-type="float" office:value="4.43409461027088" calcext:value-type="float">
            <text:p>4.43</text:p>
          </table:table-cell>
          <table:table-cell/>
          <table:table-cell table:style-name="ce147" office:value-type="string" calcext:value-type="string">
            <text:p>cores/node</text:p>
          </table:table-cell>
          <table:table-cell table:style-name="ce162" office:value-type="float" office:value="16" calcext:value-type="float">
            <text:p>16</text:p>
          </table:table-cell>
          <table:table-cell table:style-name="ce97" table:number-columns-repeated="5"/>
          <table:table-cell table:number-columns-repeated="1005"/>
        </table:table-row>
        <table:table-row table:style-name="ro4">
          <table:table-cell table:number-columns-repeated="2"/>
          <table:table-cell table:style-name="ce203" office:value-type="string" calcext:value-type="string">
            <text:p>Re_tau</text:p>
          </table:table-cell>
          <table:table-cell table:style-name="ce120" table:formula="of:=[$Kolmogorov.$D13]" office:value-type="float" office:value="180.420146684946" calcext:value-type="float">
            <text:p>180.4</text:p>
          </table:table-cell>
          <table:table-cell/>
          <table:table-cell table:style-name="ce106" office:value-type="string" calcext:value-type="string">
            <text:p>alpha</text:p>
          </table:table-cell>
          <table:table-cell table:style-name="ce138" table:formula="of:=2*PI()/[.G3]" office:value-type="float" office:value="0.149599650170943" calcext:value-type="float">
            <text:p>0.1496</text:p>
          </table:table-cell>
          <table:table-cell table:number-columns-repeated="2"/>
          <table:table-cell table:style-name="ce106" office:value-type="string" calcext:value-type="string">
            <text:p>lambda_z^+</text:p>
          </table:table-cell>
          <table:table-cell table:style-name="ce119" office:value-type="float" office:value="800" calcext:value-type="float">
            <text:p>800</text:p>
          </table:table-cell>
          <table:table-cell table:number-columns-repeated="6"/>
          <table:table-cell table:style-name="ce97" table:number-columns-repeated="2"/>
          <table:table-cell table:number-columns-repeated="1005"/>
        </table:table-row>
        <table:table-row table:style-name="ro4">
          <table:table-cell table:number-columns-repeated="3"/>
          <table:table-cell table:style-name="ce121"/>
          <table:table-cell/>
          <table:table-cell table:style-name="ce106" office:value-type="string" calcext:value-type="string">
            <text:p>m</text:p>
          </table:table-cell>
          <table:table-cell table:style-name="ce119" office:value-type="float" office:value="1" calcext:value-type="float">
            <text:p>1</text:p>
          </table:table-cell>
          <table:table-cell table:number-columns-repeated="2"/>
          <table:table-cell table:style-name="ce106" office:value-type="string" calcext:value-type="string">
            <text:p>lambda_theta/R</text:p>
          </table:table-cell>
          <table:table-cell table:style-name="ce143" table:formula="of:=[.K6]/[.D4]" office:value-type="float" office:value="0.720540374169018" calcext:value-type="float">
            <text:p>0.72</text:p>
          </table:table-cell>
          <table:table-cell/>
          <table:table-cell table:style-name="ce148" office:value-type="string" calcext:value-type="string" table:number-columns-spanned="2" table:number-rows-spanned="1">
            <text:p>DOF/Arrays</text:p>
          </table:table-cell>
          <table:covered-table-cell table:style-name="ce163"/>
          <table:table-cell table:style-name="ce97"/>
          <table:table-cell table:number-columns-repeated="2"/>
          <table:table-cell table:style-name="ce97" table:number-columns-repeated="2"/>
          <table:table-cell table:number-columns-repeated="1005"/>
        </table:table-row>
        <table:table-row table:style-name="ro4">
          <table:table-cell table:number-columns-repeated="2"/>
          <table:table-cell table:style-name="ce201" office:value-type="string" calcext:value-type="string" table:number-columns-spanned="2" table:number-rows-spanned="1">
            <text:p>Grid spacing</text:p>
          </table:table-cell>
          <table:covered-table-cell table:style-name="ce122"/>
          <table:table-cell/>
          <table:table-cell table:style-name="ce109" office:value-type="string" calcext:value-type="string">
            <text:p>2pi*R/m</text:p>
          </table:table-cell>
          <table:table-cell table:style-name="ce139" table:formula="of:=2*PI()/[.G5]" office:value-type="float" office:value="6.28318530717959" calcext:value-type="float">
            <text:p>6.283185</text:p>
          </table:table-cell>
          <table:table-cell table:number-columns-repeated="2"/>
          <table:table-cell table:style-name="ce106" office:value-type="string" calcext:value-type="string">
            <text:p>lambda_theta^+</text:p>
          </table:table-cell>
          <table:table-cell table:style-name="ce119" office:value-type="float" office:value="130" calcext:value-type="float">
            <text:p>130</text:p>
          </table:table-cell>
          <table:table-cell/>
          <table:table-cell table:style-name="ce149" office:value-type="float" office:value="3" calcext:value-type="float">
            <text:p>3</text:p>
          </table:table-cell>
          <table:table-cell table:style-name="ce164" office:value-type="string" calcext:value-type="string">
            <text:p>Fields (u,v,w)</text:p>
          </table:table-cell>
          <table:table-cell table:style-name="ce97"/>
          <table:table-cell table:number-columns-repeated="1009"/>
        </table:table-row>
        <table:table-row table:style-name="ro4">
          <table:table-cell table:number-columns-repeated="2"/>
          <table:table-cell table:style-name="ce202" office:value-type="string" calcext:value-type="string">
            <text:p>h/R</text:p>
          </table:table-cell>
          <table:table-cell table:style-name="ce123" table:formula="of:=[$Kolmogorov.$Q13]" office:value-type="float" office:value="0.027411783786141" calcext:value-type="float">
            <text:p>2.741E-2</text:p>
          </table:table-cell>
          <table:table-cell table:number-columns-repeated="5"/>
          <table:table-cell table:style-name="ce109" office:value-type="string" calcext:value-type="string">
            <text:p>z/theta</text:p>
          </table:table-cell>
          <table:table-cell table:style-name="ce144" table:formula="of:=[.K4]/[.K6]" office:value-type="float" office:value="6.15384615384615" calcext:value-type="float">
            <text:p>6.15</text:p>
          </table:table-cell>
          <table:table-cell/>
          <table:table-cell table:style-name="ce149" table:formula="of:=64/8" office:value-type="float" office:value="8" calcext:value-type="float">
            <text:p>8</text:p>
          </table:table-cell>
          <table:table-cell table:style-name="ce164" office:value-type="string" calcext:value-type="string">
            <text:p>Byte/Double</text:p>
          </table:table-cell>
          <table:table-cell table:style-name="ce97"/>
          <table:table-cell table:number-columns-repeated="1009"/>
        </table:table-row>
        <table:table-row table:style-name="ro4">
          <table:table-cell table:number-columns-repeated="2"/>
          <table:table-cell table:style-name="ce203" office:value-type="string" calcext:value-type="string">
            <text:p>h^+</text:p>
          </table:table-cell>
          <table:table-cell table:style-name="ce124" table:formula="of:=[$Kolmogorov.$P13]" office:value-type="float" office:value="4.94563805159158" calcext:value-type="float">
            <text:p>4.946</text:p>
          </table:table-cell>
          <table:table-cell table:number-columns-repeated="8"/>
          <table:table-cell table:style-name="ce150" office:value-type="float" office:value="2" calcext:value-type="float">
            <text:p>2</text:p>
          </table:table-cell>
          <table:table-cell table:style-name="ce165" office:value-type="string" calcext:value-type="string">
            <text:p>Real &amp; Imag</text:p>
          </table:table-cell>
          <table:table-cell table:style-name="ce97"/>
          <table:table-cell table:number-columns-repeated="1009"/>
        </table:table-row>
        <table:table-row table:style-name="ro4">
          <table:table-cell table:number-columns-repeated="2"/>
          <table:table-cell table:style-name="ce145"/>
          <table:table-cell table:style-name="ce125"/>
          <table:table-cell table:number-columns-repeated="1020"/>
        </table:table-row>
        <table:table-row table:style-name="ro4">
          <table:table-cell table:number-columns-repeated="2"/>
          <table:table-cell table:style-name="ce204" office:value-type="string" calcext:value-type="string" table:number-columns-spanned="2" table:number-rows-spanned="1">
            <text:p>axial (z)</text:p>
          </table:table-cell>
          <table:covered-table-cell/>
          <table:table-cell/>
          <table:table-cell table:style-name="ce111" office:value-type="string" calcext:value-type="string" table:number-columns-spanned="2" table:number-rows-spanned="1">
            <text:p>azimuthal (theta)</text:p>
          </table:table-cell>
          <table:covered-table-cell/>
          <table:table-cell/>
          <table:table-cell table:style-name="ce111" office:value-type="string" calcext:value-type="string" table:number-columns-spanned="3" table:number-rows-spanned="1">
            <text:p>radial (r)</text:p>
          </table:table-cell>
          <table:covered-table-cell table:number-columns-repeated="2"/>
          <table:table-cell/>
          <table:table-cell table:style-name="ce111" table:number-columns-spanned="4" table:number-rows-spanned="1"/>
          <table:covered-table-cell table:style-name="ce166"/>
          <table:covered-table-cell table:style-name="ce160"/>
          <table:covered-table-cell/>
          <table:table-cell table:style-name="ce182"/>
          <table:table-cell table:style-name="ce186" office:value-type="string" calcext:value-type="string">
            <text:p>File size</text:p>
          </table:table-cell>
          <table:table-cell table:number-columns-repeated="1006"/>
        </table:table-row>
        <table:table-row table:style-name="ro4">
          <table:table-cell table:style-name="ce98" table:number-columns-repeated="2"/>
          <table:table-cell table:style-name="ce205" office:value-type="string" calcext:value-type="string">
            <text:p>K</text:p>
          </table:table-cell>
          <table:table-cell table:style-name="ce98" office:value-type="string" calcext:value-type="string">
            <text:p>Delta_z^+</text:p>
          </table:table-cell>
          <table:table-cell table:style-name="ce98"/>
          <table:table-cell table:style-name="ce98" office:value-type="string" calcext:value-type="string">
            <text:p>M</text:p>
          </table:table-cell>
          <table:table-cell table:style-name="ce98" office:value-type="string" calcext:value-type="string">
            <text:p>Delta_theta*R^+</text:p>
          </table:table-cell>
          <table:table-cell table:style-name="ce98"/>
          <table:table-cell table:style-name="ce98" office:value-type="string" calcext:value-type="string">
            <text:p>N</text:p>
          </table:table-cell>
          <table:table-cell table:style-name="ce98" office:value-type="string" calcext:value-type="string">
            <text:p>Delta_r^+|c</text:p>
          </table:table-cell>
          <table:table-cell table:style-name="ce98" office:value-type="string" calcext:value-type="string">
            <text:p>Delta_r^+|w</text:p>
          </table:table-cell>
          <table:table-cell table:style-name="ce98"/>
          <table:table-cell table:style-name="ce151" table:number-columns-repeated="3"/>
          <table:table-cell table:style-name="ce175"/>
          <table:table-cell table:style-name="ce183"/>
          <table:table-cell table:style-name="ce183" office:value-type="string" calcext:value-type="string">
            <text:p>[MB]</text:p>
          </table:table-cell>
          <table:table-cell table:style-name="ce196"/>
          <table:table-cell table:style-name="ce98" table:number-columns-repeated="999"/>
          <table:table-cell table:style-name="ce198" table:number-columns-repeated="6"/>
        </table:table-row>
        <table:table-row table:style-name="ro4">
          <table:table-cell table:style-name="ce99"/>
          <table:table-cell table:style-name="ce102" office:value-type="string" calcext:value-type="string">
            <text:p>DNS</text:p>
          </table:table-cell>
          <table:table-cell table:style-name="ce206"/>
          <table:table-cell table:style-name="ce126" office:value-type="string" calcext:value-type="string" table:number-columns-spanned="14" table:number-rows-spanned="1">
            <text:p>Based on mean Kolmogorov scale estimates</text:p>
          </table:table-cell>
          <table:covered-table-cell table:number-columns-repeated="8" table:style-name="ce112"/>
          <table:covered-table-cell table:style-name="ce152"/>
          <table:covered-table-cell table:style-name="ce167"/>
          <table:covered-table-cell table:style-name="ce152"/>
          <table:covered-table-cell table:number-columns-repeated="2" table:style-name="ce176"/>
          <table:table-cell table:style-name="ce187"/>
          <table:table-cell/>
          <table:table-cell table:style-name="ce99" table:number-columns-repeated="999"/>
          <table:table-cell table:number-columns-repeated="6"/>
        </table:table-row>
        <table:table-row table:style-name="ro4">
          <table:table-cell table:style-name="ce100"/>
          <table:table-cell table:style-name="ce103" office:value-type="string" calcext:value-type="string">
            <text:p>Estimate</text:p>
          </table:table-cell>
          <table:table-cell table:style-name="ce127" table:formula="of:=[.$G$3]*[.$D$4]/[.$D13]/2" office:value-type="float" office:value="766.093887352829" calcext:value-type="float">
            <text:p>766.09</text:p>
          </table:table-cell>
          <table:table-cell table:style-name="ce127" table:formula="of:=[.$D$8]" office:value-type="float" office:value="4.94563805159158" calcext:value-type="float">
            <text:p>4.95</text:p>
          </table:table-cell>
          <table:table-cell table:style-name="ce136"/>
          <table:table-cell table:style-name="ce113" table:formula="of:=[.$G$6]*[.$D$4]/[.$G13]/2" office:value-type="float" office:value="114.607377546081" calcext:value-type="float">
            <text:p>115</text:p>
          </table:table-cell>
          <table:table-cell table:style-name="ce127" table:formula="of:=[.$D$8]" office:value-type="float" office:value="4.94563805159158" calcext:value-type="float">
            <text:p>4.95</text:p>
          </table:table-cell>
          <table:table-cell table:style-name="ce136"/>
          <table:table-cell table:style-name="ce136" office:value-type="float" office:value="82" calcext:value-type="float">
            <text:p>82</text:p>
          </table:table-cell>
          <table:table-cell table:style-name="ce127" table:formula="of:=[.$D$8]" office:value-type="float" office:value="4.94563805159158" calcext:value-type="float">
            <text:p>4.95</text:p>
          </table:table-cell>
          <table:table-cell table:style-name="ce127" office:value-type="float" office:value="0.37" calcext:value-type="float">
            <text:p>0.37</text:p>
          </table:table-cell>
          <table:table-cell table:style-name="ce136"/>
          <table:table-cell table:style-name="ce153"/>
          <table:table-cell table:style-name="ce168"/>
          <table:table-cell table:style-name="ce153"/>
          <table:table-cell table:style-name="ce113" table:number-columns-repeated="2"/>
          <table:table-cell table:style-name="ce188"/>
          <table:table-cell table:style-name="ce197"/>
          <table:table-cell table:style-name="ce100" table:number-columns-repeated="999"/>
          <table:table-cell table:number-columns-repeated="6"/>
        </table:table-row>
        <table:table-row table:style-name="ro4">
          <table:table-cell table:style-name="ce99"/>
          <table:table-cell table:style-name="ce104"/>
          <table:table-cell table:style-name="ce128" table:formula="of:=512+256" office:value-type="float" office:value="768" calcext:value-type="float">
            <text:p>768.00</text:p>
          </table:table-cell>
          <table:table-cell table:style-name="ce128" table:formula="of:=[.$G$3]*[.$D$4]/(2*[.C14])" office:value-type="float" office:value="4.93336338591649" calcext:value-type="float">
            <text:p>4.93</text:p>
          </table:table-cell>
          <table:table-cell table:style-name="ce107"/>
          <table:table-cell table:style-name="ce107" table:formula="of:=128" office:value-type="float" office:value="128" calcext:value-type="float">
            <text:p>128</text:p>
          </table:table-cell>
          <table:table-cell table:style-name="ce128" table:formula="of:=[.$G$6]*[.$D$4]/(2*[.F14])" office:value-type="float" office:value="4.42817662019546" calcext:value-type="float">
            <text:p>4.43</text:p>
          </table:table-cell>
          <table:table-cell table:style-name="ce107"/>
          <table:table-cell table:style-name="ce107" office:value-type="float" office:value="82" calcext:value-type="float">
            <text:p>82</text:p>
          </table:table-cell>
          <table:table-cell table:style-name="ce128" office:value-type="float" office:value="4.9108" calcext:value-type="float">
            <text:p>4.91</text:p>
          </table:table-cell>
          <table:table-cell table:style-name="ce128" office:value-type="float" office:value="0.2813" calcext:value-type="float">
            <text:p>0.28</text:p>
          </table:table-cell>
          <table:table-cell table:style-name="ce107"/>
          <table:table-cell table:style-name="ce154" table:formula="of:=(2*[.C14]+1)*(2*[.F14]+1)*[.I14]" office:value-type="float" office:value="32390738" calcext:value-type="float">
            <text:p>3.2E+7</text:p>
          </table:table-cell>
          <table:table-cell table:style-name="ce169" table:formula="of:=(3*[.C14]+1)*(3*[.F14]+1)*[.I14]" office:value-type="float" office:value="72768850" calcext:value-type="float">
            <text:p>7.3E+7</text:p>
          </table:table-cell>
          <table:table-cell table:style-name="ce154"/>
          <table:table-cell table:style-name="ce177"/>
          <table:table-cell table:style-name="ce184"/>
          <table:table-cell table:style-name="ce189"/>
          <table:table-cell/>
          <table:table-cell table:style-name="ce99" table:number-columns-repeated="999"/>
          <table:table-cell table:number-columns-repeated="6"/>
        </table:table-row>
        <table:table-row table:style-name="ro4">
          <table:table-cell table:style-name="ce101"/>
          <table:table-cell table:style-name="ce105" office:value-type="string" calcext:value-type="string">
            <text:p>points/cores/node</text:p>
          </table:table-cell>
          <table:table-cell table:style-name="ce132" table:formula="of:=[.C14]/[.$N$3]" office:value-type="float" office:value="48" calcext:value-type="float">
            <text:p>48.00</text:p>
          </table:table-cell>
          <table:table-cell table:style-name="ce114"/>
          <table:table-cell table:style-name="ce137"/>
          <table:table-cell table:style-name="ce114" table:formula="of:=[.F14]/[.$N$3]" office:value-type="float" office:value="8" calcext:value-type="float">
            <text:p>8.0</text:p>
          </table:table-cell>
          <table:table-cell table:style-name="ce114"/>
          <table:table-cell table:style-name="ce137"/>
          <table:table-cell table:style-name="ce114" table:formula="of:=[.I14]/[.$N$3]" office:value-type="float" office:value="5.125" calcext:value-type="float">
            <text:p>5.1</text:p>
          </table:table-cell>
          <table:table-cell table:style-name="ce132" table:number-columns-repeated="2"/>
          <table:table-cell table:style-name="ce137"/>
          <table:table-cell table:style-name="ce155"/>
          <table:table-cell table:style-name="ce170"/>
          <table:table-cell table:style-name="ce155"/>
          <table:table-cell table:style-name="ce178" table:number-columns-repeated="2"/>
          <table:table-cell table:style-name="ce190"/>
          <table:table-cell/>
          <table:table-cell table:style-name="ce101" table:number-columns-repeated="999"/>
          <table:table-cell table:number-columns-repeated="6"/>
        </table:table-row>
        <table:table-row table:style-name="ro4">
          <table:table-cell table:style-name="ce99" table:number-columns-repeated="2"/>
          <table:table-cell table:style-name="ce134"/>
          <table:table-cell table:style-name="ce129"/>
          <table:table-cell table:style-name="ce99" table:number-columns-repeated="2"/>
          <table:table-cell table:style-name="ce129"/>
          <table:table-cell table:style-name="ce99" table:number-columns-repeated="2"/>
          <table:table-cell table:style-name="ce134" table:number-columns-repeated="2"/>
          <table:table-cell table:style-name="ce99"/>
          <table:table-cell table:style-name="ce154"/>
          <table:table-cell table:style-name="ce171"/>
          <table:table-cell table:style-name="ce154"/>
          <table:table-cell table:style-name="ce179" table:number-columns-repeated="2"/>
          <table:table-cell table:style-name="ce191"/>
          <table:table-cell/>
          <table:table-cell table:style-name="ce99" table:number-columns-repeated="999"/>
          <table:table-cell table:number-columns-repeated="6"/>
        </table:table-row>
        <table:table-row table:style-name="ro4">
          <table:table-cell/>
          <table:table-cell table:style-name="ce102" office:value-type="string" calcext:value-type="string">
            <text:p>LES1</text:p>
          </table:table-cell>
          <table:table-cell table:style-name="ce141" office:value-type="float" office:value="2" calcext:value-type="float">
            <text:p>2.00</text:p>
          </table:table-cell>
          <table:table-cell table:style-name="ce130" office:value-type="string" calcext:value-type="string" table:number-columns-spanned="14" table:number-rows-spanned="1">
            <text:p>times coarser than DNS</text:p>
          </table:table-cell>
          <table:covered-table-cell table:number-columns-repeated="2" table:style-name="ce115"/>
          <table:covered-table-cell table:style-name="ce140"/>
          <table:covered-table-cell table:number-columns-repeated="2" table:style-name="ce115"/>
          <table:covered-table-cell table:number-columns-repeated="2" table:style-name="ce141"/>
          <table:covered-table-cell table:style-name="ce115"/>
          <table:covered-table-cell table:style-name="ce156"/>
          <table:covered-table-cell table:style-name="ce172"/>
          <table:covered-table-cell table:style-name="ce156"/>
          <table:covered-table-cell table:number-columns-repeated="2" table:style-name="ce180"/>
          <table:table-cell table:style-name="ce187"/>
          <table:table-cell table:number-columns-repeated="1006"/>
        </table:table-row>
        <table:table-row table:style-name="ro4">
          <table:table-cell/>
          <table:table-cell table:style-name="ce106" office:value-type="string" calcext:value-type="string">
            <text:p>Estimate</text:p>
          </table:table-cell>
          <table:table-cell table:formula="of:=[.$G$3]*[.$D$4]/(2*[.$D$18])" office:value-type="float" office:value="384" calcext:value-type="float">
            <text:p>384.00</text:p>
          </table:table-cell>
          <table:table-cell table:style-name="ce131" table:formula="of:=[.$D14]*[.$C17]" office:value-type="float" office:value="9.86672677183298" calcext:value-type="float">
            <text:p>9.87</text:p>
          </table:table-cell>
          <table:table-cell/>
          <table:table-cell table:style-name="ce116" table:formula="of:=[.$G$6]*[.$D$4]/(2*[.G18])" office:value-type="float" office:value="64" calcext:value-type="float">
            <text:p>64</text:p>
          </table:table-cell>
          <table:table-cell table:style-name="ce131" table:formula="of:=[.$G14]*[.$C17]" office:value-type="float" office:value="8.85635324039092" calcext:value-type="float">
            <text:p>8.86</text:p>
          </table:table-cell>
          <table:table-cell table:number-columns-repeated="2"/>
          <table:table-cell table:style-name="ce131" table:formula="of:=[.$J14]*[.$C17]" office:value-type="float" office:value="9.8216" calcext:value-type="float">
            <text:p>9.82</text:p>
          </table:table-cell>
          <table:table-cell table:style-name="ce131" table:formula="of:=[.$K14]*[.$C17]" office:value-type="float" office:value="0.5626" calcext:value-type="float">
            <text:p>0.56</text:p>
          </table:table-cell>
          <table:table-cell/>
          <table:table-cell table:style-name="ce157"/>
          <table:table-cell table:number-columns-repeated="2"/>
          <table:table-cell table:style-name="ce181" table:number-columns-repeated="2"/>
          <table:table-cell table:style-name="ce192"/>
          <table:table-cell table:number-columns-repeated="1006"/>
        </table:table-row>
        <table:table-row table:style-name="ro4">
          <table:table-cell table:style-name="ce99"/>
          <table:table-cell table:style-name="ce104"/>
          <table:table-cell table:style-name="ce128" table:formula="of:=256+128" office:value-type="float" office:value="384" calcext:value-type="float">
            <text:p>384.00</text:p>
          </table:table-cell>
          <table:table-cell table:style-name="ce128" table:formula="of:=[.$G$3]*[.$D$4]/(2*[.C19])" office:value-type="float" office:value="9.86672677183298" calcext:value-type="float">
            <text:p>9.87</text:p>
          </table:table-cell>
          <table:table-cell table:style-name="ce107"/>
          <table:table-cell table:style-name="ce107" table:formula="of:=64" office:value-type="float" office:value="64" calcext:value-type="float">
            <text:p>64</text:p>
          </table:table-cell>
          <table:table-cell table:style-name="ce128" table:formula="of:=[.$G$6]*[.$D$4]/(2*[.F19])" office:value-type="float" office:value="8.85635324039092" calcext:value-type="float">
            <text:p>8.86</text:p>
          </table:table-cell>
          <table:table-cell table:style-name="ce107"/>
          <table:table-cell table:style-name="ce107" office:value-type="float" office:value="48" calcext:value-type="float">
            <text:p>48</text:p>
          </table:table-cell>
          <table:table-cell table:style-name="ce128" office:value-type="float" office:value="8.69952" calcext:value-type="float">
            <text:p>8.70</text:p>
          </table:table-cell>
          <table:table-cell table:style-name="ce128" office:value-type="float" office:value="0.762728235789267" calcext:value-type="float">
            <text:p>0.76</text:p>
          </table:table-cell>
          <table:table-cell table:style-name="ce107"/>
          <table:table-cell table:style-name="ce154"/>
          <table:table-cell table:style-name="ce169"/>
          <table:table-cell table:style-name="ce154"/>
          <table:table-cell table:style-name="ce177"/>
          <table:table-cell table:style-name="ce184" table:formula="of:=[.$O19]*[.$M$7]/1000000" office:value-type="float" office:value="0" calcext:value-type="float">
            <text:p>0</text:p>
          </table:table-cell>
          <table:table-cell table:style-name="ce189" table:formula="of:=[.$O19]*[.$M$6]*[.$M$7]/1000000" office:value-type="float" office:value="0" calcext:value-type="float">
            <text:p>0</text:p>
          </table:table-cell>
          <table:table-cell table:style-name="ce97"/>
          <table:table-cell table:style-name="ce99" table:number-columns-repeated="999"/>
          <table:table-cell table:number-columns-repeated="6"/>
        </table:table-row>
        <table:table-row table:style-name="ro4">
          <table:table-cell table:style-name="ce101"/>
          <table:table-cell table:style-name="ce105" office:value-type="string" calcext:value-type="string">
            <text:p>points/cores/node</text:p>
          </table:table-cell>
          <table:table-cell table:style-name="ce132" table:formula="of:=[.C19]/[.$N$3]" office:value-type="float" office:value="24" calcext:value-type="float">
            <text:p>24.00</text:p>
          </table:table-cell>
          <table:table-cell table:style-name="ce114"/>
          <table:table-cell table:style-name="ce137"/>
          <table:table-cell table:style-name="ce114" table:formula="of:=[.F19]/[.$N$3]" office:value-type="float" office:value="4" calcext:value-type="float">
            <text:p>4.0</text:p>
          </table:table-cell>
          <table:table-cell table:style-name="ce132"/>
          <table:table-cell table:style-name="ce137"/>
          <table:table-cell table:style-name="ce114" table:formula="of:=[.I19]/[.$N$3]" office:value-type="float" office:value="3" calcext:value-type="float">
            <text:p>3.0</text:p>
          </table:table-cell>
          <table:table-cell table:style-name="ce114"/>
          <table:table-cell table:style-name="ce132"/>
          <table:table-cell table:style-name="ce137"/>
          <table:table-cell table:style-name="ce155"/>
          <table:table-cell table:style-name="ce170"/>
          <table:table-cell table:style-name="ce155"/>
          <table:table-cell table:style-name="ce178" table:number-columns-repeated="2"/>
          <table:table-cell table:style-name="ce190"/>
          <table:table-cell table:style-name="ce97"/>
          <table:table-cell table:style-name="ce101" table:number-columns-repeated="999"/>
          <table:table-cell table:number-columns-repeated="6"/>
        </table:table-row>
        <table:table-row table:style-name="ro4">
          <table:table-cell table:style-name="ce99" table:number-columns-repeated="2"/>
          <table:table-cell table:style-name="ce134"/>
          <table:table-cell table:style-name="ce129"/>
          <table:table-cell table:style-name="ce99" table:number-columns-repeated="2"/>
          <table:table-cell table:style-name="ce134"/>
          <table:table-cell table:style-name="ce99" table:number-columns-repeated="3"/>
          <table:table-cell table:style-name="ce134"/>
          <table:table-cell table:style-name="ce99"/>
          <table:table-cell table:style-name="ce154"/>
          <table:table-cell table:style-name="ce171"/>
          <table:table-cell table:style-name="ce154"/>
          <table:table-cell table:style-name="ce179" table:number-columns-repeated="2"/>
          <table:table-cell table:style-name="ce191"/>
          <table:table-cell table:style-name="ce97"/>
          <table:table-cell table:style-name="ce99" table:number-columns-repeated="999"/>
          <table:table-cell table:number-columns-repeated="6"/>
        </table:table-row>
        <table:table-row table:style-name="ro4">
          <table:table-cell table:style-name="ce99"/>
          <table:table-cell table:style-name="ce102" office:value-type="string" calcext:value-type="string">
            <text:p>LES2</text:p>
          </table:table-cell>
          <table:table-cell table:style-name="ce141"/>
          <table:table-cell table:style-name="ce130" office:value-type="string" calcext:value-type="string" table:number-columns-spanned="14" table:number-rows-spanned="1">
            <text:p>Lower bound of recommendations by Piomelly 1997 (50-100, 15-45, and &lt;1)</text:p>
          </table:table-cell>
          <table:covered-table-cell table:number-columns-repeated="2" table:style-name="ce115"/>
          <table:covered-table-cell table:style-name="ce141"/>
          <table:covered-table-cell table:number-columns-repeated="3" table:style-name="ce115"/>
          <table:covered-table-cell table:style-name="ce141"/>
          <table:covered-table-cell table:style-name="ce115"/>
          <table:covered-table-cell table:style-name="ce152"/>
          <table:covered-table-cell table:style-name="ce172"/>
          <table:covered-table-cell table:style-name="ce152"/>
          <table:covered-table-cell table:number-columns-repeated="2" table:style-name="ce180"/>
          <table:table-cell table:style-name="ce187"/>
          <table:table-cell table:style-name="ce97"/>
          <table:table-cell table:style-name="ce99" table:number-columns-repeated="999"/>
          <table:table-cell table:number-columns-repeated="6"/>
        </table:table-row>
        <table:table-row table:style-name="ro4">
          <table:table-cell/>
          <table:table-cell table:style-name="ce106" office:value-type="string" calcext:value-type="string">
            <text:p>Estimate</text:p>
          </table:table-cell>
          <table:table-cell table:formula="of:=[.$G$3]*[.$D$4]/(2*[.$D23])" office:value-type="float" office:value="75.7764616076773" calcext:value-type="float">
            <text:p>75.78</text:p>
          </table:table-cell>
          <table:table-cell table:style-name="ce131" office:value-type="float" office:value="50" calcext:value-type="float">
            <text:p>50.00</text:p>
          </table:table-cell>
          <table:table-cell/>
          <table:table-cell table:style-name="ce116" table:formula="of:=[.$G$6]*[.$D$4]/(2*[.$G23])" office:value-type="float" office:value="37.7871071590013" calcext:value-type="float">
            <text:p>38</text:p>
          </table:table-cell>
          <table:table-cell table:style-name="ce131" office:value-type="float" office:value="15" calcext:value-type="float">
            <text:p>15.00</text:p>
          </table:table-cell>
          <table:table-cell table:number-columns-repeated="2"/>
          <table:table-cell table:style-name="ce131" table:formula="of:=[.G23]" office:value-type="float" office:value="15" calcext:value-type="float">
            <text:p>15.00</text:p>
          </table:table-cell>
          <table:table-cell table:style-name="ce131" office:value-type="float" office:value="0.9" calcext:value-type="float">
            <text:p>0.90</text:p>
          </table:table-cell>
          <table:table-cell/>
          <table:table-cell table:style-name="ce157"/>
          <table:table-cell table:number-columns-repeated="2"/>
          <table:table-cell table:style-name="ce181" table:number-columns-repeated="2"/>
          <table:table-cell table:style-name="ce192"/>
          <table:table-cell table:style-name="ce97"/>
          <table:table-cell table:number-columns-repeated="1005"/>
        </table:table-row>
        <table:table-row table:style-name="ro4">
          <table:table-cell/>
          <table:table-cell table:style-name="ce104" office:value-type="string" calcext:value-type="string">
            <text:p>pipe0011</text:p>
          </table:table-cell>
          <table:table-cell table:style-name="ce128" table:formula="of:=64++8+4" office:value-type="float" office:value="76" calcext:value-type="float">
            <text:p>76.00</text:p>
          </table:table-cell>
          <table:table-cell table:style-name="ce128" table:formula="of:=[.$G$3]*[.$D$4]/(2*[.C24])" office:value-type="float" office:value="49.8529352682087" calcext:value-type="float">
            <text:p>49.85</text:p>
          </table:table-cell>
          <table:table-cell table:style-name="ce107"/>
          <table:table-cell table:style-name="ce107" table:formula="of:=32+4" office:value-type="float" office:value="36" calcext:value-type="float">
            <text:p>36</text:p>
          </table:table-cell>
          <table:table-cell table:style-name="ce128" table:formula="of:=[.$G$6]*[.$D$4]/(2*[.F24])" office:value-type="float" office:value="15.7446279829172" calcext:value-type="float">
            <text:p>15.74</text:p>
          </table:table-cell>
          <table:table-cell table:style-name="ce110"/>
          <table:table-cell table:style-name="ce107" office:value-type="float" office:value="40" calcext:value-type="float">
            <text:p>40</text:p>
          </table:table-cell>
          <table:table-cell table:style-name="ce128" office:value-type="float" office:value="9.51280766369591" calcext:value-type="float">
            <text:p>9.51</text:p>
          </table:table-cell>
          <table:table-cell table:style-name="ce128" office:value-type="float" office:value="0.788966984221582" calcext:value-type="float">
            <text:p>0.79</text:p>
          </table:table-cell>
          <table:table-cell table:style-name="ce110"/>
          <table:table-cell table:style-name="ce154" table:formula="of:=2*[.C24]*[.F24]-[.C24]-[.F24]+1" office:value-type="float" office:value="5361" calcext:value-type="float">
            <text:p>5.4E+3</text:p>
          </table:table-cell>
          <table:table-cell table:style-name="ce169" table:formula="of:=[.C24]*[.F24]*[.I24]" office:value-type="float" office:value="109440" calcext:value-type="float">
            <text:p>1.1E+5</text:p>
          </table:table-cell>
          <table:table-cell table:style-name="ce154" table:formula="of:=[.M24]*[.I24]*[.$M$8]" office:value-type="float" office:value="428880" calcext:value-type="float">
            <text:p>4.3E+5</text:p>
          </table:table-cell>
          <table:table-cell table:style-name="ce177" table:formula="of:=[.$O$14]/[.O24]" office:value-type="float" office:value="0" calcext:value-type="float">
            <text:p>0</text:p>
          </table:table-cell>
          <table:table-cell table:style-name="ce184" table:formula="of:=[.$O24]*[.$M$7]/1000000" office:value-type="float" office:value="3.43104" calcext:value-type="float">
            <text:p>3</text:p>
          </table:table-cell>
          <table:table-cell table:style-name="ce189" table:formula="of:=[.$O24]*[.$M$6]*[.$M$7]/1000000" office:value-type="float" office:value="10.29312" calcext:value-type="float">
            <text:p>10</text:p>
          </table:table-cell>
          <table:table-cell table:style-name="ce97"/>
          <table:table-cell table:number-columns-repeated="1005"/>
        </table:table-row>
        <table:table-row table:style-name="ro4">
          <table:table-cell/>
          <table:table-cell table:style-name="ce105" office:value-type="string" calcext:value-type="string">
            <text:p>points/cores/node</text:p>
          </table:table-cell>
          <table:table-cell table:style-name="ce132" table:formula="of:=[.C24]/[.$N$3]" office:value-type="float" office:value="4.75" calcext:value-type="float">
            <text:p>4.75</text:p>
          </table:table-cell>
          <table:table-cell table:style-name="ce132"/>
          <table:table-cell table:style-name="ce137"/>
          <table:table-cell table:style-name="ce114" table:formula="of:=[.F24]/[.$N$3]" office:value-type="float" office:value="2.25" calcext:value-type="float">
            <text:p>2.3</text:p>
          </table:table-cell>
          <table:table-cell table:style-name="ce132"/>
          <table:table-cell table:style-name="ce137"/>
          <table:table-cell table:style-name="ce114" table:formula="of:=[.I24]/[.$N$3]" office:value-type="float" office:value="2.5" calcext:value-type="float">
            <text:p>2.5</text:p>
          </table:table-cell>
          <table:table-cell table:style-name="ce114"/>
          <table:table-cell table:style-name="ce132"/>
          <table:table-cell table:style-name="ce137"/>
          <table:table-cell table:style-name="ce158"/>
          <table:table-cell table:style-name="ce170"/>
          <table:table-cell table:style-name="ce158"/>
          <table:table-cell table:style-name="ce178" table:number-columns-repeated="2"/>
          <table:table-cell table:style-name="ce193"/>
          <table:table-cell table:style-name="ce97"/>
          <table:table-cell table:number-columns-repeated="1005"/>
        </table:table-row>
        <table:table-row table:style-name="ro4">
          <table:table-cell/>
          <table:table-cell table:style-name="ce107"/>
          <table:table-cell table:style-name="ce128" table:number-columns-repeated="2"/>
          <table:table-cell table:style-name="ce107" table:number-columns-repeated="2"/>
          <table:table-cell table:style-name="ce128"/>
          <table:table-cell table:style-name="ce110" table:number-columns-repeated="3"/>
          <table:table-cell table:style-name="ce145"/>
          <table:table-cell table:style-name="ce110"/>
          <table:table-cell table:style-name="ce157"/>
          <table:table-cell table:style-name="ce173"/>
          <table:table-cell/>
          <table:table-cell table:style-name="ce181" table:number-columns-repeated="2"/>
          <table:table-cell table:style-name="ce194"/>
          <table:table-cell table:style-name="ce97"/>
          <table:table-cell table:number-columns-repeated="1005"/>
        </table:table-row>
        <table:table-row table:style-name="ro4">
          <table:table-cell table:style-name="ce101"/>
          <table:table-cell table:style-name="ce102" office:value-type="string" calcext:value-type="string">
            <text:p>LES3</text:p>
          </table:table-cell>
          <table:table-cell table:style-name="ce142" office:value-type="float" office:value="10" calcext:value-type="float">
            <text:p>10.00</text:p>
          </table:table-cell>
          <table:table-cell table:style-name="ce133" office:value-type="string" calcext:value-type="string" table:number-columns-spanned="7" table:number-rows-spanned="1">
            <text:p>points per streak spacing</text:p>
          </table:table-cell>
          <table:covered-table-cell table:number-columns-repeated="2" table:style-name="ce117"/>
          <table:covered-table-cell table:style-name="ce142"/>
          <table:covered-table-cell table:number-columns-repeated="3" table:style-name="ce117"/>
          <table:table-cell table:style-name="ce142"/>
          <table:table-cell table:style-name="ce117"/>
          <table:table-cell table:style-name="ce159"/>
          <table:table-cell table:style-name="ce174"/>
          <table:table-cell table:style-name="ce159" table:number-columns-repeated="3"/>
          <table:table-cell table:style-name="ce187"/>
          <table:table-cell table:style-name="ce97"/>
          <table:table-cell table:style-name="ce101" table:number-columns-repeated="999"/>
          <table:table-cell table:number-columns-repeated="6"/>
        </table:table-row>
        <table:table-row table:style-name="ro4">
          <table:table-cell/>
          <table:table-cell table:style-name="ce106" office:value-type="string" calcext:value-type="string">
            <text:p>Estimate</text:p>
          </table:table-cell>
          <table:table-cell table:formula="of:=[.$G$3]*[.$D$4]/(2*[.D28])" office:value-type="float" office:value="47.3602885047983" calcext:value-type="float">
            <text:p>47.36</text:p>
          </table:table-cell>
          <table:table-cell table:style-name="ce131" table:formula="of:=[.G28]*[.$K$7]" office:value-type="float" office:value="80" calcext:value-type="float">
            <text:p>80.00</text:p>
          </table:table-cell>
          <table:table-cell/>
          <table:table-cell table:style-name="ce116" table:formula="of:=[.$G$6]*[.$D$4]/(2*[.G28])" office:value-type="float" office:value="43.6005082603861" calcext:value-type="float">
            <text:p>44</text:p>
          </table:table-cell>
          <table:table-cell table:style-name="ce131" table:formula="of:=[.$K$6]/[.C27]" office:value-type="float" office:value="13" calcext:value-type="float">
            <text:p>13.00</text:p>
          </table:table-cell>
          <table:table-cell table:number-columns-repeated="2"/>
          <table:table-cell table:style-name="ce131" table:formula="of:=[.G28]" office:value-type="float" office:value="13" calcext:value-type="float">
            <text:p>13.00</text:p>
          </table:table-cell>
          <table:table-cell table:style-name="ce131" office:value-type="float" office:value="0.9" calcext:value-type="float">
            <text:p>0.90</text:p>
          </table:table-cell>
          <table:table-cell/>
          <table:table-cell table:style-name="ce157"/>
          <table:table-cell table:number-columns-repeated="2"/>
          <table:table-cell table:style-name="ce181" table:number-columns-repeated="2"/>
          <table:table-cell table:style-name="ce192"/>
          <table:table-cell table:style-name="ce97"/>
          <table:table-cell table:number-columns-repeated="1005"/>
        </table:table-row>
        <table:table-row table:style-name="ro4">
          <table:table-cell/>
          <table:table-cell table:style-name="ce104"/>
          <table:table-cell table:style-name="ce134" table:formula="of:=32+16" office:value-type="float" office:value="48" calcext:value-type="float">
            <text:p>48.00</text:p>
          </table:table-cell>
          <table:table-cell table:style-name="ce134" table:formula="of:=[.$G$3]*[.$D$4]/(2*[.C29])" office:value-type="float" office:value="78.9338141746639" calcext:value-type="float">
            <text:p>78.93</text:p>
          </table:table-cell>
          <table:table-cell table:style-name="ce99"/>
          <table:table-cell table:style-name="ce99" table:formula="of:=32+16" office:value-type="float" office:value="48" calcext:value-type="float">
            <text:p>48</text:p>
          </table:table-cell>
          <table:table-cell table:style-name="ce134" table:formula="of:=[.$G$6]*[.$D$4]/(2*[.F29])" office:value-type="float" office:value="11.8084709871879" calcext:value-type="float">
            <text:p>11.81</text:p>
          </table:table-cell>
          <table:table-cell/>
          <table:table-cell table:style-name="ce107" office:value-type="float" office:value="40" calcext:value-type="float">
            <text:p>40</text:p>
          </table:table-cell>
          <table:table-cell table:style-name="ce128" office:value-type="float" office:value="9.51280766369591" calcext:value-type="float">
            <text:p>9.51</text:p>
          </table:table-cell>
          <table:table-cell table:style-name="ce128" office:value-type="float" office:value="0.788966984221582" calcext:value-type="float">
            <text:p>0.79</text:p>
          </table:table-cell>
          <table:table-cell/>
          <table:table-cell table:style-name="ce154" table:formula="of:=2*[.C29]*[.F29]-[.C29]-[.F29]+1" office:value-type="float" office:value="4513" calcext:value-type="float">
            <text:p>4.5E+3</text:p>
          </table:table-cell>
          <table:table-cell table:style-name="ce169" table:formula="of:=[.C29]*[.F29]*[.I29]" office:value-type="float" office:value="92160" calcext:value-type="float">
            <text:p>9.2E+4</text:p>
          </table:table-cell>
          <table:table-cell table:style-name="ce154" table:formula="of:=[.M29]*[.I29]*[.$M$8]" office:value-type="float" office:value="361040" calcext:value-type="float">
            <text:p>3.6E+5</text:p>
          </table:table-cell>
          <table:table-cell table:style-name="ce177" table:formula="of:=[.$O$14]/[.O29]" office:value-type="float" office:value="0" calcext:value-type="float">
            <text:p>0</text:p>
          </table:table-cell>
          <table:table-cell table:style-name="ce184" table:formula="of:=[.$O29]*[.$M$7]/1000000" office:value-type="float" office:value="2.88832" calcext:value-type="float">
            <text:p>3</text:p>
          </table:table-cell>
          <table:table-cell table:style-name="ce189" table:formula="of:=[.$O29]*[.$M$6]*[.$M$7]/1000000" office:value-type="float" office:value="8.66496" calcext:value-type="float">
            <text:p>9</text:p>
          </table:table-cell>
          <table:table-cell table:style-name="ce97"/>
          <table:table-cell table:number-columns-repeated="1005"/>
        </table:table-row>
        <table:table-row table:style-name="ro4">
          <table:table-cell/>
          <table:table-cell table:style-name="ce105" office:value-type="string" calcext:value-type="string">
            <text:p>points/cores/node</text:p>
          </table:table-cell>
          <table:table-cell table:style-name="ce132" table:formula="of:=[.C29]/[.$N$3]" office:value-type="float" office:value="3" calcext:value-type="float">
            <text:p>3.00</text:p>
          </table:table-cell>
          <table:table-cell table:style-name="ce132"/>
          <table:table-cell table:style-name="ce137"/>
          <table:table-cell table:style-name="ce114" table:formula="of:=[.F29]/[.$N$3]" office:value-type="float" office:value="3" calcext:value-type="float">
            <text:p>3.0</text:p>
          </table:table-cell>
          <table:table-cell table:style-name="ce132"/>
          <table:table-cell table:style-name="ce137"/>
          <table:table-cell table:style-name="ce114" table:formula="of:=[.I29]/[.$N$3]" office:value-type="float" office:value="2.5" calcext:value-type="float">
            <text:p>2.5</text:p>
          </table:table-cell>
          <table:table-cell table:style-name="ce114"/>
          <table:table-cell table:style-name="ce132"/>
          <table:table-cell table:style-name="ce137"/>
          <table:table-cell table:style-name="ce158"/>
          <table:table-cell table:style-name="ce170"/>
          <table:table-cell table:style-name="ce158"/>
          <table:table-cell table:style-name="ce178" table:number-columns-repeated="2"/>
          <table:table-cell table:style-name="ce193"/>
          <table:table-cell table:style-name="ce97"/>
          <table:table-cell table:number-columns-repeated="1005"/>
        </table:table-row>
        <table:table-row table:style-name="ro4">
          <table:table-cell/>
          <table:table-cell table:style-name="ce99"/>
          <table:table-cell table:style-name="ce134" table:number-columns-repeated="2"/>
          <table:table-cell table:style-name="ce99" table:number-columns-repeated="2"/>
          <table:table-cell table:style-name="ce134"/>
          <table:table-cell table:number-columns-repeated="3"/>
          <table:table-cell table:style-name="ce131"/>
          <table:table-cell/>
          <table:table-cell table:style-name="ce157"/>
          <table:table-cell table:number-columns-repeated="4"/>
          <table:table-cell table:style-name="ce19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102" office:value-type="string" calcext:value-type="string">
            <text:p>LES4</text:p>
          </table:table-cell>
          <table:table-cell table:style-name="ce142" office:value-type="float" office:value="4" calcext:value-type="float">
            <text:p>4.00</text:p>
          </table:table-cell>
          <table:table-cell table:style-name="ce135" office:value-type="string" calcext:value-type="string" table:number-columns-spanned="14" table:number-rows-spanned="1">
            <text:p>points per streak spacing and upper bound of recommendations by Piomelly 1997 (50-100, 15-45, and &lt;1)</text:p>
          </table:table-cell>
          <table:covered-table-cell table:number-columns-repeated="2" table:style-name="ce117"/>
          <table:covered-table-cell table:style-name="ce142"/>
          <table:covered-table-cell table:number-columns-repeated="3" table:style-name="ce115"/>
          <table:covered-table-cell table:style-name="ce141"/>
          <table:covered-table-cell table:style-name="ce115"/>
          <table:covered-table-cell table:style-name="ce156"/>
          <table:covered-table-cell table:style-name="ce172"/>
          <table:covered-table-cell table:style-name="ce156"/>
          <table:covered-table-cell table:number-columns-repeated="2" table:style-name="ce180"/>
          <table:table-cell table:style-name="ce187"/>
          <table:table-cell table:style-name="ce97"/>
          <table:table-cell table:number-columns-repeated="1005"/>
        </table:table-row>
        <table:table-row table:style-name="ro4">
          <table:table-cell/>
          <table:table-cell table:style-name="ce106" office:value-type="string" calcext:value-type="string">
            <text:p>Estimate</text:p>
          </table:table-cell>
          <table:table-cell table:formula="of:=[.$G$3]*[.$D$4]/(2*[.D33])" office:value-type="float" office:value="37.8882308038386" calcext:value-type="float">
            <text:p>37.89</text:p>
          </table:table-cell>
          <table:table-cell table:style-name="ce131" office:value-type="float" office:value="100" calcext:value-type="float">
            <text:p>100.00</text:p>
          </table:table-cell>
          <table:table-cell/>
          <table:table-cell table:style-name="ce116" table:formula="of:=[.$G$6]*[.$D$4]/(2*[.G33])" office:value-type="float" office:value="17.4402033041544" calcext:value-type="float">
            <text:p>17</text:p>
          </table:table-cell>
          <table:table-cell table:style-name="ce131" table:formula="of:=[.$K$6]/[.C32]" office:value-type="float" office:value="32.5" calcext:value-type="float">
            <text:p>32.50</text:p>
          </table:table-cell>
          <table:table-cell table:number-columns-repeated="2"/>
          <table:table-cell table:style-name="ce131" table:formula="of:=[.G33]" office:value-type="float" office:value="32.5" calcext:value-type="float">
            <text:p>32.50</text:p>
          </table:table-cell>
          <table:table-cell table:style-name="ce131" office:value-type="float" office:value="0.9" calcext:value-type="float">
            <text:p>0.90</text:p>
          </table:table-cell>
          <table:table-cell/>
          <table:table-cell table:style-name="ce157"/>
          <table:table-cell table:number-columns-repeated="2"/>
          <table:table-cell table:style-name="ce181" table:number-columns-repeated="2"/>
          <table:table-cell table:style-name="ce192"/>
          <table:table-cell table:style-name="ce97"/>
          <table:table-cell table:number-columns-repeated="1005"/>
        </table:table-row>
        <table:table-row table:style-name="ro4">
          <table:table-cell/>
          <table:table-cell table:style-name="ce104" office:value-type="string" calcext:value-type="string">
            <text:p>pipe0033</text:p>
          </table:table-cell>
          <table:table-cell table:style-name="ce128" table:formula="of:=32+8" office:value-type="float" office:value="40" calcext:value-type="float">
            <text:p>40.00</text:p>
          </table:table-cell>
          <table:table-cell table:style-name="ce134" table:formula="of:=[.$G$3]*[.$D$4]/(2*[.C34])" office:value-type="float" office:value="94.7205770095966" calcext:value-type="float">
            <text:p>94.72</text:p>
          </table:table-cell>
          <table:table-cell table:style-name="ce99"/>
          <table:table-cell table:style-name="ce99" table:formula="of:=16+2" office:value-type="float" office:value="18" calcext:value-type="float">
            <text:p>18</text:p>
          </table:table-cell>
          <table:table-cell table:style-name="ce134" table:formula="of:=[.$G$6]*[.$D$4]/(2*[.F34])" office:value-type="float" office:value="31.4892559658344" calcext:value-type="float">
            <text:p>31.49</text:p>
          </table:table-cell>
          <table:table-cell/>
          <table:table-cell table:style-name="ce107" office:value-type="float" office:value="40" calcext:value-type="float">
            <text:p>40</text:p>
          </table:table-cell>
          <table:table-cell table:style-name="ce128" office:value-type="float" office:value="9.51280766369591" calcext:value-type="float">
            <text:p>9.51</text:p>
          </table:table-cell>
          <table:table-cell table:style-name="ce128" office:value-type="float" office:value="0.788966984221582" calcext:value-type="float">
            <text:p>0.79</text:p>
          </table:table-cell>
          <table:table-cell/>
          <table:table-cell table:style-name="ce154" table:formula="of:=2*[.C34]*[.F34]-[.C34]-[.F34]+1" office:value-type="float" office:value="1383" calcext:value-type="float">
            <text:p>1.4E+3</text:p>
          </table:table-cell>
          <table:table-cell table:style-name="ce169" table:formula="of:=[.C34]*[.F34]*[.I34]" office:value-type="float" office:value="28800" calcext:value-type="float">
            <text:p>2.9E+4</text:p>
          </table:table-cell>
          <table:table-cell table:style-name="ce154" table:formula="of:=[.M34]*[.I34]*[.$M$8]" office:value-type="float" office:value="110640" calcext:value-type="float">
            <text:p>1.1E+5</text:p>
          </table:table-cell>
          <table:table-cell table:style-name="ce177" table:formula="of:=[.$O$14]/[.O34]" office:value-type="float" office:value="0" calcext:value-type="float">
            <text:p>0</text:p>
          </table:table-cell>
          <table:table-cell table:style-name="ce184" table:formula="of:=[.$O34]*[.$M$7]/1000000" office:value-type="float" office:value="0.88512" calcext:value-type="float">
            <text:p>1</text:p>
          </table:table-cell>
          <table:table-cell table:style-name="ce189" table:formula="of:=[.$O34]*[.$M$6]*[.$M$7]/1000000" office:value-type="float" office:value="2.65536" calcext:value-type="float">
            <text:p>3</text:p>
          </table:table-cell>
          <table:table-cell table:style-name="ce97"/>
          <table:table-cell table:number-columns-repeated="1005"/>
        </table:table-row>
        <table:table-row table:style-name="ro4">
          <table:table-cell/>
          <table:table-cell table:style-name="ce105" office:value-type="string" calcext:value-type="string">
            <text:p>points/cores/node</text:p>
          </table:table-cell>
          <table:table-cell table:style-name="ce132" table:formula="of:=[.C34]/[.$N$3]" office:value-type="float" office:value="2.5" calcext:value-type="float">
            <text:p>2.50</text:p>
          </table:table-cell>
          <table:table-cell table:style-name="ce132"/>
          <table:table-cell table:style-name="ce137"/>
          <table:table-cell table:style-name="ce114" table:formula="of:=[.F34]/[.$N$3]" office:value-type="float" office:value="1.125" calcext:value-type="float">
            <text:p>1.1</text:p>
          </table:table-cell>
          <table:table-cell table:style-name="ce132"/>
          <table:table-cell table:style-name="ce137"/>
          <table:table-cell table:style-name="ce114" table:formula="of:=[.I34]/[.$N$3]" office:value-type="float" office:value="2.5" calcext:value-type="float">
            <text:p>2.5</text:p>
          </table:table-cell>
          <table:table-cell table:style-name="ce114"/>
          <table:table-cell table:style-name="ce132"/>
          <table:table-cell table:style-name="ce137"/>
          <table:table-cell table:style-name="ce158"/>
          <table:table-cell table:style-name="ce170"/>
          <table:table-cell table:style-name="ce158"/>
          <table:table-cell table:style-name="ce178" table:number-columns-repeated="2"/>
          <table:table-cell table:style-name="ce195"/>
          <table:table-cell table:style-name="ce97"/>
          <table:table-cell table:number-columns-repeated="1005"/>
        </table:table-row>
        <table:table-row table:style-name="ro4" table:number-rows-repeated="2">
          <table:table-cell table:number-columns-repeated="10"/>
          <table:table-cell table:style-name="ce131"/>
          <table:table-cell table:number-columns-repeated="7"/>
          <table:table-cell table:style-name="ce97"/>
          <table:table-cell table:number-columns-repeated="1005"/>
        </table:table-row>
        <table:table-row table:style-name="ro4" table:number-rows-repeated="4">
          <table:table-cell table:number-columns-repeated="18"/>
          <table:table-cell table:style-name="ce97"/>
          <table:table-cell table:number-columns-repeated="1005"/>
        </table:table-row>
        <table:table-row table:style-name="ro4">
          <table:table-cell/>
          <table:table-cell table:style-name="ce199"/>
          <table:table-cell office:value-type="string" calcext:value-type="string">
            <text:p>min</text:p>
          </table:table-cell>
          <table:table-cell table:style-name="ce207" table:formula="of:=MIN([.D45:.D492])" office:value-type="float" office:value="0.0588031" calcext:value-type="float">
            <text:p>0.059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199"/>
          <table:table-cell office:value-type="string" calcext:value-type="string">
            <text:p>max</text:p>
          </table:table-cell>
          <table:table-cell table:style-name="ce207" table:formula="of:=MAX([.D45:.D492])" office:value-type="float" office:value="3.29400000000001" calcext:value-type="float">
            <text:p>3.294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199" office:value-type="string" calcext:value-type="string">
            <text:p>r</text:p>
          </table:table-cell>
          <table:table-cell office:value-type="string" calcext:value-type="string">
            <text:p>y+</text:p>
          </table:table-cell>
          <table:table-cell table:style-name="ce207" office:value-type="string" calcext:value-type="string">
            <text:p>\Delta y+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0303775590303" calcext:value-type="float">
            <text:p>3.04E-03</text:p>
          </table:table-cell>
          <table:table-cell office:value-type="float" office:value="179.852" calcext:value-type="float">
            <text:p>179.85</text:p>
          </table:table-cell>
          <table:table-cell table:number-columns-repeated="15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0911326770909" calcext:value-type="float">
            <text:p>9.11E-03</text:p>
          </table:table-cell>
          <table:table-cell office:value-type="float" office:value="178.756" calcext:value-type="float">
            <text:p>178.76</text:p>
          </table:table-cell>
          <table:table-cell table:formula="of:=[.C45]-[.C46]" office:value-type="float" office:value="1.096" calcext:value-type="float">
            <text:p>1.096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157995952674" calcext:value-type="float">
            <text:p>1.58E-02</text:p>
          </table:table-cell>
          <table:table-cell office:value-type="float" office:value="177.55" calcext:value-type="float">
            <text:p>177.55</text:p>
          </table:table-cell>
          <table:table-cell table:formula="of:=[.C46]-[.C47]" office:value-type="float" office:value="1.20599999999999" calcext:value-type="float">
            <text:p>1.206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230882178652" calcext:value-type="float">
            <text:p>2.31E-02</text:p>
          </table:table-cell>
          <table:table-cell office:value-type="float" office:value="176.235" calcext:value-type="float">
            <text:p>176.24</text:p>
          </table:table-cell>
          <table:table-cell table:formula="of:=[.C47]-[.C48]" office:value-type="float" office:value="1.315" calcext:value-type="float">
            <text:p>1.315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309698472559" calcext:value-type="float">
            <text:p>3.10E-02</text:p>
          </table:table-cell>
          <table:table-cell office:value-type="float" office:value="174.813" calcext:value-type="float">
            <text:p>174.81</text:p>
          </table:table-cell>
          <table:table-cell table:formula="of:=[.C48]-[.C49]" office:value-type="float" office:value="1.42200000000003" calcext:value-type="float">
            <text:p>1.422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394344394954" calcext:value-type="float">
            <text:p>3.94E-02</text:p>
          </table:table-cell>
          <table:table-cell office:value-type="float" office:value="173.286" calcext:value-type="float">
            <text:p>173.29</text:p>
          </table:table-cell>
          <table:table-cell table:formula="of:=[.C49]-[.C50]" office:value-type="float" office:value="1.52699999999999" calcext:value-type="float">
            <text:p>1.527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484712077418" calcext:value-type="float">
            <text:p>4.85E-02</text:p>
          </table:table-cell>
          <table:table-cell office:value-type="float" office:value="171.656" calcext:value-type="float">
            <text:p>171.66</text:p>
          </table:table-cell>
          <table:table-cell table:formula="of:=[.C50]-[.C51]" office:value-type="float" office:value="1.63" calcext:value-type="float">
            <text:p>1.63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580686360012" calcext:value-type="float">
            <text:p>5.81E-02</text:p>
          </table:table-cell>
          <table:table-cell office:value-type="float" office:value="169.924" calcext:value-type="float">
            <text:p>169.92</text:p>
          </table:table-cell>
          <table:table-cell table:formula="of:=[.C51]-[.C52]" office:value-type="float" office:value="1.732" calcext:value-type="float">
            <text:p>1.732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682144938036" calcext:value-type="float">
            <text:p>6.82E-02</text:p>
          </table:table-cell>
          <table:table-cell office:value-type="float" office:value="168.094" calcext:value-type="float">
            <text:p>168.09</text:p>
          </table:table-cell>
          <table:table-cell table:formula="of:=[.C52]-[.C53]" office:value-type="float" office:value="1.83000000000001" calcext:value-type="float">
            <text:p>1.83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788958517884" calcext:value-type="float">
            <text:p>7.89E-02</text:p>
          </table:table-cell>
          <table:table-cell office:value-type="float" office:value="166.167" calcext:value-type="float">
            <text:p>166.17</text:p>
          </table:table-cell>
          <table:table-cell table:formula="of:=[.C53]-[.C54]" office:value-type="float" office:value="1.92699999999999" calcext:value-type="float">
            <text:p>1.927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900990981812" calcext:value-type="float">
            <text:p>9.01E-02</text:p>
          </table:table-cell>
          <table:table-cell office:value-type="float" office:value="164.146" calcext:value-type="float">
            <text:p>164.15</text:p>
          </table:table-cell>
          <table:table-cell table:formula="of:=[.C54]-[.C55]" office:value-type="float" office:value="2.02100000000001" calcext:value-type="float">
            <text:p>2.021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10180995614" calcext:value-type="float">
            <text:p>1.02E-01</text:p>
          </table:table-cell>
          <table:table-cell office:value-type="float" office:value="162.033" calcext:value-type="float">
            <text:p>162.03</text:p>
          </table:table-cell>
          <table:table-cell table:formula="of:=[.C55]-[.C56]" office:value-type="float" office:value="2.113" calcext:value-type="float">
            <text:p>2.113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114013501947" calcext:value-type="float">
            <text:p>1.14E-01</text:p>
          </table:table-cell>
          <table:table-cell office:value-type="float" office:value="159.832" calcext:value-type="float">
            <text:p>159.83</text:p>
          </table:table-cell>
          <table:table-cell table:formula="of:=[.C56]-[.C57]" office:value-type="float" office:value="2.20099999999999" calcext:value-type="float">
            <text:p>2.201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126694184031" calcext:value-type="float">
            <text:p>1.27E-01</text:p>
          </table:table-cell>
          <table:table-cell office:value-type="float" office:value="157.544" calcext:value-type="float">
            <text:p>157.54</text:p>
          </table:table-cell>
          <table:table-cell table:formula="of:=[.C57]-[.C58]" office:value-type="float" office:value="2.28799999999998" calcext:value-type="float">
            <text:p>2.288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139835842781" calcext:value-type="float">
            <text:p>1.40E-01</text:p>
          </table:table-cell>
          <table:table-cell office:value-type="float" office:value="155.174" calcext:value-type="float">
            <text:p>155.17</text:p>
          </table:table-cell>
          <table:table-cell table:formula="of:=[.C58]-[.C59]" office:value-type="float" office:value="2.37" calcext:value-type="float">
            <text:p>2.37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153421731142" calcext:value-type="float">
            <text:p>1.53E-01</text:p>
          </table:table-cell>
          <table:table-cell office:value-type="float" office:value="152.723" calcext:value-type="float">
            <text:p>152.72</text:p>
          </table:table-cell>
          <table:table-cell table:formula="of:=[.C59]-[.C60]" office:value-type="float" office:value="2.45099999999999" calcext:value-type="float">
            <text:p>2.451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167434535954" calcext:value-type="float">
            <text:p>1.67E-01</text:p>
          </table:table-cell>
          <table:table-cell office:value-type="float" office:value="150.195" calcext:value-type="float">
            <text:p>150.20</text:p>
          </table:table-cell>
          <table:table-cell table:formula="of:=[.C60]-[.C61]" office:value-type="float" office:value="2.52800000000002" calcext:value-type="float">
            <text:p>2.528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181856400018" calcext:value-type="float">
            <text:p>1.82E-01</text:p>
          </table:table-cell>
          <table:table-cell office:value-type="float" office:value="147.593" calcext:value-type="float">
            <text:p>147.59</text:p>
          </table:table-cell>
          <table:table-cell table:formula="of:=[.C61]-[.C62]" office:value-type="float" office:value="2.602" calcext:value-type="float">
            <text:p>2.602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196668944851" calcext:value-type="float">
            <text:p>1.97E-01</text:p>
          </table:table-cell>
          <table:table-cell office:value-type="float" office:value="144.921" calcext:value-type="float">
            <text:p>144.92</text:p>
          </table:table-cell>
          <table:table-cell table:formula="of:=[.C62]-[.C63]" office:value-type="float" office:value="2.672" calcext:value-type="float">
            <text:p>2.672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211853294105" calcext:value-type="float">
            <text:p>2.12E-01</text:p>
          </table:table-cell>
          <table:table-cell office:value-type="float" office:value="142.182" calcext:value-type="float">
            <text:p>142.18</text:p>
          </table:table-cell>
          <table:table-cell table:formula="of:=[.C63]-[.C64]" office:value-type="float" office:value="2.739" calcext:value-type="float">
            <text:p>2.739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227390097625" calcext:value-type="float">
            <text:p>2.27E-01</text:p>
          </table:table-cell>
          <table:table-cell office:value-type="float" office:value="139.379" calcext:value-type="float">
            <text:p>139.38</text:p>
          </table:table-cell>
          <table:table-cell table:formula="of:=[.C64]-[.C65]" office:value-type="float" office:value="2.803" calcext:value-type="float">
            <text:p>2.803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243259556107" calcext:value-type="float">
            <text:p>2.43E-01</text:p>
          </table:table-cell>
          <table:table-cell office:value-type="float" office:value="136.516" calcext:value-type="float">
            <text:p>136.52</text:p>
          </table:table-cell>
          <table:table-cell table:formula="of:=[.C65]-[.C66]" office:value-type="float" office:value="2.863" calcext:value-type="float">
            <text:p>2.863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259441446325" calcext:value-type="float">
            <text:p>2.59E-01</text:p>
          </table:table-cell>
          <table:table-cell office:value-type="float" office:value="133.597" calcext:value-type="float">
            <text:p>133.60</text:p>
          </table:table-cell>
          <table:table-cell table:formula="of:=[.C66]-[.C67]" office:value-type="float" office:value="2.91899999999998" calcext:value-type="float">
            <text:p>2.919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27591514691" calcext:value-type="float">
            <text:p>2.76E-01</text:p>
          </table:table-cell>
          <table:table-cell office:value-type="float" office:value="130.625" calcext:value-type="float">
            <text:p>130.63</text:p>
          </table:table-cell>
          <table:table-cell table:formula="of:=[.C67]-[.C68]" office:value-type="float" office:value="2.97200000000001" calcext:value-type="float">
            <text:p>2.972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292659664623" calcext:value-type="float">
            <text:p>2.93E-01</text:p>
          </table:table-cell>
          <table:table-cell office:value-type="float" office:value="127.604" calcext:value-type="float">
            <text:p>127.60</text:p>
          </table:table-cell>
          <table:table-cell table:formula="of:=[.C68]-[.C69]" office:value-type="float" office:value="3.021" calcext:value-type="float">
            <text:p>3.021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309653661111" calcext:value-type="float">
            <text:p>3.10E-01</text:p>
          </table:table-cell>
          <table:table-cell office:value-type="float" office:value="124.538" calcext:value-type="float">
            <text:p>124.54</text:p>
          </table:table-cell>
          <table:table-cell table:formula="of:=[.C69]-[.C70]" office:value-type="float" office:value="3.066" calcext:value-type="float">
            <text:p>3.066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326875480094" calcext:value-type="float">
            <text:p>3.27E-01</text:p>
          </table:table-cell>
          <table:table-cell office:value-type="float" office:value="121.432" calcext:value-type="float">
            <text:p>121.43</text:p>
          </table:table-cell>
          <table:table-cell table:formula="of:=[.C70]-[.C71]" office:value-type="float" office:value="3.10599999999999" calcext:value-type="float">
            <text:p>3.106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344303174973" calcext:value-type="float">
            <text:p>3.44E-01</text:p>
          </table:table-cell>
          <table:table-cell office:value-type="float" office:value="118.288" calcext:value-type="float">
            <text:p>118.29</text:p>
          </table:table-cell>
          <table:table-cell table:formula="of:=[.C71]-[.C72]" office:value-type="float" office:value="3.14400000000001" calcext:value-type="float">
            <text:p>3.144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361914536786" calcext:value-type="float">
            <text:p>3.62E-01</text:p>
          </table:table-cell>
          <table:table-cell office:value-type="float" office:value="115.111" calcext:value-type="float">
            <text:p>115.11</text:p>
          </table:table-cell>
          <table:table-cell table:formula="of:=[.C72]-[.C73]" office:value-type="float" office:value="3.17699999999999" calcext:value-type="float">
            <text:p>3.177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379687122517" calcext:value-type="float">
            <text:p>3.80E-01</text:p>
          </table:table-cell>
          <table:table-cell office:value-type="float" office:value="111.904" calcext:value-type="float">
            <text:p>111.90</text:p>
          </table:table-cell>
          <table:table-cell table:formula="of:=[.C73]-[.C74]" office:value-type="float" office:value="3.20700000000001" calcext:value-type="float">
            <text:p>3.207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397598283696" calcext:value-type="float">
            <text:p>3.98E-01</text:p>
          </table:table-cell>
          <table:table-cell office:value-type="float" office:value="108.673" calcext:value-type="float">
            <text:p>108.67</text:p>
          </table:table-cell>
          <table:table-cell table:formula="of:=[.C74]-[.C75]" office:value-type="float" office:value="3.23099999999999" calcext:value-type="float">
            <text:p>3.231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415625195257" calcext:value-type="float">
            <text:p>4.16E-01</text:p>
          </table:table-cell>
          <table:table-cell office:value-type="float" office:value="105.421" calcext:value-type="float">
            <text:p>105.42</text:p>
          </table:table-cell>
          <table:table-cell table:formula="of:=[.C75]-[.C76]" office:value-type="float" office:value="3.252" calcext:value-type="float">
            <text:p>3.252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43374488463" calcext:value-type="float">
            <text:p>4.34E-01</text:p>
          </table:table-cell>
          <table:table-cell office:value-type="float" office:value="102.152" calcext:value-type="float">
            <text:p>102.15</text:p>
          </table:table-cell>
          <table:table-cell table:formula="of:=[.C76]-[.C77]" office:value-type="float" office:value="3.26900000000001" calcext:value-type="float">
            <text:p>3.269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451934261012" calcext:value-type="float">
            <text:p>4.52E-01</text:p>
          </table:table-cell>
          <table:table-cell office:value-type="float" office:value="98.8711" calcext:value-type="float">
            <text:p>98.87</text:p>
          </table:table-cell>
          <table:table-cell table:formula="of:=[.C77]-[.C78]" office:value-type="float" office:value="3.2809" calcext:value-type="float">
            <text:p>3.2809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470170144795" calcext:value-type="float">
            <text:p>4.70E-01</text:p>
          </table:table-cell>
          <table:table-cell office:value-type="float" office:value="95.5813" calcext:value-type="float">
            <text:p>95.58</text:p>
          </table:table-cell>
          <table:table-cell table:formula="of:=[.C78]-[.C79]" office:value-type="float" office:value="3.2898" calcext:value-type="float">
            <text:p>3.2898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488429297105" calcext:value-type="float">
            <text:p>4.88E-01</text:p>
          </table:table-cell>
          <table:table-cell office:value-type="float" office:value="92.2874" calcext:value-type="float">
            <text:p>92.29</text:p>
          </table:table-cell>
          <table:table-cell table:formula="of:=[.C79]-[.C80]" office:value-type="float" office:value="3.29389999999999" calcext:value-type="float">
            <text:p>3.2939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506688449415" calcext:value-type="float">
            <text:p>5.07E-01</text:p>
          </table:table-cell>
          <table:table-cell office:value-type="float" office:value="88.9934" calcext:value-type="float">
            <text:p>88.99</text:p>
          </table:table-cell>
          <table:table-cell table:formula="of:=[.C80]-[.C81]" office:value-type="float" office:value="3.29400000000001" calcext:value-type="float">
            <text:p>3.294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524924333198" calcext:value-type="float">
            <text:p>5.25E-01</text:p>
          </table:table-cell>
          <table:table-cell office:value-type="float" office:value="85.7037" calcext:value-type="float">
            <text:p>85.70</text:p>
          </table:table-cell>
          <table:table-cell table:formula="of:=[.C81]-[.C82]" office:value-type="float" office:value="3.2897" calcext:value-type="float">
            <text:p>3.289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54311370958" calcext:value-type="float">
            <text:p>5.43E-01</text:p>
          </table:table-cell>
          <table:table-cell office:value-type="float" office:value="82.4223" calcext:value-type="float">
            <text:p>82.42</text:p>
          </table:table-cell>
          <table:table-cell table:formula="of:=[.C82]-[.C83]" office:value-type="float" office:value="3.28139999999999" calcext:value-type="float">
            <text:p>3.2814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561233398953" calcext:value-type="float">
            <text:p>5.61E-01</text:p>
          </table:table-cell>
          <table:table-cell office:value-type="float" office:value="79.1535" calcext:value-type="float">
            <text:p>79.15</text:p>
          </table:table-cell>
          <table:table-cell table:formula="of:=[.C83]-[.C84]" office:value-type="float" office:value="3.26880000000001" calcext:value-type="float">
            <text:p>3.2688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579260310514" calcext:value-type="float">
            <text:p>5.79E-01</text:p>
          </table:table-cell>
          <table:table-cell office:value-type="float" office:value="75.9014" calcext:value-type="float">
            <text:p>75.90</text:p>
          </table:table-cell>
          <table:table-cell table:formula="of:=[.C84]-[.C85]" office:value-type="float" office:value="3.2521" calcext:value-type="float">
            <text:p>3.2521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597171471692" calcext:value-type="float">
            <text:p>5.97E-01</text:p>
          </table:table-cell>
          <table:table-cell office:value-type="float" office:value="72.6703" calcext:value-type="float">
            <text:p>72.67</text:p>
          </table:table-cell>
          <table:table-cell table:formula="of:=[.C85]-[.C86]" office:value-type="float" office:value="3.2311" calcext:value-type="float">
            <text:p>3.2311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614944057424" calcext:value-type="float">
            <text:p>6.15E-01</text:p>
          </table:table-cell>
          <table:table-cell office:value-type="float" office:value="69.4641" calcext:value-type="float">
            <text:p>69.46</text:p>
          </table:table-cell>
          <table:table-cell table:formula="of:=[.C86]-[.C87]" office:value-type="float" office:value="3.2062" calcext:value-type="float">
            <text:p>3.2062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632555419237" calcext:value-type="float">
            <text:p>6.33E-01</text:p>
          </table:table-cell>
          <table:table-cell office:value-type="float" office:value="66.287" calcext:value-type="float">
            <text:p>66.29</text:p>
          </table:table-cell>
          <table:table-cell table:formula="of:=[.C87]-[.C88]" office:value-type="float" office:value="3.1771" calcext:value-type="float">
            <text:p>3.1771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649983114115" calcext:value-type="float">
            <text:p>6.50E-01</text:p>
          </table:table-cell>
          <table:table-cell office:value-type="float" office:value="63.143" calcext:value-type="float">
            <text:p>63.14</text:p>
          </table:table-cell>
          <table:table-cell table:formula="of:=[.C88]-[.C89]" office:value-type="float" office:value="3.14400000000001" calcext:value-type="float">
            <text:p>3.144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667204933099" calcext:value-type="float">
            <text:p>6.67E-01</text:p>
          </table:table-cell>
          <table:table-cell office:value-type="float" office:value="60.0362" calcext:value-type="float">
            <text:p>60.04</text:p>
          </table:table-cell>
          <table:table-cell table:formula="of:=[.C89]-[.C90]" office:value-type="float" office:value="3.1068" calcext:value-type="float">
            <text:p>3.1068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684198929586" calcext:value-type="float">
            <text:p>6.84E-01</text:p>
          </table:table-cell>
          <table:table-cell office:value-type="float" office:value="56.9705" calcext:value-type="float">
            <text:p>56.97</text:p>
          </table:table-cell>
          <table:table-cell table:formula="of:=[.C90]-[.C91]" office:value-type="float" office:value="3.0657" calcext:value-type="float">
            <text:p>3.065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700943447299" calcext:value-type="float">
            <text:p>7.01E-01</text:p>
          </table:table-cell>
          <table:table-cell office:value-type="float" office:value="53.9498" calcext:value-type="float">
            <text:p>53.95</text:p>
          </table:table-cell>
          <table:table-cell table:formula="of:=[.C91]-[.C92]" office:value-type="float" office:value="3.0207" calcext:value-type="float">
            <text:p>3.020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717417147885" calcext:value-type="float">
            <text:p>7.17E-01</text:p>
          </table:table-cell>
          <table:table-cell office:value-type="float" office:value="50.9779" calcext:value-type="float">
            <text:p>50.98</text:p>
          </table:table-cell>
          <table:table-cell table:formula="of:=[.C92]-[.C93]" office:value-type="float" office:value="2.97190000000001" calcext:value-type="float">
            <text:p>2.9719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733599038103" calcext:value-type="float">
            <text:p>7.34E-01</text:p>
          </table:table-cell>
          <table:table-cell office:value-type="float" office:value="48.0587" calcext:value-type="float">
            <text:p>48.06</text:p>
          </table:table-cell>
          <table:table-cell table:formula="of:=[.C93]-[.C94]" office:value-type="float" office:value="2.9192" calcext:value-type="float">
            <text:p>2.9192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749468496584" calcext:value-type="float">
            <text:p>7.49E-01</text:p>
          </table:table-cell>
          <table:table-cell office:value-type="float" office:value="45.1959" calcext:value-type="float">
            <text:p>45.20</text:p>
          </table:table-cell>
          <table:table-cell table:formula="of:=[.C94]-[.C95]" office:value-type="float" office:value="2.8628" calcext:value-type="float">
            <text:p>2.8628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765005300104" calcext:value-type="float">
            <text:p>7.65E-01</text:p>
          </table:table-cell>
          <table:table-cell office:value-type="float" office:value="42.393" calcext:value-type="float">
            <text:p>42.39</text:p>
          </table:table-cell>
          <table:table-cell table:formula="of:=[.C95]-[.C96]" office:value-type="float" office:value="2.8029" calcext:value-type="float">
            <text:p>2.8029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780189649359" calcext:value-type="float">
            <text:p>7.80E-01</text:p>
          </table:table-cell>
          <table:table-cell office:value-type="float" office:value="39.6538" calcext:value-type="float">
            <text:p>39.65</text:p>
          </table:table-cell>
          <table:table-cell table:formula="of:=[.C96]-[.C97]" office:value-type="float" office:value="2.7392" calcext:value-type="float">
            <text:p>2.7392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795002194191" calcext:value-type="float">
            <text:p>7.95E-01</text:p>
          </table:table-cell>
          <table:table-cell office:value-type="float" office:value="36.9816" calcext:value-type="float">
            <text:p>36.98</text:p>
          </table:table-cell>
          <table:table-cell table:formula="of:=[.C97]-[.C98]" office:value-type="float" office:value="2.6722" calcext:value-type="float">
            <text:p>2.6722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809424058256" calcext:value-type="float">
            <text:p>8.09E-01</text:p>
          </table:table-cell>
          <table:table-cell office:value-type="float" office:value="34.3799" calcext:value-type="float">
            <text:p>34.38</text:p>
          </table:table-cell>
          <table:table-cell table:formula="of:=[.C98]-[.C99]" office:value-type="float" office:value="2.6017" calcext:value-type="float">
            <text:p>2.601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823436863068" calcext:value-type="float">
            <text:p>8.23E-01</text:p>
          </table:table-cell>
          <table:table-cell office:value-type="float" office:value="31.852" calcext:value-type="float">
            <text:p>31.85</text:p>
          </table:table-cell>
          <table:table-cell table:formula="of:=[.C99]-[.C100]" office:value-type="float" office:value="2.5279" calcext:value-type="float">
            <text:p>2.5279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837022751428" calcext:value-type="float">
            <text:p>8.37E-01</text:p>
          </table:table-cell>
          <table:table-cell office:value-type="float" office:value="29.4011" calcext:value-type="float">
            <text:p>29.40</text:p>
          </table:table-cell>
          <table:table-cell table:formula="of:=[.C100]-[.C101]" office:value-type="float" office:value="2.4509" calcext:value-type="float">
            <text:p>2.4509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850164410178" calcext:value-type="float">
            <text:p>8.50E-01</text:p>
          </table:table-cell>
          <table:table-cell office:value-type="float" office:value="27.0303" calcext:value-type="float">
            <text:p>27.03</text:p>
          </table:table-cell>
          <table:table-cell table:formula="of:=[.C101]-[.C102]" office:value-type="float" office:value="2.3708" calcext:value-type="float">
            <text:p>2.3708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862845092262" calcext:value-type="float">
            <text:p>8.63E-01</text:p>
          </table:table-cell>
          <table:table-cell office:value-type="float" office:value="24.7427" calcext:value-type="float">
            <text:p>24.74</text:p>
          </table:table-cell>
          <table:table-cell table:formula="of:=[.C102]-[.C103]" office:value-type="float" office:value="2.2876" calcext:value-type="float">
            <text:p>2.2876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87504863807" calcext:value-type="float">
            <text:p>8.75E-01</text:p>
          </table:table-cell>
          <table:table-cell office:value-type="float" office:value="22.5412" calcext:value-type="float">
            <text:p>22.54</text:p>
          </table:table-cell>
          <table:table-cell table:formula="of:=[.C103]-[.C104]" office:value-type="float" office:value="2.2015" calcext:value-type="float">
            <text:p>2.2015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886759496028" calcext:value-type="float">
            <text:p>8.87E-01</text:p>
          </table:table-cell>
          <table:table-cell office:value-type="float" office:value="20.4286" calcext:value-type="float">
            <text:p>20.43</text:p>
          </table:table-cell>
          <table:table-cell table:formula="of:=[.C104]-[.C105]" office:value-type="float" office:value="2.1126" calcext:value-type="float">
            <text:p>2.1126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897962742421" calcext:value-type="float">
            <text:p>8.98E-01</text:p>
          </table:table-cell>
          <table:table-cell office:value-type="float" office:value="18.4075" calcext:value-type="float">
            <text:p>18.41</text:p>
          </table:table-cell>
          <table:table-cell table:formula="of:=[.C105]-[.C106]" office:value-type="float" office:value="2.0211" calcext:value-type="float">
            <text:p>2.0211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08644100406" calcext:value-type="float">
            <text:p>9.09E-01</text:p>
          </table:table-cell>
          <table:table-cell office:value-type="float" office:value="16.4806" calcext:value-type="float">
            <text:p>16.48</text:p>
          </table:table-cell>
          <table:table-cell table:formula="of:=[.C106]-[.C107]" office:value-type="float" office:value="1.9269" calcext:value-type="float">
            <text:p>1.9269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18789958208" calcext:value-type="float">
            <text:p>9.19E-01</text:p>
          </table:table-cell>
          <table:table-cell office:value-type="float" office:value="14.6503" calcext:value-type="float">
            <text:p>14.65</text:p>
          </table:table-cell>
          <table:table-cell table:formula="of:=[.C107]-[.C108]" office:value-type="float" office:value="1.8303" calcext:value-type="float">
            <text:p>1.8303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28387386468" calcext:value-type="float">
            <text:p>9.28E-01</text:p>
          </table:table-cell>
          <table:table-cell office:value-type="float" office:value="12.9189" calcext:value-type="float">
            <text:p>12.92</text:p>
          </table:table-cell>
          <table:table-cell table:formula="of:=[.C108]-[.C109]" office:value-type="float" office:value="1.7314" calcext:value-type="float">
            <text:p>1.7314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37424154714" calcext:value-type="float">
            <text:p>9.37E-01</text:p>
          </table:table-cell>
          <table:table-cell office:value-type="float" office:value="11.2887" calcext:value-type="float">
            <text:p>11.29</text:p>
          </table:table-cell>
          <table:table-cell table:formula="of:=[.C109]-[.C110]" office:value-type="float" office:value="1.6302" calcext:value-type="float">
            <text:p>1.6302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45888746954" calcext:value-type="float">
            <text:p>9.46E-01</text:p>
          </table:table-cell>
          <table:table-cell office:value-type="float" office:value="9.76167" calcext:value-type="float">
            <text:p>9.76</text:p>
          </table:table-cell>
          <table:table-cell table:formula="of:=[.C110]-[.C111]" office:value-type="float" office:value="1.52703" calcext:value-type="float">
            <text:p>1.52703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53770376344" calcext:value-type="float">
            <text:p>9.54E-01</text:p>
          </table:table-cell>
          <table:table-cell office:value-type="float" office:value="8.33982" calcext:value-type="float">
            <text:p>8.34</text:p>
          </table:table-cell>
          <table:table-cell table:formula="of:=[.C111]-[.C112]" office:value-type="float" office:value="1.42185" calcext:value-type="float">
            <text:p>1.42185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61058998942" calcext:value-type="float">
            <text:p>9.61E-01</text:p>
          </table:table-cell>
          <table:table-cell office:value-type="float" office:value="7.02496" calcext:value-type="float">
            <text:p>7.02</text:p>
          </table:table-cell>
          <table:table-cell table:formula="of:=[.C112]-[.C113]" office:value-type="float" office:value="1.31486" calcext:value-type="float">
            <text:p>1.31486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677453265" calcext:value-type="float">
            <text:p>9.68E-01</text:p>
          </table:table-cell>
          <table:table-cell office:value-type="float" office:value="5.81874" calcext:value-type="float">
            <text:p>5.82</text:p>
          </table:table-cell>
          <table:table-cell table:formula="of:=[.C113]-[.C114]" office:value-type="float" office:value="1.20622" calcext:value-type="float">
            <text:p>1.20622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73820838306" calcext:value-type="float">
            <text:p>9.74E-01</text:p>
          </table:table-cell>
          <table:table-cell office:value-type="float" office:value="4.72272" calcext:value-type="float">
            <text:p>4.72</text:p>
          </table:table-cell>
          <table:table-cell table:formula="of:=[.C114]-[.C115]" office:value-type="float" office:value="1.09602" calcext:value-type="float">
            <text:p>1.09602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7927779204" calcext:value-type="float">
            <text:p>9.79E-01</text:p>
          </table:table-cell>
          <table:table-cell office:value-type="float" office:value="3.73829" calcext:value-type="float">
            <text:p>3.74</text:p>
          </table:table-cell>
          <table:table-cell table:formula="of:=[.C115]-[.C116]" office:value-type="float" office:value="0.98443" calcext:value-type="float">
            <text:p>0.98443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84109233639" calcext:value-type="float">
            <text:p>9.84E-01</text:p>
          </table:table-cell>
          <table:table-cell office:value-type="float" office:value="2.86669" calcext:value-type="float">
            <text:p>2.87</text:p>
          </table:table-cell>
          <table:table-cell table:formula="of:=[.C116]-[.C117]" office:value-type="float" office:value="0.8716" calcext:value-type="float">
            <text:p>0.8716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88309006162" calcext:value-type="float">
            <text:p>9.88E-01</text:p>
          </table:table-cell>
          <table:table-cell office:value-type="float" office:value="2.10906" calcext:value-type="float">
            <text:p>2.11</text:p>
          </table:table-cell>
          <table:table-cell table:formula="of:=[.C117]-[.C118]" office:value-type="float" office:value="0.75763" calcext:value-type="float">
            <text:p>0.75763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91871757634" calcext:value-type="float">
            <text:p>9.92E-01</text:p>
          </table:table-cell>
          <table:table-cell office:value-type="float" office:value="1.46633" calcext:value-type="float">
            <text:p>1.47</text:p>
          </table:table-cell>
          <table:table-cell table:formula="of:=[.C118]-[.C119]" office:value-type="float" office:value="0.64273" calcext:value-type="float">
            <text:p>0.64273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94792947869" calcext:value-type="float">
            <text:p>9.95E-01</text:p>
          </table:table-cell>
          <table:table-cell office:value-type="float" office:value="0.939352" calcext:value-type="float">
            <text:p>0.94</text:p>
          </table:table-cell>
          <table:table-cell table:formula="of:=[.C119]-[.C120]" office:value-type="float" office:value="0.526978" calcext:value-type="float">
            <text:p>0.526978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9706885425" calcext:value-type="float">
            <text:p>9.97E-01</text:p>
          </table:table-cell>
          <table:table-cell office:value-type="float" office:value="0.528779" calcext:value-type="float">
            <text:p>0.53</text:p>
          </table:table-cell>
          <table:table-cell table:formula="of:=[.C120]-[.C121]" office:value-type="float" office:value="0.410573" calcext:value-type="float">
            <text:p>0.410573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9869657648" calcext:value-type="float">
            <text:p>9.99E-01</text:p>
          </table:table-cell>
          <table:table-cell office:value-type="float" office:value="0.235138" calcext:value-type="float">
            <text:p>0.24</text:p>
          </table:table-cell>
          <table:table-cell table:formula="of:=[.C121]-[.C122]" office:value-type="float" office:value="0.293641" calcext:value-type="float">
            <text:p>0.293641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99674040273" calcext:value-type="float">
            <text:p>1.00E+00</text:p>
          </table:table-cell>
          <table:table-cell office:value-type="float" office:value="0.0588031" calcext:value-type="float">
            <text:p>0.06</text:p>
          </table:table-cell>
          <table:table-cell table:formula="of:=[.C122]-[.C123]" office:value-type="float" office:value="0.1763349" calcext:value-type="float">
            <text:p>0.1763349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1" calcext:value-type="float">
            <text:p>1.00E+00</text:p>
          </table:table-cell>
          <table:table-cell office:value-type="float" office:value="0" calcext:value-type="float">
            <text:p>0.00</text:p>
          </table:table-cell>
          <table:table-cell table:formula="of:=[.C123]-[.C124]" office:value-type="float" office:value="0.0588031" calcext:value-type="float">
            <text:p>0.0588031</text:p>
          </table:table-cell>
          <table:table-cell table:number-columns-repeated="1020"/>
        </table:table-row>
        <table:table-row table:style-name="ro4" table:number-rows-repeated="104845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=11700" table:style-name="ta1">
        <table:table-column table:style-name="co33" table:default-cell-style-name="ce97"/>
        <table:table-column table:style-name="co30" table:default-cell-style-name="ce97"/>
        <table:table-column table:style-name="co31" table:default-cell-style-name="ce97"/>
        <table:table-column table:style-name="co32" table:default-cell-style-name="ce97"/>
        <table:table-column table:style-name="co33" table:default-cell-style-name="ce97"/>
        <table:table-column table:style-name="co34" table:default-cell-style-name="ce97"/>
        <table:table-column table:style-name="co35" table:default-cell-style-name="ce97"/>
        <table:table-column table:style-name="co33" table:default-cell-style-name="ce97"/>
        <table:table-column table:style-name="co36" table:default-cell-style-name="ce97"/>
        <table:table-column table:style-name="co37" table:default-cell-style-name="ce97"/>
        <table:table-column table:style-name="co38" table:default-cell-style-name="ce97"/>
        <table:table-column table:style-name="co33" table:default-cell-style-name="ce97"/>
        <table:table-column table:style-name="co39" table:default-cell-style-name="ce97"/>
        <table:table-column table:style-name="co37" table:default-cell-style-name="ce160"/>
        <table:table-column table:style-name="co31" table:default-cell-style-name="ce157"/>
        <table:table-column table:style-name="co34" table:default-cell-style-name="ce116"/>
        <table:table-column table:style-name="co39" table:default-cell-style-name="ce116"/>
        <table:table-column table:style-name="co32" table:default-cell-style-name="ce185"/>
        <table:table-column table:style-name="co8" table:default-cell-style-name="ce101"/>
        <table:table-column table:style-name="co8" table:number-columns-repeated="1005" table:default-cell-style-name="ce97"/>
        <table:table-row table:style-name="ro4"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number-columns-repeated="2"/>
          <table:table-cell table:style-name="ce108" office:value-type="string" calcext:value-type="string" table:number-columns-spanned="2" table:number-rows-spanned="1">
            <text:p>Reynolds number</text:p>
          </table:table-cell>
          <table:covered-table-cell table:style-name="ce118"/>
          <table:table-cell/>
          <table:table-cell table:style-name="ce108" office:value-type="string" calcext:value-type="string" table:number-columns-spanned="2" table:number-rows-spanned="1">
            <text:p>Pipe geometry</text:p>
          </table:table-cell>
          <table:covered-table-cell table:style-name="ce118"/>
          <table:table-cell table:number-columns-repeated="2"/>
          <table:table-cell table:style-name="ce108" office:value-type="string" calcext:value-type="string" table:number-columns-spanned="2" table:number-rows-spanned="1">
            <text:p>Near-wall streaks</text:p>
          </table:table-cell>
          <table:covered-table-cell table:style-name="ce118"/>
          <table:table-cell/>
          <table:table-cell table:style-name="ce146" office:value-type="string" calcext:value-type="string" table:number-columns-spanned="2" table:number-rows-spanned="1">
            <text:p>Cluster</text:p>
          </table:table-cell>
          <table:covered-table-cell table:style-name="ce161"/>
          <table:table-cell table:number-columns-repeated="1010"/>
        </table:table-row>
        <table:table-row table:style-name="ro4">
          <table:table-cell table:number-columns-repeated="2"/>
          <table:table-cell table:style-name="ce106" office:value-type="string" calcext:value-type="string">
            <text:p>Re</text:p>
          </table:table-cell>
          <table:table-cell table:style-name="ce119" table:formula="of:=[$Kolmogorov.$C17]" office:value-type="float" office:value="11700" calcext:value-type="float">
            <text:p>11700</text:p>
          </table:table-cell>
          <table:table-cell/>
          <table:table-cell table:style-name="ce106" office:value-type="string" calcext:value-type="string">
            <text:p>L/R</text:p>
          </table:table-cell>
          <table:table-cell table:style-name="ce119" office:value-type="float" office:value="42" calcext:value-type="float">
            <text:p>42</text:p>
          </table:table-cell>
          <table:table-cell table:number-columns-repeated="2"/>
          <table:table-cell table:style-name="ce106" office:value-type="string" calcext:value-type="string">
            <text:p>lambda_z/R</text:p>
          </table:table-cell>
          <table:table-cell table:style-name="ce143" table:formula="of:=[.K4]/[.D4]" office:value-type="float" office:value="2.21760254983579" calcext:value-type="float">
            <text:p>2.22</text:p>
          </table:table-cell>
          <table:table-cell/>
          <table:table-cell table:style-name="ce147" office:value-type="string" calcext:value-type="string">
            <text:p>cores/node</text:p>
          </table:table-cell>
          <table:table-cell table:style-name="ce162" office:value-type="float" office:value="16" calcext:value-type="float">
            <text:p>16</text:p>
          </table:table-cell>
          <table:table-cell table:style-name="ce97" table:number-columns-repeated="5"/>
          <table:table-cell table:number-columns-repeated="1005"/>
        </table:table-row>
        <table:table-row table:style-name="ro4">
          <table:table-cell table:number-columns-repeated="2"/>
          <table:table-cell table:style-name="ce109" office:value-type="string" calcext:value-type="string">
            <text:p>Re_tau</text:p>
          </table:table-cell>
          <table:table-cell table:style-name="ce120" table:formula="of:=[$Kolmogorov.$D17]" office:value-type="float" office:value="360.749945953678" calcext:value-type="float">
            <text:p>360.7</text:p>
          </table:table-cell>
          <table:table-cell/>
          <table:table-cell table:style-name="ce106" office:value-type="string" calcext:value-type="string">
            <text:p>alpha</text:p>
          </table:table-cell>
          <table:table-cell table:style-name="ce138" table:formula="of:=2*PI()/[.G3]" office:value-type="float" office:value="0.149599650170943" calcext:value-type="float">
            <text:p>0.1496</text:p>
          </table:table-cell>
          <table:table-cell table:number-columns-repeated="2"/>
          <table:table-cell table:style-name="ce106" office:value-type="string" calcext:value-type="string">
            <text:p>lambda_z^+</text:p>
          </table:table-cell>
          <table:table-cell table:style-name="ce119" office:value-type="float" office:value="800" calcext:value-type="float">
            <text:p>800</text:p>
          </table:table-cell>
          <table:table-cell table:number-columns-repeated="6"/>
          <table:table-cell table:style-name="ce97" table:number-columns-repeated="2"/>
          <table:table-cell table:number-columns-repeated="1005"/>
        </table:table-row>
        <table:table-row table:style-name="ro4">
          <table:table-cell table:number-columns-repeated="3"/>
          <table:table-cell table:style-name="ce121"/>
          <table:table-cell/>
          <table:table-cell table:style-name="ce106" office:value-type="string" calcext:value-type="string">
            <text:p>m</text:p>
          </table:table-cell>
          <table:table-cell table:style-name="ce119" office:value-type="float" office:value="1" calcext:value-type="float">
            <text:p>1</text:p>
          </table:table-cell>
          <table:table-cell table:number-columns-repeated="2"/>
          <table:table-cell table:style-name="ce106" office:value-type="string" calcext:value-type="string">
            <text:p>lambda_theta/R</text:p>
          </table:table-cell>
          <table:table-cell table:style-name="ce143" table:formula="of:=[.K6]/[.D4]" office:value-type="float" office:value="0.360360414348316" calcext:value-type="float">
            <text:p>0.36</text:p>
          </table:table-cell>
          <table:table-cell/>
          <table:table-cell table:style-name="ce148" office:value-type="string" calcext:value-type="string" table:number-columns-spanned="2" table:number-rows-spanned="1">
            <text:p>DOF/Arrays</text:p>
          </table:table-cell>
          <table:covered-table-cell table:style-name="ce163"/>
          <table:table-cell table:style-name="ce97"/>
          <table:table-cell table:number-columns-repeated="2"/>
          <table:table-cell table:style-name="ce97" table:number-columns-repeated="2"/>
          <table:table-cell table:number-columns-repeated="1005"/>
        </table:table-row>
        <table:table-row table:style-name="ro4">
          <table:table-cell table:number-columns-repeated="2"/>
          <table:table-cell table:style-name="ce108" office:value-type="string" calcext:value-type="string" table:number-columns-spanned="2" table:number-rows-spanned="1">
            <text:p>Grid spacing</text:p>
          </table:table-cell>
          <table:covered-table-cell table:style-name="ce122"/>
          <table:table-cell/>
          <table:table-cell table:style-name="ce109" office:value-type="string" calcext:value-type="string">
            <text:p>2pi*R/m</text:p>
          </table:table-cell>
          <table:table-cell table:style-name="ce139" table:formula="of:=2*PI()/[.G5]" office:value-type="float" office:value="6.28318530717959" calcext:value-type="float">
            <text:p>6.283185</text:p>
          </table:table-cell>
          <table:table-cell table:number-columns-repeated="2"/>
          <table:table-cell table:style-name="ce106" office:value-type="string" calcext:value-type="string">
            <text:p>lambda_theta^+</text:p>
          </table:table-cell>
          <table:table-cell table:style-name="ce119" office:value-type="float" office:value="130" calcext:value-type="float">
            <text:p>130</text:p>
          </table:table-cell>
          <table:table-cell/>
          <table:table-cell table:style-name="ce149" office:value-type="float" office:value="3" calcext:value-type="float">
            <text:p>3</text:p>
          </table:table-cell>
          <table:table-cell table:style-name="ce164" office:value-type="string" calcext:value-type="string">
            <text:p>Fields (u,v,w)</text:p>
          </table:table-cell>
          <table:table-cell table:style-name="ce97"/>
          <table:table-cell table:number-columns-repeated="1009"/>
        </table:table-row>
        <table:table-row table:style-name="ro4">
          <table:table-cell table:number-columns-repeated="2"/>
          <table:table-cell table:style-name="ce106" office:value-type="string" calcext:value-type="string">
            <text:p>h/R</text:p>
          </table:table-cell>
          <table:table-cell table:style-name="ce123" table:formula="of:=[$Kolmogorov.$Q17]" office:value-type="float" office:value="0.015903736737057" calcext:value-type="float">
            <text:p>1.590E-2</text:p>
          </table:table-cell>
          <table:table-cell table:number-columns-repeated="5"/>
          <table:table-cell table:style-name="ce109" office:value-type="string" calcext:value-type="string">
            <text:p>z/theta</text:p>
          </table:table-cell>
          <table:table-cell table:style-name="ce144" table:formula="of:=[.K4]/[.K6]" office:value-type="float" office:value="6.15384615384615" calcext:value-type="float">
            <text:p>6.15</text:p>
          </table:table-cell>
          <table:table-cell/>
          <table:table-cell table:style-name="ce149" table:formula="of:=64/8" office:value-type="float" office:value="8" calcext:value-type="float">
            <text:p>8</text:p>
          </table:table-cell>
          <table:table-cell table:style-name="ce164" office:value-type="string" calcext:value-type="string">
            <text:p>Byte/Double</text:p>
          </table:table-cell>
          <table:table-cell table:style-name="ce97"/>
          <table:table-cell table:number-columns-repeated="1009"/>
        </table:table-row>
        <table:table-row table:style-name="ro4">
          <table:table-cell table:number-columns-repeated="2"/>
          <table:table-cell table:style-name="ce109" office:value-type="string" calcext:value-type="string">
            <text:p>h^+</text:p>
          </table:table-cell>
          <table:table-cell table:style-name="ce124" table:formula="of:=[$Kolmogorov.$P17]" office:value-type="float" office:value="5.73727216835482" calcext:value-type="float">
            <text:p>5.737</text:p>
          </table:table-cell>
          <table:table-cell table:number-columns-repeated="8"/>
          <table:table-cell table:style-name="ce150" office:value-type="float" office:value="2" calcext:value-type="float">
            <text:p>2</text:p>
          </table:table-cell>
          <table:table-cell table:style-name="ce165" office:value-type="string" calcext:value-type="string">
            <text:p>Real &amp; Imag</text:p>
          </table:table-cell>
          <table:table-cell table:style-name="ce97"/>
          <table:table-cell table:number-columns-repeated="1009"/>
        </table:table-row>
        <table:table-row table:style-name="ro4">
          <table:table-cell table:number-columns-repeated="2"/>
          <table:table-cell table:style-name="ce110"/>
          <table:table-cell table:style-name="ce125"/>
          <table:table-cell table:number-columns-repeated="1020"/>
        </table:table-row>
        <table:table-row table:style-name="ro4">
          <table:table-cell table:number-columns-repeated="2"/>
          <table:table-cell table:style-name="ce111" office:value-type="string" calcext:value-type="string" table:number-columns-spanned="2" table:number-rows-spanned="1">
            <text:p>axial (z)</text:p>
          </table:table-cell>
          <table:covered-table-cell/>
          <table:table-cell/>
          <table:table-cell table:style-name="ce111" office:value-type="string" calcext:value-type="string" table:number-columns-spanned="2" table:number-rows-spanned="1">
            <text:p>azimuthal (theta)</text:p>
          </table:table-cell>
          <table:covered-table-cell/>
          <table:table-cell/>
          <table:table-cell table:style-name="ce111" office:value-type="string" calcext:value-type="string" table:number-columns-spanned="3" table:number-rows-spanned="1">
            <text:p>radial (r)</text:p>
          </table:table-cell>
          <table:covered-table-cell table:number-columns-repeated="2"/>
          <table:table-cell/>
          <table:table-cell table:style-name="ce111" table:number-columns-spanned="4" table:number-rows-spanned="1"/>
          <table:covered-table-cell table:style-name="ce166"/>
          <table:covered-table-cell table:style-name="ce160"/>
          <table:covered-table-cell/>
          <table:table-cell table:style-name="ce182"/>
          <table:table-cell table:style-name="ce186"/>
          <table:table-cell table:number-columns-repeated="1006"/>
        </table:table-row>
        <table:table-row table:style-name="ro4">
          <table:table-cell table:style-name="ce98" table:number-columns-repeated="2"/>
          <table:table-cell table:style-name="ce98" office:value-type="string" calcext:value-type="string">
            <text:p>K</text:p>
          </table:table-cell>
          <table:table-cell table:style-name="ce98" office:value-type="string" calcext:value-type="string">
            <text:p>Delta_z^+</text:p>
          </table:table-cell>
          <table:table-cell table:style-name="ce98"/>
          <table:table-cell table:style-name="ce98" office:value-type="string" calcext:value-type="string">
            <text:p>M</text:p>
          </table:table-cell>
          <table:table-cell table:style-name="ce98" office:value-type="string" calcext:value-type="string">
            <text:p>Delta_theta*R^+</text:p>
          </table:table-cell>
          <table:table-cell table:style-name="ce98"/>
          <table:table-cell table:style-name="ce98" office:value-type="string" calcext:value-type="string">
            <text:p>N</text:p>
          </table:table-cell>
          <table:table-cell table:style-name="ce98" office:value-type="string" calcext:value-type="string">
            <text:p>Delta_r^+|c</text:p>
          </table:table-cell>
          <table:table-cell table:style-name="ce98" office:value-type="string" calcext:value-type="string">
            <text:p>Delta_r^+|w</text:p>
          </table:table-cell>
          <table:table-cell table:style-name="ce98"/>
          <table:table-cell table:style-name="ce151" table:number-columns-repeated="3"/>
          <table:table-cell table:style-name="ce175"/>
          <table:table-cell table:style-name="ce183" table:number-columns-repeated="2"/>
          <table:table-cell table:style-name="ce196"/>
          <table:table-cell table:style-name="ce98" table:number-columns-repeated="999"/>
          <table:table-cell table:style-name="ce198" table:number-columns-repeated="6"/>
        </table:table-row>
        <table:table-row table:style-name="ro4">
          <table:table-cell table:style-name="ce99"/>
          <table:table-cell table:style-name="ce102" office:value-type="string" calcext:value-type="string">
            <text:p>DNS</text:p>
          </table:table-cell>
          <table:table-cell table:style-name="ce112"/>
          <table:table-cell table:style-name="ce126" office:value-type="string" calcext:value-type="string" table:number-columns-spanned="14" table:number-rows-spanned="1">
            <text:p>Based on mean Kolmogorov scale estimates</text:p>
          </table:table-cell>
          <table:covered-table-cell table:number-columns-repeated="8" table:style-name="ce112"/>
          <table:covered-table-cell table:style-name="ce152"/>
          <table:covered-table-cell table:style-name="ce167"/>
          <table:covered-table-cell table:style-name="ce152"/>
          <table:covered-table-cell table:number-columns-repeated="2" table:style-name="ce176"/>
          <table:table-cell table:style-name="ce187"/>
          <table:table-cell/>
          <table:table-cell table:style-name="ce99" table:number-columns-repeated="999"/>
          <table:table-cell table:number-columns-repeated="6"/>
        </table:table-row>
        <table:table-row table:style-name="ro4">
          <table:table-cell table:style-name="ce100"/>
          <table:table-cell table:style-name="ce103" office:value-type="string" calcext:value-type="string">
            <text:p>Estimate</text:p>
          </table:table-cell>
          <table:table-cell table:style-name="ce113" table:formula="of:=[.$G$3]*[.$D$4]/[.$D13]/2" office:value-type="float" office:value="1320.44439286198" calcext:value-type="float">
            <text:p>1320</text:p>
          </table:table-cell>
          <table:table-cell table:style-name="ce127" table:formula="of:=[.$D$8]" office:value-type="float" office:value="5.73727216835482" calcext:value-type="float">
            <text:p>5.74</text:p>
          </table:table-cell>
          <table:table-cell table:style-name="ce136"/>
          <table:table-cell table:style-name="ce113" table:formula="of:=[.$G$6]*[.$D$4]/[.$G13]/2" office:value-type="float" office:value="197.538019242335" calcext:value-type="float">
            <text:p>198</text:p>
          </table:table-cell>
          <table:table-cell table:style-name="ce127" table:formula="of:=[.$D$8]" office:value-type="float" office:value="5.73727216835482" calcext:value-type="float">
            <text:p>5.74</text:p>
          </table:table-cell>
          <table:table-cell table:style-name="ce136" table:number-columns-repeated="2"/>
          <table:table-cell table:style-name="ce127" table:formula="of:=[.$D$8]" office:value-type="float" office:value="5.73727216835482" calcext:value-type="float">
            <text:p>5.74</text:p>
          </table:table-cell>
          <table:table-cell table:style-name="ce127" office:value-type="float" office:value="0.37" calcext:value-type="float">
            <text:p>0.37</text:p>
          </table:table-cell>
          <table:table-cell table:style-name="ce136"/>
          <table:table-cell table:style-name="ce153"/>
          <table:table-cell table:style-name="ce168"/>
          <table:table-cell table:style-name="ce153"/>
          <table:table-cell table:style-name="ce113" table:number-columns-repeated="2"/>
          <table:table-cell table:style-name="ce188"/>
          <table:table-cell table:style-name="ce197"/>
          <table:table-cell table:style-name="ce100" table:number-columns-repeated="999"/>
          <table:table-cell table:number-columns-repeated="6"/>
        </table:table-row>
        <table:table-row table:style-name="ro4">
          <table:table-cell table:style-name="ce99"/>
          <table:table-cell table:style-name="ce104" office:value-type="string" calcext:value-type="string">
            <text:p>pipe0012</text:p>
          </table:table-cell>
          <table:table-cell table:style-name="ce107" table:formula="of:=1024+256+32+16+4" office:value-type="float" office:value="1332" calcext:value-type="float">
            <text:p>1332</text:p>
          </table:table-cell>
          <table:table-cell table:style-name="ce128" table:formula="of:=[.$G$3]*[.$D$4]/(2*[.C14])" office:value-type="float" office:value="5.68749914791834" calcext:value-type="float">
            <text:p>5.69</text:p>
          </table:table-cell>
          <table:table-cell table:style-name="ce107"/>
          <table:table-cell table:style-name="ce107" table:formula="of:=256" office:value-type="float" office:value="256" calcext:value-type="float">
            <text:p>256</text:p>
          </table:table-cell>
          <table:table-cell table:style-name="ce128" table:formula="of:=[.$G$6]*[.$D$4]/(2*[.F14])" office:value-type="float" office:value="4.4270678905898" calcext:value-type="float">
            <text:p>4.43</text:p>
          </table:table-cell>
          <table:table-cell table:style-name="ce107"/>
          <table:table-cell table:style-name="ce107" table:formula="of:=128+16" office:value-type="float" office:value="144" calcext:value-type="float">
            <text:p>144</text:p>
          </table:table-cell>
          <table:table-cell table:style-name="ce128" office:value-type="float" office:value="5.56804276635094" calcext:value-type="float">
            <text:p>5.57</text:p>
          </table:table-cell>
          <table:table-cell table:style-name="ce128" office:value-type="float" office:value="0.307707491870941" calcext:value-type="float">
            <text:p>0.31</text:p>
          </table:table-cell>
          <table:table-cell table:style-name="ce107"/>
          <table:table-cell table:style-name="ce154" table:formula="of:=(2*[.C14]+1)*(2*[.F14]+1)*[.I14]" office:value-type="float" office:value="196868880" calcext:value-type="float">
            <text:p>2.0E+8</text:p>
          </table:table-cell>
          <table:table-cell table:style-name="ce169" table:formula="of:=(3*[.C14]+1)*(3*[.F14]+1)*[.I14]" office:value-type="float" office:value="442611792" calcext:value-type="float">
            <text:p>4.4E+8</text:p>
          </table:table-cell>
          <table:table-cell table:style-name="ce154"/>
          <table:table-cell table:style-name="ce177"/>
          <table:table-cell table:style-name="ce184"/>
          <table:table-cell table:style-name="ce189"/>
          <table:table-cell/>
          <table:table-cell table:style-name="ce99" table:number-columns-repeated="999"/>
          <table:table-cell table:number-columns-repeated="6"/>
        </table:table-row>
        <table:table-row table:style-name="ro4">
          <table:table-cell table:style-name="ce101"/>
          <table:table-cell table:style-name="ce105" office:value-type="string" calcext:value-type="string">
            <text:p>points/cores/node</text:p>
          </table:table-cell>
          <table:table-cell table:style-name="ce114" table:formula="of:=[.C14]/[.$N$3]" office:value-type="float" office:value="83.25" calcext:value-type="float">
            <text:p>83.3</text:p>
          </table:table-cell>
          <table:table-cell table:style-name="ce114"/>
          <table:table-cell table:style-name="ce137"/>
          <table:table-cell table:style-name="ce114" table:formula="of:=[.F14]/[.$N$3]" office:value-type="float" office:value="16" calcext:value-type="float">
            <text:p>16.0</text:p>
          </table:table-cell>
          <table:table-cell table:style-name="ce114"/>
          <table:table-cell table:style-name="ce137"/>
          <table:table-cell table:style-name="ce114" table:formula="of:=[.I14]/[.$N$3]" office:value-type="float" office:value="9" calcext:value-type="float">
            <text:p>9.0</text:p>
          </table:table-cell>
          <table:table-cell table:style-name="ce132" table:number-columns-repeated="2"/>
          <table:table-cell table:style-name="ce137"/>
          <table:table-cell table:style-name="ce155"/>
          <table:table-cell table:style-name="ce170"/>
          <table:table-cell table:style-name="ce155"/>
          <table:table-cell table:style-name="ce178" table:number-columns-repeated="2"/>
          <table:table-cell table:style-name="ce190"/>
          <table:table-cell/>
          <table:table-cell table:style-name="ce101" table:number-columns-repeated="999"/>
          <table:table-cell table:number-columns-repeated="6"/>
        </table:table-row>
        <table:table-row table:style-name="ro4">
          <table:table-cell table:style-name="ce99" table:number-columns-repeated="3"/>
          <table:table-cell table:style-name="ce129"/>
          <table:table-cell table:style-name="ce99" table:number-columns-repeated="2"/>
          <table:table-cell table:style-name="ce129"/>
          <table:table-cell table:style-name="ce99" table:number-columns-repeated="2"/>
          <table:table-cell table:style-name="ce134" table:number-columns-repeated="2"/>
          <table:table-cell table:style-name="ce99"/>
          <table:table-cell table:style-name="ce154"/>
          <table:table-cell table:style-name="ce171"/>
          <table:table-cell table:style-name="ce154"/>
          <table:table-cell table:style-name="ce179" table:number-columns-repeated="2"/>
          <table:table-cell table:style-name="ce191"/>
          <table:table-cell/>
          <table:table-cell table:style-name="ce99" table:number-columns-repeated="999"/>
          <table:table-cell table:number-columns-repeated="6"/>
        </table:table-row>
        <table:table-row table:style-name="ro4">
          <table:table-cell/>
          <table:table-cell table:style-name="ce102" office:value-type="string" calcext:value-type="string">
            <text:p>LES1</text:p>
          </table:table-cell>
          <table:table-cell table:style-name="ce115" office:value-type="float" office:value="2" calcext:value-type="float">
            <text:p>2</text:p>
          </table:table-cell>
          <table:table-cell table:style-name="ce130" office:value-type="string" calcext:value-type="string" table:number-columns-spanned="14" table:number-rows-spanned="1">
            <text:p>times coarser than DNS</text:p>
          </table:table-cell>
          <table:covered-table-cell table:number-columns-repeated="2" table:style-name="ce115"/>
          <table:covered-table-cell table:style-name="ce140"/>
          <table:covered-table-cell table:number-columns-repeated="2" table:style-name="ce115"/>
          <table:covered-table-cell table:number-columns-repeated="2" table:style-name="ce141"/>
          <table:covered-table-cell table:style-name="ce115"/>
          <table:covered-table-cell table:style-name="ce156"/>
          <table:covered-table-cell table:style-name="ce172"/>
          <table:covered-table-cell table:style-name="ce156"/>
          <table:covered-table-cell table:number-columns-repeated="2" table:style-name="ce180"/>
          <table:table-cell table:style-name="ce187"/>
          <table:table-cell table:number-columns-repeated="1006"/>
        </table:table-row>
        <table:table-row table:style-name="ro4">
          <table:table-cell/>
          <table:table-cell table:style-name="ce106" office:value-type="string" calcext:value-type="string">
            <text:p>Estimate</text:p>
          </table:table-cell>
          <table:table-cell table:style-name="ce116" table:formula="of:=[.$G$3]*[.$D$4]/(2*[.$D$18])" office:value-type="float" office:value="666" calcext:value-type="float">
            <text:p>666</text:p>
          </table:table-cell>
          <table:table-cell table:style-name="ce131" table:formula="of:=[.$D14]*[.$C17]" office:value-type="float" office:value="11.3749982958367" calcext:value-type="float">
            <text:p>11.37</text:p>
          </table:table-cell>
          <table:table-cell/>
          <table:table-cell table:style-name="ce116" table:formula="of:=[.$G$6]*[.$D$4]/(2*[.G18])" office:value-type="float" office:value="128" calcext:value-type="float">
            <text:p>128</text:p>
          </table:table-cell>
          <table:table-cell table:style-name="ce131" table:formula="of:=[.$G14]*[.$C17]" office:value-type="float" office:value="8.8541357811796" calcext:value-type="float">
            <text:p>8.85</text:p>
          </table:table-cell>
          <table:table-cell table:number-columns-repeated="2"/>
          <table:table-cell table:style-name="ce131" table:formula="of:=[.$J14]*[.$C17]" office:value-type="float" office:value="11.1360855327019" calcext:value-type="float">
            <text:p>11.14</text:p>
          </table:table-cell>
          <table:table-cell table:style-name="ce131" table:formula="of:=[.$K14]*[.$C17]" office:value-type="float" office:value="0.615414983741882" calcext:value-type="float">
            <text:p>0.62</text:p>
          </table:table-cell>
          <table:table-cell/>
          <table:table-cell table:style-name="ce157"/>
          <table:table-cell table:number-columns-repeated="2"/>
          <table:table-cell table:style-name="ce181" table:number-columns-repeated="2"/>
          <table:table-cell table:style-name="ce192"/>
          <table:table-cell table:number-columns-repeated="1006"/>
        </table:table-row>
        <table:table-row table:style-name="ro4">
          <table:table-cell table:style-name="ce99"/>
          <table:table-cell table:style-name="ce104" office:value-type="string" calcext:value-type="string">
            <text:p>pipe0013</text:p>
          </table:table-cell>
          <table:table-cell table:style-name="ce107" table:formula="of:=512+128+32" office:value-type="float" office:value="672" calcext:value-type="float">
            <text:p>672</text:p>
          </table:table-cell>
          <table:table-cell table:style-name="ce128" table:formula="of:=[.$G$3]*[.$D$4]/(2*[.C19])" office:value-type="float" office:value="11.2734358110524" calcext:value-type="float">
            <text:p>11.27</text:p>
          </table:table-cell>
          <table:table-cell table:style-name="ce107"/>
          <table:table-cell table:style-name="ce107" table:formula="of:=64+32" office:value-type="float" office:value="96" calcext:value-type="float">
            <text:p>96</text:p>
          </table:table-cell>
          <table:table-cell table:style-name="ce128" table:formula="of:=[.$G$6]*[.$D$4]/(2*[.F19])" office:value-type="float" office:value="11.8055143749061" calcext:value-type="float">
            <text:p>11.81</text:p>
          </table:table-cell>
          <table:table-cell table:style-name="ce107"/>
          <table:table-cell table:style-name="ce107" table:formula="of:=64+8" office:value-type="float" office:value="72" calcext:value-type="float">
            <text:p>72</text:p>
          </table:table-cell>
          <table:table-cell table:style-name="ce128" office:value-type="float" office:value="11.1065865271766" calcext:value-type="float">
            <text:p>11.11</text:p>
          </table:table-cell>
          <table:table-cell table:style-name="ce128" office:value-type="float" office:value="0.668727827319673" calcext:value-type="float">
            <text:p>0.67</text:p>
          </table:table-cell>
          <table:table-cell table:style-name="ce107"/>
          <table:table-cell table:style-name="ce154"/>
          <table:table-cell table:style-name="ce169"/>
          <table:table-cell table:style-name="ce154"/>
          <table:table-cell table:style-name="ce177"/>
          <table:table-cell table:style-name="ce184"/>
          <table:table-cell table:style-name="ce189"/>
          <table:table-cell table:style-name="ce97"/>
          <table:table-cell table:style-name="ce99" table:number-columns-repeated="999"/>
          <table:table-cell table:number-columns-repeated="6"/>
        </table:table-row>
        <table:table-row table:style-name="ro4">
          <table:table-cell table:style-name="ce101"/>
          <table:table-cell table:style-name="ce105" office:value-type="string" calcext:value-type="string">
            <text:p>points/cores/node</text:p>
          </table:table-cell>
          <table:table-cell table:style-name="ce114" table:formula="of:=[.C19]/[.$N$3]" office:value-type="float" office:value="42" calcext:value-type="float">
            <text:p>42.0</text:p>
          </table:table-cell>
          <table:table-cell table:style-name="ce114"/>
          <table:table-cell table:style-name="ce137"/>
          <table:table-cell table:style-name="ce114" table:formula="of:=[.F19]/[.$N$3]" office:value-type="float" office:value="6" calcext:value-type="float">
            <text:p>6.0</text:p>
          </table:table-cell>
          <table:table-cell table:style-name="ce132"/>
          <table:table-cell table:style-name="ce137"/>
          <table:table-cell table:style-name="ce114" table:formula="of:=[.I19]/[.$N$3]" office:value-type="float" office:value="4.5" calcext:value-type="float">
            <text:p>4.5</text:p>
          </table:table-cell>
          <table:table-cell table:style-name="ce114"/>
          <table:table-cell table:style-name="ce132"/>
          <table:table-cell table:style-name="ce137"/>
          <table:table-cell table:style-name="ce155"/>
          <table:table-cell table:style-name="ce170"/>
          <table:table-cell table:style-name="ce155"/>
          <table:table-cell table:style-name="ce178" table:number-columns-repeated="2"/>
          <table:table-cell table:style-name="ce190"/>
          <table:table-cell table:style-name="ce97"/>
          <table:table-cell table:style-name="ce101" table:number-columns-repeated="999"/>
          <table:table-cell table:number-columns-repeated="6"/>
        </table:table-row>
        <table:table-row table:style-name="ro4">
          <table:table-cell table:style-name="ce99" table:number-columns-repeated="3"/>
          <table:table-cell table:style-name="ce129"/>
          <table:table-cell table:style-name="ce99" table:number-columns-repeated="2"/>
          <table:table-cell table:style-name="ce134"/>
          <table:table-cell table:style-name="ce99" table:number-columns-repeated="3"/>
          <table:table-cell table:style-name="ce134"/>
          <table:table-cell table:style-name="ce99"/>
          <table:table-cell table:style-name="ce154"/>
          <table:table-cell table:style-name="ce171"/>
          <table:table-cell table:style-name="ce154"/>
          <table:table-cell table:style-name="ce179" table:number-columns-repeated="2"/>
          <table:table-cell table:style-name="ce191"/>
          <table:table-cell table:style-name="ce97"/>
          <table:table-cell table:style-name="ce99" table:number-columns-repeated="999"/>
          <table:table-cell table:number-columns-repeated="6"/>
        </table:table-row>
        <table:table-row table:style-name="ro4">
          <table:table-cell table:style-name="ce99"/>
          <table:table-cell table:style-name="ce102" office:value-type="string" calcext:value-type="string">
            <text:p>LES2</text:p>
          </table:table-cell>
          <table:table-cell table:style-name="ce115"/>
          <table:table-cell table:style-name="ce130" office:value-type="string" calcext:value-type="string" table:number-columns-spanned="14" table:number-rows-spanned="1">
            <text:p>Lower bound of recommendations by Piomelly 1997 (50-100, 15-45, and &lt;1)</text:p>
          </table:table-cell>
          <table:covered-table-cell table:number-columns-repeated="2" table:style-name="ce115"/>
          <table:covered-table-cell table:style-name="ce141"/>
          <table:covered-table-cell table:number-columns-repeated="3" table:style-name="ce115"/>
          <table:covered-table-cell table:style-name="ce141"/>
          <table:covered-table-cell table:style-name="ce115"/>
          <table:covered-table-cell table:style-name="ce152"/>
          <table:covered-table-cell table:style-name="ce172"/>
          <table:covered-table-cell table:style-name="ce152"/>
          <table:covered-table-cell table:number-columns-repeated="2" table:style-name="ce180"/>
          <table:table-cell table:style-name="ce187"/>
          <table:table-cell table:style-name="ce97"/>
          <table:table-cell table:style-name="ce99" table:number-columns-repeated="999"/>
          <table:table-cell table:number-columns-repeated="6"/>
        </table:table-row>
        <table:table-row table:style-name="ro4">
          <table:table-cell/>
          <table:table-cell table:style-name="ce106" office:value-type="string" calcext:value-type="string">
            <text:p>Estimate</text:p>
          </table:table-cell>
          <table:table-cell table:style-name="ce116" table:formula="of:=[.$G$3]*[.$D$4]/(2*[.$D23])" office:value-type="float" office:value="151.514977300545" calcext:value-type="float">
            <text:p>152</text:p>
          </table:table-cell>
          <table:table-cell table:style-name="ce131" office:value-type="float" office:value="50" calcext:value-type="float">
            <text:p>50.00</text:p>
          </table:table-cell>
          <table:table-cell/>
          <table:table-cell table:style-name="ce116" table:formula="of:=[.$G$6]*[.$D$4]/(2*[.$G23])" office:value-type="float" office:value="75.5552919993992" calcext:value-type="float">
            <text:p>76</text:p>
          </table:table-cell>
          <table:table-cell table:style-name="ce131" office:value-type="float" office:value="15" calcext:value-type="float">
            <text:p>15.00</text:p>
          </table:table-cell>
          <table:table-cell table:number-columns-repeated="2"/>
          <table:table-cell table:style-name="ce131" table:formula="of:=[.G23]" office:value-type="float" office:value="15" calcext:value-type="float">
            <text:p>15.00</text:p>
          </table:table-cell>
          <table:table-cell table:style-name="ce131" office:value-type="float" office:value="0.9" calcext:value-type="float">
            <text:p>0.90</text:p>
          </table:table-cell>
          <table:table-cell/>
          <table:table-cell table:style-name="ce157"/>
          <table:table-cell table:number-columns-repeated="2"/>
          <table:table-cell table:style-name="ce181" table:number-columns-repeated="2"/>
          <table:table-cell table:style-name="ce192"/>
          <table:table-cell table:style-name="ce97"/>
          <table:table-cell table:number-columns-repeated="1005"/>
        </table:table-row>
        <table:table-row table:style-name="ro4">
          <table:table-cell/>
          <table:table-cell table:style-name="ce104"/>
          <table:table-cell table:style-name="ce107" table:formula="of:=128+32" office:value-type="float" office:value="160" calcext:value-type="float">
            <text:p>160</text:p>
          </table:table-cell>
          <table:table-cell table:style-name="ce128" table:formula="of:=[.$G$3]*[.$D$4]/(2*[.C24])" office:value-type="float" office:value="47.3484304064202" calcext:value-type="float">
            <text:p>47.35</text:p>
          </table:table-cell>
          <table:table-cell table:style-name="ce107"/>
          <table:table-cell table:style-name="ce107" table:formula="of:=64+16" office:value-type="float" office:value="80" calcext:value-type="float">
            <text:p>80</text:p>
          </table:table-cell>
          <table:table-cell table:style-name="ce128" table:formula="of:=[.$G$6]*[.$D$4]/(2*[.F24])" office:value-type="float" office:value="14.1666172498874" calcext:value-type="float">
            <text:p>14.17</text:p>
          </table:table-cell>
          <table:table-cell table:style-name="ce110"/>
          <table:table-cell table:style-name="ce107" table:formula="of:=64+8" office:value-type="float" office:value="72" calcext:value-type="float">
            <text:p>72</text:p>
          </table:table-cell>
          <table:table-cell table:style-name="ce128" office:value-type="float" office:value="11.1065865271766" calcext:value-type="float">
            <text:p>11.11</text:p>
          </table:table-cell>
          <table:table-cell table:style-name="ce128" office:value-type="float" office:value="0.668727827319673" calcext:value-type="float">
            <text:p>0.67</text:p>
          </table:table-cell>
          <table:table-cell table:style-name="ce110"/>
          <table:table-cell table:style-name="ce154"/>
          <table:table-cell table:style-name="ce169"/>
          <table:table-cell table:style-name="ce154"/>
          <table:table-cell table:style-name="ce177"/>
          <table:table-cell table:style-name="ce184"/>
          <table:table-cell table:style-name="ce189"/>
          <table:table-cell table:style-name="ce97"/>
          <table:table-cell table:number-columns-repeated="1005"/>
        </table:table-row>
        <table:table-row table:style-name="ro4">
          <table:table-cell/>
          <table:table-cell table:style-name="ce105" office:value-type="string" calcext:value-type="string">
            <text:p>points/cores/node</text:p>
          </table:table-cell>
          <table:table-cell table:style-name="ce114" table:formula="of:=[.C24]/[.$N$3]" office:value-type="float" office:value="10" calcext:value-type="float">
            <text:p>10.0</text:p>
          </table:table-cell>
          <table:table-cell table:style-name="ce132"/>
          <table:table-cell table:style-name="ce137"/>
          <table:table-cell table:style-name="ce114" table:formula="of:=[.F24]/[.$N$3]" office:value-type="float" office:value="5" calcext:value-type="float">
            <text:p>5.0</text:p>
          </table:table-cell>
          <table:table-cell table:style-name="ce132"/>
          <table:table-cell table:style-name="ce137"/>
          <table:table-cell table:style-name="ce114" table:formula="of:=[.I24]/[.$N$3]" office:value-type="float" office:value="4.5" calcext:value-type="float">
            <text:p>4.5</text:p>
          </table:table-cell>
          <table:table-cell table:style-name="ce114"/>
          <table:table-cell table:style-name="ce132"/>
          <table:table-cell table:style-name="ce137"/>
          <table:table-cell table:style-name="ce158"/>
          <table:table-cell table:style-name="ce170"/>
          <table:table-cell table:style-name="ce158"/>
          <table:table-cell table:style-name="ce178" table:number-columns-repeated="2"/>
          <table:table-cell table:style-name="ce193"/>
          <table:table-cell table:style-name="ce97"/>
          <table:table-cell table:number-columns-repeated="1005"/>
        </table:table-row>
        <table:table-row table:style-name="ro4">
          <table:table-cell/>
          <table:table-cell table:style-name="ce107" table:number-columns-repeated="2"/>
          <table:table-cell table:style-name="ce128"/>
          <table:table-cell table:style-name="ce107" table:number-columns-repeated="2"/>
          <table:table-cell table:style-name="ce128"/>
          <table:table-cell table:style-name="ce110" table:number-columns-repeated="3"/>
          <table:table-cell table:style-name="ce145"/>
          <table:table-cell table:style-name="ce110"/>
          <table:table-cell table:style-name="ce157"/>
          <table:table-cell table:style-name="ce173"/>
          <table:table-cell/>
          <table:table-cell table:style-name="ce181" table:number-columns-repeated="2"/>
          <table:table-cell table:style-name="ce194"/>
          <table:table-cell table:style-name="ce97"/>
          <table:table-cell table:number-columns-repeated="1005"/>
        </table:table-row>
        <table:table-row table:style-name="ro4">
          <table:table-cell table:style-name="ce101"/>
          <table:table-cell table:style-name="ce102" office:value-type="string" calcext:value-type="string">
            <text:p>LES3</text:p>
          </table:table-cell>
          <table:table-cell table:style-name="ce117" office:value-type="float" office:value="10" calcext:value-type="float">
            <text:p>10</text:p>
          </table:table-cell>
          <table:table-cell table:style-name="ce133" office:value-type="string" calcext:value-type="string" table:number-columns-spanned="7" table:number-rows-spanned="1">
            <text:p>points per streak spacing</text:p>
          </table:table-cell>
          <table:covered-table-cell table:number-columns-repeated="2" table:style-name="ce117"/>
          <table:covered-table-cell table:style-name="ce142"/>
          <table:covered-table-cell table:number-columns-repeated="3" table:style-name="ce117"/>
          <table:table-cell table:style-name="ce142"/>
          <table:table-cell table:style-name="ce117"/>
          <table:table-cell table:style-name="ce159"/>
          <table:table-cell table:style-name="ce174"/>
          <table:table-cell table:style-name="ce159" table:number-columns-repeated="3"/>
          <table:table-cell table:style-name="ce187"/>
          <table:table-cell table:style-name="ce97"/>
          <table:table-cell table:style-name="ce101" table:number-columns-repeated="999"/>
          <table:table-cell table:number-columns-repeated="6"/>
        </table:table-row>
        <table:table-row table:style-name="ro4">
          <table:table-cell/>
          <table:table-cell table:style-name="ce106" office:value-type="string" calcext:value-type="string">
            <text:p>Estimate</text:p>
          </table:table-cell>
          <table:table-cell table:style-name="ce116" table:formula="of:=[.$G$3]*[.$D$4]/(2*[.D28])" office:value-type="float" office:value="94.6968608128404" calcext:value-type="float">
            <text:p>95</text:p>
          </table:table-cell>
          <table:table-cell table:style-name="ce131" table:formula="of:=[.G28]*[.$K$7]" office:value-type="float" office:value="80" calcext:value-type="float">
            <text:p>80.00</text:p>
          </table:table-cell>
          <table:table-cell/>
          <table:table-cell table:style-name="ce116" table:formula="of:=[.$G$6]*[.$D$4]/(2*[.G28])" office:value-type="float" office:value="87.1791830762299" calcext:value-type="float">
            <text:p>87</text:p>
          </table:table-cell>
          <table:table-cell table:style-name="ce131" table:formula="of:=[.$K$6]/[.C27]" office:value-type="float" office:value="13" calcext:value-type="float">
            <text:p>13.00</text:p>
          </table:table-cell>
          <table:table-cell table:number-columns-repeated="2"/>
          <table:table-cell table:style-name="ce131" table:formula="of:=[.G28]" office:value-type="float" office:value="13" calcext:value-type="float">
            <text:p>13.00</text:p>
          </table:table-cell>
          <table:table-cell table:style-name="ce131" office:value-type="float" office:value="0.9" calcext:value-type="float">
            <text:p>0.90</text:p>
          </table:table-cell>
          <table:table-cell/>
          <table:table-cell table:style-name="ce157"/>
          <table:table-cell table:number-columns-repeated="2"/>
          <table:table-cell table:style-name="ce181" table:number-columns-repeated="2"/>
          <table:table-cell table:style-name="ce192"/>
          <table:table-cell table:style-name="ce97"/>
          <table:table-cell table:number-columns-repeated="1005"/>
        </table:table-row>
        <table:table-row table:style-name="ro4">
          <table:table-cell/>
          <table:table-cell table:style-name="ce104"/>
          <table:table-cell table:style-name="ce99" table:formula="of:=64+32" office:value-type="float" office:value="96" calcext:value-type="float">
            <text:p>96</text:p>
          </table:table-cell>
          <table:table-cell table:style-name="ce134" table:formula="of:=[.$G$3]*[.$D$4]/(2*[.C29])" office:value-type="float" office:value="78.914050677367" calcext:value-type="float">
            <text:p>78.91</text:p>
          </table:table-cell>
          <table:table-cell table:style-name="ce99"/>
          <table:table-cell table:style-name="ce99" table:formula="of:=64+16+8" office:value-type="float" office:value="88" calcext:value-type="float">
            <text:p>88</text:p>
          </table:table-cell>
          <table:table-cell table:style-name="ce134" table:formula="of:=[.$G$6]*[.$D$4]/(2*[.F29])" office:value-type="float" office:value="12.8787429544431" calcext:value-type="float">
            <text:p>12.88</text:p>
          </table:table-cell>
          <table:table-cell/>
          <table:table-cell table:style-name="ce107" table:formula="of:=64+8" office:value-type="float" office:value="72" calcext:value-type="float">
            <text:p>72</text:p>
          </table:table-cell>
          <table:table-cell table:style-name="ce128" office:value-type="float" office:value="11.1065865271766" calcext:value-type="float">
            <text:p>11.11</text:p>
          </table:table-cell>
          <table:table-cell table:style-name="ce128" office:value-type="float" office:value="0.668727827319673" calcext:value-type="float">
            <text:p>0.67</text:p>
          </table:table-cell>
          <table:table-cell/>
          <table:table-cell table:style-name="ce154"/>
          <table:table-cell table:style-name="ce169"/>
          <table:table-cell table:style-name="ce154"/>
          <table:table-cell table:style-name="ce177"/>
          <table:table-cell table:style-name="ce184"/>
          <table:table-cell table:style-name="ce189"/>
          <table:table-cell table:style-name="ce97"/>
          <table:table-cell table:number-columns-repeated="1005"/>
        </table:table-row>
        <table:table-row table:style-name="ro4">
          <table:table-cell/>
          <table:table-cell table:style-name="ce105" office:value-type="string" calcext:value-type="string">
            <text:p>points/cores/node</text:p>
          </table:table-cell>
          <table:table-cell table:style-name="ce114" table:formula="of:=[.C29]/[.$N$3]" office:value-type="float" office:value="6" calcext:value-type="float">
            <text:p>6.0</text:p>
          </table:table-cell>
          <table:table-cell table:style-name="ce132"/>
          <table:table-cell table:style-name="ce137"/>
          <table:table-cell table:style-name="ce114" table:formula="of:=[.F29]/[.$N$3]" office:value-type="float" office:value="5.5" calcext:value-type="float">
            <text:p>5.5</text:p>
          </table:table-cell>
          <table:table-cell table:style-name="ce132"/>
          <table:table-cell table:style-name="ce137"/>
          <table:table-cell table:style-name="ce114" table:formula="of:=[.I29]/[.$N$3]" office:value-type="float" office:value="4.5" calcext:value-type="float">
            <text:p>4.5</text:p>
          </table:table-cell>
          <table:table-cell table:style-name="ce114"/>
          <table:table-cell table:style-name="ce132"/>
          <table:table-cell table:style-name="ce137"/>
          <table:table-cell table:style-name="ce158"/>
          <table:table-cell table:style-name="ce170"/>
          <table:table-cell table:style-name="ce158"/>
          <table:table-cell table:style-name="ce178" table:number-columns-repeated="2"/>
          <table:table-cell table:style-name="ce193"/>
          <table:table-cell table:style-name="ce97"/>
          <table:table-cell table:number-columns-repeated="1005"/>
        </table:table-row>
        <table:table-row table:style-name="ro4">
          <table:table-cell/>
          <table:table-cell table:style-name="ce99" table:number-columns-repeated="2"/>
          <table:table-cell table:style-name="ce134"/>
          <table:table-cell table:style-name="ce99" table:number-columns-repeated="2"/>
          <table:table-cell table:style-name="ce134"/>
          <table:table-cell table:number-columns-repeated="3"/>
          <table:table-cell table:style-name="ce131"/>
          <table:table-cell/>
          <table:table-cell table:style-name="ce157"/>
          <table:table-cell table:number-columns-repeated="4"/>
          <table:table-cell table:style-name="ce19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102" office:value-type="string" calcext:value-type="string">
            <text:p>LES4</text:p>
          </table:table-cell>
          <table:table-cell table:style-name="ce117" office:value-type="float" office:value="4" calcext:value-type="float">
            <text:p>4</text:p>
          </table:table-cell>
          <table:table-cell table:style-name="ce135" office:value-type="string" calcext:value-type="string" table:number-columns-spanned="14" table:number-rows-spanned="1">
            <text:p>points per streak spacing and upper bound of recommendations by Piomelly 1997 (50-100, 15-45, and &lt;1)</text:p>
          </table:table-cell>
          <table:covered-table-cell table:number-columns-repeated="2" table:style-name="ce117"/>
          <table:covered-table-cell table:style-name="ce142"/>
          <table:covered-table-cell table:number-columns-repeated="3" table:style-name="ce115"/>
          <table:covered-table-cell table:style-name="ce141"/>
          <table:covered-table-cell table:style-name="ce115"/>
          <table:covered-table-cell table:style-name="ce156"/>
          <table:covered-table-cell table:style-name="ce172"/>
          <table:covered-table-cell table:style-name="ce156"/>
          <table:covered-table-cell table:number-columns-repeated="2" table:style-name="ce180"/>
          <table:table-cell table:style-name="ce187"/>
          <table:table-cell table:style-name="ce97"/>
          <table:table-cell table:number-columns-repeated="1005"/>
        </table:table-row>
        <table:table-row table:style-name="ro4">
          <table:table-cell/>
          <table:table-cell table:style-name="ce106" office:value-type="string" calcext:value-type="string">
            <text:p>Estimate</text:p>
          </table:table-cell>
          <table:table-cell table:style-name="ce116" table:formula="of:=[.$G$3]*[.$D$4]/(2*[.D33])" office:value-type="float" office:value="75.7574886502723" calcext:value-type="float">
            <text:p>76</text:p>
          </table:table-cell>
          <table:table-cell table:style-name="ce131" office:value-type="float" office:value="100" calcext:value-type="float">
            <text:p>100.00</text:p>
          </table:table-cell>
          <table:table-cell/>
          <table:table-cell table:style-name="ce116" table:formula="of:=[.$G$6]*[.$D$4]/(2*[.G33])" office:value-type="float" office:value="34.8716732304919" calcext:value-type="float">
            <text:p>35</text:p>
          </table:table-cell>
          <table:table-cell table:style-name="ce131" table:formula="of:=[.$K$6]/[.C32]" office:value-type="float" office:value="32.5" calcext:value-type="float">
            <text:p>32.50</text:p>
          </table:table-cell>
          <table:table-cell table:number-columns-repeated="2"/>
          <table:table-cell table:style-name="ce131" table:formula="of:=[.G33]" office:value-type="float" office:value="32.5" calcext:value-type="float">
            <text:p>32.50</text:p>
          </table:table-cell>
          <table:table-cell table:style-name="ce131" office:value-type="float" office:value="0.9" calcext:value-type="float">
            <text:p>0.90</text:p>
          </table:table-cell>
          <table:table-cell/>
          <table:table-cell table:style-name="ce157"/>
          <table:table-cell table:number-columns-repeated="2"/>
          <table:table-cell table:style-name="ce181" table:number-columns-repeated="2"/>
          <table:table-cell table:style-name="ce192"/>
          <table:table-cell table:style-name="ce97"/>
          <table:table-cell table:number-columns-repeated="1005"/>
        </table:table-row>
        <table:table-row table:style-name="ro4">
          <table:table-cell/>
          <table:table-cell table:style-name="ce104" office:value-type="string" calcext:value-type="string">
            <text:p>pipe0014</text:p>
          </table:table-cell>
          <table:table-cell table:style-name="ce107" table:formula="of:=64+8+4" office:value-type="float" office:value="76" calcext:value-type="float">
            <text:p>76</text:p>
          </table:table-cell>
          <table:table-cell table:style-name="ce134" table:formula="of:=[.$G$3]*[.$D$4]/(2*[.C34])" office:value-type="float" office:value="99.6809061187793" calcext:value-type="float">
            <text:p>99.68</text:p>
          </table:table-cell>
          <table:table-cell table:style-name="ce99"/>
          <table:table-cell table:style-name="ce99" table:formula="of:=32+4" office:value-type="float" office:value="36" calcext:value-type="float">
            <text:p>36</text:p>
          </table:table-cell>
          <table:table-cell table:style-name="ce134" table:formula="of:=[.$G$6]*[.$D$4]/(2*[.F34])" office:value-type="float" office:value="31.4813716664163" calcext:value-type="float">
            <text:p>31.48</text:p>
          </table:table-cell>
          <table:table-cell/>
          <table:table-cell table:style-name="ce107" table:formula="of:=64+8" office:value-type="float" office:value="72" calcext:value-type="float">
            <text:p>72</text:p>
          </table:table-cell>
          <table:table-cell table:style-name="ce128" office:value-type="float" office:value="11.1065865271766" calcext:value-type="float">
            <text:p>11.11</text:p>
          </table:table-cell>
          <table:table-cell table:style-name="ce128" office:value-type="float" office:value="0.668727827319673" calcext:value-type="float">
            <text:p>0.67</text:p>
          </table:table-cell>
          <table:table-cell/>
          <table:table-cell table:style-name="ce154"/>
          <table:table-cell table:style-name="ce169"/>
          <table:table-cell table:style-name="ce154"/>
          <table:table-cell table:style-name="ce177"/>
          <table:table-cell table:style-name="ce184"/>
          <table:table-cell table:style-name="ce189"/>
          <table:table-cell table:style-name="ce97"/>
          <table:table-cell table:number-columns-repeated="1005"/>
        </table:table-row>
        <table:table-row table:style-name="ro4">
          <table:table-cell/>
          <table:table-cell table:style-name="ce105" office:value-type="string" calcext:value-type="string">
            <text:p>points/cores/node</text:p>
          </table:table-cell>
          <table:table-cell table:style-name="ce114" table:formula="of:=[.C34]/[.$N$3]" office:value-type="float" office:value="4.75" calcext:value-type="float">
            <text:p>4.8</text:p>
          </table:table-cell>
          <table:table-cell table:style-name="ce132"/>
          <table:table-cell table:style-name="ce137"/>
          <table:table-cell table:style-name="ce114" table:formula="of:=[.F34]/[.$N$3]" office:value-type="float" office:value="2.25" calcext:value-type="float">
            <text:p>2.3</text:p>
          </table:table-cell>
          <table:table-cell table:style-name="ce132"/>
          <table:table-cell table:style-name="ce137"/>
          <table:table-cell table:style-name="ce114" table:formula="of:=[.I34]/[.$N$3]" office:value-type="float" office:value="4.5" calcext:value-type="float">
            <text:p>4.5</text:p>
          </table:table-cell>
          <table:table-cell table:style-name="ce114"/>
          <table:table-cell table:style-name="ce132"/>
          <table:table-cell table:style-name="ce137"/>
          <table:table-cell table:style-name="ce158"/>
          <table:table-cell table:style-name="ce170"/>
          <table:table-cell table:style-name="ce158"/>
          <table:table-cell table:style-name="ce178" table:number-columns-repeated="2"/>
          <table:table-cell table:style-name="ce195"/>
          <table:table-cell table:style-name="ce97"/>
          <table:table-cell table:number-columns-repeated="1005"/>
        </table:table-row>
        <table:table-row table:style-name="ro4" table:number-rows-repeated="2">
          <table:table-cell table:number-columns-repeated="10"/>
          <table:table-cell table:style-name="ce131"/>
          <table:table-cell table:number-columns-repeated="7"/>
          <table:table-cell table:style-name="ce97"/>
          <table:table-cell table:number-columns-repeated="1005"/>
        </table:table-row>
        <table:table-row table:style-name="ro4">
          <table:table-cell table:number-columns-repeated="18"/>
          <table:table-cell table:style-name="ce97"/>
          <table:table-cell table:number-columns-repeated="1005"/>
        </table:table-row>
        <table:table-row table:style-name="ro4">
          <table:table-cell/>
          <table:table-cell table:style-name="ce199"/>
          <table:table-cell table:style-name="ce131" office:value-type="string" calcext:value-type="string">
            <text:p>min</text:p>
          </table:table-cell>
          <table:table-cell table:style-name="ce207" table:formula="of:=MIN([.D42:.D489])" office:value-type="float" office:value="0.0371525" calcext:value-type="float">
            <text:p>0.037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199"/>
          <table:table-cell table:style-name="ce131" office:value-type="string" calcext:value-type="string">
            <text:p>max</text:p>
          </table:table-cell>
          <table:table-cell table:style-name="ce207" table:formula="of:=MAX([.D42:.D489])" office:value-type="float" office:value="3.69" calcext:value-type="float">
            <text:p>3.690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199" office:value-type="string" calcext:value-type="string">
            <text:p>r</text:p>
          </table:table-cell>
          <table:table-cell table:style-name="ce131" office:value-type="string" calcext:value-type="string">
            <text:p>y+</text:p>
          </table:table-cell>
          <table:table-cell table:style-name="ce207" office:value-type="string" calcext:value-type="string">
            <text:p>\Delta y+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0137347178667" calcext:value-type="float">
            <text:p>1.37E-03</text:p>
          </table:table-cell>
          <table:table-cell office:value-type="float" office:value="360.205" calcext:value-type="float">
            <text:p>360.205</text:p>
          </table:table-cell>
          <table:table-cell table:number-columns-repeated="15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0412041536001" calcext:value-type="float">
            <text:p>4.12E-03</text:p>
          </table:table-cell>
          <table:table-cell office:value-type="float" office:value="359.214" calcext:value-type="float">
            <text:p>359.214</text:p>
          </table:table-cell>
          <table:table-cell table:formula="of:=[.C42]-[.C43]" office:value-type="float" office:value="0.990999999999985" calcext:value-type="float">
            <text:p>0.991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0706522776991" calcext:value-type="float">
            <text:p>7.07E-03</text:p>
          </table:table-cell>
          <table:table-cell office:value-type="float" office:value="358.152" calcext:value-type="float">
            <text:p>358.152</text:p>
          </table:table-cell>
          <table:table-cell table:formula="of:=[.C43]-[.C44]" office:value-type="float" office:value="1.06200000000001" calcext:value-type="float">
            <text:p>1.062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102067147712" calcext:value-type="float">
            <text:p>1.02E-02</text:p>
          </table:table-cell>
          <table:table-cell office:value-type="float" office:value="357.018" calcext:value-type="float">
            <text:p>357.018</text:p>
          </table:table-cell>
          <table:table-cell table:formula="of:=[.C44]-[.C45]" office:value-type="float" office:value="1.13400000000001" calcext:value-type="float">
            <text:p>1.134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135436023588" calcext:value-type="float">
            <text:p>1.35E-02</text:p>
          </table:table-cell>
          <table:table-cell office:value-type="float" office:value="355.815" calcext:value-type="float">
            <text:p>355.815</text:p>
          </table:table-cell>
          <table:table-cell table:formula="of:=[.C45]-[.C46]" office:value-type="float" office:value="1.20299999999997" calcext:value-type="float">
            <text:p>1.203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170745372846" calcext:value-type="float">
            <text:p>1.71E-02</text:p>
          </table:table-cell>
          <table:table-cell office:value-type="float" office:value="354.541" calcext:value-type="float">
            <text:p>354.541</text:p>
          </table:table-cell>
          <table:table-cell table:formula="of:=[.C46]-[.C47]" office:value-type="float" office:value="1.274" calcext:value-type="float">
            <text:p>1.274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207980876061" calcext:value-type="float">
            <text:p>2.08E-02</text:p>
          </table:table-cell>
          <table:table-cell office:value-type="float" office:value="353.198" calcext:value-type="float">
            <text:p>353.198</text:p>
          </table:table-cell>
          <table:table-cell table:formula="of:=[.C47]-[.C48]" office:value-type="float" office:value="1.34300000000002" calcext:value-type="float">
            <text:p>1.343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24712743267" calcext:value-type="float">
            <text:p>2.47E-02</text:p>
          </table:table-cell>
          <table:table-cell office:value-type="float" office:value="351.786" calcext:value-type="float">
            <text:p>351.786</text:p>
          </table:table-cell>
          <table:table-cell table:formula="of:=[.C48]-[.C49]" office:value-type="float" office:value="1.41199999999998" calcext:value-type="float">
            <text:p>1.412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288169167101" calcext:value-type="float">
            <text:p>2.88E-02</text:p>
          </table:table-cell>
          <table:table-cell office:value-type="float" office:value="350.306" calcext:value-type="float">
            <text:p>350.306</text:p>
          </table:table-cell>
          <table:table-cell table:formula="of:=[.C49]-[.C50]" office:value-type="float" office:value="1.48000000000002" calcext:value-type="float">
            <text:p>1.48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331089435204" calcext:value-type="float">
            <text:p>3.31E-02</text:p>
          </table:table-cell>
          <table:table-cell office:value-type="float" office:value="348.758" calcext:value-type="float">
            <text:p>348.758</text:p>
          </table:table-cell>
          <table:table-cell table:formula="of:=[.C50]-[.C51]" office:value-type="float" office:value="1.548" calcext:value-type="float">
            <text:p>1.548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375870831008" calcext:value-type="float">
            <text:p>3.76E-02</text:p>
          </table:table-cell>
          <table:table-cell office:value-type="float" office:value="347.142" calcext:value-type="float">
            <text:p>347.142</text:p>
          </table:table-cell>
          <table:table-cell table:formula="of:=[.C51]-[.C52]" office:value-type="float" office:value="1.61599999999999" calcext:value-type="float">
            <text:p>1.616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422495193773" calcext:value-type="float">
            <text:p>4.22E-02</text:p>
          </table:table-cell>
          <table:table-cell office:value-type="float" office:value="345.461" calcext:value-type="float">
            <text:p>345.461</text:p>
          </table:table-cell>
          <table:table-cell table:formula="of:=[.C52]-[.C53]" office:value-type="float" office:value="1.68099999999998" calcext:value-type="float">
            <text:p>1.681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470943615361" calcext:value-type="float">
            <text:p>4.71E-02</text:p>
          </table:table-cell>
          <table:table-cell office:value-type="float" office:value="343.713" calcext:value-type="float">
            <text:p>343.713</text:p>
          </table:table-cell>
          <table:table-cell table:formula="of:=[.C53]-[.C54]" office:value-type="float" office:value="1.74799999999999" calcext:value-type="float">
            <text:p>1.748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521196447901" calcext:value-type="float">
            <text:p>5.21E-02</text:p>
          </table:table-cell>
          <table:table-cell office:value-type="float" office:value="341.9" calcext:value-type="float">
            <text:p>341.9</text:p>
          </table:table-cell>
          <table:table-cell table:formula="of:=[.C54]-[.C55]" office:value-type="float" office:value="1.81300000000005" calcext:value-type="float">
            <text:p>1.813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573233311758" calcext:value-type="float">
            <text:p>5.73E-02</text:p>
          </table:table-cell>
          <table:table-cell office:value-type="float" office:value="340.023" calcext:value-type="float">
            <text:p>340.023</text:p>
          </table:table-cell>
          <table:table-cell table:formula="of:=[.C55]-[.C56]" office:value-type="float" office:value="1.87699999999995" calcext:value-type="float">
            <text:p>1.877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627033103795" calcext:value-type="float">
            <text:p>6.27E-02</text:p>
          </table:table-cell>
          <table:table-cell office:value-type="float" office:value="338.083" calcext:value-type="float">
            <text:p>338.083</text:p>
          </table:table-cell>
          <table:table-cell table:formula="of:=[.C56]-[.C57]" office:value-type="float" office:value="1.94" calcext:value-type="float">
            <text:p>1.94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682574005935" calcext:value-type="float">
            <text:p>6.83E-02</text:p>
          </table:table-cell>
          <table:table-cell office:value-type="float" office:value="336.08" calcext:value-type="float">
            <text:p>336.08</text:p>
          </table:table-cell>
          <table:table-cell table:formula="of:=[.C57]-[.C58]" office:value-type="float" office:value="2.00300000000004" calcext:value-type="float">
            <text:p>2.003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73983349401" calcext:value-type="float">
            <text:p>7.40E-02</text:p>
          </table:table-cell>
          <table:table-cell office:value-type="float" office:value="334.014" calcext:value-type="float">
            <text:p>334.014</text:p>
          </table:table-cell>
          <table:table-cell table:formula="of:=[.C58]-[.C59]" office:value-type="float" office:value="2.06599999999997" calcext:value-type="float">
            <text:p>2.066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798788346889" calcext:value-type="float">
            <text:p>7.99E-02</text:p>
          </table:table-cell>
          <table:table-cell office:value-type="float" office:value="331.888" calcext:value-type="float">
            <text:p>331.888</text:p>
          </table:table-cell>
          <table:table-cell table:formula="of:=[.C59]-[.C60]" office:value-type="float" office:value="2.12600000000003" calcext:value-type="float">
            <text:p>2.126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859414655902" calcext:value-type="float">
            <text:p>8.59E-02</text:p>
          </table:table-cell>
          <table:table-cell office:value-type="float" office:value="329.701" calcext:value-type="float">
            <text:p>329.701</text:p>
          </table:table-cell>
          <table:table-cell table:formula="of:=[.C60]-[.C61]" office:value-type="float" office:value="2.18699999999995" calcext:value-type="float">
            <text:p>2.187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921687834532" calcext:value-type="float">
            <text:p>9.22E-02</text:p>
          </table:table-cell>
          <table:table-cell office:value-type="float" office:value="327.455" calcext:value-type="float">
            <text:p>327.455</text:p>
          </table:table-cell>
          <table:table-cell table:formula="of:=[.C61]-[.C62]" office:value-type="float" office:value="2.24600000000004" calcext:value-type="float">
            <text:p>2.246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985582628388" calcext:value-type="float">
            <text:p>9.86E-02</text:p>
          </table:table-cell>
          <table:table-cell office:value-type="float" office:value="325.15" calcext:value-type="float">
            <text:p>325.15</text:p>
          </table:table-cell>
          <table:table-cell table:formula="of:=[.C62]-[.C63]" office:value-type="float" office:value="2.30500000000001" calcext:value-type="float">
            <text:p>2.305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105107312545" calcext:value-type="float">
            <text:p>1.05E-01</text:p>
          </table:table-cell>
          <table:table-cell office:value-type="float" office:value="322.788" calcext:value-type="float">
            <text:p>322.788</text:p>
          </table:table-cell>
          <table:table-cell table:formula="of:=[.C63]-[.C64]" office:value-type="float" office:value="2.36199999999997" calcext:value-type="float">
            <text:p>2.362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111813276656" calcext:value-type="float">
            <text:p>1.12E-01</text:p>
          </table:table-cell>
          <table:table-cell office:value-type="float" office:value="320.369" calcext:value-type="float">
            <text:p>320.369</text:p>
          </table:table-cell>
          <table:table-cell table:formula="of:=[.C64]-[.C65]" office:value-type="float" office:value="2.41899999999998" calcext:value-type="float">
            <text:p>2.419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118673435622" calcext:value-type="float">
            <text:p>1.19E-01</text:p>
          </table:table-cell>
          <table:table-cell office:value-type="float" office:value="317.894" calcext:value-type="float">
            <text:p>317.894</text:p>
          </table:table-cell>
          <table:table-cell table:formula="of:=[.C65]-[.C66]" office:value-type="float" office:value="2.47500000000002" calcext:value-type="float">
            <text:p>2.475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12568500736" calcext:value-type="float">
            <text:p>1.26E-01</text:p>
          </table:table-cell>
          <table:table-cell office:value-type="float" office:value="315.365" calcext:value-type="float">
            <text:p>315.365</text:p>
          </table:table-cell>
          <table:table-cell table:formula="of:=[.C66]-[.C67]" office:value-type="float" office:value="2.529" calcext:value-type="float">
            <text:p>2.529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132845148383" calcext:value-type="float">
            <text:p>1.33E-01</text:p>
          </table:table-cell>
          <table:table-cell office:value-type="float" office:value="312.783" calcext:value-type="float">
            <text:p>312.783</text:p>
          </table:table-cell>
          <table:table-cell table:formula="of:=[.C67]-[.C68]" office:value-type="float" office:value="2.58199999999999" calcext:value-type="float">
            <text:p>2.582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140150954953" calcext:value-type="float">
            <text:p>1.40E-01</text:p>
          </table:table-cell>
          <table:table-cell office:value-type="float" office:value="310.148" calcext:value-type="float">
            <text:p>310.148</text:p>
          </table:table-cell>
          <table:table-cell table:formula="of:=[.C68]-[.C69]" office:value-type="float" office:value="2.63499999999999" calcext:value-type="float">
            <text:p>2.635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147599464259" calcext:value-type="float">
            <text:p>1.48E-01</text:p>
          </table:table-cell>
          <table:table-cell office:value-type="float" office:value="307.461" calcext:value-type="float">
            <text:p>307.461</text:p>
          </table:table-cell>
          <table:table-cell table:formula="of:=[.C69]-[.C70]" office:value-type="float" office:value="2.68700000000001" calcext:value-type="float">
            <text:p>2.687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155187655616" calcext:value-type="float">
            <text:p>1.55E-01</text:p>
          </table:table-cell>
          <table:table-cell office:value-type="float" office:value="304.724" calcext:value-type="float">
            <text:p>304.724</text:p>
          </table:table-cell>
          <table:table-cell table:formula="of:=[.C70]-[.C71]" office:value-type="float" office:value="2.73700000000002" calcext:value-type="float">
            <text:p>2.737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162912451695" calcext:value-type="float">
            <text:p>1.63E-01</text:p>
          </table:table-cell>
          <table:table-cell office:value-type="float" office:value="301.937" calcext:value-type="float">
            <text:p>301.937</text:p>
          </table:table-cell>
          <table:table-cell table:formula="of:=[.C71]-[.C72]" office:value-type="float" office:value="2.78699999999998" calcext:value-type="float">
            <text:p>2.787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170770719765" calcext:value-type="float">
            <text:p>1.71E-01</text:p>
          </table:table-cell>
          <table:table-cell office:value-type="float" office:value="299.103" calcext:value-type="float">
            <text:p>299.103</text:p>
          </table:table-cell>
          <table:table-cell table:formula="of:=[.C72]-[.C73]" office:value-type="float" office:value="2.834" calcext:value-type="float">
            <text:p>2.834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178759272969" calcext:value-type="float">
            <text:p>1.79E-01</text:p>
          </table:table-cell>
          <table:table-cell office:value-type="float" office:value="296.222" calcext:value-type="float">
            <text:p>296.222</text:p>
          </table:table-cell>
          <table:table-cell table:formula="of:=[.C73]-[.C74]" office:value-type="float" office:value="2.88100000000003" calcext:value-type="float">
            <text:p>2.881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186874871613" calcext:value-type="float">
            <text:p>1.87E-01</text:p>
          </table:table-cell>
          <table:table-cell office:value-type="float" office:value="293.294" calcext:value-type="float">
            <text:p>293.294</text:p>
          </table:table-cell>
          <table:table-cell table:formula="of:=[.C74]-[.C75]" office:value-type="float" office:value="2.928" calcext:value-type="float">
            <text:p>2.928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19511422448" calcext:value-type="float">
            <text:p>1.95E-01</text:p>
          </table:table-cell>
          <table:table-cell office:value-type="float" office:value="290.322" calcext:value-type="float">
            <text:p>290.322</text:p>
          </table:table-cell>
          <table:table-cell table:formula="of:=[.C75]-[.C76]" office:value-type="float" office:value="2.97199999999998" calcext:value-type="float">
            <text:p>2.972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203473990167" calcext:value-type="float">
            <text:p>2.03E-01</text:p>
          </table:table-cell>
          <table:table-cell office:value-type="float" office:value="287.307" calcext:value-type="float">
            <text:p>287.307</text:p>
          </table:table-cell>
          <table:table-cell table:formula="of:=[.C76]-[.C77]" office:value-type="float" office:value="3.01499999999999" calcext:value-type="float">
            <text:p>3.015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211950778437" calcext:value-type="float">
            <text:p>2.12E-01</text:p>
          </table:table-cell>
          <table:table-cell office:value-type="float" office:value="284.249" calcext:value-type="float">
            <text:p>284.249</text:p>
          </table:table-cell>
          <table:table-cell table:formula="of:=[.C77]-[.C78]" office:value-type="float" office:value="3.05799999999999" calcext:value-type="float">
            <text:p>3.058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220541151595" calcext:value-type="float">
            <text:p>2.21E-01</text:p>
          </table:table-cell>
          <table:table-cell office:value-type="float" office:value="281.151" calcext:value-type="float">
            <text:p>281.151</text:p>
          </table:table-cell>
          <table:table-cell table:formula="of:=[.C78]-[.C79]" office:value-type="float" office:value="3.09800000000001" calcext:value-type="float">
            <text:p>3.098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229241625886" calcext:value-type="float">
            <text:p>2.29E-01</text:p>
          </table:table-cell>
          <table:table-cell office:value-type="float" office:value="278.013" calcext:value-type="float">
            <text:p>278.013</text:p>
          </table:table-cell>
          <table:table-cell table:formula="of:=[.C79]-[.C80]" office:value-type="float" office:value="3.13800000000003" calcext:value-type="float">
            <text:p>3.138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238048672901" calcext:value-type="float">
            <text:p>2.38E-01</text:p>
          </table:table-cell>
          <table:table-cell office:value-type="float" office:value="274.836" calcext:value-type="float">
            <text:p>274.836</text:p>
          </table:table-cell>
          <table:table-cell table:formula="of:=[.C80]-[.C81]" office:value-type="float" office:value="3.17699999999996" calcext:value-type="float">
            <text:p>3.17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246958721011" calcext:value-type="float">
            <text:p>2.47E-01</text:p>
          </table:table-cell>
          <table:table-cell office:value-type="float" office:value="271.622" calcext:value-type="float">
            <text:p>271.622</text:p>
          </table:table-cell>
          <table:table-cell table:formula="of:=[.C81]-[.C82]" office:value-type="float" office:value="3.214" calcext:value-type="float">
            <text:p>3.214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255968156819" calcext:value-type="float">
            <text:p>2.56E-01</text:p>
          </table:table-cell>
          <table:table-cell office:value-type="float" office:value="268.372" calcext:value-type="float">
            <text:p>268.372</text:p>
          </table:table-cell>
          <table:table-cell table:formula="of:=[.C82]-[.C83]" office:value-type="float" office:value="3.25" calcext:value-type="float">
            <text:p>3.25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265073326618" calcext:value-type="float">
            <text:p>2.65E-01</text:p>
          </table:table-cell>
          <table:table-cell office:value-type="float" office:value="265.088" calcext:value-type="float">
            <text:p>265.088</text:p>
          </table:table-cell>
          <table:table-cell table:formula="of:=[.C83]-[.C84]" office:value-type="float" office:value="3.28399999999999" calcext:value-type="float">
            <text:p>3.284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274270537881" calcext:value-type="float">
            <text:p>2.74E-01</text:p>
          </table:table-cell>
          <table:table-cell office:value-type="float" office:value="261.771" calcext:value-type="float">
            <text:p>261.771</text:p>
          </table:table-cell>
          <table:table-cell table:formula="of:=[.C84]-[.C85]" office:value-type="float" office:value="3.31700000000001" calcext:value-type="float">
            <text:p>3.31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283556060751" calcext:value-type="float">
            <text:p>2.84E-01</text:p>
          </table:table-cell>
          <table:table-cell office:value-type="float" office:value="258.421" calcext:value-type="float">
            <text:p>258.421</text:p>
          </table:table-cell>
          <table:table-cell table:formula="of:=[.C85]-[.C86]" office:value-type="float" office:value="3.35000000000002" calcext:value-type="float">
            <text:p>3.35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292926129559" calcext:value-type="float">
            <text:p>2.93E-01</text:p>
          </table:table-cell>
          <table:table-cell office:value-type="float" office:value="255.042" calcext:value-type="float">
            <text:p>255.042</text:p>
          </table:table-cell>
          <table:table-cell table:formula="of:=[.C86]-[.C87]" office:value-type="float" office:value="3.37899999999999" calcext:value-type="float">
            <text:p>3.379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302376944348" calcext:value-type="float">
            <text:p>3.02E-01</text:p>
          </table:table-cell>
          <table:table-cell office:value-type="float" office:value="251.633" calcext:value-type="float">
            <text:p>251.633</text:p>
          </table:table-cell>
          <table:table-cell table:formula="of:=[.C87]-[.C88]" office:value-type="float" office:value="3.40899999999999" calcext:value-type="float">
            <text:p>3.409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311904672415" calcext:value-type="float">
            <text:p>3.12E-01</text:p>
          </table:table-cell>
          <table:table-cell office:value-type="float" office:value="248.196" calcext:value-type="float">
            <text:p>248.196</text:p>
          </table:table-cell>
          <table:table-cell table:formula="of:=[.C88]-[.C89]" office:value-type="float" office:value="3.43700000000001" calcext:value-type="float">
            <text:p>3.43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321505449866" calcext:value-type="float">
            <text:p>3.22E-01</text:p>
          </table:table-cell>
          <table:table-cell office:value-type="float" office:value="244.733" calcext:value-type="float">
            <text:p>244.733</text:p>
          </table:table-cell>
          <table:table-cell table:formula="of:=[.C89]-[.C90]" office:value-type="float" office:value="3.46299999999999" calcext:value-type="float">
            <text:p>3.463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331175383182" calcext:value-type="float">
            <text:p>3.31E-01</text:p>
          </table:table-cell>
          <table:table-cell office:value-type="float" office:value="241.245" calcext:value-type="float">
            <text:p>241.245</text:p>
          </table:table-cell>
          <table:table-cell table:formula="of:=[.C90]-[.C91]" office:value-type="float" office:value="3.488" calcext:value-type="float">
            <text:p>3.488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3409105508" calcext:value-type="float">
            <text:p>3.41E-01</text:p>
          </table:table-cell>
          <table:table-cell office:value-type="float" office:value="237.734" calcext:value-type="float">
            <text:p>237.734</text:p>
          </table:table-cell>
          <table:table-cell table:formula="of:=[.C91]-[.C92]" office:value-type="float" office:value="3.511" calcext:value-type="float">
            <text:p>3.511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350707004698" calcext:value-type="float">
            <text:p>3.51E-01</text:p>
          </table:table-cell>
          <table:table-cell office:value-type="float" office:value="234.2" calcext:value-type="float">
            <text:p>234.2</text:p>
          </table:table-cell>
          <table:table-cell table:formula="of:=[.C92]-[.C93]" office:value-type="float" office:value="3.53400000000002" calcext:value-type="float">
            <text:p>3.534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360560772004" calcext:value-type="float">
            <text:p>3.61E-01</text:p>
          </table:table-cell>
          <table:table-cell office:value-type="float" office:value="230.646" calcext:value-type="float">
            <text:p>230.646</text:p>
          </table:table-cell>
          <table:table-cell table:formula="of:=[.C93]-[.C94]" office:value-type="float" office:value="3.554" calcext:value-type="float">
            <text:p>3.554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370467856601" calcext:value-type="float">
            <text:p>3.70E-01</text:p>
          </table:table-cell>
          <table:table-cell office:value-type="float" office:value="227.072" calcext:value-type="float">
            <text:p>227.072</text:p>
          </table:table-cell>
          <table:table-cell table:formula="of:=[.C94]-[.C95]" office:value-type="float" office:value="3.57399999999998" calcext:value-type="float">
            <text:p>3.574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380424240749" calcext:value-type="float">
            <text:p>3.80E-01</text:p>
          </table:table-cell>
          <table:table-cell office:value-type="float" office:value="223.481" calcext:value-type="float">
            <text:p>223.481</text:p>
          </table:table-cell>
          <table:table-cell table:formula="of:=[.C95]-[.C96]" office:value-type="float" office:value="3.59100000000001" calcext:value-type="float">
            <text:p>3.591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390425886716" calcext:value-type="float">
            <text:p>3.90E-01</text:p>
          </table:table-cell>
          <table:table-cell office:value-type="float" office:value="219.873" calcext:value-type="float">
            <text:p>219.873</text:p>
          </table:table-cell>
          <table:table-cell table:formula="of:=[.C96]-[.C97]" office:value-type="float" office:value="3.608" calcext:value-type="float">
            <text:p>3.608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400468738415" calcext:value-type="float">
            <text:p>4.00E-01</text:p>
          </table:table-cell>
          <table:table-cell office:value-type="float" office:value="216.251" calcext:value-type="float">
            <text:p>216.251</text:p>
          </table:table-cell>
          <table:table-cell table:formula="of:=[.C97]-[.C98]" office:value-type="float" office:value="3.62199999999999" calcext:value-type="float">
            <text:p>3.622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410548723046" calcext:value-type="float">
            <text:p>4.11E-01</text:p>
          </table:table-cell>
          <table:table-cell office:value-type="float" office:value="212.615" calcext:value-type="float">
            <text:p>212.615</text:p>
          </table:table-cell>
          <table:table-cell table:formula="of:=[.C98]-[.C99]" office:value-type="float" office:value="3.636" calcext:value-type="float">
            <text:p>3.636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420661752753" calcext:value-type="float">
            <text:p>4.21E-01</text:p>
          </table:table-cell>
          <table:table-cell office:value-type="float" office:value="208.967" calcext:value-type="float">
            <text:p>208.967</text:p>
          </table:table-cell>
          <table:table-cell table:formula="of:=[.C99]-[.C100]" office:value-type="float" office:value="3.648" calcext:value-type="float">
            <text:p>3.648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430803726277" calcext:value-type="float">
            <text:p>4.31E-01</text:p>
          </table:table-cell>
          <table:table-cell office:value-type="float" office:value="205.309" calcext:value-type="float">
            <text:p>205.309</text:p>
          </table:table-cell>
          <table:table-cell table:formula="of:=[.C100]-[.C101]" office:value-type="float" office:value="3.65800000000002" calcext:value-type="float">
            <text:p>3.658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440970530622" calcext:value-type="float">
            <text:p>4.41E-01</text:p>
          </table:table-cell>
          <table:table-cell office:value-type="float" office:value="201.642" calcext:value-type="float">
            <text:p>201.642</text:p>
          </table:table-cell>
          <table:table-cell table:formula="of:=[.C101]-[.C102]" office:value-type="float" office:value="3.667" calcext:value-type="float">
            <text:p>3.66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45115804272" calcext:value-type="float">
            <text:p>4.51E-01</text:p>
          </table:table-cell>
          <table:table-cell office:value-type="float" office:value="197.967" calcext:value-type="float">
            <text:p>197.967</text:p>
          </table:table-cell>
          <table:table-cell table:formula="of:=[.C102]-[.C103]" office:value-type="float" office:value="3.67499999999998" calcext:value-type="float">
            <text:p>3.675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461362131108" calcext:value-type="float">
            <text:p>4.61E-01</text:p>
          </table:table-cell>
          <table:table-cell office:value-type="float" office:value="194.287" calcext:value-type="float">
            <text:p>194.287</text:p>
          </table:table-cell>
          <table:table-cell table:formula="of:=[.C103]-[.C104]" office:value-type="float" office:value="3.68000000000001" calcext:value-type="float">
            <text:p>3.68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471578657598" calcext:value-type="float">
            <text:p>4.72E-01</text:p>
          </table:table-cell>
          <table:table-cell office:value-type="float" office:value="190.602" calcext:value-type="float">
            <text:p>190.602</text:p>
          </table:table-cell>
          <table:table-cell table:formula="of:=[.C104]-[.C105]" office:value-type="float" office:value="3.685" calcext:value-type="float">
            <text:p>3.685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481803478961" calcext:value-type="float">
            <text:p>4.82E-01</text:p>
          </table:table-cell>
          <table:table-cell office:value-type="float" office:value="186.913" calcext:value-type="float">
            <text:p>186.913</text:p>
          </table:table-cell>
          <table:table-cell table:formula="of:=[.C105]-[.C106]" office:value-type="float" office:value="3.68899999999999" calcext:value-type="float">
            <text:p>3.689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4920324486" calcext:value-type="float">
            <text:p>4.92E-01</text:p>
          </table:table-cell>
          <table:table-cell office:value-type="float" office:value="183.224" calcext:value-type="float">
            <text:p>183.224</text:p>
          </table:table-cell>
          <table:table-cell table:formula="of:=[.C106]-[.C107]" office:value-type="float" office:value="3.68900000000002" calcext:value-type="float">
            <text:p>3.689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50226141824" calcext:value-type="float">
            <text:p>5.02E-01</text:p>
          </table:table-cell>
          <table:table-cell office:value-type="float" office:value="179.534" calcext:value-type="float">
            <text:p>179.534</text:p>
          </table:table-cell>
          <table:table-cell table:formula="of:=[.C107]-[.C108]" office:value-type="float" office:value="3.69" calcext:value-type="float">
            <text:p>3.69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512486239603" calcext:value-type="float">
            <text:p>5.12E-01</text:p>
          </table:table-cell>
          <table:table-cell office:value-type="float" office:value="175.846" calcext:value-type="float">
            <text:p>175.846</text:p>
          </table:table-cell>
          <table:table-cell table:formula="of:=[.C108]-[.C109]" office:value-type="float" office:value="3.68799999999999" calcext:value-type="float">
            <text:p>3.688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522702766093" calcext:value-type="float">
            <text:p>5.23E-01</text:p>
          </table:table-cell>
          <table:table-cell office:value-type="float" office:value="172.161" calcext:value-type="float">
            <text:p>172.161</text:p>
          </table:table-cell>
          <table:table-cell table:formula="of:=[.C109]-[.C110]" office:value-type="float" office:value="3.685" calcext:value-type="float">
            <text:p>3.685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532906854481" calcext:value-type="float">
            <text:p>5.33E-01</text:p>
          </table:table-cell>
          <table:table-cell office:value-type="float" office:value="168.48" calcext:value-type="float">
            <text:p>168.48</text:p>
          </table:table-cell>
          <table:table-cell table:formula="of:=[.C110]-[.C111]" office:value-type="float" office:value="3.68100000000001" calcext:value-type="float">
            <text:p>3.681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543094366579" calcext:value-type="float">
            <text:p>5.43E-01</text:p>
          </table:table-cell>
          <table:table-cell office:value-type="float" office:value="164.806" calcext:value-type="float">
            <text:p>164.806</text:p>
          </table:table-cell>
          <table:table-cell table:formula="of:=[.C111]-[.C112]" office:value-type="float" office:value="3.67399999999998" calcext:value-type="float">
            <text:p>3.674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553261170924" calcext:value-type="float">
            <text:p>5.53E-01</text:p>
          </table:table-cell>
          <table:table-cell office:value-type="float" office:value="161.139" calcext:value-type="float">
            <text:p>161.139</text:p>
          </table:table-cell>
          <table:table-cell table:formula="of:=[.C112]-[.C113]" office:value-type="float" office:value="3.667" calcext:value-type="float">
            <text:p>3.66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563403144447" calcext:value-type="float">
            <text:p>5.63E-01</text:p>
          </table:table-cell>
          <table:table-cell office:value-type="float" office:value="157.48" calcext:value-type="float">
            <text:p>157.48</text:p>
          </table:table-cell>
          <table:table-cell table:formula="of:=[.C113]-[.C114]" office:value-type="float" office:value="3.65900000000002" calcext:value-type="float">
            <text:p>3.659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573516174155" calcext:value-type="float">
            <text:p>5.74E-01</text:p>
          </table:table-cell>
          <table:table-cell office:value-type="float" office:value="153.833" calcext:value-type="float">
            <text:p>153.833</text:p>
          </table:table-cell>
          <table:table-cell table:formula="of:=[.C114]-[.C115]" office:value-type="float" office:value="3.64699999999999" calcext:value-type="float">
            <text:p>3.64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583596158786" calcext:value-type="float">
            <text:p>5.84E-01</text:p>
          </table:table-cell>
          <table:table-cell office:value-type="float" office:value="150.197" calcext:value-type="float">
            <text:p>150.197</text:p>
          </table:table-cell>
          <table:table-cell table:formula="of:=[.C115]-[.C116]" office:value-type="float" office:value="3.636" calcext:value-type="float">
            <text:p>3.636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593639010485" calcext:value-type="float">
            <text:p>5.94E-01</text:p>
          </table:table-cell>
          <table:table-cell office:value-type="float" office:value="146.574" calcext:value-type="float">
            <text:p>146.574</text:p>
          </table:table-cell>
          <table:table-cell table:formula="of:=[.C116]-[.C117]" office:value-type="float" office:value="3.62299999999999" calcext:value-type="float">
            <text:p>3.623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603640656452" calcext:value-type="float">
            <text:p>6.04E-01</text:p>
          </table:table-cell>
          <table:table-cell office:value-type="float" office:value="142.967" calcext:value-type="float">
            <text:p>142.967</text:p>
          </table:table-cell>
          <table:table-cell table:formula="of:=[.C117]-[.C118]" office:value-type="float" office:value="3.607" calcext:value-type="float">
            <text:p>3.60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6135970406" calcext:value-type="float">
            <text:p>6.14E-01</text:p>
          </table:table-cell>
          <table:table-cell office:value-type="float" office:value="139.376" calcext:value-type="float">
            <text:p>139.376</text:p>
          </table:table-cell>
          <table:table-cell table:formula="of:=[.C118]-[.C119]" office:value-type="float" office:value="3.59100000000001" calcext:value-type="float">
            <text:p>3.591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623504125197" calcext:value-type="float">
            <text:p>6.24E-01</text:p>
          </table:table-cell>
          <table:table-cell office:value-type="float" office:value="135.802" calcext:value-type="float">
            <text:p>135.802</text:p>
          </table:table-cell>
          <table:table-cell table:formula="of:=[.C119]-[.C120]" office:value-type="float" office:value="3.57400000000001" calcext:value-type="float">
            <text:p>3.574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633357892503" calcext:value-type="float">
            <text:p>6.33E-01</text:p>
          </table:table-cell>
          <table:table-cell office:value-type="float" office:value="132.248" calcext:value-type="float">
            <text:p>132.248</text:p>
          </table:table-cell>
          <table:table-cell table:formula="of:=[.C120]-[.C121]" office:value-type="float" office:value="3.554" calcext:value-type="float">
            <text:p>3.554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643154346401" calcext:value-type="float">
            <text:p>6.43E-01</text:p>
          </table:table-cell>
          <table:table-cell office:value-type="float" office:value="128.714" calcext:value-type="float">
            <text:p>128.714</text:p>
          </table:table-cell>
          <table:table-cell table:formula="of:=[.C121]-[.C122]" office:value-type="float" office:value="3.53399999999999" calcext:value-type="float">
            <text:p>3.534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652889514018" calcext:value-type="float">
            <text:p>6.53E-01</text:p>
          </table:table-cell>
          <table:table-cell office:value-type="float" office:value="125.203" calcext:value-type="float">
            <text:p>125.203</text:p>
          </table:table-cell>
          <table:table-cell table:formula="of:=[.C122]-[.C123]" office:value-type="float" office:value="3.511" calcext:value-type="float">
            <text:p>3.511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662559447335" calcext:value-type="float">
            <text:p>6.63E-01</text:p>
          </table:table-cell>
          <table:table-cell office:value-type="float" office:value="121.715" calcext:value-type="float">
            <text:p>121.715</text:p>
          </table:table-cell>
          <table:table-cell table:formula="of:=[.C123]-[.C124]" office:value-type="float" office:value="3.488" calcext:value-type="float">
            <text:p>3.488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672160224786" calcext:value-type="float">
            <text:p>6.72E-01</text:p>
          </table:table-cell>
          <table:table-cell office:value-type="float" office:value="118.252" calcext:value-type="float">
            <text:p>118.252</text:p>
          </table:table-cell>
          <table:table-cell table:formula="of:=[.C124]-[.C125]" office:value-type="float" office:value="3.46300000000001" calcext:value-type="float">
            <text:p>3.463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681687952853" calcext:value-type="float">
            <text:p>6.82E-01</text:p>
          </table:table-cell>
          <table:table-cell office:value-type="float" office:value="114.815" calcext:value-type="float">
            <text:p>114.815</text:p>
          </table:table-cell>
          <table:table-cell table:formula="of:=[.C125]-[.C126]" office:value-type="float" office:value="3.437" calcext:value-type="float">
            <text:p>3.43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691138767641" calcext:value-type="float">
            <text:p>6.91E-01</text:p>
          </table:table-cell>
          <table:table-cell office:value-type="float" office:value="111.406" calcext:value-type="float">
            <text:p>111.406</text:p>
          </table:table-cell>
          <table:table-cell table:formula="of:=[.C126]-[.C127]" office:value-type="float" office:value="3.40899999999999" calcext:value-type="float">
            <text:p>3.409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700508836449" calcext:value-type="float">
            <text:p>7.01E-01</text:p>
          </table:table-cell>
          <table:table-cell office:value-type="float" office:value="108.026" calcext:value-type="float">
            <text:p>108.026</text:p>
          </table:table-cell>
          <table:table-cell table:formula="of:=[.C127]-[.C128]" office:value-type="float" office:value="3.38000000000001" calcext:value-type="float">
            <text:p>3.38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70979435932" calcext:value-type="float">
            <text:p>7.10E-01</text:p>
          </table:table-cell>
          <table:table-cell office:value-type="float" office:value="104.677" calcext:value-type="float">
            <text:p>104.677</text:p>
          </table:table-cell>
          <table:table-cell table:formula="of:=[.C128]-[.C129]" office:value-type="float" office:value="3.34899999999999" calcext:value-type="float">
            <text:p>3.349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718991570582" calcext:value-type="float">
            <text:p>7.19E-01</text:p>
          </table:table-cell>
          <table:table-cell office:value-type="float" office:value="101.36" calcext:value-type="float">
            <text:p>101.36</text:p>
          </table:table-cell>
          <table:table-cell table:formula="of:=[.C129]-[.C130]" office:value-type="float" office:value="3.31700000000001" calcext:value-type="float">
            <text:p>3.31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728096740382" calcext:value-type="float">
            <text:p>7.28E-01</text:p>
          </table:table-cell>
          <table:table-cell office:value-type="float" office:value="98.0755" calcext:value-type="float">
            <text:p>98.0755</text:p>
          </table:table-cell>
          <table:table-cell table:formula="of:=[.C130]-[.C131]" office:value-type="float" office:value="3.28449999999999" calcext:value-type="float">
            <text:p>3.2845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73710617619" calcext:value-type="float">
            <text:p>7.37E-01</text:p>
          </table:table-cell>
          <table:table-cell office:value-type="float" office:value="94.8258" calcext:value-type="float">
            <text:p>94.8258</text:p>
          </table:table-cell>
          <table:table-cell table:formula="of:=[.C131]-[.C132]" office:value-type="float" office:value="3.2497" calcext:value-type="float">
            <text:p>3.249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7460162243" calcext:value-type="float">
            <text:p>7.46E-01</text:p>
          </table:table-cell>
          <table:table-cell office:value-type="float" office:value="91.6119" calcext:value-type="float">
            <text:p>91.6119</text:p>
          </table:table-cell>
          <table:table-cell table:formula="of:=[.C132]-[.C133]" office:value-type="float" office:value="3.2139" calcext:value-type="float">
            <text:p>3.2139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754823271315" calcext:value-type="float">
            <text:p>7.55E-01</text:p>
          </table:table-cell>
          <table:table-cell office:value-type="float" office:value="88.4352" calcext:value-type="float">
            <text:p>88.4352</text:p>
          </table:table-cell>
          <table:table-cell table:formula="of:=[.C133]-[.C134]" office:value-type="float" office:value="3.17670000000001" calcext:value-type="float">
            <text:p>3.176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763523745605" calcext:value-type="float">
            <text:p>7.64E-01</text:p>
          </table:table-cell>
          <table:table-cell office:value-type="float" office:value="85.297" calcext:value-type="float">
            <text:p>85.297</text:p>
          </table:table-cell>
          <table:table-cell table:formula="of:=[.C134]-[.C135]" office:value-type="float" office:value="3.1382" calcext:value-type="float">
            <text:p>3.1382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772114118764" calcext:value-type="float">
            <text:p>7.72E-01</text:p>
          </table:table-cell>
          <table:table-cell office:value-type="float" office:value="82.1984" calcext:value-type="float">
            <text:p>82.1984</text:p>
          </table:table-cell>
          <table:table-cell table:formula="of:=[.C135]-[.C136]" office:value-type="float" office:value="3.09859999999999" calcext:value-type="float">
            <text:p>3.0986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780590907034" calcext:value-type="float">
            <text:p>7.81E-01</text:p>
          </table:table-cell>
          <table:table-cell office:value-type="float" office:value="79.1409" calcext:value-type="float">
            <text:p>79.1409</text:p>
          </table:table-cell>
          <table:table-cell table:formula="of:=[.C136]-[.C137]" office:value-type="float" office:value="3.0575" calcext:value-type="float">
            <text:p>3.0575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78895067272" calcext:value-type="float">
            <text:p>7.89E-01</text:p>
          </table:table-cell>
          <table:table-cell office:value-type="float" office:value="76.1255" calcext:value-type="float">
            <text:p>76.1255</text:p>
          </table:table-cell>
          <table:table-cell table:formula="of:=[.C137]-[.C138]" office:value-type="float" office:value="3.0154" calcext:value-type="float">
            <text:p>3.0154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797190025588" calcext:value-type="float">
            <text:p>7.97E-01</text:p>
          </table:table-cell>
          <table:table-cell office:value-type="float" office:value="73.1536" calcext:value-type="float">
            <text:p>73.1536</text:p>
          </table:table-cell>
          <table:table-cell table:formula="of:=[.C138]-[.C139]" office:value-type="float" office:value="2.97190000000001" calcext:value-type="float">
            <text:p>2.9719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805305624231" calcext:value-type="float">
            <text:p>8.05E-01</text:p>
          </table:table-cell>
          <table:table-cell office:value-type="float" office:value="70.2263" calcext:value-type="float">
            <text:p>70.2263</text:p>
          </table:table-cell>
          <table:table-cell table:formula="of:=[.C139]-[.C140]" office:value-type="float" office:value="2.9273" calcext:value-type="float">
            <text:p>2.9273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813294177436" calcext:value-type="float">
            <text:p>8.13E-01</text:p>
          </table:table-cell>
          <table:table-cell office:value-type="float" office:value="67.3448" calcext:value-type="float">
            <text:p>67.3448</text:p>
          </table:table-cell>
          <table:table-cell table:formula="of:=[.C140]-[.C141]" office:value-type="float" office:value="2.88149999999999" calcext:value-type="float">
            <text:p>2.8815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821152445506" calcext:value-type="float">
            <text:p>8.21E-01</text:p>
          </table:table-cell>
          <table:table-cell office:value-type="float" office:value="64.5103" calcext:value-type="float">
            <text:p>64.5103</text:p>
          </table:table-cell>
          <table:table-cell table:formula="of:=[.C141]-[.C142]" office:value-type="float" office:value="2.83450000000001" calcext:value-type="float">
            <text:p>2.8345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828877241585" calcext:value-type="float">
            <text:p>8.29E-01</text:p>
          </table:table-cell>
          <table:table-cell office:value-type="float" office:value="61.724" calcext:value-type="float">
            <text:p>61.724</text:p>
          </table:table-cell>
          <table:table-cell table:formula="of:=[.C142]-[.C143]" office:value-type="float" office:value="2.7863" calcext:value-type="float">
            <text:p>2.7863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836465432942" calcext:value-type="float">
            <text:p>8.36E-01</text:p>
          </table:table-cell>
          <table:table-cell office:value-type="float" office:value="58.9869" calcext:value-type="float">
            <text:p>58.9869</text:p>
          </table:table-cell>
          <table:table-cell table:formula="of:=[.C143]-[.C144]" office:value-type="float" office:value="2.7371" calcext:value-type="float">
            <text:p>2.7371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843913942248" calcext:value-type="float">
            <text:p>8.44E-01</text:p>
          </table:table-cell>
          <table:table-cell office:value-type="float" office:value="56.3002" calcext:value-type="float">
            <text:p>56.3002</text:p>
          </table:table-cell>
          <table:table-cell table:formula="of:=[.C144]-[.C145]" office:value-type="float" office:value="2.6867" calcext:value-type="float">
            <text:p>2.686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851219748818" calcext:value-type="float">
            <text:p>8.51E-01</text:p>
          </table:table-cell>
          <table:table-cell office:value-type="float" office:value="53.665" calcext:value-type="float">
            <text:p>53.665</text:p>
          </table:table-cell>
          <table:table-cell table:formula="of:=[.C145]-[.C146]" office:value-type="float" office:value="2.6352" calcext:value-type="float">
            <text:p>2.6352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858379889841" calcext:value-type="float">
            <text:p>8.58E-01</text:p>
          </table:table-cell>
          <table:table-cell office:value-type="float" office:value="51.0824" calcext:value-type="float">
            <text:p>51.0824</text:p>
          </table:table-cell>
          <table:table-cell table:formula="of:=[.C146]-[.C147]" office:value-type="float" office:value="2.5826" calcext:value-type="float">
            <text:p>2.5826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865391461579" calcext:value-type="float">
            <text:p>8.65E-01</text:p>
          </table:table-cell>
          <table:table-cell office:value-type="float" office:value="48.5533" calcext:value-type="float">
            <text:p>48.5533</text:p>
          </table:table-cell>
          <table:table-cell table:formula="of:=[.C147]-[.C148]" office:value-type="float" office:value="2.5291" calcext:value-type="float">
            <text:p>2.5291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872251620545" calcext:value-type="float">
            <text:p>8.72E-01</text:p>
          </table:table-cell>
          <table:table-cell office:value-type="float" office:value="46.0788" calcext:value-type="float">
            <text:p>46.0788</text:p>
          </table:table-cell>
          <table:table-cell table:formula="of:=[.C148]-[.C149]" office:value-type="float" office:value="2.4745" calcext:value-type="float">
            <text:p>2.4745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878957584656" calcext:value-type="float">
            <text:p>8.79E-01</text:p>
          </table:table-cell>
          <table:table-cell office:value-type="float" office:value="43.66" calcext:value-type="float">
            <text:p>43.66</text:p>
          </table:table-cell>
          <table:table-cell table:formula="of:=[.C149]-[.C150]" office:value-type="float" office:value="2.4188" calcext:value-type="float">
            <text:p>2.4188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885506634362" calcext:value-type="float">
            <text:p>8.86E-01</text:p>
          </table:table-cell>
          <table:table-cell office:value-type="float" office:value="41.2978" calcext:value-type="float">
            <text:p>41.2978</text:p>
          </table:table-cell>
          <table:table-cell table:formula="of:=[.C150]-[.C151]" office:value-type="float" office:value="2.36219999999999" calcext:value-type="float">
            <text:p>2.3622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891896113748" calcext:value-type="float">
            <text:p>8.92E-01</text:p>
          </table:table-cell>
          <table:table-cell office:value-type="float" office:value="38.9931" calcext:value-type="float">
            <text:p>38.9931</text:p>
          </table:table-cell>
          <table:table-cell table:formula="of:=[.C151]-[.C152]" office:value-type="float" office:value="2.3047" calcext:value-type="float">
            <text:p>2.304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898123431611" calcext:value-type="float">
            <text:p>8.98E-01</text:p>
          </table:table-cell>
          <table:table-cell office:value-type="float" office:value="36.7469" calcext:value-type="float">
            <text:p>36.7469</text:p>
          </table:table-cell>
          <table:table-cell table:formula="of:=[.C152]-[.C153]" office:value-type="float" office:value="2.2462" calcext:value-type="float">
            <text:p>2.2462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04186062512" calcext:value-type="float">
            <text:p>9.04E-01</text:p>
          </table:table-cell>
          <table:table-cell office:value-type="float" office:value="34.5601" calcext:value-type="float">
            <text:p>34.5601</text:p>
          </table:table-cell>
          <table:table-cell table:formula="of:=[.C153]-[.C154]" office:value-type="float" office:value="2.1868" calcext:value-type="float">
            <text:p>2.1868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100815478" calcext:value-type="float">
            <text:p>9.10E-01</text:p>
          </table:table-cell>
          <table:table-cell office:value-type="float" office:value="32.4336" calcext:value-type="float">
            <text:p>32.4336</text:p>
          </table:table-cell>
          <table:table-cell table:formula="of:=[.C154]-[.C155]" office:value-type="float" office:value="2.1265" calcext:value-type="float">
            <text:p>2.1265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15807496607" calcext:value-type="float">
            <text:p>9.16E-01</text:p>
          </table:table-cell>
          <table:table-cell office:value-type="float" office:value="30.3682" calcext:value-type="float">
            <text:p>30.3682</text:p>
          </table:table-cell>
          <table:table-cell table:formula="of:=[.C155]-[.C156]" office:value-type="float" office:value="2.0654" calcext:value-type="float">
            <text:p>2.0654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21361586821" calcext:value-type="float">
            <text:p>9.21E-01</text:p>
          </table:table-cell>
          <table:table-cell office:value-type="float" office:value="28.3649" calcext:value-type="float">
            <text:p>28.3649</text:p>
          </table:table-cell>
          <table:table-cell table:formula="of:=[.C156]-[.C157]" office:value-type="float" office:value="2.0033" calcext:value-type="float">
            <text:p>2.0033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26741566025" calcext:value-type="float">
            <text:p>9.27E-01</text:p>
          </table:table-cell>
          <table:table-cell office:value-type="float" office:value="26.4243" calcext:value-type="float">
            <text:p>26.4243</text:p>
          </table:table-cell>
          <table:table-cell table:formula="of:=[.C157]-[.C158]" office:value-type="float" office:value="1.9406" calcext:value-type="float">
            <text:p>1.9406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31945252411" calcext:value-type="float">
            <text:p>9.32E-01</text:p>
          </table:table-cell>
          <table:table-cell office:value-type="float" office:value="24.5473" calcext:value-type="float">
            <text:p>24.5473</text:p>
          </table:table-cell>
          <table:table-cell table:formula="of:=[.C158]-[.C159]" office:value-type="float" office:value="1.877" calcext:value-type="float">
            <text:p>1.87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36970535665" calcext:value-type="float">
            <text:p>9.37E-01</text:p>
          </table:table-cell>
          <table:table-cell office:value-type="float" office:value="22.7347" calcext:value-type="float">
            <text:p>22.7347</text:p>
          </table:table-cell>
          <table:table-cell table:formula="of:=[.C159]-[.C160]" office:value-type="float" office:value="1.8126" calcext:value-type="float">
            <text:p>1.8126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41815377823" calcext:value-type="float">
            <text:p>9.42E-01</text:p>
          </table:table-cell>
          <table:table-cell office:value-type="float" office:value="20.9872" calcext:value-type="float">
            <text:p>20.9872</text:p>
          </table:table-cell>
          <table:table-cell table:formula="of:=[.C160]-[.C161]" office:value-type="float" office:value="1.7475" calcext:value-type="float">
            <text:p>1.7475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464778141" calcext:value-type="float">
            <text:p>9.46E-01</text:p>
          </table:table-cell>
          <table:table-cell office:value-type="float" office:value="19.3055" calcext:value-type="float">
            <text:p>19.3055</text:p>
          </table:table-cell>
          <table:table-cell table:formula="of:=[.C161]-[.C162]" office:value-type="float" office:value="1.6817" calcext:value-type="float">
            <text:p>1.681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5095595368" calcext:value-type="float">
            <text:p>9.51E-01</text:p>
          </table:table-cell>
          <table:table-cell office:value-type="float" office:value="17.6902" calcext:value-type="float">
            <text:p>17.6902</text:p>
          </table:table-cell>
          <table:table-cell table:formula="of:=[.C162]-[.C163]" office:value-type="float" office:value="1.6153" calcext:value-type="float">
            <text:p>1.6153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55247980491" calcext:value-type="float">
            <text:p>9.55E-01</text:p>
          </table:table-cell>
          <table:table-cell office:value-type="float" office:value="16.1421" calcext:value-type="float">
            <text:p>16.1421</text:p>
          </table:table-cell>
          <table:table-cell table:formula="of:=[.C163]-[.C164]" office:value-type="float" office:value="1.5481" calcext:value-type="float">
            <text:p>1.5481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59352153934" calcext:value-type="float">
            <text:p>9.59E-01</text:p>
          </table:table-cell>
          <table:table-cell office:value-type="float" office:value="14.6617" calcext:value-type="float">
            <text:p>14.6617</text:p>
          </table:table-cell>
          <table:table-cell table:formula="of:=[.C164]-[.C165]" office:value-type="float" office:value="1.4804" calcext:value-type="float">
            <text:p>1.4804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63266809595" calcext:value-type="float">
            <text:p>9.63E-01</text:p>
          </table:table-cell>
          <table:table-cell office:value-type="float" office:value="13.2497" calcext:value-type="float">
            <text:p>13.2497</text:p>
          </table:table-cell>
          <table:table-cell table:formula="of:=[.C165]-[.C166]" office:value-type="float" office:value="1.412" calcext:value-type="float">
            <text:p>1.412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66990359916" calcext:value-type="float">
            <text:p>9.67E-01</text:p>
          </table:table-cell>
          <table:table-cell office:value-type="float" office:value="11.9066" calcext:value-type="float">
            <text:p>11.9066</text:p>
          </table:table-cell>
          <table:table-cell table:formula="of:=[.C166]-[.C167]" office:value-type="float" office:value="1.3431" calcext:value-type="float">
            <text:p>1.3431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70521294842" calcext:value-type="float">
            <text:p>9.71E-01</text:p>
          </table:table-cell>
          <table:table-cell office:value-type="float" office:value="10.633" calcext:value-type="float">
            <text:p>10.633</text:p>
          </table:table-cell>
          <table:table-cell table:formula="of:=[.C167]-[.C168]" office:value-type="float" office:value="1.2736" calcext:value-type="float">
            <text:p>1.2736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7385818243" calcext:value-type="float">
            <text:p>9.74E-01</text:p>
          </table:table-cell>
          <table:table-cell office:value-type="float" office:value="9.42935" calcext:value-type="float">
            <text:p>9.42935</text:p>
          </table:table-cell>
          <table:table-cell table:formula="of:=[.C168]-[.C169]" office:value-type="float" office:value="1.20365" calcext:value-type="float">
            <text:p>1.20365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76999669431" calcext:value-type="float">
            <text:p>9.77E-01</text:p>
          </table:table-cell>
          <table:table-cell office:value-type="float" office:value="8.29622" calcext:value-type="float">
            <text:p>8.29622</text:p>
          </table:table-cell>
          <table:table-cell table:formula="of:=[.C169]-[.C170]" office:value-type="float" office:value="1.13313" calcext:value-type="float">
            <text:p>1.13313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79944481841" calcext:value-type="float">
            <text:p>9.80E-01</text:p>
          </table:table-cell>
          <table:table-cell office:value-type="float" office:value="7.23403" calcext:value-type="float">
            <text:p>7.23403</text:p>
          </table:table-cell>
          <table:table-cell table:formula="of:=[.C170]-[.C171]" office:value-type="float" office:value="1.06219" calcext:value-type="float">
            <text:p>1.06219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82691425414" calcext:value-type="float">
            <text:p>9.83E-01</text:p>
          </table:table-cell>
          <table:table-cell office:value-type="float" office:value="6.2432" calcext:value-type="float">
            <text:p>6.2432</text:p>
          </table:table-cell>
          <table:table-cell table:formula="of:=[.C171]-[.C172]" office:value-type="float" office:value="0.99083" calcext:value-type="float">
            <text:p>0.99083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8523938615" calcext:value-type="float">
            <text:p>9.85E-01</text:p>
          </table:table-cell>
          <table:table-cell office:value-type="float" office:value="5.32415" calcext:value-type="float">
            <text:p>5.32415</text:p>
          </table:table-cell>
          <table:table-cell table:formula="of:=[.C172]-[.C173]" office:value-type="float" office:value="0.91905" calcext:value-type="float">
            <text:p>0.91905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87587330743" calcext:value-type="float">
            <text:p>9.88E-01</text:p>
          </table:table-cell>
          <table:table-cell office:value-type="float" office:value="4.47725" calcext:value-type="float">
            <text:p>4.47725</text:p>
          </table:table-cell>
          <table:table-cell table:formula="of:=[.C173]-[.C174]" office:value-type="float" office:value="0.846900000000001" calcext:value-type="float">
            <text:p>0.8469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89734307003" calcext:value-type="float">
            <text:p>9.90E-01</text:p>
          </table:table-cell>
          <table:table-cell office:value-type="float" office:value="3.70284" calcext:value-type="float">
            <text:p>3.70284</text:p>
          </table:table-cell>
          <table:table-cell table:formula="of:=[.C174]-[.C175]" office:value-type="float" office:value="0.77441" calcext:value-type="float">
            <text:p>0.77441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9167944424" calcext:value-type="float">
            <text:p>9.92E-01</text:p>
          </table:table-cell>
          <table:table-cell office:value-type="float" office:value="3.00122" calcext:value-type="float">
            <text:p>3.00122</text:p>
          </table:table-cell>
          <table:table-cell table:formula="of:=[.C175]-[.C176]" office:value-type="float" office:value="0.70162" calcext:value-type="float">
            <text:p>0.70162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93421953621" calcext:value-type="float">
            <text:p>9.93E-01</text:p>
          </table:table-cell>
          <table:table-cell office:value-type="float" office:value="2.3727" calcext:value-type="float">
            <text:p>2.3727</text:p>
          </table:table-cell>
          <table:table-cell table:formula="of:=[.C176]-[.C177]" office:value-type="float" office:value="0.62852" calcext:value-type="float">
            <text:p>0.62852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94961128484" calcext:value-type="float">
            <text:p>9.95E-01</text:p>
          </table:table-cell>
          <table:table-cell office:value-type="float" office:value="1.81752" calcext:value-type="float">
            <text:p>1.81752</text:p>
          </table:table-cell>
          <table:table-cell table:formula="of:=[.C177]-[.C178]" office:value-type="float" office:value="0.55518" calcext:value-type="float">
            <text:p>0.55518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96296344629" calcext:value-type="float">
            <text:p>9.96E-01</text:p>
          </table:table-cell>
          <table:table-cell office:value-type="float" office:value="1.33591" calcext:value-type="float">
            <text:p>1.33591</text:p>
          </table:table-cell>
          <table:table-cell table:formula="of:=[.C178]-[.C179]" office:value-type="float" office:value="0.48161" calcext:value-type="float">
            <text:p>0.48161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97427060569" calcext:value-type="float">
            <text:p>9.97E-01</text:p>
          </table:table-cell>
          <table:table-cell office:value-type="float" office:value="0.928059" calcext:value-type="float">
            <text:p>0.928059</text:p>
          </table:table-cell>
          <table:table-cell table:formula="of:=[.C179]-[.C180]" office:value-type="float" office:value="0.407851" calcext:value-type="float">
            <text:p>0.407851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98352817753" calcext:value-type="float">
            <text:p>9.98E-01</text:p>
          </table:table-cell>
          <table:table-cell office:value-type="float" office:value="0.594139" calcext:value-type="float">
            <text:p>0.594139</text:p>
          </table:table-cell>
          <table:table-cell table:formula="of:=[.C180]-[.C181]" office:value-type="float" office:value="0.33392" calcext:value-type="float">
            <text:p>0.33392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99073240746" calcext:value-type="float">
            <text:p>9.99E-01</text:p>
          </table:table-cell>
          <table:table-cell office:value-type="float" office:value="0.334282" calcext:value-type="float">
            <text:p>0.334282</text:p>
          </table:table-cell>
          <table:table-cell table:formula="of:=[.C181]-[.C182]" office:value-type="float" office:value="0.259857" calcext:value-type="float">
            <text:p>0.25985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99588037387" calcext:value-type="float">
            <text:p>1.00E+00</text:p>
          </table:table-cell>
          <table:table-cell office:value-type="float" office:value="0.148595" calcext:value-type="float">
            <text:p>0.148595</text:p>
          </table:table-cell>
          <table:table-cell table:formula="of:=[.C182]-[.C183]" office:value-type="float" office:value="0.185687" calcext:value-type="float">
            <text:p>0.18568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99896998904" calcext:value-type="float">
            <text:p>1.00E+00</text:p>
          </table:table-cell>
          <table:table-cell office:value-type="float" office:value="0.0371525" calcext:value-type="float">
            <text:p>0.0371525</text:p>
          </table:table-cell>
          <table:table-cell table:formula="of:=[.C183]-[.C184]" office:value-type="float" office:value="0.1114425" calcext:value-type="float">
            <text:p>0.1114425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1" calcext:value-type="float">
            <text:p>1.00E+00</text:p>
          </table:table-cell>
          <table:table-cell office:value-type="float" office:value="0" calcext:value-type="float">
            <text:p>0</text:p>
          </table:table-cell>
          <table:table-cell table:formula="of:=[.C184]-[.C185]" office:value-type="float" office:value="0.0371525" calcext:value-type="float">
            <text:p>0.0371525</text:p>
          </table:table-cell>
          <table:table-cell table:number-columns-repeated="1020"/>
        </table:table-row>
        <table:table-row table:style-name="ro4" table:number-rows-repeated="104839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=25800" table:style-name="ta1">
        <table:table-column table:style-name="co33" table:default-cell-style-name="ce97"/>
        <table:table-column table:style-name="co30" table:default-cell-style-name="ce97"/>
        <table:table-column table:style-name="co27" table:default-cell-style-name="ce97"/>
        <table:table-column table:style-name="co40" table:default-cell-style-name="ce97"/>
        <table:table-column table:style-name="co33" table:default-cell-style-name="ce97"/>
        <table:table-column table:style-name="co41" table:default-cell-style-name="ce97"/>
        <table:table-column table:style-name="co42" table:default-cell-style-name="ce97"/>
        <table:table-column table:style-name="co33" table:default-cell-style-name="ce97"/>
        <table:table-column table:style-name="co43" table:default-cell-style-name="ce97"/>
        <table:table-column table:style-name="co44" table:default-cell-style-name="ce97"/>
        <table:table-column table:style-name="co45" table:default-cell-style-name="ce97"/>
        <table:table-column table:style-name="co33" table:default-cell-style-name="ce97"/>
        <table:table-column table:style-name="co39" table:default-cell-style-name="ce97"/>
        <table:table-column table:style-name="co37" table:default-cell-style-name="ce160"/>
        <table:table-column table:style-name="co8" table:default-cell-style-name="ce157"/>
        <table:table-column table:style-name="co27" table:default-cell-style-name="ce116"/>
        <table:table-column table:style-name="co46" table:default-cell-style-name="ce116"/>
        <table:table-column table:style-name="co8" table:default-cell-style-name="ce185"/>
        <table:table-column table:style-name="co8" table:default-cell-style-name="ce101"/>
        <table:table-column table:style-name="co8" table:number-columns-repeated="1005" table:default-cell-style-name="ce97"/>
        <table:table-row table:style-name="ro4"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4">
          <table:table-cell table:number-columns-repeated="2"/>
          <table:table-cell table:style-name="ce108" office:value-type="string" calcext:value-type="string" table:number-columns-spanned="2" table:number-rows-spanned="1">
            <text:p>Reynolds number</text:p>
          </table:table-cell>
          <table:covered-table-cell table:style-name="ce118"/>
          <table:table-cell/>
          <table:table-cell table:style-name="ce108" office:value-type="string" calcext:value-type="string" table:number-columns-spanned="2" table:number-rows-spanned="1">
            <text:p>Pipe geometry</text:p>
          </table:table-cell>
          <table:covered-table-cell table:style-name="ce118"/>
          <table:table-cell table:number-columns-repeated="2"/>
          <table:table-cell table:style-name="ce108" office:value-type="string" calcext:value-type="string" table:number-columns-spanned="2" table:number-rows-spanned="1">
            <text:p>Near-wall streaks</text:p>
          </table:table-cell>
          <table:covered-table-cell table:style-name="ce118"/>
          <table:table-cell/>
          <table:table-cell table:style-name="ce108" office:value-type="string" calcext:value-type="string" table:number-columns-spanned="2" table:number-rows-spanned="1">
            <text:p>Cluster</text:p>
          </table:table-cell>
          <table:covered-table-cell table:style-name="ce161"/>
          <table:table-cell table:number-columns-repeated="1010"/>
        </table:table-row>
        <table:table-row table:style-name="ro4">
          <table:table-cell table:number-columns-repeated="2"/>
          <table:table-cell table:style-name="ce106" office:value-type="string" calcext:value-type="string">
            <text:p>Re</text:p>
          </table:table-cell>
          <table:table-cell table:style-name="ce119" table:formula="of:=[$Kolmogorov.$C20]" office:value-type="float" office:value="25800" calcext:value-type="float">
            <text:p>25800</text:p>
          </table:table-cell>
          <table:table-cell/>
          <table:table-cell table:style-name="ce106" office:value-type="string" calcext:value-type="string">
            <text:p>L/R</text:p>
          </table:table-cell>
          <table:table-cell table:style-name="ce119" office:value-type="float" office:value="42" calcext:value-type="float">
            <text:p>42</text:p>
          </table:table-cell>
          <table:table-cell table:number-columns-repeated="2"/>
          <table:table-cell table:style-name="ce106" office:value-type="string" calcext:value-type="string">
            <text:p>lambda_z/R</text:p>
          </table:table-cell>
          <table:table-cell table:style-name="ce143" table:formula="of:=[.K4]/[.D4]" office:value-type="float" office:value="1.11014344418694" calcext:value-type="float">
            <text:p>1.11</text:p>
          </table:table-cell>
          <table:table-cell/>
          <table:table-cell table:style-name="ce147" office:value-type="string" calcext:value-type="string">
            <text:p>cores/node</text:p>
          </table:table-cell>
          <table:table-cell table:style-name="ce162" office:value-type="float" office:value="16" calcext:value-type="float">
            <text:p>16</text:p>
          </table:table-cell>
          <table:table-cell table:style-name="ce97" table:number-columns-repeated="5"/>
          <table:table-cell table:number-columns-repeated="1005"/>
        </table:table-row>
        <table:table-row table:style-name="ro4">
          <table:table-cell table:number-columns-repeated="2"/>
          <table:table-cell table:style-name="ce109" office:value-type="string" calcext:value-type="string">
            <text:p>Re_tau</text:p>
          </table:table-cell>
          <table:table-cell table:style-name="ce120" table:formula="of:=[$Kolmogorov.$D20]" office:value-type="float" office:value="720.627594739269" calcext:value-type="float">
            <text:p>720.6</text:p>
          </table:table-cell>
          <table:table-cell/>
          <table:table-cell table:style-name="ce106" office:value-type="string" calcext:value-type="string">
            <text:p>alpha</text:p>
          </table:table-cell>
          <table:table-cell table:style-name="ce138" table:formula="of:=2*PI()/[.G3]" office:value-type="float" office:value="0.149599650170943" calcext:value-type="float">
            <text:p>0.1496</text:p>
          </table:table-cell>
          <table:table-cell table:number-columns-repeated="2"/>
          <table:table-cell table:style-name="ce106" office:value-type="string" calcext:value-type="string">
            <text:p>lambda_z^+</text:p>
          </table:table-cell>
          <table:table-cell table:style-name="ce119" office:value-type="float" office:value="800" calcext:value-type="float">
            <text:p>800</text:p>
          </table:table-cell>
          <table:table-cell table:number-columns-repeated="6"/>
          <table:table-cell table:style-name="ce97" table:number-columns-repeated="2"/>
          <table:table-cell table:number-columns-repeated="1005"/>
        </table:table-row>
        <table:table-row table:style-name="ro4">
          <table:table-cell table:number-columns-repeated="3"/>
          <table:table-cell table:style-name="ce121"/>
          <table:table-cell/>
          <table:table-cell table:style-name="ce106" office:value-type="string" calcext:value-type="string">
            <text:p>m</text:p>
          </table:table-cell>
          <table:table-cell table:style-name="ce119" office:value-type="float" office:value="1" calcext:value-type="float">
            <text:p>1</text:p>
          </table:table-cell>
          <table:table-cell table:number-columns-repeated="2"/>
          <table:table-cell table:style-name="ce106" office:value-type="string" calcext:value-type="string">
            <text:p>lambda_theta/R</text:p>
          </table:table-cell>
          <table:table-cell table:style-name="ce143" table:formula="of:=[.K6]/[.D4]" office:value-type="float" office:value="0.180398309680377" calcext:value-type="float">
            <text:p>0.18</text:p>
          </table:table-cell>
          <table:table-cell/>
          <table:table-cell table:style-name="ce208" office:value-type="string" calcext:value-type="string" table:number-columns-spanned="2" table:number-rows-spanned="1">
            <text:p>DOF/Arrays</text:p>
          </table:table-cell>
          <table:covered-table-cell table:style-name="ce163"/>
          <table:table-cell table:style-name="ce97"/>
          <table:table-cell table:number-columns-repeated="2"/>
          <table:table-cell table:style-name="ce97" table:number-columns-repeated="2"/>
          <table:table-cell table:number-columns-repeated="1005"/>
        </table:table-row>
        <table:table-row table:style-name="ro4">
          <table:table-cell table:number-columns-repeated="2"/>
          <table:table-cell table:style-name="ce108" office:value-type="string" calcext:value-type="string" table:number-columns-spanned="2" table:number-rows-spanned="1">
            <text:p>Grid spacing</text:p>
          </table:table-cell>
          <table:covered-table-cell table:style-name="ce122"/>
          <table:table-cell/>
          <table:table-cell table:style-name="ce109" office:value-type="string" calcext:value-type="string">
            <text:p>2pi*R/m</text:p>
          </table:table-cell>
          <table:table-cell table:style-name="ce139" table:formula="of:=2*PI()/[.G5]" office:value-type="float" office:value="6.28318530717959" calcext:value-type="float">
            <text:p>6.283185</text:p>
          </table:table-cell>
          <table:table-cell table:number-columns-repeated="2"/>
          <table:table-cell table:style-name="ce106" office:value-type="string" calcext:value-type="string">
            <text:p>lambda_theta^+</text:p>
          </table:table-cell>
          <table:table-cell table:style-name="ce119" office:value-type="float" office:value="130" calcext:value-type="float">
            <text:p>130</text:p>
          </table:table-cell>
          <table:table-cell/>
          <table:table-cell table:style-name="ce149" office:value-type="float" office:value="4" calcext:value-type="float">
            <text:p>4</text:p>
          </table:table-cell>
          <table:table-cell table:style-name="ce164" office:value-type="string" calcext:value-type="string">
            <text:p>Fields (u,v,w)</text:p>
          </table:table-cell>
          <table:table-cell table:style-name="ce97"/>
          <table:table-cell table:number-columns-repeated="1009"/>
        </table:table-row>
        <table:table-row table:style-name="ro4">
          <table:table-cell table:number-columns-repeated="2"/>
          <table:table-cell table:style-name="ce106" office:value-type="string" calcext:value-type="string">
            <text:p>h/R</text:p>
          </table:table-cell>
          <table:table-cell table:style-name="ce123" table:formula="of:=[$Kolmogorov.$Q20]" office:value-type="float" office:value="0.00923396895514842" calcext:value-type="float">
            <text:p>9.234E-3</text:p>
          </table:table-cell>
          <table:table-cell table:number-columns-repeated="5"/>
          <table:table-cell table:style-name="ce109" office:value-type="string" calcext:value-type="string">
            <text:p>z/theta</text:p>
          </table:table-cell>
          <table:table-cell table:style-name="ce144" table:formula="of:=[.K4]/[.K6]" office:value-type="float" office:value="6.15384615384615" calcext:value-type="float">
            <text:p>6.15</text:p>
          </table:table-cell>
          <table:table-cell/>
          <table:table-cell table:style-name="ce149" table:formula="of:=64/8" office:value-type="float" office:value="8" calcext:value-type="float">
            <text:p>8</text:p>
          </table:table-cell>
          <table:table-cell table:style-name="ce164" office:value-type="string" calcext:value-type="string">
            <text:p>Byte/Double</text:p>
          </table:table-cell>
          <table:table-cell table:style-name="ce97"/>
          <table:table-cell table:number-columns-repeated="1009"/>
        </table:table-row>
        <table:table-row table:style-name="ro4">
          <table:table-cell table:number-columns-repeated="2"/>
          <table:table-cell table:style-name="ce109" office:value-type="string" calcext:value-type="string">
            <text:p>h^+</text:p>
          </table:table-cell>
          <table:table-cell table:style-name="ce124" table:formula="of:=[$Kolmogorov.$P20]" office:value-type="float" office:value="6.65425283804569" calcext:value-type="float">
            <text:p>6.654</text:p>
          </table:table-cell>
          <table:table-cell table:number-columns-repeated="8"/>
          <table:table-cell table:style-name="ce150" office:value-type="float" office:value="2" calcext:value-type="float">
            <text:p>2</text:p>
          </table:table-cell>
          <table:table-cell table:style-name="ce165" office:value-type="string" calcext:value-type="string">
            <text:p>Real &amp; Imag</text:p>
          </table:table-cell>
          <table:table-cell table:style-name="ce97"/>
          <table:table-cell table:number-columns-repeated="1009"/>
        </table:table-row>
        <table:table-row table:style-name="ro4">
          <table:table-cell table:number-columns-repeated="2"/>
          <table:table-cell table:style-name="ce110"/>
          <table:table-cell table:style-name="ce125"/>
          <table:table-cell table:number-columns-repeated="12"/>
          <table:table-cell table:style-name="ce209" office:value-type="string" calcext:value-type="string" table:number-columns-spanned="2" table:number-rows-spanned="1">
            <text:p>File size</text:p>
          </table:table-cell>
          <table:covered-table-cell/>
          <table:table-cell table:number-columns-repeated="1006"/>
        </table:table-row>
        <table:table-row table:style-name="ro4">
          <table:table-cell table:number-columns-repeated="2"/>
          <table:table-cell table:style-name="ce111" office:value-type="string" calcext:value-type="string" table:number-columns-spanned="2" table:number-rows-spanned="1">
            <text:p>axial (z)</text:p>
          </table:table-cell>
          <table:covered-table-cell/>
          <table:table-cell/>
          <table:table-cell table:style-name="ce111" office:value-type="string" calcext:value-type="string" table:number-columns-spanned="2" table:number-rows-spanned="1">
            <text:p>azimuthal (theta)</text:p>
          </table:table-cell>
          <table:covered-table-cell/>
          <table:table-cell/>
          <table:table-cell table:style-name="ce111" office:value-type="string" calcext:value-type="string" table:number-columns-spanned="3" table:number-rows-spanned="1">
            <text:p>radial (r)</text:p>
          </table:table-cell>
          <table:covered-table-cell table:number-columns-repeated="2"/>
          <table:table-cell/>
          <table:table-cell table:style-name="ce111" office:value-type="string" calcext:value-type="string" table:number-columns-spanned="4" table:number-rows-spanned="1">
            <text:p>Total DOF before/after dealaising</text:p>
          </table:table-cell>
          <table:covered-table-cell table:style-name="ce166"/>
          <table:covered-table-cell table:style-name="ce160"/>
          <table:covered-table-cell/>
          <table:table-cell table:style-name="ce179" office:value-type="string" calcext:value-type="string">
            <text:p>coeff</text:p>
          </table:table-cell>
          <table:table-cell table:style-name="ce179" office:value-type="string" calcext:value-type="string">
            <text:p>fields</text:p>
          </table:table-cell>
          <table:table-cell table:number-columns-repeated="1006"/>
        </table:table-row>
        <table:table-row table:style-name="ro4">
          <table:table-cell table:style-name="ce98" table:number-columns-repeated="2"/>
          <table:table-cell table:style-name="ce98" office:value-type="string" calcext:value-type="string">
            <text:p>K</text:p>
          </table:table-cell>
          <table:table-cell table:style-name="ce98" office:value-type="string" calcext:value-type="string">
            <text:p>Delta_z^+</text:p>
          </table:table-cell>
          <table:table-cell table:style-name="ce98"/>
          <table:table-cell table:style-name="ce98" office:value-type="string" calcext:value-type="string">
            <text:p>M</text:p>
          </table:table-cell>
          <table:table-cell table:style-name="ce98" office:value-type="string" calcext:value-type="string">
            <text:p>Delta_theta*R^+</text:p>
          </table:table-cell>
          <table:table-cell table:style-name="ce98"/>
          <table:table-cell table:style-name="ce98" office:value-type="string" calcext:value-type="string">
            <text:p>N</text:p>
          </table:table-cell>
          <table:table-cell table:style-name="ce98" office:value-type="string" calcext:value-type="string">
            <text:p>Delta_r^+|c</text:p>
          </table:table-cell>
          <table:table-cell table:style-name="ce98" office:value-type="string" calcext:value-type="string">
            <text:p>Delta_r^+|w</text:p>
          </table:table-cell>
          <table:table-cell table:style-name="ce98"/>
          <table:table-cell table:style-name="ce151" office:value-type="string" calcext:value-type="string">
            <text:p>before</text:p>
          </table:table-cell>
          <table:table-cell table:style-name="ce151" office:value-type="string" calcext:value-type="string">
            <text:p>after</text:p>
          </table:table-cell>
          <table:table-cell table:style-name="ce151"/>
          <table:table-cell table:style-name="ce175"/>
          <table:table-cell table:number-columns-repeated="2" table:style-name="ce183" office:value-type="string" calcext:value-type="string">
            <text:p>[GB]</text:p>
          </table:table-cell>
          <table:table-cell table:style-name="ce196"/>
          <table:table-cell table:style-name="ce98" table:number-columns-repeated="999"/>
          <table:table-cell table:style-name="ce198" table:number-columns-repeated="6"/>
        </table:table-row>
        <table:table-row table:style-name="ro4">
          <table:table-cell table:style-name="ce99"/>
          <table:table-cell table:style-name="ce102" office:value-type="string" calcext:value-type="string">
            <text:p>DNS</text:p>
          </table:table-cell>
          <table:table-cell table:style-name="ce112"/>
          <table:table-cell table:style-name="ce126" office:value-type="string" calcext:value-type="string" table:number-columns-spanned="14" table:number-rows-spanned="1">
            <text:p>Based on mean Kolmogorov scale estimates</text:p>
          </table:table-cell>
          <table:covered-table-cell table:number-columns-repeated="8" table:style-name="ce112"/>
          <table:covered-table-cell table:style-name="ce152"/>
          <table:covered-table-cell table:style-name="ce167"/>
          <table:covered-table-cell table:style-name="ce152"/>
          <table:covered-table-cell table:number-columns-repeated="2" table:style-name="ce176"/>
          <table:table-cell table:style-name="ce187"/>
          <table:table-cell/>
          <table:table-cell table:style-name="ce99" table:number-columns-repeated="999"/>
          <table:table-cell table:number-columns-repeated="6"/>
        </table:table-row>
        <table:table-row table:style-name="ro4">
          <table:table-cell table:style-name="ce100"/>
          <table:table-cell table:style-name="ce103" office:value-type="string" calcext:value-type="string">
            <text:p>Estimate</text:p>
          </table:table-cell>
          <table:table-cell table:style-name="ce113" table:formula="of:=[.$G$3]*[.$D$4]/[.$D13]/2" office:value-type="float" office:value="2274.211674525" calcext:value-type="float">
            <text:p>2274</text:p>
          </table:table-cell>
          <table:table-cell table:style-name="ce127" table:formula="of:=[.$D$8]" office:value-type="float" office:value="6.65425283804569" calcext:value-type="float">
            <text:p>6.65</text:p>
          </table:table-cell>
          <table:table-cell table:style-name="ce136"/>
          <table:table-cell table:style-name="ce113" table:formula="of:=[.$G$6]*[.$D$4]/[.$G13]/2" office:value-type="float" office:value="340.221270923614" calcext:value-type="float">
            <text:p>340</text:p>
          </table:table-cell>
          <table:table-cell table:style-name="ce127" table:formula="of:=[.$D$8]" office:value-type="float" office:value="6.65425283804569" calcext:value-type="float">
            <text:p>6.65</text:p>
          </table:table-cell>
          <table:table-cell table:style-name="ce136" table:number-columns-repeated="2"/>
          <table:table-cell table:style-name="ce127" table:formula="of:=[.$D$8]" office:value-type="float" office:value="6.65425283804569" calcext:value-type="float">
            <text:p>6.65</text:p>
          </table:table-cell>
          <table:table-cell table:style-name="ce127" office:value-type="float" office:value="0.37" calcext:value-type="float">
            <text:p>0.37</text:p>
          </table:table-cell>
          <table:table-cell table:style-name="ce136"/>
          <table:table-cell table:style-name="ce153"/>
          <table:table-cell table:style-name="ce168"/>
          <table:table-cell table:style-name="ce153"/>
          <table:table-cell table:style-name="ce113" table:number-columns-repeated="2"/>
          <table:table-cell table:style-name="ce188"/>
          <table:table-cell table:style-name="ce197"/>
          <table:table-cell table:style-name="ce100" table:number-columns-repeated="999"/>
          <table:table-cell table:number-columns-repeated="6"/>
        </table:table-row>
        <table:table-row table:style-name="ro4">
          <table:table-cell table:style-name="ce99"/>
          <table:table-cell table:style-name="ce104" office:value-type="string" calcext:value-type="string">
            <text:p>pipe0015</text:p>
          </table:table-cell>
          <table:table-cell table:style-name="ce107" table:formula="of:=2048+256" office:value-type="float" office:value="2304" calcext:value-type="float">
            <text:p>2304</text:p>
          </table:table-cell>
          <table:table-cell table:style-name="ce128" table:formula="of:=[.$G$3]*[.$D$4]/(2*[.C14])" office:value-type="float" office:value="6.56822026455063" calcext:value-type="float">
            <text:p>6.57</text:p>
          </table:table-cell>
          <table:table-cell table:style-name="ce107"/>
          <table:table-cell table:style-name="ce107" table:formula="of:=512" office:value-type="float" office:value="512" calcext:value-type="float">
            <text:p>512</text:p>
          </table:table-cell>
          <table:table-cell table:style-name="ce128" table:formula="of:=[.$G$6]*[.$D$4]/(2*[.F14])" office:value-type="float" office:value="4.42171554220111" calcext:value-type="float">
            <text:p>4.42</text:p>
          </table:table-cell>
          <table:table-cell table:style-name="ce107"/>
          <table:table-cell table:style-name="ce107" table:formula="of:=128+64+32+16" office:value-type="float" office:value="240" calcext:value-type="float">
            <text:p>240</text:p>
          </table:table-cell>
          <table:table-cell table:style-name="ce128" office:value-type="float" office:value="6.54006487978534" calcext:value-type="float">
            <text:p>6.54</text:p>
          </table:table-cell>
          <table:table-cell table:style-name="ce128" office:value-type="float" office:value="0.325962053811146" calcext:value-type="float">
            <text:p>0.33</text:p>
          </table:table-cell>
          <table:table-cell table:style-name="ce107"/>
          <table:table-cell table:style-name="ce154" table:formula="of:=(2*[.C14]+1)*(2*[.F14]+1)*[.I14]" office:value-type="float" office:value="1133814000" calcext:value-type="float">
            <text:p>1.1E+9</text:p>
          </table:table-cell>
          <table:table-cell table:style-name="ce169" table:formula="of:=(3*[.C14]+1)*(3*[.F14]+1)*[.I14]" office:value-type="float" office:value="2550067440" calcext:value-type="float">
            <text:p>2.6E+9</text:p>
          </table:table-cell>
          <table:table-cell table:style-name="ce154"/>
          <table:table-cell table:style-name="ce177"/>
          <table:table-cell table:style-name="ce210" table:formula="of:=[.N14]*[.$M$7]/1000000000" office:value-type="float" office:value="20.40053952" calcext:value-type="float">
            <text:p>20.40</text:p>
          </table:table-cell>
          <table:table-cell table:style-name="ce212" table:formula="of:=[.Q14]*[.M6]" office:value-type="float" office:value="81.60215808" calcext:value-type="float">
            <text:p>81.60</text:p>
          </table:table-cell>
          <table:table-cell/>
          <table:table-cell table:style-name="ce99" table:number-columns-repeated="999"/>
          <table:table-cell table:number-columns-repeated="6"/>
        </table:table-row>
        <table:table-row table:style-name="ro4">
          <table:table-cell table:style-name="ce101"/>
          <table:table-cell table:style-name="ce105" office:value-type="string" calcext:value-type="string">
            <text:p>points/cores/node</text:p>
          </table:table-cell>
          <table:table-cell table:style-name="ce114" table:formula="of:=[.C14]/[.$N$3]" office:value-type="float" office:value="144" calcext:value-type="float">
            <text:p>144.0</text:p>
          </table:table-cell>
          <table:table-cell table:style-name="ce114"/>
          <table:table-cell table:style-name="ce137"/>
          <table:table-cell table:style-name="ce114" table:formula="of:=[.F14]/[.$N$3]" office:value-type="float" office:value="32" calcext:value-type="float">
            <text:p>32.0</text:p>
          </table:table-cell>
          <table:table-cell table:style-name="ce114"/>
          <table:table-cell table:style-name="ce137"/>
          <table:table-cell table:style-name="ce114" table:formula="of:=[.I14]/[.$N$3]" office:value-type="float" office:value="15" calcext:value-type="float">
            <text:p>15.0</text:p>
          </table:table-cell>
          <table:table-cell table:style-name="ce132" table:number-columns-repeated="2"/>
          <table:table-cell table:style-name="ce137"/>
          <table:table-cell table:style-name="ce155"/>
          <table:table-cell table:style-name="ce170"/>
          <table:table-cell table:style-name="ce155"/>
          <table:table-cell table:style-name="ce178"/>
          <table:table-cell table:style-name="ce132"/>
          <table:table-cell table:style-name="ce213"/>
          <table:table-cell/>
          <table:table-cell table:style-name="ce101" table:number-columns-repeated="999"/>
          <table:table-cell table:number-columns-repeated="6"/>
        </table:table-row>
        <table:table-row table:style-name="ro4">
          <table:table-cell table:style-name="ce99" table:number-columns-repeated="3"/>
          <table:table-cell table:style-name="ce129"/>
          <table:table-cell table:style-name="ce99" table:number-columns-repeated="2"/>
          <table:table-cell table:style-name="ce129"/>
          <table:table-cell table:style-name="ce99" table:number-columns-repeated="2"/>
          <table:table-cell table:style-name="ce134" table:number-columns-repeated="2"/>
          <table:table-cell table:style-name="ce99"/>
          <table:table-cell table:style-name="ce154"/>
          <table:table-cell table:style-name="ce171"/>
          <table:table-cell table:style-name="ce154"/>
          <table:table-cell table:style-name="ce179"/>
          <table:table-cell table:style-name="ce134"/>
          <table:table-cell table:style-name="ce214"/>
          <table:table-cell/>
          <table:table-cell table:style-name="ce99" table:number-columns-repeated="999"/>
          <table:table-cell table:number-columns-repeated="6"/>
        </table:table-row>
        <table:table-row table:style-name="ro4">
          <table:table-cell/>
          <table:table-cell table:style-name="ce102" office:value-type="string" calcext:value-type="string">
            <text:p>LES1</text:p>
          </table:table-cell>
          <table:table-cell table:style-name="ce115" office:value-type="float" office:value="2" calcext:value-type="float">
            <text:p>2</text:p>
          </table:table-cell>
          <table:table-cell table:style-name="ce130" office:value-type="string" calcext:value-type="string" table:number-columns-spanned="14" table:number-rows-spanned="1">
            <text:p>times coarser than DNS</text:p>
          </table:table-cell>
          <table:covered-table-cell table:number-columns-repeated="2" table:style-name="ce115"/>
          <table:covered-table-cell table:style-name="ce140"/>
          <table:covered-table-cell table:number-columns-repeated="2" table:style-name="ce115"/>
          <table:covered-table-cell table:number-columns-repeated="2" table:style-name="ce141"/>
          <table:covered-table-cell table:style-name="ce115"/>
          <table:covered-table-cell table:style-name="ce156"/>
          <table:covered-table-cell table:style-name="ce172"/>
          <table:covered-table-cell table:style-name="ce156"/>
          <table:covered-table-cell table:style-name="ce180"/>
          <table:covered-table-cell table:style-name="ce141"/>
          <table:table-cell table:style-name="ce215"/>
          <table:table-cell table:number-columns-repeated="1006"/>
        </table:table-row>
        <table:table-row table:style-name="ro4">
          <table:table-cell/>
          <table:table-cell table:style-name="ce106" office:value-type="string" calcext:value-type="string">
            <text:p>Estimate</text:p>
          </table:table-cell>
          <table:table-cell table:style-name="ce116" table:formula="of:=[.$G$3]*[.$D$4]/(2*[.$D$18])" office:value-type="float" office:value="1152" calcext:value-type="float">
            <text:p>1152</text:p>
          </table:table-cell>
          <table:table-cell table:style-name="ce131" table:formula="of:=[.$D14]*[.$C17]" office:value-type="float" office:value="13.1364405291013" calcext:value-type="float">
            <text:p>13.14</text:p>
          </table:table-cell>
          <table:table-cell/>
          <table:table-cell table:style-name="ce116" table:formula="of:=[.$G$6]*[.$D$4]/(2*[.G18])" office:value-type="float" office:value="256" calcext:value-type="float">
            <text:p>256</text:p>
          </table:table-cell>
          <table:table-cell table:style-name="ce131" table:formula="of:=[.$G14]*[.$C17]" office:value-type="float" office:value="8.84343108440223" calcext:value-type="float">
            <text:p>8.84</text:p>
          </table:table-cell>
          <table:table-cell table:number-columns-repeated="2"/>
          <table:table-cell table:style-name="ce131" table:formula="of:=[.$J14]*[.$C17]" office:value-type="float" office:value="13.0801297595707" calcext:value-type="float">
            <text:p>13.08</text:p>
          </table:table-cell>
          <table:table-cell table:style-name="ce131" table:formula="of:=[.$K14]*[.$C17]" office:value-type="float" office:value="0.651924107622292" calcext:value-type="float">
            <text:p>0.65</text:p>
          </table:table-cell>
          <table:table-cell/>
          <table:table-cell table:style-name="ce157"/>
          <table:table-cell table:number-columns-repeated="2"/>
          <table:table-cell table:style-name="ce181"/>
          <table:table-cell table:style-name="ce145"/>
          <table:table-cell table:style-name="ce216"/>
          <table:table-cell table:number-columns-repeated="1006"/>
        </table:table-row>
        <table:table-row table:style-name="ro4">
          <table:table-cell table:style-name="ce99"/>
          <table:table-cell table:style-name="ce104" office:value-type="string" calcext:value-type="string">
            <text:p>pipe0016</text:p>
          </table:table-cell>
          <table:table-cell table:style-name="ce107" table:formula="of:=1024+128" office:value-type="float" office:value="1152" calcext:value-type="float">
            <text:p>1152</text:p>
          </table:table-cell>
          <table:table-cell table:style-name="ce128" table:formula="of:=[.$G$3]*[.$D$4]/(2*[.C19])" office:value-type="float" office:value="13.1364405291013" calcext:value-type="float">
            <text:p>13.14</text:p>
          </table:table-cell>
          <table:table-cell table:style-name="ce107"/>
          <table:table-cell table:style-name="ce107" table:formula="of:=128+32+16" office:value-type="float" office:value="176" calcext:value-type="float">
            <text:p>176</text:p>
          </table:table-cell>
          <table:table-cell table:style-name="ce128" table:formula="of:=[.$G$6]*[.$D$4]/(2*[.F19])" office:value-type="float" office:value="12.8631724864032" calcext:value-type="float">
            <text:p>12.86</text:p>
          </table:table-cell>
          <table:table-cell table:style-name="ce107"/>
          <table:table-cell table:style-name="ce107" table:formula="of:=128" office:value-type="float" office:value="128" calcext:value-type="float">
            <text:p>128</text:p>
          </table:table-cell>
          <table:table-cell table:style-name="ce128" office:value-type="float" office:value="12.6678995253096" calcext:value-type="float">
            <text:p>12.67</text:p>
          </table:table-cell>
          <table:table-cell table:style-name="ce128" office:value-type="float" office:value="0.671147452533862" calcext:value-type="float">
            <text:p>0.67</text:p>
          </table:table-cell>
          <table:table-cell table:style-name="ce107"/>
          <table:table-cell table:style-name="ce154"/>
          <table:table-cell table:style-name="ce169"/>
          <table:table-cell table:style-name="ce154"/>
          <table:table-cell table:style-name="ce177"/>
          <table:table-cell table:style-name="ce211"/>
          <table:table-cell table:style-name="ce212"/>
          <table:table-cell table:style-name="ce97"/>
          <table:table-cell table:style-name="ce99" table:number-columns-repeated="999"/>
          <table:table-cell table:number-columns-repeated="6"/>
        </table:table-row>
        <table:table-row table:style-name="ro4">
          <table:table-cell table:style-name="ce101"/>
          <table:table-cell table:style-name="ce105" office:value-type="string" calcext:value-type="string">
            <text:p>points/cores/node</text:p>
          </table:table-cell>
          <table:table-cell table:style-name="ce114" table:formula="of:=[.C19]/[.$N$3]" office:value-type="float" office:value="72" calcext:value-type="float">
            <text:p>72.0</text:p>
          </table:table-cell>
          <table:table-cell table:style-name="ce114"/>
          <table:table-cell table:style-name="ce137"/>
          <table:table-cell table:style-name="ce114" table:formula="of:=[.F19]/[.$N$3]" office:value-type="float" office:value="11" calcext:value-type="float">
            <text:p>11.0</text:p>
          </table:table-cell>
          <table:table-cell table:style-name="ce132"/>
          <table:table-cell table:style-name="ce137"/>
          <table:table-cell table:style-name="ce114" table:formula="of:=[.I19]/[.$N$3]" office:value-type="float" office:value="8" calcext:value-type="float">
            <text:p>8.0</text:p>
          </table:table-cell>
          <table:table-cell table:style-name="ce114"/>
          <table:table-cell table:style-name="ce132"/>
          <table:table-cell table:style-name="ce137"/>
          <table:table-cell table:style-name="ce155"/>
          <table:table-cell table:style-name="ce170"/>
          <table:table-cell table:style-name="ce155"/>
          <table:table-cell table:style-name="ce178"/>
          <table:table-cell table:style-name="ce132"/>
          <table:table-cell table:style-name="ce213"/>
          <table:table-cell table:style-name="ce97"/>
          <table:table-cell table:style-name="ce101" table:number-columns-repeated="999"/>
          <table:table-cell table:number-columns-repeated="6"/>
        </table:table-row>
        <table:table-row table:style-name="ro4">
          <table:table-cell table:style-name="ce99" table:number-columns-repeated="3"/>
          <table:table-cell table:style-name="ce129"/>
          <table:table-cell table:style-name="ce99" table:number-columns-repeated="2"/>
          <table:table-cell table:style-name="ce134"/>
          <table:table-cell table:style-name="ce99" table:number-columns-repeated="3"/>
          <table:table-cell table:style-name="ce134"/>
          <table:table-cell table:style-name="ce99"/>
          <table:table-cell table:style-name="ce154"/>
          <table:table-cell table:style-name="ce171"/>
          <table:table-cell table:style-name="ce154"/>
          <table:table-cell table:style-name="ce179"/>
          <table:table-cell table:style-name="ce134"/>
          <table:table-cell table:style-name="ce214"/>
          <table:table-cell table:style-name="ce97"/>
          <table:table-cell table:style-name="ce99" table:number-columns-repeated="999"/>
          <table:table-cell table:number-columns-repeated="6"/>
        </table:table-row>
        <table:table-row table:style-name="ro4">
          <table:table-cell table:style-name="ce99"/>
          <table:table-cell table:style-name="ce102" office:value-type="string" calcext:value-type="string">
            <text:p>LES2</text:p>
          </table:table-cell>
          <table:table-cell table:style-name="ce115"/>
          <table:table-cell table:style-name="ce130" office:value-type="string" calcext:value-type="string" table:number-columns-spanned="14" table:number-rows-spanned="1">
            <text:p>Lower bound of recommendations by Piomelly 1997 (50-100, 15-45, and &lt;1)</text:p>
          </table:table-cell>
          <table:covered-table-cell table:number-columns-repeated="2" table:style-name="ce115"/>
          <table:covered-table-cell table:style-name="ce141"/>
          <table:covered-table-cell table:number-columns-repeated="3" table:style-name="ce115"/>
          <table:covered-table-cell table:style-name="ce141"/>
          <table:covered-table-cell table:style-name="ce115"/>
          <table:covered-table-cell table:style-name="ce152"/>
          <table:covered-table-cell table:style-name="ce172"/>
          <table:covered-table-cell table:style-name="ce152"/>
          <table:covered-table-cell table:style-name="ce180"/>
          <table:covered-table-cell table:style-name="ce141"/>
          <table:table-cell table:style-name="ce215"/>
          <table:table-cell table:style-name="ce97"/>
          <table:table-cell table:style-name="ce99" table:number-columns-repeated="999"/>
          <table:table-cell table:number-columns-repeated="6"/>
        </table:table-row>
        <table:table-row table:style-name="ro4">
          <table:table-cell/>
          <table:table-cell table:style-name="ce106" office:value-type="string" calcext:value-type="string">
            <text:p>Estimate</text:p>
          </table:table-cell>
          <table:table-cell table:style-name="ce116" table:formula="of:=[.$G$3]*[.$D$4]/(2*[.$D23])" office:value-type="float" office:value="302.663589790493" calcext:value-type="float">
            <text:p>303</text:p>
          </table:table-cell>
          <table:table-cell table:style-name="ce131" office:value-type="float" office:value="50" calcext:value-type="float">
            <text:p>50.00</text:p>
          </table:table-cell>
          <table:table-cell/>
          <table:table-cell table:style-name="ce116" table:formula="of:=[.$G$6]*[.$D$4]/(2*[.$G23])" office:value-type="float" office:value="150.927890507131" calcext:value-type="float">
            <text:p>151</text:p>
          </table:table-cell>
          <table:table-cell table:style-name="ce131" office:value-type="float" office:value="15" calcext:value-type="float">
            <text:p>15.00</text:p>
          </table:table-cell>
          <table:table-cell table:number-columns-repeated="2"/>
          <table:table-cell table:style-name="ce131" table:formula="of:=[.G23]" office:value-type="float" office:value="15" calcext:value-type="float">
            <text:p>15.00</text:p>
          </table:table-cell>
          <table:table-cell table:style-name="ce131" office:value-type="float" office:value="0.9" calcext:value-type="float">
            <text:p>0.90</text:p>
          </table:table-cell>
          <table:table-cell/>
          <table:table-cell table:style-name="ce157"/>
          <table:table-cell table:number-columns-repeated="2"/>
          <table:table-cell table:style-name="ce181"/>
          <table:table-cell table:style-name="ce145"/>
          <table:table-cell table:style-name="ce216"/>
          <table:table-cell table:style-name="ce97"/>
          <table:table-cell table:number-columns-repeated="1005"/>
        </table:table-row>
        <table:table-row table:style-name="ro4">
          <table:table-cell/>
          <table:table-cell table:style-name="ce104"/>
          <table:table-cell table:style-name="ce107" table:formula="of:=256+64" office:value-type="float" office:value="320" calcext:value-type="float">
            <text:p>320</text:p>
          </table:table-cell>
          <table:table-cell table:style-name="ce128" table:formula="of:=[.$G$3]*[.$D$4]/(2*[.C24])" office:value-type="float" office:value="47.2911859047645" calcext:value-type="float">
            <text:p>47.29</text:p>
          </table:table-cell>
          <table:table-cell table:style-name="ce107"/>
          <table:table-cell table:style-name="ce107" table:formula="of:=128+16+8" office:value-type="float" office:value="152" calcext:value-type="float">
            <text:p>152</text:p>
          </table:table-cell>
          <table:table-cell table:style-name="ce128" table:formula="of:=[.$G$6]*[.$D$4]/(2*[.F24])" office:value-type="float" office:value="14.8941997210985" calcext:value-type="float">
            <text:p>14.89</text:p>
          </table:table-cell>
          <table:table-cell table:style-name="ce110"/>
          <table:table-cell table:style-name="ce107" table:formula="of:=128" office:value-type="float" office:value="128" calcext:value-type="float">
            <text:p>128</text:p>
          </table:table-cell>
          <table:table-cell table:style-name="ce128" office:value-type="float" office:value="12.6678995253096" calcext:value-type="float">
            <text:p>12.67</text:p>
          </table:table-cell>
          <table:table-cell table:style-name="ce128" office:value-type="float" office:value="0.671147452533862" calcext:value-type="float">
            <text:p>0.67</text:p>
          </table:table-cell>
          <table:table-cell table:style-name="ce110"/>
          <table:table-cell table:style-name="ce154"/>
          <table:table-cell table:style-name="ce169"/>
          <table:table-cell table:style-name="ce154"/>
          <table:table-cell table:style-name="ce177"/>
          <table:table-cell table:style-name="ce211"/>
          <table:table-cell table:style-name="ce212"/>
          <table:table-cell table:style-name="ce97"/>
          <table:table-cell table:number-columns-repeated="1005"/>
        </table:table-row>
        <table:table-row table:style-name="ro4">
          <table:table-cell/>
          <table:table-cell table:style-name="ce105" office:value-type="string" calcext:value-type="string">
            <text:p>points/cores/node</text:p>
          </table:table-cell>
          <table:table-cell table:style-name="ce114" table:formula="of:=[.C24]/[.$N$3]" office:value-type="float" office:value="20" calcext:value-type="float">
            <text:p>20.0</text:p>
          </table:table-cell>
          <table:table-cell table:style-name="ce132"/>
          <table:table-cell table:style-name="ce137"/>
          <table:table-cell table:style-name="ce114" table:formula="of:=[.F24]/[.$N$3]" office:value-type="float" office:value="9.5" calcext:value-type="float">
            <text:p>9.5</text:p>
          </table:table-cell>
          <table:table-cell table:style-name="ce132"/>
          <table:table-cell table:style-name="ce137"/>
          <table:table-cell table:style-name="ce114" table:formula="of:=[.I24]/[.$N$3]" office:value-type="float" office:value="8" calcext:value-type="float">
            <text:p>8.0</text:p>
          </table:table-cell>
          <table:table-cell table:style-name="ce114"/>
          <table:table-cell table:style-name="ce132"/>
          <table:table-cell table:style-name="ce137"/>
          <table:table-cell table:style-name="ce158"/>
          <table:table-cell table:style-name="ce170"/>
          <table:table-cell table:style-name="ce158"/>
          <table:table-cell table:style-name="ce178"/>
          <table:table-cell table:style-name="ce132"/>
          <table:table-cell table:style-name="ce217"/>
          <table:table-cell table:style-name="ce97"/>
          <table:table-cell table:number-columns-repeated="1005"/>
        </table:table-row>
        <table:table-row table:style-name="ro4">
          <table:table-cell/>
          <table:table-cell table:style-name="ce107" table:number-columns-repeated="2"/>
          <table:table-cell table:style-name="ce128"/>
          <table:table-cell table:style-name="ce107" table:number-columns-repeated="2"/>
          <table:table-cell table:style-name="ce128"/>
          <table:table-cell table:style-name="ce110" table:number-columns-repeated="3"/>
          <table:table-cell table:style-name="ce145"/>
          <table:table-cell table:style-name="ce110"/>
          <table:table-cell table:style-name="ce157"/>
          <table:table-cell table:style-name="ce173"/>
          <table:table-cell/>
          <table:table-cell table:style-name="ce181"/>
          <table:table-cell table:style-name="ce145"/>
          <table:table-cell table:style-name="ce218"/>
          <table:table-cell table:style-name="ce97"/>
          <table:table-cell table:number-columns-repeated="1005"/>
        </table:table-row>
        <table:table-row table:style-name="ro4">
          <table:table-cell table:style-name="ce101"/>
          <table:table-cell table:style-name="ce102" office:value-type="string" calcext:value-type="string">
            <text:p>LES3</text:p>
          </table:table-cell>
          <table:table-cell table:style-name="ce117" office:value-type="float" office:value="10" calcext:value-type="float">
            <text:p>10</text:p>
          </table:table-cell>
          <table:table-cell table:style-name="ce133" office:value-type="string" calcext:value-type="string" table:number-columns-spanned="7" table:number-rows-spanned="1">
            <text:p>points per streak spacing</text:p>
          </table:table-cell>
          <table:covered-table-cell table:number-columns-repeated="2" table:style-name="ce117"/>
          <table:covered-table-cell table:style-name="ce142"/>
          <table:covered-table-cell table:number-columns-repeated="3" table:style-name="ce117"/>
          <table:table-cell table:style-name="ce142"/>
          <table:table-cell table:style-name="ce117"/>
          <table:table-cell table:style-name="ce159"/>
          <table:table-cell table:style-name="ce174"/>
          <table:table-cell table:style-name="ce159" table:number-columns-repeated="2"/>
          <table:table-cell table:style-name="ce142"/>
          <table:table-cell table:style-name="ce215"/>
          <table:table-cell table:style-name="ce97"/>
          <table:table-cell table:style-name="ce101" table:number-columns-repeated="999"/>
          <table:table-cell table:number-columns-repeated="6"/>
        </table:table-row>
        <table:table-row table:style-name="ro4">
          <table:table-cell/>
          <table:table-cell table:style-name="ce106" office:value-type="string" calcext:value-type="string">
            <text:p>Estimate</text:p>
          </table:table-cell>
          <table:table-cell table:style-name="ce116" table:formula="of:=[.$G$3]*[.$D$4]/(2*[.D28])" office:value-type="float" office:value="189.164743619058" calcext:value-type="float">
            <text:p>189</text:p>
          </table:table-cell>
          <table:table-cell table:style-name="ce131" table:formula="of:=[.G28]*[.$K$7]" office:value-type="float" office:value="80" calcext:value-type="float">
            <text:p>80.00</text:p>
          </table:table-cell>
          <table:table-cell/>
          <table:table-cell table:style-name="ce116" table:formula="of:=[.$G$6]*[.$D$4]/(2*[.G28])" office:value-type="float" office:value="174.147565969767" calcext:value-type="float">
            <text:p>174</text:p>
          </table:table-cell>
          <table:table-cell table:style-name="ce131" table:formula="of:=[.$K$6]/[.C27]" office:value-type="float" office:value="13" calcext:value-type="float">
            <text:p>13.00</text:p>
          </table:table-cell>
          <table:table-cell table:number-columns-repeated="2"/>
          <table:table-cell table:style-name="ce131" table:formula="of:=[.G28]" office:value-type="float" office:value="13" calcext:value-type="float">
            <text:p>13.00</text:p>
          </table:table-cell>
          <table:table-cell table:style-name="ce131" office:value-type="float" office:value="0.9" calcext:value-type="float">
            <text:p>0.90</text:p>
          </table:table-cell>
          <table:table-cell/>
          <table:table-cell table:style-name="ce157"/>
          <table:table-cell table:number-columns-repeated="2"/>
          <table:table-cell table:style-name="ce181"/>
          <table:table-cell table:style-name="ce145"/>
          <table:table-cell table:style-name="ce216"/>
          <table:table-cell table:style-name="ce97"/>
          <table:table-cell table:number-columns-repeated="1005"/>
        </table:table-row>
        <table:table-row table:style-name="ro4">
          <table:table-cell/>
          <table:table-cell table:style-name="ce104"/>
          <table:table-cell table:style-name="ce99" table:formula="of:=128+64" office:value-type="float" office:value="192" calcext:value-type="float">
            <text:p>192</text:p>
          </table:table-cell>
          <table:table-cell table:style-name="ce134" table:formula="of:=[.$G$3]*[.$D$4]/(2*[.C29])" office:value-type="float" office:value="78.8186431746076" calcext:value-type="float">
            <text:p>78.82</text:p>
          </table:table-cell>
          <table:table-cell table:style-name="ce99"/>
          <table:table-cell table:style-name="ce99" table:formula="of:=128+32+16" office:value-type="float" office:value="176" calcext:value-type="float">
            <text:p>176</text:p>
          </table:table-cell>
          <table:table-cell table:style-name="ce134" table:formula="of:=[.$G$6]*[.$D$4]/(2*[.F29])" office:value-type="float" office:value="12.8631724864032" calcext:value-type="float">
            <text:p>12.86</text:p>
          </table:table-cell>
          <table:table-cell/>
          <table:table-cell table:style-name="ce107" table:formula="of:=128" office:value-type="float" office:value="128" calcext:value-type="float">
            <text:p>128</text:p>
          </table:table-cell>
          <table:table-cell table:style-name="ce128" office:value-type="float" office:value="12.6678995253096" calcext:value-type="float">
            <text:p>12.67</text:p>
          </table:table-cell>
          <table:table-cell table:style-name="ce128" office:value-type="float" office:value="0.671147452533862" calcext:value-type="float">
            <text:p>0.67</text:p>
          </table:table-cell>
          <table:table-cell/>
          <table:table-cell table:style-name="ce154"/>
          <table:table-cell table:style-name="ce169"/>
          <table:table-cell table:style-name="ce154"/>
          <table:table-cell table:style-name="ce177"/>
          <table:table-cell table:style-name="ce211"/>
          <table:table-cell table:style-name="ce212"/>
          <table:table-cell table:style-name="ce97"/>
          <table:table-cell table:number-columns-repeated="1005"/>
        </table:table-row>
        <table:table-row table:style-name="ro4">
          <table:table-cell/>
          <table:table-cell table:style-name="ce105" office:value-type="string" calcext:value-type="string">
            <text:p>points/cores/node</text:p>
          </table:table-cell>
          <table:table-cell table:style-name="ce114" table:formula="of:=[.C29]/[.$N$3]" office:value-type="float" office:value="12" calcext:value-type="float">
            <text:p>12.0</text:p>
          </table:table-cell>
          <table:table-cell table:style-name="ce132"/>
          <table:table-cell table:style-name="ce137"/>
          <table:table-cell table:style-name="ce114" table:formula="of:=[.F29]/[.$N$3]" office:value-type="float" office:value="11" calcext:value-type="float">
            <text:p>11.0</text:p>
          </table:table-cell>
          <table:table-cell table:style-name="ce132"/>
          <table:table-cell table:style-name="ce137"/>
          <table:table-cell table:style-name="ce114" table:formula="of:=[.I29]/[.$N$3]" office:value-type="float" office:value="8" calcext:value-type="float">
            <text:p>8.0</text:p>
          </table:table-cell>
          <table:table-cell table:style-name="ce114"/>
          <table:table-cell table:style-name="ce132"/>
          <table:table-cell table:style-name="ce137"/>
          <table:table-cell table:style-name="ce158"/>
          <table:table-cell table:style-name="ce170"/>
          <table:table-cell table:style-name="ce158"/>
          <table:table-cell table:style-name="ce178"/>
          <table:table-cell table:style-name="ce132"/>
          <table:table-cell table:style-name="ce217"/>
          <table:table-cell table:style-name="ce97"/>
          <table:table-cell table:number-columns-repeated="1005"/>
        </table:table-row>
        <table:table-row table:style-name="ro4">
          <table:table-cell/>
          <table:table-cell table:style-name="ce99" table:number-columns-repeated="2"/>
          <table:table-cell table:style-name="ce134"/>
          <table:table-cell table:style-name="ce99" table:number-columns-repeated="2"/>
          <table:table-cell table:style-name="ce134"/>
          <table:table-cell table:number-columns-repeated="3"/>
          <table:table-cell table:style-name="ce131"/>
          <table:table-cell/>
          <table:table-cell table:style-name="ce157"/>
          <table:table-cell table:number-columns-repeated="3"/>
          <table:table-cell table:style-name="ce131"/>
          <table:table-cell table:style-name="ce218"/>
          <table:table-cell table:style-name="ce97"/>
          <table:table-cell table:number-columns-repeated="1005"/>
        </table:table-row>
        <table:table-row table:style-name="ro4">
          <table:table-cell/>
          <table:table-cell table:style-name="ce102" office:value-type="string" calcext:value-type="string">
            <text:p>LES4</text:p>
          </table:table-cell>
          <table:table-cell table:style-name="ce117" office:value-type="float" office:value="4" calcext:value-type="float">
            <text:p>4</text:p>
          </table:table-cell>
          <table:table-cell table:style-name="ce135" office:value-type="string" calcext:value-type="string" table:number-columns-spanned="14" table:number-rows-spanned="1">
            <text:p>points per streak spacing and upper bound of recommendations by Piomelly 1997 (50-100, 15-45, and &lt;1)</text:p>
          </table:table-cell>
          <table:covered-table-cell table:number-columns-repeated="2" table:style-name="ce117"/>
          <table:covered-table-cell table:style-name="ce142"/>
          <table:covered-table-cell table:number-columns-repeated="3" table:style-name="ce115"/>
          <table:covered-table-cell table:style-name="ce141"/>
          <table:covered-table-cell table:style-name="ce115"/>
          <table:covered-table-cell table:style-name="ce156"/>
          <table:covered-table-cell table:style-name="ce172"/>
          <table:covered-table-cell table:style-name="ce156"/>
          <table:covered-table-cell table:style-name="ce180"/>
          <table:covered-table-cell table:style-name="ce141"/>
          <table:table-cell table:style-name="ce215"/>
          <table:table-cell table:style-name="ce97"/>
          <table:table-cell table:number-columns-repeated="1005"/>
        </table:table-row>
        <table:table-row table:style-name="ro4">
          <table:table-cell/>
          <table:table-cell table:style-name="ce106" office:value-type="string" calcext:value-type="string">
            <text:p>Estimate</text:p>
          </table:table-cell>
          <table:table-cell table:style-name="ce116" table:formula="of:=[.$G$3]*[.$D$4]/(2*[.D33])" office:value-type="float" office:value="151.331794895247" calcext:value-type="float">
            <text:p>151</text:p>
          </table:table-cell>
          <table:table-cell table:style-name="ce131" office:value-type="float" office:value="100" calcext:value-type="float">
            <text:p>100.00</text:p>
          </table:table-cell>
          <table:table-cell/>
          <table:table-cell table:style-name="ce116" table:formula="of:=[.$G$6]*[.$D$4]/(2*[.G33])" office:value-type="float" office:value="69.6590263879068" calcext:value-type="float">
            <text:p>70</text:p>
          </table:table-cell>
          <table:table-cell table:style-name="ce131" table:formula="of:=[.$K$6]/[.C32]" office:value-type="float" office:value="32.5" calcext:value-type="float">
            <text:p>32.50</text:p>
          </table:table-cell>
          <table:table-cell table:number-columns-repeated="2"/>
          <table:table-cell table:style-name="ce131" table:formula="of:=[.G33]" office:value-type="float" office:value="32.5" calcext:value-type="float">
            <text:p>32.50</text:p>
          </table:table-cell>
          <table:table-cell table:style-name="ce131" office:value-type="float" office:value="0.9" calcext:value-type="float">
            <text:p>0.90</text:p>
          </table:table-cell>
          <table:table-cell/>
          <table:table-cell table:style-name="ce157"/>
          <table:table-cell table:number-columns-repeated="2"/>
          <table:table-cell table:style-name="ce181"/>
          <table:table-cell table:style-name="ce145"/>
          <table:table-cell table:style-name="ce216"/>
          <table:table-cell table:style-name="ce97"/>
          <table:table-cell table:number-columns-repeated="1005"/>
        </table:table-row>
        <table:table-row table:style-name="ro4">
          <table:table-cell/>
          <table:table-cell table:style-name="ce104" office:value-type="string" calcext:value-type="string">
            <text:p>pipe0017</text:p>
          </table:table-cell>
          <table:table-cell table:style-name="ce107" table:formula="of:=128+16+8" office:value-type="float" office:value="152" calcext:value-type="float">
            <text:p>152</text:p>
          </table:table-cell>
          <table:table-cell table:style-name="ce134" table:formula="of:=[.$G$3]*[.$D$4]/(2*[.C34])" office:value-type="float" office:value="99.5603913784516" calcext:value-type="float">
            <text:p>99.56</text:p>
          </table:table-cell>
          <table:table-cell table:style-name="ce99"/>
          <table:table-cell table:style-name="ce99" table:formula="of:=64+8" office:value-type="float" office:value="72" calcext:value-type="float">
            <text:p>72</text:p>
          </table:table-cell>
          <table:table-cell table:style-name="ce134" table:formula="of:=[.$G$6]*[.$D$4]/(2*[.F34])" office:value-type="float" office:value="31.443310522319" calcext:value-type="float">
            <text:p>31.44</text:p>
          </table:table-cell>
          <table:table-cell/>
          <table:table-cell table:style-name="ce107" table:formula="of:=128" office:value-type="float" office:value="128" calcext:value-type="float">
            <text:p>128</text:p>
          </table:table-cell>
          <table:table-cell table:style-name="ce128" office:value-type="float" office:value="12.6678995253096" calcext:value-type="float">
            <text:p>12.67</text:p>
          </table:table-cell>
          <table:table-cell table:style-name="ce128" office:value-type="float" office:value="0.671147452533862" calcext:value-type="float">
            <text:p>0.67</text:p>
          </table:table-cell>
          <table:table-cell/>
          <table:table-cell table:style-name="ce154"/>
          <table:table-cell table:style-name="ce169"/>
          <table:table-cell table:style-name="ce154"/>
          <table:table-cell table:style-name="ce177"/>
          <table:table-cell table:style-name="ce211"/>
          <table:table-cell table:style-name="ce212"/>
          <table:table-cell table:style-name="ce97"/>
          <table:table-cell table:number-columns-repeated="1005"/>
        </table:table-row>
        <table:table-row table:style-name="ro4">
          <table:table-cell/>
          <table:table-cell table:style-name="ce105" office:value-type="string" calcext:value-type="string">
            <text:p>points/cores/node</text:p>
          </table:table-cell>
          <table:table-cell table:style-name="ce114" table:formula="of:=[.C34]/[.$N$3]" office:value-type="float" office:value="9.5" calcext:value-type="float">
            <text:p>9.5</text:p>
          </table:table-cell>
          <table:table-cell table:style-name="ce132"/>
          <table:table-cell table:style-name="ce137"/>
          <table:table-cell table:style-name="ce114" table:formula="of:=[.F34]/[.$N$3]" office:value-type="float" office:value="4.5" calcext:value-type="float">
            <text:p>4.5</text:p>
          </table:table-cell>
          <table:table-cell table:style-name="ce132"/>
          <table:table-cell table:style-name="ce137"/>
          <table:table-cell table:style-name="ce114" table:formula="of:=[.I34]/[.$N$3]" office:value-type="float" office:value="8" calcext:value-type="float">
            <text:p>8.0</text:p>
          </table:table-cell>
          <table:table-cell table:style-name="ce114"/>
          <table:table-cell table:style-name="ce132"/>
          <table:table-cell table:style-name="ce137"/>
          <table:table-cell table:style-name="ce158"/>
          <table:table-cell table:style-name="ce170"/>
          <table:table-cell table:style-name="ce158"/>
          <table:table-cell table:style-name="ce178" table:number-columns-repeated="2"/>
          <table:table-cell table:style-name="ce195"/>
          <table:table-cell table:style-name="ce97"/>
          <table:table-cell table:number-columns-repeated="1005"/>
        </table:table-row>
        <table:table-row table:style-name="ro4" table:number-rows-repeated="2">
          <table:table-cell table:number-columns-repeated="10"/>
          <table:table-cell table:style-name="ce131"/>
          <table:table-cell table:number-columns-repeated="7"/>
          <table:table-cell table:style-name="ce97"/>
          <table:table-cell table:number-columns-repeated="1005"/>
        </table:table-row>
        <table:table-row table:style-name="ro4" table:number-rows-repeated="2">
          <table:table-cell table:number-columns-repeated="18"/>
          <table:table-cell table:style-name="ce97"/>
          <table:table-cell table:number-columns-repeated="1005"/>
        </table:table-row>
        <table:table-row table:style-name="ro4">
          <table:table-cell/>
          <table:table-cell table:style-name="ce199"/>
          <table:table-cell table:style-name="ce131" office:value-type="string" calcext:value-type="string">
            <text:p>min</text:p>
          </table:table-cell>
          <table:table-cell table:style-name="ce207" table:formula="of:=MIN([.D43:.D490])" office:value-type="float" office:value="0.0275931" calcext:value-type="float">
            <text:p>0.028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199"/>
          <table:table-cell table:style-name="ce131" office:value-type="string" calcext:value-type="string">
            <text:p>max</text:p>
          </table:table-cell>
          <table:table-cell table:style-name="ce207" table:formula="of:=MAX([.D43:.D490])" office:value-type="float" office:value="4.47900000000004" calcext:value-type="float">
            <text:p>4.479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199" office:value-type="string" calcext:value-type="string">
            <text:p>r</text:p>
          </table:table-cell>
          <table:table-cell table:style-name="ce131" office:value-type="string" calcext:value-type="string">
            <text:p>y+</text:p>
          </table:table-cell>
          <table:table-cell table:style-name="ce207" office:value-type="string" calcext:value-type="string">
            <text:p>\Delta y+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00627477899558" calcext:value-type="float">
            <text:p>6.27E-04</text:p>
          </table:table-cell>
          <table:table-cell office:value-type="float" office:value="720.148" calcext:value-type="float">
            <text:p>720.148</text:p>
          </table:table-cell>
          <table:table-cell table:number-columns-repeated="15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0188243369867" calcext:value-type="float">
            <text:p>1.88E-03</text:p>
          </table:table-cell>
          <table:table-cell office:value-type="float" office:value="719.244" calcext:value-type="float">
            <text:p>719.244</text:p>
          </table:table-cell>
          <table:table-cell table:formula="of:=[.C43]-[.C44]" office:value-type="float" office:value="0.903999999999996" calcext:value-type="float">
            <text:p>0.904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0321229975542" calcext:value-type="float">
            <text:p>3.21E-03</text:p>
          </table:table-cell>
          <table:table-cell office:value-type="float" office:value="718.285" calcext:value-type="float">
            <text:p>718.285</text:p>
          </table:table-cell>
          <table:table-cell table:formula="of:=[.C44]-[.C45]" office:value-type="float" office:value="0.95900000000006" calcext:value-type="float">
            <text:p>0.959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0461687422304" calcext:value-type="float">
            <text:p>4.62E-03</text:p>
          </table:table-cell>
          <table:table-cell office:value-type="float" office:value="717.273" calcext:value-type="float">
            <text:p>717.273</text:p>
          </table:table-cell>
          <table:table-cell table:formula="of:=[.C45]-[.C46]" office:value-type="float" office:value="1.01199999999994" calcext:value-type="float">
            <text:p>1.012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0609594391554" calcext:value-type="float">
            <text:p>6.10E-03</text:p>
          </table:table-cell>
          <table:table-cell office:value-type="float" office:value="716.207" calcext:value-type="float">
            <text:p>716.207</text:p>
          </table:table-cell>
          <table:table-cell table:formula="of:=[.C46]-[.C47]" office:value-type="float" office:value="1.06600000000003" calcext:value-type="float">
            <text:p>1.066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0764928434006" calcext:value-type="float">
            <text:p>7.65E-03</text:p>
          </table:table-cell>
          <table:table-cell office:value-type="float" office:value="715.088" calcext:value-type="float">
            <text:p>715.088</text:p>
          </table:table-cell>
          <table:table-cell table:formula="of:=[.C47]-[.C48]" office:value-type="float" office:value="1.11900000000003" calcext:value-type="float">
            <text:p>1.119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0927665973094" calcext:value-type="float">
            <text:p>9.28E-03</text:p>
          </table:table-cell>
          <table:table-cell office:value-type="float" office:value="713.915" calcext:value-type="float">
            <text:p>713.915</text:p>
          </table:table-cell>
          <table:table-cell table:formula="of:=[.C48]-[.C49]" office:value-type="float" office:value="1.173" calcext:value-type="float">
            <text:p>1.173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109778230855" calcext:value-type="float">
            <text:p>1.10E-02</text:p>
          </table:table-cell>
          <table:table-cell office:value-type="float" office:value="712.689" calcext:value-type="float">
            <text:p>712.689</text:p>
          </table:table-cell>
          <table:table-cell table:formula="of:=[.C49]-[.C50]" office:value-type="float" office:value="1.226" calcext:value-type="float">
            <text:p>1.226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127525162016" calcext:value-type="float">
            <text:p>1.28E-02</text:p>
          </table:table-cell>
          <table:table-cell office:value-type="float" office:value="711.411" calcext:value-type="float">
            <text:p>711.411</text:p>
          </table:table-cell>
          <table:table-cell table:formula="of:=[.C50]-[.C51]" office:value-type="float" office:value="1.27800000000002" calcext:value-type="float">
            <text:p>1.278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146004697168" calcext:value-type="float">
            <text:p>1.46E-02</text:p>
          </table:table-cell>
          <table:table-cell office:value-type="float" office:value="710.079" calcext:value-type="float">
            <text:p>710.079</text:p>
          </table:table-cell>
          <table:table-cell table:formula="of:=[.C51]-[.C52]" office:value-type="float" office:value="1.33199999999999" calcext:value-type="float">
            <text:p>1.332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165214031489" calcext:value-type="float">
            <text:p>1.65E-02</text:p>
          </table:table-cell>
          <table:table-cell office:value-type="float" office:value="708.695" calcext:value-type="float">
            <text:p>708.695</text:p>
          </table:table-cell>
          <table:table-cell table:formula="of:=[.C52]-[.C53]" office:value-type="float" office:value="1.3839999999999" calcext:value-type="float">
            <text:p>1.384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185150249393" calcext:value-type="float">
            <text:p>1.85E-02</text:p>
          </table:table-cell>
          <table:table-cell office:value-type="float" office:value="707.258" calcext:value-type="float">
            <text:p>707.258</text:p>
          </table:table-cell>
          <table:table-cell table:formula="of:=[.C53]-[.C54]" office:value-type="float" office:value="1.43700000000001" calcext:value-type="float">
            <text:p>1.437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205810324964" calcext:value-type="float">
            <text:p>2.06E-02</text:p>
          </table:table-cell>
          <table:table-cell office:value-type="float" office:value="705.769" calcext:value-type="float">
            <text:p>705.769</text:p>
          </table:table-cell>
          <table:table-cell table:formula="of:=[.C54]-[.C55]" office:value-type="float" office:value="1.48900000000003" calcext:value-type="float">
            <text:p>1.489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227191122422" calcext:value-type="float">
            <text:p>2.27E-02</text:p>
          </table:table-cell>
          <table:table-cell office:value-type="float" office:value="704.229" calcext:value-type="float">
            <text:p>704.229</text:p>
          </table:table-cell>
          <table:table-cell table:formula="of:=[.C55]-[.C56]" office:value-type="float" office:value="1.53999999999996" calcext:value-type="float">
            <text:p>1.54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249289396593" calcext:value-type="float">
            <text:p>2.49E-02</text:p>
          </table:table-cell>
          <table:table-cell office:value-type="float" office:value="702.636" calcext:value-type="float">
            <text:p>702.636</text:p>
          </table:table-cell>
          <table:table-cell table:formula="of:=[.C56]-[.C57]" office:value-type="float" office:value="1.59300000000007" calcext:value-type="float">
            <text:p>1.593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272101793406" calcext:value-type="float">
            <text:p>2.72E-02</text:p>
          </table:table-cell>
          <table:table-cell office:value-type="float" office:value="700.992" calcext:value-type="float">
            <text:p>700.992</text:p>
          </table:table-cell>
          <table:table-cell table:formula="of:=[.C57]-[.C58]" office:value-type="float" office:value="1.64400000000001" calcext:value-type="float">
            <text:p>1.644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295624850402" calcext:value-type="float">
            <text:p>2.96E-02</text:p>
          </table:table-cell>
          <table:table-cell office:value-type="float" office:value="699.297" calcext:value-type="float">
            <text:p>699.297</text:p>
          </table:table-cell>
          <table:table-cell table:formula="of:=[.C58]-[.C59]" office:value-type="float" office:value="1.69499999999994" calcext:value-type="float">
            <text:p>1.695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319854997255" calcext:value-type="float">
            <text:p>3.20E-02</text:p>
          </table:table-cell>
          <table:table-cell office:value-type="float" office:value="697.551" calcext:value-type="float">
            <text:p>697.551</text:p>
          </table:table-cell>
          <table:table-cell table:formula="of:=[.C59]-[.C60]" office:value-type="float" office:value="1.74599999999998" calcext:value-type="float">
            <text:p>1.746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344788556321" calcext:value-type="float">
            <text:p>3.45E-02</text:p>
          </table:table-cell>
          <table:table-cell office:value-type="float" office:value="695.755" calcext:value-type="float">
            <text:p>695.755</text:p>
          </table:table-cell>
          <table:table-cell table:formula="of:=[.C60]-[.C61]" office:value-type="float" office:value="1.79600000000005" calcext:value-type="float">
            <text:p>1.796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370421743188" calcext:value-type="float">
            <text:p>3.70E-02</text:p>
          </table:table-cell>
          <table:table-cell office:value-type="float" office:value="693.907" calcext:value-type="float">
            <text:p>693.907</text:p>
          </table:table-cell>
          <table:table-cell table:formula="of:=[.C61]-[.C62]" office:value-type="float" office:value="1.84799999999996" calcext:value-type="float">
            <text:p>1.848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396750667258" calcext:value-type="float">
            <text:p>3.97E-02</text:p>
          </table:table-cell>
          <table:table-cell office:value-type="float" office:value="692.01" calcext:value-type="float">
            <text:p>692.01</text:p>
          </table:table-cell>
          <table:table-cell table:formula="of:=[.C62]-[.C63]" office:value-type="float" office:value="1.89700000000005" calcext:value-type="float">
            <text:p>1.897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423771332333" calcext:value-type="float">
            <text:p>4.24E-02</text:p>
          </table:table-cell>
          <table:table-cell office:value-type="float" office:value="690.063" calcext:value-type="float">
            <text:p>690.063</text:p>
          </table:table-cell>
          <table:table-cell table:formula="of:=[.C63]-[.C64]" office:value-type="float" office:value="1.947" calcext:value-type="float">
            <text:p>1.947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451479637222" calcext:value-type="float">
            <text:p>4.51E-02</text:p>
          </table:table-cell>
          <table:table-cell office:value-type="float" office:value="688.066" calcext:value-type="float">
            <text:p>688.066</text:p>
          </table:table-cell>
          <table:table-cell table:formula="of:=[.C64]-[.C65]" office:value-type="float" office:value="1.99699999999996" calcext:value-type="float">
            <text:p>1.997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479871376366" calcext:value-type="float">
            <text:p>4.80E-02</text:p>
          </table:table-cell>
          <table:table-cell office:value-type="float" office:value="686.02" calcext:value-type="float">
            <text:p>686.02</text:p>
          </table:table-cell>
          <table:table-cell table:formula="of:=[.C65]-[.C66]" office:value-type="float" office:value="2.04600000000005" calcext:value-type="float">
            <text:p>2.046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508942240472" calcext:value-type="float">
            <text:p>5.09E-02</text:p>
          </table:table-cell>
          <table:table-cell office:value-type="float" office:value="683.926" calcext:value-type="float">
            <text:p>683.926</text:p>
          </table:table-cell>
          <table:table-cell table:formula="of:=[.C66]-[.C67]" office:value-type="float" office:value="2.09399999999994" calcext:value-type="float">
            <text:p>2.094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538687817172" calcext:value-type="float">
            <text:p>5.39E-02</text:p>
          </table:table-cell>
          <table:table-cell office:value-type="float" office:value="681.782" calcext:value-type="float">
            <text:p>681.782</text:p>
          </table:table-cell>
          <table:table-cell table:formula="of:=[.C67]-[.C68]" office:value-type="float" office:value="2.14400000000001" calcext:value-type="float">
            <text:p>2.144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569103591688" calcext:value-type="float">
            <text:p>5.69E-02</text:p>
          </table:table-cell>
          <table:table-cell office:value-type="float" office:value="679.59" calcext:value-type="float">
            <text:p>679.59</text:p>
          </table:table-cell>
          <table:table-cell table:formula="of:=[.C68]-[.C69]" office:value-type="float" office:value="2.19200000000001" calcext:value-type="float">
            <text:p>2.192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600184947522" calcext:value-type="float">
            <text:p>6.00E-02</text:p>
          </table:table-cell>
          <table:table-cell office:value-type="float" office:value="677.351" calcext:value-type="float">
            <text:p>677.351</text:p>
          </table:table-cell>
          <table:table-cell table:formula="of:=[.C69]-[.C70]" office:value-type="float" office:value="2.23900000000003" calcext:value-type="float">
            <text:p>2.239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631927167152" calcext:value-type="float">
            <text:p>6.32E-02</text:p>
          </table:table-cell>
          <table:table-cell office:value-type="float" office:value="675.063" calcext:value-type="float">
            <text:p>675.063</text:p>
          </table:table-cell>
          <table:table-cell table:formula="of:=[.C70]-[.C71]" office:value-type="float" office:value="2.28800000000001" calcext:value-type="float">
            <text:p>2.288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664325432751" calcext:value-type="float">
            <text:p>6.64E-02</text:p>
          </table:table-cell>
          <table:table-cell office:value-type="float" office:value="672.729" calcext:value-type="float">
            <text:p>672.729</text:p>
          </table:table-cell>
          <table:table-cell table:formula="of:=[.C71]-[.C72]" office:value-type="float" office:value="2.33399999999995" calcext:value-type="float">
            <text:p>2.334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697374826919" calcext:value-type="float">
            <text:p>6.97E-02</text:p>
          </table:table-cell>
          <table:table-cell office:value-type="float" office:value="670.347" calcext:value-type="float">
            <text:p>670.347</text:p>
          </table:table-cell>
          <table:table-cell table:formula="of:=[.C72]-[.C73]" office:value-type="float" office:value="2.38200000000006" calcext:value-type="float">
            <text:p>2.382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731070333426" calcext:value-type="float">
            <text:p>7.31E-02</text:p>
          </table:table-cell>
          <table:table-cell office:value-type="float" office:value="667.919" calcext:value-type="float">
            <text:p>667.919</text:p>
          </table:table-cell>
          <table:table-cell table:formula="of:=[.C73]-[.C74]" office:value-type="float" office:value="2.428" calcext:value-type="float">
            <text:p>2.428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765406837975" calcext:value-type="float">
            <text:p>7.65E-02</text:p>
          </table:table-cell>
          <table:table-cell office:value-type="float" office:value="665.445" calcext:value-type="float">
            <text:p>665.445</text:p>
          </table:table-cell>
          <table:table-cell table:formula="of:=[.C74]-[.C75]" office:value-type="float" office:value="2.47399999999993" calcext:value-type="float">
            <text:p>2.474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800379128981" calcext:value-type="float">
            <text:p>8.00E-02</text:p>
          </table:table-cell>
          <table:table-cell office:value-type="float" office:value="662.925" calcext:value-type="float">
            <text:p>662.925</text:p>
          </table:table-cell>
          <table:table-cell table:formula="of:=[.C75]-[.C76]" office:value-type="float" office:value="2.5200000000001" calcext:value-type="float">
            <text:p>2.52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835981898355" calcext:value-type="float">
            <text:p>8.36E-02</text:p>
          </table:table-cell>
          <table:table-cell office:value-type="float" office:value="660.359" calcext:value-type="float">
            <text:p>660.359</text:p>
          </table:table-cell>
          <table:table-cell table:formula="of:=[.C76]-[.C77]" office:value-type="float" office:value="2.56599999999992" calcext:value-type="float">
            <text:p>2.566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872209742319" calcext:value-type="float">
            <text:p>8.72E-02</text:p>
          </table:table-cell>
          <table:table-cell office:value-type="float" office:value="657.749" calcext:value-type="float">
            <text:p>657.749</text:p>
          </table:table-cell>
          <table:table-cell table:formula="of:=[.C77]-[.C78]" office:value-type="float" office:value="2.61000000000001" calcext:value-type="float">
            <text:p>2.61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909057162219" calcext:value-type="float">
            <text:p>9.09E-02</text:p>
          </table:table-cell>
          <table:table-cell office:value-type="float" office:value="655.093" calcext:value-type="float">
            <text:p>655.093</text:p>
          </table:table-cell>
          <table:table-cell table:formula="of:=[.C78]-[.C79]" office:value-type="float" office:value="2.65600000000006" calcext:value-type="float">
            <text:p>2.656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946518565361" calcext:value-type="float">
            <text:p>9.47E-02</text:p>
          </table:table-cell>
          <table:table-cell office:value-type="float" office:value="652.394" calcext:value-type="float">
            <text:p>652.394</text:p>
          </table:table-cell>
          <table:table-cell table:formula="of:=[.C79]-[.C80]" office:value-type="float" office:value="2.69899999999996" calcext:value-type="float">
            <text:p>2.699</text:p>
          </table:table-cell>
          <table:table-cell table:number-columns-repeated="14"/>
          <table:table-cell table:style-name="ce97"/>
          <table:table-cell table:number-columns-repeated="1005"/>
        </table:table-row>
        <table:table-row table:style-name="ro4">
          <table:table-cell/>
          <table:table-cell table:style-name="ce200" office:value-type="float" office:value="0.0984588265862" calcext:value-type="float">
            <text:p>9.85E-02</text:p>
          </table:table-cell>
          <table:table-cell office:value-type="float" office:value="649.651" calcext:value-type="float">
            <text:p>649.651</text:p>
          </table:table-cell>
          <table:table-cell table:formula="of:=[.C80]-[.C81]" office:value-type="float" office:value="2.74300000000005" calcext:value-type="float">
            <text:p>2.743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102326048551" calcext:value-type="float">
            <text:p>1.02E-01</text:p>
          </table:table-cell>
          <table:table-cell office:value-type="float" office:value="646.864" calcext:value-type="float">
            <text:p>646.864</text:p>
          </table:table-cell>
          <table:table-cell table:formula="of:=[.C81]-[.C82]" office:value-type="float" office:value="2.78699999999992" calcext:value-type="float">
            <text:p>2.78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106252935465" calcext:value-type="float">
            <text:p>1.06E-01</text:p>
          </table:table-cell>
          <table:table-cell office:value-type="float" office:value="644.034" calcext:value-type="float">
            <text:p>644.034</text:p>
          </table:table-cell>
          <table:table-cell table:formula="of:=[.C82]-[.C83]" office:value-type="float" office:value="2.83000000000004" calcext:value-type="float">
            <text:p>2.83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110238891306" calcext:value-type="float">
            <text:p>1.10E-01</text:p>
          </table:table-cell>
          <table:table-cell office:value-type="float" office:value="641.162" calcext:value-type="float">
            <text:p>641.162</text:p>
          </table:table-cell>
          <table:table-cell table:formula="of:=[.C83]-[.C84]" office:value-type="float" office:value="2.87199999999996" calcext:value-type="float">
            <text:p>2.872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114283311086" calcext:value-type="float">
            <text:p>1.14E-01</text:p>
          </table:table-cell>
          <table:table-cell office:value-type="float" office:value="638.247" calcext:value-type="float">
            <text:p>638.247</text:p>
          </table:table-cell>
          <table:table-cell table:formula="of:=[.C84]-[.C85]" office:value-type="float" office:value="2.91500000000008" calcext:value-type="float">
            <text:p>2.915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118385580944" calcext:value-type="float">
            <text:p>1.18E-01</text:p>
          </table:table-cell>
          <table:table-cell office:value-type="float" office:value="635.291" calcext:value-type="float">
            <text:p>635.291</text:p>
          </table:table-cell>
          <table:table-cell table:formula="of:=[.C85]-[.C86]" office:value-type="float" office:value="2.9559999999999" calcext:value-type="float">
            <text:p>2.956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12254507824" calcext:value-type="float">
            <text:p>1.23E-01</text:p>
          </table:table-cell>
          <table:table-cell office:value-type="float" office:value="632.294" calcext:value-type="float">
            <text:p>632.294</text:p>
          </table:table-cell>
          <table:table-cell table:formula="of:=[.C86]-[.C87]" office:value-type="float" office:value="2.99700000000007" calcext:value-type="float">
            <text:p>2.99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126761171644" calcext:value-type="float">
            <text:p>1.27E-01</text:p>
          </table:table-cell>
          <table:table-cell office:value-type="float" office:value="629.256" calcext:value-type="float">
            <text:p>629.256</text:p>
          </table:table-cell>
          <table:table-cell table:formula="of:=[.C87]-[.C88]" office:value-type="float" office:value="3.03800000000001" calcext:value-type="float">
            <text:p>3.038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131033221239" calcext:value-type="float">
            <text:p>1.31E-01</text:p>
          </table:table-cell>
          <table:table-cell office:value-type="float" office:value="626.177" calcext:value-type="float">
            <text:p>626.177</text:p>
          </table:table-cell>
          <table:table-cell table:formula="of:=[.C88]-[.C89]" office:value-type="float" office:value="3.07899999999995" calcext:value-type="float">
            <text:p>3.079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135360578616" calcext:value-type="float">
            <text:p>1.35E-01</text:p>
          </table:table-cell>
          <table:table-cell office:value-type="float" office:value="623.059" calcext:value-type="float">
            <text:p>623.059</text:p>
          </table:table-cell>
          <table:table-cell table:formula="of:=[.C89]-[.C90]" office:value-type="float" office:value="3.11800000000005" calcext:value-type="float">
            <text:p>3.118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139742586968" calcext:value-type="float">
            <text:p>1.40E-01</text:p>
          </table:table-cell>
          <table:table-cell office:value-type="float" office:value="619.901" calcext:value-type="float">
            <text:p>619.901</text:p>
          </table:table-cell>
          <table:table-cell table:formula="of:=[.C90]-[.C91]" office:value-type="float" office:value="3.15800000000002" calcext:value-type="float">
            <text:p>3.158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144178581195" calcext:value-type="float">
            <text:p>1.44E-01</text:p>
          </table:table-cell>
          <table:table-cell office:value-type="float" office:value="616.705" calcext:value-type="float">
            <text:p>616.705</text:p>
          </table:table-cell>
          <table:table-cell table:formula="of:=[.C91]-[.C92]" office:value-type="float" office:value="3.19599999999991" calcext:value-type="float">
            <text:p>3.196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148667888003" calcext:value-type="float">
            <text:p>1.49E-01</text:p>
          </table:table-cell>
          <table:table-cell office:value-type="float" office:value="613.47" calcext:value-type="float">
            <text:p>613.47</text:p>
          </table:table-cell>
          <table:table-cell table:formula="of:=[.C92]-[.C93]" office:value-type="float" office:value="3.23500000000001" calcext:value-type="float">
            <text:p>3.235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153209826007" calcext:value-type="float">
            <text:p>1.53E-01</text:p>
          </table:table-cell>
          <table:table-cell office:value-type="float" office:value="610.197" calcext:value-type="float">
            <text:p>610.197</text:p>
          </table:table-cell>
          <table:table-cell table:formula="of:=[.C93]-[.C94]" office:value-type="float" office:value="3.27300000000002" calcext:value-type="float">
            <text:p>3.273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157803705831" calcext:value-type="float">
            <text:p>1.58E-01</text:p>
          </table:table-cell>
          <table:table-cell office:value-type="float" office:value="606.887" calcext:value-type="float">
            <text:p>606.887</text:p>
          </table:table-cell>
          <table:table-cell table:formula="of:=[.C94]-[.C95]" office:value-type="float" office:value="3.31000000000006" calcext:value-type="float">
            <text:p>3.31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162448830218" calcext:value-type="float">
            <text:p>1.62E-01</text:p>
          </table:table-cell>
          <table:table-cell office:value-type="float" office:value="603.539" calcext:value-type="float">
            <text:p>603.539</text:p>
          </table:table-cell>
          <table:table-cell table:formula="of:=[.C95]-[.C96]" office:value-type="float" office:value="3.34799999999996" calcext:value-type="float">
            <text:p>3.348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167144494131" calcext:value-type="float">
            <text:p>1.67E-01</text:p>
          </table:table-cell>
          <table:table-cell office:value-type="float" office:value="600.156" calcext:value-type="float">
            <text:p>600.156</text:p>
          </table:table-cell>
          <table:table-cell table:formula="of:=[.C96]-[.C97]" office:value-type="float" office:value="3.38300000000004" calcext:value-type="float">
            <text:p>3.383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171889984865" calcext:value-type="float">
            <text:p>1.72E-01</text:p>
          </table:table-cell>
          <table:table-cell office:value-type="float" office:value="596.736" calcext:value-type="float">
            <text:p>596.736</text:p>
          </table:table-cell>
          <table:table-cell table:formula="of:=[.C97]-[.C98]" office:value-type="float" office:value="3.41999999999996" calcext:value-type="float">
            <text:p>3.42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176684582149" calcext:value-type="float">
            <text:p>1.77E-01</text:p>
          </table:table-cell>
          <table:table-cell office:value-type="float" office:value="593.281" calcext:value-type="float">
            <text:p>593.281</text:p>
          </table:table-cell>
          <table:table-cell table:formula="of:=[.C98]-[.C99]" office:value-type="float" office:value="3.45500000000004" calcext:value-type="float">
            <text:p>3.455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181527558261" calcext:value-type="float">
            <text:p>1.82E-01</text:p>
          </table:table-cell>
          <table:table-cell office:value-type="float" office:value="589.791" calcext:value-type="float">
            <text:p>589.791</text:p>
          </table:table-cell>
          <table:table-cell table:formula="of:=[.C99]-[.C100]" office:value-type="float" office:value="3.4899999999999" calcext:value-type="float">
            <text:p>3.49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186418178135" calcext:value-type="float">
            <text:p>1.86E-01</text:p>
          </table:table-cell>
          <table:table-cell office:value-type="float" office:value="586.267" calcext:value-type="float">
            <text:p>586.267</text:p>
          </table:table-cell>
          <table:table-cell table:formula="of:=[.C100]-[.C101]" office:value-type="float" office:value="3.524" calcext:value-type="float">
            <text:p>3.524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191355699474" calcext:value-type="float">
            <text:p>1.91E-01</text:p>
          </table:table-cell>
          <table:table-cell office:value-type="float" office:value="582.709" calcext:value-type="float">
            <text:p>582.709</text:p>
          </table:table-cell>
          <table:table-cell table:formula="of:=[.C101]-[.C102]" office:value-type="float" office:value="3.55800000000011" calcext:value-type="float">
            <text:p>3.558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196339372861" calcext:value-type="float">
            <text:p>1.96E-01</text:p>
          </table:table-cell>
          <table:table-cell office:value-type="float" office:value="579.118" calcext:value-type="float">
            <text:p>579.118</text:p>
          </table:table-cell>
          <table:table-cell table:formula="of:=[.C102]-[.C103]" office:value-type="float" office:value="3.59099999999989" calcext:value-type="float">
            <text:p>3.591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201368441877" calcext:value-type="float">
            <text:p>2.01E-01</text:p>
          </table:table-cell>
          <table:table-cell office:value-type="float" office:value="575.494" calcext:value-type="float">
            <text:p>575.494</text:p>
          </table:table-cell>
          <table:table-cell table:formula="of:=[.C103]-[.C104]" office:value-type="float" office:value="3.62400000000002" calcext:value-type="float">
            <text:p>3.624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206442143209" calcext:value-type="float">
            <text:p>2.06E-01</text:p>
          </table:table-cell>
          <table:table-cell office:value-type="float" office:value="571.838" calcext:value-type="float">
            <text:p>571.838</text:p>
          </table:table-cell>
          <table:table-cell table:formula="of:=[.C104]-[.C105]" office:value-type="float" office:value="3.65600000000006" calcext:value-type="float">
            <text:p>3.656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211559706774" calcext:value-type="float">
            <text:p>2.12E-01</text:p>
          </table:table-cell>
          <table:table-cell office:value-type="float" office:value="568.15" calcext:value-type="float">
            <text:p>568.15</text:p>
          </table:table-cell>
          <table:table-cell table:formula="of:=[.C105]-[.C106]" office:value-type="float" office:value="3.68799999999999" calcext:value-type="float">
            <text:p>3.688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216720355828" calcext:value-type="float">
            <text:p>2.17E-01</text:p>
          </table:table-cell>
          <table:table-cell office:value-type="float" office:value="564.431" calcext:value-type="float">
            <text:p>564.431</text:p>
          </table:table-cell>
          <table:table-cell table:formula="of:=[.C106]-[.C107]" office:value-type="float" office:value="3.71899999999994" calcext:value-type="float">
            <text:p>3.719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221923307089" calcext:value-type="float">
            <text:p>2.22E-01</text:p>
          </table:table-cell>
          <table:table-cell office:value-type="float" office:value="560.682" calcext:value-type="float">
            <text:p>560.682</text:p>
          </table:table-cell>
          <table:table-cell table:formula="of:=[.C107]-[.C108]" office:value-type="float" office:value="3.74900000000002" calcext:value-type="float">
            <text:p>3.749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227167770854" calcext:value-type="float">
            <text:p>2.27E-01</text:p>
          </table:table-cell>
          <table:table-cell office:value-type="float" office:value="556.903" calcext:value-type="float">
            <text:p>556.903</text:p>
          </table:table-cell>
          <table:table-cell table:formula="of:=[.C108]-[.C109]" office:value-type="float" office:value="3.779" calcext:value-type="float">
            <text:p>3.779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232452951121" calcext:value-type="float">
            <text:p>2.32E-01</text:p>
          </table:table-cell>
          <table:table-cell office:value-type="float" office:value="553.094" calcext:value-type="float">
            <text:p>553.094</text:p>
          </table:table-cell>
          <table:table-cell table:formula="of:=[.C109]-[.C110]" office:value-type="float" office:value="3.80899999999997" calcext:value-type="float">
            <text:p>3.809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237778045704" calcext:value-type="float">
            <text:p>2.38E-01</text:p>
          </table:table-cell>
          <table:table-cell office:value-type="float" office:value="549.257" calcext:value-type="float">
            <text:p>549.257</text:p>
          </table:table-cell>
          <table:table-cell table:formula="of:=[.C110]-[.C111]" office:value-type="float" office:value="3.8370000000001" calcext:value-type="float">
            <text:p>3.83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243142246364" calcext:value-type="float">
            <text:p>2.43E-01</text:p>
          </table:table-cell>
          <table:table-cell office:value-type="float" office:value="545.392" calcext:value-type="float">
            <text:p>545.392</text:p>
          </table:table-cell>
          <table:table-cell table:formula="of:=[.C111]-[.C112]" office:value-type="float" office:value="3.8649999999999" calcext:value-type="float">
            <text:p>3.865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248544738922" calcext:value-type="float">
            <text:p>2.49E-01</text:p>
          </table:table-cell>
          <table:table-cell office:value-type="float" office:value="541.499" calcext:value-type="float">
            <text:p>541.499</text:p>
          </table:table-cell>
          <table:table-cell table:formula="of:=[.C112]-[.C113]" office:value-type="float" office:value="3.89300000000003" calcext:value-type="float">
            <text:p>3.893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25398470339" calcext:value-type="float">
            <text:p>2.54E-01</text:p>
          </table:table-cell>
          <table:table-cell office:value-type="float" office:value="537.579" calcext:value-type="float">
            <text:p>537.579</text:p>
          </table:table-cell>
          <table:table-cell table:formula="of:=[.C113]-[.C114]" office:value-type="float" office:value="3.92000000000007" calcext:value-type="float">
            <text:p>3.92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259461314091" calcext:value-type="float">
            <text:p>2.59E-01</text:p>
          </table:table-cell>
          <table:table-cell office:value-type="float" office:value="533.632" calcext:value-type="float">
            <text:p>533.632</text:p>
          </table:table-cell>
          <table:table-cell table:formula="of:=[.C114]-[.C115]" office:value-type="float" office:value="3.947" calcext:value-type="float">
            <text:p>3.94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264973739786" calcext:value-type="float">
            <text:p>2.65E-01</text:p>
          </table:table-cell>
          <table:table-cell office:value-type="float" office:value="529.66" calcext:value-type="float">
            <text:p>529.66</text:p>
          </table:table-cell>
          <table:table-cell table:formula="of:=[.C115]-[.C116]" office:value-type="float" office:value="3.97199999999998" calcext:value-type="float">
            <text:p>3.972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270521143801" calcext:value-type="float">
            <text:p>2.71E-01</text:p>
          </table:table-cell>
          <table:table-cell office:value-type="float" office:value="525.662" calcext:value-type="float">
            <text:p>525.662</text:p>
          </table:table-cell>
          <table:table-cell table:formula="of:=[.C116]-[.C117]" office:value-type="float" office:value="3.99799999999993" calcext:value-type="float">
            <text:p>3.998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276102684152" calcext:value-type="float">
            <text:p>2.76E-01</text:p>
          </table:table-cell>
          <table:table-cell office:value-type="float" office:value="521.64" calcext:value-type="float">
            <text:p>521.64</text:p>
          </table:table-cell>
          <table:table-cell table:formula="of:=[.C117]-[.C118]" office:value-type="float" office:value="4.02200000000005" calcext:value-type="float">
            <text:p>4.022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281717513673" calcext:value-type="float">
            <text:p>2.82E-01</text:p>
          </table:table-cell>
          <table:table-cell office:value-type="float" office:value="517.594" calcext:value-type="float">
            <text:p>517.594</text:p>
          </table:table-cell>
          <table:table-cell table:formula="of:=[.C118]-[.C119]" office:value-type="float" office:value="4.04599999999994" calcext:value-type="float">
            <text:p>4.046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287364780149" calcext:value-type="float">
            <text:p>2.87E-01</text:p>
          </table:table-cell>
          <table:table-cell office:value-type="float" office:value="513.525" calcext:value-type="float">
            <text:p>513.525</text:p>
          </table:table-cell>
          <table:table-cell table:formula="of:=[.C119]-[.C120]" office:value-type="float" office:value="4.06900000000007" calcext:value-type="float">
            <text:p>4.069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293043626437" calcext:value-type="float">
            <text:p>2.93E-01</text:p>
          </table:table-cell>
          <table:table-cell office:value-type="float" office:value="509.433" calcext:value-type="float">
            <text:p>509.433</text:p>
          </table:table-cell>
          <table:table-cell table:formula="of:=[.C120]-[.C121]" office:value-type="float" office:value="4.09199999999998" calcext:value-type="float">
            <text:p>4.092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298753190603" calcext:value-type="float">
            <text:p>2.99E-01</text:p>
          </table:table-cell>
          <table:table-cell office:value-type="float" office:value="505.318" calcext:value-type="float">
            <text:p>505.318</text:p>
          </table:table-cell>
          <table:table-cell table:formula="of:=[.C121]-[.C122]" office:value-type="float" office:value="4.11500000000001" calcext:value-type="float">
            <text:p>4.115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304492606052" calcext:value-type="float">
            <text:p>3.04E-01</text:p>
          </table:table-cell>
          <table:table-cell office:value-type="float" office:value="501.183" calcext:value-type="float">
            <text:p>501.183</text:p>
          </table:table-cell>
          <table:table-cell table:formula="of:=[.C122]-[.C123]" office:value-type="float" office:value="4.13499999999999" calcext:value-type="float">
            <text:p>4.135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310261001656" calcext:value-type="float">
            <text:p>3.10E-01</text:p>
          </table:table-cell>
          <table:table-cell office:value-type="float" office:value="497.026" calcext:value-type="float">
            <text:p>497.026</text:p>
          </table:table-cell>
          <table:table-cell table:formula="of:=[.C123]-[.C124]" office:value-type="float" office:value="4.15699999999998" calcext:value-type="float">
            <text:p>4.15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316057501889" calcext:value-type="float">
            <text:p>3.16E-01</text:p>
          </table:table-cell>
          <table:table-cell office:value-type="float" office:value="492.849" calcext:value-type="float">
            <text:p>492.849</text:p>
          </table:table-cell>
          <table:table-cell table:formula="of:=[.C124]-[.C125]" office:value-type="float" office:value="4.17700000000002" calcext:value-type="float">
            <text:p>4.17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321881226961" calcext:value-type="float">
            <text:p>3.22E-01</text:p>
          </table:table-cell>
          <table:table-cell office:value-type="float" office:value="488.652" calcext:value-type="float">
            <text:p>488.652</text:p>
          </table:table-cell>
          <table:table-cell table:formula="of:=[.C125]-[.C126]" office:value-type="float" office:value="4.197" calcext:value-type="float">
            <text:p>4.19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327731292946" calcext:value-type="float">
            <text:p>3.28E-01</text:p>
          </table:table-cell>
          <table:table-cell office:value-type="float" office:value="484.437" calcext:value-type="float">
            <text:p>484.437</text:p>
          </table:table-cell>
          <table:table-cell table:formula="of:=[.C126]-[.C127]" office:value-type="float" office:value="4.21499999999998" calcext:value-type="float">
            <text:p>4.215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333606811925" calcext:value-type="float">
            <text:p>3.34E-01</text:p>
          </table:table-cell>
          <table:table-cell office:value-type="float" office:value="480.203" calcext:value-type="float">
            <text:p>480.203</text:p>
          </table:table-cell>
          <table:table-cell table:formula="of:=[.C127]-[.C128]" office:value-type="float" office:value="4.23400000000004" calcext:value-type="float">
            <text:p>4.234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339506892111" calcext:value-type="float">
            <text:p>3.40E-01</text:p>
          </table:table-cell>
          <table:table-cell office:value-type="float" office:value="475.951" calcext:value-type="float">
            <text:p>475.951</text:p>
          </table:table-cell>
          <table:table-cell table:formula="of:=[.C128]-[.C129]" office:value-type="float" office:value="4.25199999999995" calcext:value-type="float">
            <text:p>4.252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345430637991" calcext:value-type="float">
            <text:p>3.45E-01</text:p>
          </table:table-cell>
          <table:table-cell office:value-type="float" office:value="471.683" calcext:value-type="float">
            <text:p>471.683</text:p>
          </table:table-cell>
          <table:table-cell table:formula="of:=[.C129]-[.C130]" office:value-type="float" office:value="4.26800000000003" calcext:value-type="float">
            <text:p>4.268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351377150462" calcext:value-type="float">
            <text:p>3.51E-01</text:p>
          </table:table-cell>
          <table:table-cell office:value-type="float" office:value="467.398" calcext:value-type="float">
            <text:p>467.398</text:p>
          </table:table-cell>
          <table:table-cell table:formula="of:=[.C130]-[.C131]" office:value-type="float" office:value="4.28499999999997" calcext:value-type="float">
            <text:p>4.285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357345526963" calcext:value-type="float">
            <text:p>3.57E-01</text:p>
          </table:table-cell>
          <table:table-cell office:value-type="float" office:value="463.097" calcext:value-type="float">
            <text:p>463.097</text:p>
          </table:table-cell>
          <table:table-cell table:formula="of:=[.C131]-[.C132]" office:value-type="float" office:value="4.30100000000004" calcext:value-type="float">
            <text:p>4.301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363334861615" calcext:value-type="float">
            <text:p>3.63E-01</text:p>
          </table:table-cell>
          <table:table-cell office:value-type="float" office:value="458.781" calcext:value-type="float">
            <text:p>458.781</text:p>
          </table:table-cell>
          <table:table-cell table:formula="of:=[.C132]-[.C133]" office:value-type="float" office:value="4.31599999999997" calcext:value-type="float">
            <text:p>4.316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369344245358" calcext:value-type="float">
            <text:p>3.69E-01</text:p>
          </table:table-cell>
          <table:table-cell office:value-type="float" office:value="454.451" calcext:value-type="float">
            <text:p>454.451</text:p>
          </table:table-cell>
          <table:table-cell table:formula="of:=[.C133]-[.C134]" office:value-type="float" office:value="4.32999999999998" calcext:value-type="float">
            <text:p>4.33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375372766089" calcext:value-type="float">
            <text:p>3.75E-01</text:p>
          </table:table-cell>
          <table:table-cell office:value-type="float" office:value="450.106" calcext:value-type="float">
            <text:p>450.106</text:p>
          </table:table-cell>
          <table:table-cell table:formula="of:=[.C134]-[.C135]" office:value-type="float" office:value="4.34500000000003" calcext:value-type="float">
            <text:p>4.345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381419508801" calcext:value-type="float">
            <text:p>3.81E-01</text:p>
          </table:table-cell>
          <table:table-cell office:value-type="float" office:value="445.749" calcext:value-type="float">
            <text:p>445.749</text:p>
          </table:table-cell>
          <table:table-cell table:formula="of:=[.C135]-[.C136]" office:value-type="float" office:value="4.35699999999997" calcext:value-type="float">
            <text:p>4.35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38748355572" calcext:value-type="float">
            <text:p>3.87E-01</text:p>
          </table:table-cell>
          <table:table-cell office:value-type="float" office:value="441.379" calcext:value-type="float">
            <text:p>441.379</text:p>
          </table:table-cell>
          <table:table-cell table:formula="of:=[.C136]-[.C137]" office:value-type="float" office:value="4.37" calcext:value-type="float">
            <text:p>4.3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393563986447" calcext:value-type="float">
            <text:p>3.94E-01</text:p>
          </table:table-cell>
          <table:table-cell office:value-type="float" office:value="436.998" calcext:value-type="float">
            <text:p>436.998</text:p>
          </table:table-cell>
          <table:table-cell table:formula="of:=[.C137]-[.C138]" office:value-type="float" office:value="4.38100000000003" calcext:value-type="float">
            <text:p>4.381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399659878096" calcext:value-type="float">
            <text:p>4.00E-01</text:p>
          </table:table-cell>
          <table:table-cell office:value-type="float" office:value="432.605" calcext:value-type="float">
            <text:p>432.605</text:p>
          </table:table-cell>
          <table:table-cell table:formula="of:=[.C138]-[.C139]" office:value-type="float" office:value="4.39299999999997" calcext:value-type="float">
            <text:p>4.393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405770305433" calcext:value-type="float">
            <text:p>4.06E-01</text:p>
          </table:table-cell>
          <table:table-cell office:value-type="float" office:value="428.202" calcext:value-type="float">
            <text:p>428.202</text:p>
          </table:table-cell>
          <table:table-cell table:formula="of:=[.C139]-[.C140]" office:value-type="float" office:value="4.40300000000002" calcext:value-type="float">
            <text:p>4.403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41189434102" calcext:value-type="float">
            <text:p>4.12E-01</text:p>
          </table:table-cell>
          <table:table-cell office:value-type="float" office:value="423.789" calcext:value-type="float">
            <text:p>423.789</text:p>
          </table:table-cell>
          <table:table-cell table:formula="of:=[.C140]-[.C141]" office:value-type="float" office:value="4.41300000000001" calcext:value-type="float">
            <text:p>4.413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418031055351" calcext:value-type="float">
            <text:p>4.18E-01</text:p>
          </table:table-cell>
          <table:table-cell office:value-type="float" office:value="419.367" calcext:value-type="float">
            <text:p>419.367</text:p>
          </table:table-cell>
          <table:table-cell table:formula="of:=[.C141]-[.C142]" office:value-type="float" office:value="4.42199999999997" calcext:value-type="float">
            <text:p>4.422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424179516997" calcext:value-type="float">
            <text:p>4.24E-01</text:p>
          </table:table-cell>
          <table:table-cell office:value-type="float" office:value="414.936" calcext:value-type="float">
            <text:p>414.936</text:p>
          </table:table-cell>
          <table:table-cell table:formula="of:=[.C142]-[.C143]" office:value-type="float" office:value="4.43100000000004" calcext:value-type="float">
            <text:p>4.431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430338792747" calcext:value-type="float">
            <text:p>4.30E-01</text:p>
          </table:table-cell>
          <table:table-cell office:value-type="float" office:value="410.498" calcext:value-type="float">
            <text:p>410.498</text:p>
          </table:table-cell>
          <table:table-cell table:formula="of:=[.C143]-[.C144]" office:value-type="float" office:value="4.43799999999999" calcext:value-type="float">
            <text:p>4.438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436507947746" calcext:value-type="float">
            <text:p>4.37E-01</text:p>
          </table:table-cell>
          <table:table-cell office:value-type="float" office:value="406.052" calcext:value-type="float">
            <text:p>406.052</text:p>
          </table:table-cell>
          <table:table-cell table:formula="of:=[.C144]-[.C145]" office:value-type="float" office:value="4.44599999999997" calcext:value-type="float">
            <text:p>4.446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442686045643" calcext:value-type="float">
            <text:p>4.43E-01</text:p>
          </table:table-cell>
          <table:table-cell office:value-type="float" office:value="401.6" calcext:value-type="float">
            <text:p>401.6</text:p>
          </table:table-cell>
          <table:table-cell table:formula="of:=[.C145]-[.C146]" office:value-type="float" office:value="4.452" calcext:value-type="float">
            <text:p>4.452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448872148726" calcext:value-type="float">
            <text:p>4.49E-01</text:p>
          </table:table-cell>
          <table:table-cell office:value-type="float" office:value="397.143" calcext:value-type="float">
            <text:p>397.143</text:p>
          </table:table-cell>
          <table:table-cell table:formula="of:=[.C146]-[.C147]" office:value-type="float" office:value="4.45700000000005" calcext:value-type="float">
            <text:p>4.45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45506531807" calcext:value-type="float">
            <text:p>4.55E-01</text:p>
          </table:table-cell>
          <table:table-cell office:value-type="float" office:value="392.68" calcext:value-type="float">
            <text:p>392.68</text:p>
          </table:table-cell>
          <table:table-cell table:formula="of:=[.C147]-[.C148]" office:value-type="float" office:value="4.46299999999997" calcext:value-type="float">
            <text:p>4.463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461264613678" calcext:value-type="float">
            <text:p>4.61E-01</text:p>
          </table:table-cell>
          <table:table-cell office:value-type="float" office:value="388.213" calcext:value-type="float">
            <text:p>388.213</text:p>
          </table:table-cell>
          <table:table-cell table:formula="of:=[.C148]-[.C149]" office:value-type="float" office:value="4.46699999999998" calcext:value-type="float">
            <text:p>4.46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467469094622" calcext:value-type="float">
            <text:p>4.67E-01</text:p>
          </table:table-cell>
          <table:table-cell office:value-type="float" office:value="383.742" calcext:value-type="float">
            <text:p>383.742</text:p>
          </table:table-cell>
          <table:table-cell table:formula="of:=[.C149]-[.C150]" office:value-type="float" office:value="4.471" calcext:value-type="float">
            <text:p>4.471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473677819187" calcext:value-type="float">
            <text:p>4.74E-01</text:p>
          </table:table-cell>
          <table:table-cell office:value-type="float" office:value="379.268" calcext:value-type="float">
            <text:p>379.268</text:p>
          </table:table-cell>
          <table:table-cell table:formula="of:=[.C150]-[.C151]" office:value-type="float" office:value="4.47400000000005" calcext:value-type="float">
            <text:p>4.474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479889845015" calcext:value-type="float">
            <text:p>4.80E-01</text:p>
          </table:table-cell>
          <table:table-cell office:value-type="float" office:value="374.791" calcext:value-type="float">
            <text:p>374.791</text:p>
          </table:table-cell>
          <table:table-cell table:formula="of:=[.C151]-[.C152]" office:value-type="float" office:value="4.47699999999998" calcext:value-type="float">
            <text:p>4.47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486104229245" calcext:value-type="float">
            <text:p>4.86E-01</text:p>
          </table:table-cell>
          <table:table-cell office:value-type="float" office:value="370.313" calcext:value-type="float">
            <text:p>370.313</text:p>
          </table:table-cell>
          <table:table-cell table:formula="of:=[.C152]-[.C153]" office:value-type="float" office:value="4.47800000000001" calcext:value-type="float">
            <text:p>4.478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492320028659" calcext:value-type="float">
            <text:p>4.92E-01</text:p>
          </table:table-cell>
          <table:table-cell office:value-type="float" office:value="365.834" calcext:value-type="float">
            <text:p>365.834</text:p>
          </table:table-cell>
          <table:table-cell table:formula="of:=[.C153]-[.C154]" office:value-type="float" office:value="4.47899999999999" calcext:value-type="float">
            <text:p>4.479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498536299826" calcext:value-type="float">
            <text:p>4.99E-01</text:p>
          </table:table-cell>
          <table:table-cell office:value-type="float" office:value="361.355" calcext:value-type="float">
            <text:p>361.355</text:p>
          </table:table-cell>
          <table:table-cell table:formula="of:=[.C154]-[.C155]" office:value-type="float" office:value="4.47899999999999" calcext:value-type="float">
            <text:p>4.479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504752099241" calcext:value-type="float">
            <text:p>5.05E-01</text:p>
          </table:table-cell>
          <table:table-cell office:value-type="float" office:value="356.876" calcext:value-type="float">
            <text:p>356.876</text:p>
          </table:table-cell>
          <table:table-cell table:formula="of:=[.C155]-[.C156]" office:value-type="float" office:value="4.47900000000004" calcext:value-type="float">
            <text:p>4.479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510966483471" calcext:value-type="float">
            <text:p>5.11E-01</text:p>
          </table:table-cell>
          <table:table-cell office:value-type="float" office:value="352.398" calcext:value-type="float">
            <text:p>352.398</text:p>
          </table:table-cell>
          <table:table-cell table:formula="of:=[.C156]-[.C157]" office:value-type="float" office:value="4.47799999999995" calcext:value-type="float">
            <text:p>4.478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517178509298" calcext:value-type="float">
            <text:p>5.17E-01</text:p>
          </table:table-cell>
          <table:table-cell office:value-type="float" office:value="347.921" calcext:value-type="float">
            <text:p>347.921</text:p>
          </table:table-cell>
          <table:table-cell table:formula="of:=[.C157]-[.C158]" office:value-type="float" office:value="4.47700000000003" calcext:value-type="float">
            <text:p>4.47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523387233863" calcext:value-type="float">
            <text:p>5.23E-01</text:p>
          </table:table-cell>
          <table:table-cell office:value-type="float" office:value="343.447" calcext:value-type="float">
            <text:p>343.447</text:p>
          </table:table-cell>
          <table:table-cell table:formula="of:=[.C158]-[.C159]" office:value-type="float" office:value="4.47399999999999" calcext:value-type="float">
            <text:p>4.474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529591714807" calcext:value-type="float">
            <text:p>5.30E-01</text:p>
          </table:table-cell>
          <table:table-cell office:value-type="float" office:value="338.976" calcext:value-type="float">
            <text:p>338.976</text:p>
          </table:table-cell>
          <table:table-cell table:formula="of:=[.C159]-[.C160]" office:value-type="float" office:value="4.471" calcext:value-type="float">
            <text:p>4.471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535791010415" calcext:value-type="float">
            <text:p>5.36E-01</text:p>
          </table:table-cell>
          <table:table-cell office:value-type="float" office:value="334.509" calcext:value-type="float">
            <text:p>334.509</text:p>
          </table:table-cell>
          <table:table-cell table:formula="of:=[.C160]-[.C161]" office:value-type="float" office:value="4.46699999999998" calcext:value-type="float">
            <text:p>4.46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541984179759" calcext:value-type="float">
            <text:p>5.42E-01</text:p>
          </table:table-cell>
          <table:table-cell office:value-type="float" office:value="330.046" calcext:value-type="float">
            <text:p>330.046</text:p>
          </table:table-cell>
          <table:table-cell table:formula="of:=[.C161]-[.C162]" office:value-type="float" office:value="4.46300000000002" calcext:value-type="float">
            <text:p>4.463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548170282842" calcext:value-type="float">
            <text:p>5.48E-01</text:p>
          </table:table-cell>
          <table:table-cell office:value-type="float" office:value="325.588" calcext:value-type="float">
            <text:p>325.588</text:p>
          </table:table-cell>
          <table:table-cell table:formula="of:=[.C162]-[.C163]" office:value-type="float" office:value="4.45799999999997" calcext:value-type="float">
            <text:p>4.458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554348380739" calcext:value-type="float">
            <text:p>5.54E-01</text:p>
          </table:table-cell>
          <table:table-cell office:value-type="float" office:value="321.137" calcext:value-type="float">
            <text:p>321.137</text:p>
          </table:table-cell>
          <table:table-cell table:formula="of:=[.C163]-[.C164]" office:value-type="float" office:value="4.45100000000002" calcext:value-type="float">
            <text:p>4.451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560517535739" calcext:value-type="float">
            <text:p>5.61E-01</text:p>
          </table:table-cell>
          <table:table-cell office:value-type="float" office:value="316.691" calcext:value-type="float">
            <text:p>316.691</text:p>
          </table:table-cell>
          <table:table-cell table:formula="of:=[.C164]-[.C165]" office:value-type="float" office:value="4.44600000000003" calcext:value-type="float">
            <text:p>4.446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566676811488" calcext:value-type="float">
            <text:p>5.67E-01</text:p>
          </table:table-cell>
          <table:table-cell office:value-type="float" office:value="312.253" calcext:value-type="float">
            <text:p>312.253</text:p>
          </table:table-cell>
          <table:table-cell table:formula="of:=[.C165]-[.C166]" office:value-type="float" office:value="4.43799999999999" calcext:value-type="float">
            <text:p>4.438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572825273135" calcext:value-type="float">
            <text:p>5.73E-01</text:p>
          </table:table-cell>
          <table:table-cell office:value-type="float" office:value="307.822" calcext:value-type="float">
            <text:p>307.822</text:p>
          </table:table-cell>
          <table:table-cell table:formula="of:=[.C166]-[.C167]" office:value-type="float" office:value="4.43099999999998" calcext:value-type="float">
            <text:p>4.431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578961987466" calcext:value-type="float">
            <text:p>5.79E-01</text:p>
          </table:table-cell>
          <table:table-cell office:value-type="float" office:value="303.4" calcext:value-type="float">
            <text:p>303.4</text:p>
          </table:table-cell>
          <table:table-cell table:formula="of:=[.C167]-[.C168]" office:value-type="float" office:value="4.42200000000003" calcext:value-type="float">
            <text:p>4.422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585086023052" calcext:value-type="float">
            <text:p>5.85E-01</text:p>
          </table:table-cell>
          <table:table-cell office:value-type="float" office:value="298.987" calcext:value-type="float">
            <text:p>298.987</text:p>
          </table:table-cell>
          <table:table-cell table:formula="of:=[.C168]-[.C169]" office:value-type="float" office:value="4.41299999999995" calcext:value-type="float">
            <text:p>4.413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591196450389" calcext:value-type="float">
            <text:p>5.91E-01</text:p>
          </table:table-cell>
          <table:table-cell office:value-type="float" office:value="294.584" calcext:value-type="float">
            <text:p>294.584</text:p>
          </table:table-cell>
          <table:table-cell table:formula="of:=[.C169]-[.C170]" office:value-type="float" office:value="4.40300000000002" calcext:value-type="float">
            <text:p>4.403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597292342038" calcext:value-type="float">
            <text:p>5.97E-01</text:p>
          </table:table-cell>
          <table:table-cell office:value-type="float" office:value="290.191" calcext:value-type="float">
            <text:p>290.191</text:p>
          </table:table-cell>
          <table:table-cell table:formula="of:=[.C170]-[.C171]" office:value-type="float" office:value="4.39300000000003" calcext:value-type="float">
            <text:p>4.393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603372772765" calcext:value-type="float">
            <text:p>6.03E-01</text:p>
          </table:table-cell>
          <table:table-cell office:value-type="float" office:value="285.81" calcext:value-type="float">
            <text:p>285.81</text:p>
          </table:table-cell>
          <table:table-cell table:formula="of:=[.C171]-[.C172]" office:value-type="float" office:value="4.38099999999997" calcext:value-type="float">
            <text:p>4.381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609436819685" calcext:value-type="float">
            <text:p>6.09E-01</text:p>
          </table:table-cell>
          <table:table-cell office:value-type="float" office:value="281.44" calcext:value-type="float">
            <text:p>281.44</text:p>
          </table:table-cell>
          <table:table-cell table:formula="of:=[.C172]-[.C173]" office:value-type="float" office:value="4.37" calcext:value-type="float">
            <text:p>4.3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615483562397" calcext:value-type="float">
            <text:p>6.15E-01</text:p>
          </table:table-cell>
          <table:table-cell office:value-type="float" office:value="277.083" calcext:value-type="float">
            <text:p>277.083</text:p>
          </table:table-cell>
          <table:table-cell table:formula="of:=[.C173]-[.C174]" office:value-type="float" office:value="4.35699999999997" calcext:value-type="float">
            <text:p>4.35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621512083128" calcext:value-type="float">
            <text:p>6.22E-01</text:p>
          </table:table-cell>
          <table:table-cell office:value-type="float" office:value="272.738" calcext:value-type="float">
            <text:p>272.738</text:p>
          </table:table-cell>
          <table:table-cell table:formula="of:=[.C174]-[.C175]" office:value-type="float" office:value="4.34500000000003" calcext:value-type="float">
            <text:p>4.345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62752146687" calcext:value-type="float">
            <text:p>6.28E-01</text:p>
          </table:table-cell>
          <table:table-cell office:value-type="float" office:value="268.408" calcext:value-type="float">
            <text:p>268.408</text:p>
          </table:table-cell>
          <table:table-cell table:formula="of:=[.C175]-[.C176]" office:value-type="float" office:value="4.32999999999998" calcext:value-type="float">
            <text:p>4.33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633510801522" calcext:value-type="float">
            <text:p>6.34E-01</text:p>
          </table:table-cell>
          <table:table-cell office:value-type="float" office:value="264.092" calcext:value-type="float">
            <text:p>264.092</text:p>
          </table:table-cell>
          <table:table-cell table:formula="of:=[.C176]-[.C177]" office:value-type="float" office:value="4.31600000000003" calcext:value-type="float">
            <text:p>4.316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639479178023" calcext:value-type="float">
            <text:p>6.39E-01</text:p>
          </table:table-cell>
          <table:table-cell office:value-type="float" office:value="259.791" calcext:value-type="float">
            <text:p>259.791</text:p>
          </table:table-cell>
          <table:table-cell table:formula="of:=[.C177]-[.C178]" office:value-type="float" office:value="4.30099999999999" calcext:value-type="float">
            <text:p>4.301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645425690494" calcext:value-type="float">
            <text:p>6.45E-01</text:p>
          </table:table-cell>
          <table:table-cell office:value-type="float" office:value="255.506" calcext:value-type="float">
            <text:p>255.506</text:p>
          </table:table-cell>
          <table:table-cell table:formula="of:=[.C178]-[.C179]" office:value-type="float" office:value="4.285" calcext:value-type="float">
            <text:p>4.285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651349436375" calcext:value-type="float">
            <text:p>6.51E-01</text:p>
          </table:table-cell>
          <table:table-cell office:value-type="float" office:value="251.238" calcext:value-type="float">
            <text:p>251.238</text:p>
          </table:table-cell>
          <table:table-cell table:formula="of:=[.C179]-[.C180]" office:value-type="float" office:value="4.268" calcext:value-type="float">
            <text:p>4.268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657249516561" calcext:value-type="float">
            <text:p>6.57E-01</text:p>
          </table:table-cell>
          <table:table-cell office:value-type="float" office:value="246.986" calcext:value-type="float">
            <text:p>246.986</text:p>
          </table:table-cell>
          <table:table-cell table:formula="of:=[.C180]-[.C181]" office:value-type="float" office:value="4.25200000000001" calcext:value-type="float">
            <text:p>4.252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663125035539" calcext:value-type="float">
            <text:p>6.63E-01</text:p>
          </table:table-cell>
          <table:table-cell office:value-type="float" office:value="242.752" calcext:value-type="float">
            <text:p>242.752</text:p>
          </table:table-cell>
          <table:table-cell table:formula="of:=[.C181]-[.C182]" office:value-type="float" office:value="4.23399999999998" calcext:value-type="float">
            <text:p>4.234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668975101525" calcext:value-type="float">
            <text:p>6.69E-01</text:p>
          </table:table-cell>
          <table:table-cell office:value-type="float" office:value="238.537" calcext:value-type="float">
            <text:p>238.537</text:p>
          </table:table-cell>
          <table:table-cell table:formula="of:=[.C182]-[.C183]" office:value-type="float" office:value="4.215" calcext:value-type="float">
            <text:p>4.215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674798826596" calcext:value-type="float">
            <text:p>6.75E-01</text:p>
          </table:table-cell>
          <table:table-cell office:value-type="float" office:value="234.34" calcext:value-type="float">
            <text:p>234.34</text:p>
          </table:table-cell>
          <table:table-cell table:formula="of:=[.C183]-[.C184]" office:value-type="float" office:value="4.197" calcext:value-type="float">
            <text:p>4.19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680595326829" calcext:value-type="float">
            <text:p>6.81E-01</text:p>
          </table:table-cell>
          <table:table-cell office:value-type="float" office:value="230.163" calcext:value-type="float">
            <text:p>230.163</text:p>
          </table:table-cell>
          <table:table-cell table:formula="of:=[.C184]-[.C185]" office:value-type="float" office:value="4.17699999999999" calcext:value-type="float">
            <text:p>4.17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686363722433" calcext:value-type="float">
            <text:p>6.86E-01</text:p>
          </table:table-cell>
          <table:table-cell office:value-type="float" office:value="226.006" calcext:value-type="float">
            <text:p>226.006</text:p>
          </table:table-cell>
          <table:table-cell table:formula="of:=[.C185]-[.C186]" office:value-type="float" office:value="4.15700000000001" calcext:value-type="float">
            <text:p>4.15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692103137882" calcext:value-type="float">
            <text:p>6.92E-01</text:p>
          </table:table-cell>
          <table:table-cell office:value-type="float" office:value="221.87" calcext:value-type="float">
            <text:p>221.87</text:p>
          </table:table-cell>
          <table:table-cell table:formula="of:=[.C186]-[.C187]" office:value-type="float" office:value="4.136" calcext:value-type="float">
            <text:p>4.136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697812702049" calcext:value-type="float">
            <text:p>6.98E-01</text:p>
          </table:table-cell>
          <table:table-cell office:value-type="float" office:value="217.756" calcext:value-type="float">
            <text:p>217.756</text:p>
          </table:table-cell>
          <table:table-cell table:formula="of:=[.C187]-[.C188]" office:value-type="float" office:value="4.114" calcext:value-type="float">
            <text:p>4.114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703491548337" calcext:value-type="float">
            <text:p>7.03E-01</text:p>
          </table:table-cell>
          <table:table-cell office:value-type="float" office:value="213.664" calcext:value-type="float">
            <text:p>213.664</text:p>
          </table:table-cell>
          <table:table-cell table:formula="of:=[.C188]-[.C189]" office:value-type="float" office:value="4.09200000000001" calcext:value-type="float">
            <text:p>4.092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709138814812" calcext:value-type="float">
            <text:p>7.09E-01</text:p>
          </table:table-cell>
          <table:table-cell office:value-type="float" office:value="209.595" calcext:value-type="float">
            <text:p>209.595</text:p>
          </table:table-cell>
          <table:table-cell table:formula="of:=[.C189]-[.C190]" office:value-type="float" office:value="4.06899999999999" calcext:value-type="float">
            <text:p>4.069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714753644334" calcext:value-type="float">
            <text:p>7.15E-01</text:p>
          </table:table-cell>
          <table:table-cell office:value-type="float" office:value="205.549" calcext:value-type="float">
            <text:p>205.549</text:p>
          </table:table-cell>
          <table:table-cell table:formula="of:=[.C190]-[.C191]" office:value-type="float" office:value="4.04599999999999" calcext:value-type="float">
            <text:p>4.046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720335184684" calcext:value-type="float">
            <text:p>7.20E-01</text:p>
          </table:table-cell>
          <table:table-cell office:value-type="float" office:value="201.526" calcext:value-type="float">
            <text:p>201.526</text:p>
          </table:table-cell>
          <table:table-cell table:formula="of:=[.C191]-[.C192]" office:value-type="float" office:value="4.023" calcext:value-type="float">
            <text:p>4.023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725882588699" calcext:value-type="float">
            <text:p>7.26E-01</text:p>
          </table:table-cell>
          <table:table-cell office:value-type="float" office:value="197.529" calcext:value-type="float">
            <text:p>197.529</text:p>
          </table:table-cell>
          <table:table-cell table:formula="of:=[.C192]-[.C193]" office:value-type="float" office:value="3.99700000000001" calcext:value-type="float">
            <text:p>3.99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731395014394" calcext:value-type="float">
            <text:p>7.31E-01</text:p>
          </table:table-cell>
          <table:table-cell office:value-type="float" office:value="193.557" calcext:value-type="float">
            <text:p>193.557</text:p>
          </table:table-cell>
          <table:table-cell table:formula="of:=[.C193]-[.C194]" office:value-type="float" office:value="3.97200000000001" calcext:value-type="float">
            <text:p>3.972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736871625095" calcext:value-type="float">
            <text:p>7.37E-01</text:p>
          </table:table-cell>
          <table:table-cell office:value-type="float" office:value="189.61" calcext:value-type="float">
            <text:p>189.61</text:p>
          </table:table-cell>
          <table:table-cell table:formula="of:=[.C194]-[.C195]" office:value-type="float" office:value="3.94699999999997" calcext:value-type="float">
            <text:p>3.94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742311589563" calcext:value-type="float">
            <text:p>7.42E-01</text:p>
          </table:table-cell>
          <table:table-cell office:value-type="float" office:value="185.69" calcext:value-type="float">
            <text:p>185.69</text:p>
          </table:table-cell>
          <table:table-cell table:formula="of:=[.C195]-[.C196]" office:value-type="float" office:value="3.92000000000002" calcext:value-type="float">
            <text:p>3.92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747714082121" calcext:value-type="float">
            <text:p>7.48E-01</text:p>
          </table:table-cell>
          <table:table-cell office:value-type="float" office:value="181.797" calcext:value-type="float">
            <text:p>181.797</text:p>
          </table:table-cell>
          <table:table-cell table:formula="of:=[.C196]-[.C197]" office:value-type="float" office:value="3.893" calcext:value-type="float">
            <text:p>3.893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753078282781" calcext:value-type="float">
            <text:p>7.53E-01</text:p>
          </table:table-cell>
          <table:table-cell office:value-type="float" office:value="177.932" calcext:value-type="float">
            <text:p>177.932</text:p>
          </table:table-cell>
          <table:table-cell table:formula="of:=[.C197]-[.C198]" office:value-type="float" office:value="3.86500000000001" calcext:value-type="float">
            <text:p>3.865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758403377365" calcext:value-type="float">
            <text:p>7.58E-01</text:p>
          </table:table-cell>
          <table:table-cell office:value-type="float" office:value="174.095" calcext:value-type="float">
            <text:p>174.095</text:p>
          </table:table-cell>
          <table:table-cell table:formula="of:=[.C198]-[.C199]" office:value-type="float" office:value="3.83699999999999" calcext:value-type="float">
            <text:p>3.83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763688557631" calcext:value-type="float">
            <text:p>7.64E-01</text:p>
          </table:table-cell>
          <table:table-cell office:value-type="float" office:value="170.286" calcext:value-type="float">
            <text:p>170.286</text:p>
          </table:table-cell>
          <table:table-cell table:formula="of:=[.C199]-[.C200]" office:value-type="float" office:value="3.809" calcext:value-type="float">
            <text:p>3.809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768933021396" calcext:value-type="float">
            <text:p>7.69E-01</text:p>
          </table:table-cell>
          <table:table-cell office:value-type="float" office:value="166.507" calcext:value-type="float">
            <text:p>166.507</text:p>
          </table:table-cell>
          <table:table-cell table:formula="of:=[.C200]-[.C201]" office:value-type="float" office:value="3.779" calcext:value-type="float">
            <text:p>3.779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774135972657" calcext:value-type="float">
            <text:p>7.74E-01</text:p>
          </table:table-cell>
          <table:table-cell office:value-type="float" office:value="162.758" calcext:value-type="float">
            <text:p>162.758</text:p>
          </table:table-cell>
          <table:table-cell table:formula="of:=[.C201]-[.C202]" office:value-type="float" office:value="3.749" calcext:value-type="float">
            <text:p>3.749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779296621711" calcext:value-type="float">
            <text:p>7.79E-01</text:p>
          </table:table-cell>
          <table:table-cell office:value-type="float" office:value="159.039" calcext:value-type="float">
            <text:p>159.039</text:p>
          </table:table-cell>
          <table:table-cell table:formula="of:=[.C202]-[.C203]" office:value-type="float" office:value="3.71900000000002" calcext:value-type="float">
            <text:p>3.719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784414185276" calcext:value-type="float">
            <text:p>7.84E-01</text:p>
          </table:table-cell>
          <table:table-cell office:value-type="float" office:value="155.351" calcext:value-type="float">
            <text:p>155.351</text:p>
          </table:table-cell>
          <table:table-cell table:formula="of:=[.C203]-[.C204]" office:value-type="float" office:value="3.68799999999999" calcext:value-type="float">
            <text:p>3.688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789487886608" calcext:value-type="float">
            <text:p>7.89E-01</text:p>
          </table:table-cell>
          <table:table-cell office:value-type="float" office:value="151.695" calcext:value-type="float">
            <text:p>151.695</text:p>
          </table:table-cell>
          <table:table-cell table:formula="of:=[.C204]-[.C205]" office:value-type="float" office:value="3.65600000000001" calcext:value-type="float">
            <text:p>3.656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794516955624" calcext:value-type="float">
            <text:p>7.95E-01</text:p>
          </table:table-cell>
          <table:table-cell office:value-type="float" office:value="148.071" calcext:value-type="float">
            <text:p>148.071</text:p>
          </table:table-cell>
          <table:table-cell table:formula="of:=[.C205]-[.C206]" office:value-type="float" office:value="3.624" calcext:value-type="float">
            <text:p>3.624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799500629011" calcext:value-type="float">
            <text:p>8.00E-01</text:p>
          </table:table-cell>
          <table:table-cell office:value-type="float" office:value="144.48" calcext:value-type="float">
            <text:p>144.48</text:p>
          </table:table-cell>
          <table:table-cell table:formula="of:=[.C206]-[.C207]" office:value-type="float" office:value="3.59100000000001" calcext:value-type="float">
            <text:p>3.591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80443815035" calcext:value-type="float">
            <text:p>8.04E-01</text:p>
          </table:table-cell>
          <table:table-cell office:value-type="float" office:value="140.922" calcext:value-type="float">
            <text:p>140.922</text:p>
          </table:table-cell>
          <table:table-cell table:formula="of:=[.C207]-[.C208]" office:value-type="float" office:value="3.55799999999999" calcext:value-type="float">
            <text:p>3.558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809328770224" calcext:value-type="float">
            <text:p>8.09E-01</text:p>
          </table:table-cell>
          <table:table-cell office:value-type="float" office:value="137.398" calcext:value-type="float">
            <text:p>137.398</text:p>
          </table:table-cell>
          <table:table-cell table:formula="of:=[.C208]-[.C209]" office:value-type="float" office:value="3.524" calcext:value-type="float">
            <text:p>3.524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814171746336" calcext:value-type="float">
            <text:p>8.14E-01</text:p>
          </table:table-cell>
          <table:table-cell office:value-type="float" office:value="133.908" calcext:value-type="float">
            <text:p>133.908</text:p>
          </table:table-cell>
          <table:table-cell table:formula="of:=[.C209]-[.C210]" office:value-type="float" office:value="3.49000000000001" calcext:value-type="float">
            <text:p>3.49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81896634362" calcext:value-type="float">
            <text:p>8.19E-01</text:p>
          </table:table-cell>
          <table:table-cell office:value-type="float" office:value="130.453" calcext:value-type="float">
            <text:p>130.453</text:p>
          </table:table-cell>
          <table:table-cell table:formula="of:=[.C210]-[.C211]" office:value-type="float" office:value="3.45499999999998" calcext:value-type="float">
            <text:p>3.455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823711834354" calcext:value-type="float">
            <text:p>8.24E-01</text:p>
          </table:table-cell>
          <table:table-cell office:value-type="float" office:value="127.033" calcext:value-type="float">
            <text:p>127.033</text:p>
          </table:table-cell>
          <table:table-cell table:formula="of:=[.C211]-[.C212]" office:value-type="float" office:value="3.42" calcext:value-type="float">
            <text:p>3.42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828407498268" calcext:value-type="float">
            <text:p>8.28E-01</text:p>
          </table:table-cell>
          <table:table-cell office:value-type="float" office:value="123.65" calcext:value-type="float">
            <text:p>123.65</text:p>
          </table:table-cell>
          <table:table-cell table:formula="of:=[.C212]-[.C213]" office:value-type="float" office:value="3.383" calcext:value-type="float">
            <text:p>3.383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833052622655" calcext:value-type="float">
            <text:p>8.33E-01</text:p>
          </table:table-cell>
          <table:table-cell office:value-type="float" office:value="120.302" calcext:value-type="float">
            <text:p>120.302</text:p>
          </table:table-cell>
          <table:table-cell table:formula="of:=[.C213]-[.C214]" office:value-type="float" office:value="3.348" calcext:value-type="float">
            <text:p>3.348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837646502479" calcext:value-type="float">
            <text:p>8.38E-01</text:p>
          </table:table-cell>
          <table:table-cell office:value-type="float" office:value="116.992" calcext:value-type="float">
            <text:p>116.992</text:p>
          </table:table-cell>
          <table:table-cell table:formula="of:=[.C214]-[.C215]" office:value-type="float" office:value="3.31" calcext:value-type="float">
            <text:p>3.31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842188440482" calcext:value-type="float">
            <text:p>8.42E-01</text:p>
          </table:table-cell>
          <table:table-cell office:value-type="float" office:value="113.719" calcext:value-type="float">
            <text:p>113.719</text:p>
          </table:table-cell>
          <table:table-cell table:formula="of:=[.C215]-[.C216]" office:value-type="float" office:value="3.27300000000001" calcext:value-type="float">
            <text:p>3.273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84667774729" calcext:value-type="float">
            <text:p>8.47E-01</text:p>
          </table:table-cell>
          <table:table-cell office:value-type="float" office:value="110.484" calcext:value-type="float">
            <text:p>110.484</text:p>
          </table:table-cell>
          <table:table-cell table:formula="of:=[.C216]-[.C217]" office:value-type="float" office:value="3.235" calcext:value-type="float">
            <text:p>3.235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851113741517" calcext:value-type="float">
            <text:p>8.51E-01</text:p>
          </table:table-cell>
          <table:table-cell office:value-type="float" office:value="107.287" calcext:value-type="float">
            <text:p>107.287</text:p>
          </table:table-cell>
          <table:table-cell table:formula="of:=[.C217]-[.C218]" office:value-type="float" office:value="3.19699999999999" calcext:value-type="float">
            <text:p>3.19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855495749869" calcext:value-type="float">
            <text:p>8.55E-01</text:p>
          </table:table-cell>
          <table:table-cell office:value-type="float" office:value="104.13" calcext:value-type="float">
            <text:p>104.13</text:p>
          </table:table-cell>
          <table:table-cell table:formula="of:=[.C218]-[.C219]" office:value-type="float" office:value="3.15700000000001" calcext:value-type="float">
            <text:p>3.15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859823107246" calcext:value-type="float">
            <text:p>8.60E-01</text:p>
          </table:table-cell>
          <table:table-cell office:value-type="float" office:value="101.011" calcext:value-type="float">
            <text:p>101.011</text:p>
          </table:table-cell>
          <table:table-cell table:formula="of:=[.C219]-[.C220]" office:value-type="float" office:value="3.119" calcext:value-type="float">
            <text:p>3.119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864095156841" calcext:value-type="float">
            <text:p>8.64E-01</text:p>
          </table:table-cell>
          <table:table-cell office:value-type="float" office:value="97.933" calcext:value-type="float">
            <text:p>97.933</text:p>
          </table:table-cell>
          <table:table-cell table:formula="of:=[.C220]-[.C221]" office:value-type="float" office:value="3.07799999999999" calcext:value-type="float">
            <text:p>3.078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868311250246" calcext:value-type="float">
            <text:p>8.68E-01</text:p>
          </table:table-cell>
          <table:table-cell office:value-type="float" office:value="94.8949" calcext:value-type="float">
            <text:p>94.8949</text:p>
          </table:table-cell>
          <table:table-cell table:formula="of:=[.C221]-[.C222]" office:value-type="float" office:value="3.0381" calcext:value-type="float">
            <text:p>3.0381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872470747541" calcext:value-type="float">
            <text:p>8.72E-01</text:p>
          </table:table-cell>
          <table:table-cell office:value-type="float" office:value="91.8976" calcext:value-type="float">
            <text:p>91.8976</text:p>
          </table:table-cell>
          <table:table-cell table:formula="of:=[.C222]-[.C223]" office:value-type="float" office:value="2.99730000000001" calcext:value-type="float">
            <text:p>2.9973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876573017399" calcext:value-type="float">
            <text:p>8.77E-01</text:p>
          </table:table-cell>
          <table:table-cell office:value-type="float" office:value="88.9415" calcext:value-type="float">
            <text:p>88.9415</text:p>
          </table:table-cell>
          <table:table-cell table:formula="of:=[.C223]-[.C224]" office:value-type="float" office:value="2.95609999999999" calcext:value-type="float">
            <text:p>2.9561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880617437179" calcext:value-type="float">
            <text:p>8.81E-01</text:p>
          </table:table-cell>
          <table:table-cell office:value-type="float" office:value="86.0271" calcext:value-type="float">
            <text:p>86.0271</text:p>
          </table:table-cell>
          <table:table-cell table:formula="of:=[.C224]-[.C225]" office:value-type="float" office:value="2.9144" calcext:value-type="float">
            <text:p>2.9144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88460339302" calcext:value-type="float">
            <text:p>8.85E-01</text:p>
          </table:table-cell>
          <table:table-cell office:value-type="float" office:value="83.1548" calcext:value-type="float">
            <text:p>83.1548</text:p>
          </table:table-cell>
          <table:table-cell table:formula="of:=[.C225]-[.C226]" office:value-type="float" office:value="2.87230000000001" calcext:value-type="float">
            <text:p>2.8723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888530279934" calcext:value-type="float">
            <text:p>8.89E-01</text:p>
          </table:table-cell>
          <table:table-cell office:value-type="float" office:value="80.3251" calcext:value-type="float">
            <text:p>80.3251</text:p>
          </table:table-cell>
          <table:table-cell table:formula="of:=[.C226]-[.C227]" office:value-type="float" office:value="2.82969999999999" calcext:value-type="float">
            <text:p>2.829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892397501899" calcext:value-type="float">
            <text:p>8.92E-01</text:p>
          </table:table-cell>
          <table:table-cell office:value-type="float" office:value="77.5384" calcext:value-type="float">
            <text:p>77.5384</text:p>
          </table:table-cell>
          <table:table-cell table:formula="of:=[.C227]-[.C228]" office:value-type="float" office:value="2.78670000000001" calcext:value-type="float">
            <text:p>2.786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896204471949" calcext:value-type="float">
            <text:p>8.96E-01</text:p>
          </table:table-cell>
          <table:table-cell office:value-type="float" office:value="74.7951" calcext:value-type="float">
            <text:p>74.7951</text:p>
          </table:table-cell>
          <table:table-cell table:formula="of:=[.C228]-[.C229]" office:value-type="float" office:value="2.74329999999999" calcext:value-type="float">
            <text:p>2.7433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899950612263" calcext:value-type="float">
            <text:p>9.00E-01</text:p>
          </table:table-cell>
          <table:table-cell office:value-type="float" office:value="72.0956" calcext:value-type="float">
            <text:p>72.0956</text:p>
          </table:table-cell>
          <table:table-cell table:formula="of:=[.C229]-[.C230]" office:value-type="float" office:value="2.6995" calcext:value-type="float">
            <text:p>2.6995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03635354253" calcext:value-type="float">
            <text:p>9.04E-01</text:p>
          </table:table-cell>
          <table:table-cell office:value-type="float" office:value="69.4404" calcext:value-type="float">
            <text:p>69.4404</text:p>
          </table:table-cell>
          <table:table-cell table:formula="of:=[.C230]-[.C231]" office:value-type="float" office:value="2.65520000000001" calcext:value-type="float">
            <text:p>2.6552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0725813865" calcext:value-type="float">
            <text:p>9.07E-01</text:p>
          </table:table-cell>
          <table:table-cell office:value-type="float" office:value="66.8298" calcext:value-type="float">
            <text:p>66.8298</text:p>
          </table:table-cell>
          <table:table-cell table:formula="of:=[.C231]-[.C232]" office:value-type="float" office:value="2.61059999999999" calcext:value-type="float">
            <text:p>2.6106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10818415587" calcext:value-type="float">
            <text:p>9.11E-01</text:p>
          </table:table-cell>
          <table:table-cell office:value-type="float" office:value="64.2642" calcext:value-type="float">
            <text:p>64.2642</text:p>
          </table:table-cell>
          <table:table-cell table:formula="of:=[.C232]-[.C233]" office:value-type="float" office:value="2.5656" calcext:value-type="float">
            <text:p>2.5656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14315644688" calcext:value-type="float">
            <text:p>9.14E-01</text:p>
          </table:table-cell>
          <table:table-cell office:value-type="float" office:value="61.7441" calcext:value-type="float">
            <text:p>61.7441</text:p>
          </table:table-cell>
          <table:table-cell table:formula="of:=[.C233]-[.C234]" office:value-type="float" office:value="2.5201" calcext:value-type="float">
            <text:p>2.5201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17749295143" calcext:value-type="float">
            <text:p>9.18E-01</text:p>
          </table:table-cell>
          <table:table-cell office:value-type="float" office:value="59.2699" calcext:value-type="float">
            <text:p>59.2699</text:p>
          </table:table-cell>
          <table:table-cell table:formula="of:=[.C234]-[.C235]" office:value-type="float" office:value="2.4742" calcext:value-type="float">
            <text:p>2.4742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21118845793" calcext:value-type="float">
            <text:p>9.21E-01</text:p>
          </table:table-cell>
          <table:table-cell office:value-type="float" office:value="56.8418" calcext:value-type="float">
            <text:p>56.8418</text:p>
          </table:table-cell>
          <table:table-cell table:formula="of:=[.C235]-[.C236]" office:value-type="float" office:value="2.4281" calcext:value-type="float">
            <text:p>2.4281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2442378521" calcext:value-type="float">
            <text:p>9.24E-01</text:p>
          </table:table-cell>
          <table:table-cell office:value-type="float" office:value="54.4602" calcext:value-type="float">
            <text:p>54.4602</text:p>
          </table:table-cell>
          <table:table-cell table:formula="of:=[.C236]-[.C237]" office:value-type="float" office:value="2.3816" calcext:value-type="float">
            <text:p>2.3816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2766361177" calcext:value-type="float">
            <text:p>9.28E-01</text:p>
          </table:table-cell>
          <table:table-cell office:value-type="float" office:value="52.1256" calcext:value-type="float">
            <text:p>52.1256</text:p>
          </table:table-cell>
          <table:table-cell table:formula="of:=[.C237]-[.C238]" office:value-type="float" office:value="2.3346" calcext:value-type="float">
            <text:p>2.3346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30837833733" calcext:value-type="float">
            <text:p>9.31E-01</text:p>
          </table:table-cell>
          <table:table-cell office:value-type="float" office:value="49.8383" calcext:value-type="float">
            <text:p>49.8383</text:p>
          </table:table-cell>
          <table:table-cell table:formula="of:=[.C238]-[.C239]" office:value-type="float" office:value="2.2873" calcext:value-type="float">
            <text:p>2.2873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33945969316" calcext:value-type="float">
            <text:p>9.34E-01</text:p>
          </table:table-cell>
          <table:table-cell office:value-type="float" office:value="47.5985" calcext:value-type="float">
            <text:p>47.5985</text:p>
          </table:table-cell>
          <table:table-cell table:formula="of:=[.C239]-[.C240]" office:value-type="float" office:value="2.2398" calcext:value-type="float">
            <text:p>2.2398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36987546768" calcext:value-type="float">
            <text:p>9.37E-01</text:p>
          </table:table-cell>
          <table:table-cell office:value-type="float" office:value="45.4068" calcext:value-type="float">
            <text:p>45.4068</text:p>
          </table:table-cell>
          <table:table-cell table:formula="of:=[.C240]-[.C241]" office:value-type="float" office:value="2.1917" calcext:value-type="float">
            <text:p>2.191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39962104438" calcext:value-type="float">
            <text:p>9.40E-01</text:p>
          </table:table-cell>
          <table:table-cell office:value-type="float" office:value="43.2633" calcext:value-type="float">
            <text:p>43.2633</text:p>
          </table:table-cell>
          <table:table-cell table:formula="of:=[.C241]-[.C242]" office:value-type="float" office:value="2.1435" calcext:value-type="float">
            <text:p>2.1435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42869190849" calcext:value-type="float">
            <text:p>9.43E-01</text:p>
          </table:table-cell>
          <table:table-cell office:value-type="float" office:value="41.1685" calcext:value-type="float">
            <text:p>41.1685</text:p>
          </table:table-cell>
          <table:table-cell table:formula="of:=[.C242]-[.C243]" office:value-type="float" office:value="2.0948" calcext:value-type="float">
            <text:p>2.0948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45708364763" calcext:value-type="float">
            <text:p>9.46E-01</text:p>
          </table:table-cell>
          <table:table-cell office:value-type="float" office:value="39.1226" calcext:value-type="float">
            <text:p>39.1226</text:p>
          </table:table-cell>
          <table:table-cell table:formula="of:=[.C243]-[.C244]" office:value-type="float" office:value="2.0459" calcext:value-type="float">
            <text:p>2.0459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48479195252" calcext:value-type="float">
            <text:p>9.48E-01</text:p>
          </table:table-cell>
          <table:table-cell office:value-type="float" office:value="37.1259" calcext:value-type="float">
            <text:p>37.1259</text:p>
          </table:table-cell>
          <table:table-cell table:formula="of:=[.C244]-[.C245]" office:value-type="float" office:value="1.9967" calcext:value-type="float">
            <text:p>1.996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51181261759" calcext:value-type="float">
            <text:p>9.51E-01</text:p>
          </table:table-cell>
          <table:table-cell office:value-type="float" office:value="35.1788" calcext:value-type="float">
            <text:p>35.1788</text:p>
          </table:table-cell>
          <table:table-cell table:formula="of:=[.C245]-[.C246]" office:value-type="float" office:value="1.9471" calcext:value-type="float">
            <text:p>1.9471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53814154166" calcext:value-type="float">
            <text:p>9.54E-01</text:p>
          </table:table-cell>
          <table:table-cell office:value-type="float" office:value="33.2815" calcext:value-type="float">
            <text:p>33.2815</text:p>
          </table:table-cell>
          <table:table-cell table:formula="of:=[.C246]-[.C247]" office:value-type="float" office:value="1.8973" calcext:value-type="float">
            <text:p>1.8973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56377472853" calcext:value-type="float">
            <text:p>9.56E-01</text:p>
          </table:table-cell>
          <table:table-cell office:value-type="float" office:value="31.4344" calcext:value-type="float">
            <text:p>31.4344</text:p>
          </table:table-cell>
          <table:table-cell table:formula="of:=[.C247]-[.C248]" office:value-type="float" office:value="1.8471" calcext:value-type="float">
            <text:p>1.8471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5887082876" calcext:value-type="float">
            <text:p>9.59E-01</text:p>
          </table:table-cell>
          <table:table-cell office:value-type="float" office:value="29.6377" calcext:value-type="float">
            <text:p>29.6377</text:p>
          </table:table-cell>
          <table:table-cell table:formula="of:=[.C248]-[.C249]" office:value-type="float" office:value="1.7967" calcext:value-type="float">
            <text:p>1.796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61293843445" calcext:value-type="float">
            <text:p>9.61E-01</text:p>
          </table:table-cell>
          <table:table-cell office:value-type="float" office:value="27.8917" calcext:value-type="float">
            <text:p>27.8917</text:p>
          </table:table-cell>
          <table:table-cell table:formula="of:=[.C249]-[.C250]" office:value-type="float" office:value="1.746" calcext:value-type="float">
            <text:p>1.746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63646149145" calcext:value-type="float">
            <text:p>9.64E-01</text:p>
          </table:table-cell>
          <table:table-cell office:value-type="float" office:value="26.1966" calcext:value-type="float">
            <text:p>26.1966</text:p>
          </table:table-cell>
          <table:table-cell table:formula="of:=[.C250]-[.C251]" office:value-type="float" office:value="1.6951" calcext:value-type="float">
            <text:p>1.6951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65927388826" calcext:value-type="float">
            <text:p>9.66E-01</text:p>
          </table:table-cell>
          <table:table-cell office:value-type="float" office:value="24.5527" calcext:value-type="float">
            <text:p>24.5527</text:p>
          </table:table-cell>
          <table:table-cell table:formula="of:=[.C251]-[.C252]" office:value-type="float" office:value="1.6439" calcext:value-type="float">
            <text:p>1.6439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68137216243" calcext:value-type="float">
            <text:p>9.68E-01</text:p>
          </table:table-cell>
          <table:table-cell office:value-type="float" office:value="22.9603" calcext:value-type="float">
            <text:p>22.9603</text:p>
          </table:table-cell>
          <table:table-cell table:formula="of:=[.C252]-[.C253]" office:value-type="float" office:value="1.5924" calcext:value-type="float">
            <text:p>1.5924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70275295989" calcext:value-type="float">
            <text:p>9.70E-01</text:p>
          </table:table-cell>
          <table:table-cell office:value-type="float" office:value="21.4196" calcext:value-type="float">
            <text:p>21.4196</text:p>
          </table:table-cell>
          <table:table-cell table:formula="of:=[.C253]-[.C254]" office:value-type="float" office:value="1.5407" calcext:value-type="float">
            <text:p>1.540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72341303546" calcext:value-type="float">
            <text:p>9.72E-01</text:p>
          </table:table-cell>
          <table:table-cell office:value-type="float" office:value="19.9309" calcext:value-type="float">
            <text:p>19.9309</text:p>
          </table:table-cell>
          <table:table-cell table:formula="of:=[.C254]-[.C255]" office:value-type="float" office:value="1.4887" calcext:value-type="float">
            <text:p>1.488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74334925336" calcext:value-type="float">
            <text:p>9.74E-01</text:p>
          </table:table-cell>
          <table:table-cell office:value-type="float" office:value="18.4943" calcext:value-type="float">
            <text:p>18.4943</text:p>
          </table:table-cell>
          <table:table-cell table:formula="of:=[.C255]-[.C256]" office:value-type="float" office:value="1.4366" calcext:value-type="float">
            <text:p>1.4366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76255858768" calcext:value-type="float">
            <text:p>9.76E-01</text:p>
          </table:table-cell>
          <table:table-cell office:value-type="float" office:value="17.11" calcext:value-type="float">
            <text:p>17.11</text:p>
          </table:table-cell>
          <table:table-cell table:formula="of:=[.C256]-[.C257]" office:value-type="float" office:value="1.3843" calcext:value-type="float">
            <text:p>1.3843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78103812284" calcext:value-type="float">
            <text:p>9.78E-01</text:p>
          </table:table-cell>
          <table:table-cell office:value-type="float" office:value="15.7784" calcext:value-type="float">
            <text:p>15.7784</text:p>
          </table:table-cell>
          <table:table-cell table:formula="of:=[.C257]-[.C258]" office:value-type="float" office:value="1.3316" calcext:value-type="float">
            <text:p>1.3316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798785054" calcext:value-type="float">
            <text:p>9.80E-01</text:p>
          </table:table-cell>
          <table:table-cell office:value-type="float" office:value="14.4995" calcext:value-type="float">
            <text:p>14.4995</text:p>
          </table:table-cell>
          <table:table-cell table:formula="of:=[.C258]-[.C259]" office:value-type="float" office:value="1.2789" calcext:value-type="float">
            <text:p>1.2789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81579668754" calcext:value-type="float">
            <text:p>9.82E-01</text:p>
          </table:table-cell>
          <table:table-cell office:value-type="float" office:value="13.2737" calcext:value-type="float">
            <text:p>13.2737</text:p>
          </table:table-cell>
          <table:table-cell table:formula="of:=[.C259]-[.C260]" office:value-type="float" office:value="1.2258" calcext:value-type="float">
            <text:p>1.2258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83207044145" calcext:value-type="float">
            <text:p>9.83E-01</text:p>
          </table:table-cell>
          <table:table-cell office:value-type="float" office:value="12.101" calcext:value-type="float">
            <text:p>12.101</text:p>
          </table:table-cell>
          <table:table-cell table:formula="of:=[.C260]-[.C261]" office:value-type="float" office:value="1.1727" calcext:value-type="float">
            <text:p>1.172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8476038457" calcext:value-type="float">
            <text:p>9.85E-01</text:p>
          </table:table-cell>
          <table:table-cell office:value-type="float" office:value="10.9817" calcext:value-type="float">
            <text:p>10.9817</text:p>
          </table:table-cell>
          <table:table-cell table:formula="of:=[.C261]-[.C262]" office:value-type="float" office:value="1.1193" calcext:value-type="float">
            <text:p>1.1193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86239454262" calcext:value-type="float">
            <text:p>9.86E-01</text:p>
          </table:table-cell>
          <table:table-cell office:value-type="float" office:value="9.91585" calcext:value-type="float">
            <text:p>9.91585</text:p>
          </table:table-cell>
          <table:table-cell table:formula="of:=[.C262]-[.C263]" office:value-type="float" office:value="1.06585" calcext:value-type="float">
            <text:p>1.06585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8764402873" calcext:value-type="float">
            <text:p>9.88E-01</text:p>
          </table:table-cell>
          <table:table-cell office:value-type="float" office:value="8.90371" calcext:value-type="float">
            <text:p>8.90371</text:p>
          </table:table-cell>
          <table:table-cell table:formula="of:=[.C263]-[.C264]" office:value-type="float" office:value="1.01214" calcext:value-type="float">
            <text:p>1.01214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88973894787" calcext:value-type="float">
            <text:p>9.89E-01</text:p>
          </table:table-cell>
          <table:table-cell office:value-type="float" office:value="7.94541" calcext:value-type="float">
            <text:p>7.94541</text:p>
          </table:table-cell>
          <table:table-cell table:formula="of:=[.C264]-[.C265]" office:value-type="float" office:value="0.9583" calcext:value-type="float">
            <text:p>0.9583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90228850586" calcext:value-type="float">
            <text:p>9.90E-01</text:p>
          </table:table-cell>
          <table:table-cell office:value-type="float" office:value="7.04109" calcext:value-type="float">
            <text:p>7.04109</text:p>
          </table:table-cell>
          <table:table-cell table:formula="of:=[.C265]-[.C266]" office:value-type="float" office:value="0.90432" calcext:value-type="float">
            <text:p>0.90432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9140870565" calcext:value-type="float">
            <text:p>9.91E-01</text:p>
          </table:table-cell>
          <table:table-cell office:value-type="float" office:value="6.19089" calcext:value-type="float">
            <text:p>6.19089</text:p>
          </table:table-cell>
          <table:table-cell table:formula="of:=[.C266]-[.C267]" office:value-type="float" office:value="0.8502" calcext:value-type="float">
            <text:p>0.8502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92513280902" calcext:value-type="float">
            <text:p>9.93E-01</text:p>
          </table:table-cell>
          <table:table-cell office:value-type="float" office:value="5.39493" calcext:value-type="float">
            <text:p>5.39493</text:p>
          </table:table-cell>
          <table:table-cell table:formula="of:=[.C267]-[.C268]" office:value-type="float" office:value="0.795959999999999" calcext:value-type="float">
            <text:p>0.79596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93542408689" calcext:value-type="float">
            <text:p>9.94E-01</text:p>
          </table:table-cell>
          <table:table-cell office:value-type="float" office:value="4.65334" calcext:value-type="float">
            <text:p>4.65334</text:p>
          </table:table-cell>
          <table:table-cell table:formula="of:=[.C268]-[.C269]" office:value-type="float" office:value="0.74159" calcext:value-type="float">
            <text:p>0.74159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94495932811" calcext:value-type="float">
            <text:p>9.94E-01</text:p>
          </table:table-cell>
          <table:table-cell office:value-type="float" office:value="3.96623" calcext:value-type="float">
            <text:p>3.96623</text:p>
          </table:table-cell>
          <table:table-cell table:formula="of:=[.C269]-[.C270]" office:value-type="float" office:value="0.68711" calcext:value-type="float">
            <text:p>0.68711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95373708541" calcext:value-type="float">
            <text:p>9.95E-01</text:p>
          </table:table-cell>
          <table:table-cell office:value-type="float" office:value="3.33371" calcext:value-type="float">
            <text:p>3.33371</text:p>
          </table:table-cell>
          <table:table-cell table:formula="of:=[.C270]-[.C271]" office:value-type="float" office:value="0.63252" calcext:value-type="float">
            <text:p>0.63252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96175602651" calcext:value-type="float">
            <text:p>9.96E-01</text:p>
          </table:table-cell>
          <table:table-cell office:value-type="float" office:value="2.75586" calcext:value-type="float">
            <text:p>2.75586</text:p>
          </table:table-cell>
          <table:table-cell table:formula="of:=[.C271]-[.C272]" office:value-type="float" office:value="0.57785" calcext:value-type="float">
            <text:p>0.57785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9690149343" calcext:value-type="float">
            <text:p>9.97E-01</text:p>
          </table:table-cell>
          <table:table-cell office:value-type="float" office:value="2.23278" calcext:value-type="float">
            <text:p>2.23278</text:p>
          </table:table-cell>
          <table:table-cell table:formula="of:=[.C272]-[.C273]" office:value-type="float" office:value="0.52308" calcext:value-type="float">
            <text:p>0.52308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97551270702" calcext:value-type="float">
            <text:p>9.98E-01</text:p>
          </table:table-cell>
          <table:table-cell office:value-type="float" office:value="1.76455" calcext:value-type="float">
            <text:p>1.76455</text:p>
          </table:table-cell>
          <table:table-cell table:formula="of:=[.C273]-[.C274]" office:value-type="float" office:value="0.46823" calcext:value-type="float">
            <text:p>0.46823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98124835845" calcext:value-type="float">
            <text:p>9.98E-01</text:p>
          </table:table-cell>
          <table:table-cell office:value-type="float" office:value="1.35124" calcext:value-type="float">
            <text:p>1.35124</text:p>
          </table:table-cell>
          <table:table-cell table:formula="of:=[.C274]-[.C275]" office:value-type="float" office:value="0.41331" calcext:value-type="float">
            <text:p>0.41331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98622101802" calcext:value-type="float">
            <text:p>9.99E-01</text:p>
          </table:table-cell>
          <table:table-cell office:value-type="float" office:value="0.992913" calcext:value-type="float">
            <text:p>0.992913</text:p>
          </table:table-cell>
          <table:table-cell table:formula="of:=[.C275]-[.C276]" office:value-type="float" office:value="0.358327" calcext:value-type="float">
            <text:p>0.358327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99042993099" calcext:value-type="float">
            <text:p>9.99E-01</text:p>
          </table:table-cell>
          <table:table-cell office:value-type="float" office:value="0.689619" calcext:value-type="float">
            <text:p>0.689619</text:p>
          </table:table-cell>
          <table:table-cell table:formula="of:=[.C276]-[.C277]" office:value-type="float" office:value="0.303294" calcext:value-type="float">
            <text:p>0.303294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99387445853" calcext:value-type="float">
            <text:p>9.99E-01</text:p>
          </table:table-cell>
          <table:table-cell office:value-type="float" office:value="0.441407" calcext:value-type="float">
            <text:p>0.441407</text:p>
          </table:table-cell>
          <table:table-cell table:formula="of:=[.C277]-[.C278]" office:value-type="float" office:value="0.248212" calcext:value-type="float">
            <text:p>0.248212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99655407783" calcext:value-type="float">
            <text:p>1.00E+00</text:p>
          </table:table-cell>
          <table:table-cell office:value-type="float" office:value="0.248313" calcext:value-type="float">
            <text:p>0.248313</text:p>
          </table:table-cell>
          <table:table-cell table:formula="of:=[.C278]-[.C279]" office:value-type="float" office:value="0.193094" calcext:value-type="float">
            <text:p>0.193094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99846838217" calcext:value-type="float">
            <text:p>1.00E+00</text:p>
          </table:table-cell>
          <table:table-cell office:value-type="float" office:value="0.110368" calcext:value-type="float">
            <text:p>0.110368</text:p>
          </table:table-cell>
          <table:table-cell table:formula="of:=[.C279]-[.C280]" office:value-type="float" office:value="0.137945" calcext:value-type="float">
            <text:p>0.137945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0.999961708101" calcext:value-type="float">
            <text:p>1.00E+00</text:p>
          </table:table-cell>
          <table:table-cell office:value-type="float" office:value="0.0275931" calcext:value-type="float">
            <text:p>0.0275931</text:p>
          </table:table-cell>
          <table:table-cell table:formula="of:=[.C280]-[.C281]" office:value-type="float" office:value="0.0827749" calcext:value-type="float">
            <text:p>0.0827749</text:p>
          </table:table-cell>
          <table:table-cell table:number-columns-repeated="1020"/>
        </table:table-row>
        <table:table-row table:style-name="ro4">
          <table:table-cell/>
          <table:table-cell table:style-name="ce200" office:value-type="float" office:value="1" calcext:value-type="float">
            <text:p>1.00E+00</text:p>
          </table:table-cell>
          <table:table-cell office:value-type="float" office:value="0" calcext:value-type="float">
            <text:p>0</text:p>
          </table:table-cell>
          <table:table-cell table:formula="of:=[.C281]-[.C282]" office:value-type="float" office:value="0.0275931" calcext:value-type="float">
            <text:p>0.0275931</text:p>
          </table:table-cell>
          <table:table-cell table:number-columns-repeated="1020"/>
        </table:table-row>
        <table:table-row table:style-name="ro4" table:number-rows-repeated="104829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=59600" table:style-name="ta1">
        <table:table-column table:style-name="co33" table:default-cell-style-name="ce97"/>
        <table:table-column table:style-name="co30" table:default-cell-style-name="ce199"/>
        <table:table-column table:style-name="co27" table:default-cell-style-name="ce121"/>
        <table:table-column table:style-name="co40" table:default-cell-style-name="ce207"/>
        <table:table-column table:style-name="co47" table:default-cell-style-name="ce97"/>
        <table:table-column table:style-name="co41" table:default-cell-style-name="ce97"/>
        <table:table-column table:style-name="co42" table:default-cell-style-name="ce97"/>
        <table:table-column table:style-name="co33" table:default-cell-style-name="ce97"/>
        <table:table-column table:style-name="co48" table:default-cell-style-name="ce97"/>
        <table:table-column table:style-name="co37" table:default-cell-style-name="ce97"/>
        <table:table-column table:style-name="co38" table:default-cell-style-name="ce97"/>
        <table:table-column table:style-name="co33" table:default-cell-style-name="ce97"/>
        <table:table-column table:style-name="co39" table:default-cell-style-name="ce97"/>
        <table:table-column table:style-name="co37" table:default-cell-style-name="ce160"/>
        <table:table-column table:style-name="co31" table:default-cell-style-name="ce157"/>
        <table:table-column table:style-name="co31" table:default-cell-style-name="ce116"/>
        <table:table-column table:style-name="co39" table:default-cell-style-name="ce116"/>
        <table:table-column table:style-name="co8" table:default-cell-style-name="ce185"/>
        <table:table-column table:style-name="co33" table:default-cell-style-name="ce97"/>
        <table:table-column table:style-name="co49" table:default-cell-style-name="ce101"/>
        <table:table-column table:style-name="co50" table:default-cell-style-name="ce97"/>
        <table:table-column table:style-name="co8" table:default-cell-style-name="ce97"/>
        <table:table-column table:style-name="co51" table:default-cell-style-name="ce97"/>
        <table:table-column table:style-name="co52" table:default-cell-style-name="ce97"/>
        <table:table-column table:style-name="co53" table:default-cell-style-name="ce97"/>
        <table:table-column table:style-name="co8" table:number-columns-repeated="999" table:default-cell-style-name="ce97"/>
        <table:table-row table:style-name="ro4"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table:number-columns-repeated="2"/>
          <table:table-cell table:style-name="ce227" office:value-type="string" calcext:value-type="string" table:number-columns-spanned="2" table:number-rows-spanned="1">
            <text:p>Reynolds number</text:p>
          </table:table-cell>
          <table:covered-table-cell table:style-name="ce237"/>
          <table:table-cell/>
          <table:table-cell table:style-name="ce108" office:value-type="string" calcext:value-type="string" table:number-columns-spanned="2" table:number-rows-spanned="1">
            <text:p>Pipe geometry</text:p>
          </table:table-cell>
          <table:covered-table-cell table:style-name="ce118"/>
          <table:table-cell table:number-columns-repeated="2"/>
          <table:table-cell table:style-name="ce108" office:value-type="string" calcext:value-type="string" table:number-columns-spanned="2" table:number-rows-spanned="1">
            <text:p>Near-wall streaks</text:p>
          </table:table-cell>
          <table:covered-table-cell table:style-name="ce118"/>
          <table:table-cell/>
          <table:table-cell table:style-name="ce146" office:value-type="string" calcext:value-type="string" table:number-columns-spanned="2" table:number-rows-spanned="1">
            <text:p>Cluster</text:p>
          </table:table-cell>
          <table:covered-table-cell table:style-name="ce161"/>
          <table:table-cell table:number-columns-repeated="5"/>
          <table:table-cell table:style-name="ce108" office:value-type="string" calcext:value-type="string" table:number-columns-spanned="2" table:number-rows-spanned="1">
            <text:p>Problem time</text:p>
          </table:table-cell>
          <table:covered-table-cell table:style-name="ce118"/>
          <table:table-cell table:number-columns-repeated="1003"/>
        </table:table-row>
        <table:table-row table:style-name="ro4">
          <table:table-cell table:number-columns-repeated="2"/>
          <table:table-cell table:style-name="ce228" office:value-type="string" calcext:value-type="string">
            <text:p>Re</text:p>
          </table:table-cell>
          <table:table-cell table:style-name="ce238" table:formula="of:=[$Kolmogorov.$C26]" office:value-type="float" office:value="59600" calcext:value-type="float">
            <text:p>59600.000</text:p>
          </table:table-cell>
          <table:table-cell/>
          <table:table-cell table:style-name="ce106" office:value-type="string" calcext:value-type="string">
            <text:p>L/R</text:p>
          </table:table-cell>
          <table:table-cell table:style-name="ce119" office:value-type="float" office:value="42" calcext:value-type="float">
            <text:p>42</text:p>
          </table:table-cell>
          <table:table-cell table:number-columns-repeated="2"/>
          <table:table-cell table:style-name="ce106" office:value-type="string" calcext:value-type="string">
            <text:p>lambda_z/R</text:p>
          </table:table-cell>
          <table:table-cell table:style-name="ce143" table:formula="of:=[.K4]/[.D4]" office:value-type="float" office:value="0.533587766547612" calcext:value-type="float">
            <text:p>0.53</text:p>
          </table:table-cell>
          <table:table-cell/>
          <table:table-cell table:style-name="ce147" office:value-type="string" calcext:value-type="string">
            <text:p>cores/node</text:p>
          </table:table-cell>
          <table:table-cell table:style-name="ce162" office:value-type="float" office:value="16" calcext:value-type="float">
            <text:p>16</text:p>
          </table:table-cell>
          <table:table-cell table:style-name="ce97" table:number-columns-repeated="4"/>
          <table:table-cell/>
          <table:table-cell table:style-name="ce106" office:value-type="string" calcext:value-type="string">
            <text:p>Transient</text:p>
          </table:table-cell>
          <table:table-cell table:style-name="ce119" office:value-type="float" office:value="200" calcext:value-type="float">
            <text:p>200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229" office:value-type="string" calcext:value-type="string">
            <text:p>Re_tau</text:p>
          </table:table-cell>
          <table:table-cell table:style-name="ce124" table:formula="of:=[$Kolmogorov.$D26]" office:value-type="float" office:value="1499.28474780468" calcext:value-type="float">
            <text:p>1499.285</text:p>
          </table:table-cell>
          <table:table-cell/>
          <table:table-cell table:style-name="ce106" office:value-type="string" calcext:value-type="string">
            <text:p>alpha</text:p>
          </table:table-cell>
          <table:table-cell table:style-name="ce138" table:formula="of:=2*PI()/[.G3]" office:value-type="float" office:value="0.149599650170943" calcext:value-type="float">
            <text:p>0.1496</text:p>
          </table:table-cell>
          <table:table-cell table:number-columns-repeated="2"/>
          <table:table-cell table:style-name="ce106" office:value-type="string" calcext:value-type="string">
            <text:p>lambda_z^+</text:p>
          </table:table-cell>
          <table:table-cell table:style-name="ce119" office:value-type="float" office:value="800" calcext:value-type="float">
            <text:p>800</text:p>
          </table:table-cell>
          <table:table-cell table:number-columns-repeated="6"/>
          <table:table-cell table:style-name="ce97"/>
          <table:table-cell/>
          <table:table-cell table:style-name="ce106" office:value-type="string" calcext:value-type="string">
            <text:p>Statistics</text:p>
          </table:table-cell>
          <table:table-cell table:style-name="ce119" office:value-type="float" office:value="800" calcext:value-type="float">
            <text:p>800</text:p>
          </table:table-cell>
          <table:table-cell table:number-columns-repeated="1003"/>
        </table:table-row>
        <table:table-row table:style-name="ro4">
          <table:table-cell table:number-columns-repeated="5"/>
          <table:table-cell table:style-name="ce106" office:value-type="string" calcext:value-type="string">
            <text:p>m</text:p>
          </table:table-cell>
          <table:table-cell table:style-name="ce119" office:value-type="float" office:value="1" calcext:value-type="float">
            <text:p>1</text:p>
          </table:table-cell>
          <table:table-cell table:number-columns-repeated="2"/>
          <table:table-cell table:style-name="ce106" office:value-type="string" calcext:value-type="string">
            <text:p>lambda_theta/R</text:p>
          </table:table-cell>
          <table:table-cell table:style-name="ce143" table:formula="of:=[.K6]/[.D4]" office:value-type="float" office:value="0.086708012063987" calcext:value-type="float">
            <text:p>0.09</text:p>
          </table:table-cell>
          <table:table-cell/>
          <table:table-cell table:style-name="ce148" office:value-type="string" calcext:value-type="string" table:number-columns-spanned="2" table:number-rows-spanned="1">
            <text:p>DOF/Arrays</text:p>
          </table:table-cell>
          <table:covered-table-cell table:style-name="ce163"/>
          <table:table-cell table:style-name="ce97"/>
          <table:table-cell table:number-columns-repeated="2"/>
          <table:table-cell table:style-name="ce97"/>
          <table:table-cell/>
          <table:table-cell table:style-name="ce106" office:value-type="string" calcext:value-type="string">
            <text:p>Different C_s</text:p>
          </table:table-cell>
          <table:table-cell table:style-name="ce119" office:value-type="float" office:value="5" calcext:value-type="float">
            <text:p>5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227" office:value-type="string" calcext:value-type="string" table:number-columns-spanned="2" table:number-rows-spanned="1">
            <text:p>Grid spacing</text:p>
          </table:table-cell>
          <table:covered-table-cell table:style-name="ce237"/>
          <table:table-cell/>
          <table:table-cell table:style-name="ce109" office:value-type="string" calcext:value-type="string">
            <text:p>2pi*R/m</text:p>
          </table:table-cell>
          <table:table-cell table:style-name="ce139" table:formula="of:=2*PI()/[.G5]" office:value-type="float" office:value="6.28318530717959" calcext:value-type="float">
            <text:p>6.283185</text:p>
          </table:table-cell>
          <table:table-cell table:number-columns-repeated="2"/>
          <table:table-cell table:style-name="ce106" office:value-type="string" calcext:value-type="string">
            <text:p>lambda_theta^+</text:p>
          </table:table-cell>
          <table:table-cell table:style-name="ce119" office:value-type="float" office:value="130" calcext:value-type="float">
            <text:p>130</text:p>
          </table:table-cell>
          <table:table-cell/>
          <table:table-cell table:style-name="ce149" office:value-type="float" office:value="3" calcext:value-type="float">
            <text:p>3</text:p>
          </table:table-cell>
          <table:table-cell table:style-name="ce164" office:value-type="string" calcext:value-type="string">
            <text:p>Fields (u,v,w)</text:p>
          </table:table-cell>
          <table:table-cell table:style-name="ce97"/>
          <table:table-cell table:number-columns-repeated="4"/>
          <table:table-cell table:style-name="ce105" office:value-type="string" calcext:value-type="string">
            <text:p>Total</text:p>
          </table:table-cell>
          <table:table-cell table:style-name="ce195" table:formula="of:=[.U5]*SUM([.U3:.U4])" office:value-type="float" office:value="5000" calcext:value-type="float">
            <text:p>5000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228" office:value-type="string" calcext:value-type="string">
            <text:p>h/R</text:p>
          </table:table-cell>
          <table:table-cell table:style-name="ce238" table:formula="of:=[$Kolmogorov.$Q26]" office:value-type="float" office:value="0.00519272297760011" calcext:value-type="float">
            <text:p>0.005</text:p>
          </table:table-cell>
          <table:table-cell table:number-columns-repeated="5"/>
          <table:table-cell table:style-name="ce109" office:value-type="string" calcext:value-type="string">
            <text:p>z/theta</text:p>
          </table:table-cell>
          <table:table-cell table:style-name="ce144" table:formula="of:=[.K4]/[.K6]" office:value-type="float" office:value="6.15384615384615" calcext:value-type="float">
            <text:p>6.15</text:p>
          </table:table-cell>
          <table:table-cell/>
          <table:table-cell table:style-name="ce149" table:formula="of:=64/8" office:value-type="float" office:value="8" calcext:value-type="float">
            <text:p>8</text:p>
          </table:table-cell>
          <table:table-cell table:style-name="ce164" office:value-type="string" calcext:value-type="string">
            <text:p>Byte/Double</text:p>
          </table:table-cell>
          <table:table-cell table:style-name="ce97"/>
          <table:table-cell table:number-columns-repeated="1009"/>
        </table:table-row>
        <table:table-row table:style-name="ro4">
          <table:table-cell table:number-columns-repeated="2"/>
          <table:table-cell table:style-name="ce229" office:value-type="string" calcext:value-type="string">
            <text:p>h^+</text:p>
          </table:table-cell>
          <table:table-cell table:style-name="ce124" table:formula="of:=[$Kolmogorov.$P26]" office:value-type="float" office:value="7.78537035989076" calcext:value-type="float">
            <text:p>7.785</text:p>
          </table:table-cell>
          <table:table-cell table:number-columns-repeated="8"/>
          <table:table-cell table:style-name="ce150" office:value-type="float" office:value="2" calcext:value-type="float">
            <text:p>2</text:p>
          </table:table-cell>
          <table:table-cell table:style-name="ce165" office:value-type="string" calcext:value-type="string">
            <text:p>Real &amp; Imag</text:p>
          </table:table-cell>
          <table:table-cell table:style-name="ce97"/>
          <table:table-cell table:number-columns-repeated="1009"/>
        </table:table-row>
        <table:table-row table:style-name="ro4">
          <table:table-cell table:number-columns-repeated="2"/>
          <table:table-cell table:style-name="ce230"/>
          <table:table-cell table:style-name="ce125"/>
          <table:table-cell table:number-columns-repeated="1020"/>
        </table:table-row>
        <table:table-row table:style-name="ro4">
          <table:table-cell table:number-columns-repeated="2"/>
          <table:table-cell table:style-name="ce231" office:value-type="string" calcext:value-type="string" table:number-columns-spanned="2" table:number-rows-spanned="1">
            <text:p>axial (z)</text:p>
          </table:table-cell>
          <table:covered-table-cell/>
          <table:table-cell/>
          <table:table-cell table:style-name="ce111" office:value-type="string" calcext:value-type="string" table:number-columns-spanned="2" table:number-rows-spanned="1">
            <text:p>azimuthal (theta)</text:p>
          </table:table-cell>
          <table:covered-table-cell/>
          <table:table-cell/>
          <table:table-cell table:style-name="ce111" office:value-type="string" calcext:value-type="string" table:number-columns-spanned="3" table:number-rows-spanned="1">
            <text:p>radial (r)</text:p>
          </table:table-cell>
          <table:covered-table-cell table:number-columns-repeated="2"/>
          <table:table-cell/>
          <table:table-cell table:style-name="ce111" office:value-type="string" calcext:value-type="string" table:number-columns-spanned="4" table:number-rows-spanned="1">
            <text:p>DOF (Modes/Points)</text:p>
          </table:table-cell>
          <table:covered-table-cell table:style-name="ce166"/>
          <table:covered-table-cell table:style-name="ce160"/>
          <table:covered-table-cell/>
          <table:table-cell table:style-name="ce179" office:value-type="string" calcext:value-type="string">
            <text:p>Array size</text:p>
          </table:table-cell>
          <table:table-cell table:style-name="ce248" office:value-type="string" calcext:value-type="string">
            <text:p>File size</text:p>
          </table:table-cell>
          <table:table-cell/>
          <table:table-cell office:value-type="string" calcext:value-type="string">
            <text:p>Delta_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h_cores/step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WCT/Problem</text:p>
          </table:table-cell>
          <table:table-cell office:value-type="string" calcext:value-type="string">
            <text:p>h_core/Problem</text:p>
          </table:table-cell>
          <table:table-cell table:number-columns-repeated="999"/>
        </table:table-row>
        <table:table-row table:style-name="ro4">
          <table:table-cell table:style-name="ce98"/>
          <table:table-cell table:style-name="ce219"/>
          <table:table-cell table:style-name="ce232" office:value-type="string" calcext:value-type="string">
            <text:p>K</text:p>
          </table:table-cell>
          <table:table-cell table:style-name="ce183" office:value-type="string" calcext:value-type="string">
            <text:p>Delta_z^+</text:p>
          </table:table-cell>
          <table:table-cell table:style-name="ce98"/>
          <table:table-cell table:style-name="ce98" office:value-type="string" calcext:value-type="string">
            <text:p>M</text:p>
          </table:table-cell>
          <table:table-cell table:style-name="ce98" office:value-type="string" calcext:value-type="string">
            <text:p>Delta_theta*R^+</text:p>
          </table:table-cell>
          <table:table-cell table:style-name="ce98"/>
          <table:table-cell table:style-name="ce98" office:value-type="string" calcext:value-type="string">
            <text:p>N</text:p>
          </table:table-cell>
          <table:table-cell table:style-name="ce98" office:value-type="string" calcext:value-type="string">
            <text:p>Delta_r^+|c</text:p>
          </table:table-cell>
          <table:table-cell table:style-name="ce98" office:value-type="string" calcext:value-type="string">
            <text:p>Delta_r^+|w</text:p>
          </table:table-cell>
          <table:table-cell table:style-name="ce98"/>
          <table:table-cell table:style-name="ce151" office:value-type="string" calcext:value-type="string">
            <text:p>H</text:p>
          </table:table-cell>
          <table:table-cell table:style-name="ce151" office:value-type="string" calcext:value-type="string">
            <text:p>K x M x N</text:p>
          </table:table-cell>
          <table:table-cell table:style-name="ce151" office:value-type="string" calcext:value-type="string">
            <text:p>Total</text:p>
          </table:table-cell>
          <table:table-cell table:style-name="ce175" office:value-type="string" calcext:value-type="string">
            <text:p>Factor</text:p>
          </table:table-cell>
          <table:table-cell table:number-columns-repeated="2" table:style-name="ce183" office:value-type="string" calcext:value-type="string">
            <text:p>[GB]</text:p>
          </table:table-cell>
          <table:table-cell/>
          <table:table-cell table:style-name="ce196"/>
          <table:table-cell table:style-name="ce98"/>
          <table:table-cell table:style-name="ce98" office:value-type="string" calcext:value-type="string">
            <text:p>[s]</text:p>
          </table:table-cell>
          <table:table-cell table:style-name="ce98" office:value-type="string" calcext:value-type="string">
            <text:p>[-]</text:p>
          </table:table-cell>
          <table:table-cell table:style-name="ce98" office:value-type="string" calcext:value-type="string">
            <text:p>[days]</text:p>
          </table:table-cell>
          <table:table-cell table:style-name="ce98" office:value-type="string" calcext:value-type="string">
            <text:p>[h]</text:p>
          </table:table-cell>
          <table:table-cell table:style-name="ce98" table:number-columns-repeated="994"/>
          <table:table-cell table:style-name="ce198" table:number-columns-repeated="5"/>
        </table:table-row>
        <table:table-row table:style-name="ro4">
          <table:table-cell table:style-name="ce99"/>
          <table:table-cell table:style-name="ce220" office:value-type="string" calcext:value-type="string">
            <text:p>DNS</text:p>
          </table:table-cell>
          <table:table-cell table:style-name="ce233"/>
          <table:table-cell table:style-name="ce239" office:value-type="string" calcext:value-type="string" table:number-columns-spanned="15" table:number-rows-spanned="1">
            <text:p>Based on mean Kolmogorov scale estimates</text:p>
          </table:table-cell>
          <table:covered-table-cell table:number-columns-repeated="8" table:style-name="ce112"/>
          <table:covered-table-cell table:style-name="ce152"/>
          <table:covered-table-cell table:style-name="ce167"/>
          <table:covered-table-cell table:style-name="ce152"/>
          <table:covered-table-cell table:number-columns-repeated="2" table:style-name="ce176"/>
          <table:covered-table-cell table:style-name="ce187"/>
          <table:table-cell table:number-columns-repeated="2"/>
          <table:table-cell table:style-name="ce99" table:number-columns-repeated="999"/>
          <table:table-cell table:number-columns-repeated="5"/>
        </table:table-row>
        <table:table-row table:style-name="ro4">
          <table:table-cell table:style-name="ce100"/>
          <table:table-cell table:style-name="ce221" office:value-type="string" calcext:value-type="string">
            <text:p>Estimate</text:p>
          </table:table-cell>
          <table:table-cell table:style-name="ce234" table:formula="of:=[.$G$3]*[.$D$4]/[.$D13]/2" office:value-type="float" office:value="4044.12099212453" calcext:value-type="float">
            <text:p>4044.1</text:p>
          </table:table-cell>
          <table:table-cell table:style-name="ce240" table:formula="of:=[.$D$8]" office:value-type="float" office:value="7.78537035989076" calcext:value-type="float">
            <text:p>7.785</text:p>
          </table:table-cell>
          <table:table-cell table:style-name="ce136"/>
          <table:table-cell table:style-name="ce113" table:formula="of:=[.$G$6]*[.$D$4]/[.$G13]/2" office:value-type="float" office:value="604.999085670795" calcext:value-type="float">
            <text:p>605</text:p>
          </table:table-cell>
          <table:table-cell table:style-name="ce127" table:formula="of:=[.$D$8]" office:value-type="float" office:value="7.78537035989076" calcext:value-type="float">
            <text:p>7.79</text:p>
          </table:table-cell>
          <table:table-cell table:style-name="ce136" table:number-columns-repeated="2"/>
          <table:table-cell table:style-name="ce127" table:formula="of:=[.$D$8]" office:value-type="float" office:value="7.78537035989076" calcext:value-type="float">
            <text:p>7.79</text:p>
          </table:table-cell>
          <table:table-cell table:style-name="ce127" office:value-type="float" office:value="0.37" calcext:value-type="float">
            <text:p>0.37</text:p>
          </table:table-cell>
          <table:table-cell table:style-name="ce136"/>
          <table:table-cell table:style-name="ce153"/>
          <table:table-cell table:style-name="ce168"/>
          <table:table-cell table:style-name="ce153"/>
          <table:table-cell table:style-name="ce113" table:number-columns-repeated="2"/>
          <table:table-cell table:style-name="ce188"/>
          <table:table-cell/>
          <table:table-cell table:style-name="ce197"/>
          <table:table-cell table:style-name="ce100" table:number-columns-repeated="999"/>
          <table:table-cell table:number-columns-repeated="5"/>
        </table:table-row>
        <table:table-row table:style-name="ro4">
          <table:table-cell table:style-name="ce99"/>
          <table:table-cell table:style-name="ce222" office:value-type="string" calcext:value-type="string">
            <text:p>pipe0018</text:p>
          </table:table-cell>
          <table:table-cell table:style-name="ce235" table:formula="of:=4096+64+32+8" office:value-type="float" office:value="4200" calcext:value-type="float">
            <text:p>4200.0</text:p>
          </table:table-cell>
          <table:table-cell table:style-name="ce241" table:formula="of:=[.$G$3]*[.$D$4]/(2*[.C14])" office:value-type="float" office:value="7.4964237390234" calcext:value-type="float">
            <text:p>7.496</text:p>
          </table:table-cell>
          <table:table-cell table:style-name="ce107"/>
          <table:table-cell table:style-name="ce107" office:value-type="float" office:value="1024" calcext:value-type="float">
            <text:p>1024</text:p>
          </table:table-cell>
          <table:table-cell table:style-name="ce128" table:formula="of:=[.$G$6]*[.$D$4]/(2*[.F14])" office:value-type="float" office:value="4.5997479974047" calcext:value-type="float">
            <text:p>4.60</text:p>
          </table:table-cell>
          <table:table-cell table:style-name="ce107"/>
          <table:table-cell table:style-name="ce107" table:formula="of:=256+128+64" office:value-type="float" office:value="448" calcext:value-type="float">
            <text:p>448</text:p>
          </table:table-cell>
          <table:table-cell table:style-name="ce128" office:value-type="float" office:value="7.74170093031882" calcext:value-type="float">
            <text:p>7.74</text:p>
          </table:table-cell>
          <table:table-cell table:style-name="ce128" office:value-type="float" office:value="0.32326867638266" calcext:value-type="float">
            <text:p>0.32</text:p>
          </table:table-cell>
          <table:table-cell table:style-name="ce107"/>
          <table:table-cell table:style-name="ce154" table:formula="of:=2*[.C14]*[.F14]-[.C14]-[.F14]+1" office:value-type="float" office:value="8596377" calcext:value-type="float">
            <text:p>8.6E+6</text:p>
          </table:table-cell>
          <table:table-cell table:style-name="ce169" table:formula="of:=[.C14]*[.F14]*[.I14]" office:value-type="float" office:value="1926758400" calcext:value-type="float">
            <text:p>1.9E+9</text:p>
          </table:table-cell>
          <table:table-cell table:style-name="ce154" table:formula="of:=[.M14]*[.I14]*[.$M$8]" office:value-type="float" office:value="7702353792" calcext:value-type="float">
            <text:p>7.7E+9</text:p>
          </table:table-cell>
          <table:table-cell table:style-name="ce177" table:formula="of:=[.$O$14]/[.O14]" office:value-type="float" office:value="1" calcext:value-type="float">
            <text:p>1</text:p>
          </table:table-cell>
          <table:table-cell table:style-name="ce246" table:formula="of:=[.$O14]*[.$M$7]/1000000000" office:value-type="float" office:value="61.618830336" calcext:value-type="float">
            <text:p>61.6</text:p>
          </table:table-cell>
          <table:table-cell table:style-name="ce189" table:formula="of:=[.$O14]*[.$M$6]*[.$M$7]/1000000000" office:value-type="float" office:value="184.856491008" calcext:value-type="float">
            <text:p>185</text:p>
          </table:table-cell>
          <table:table-cell table:number-columns-repeated="2"/>
          <table:table-cell table:style-name="ce99" table:number-columns-repeated="999"/>
          <table:table-cell table:number-columns-repeated="5"/>
        </table:table-row>
        <table:table-row table:style-name="ro4">
          <table:table-cell table:style-name="ce101"/>
          <table:table-cell table:style-name="ce223" office:value-type="string" calcext:value-type="string">
            <text:p>points/cores/node</text:p>
          </table:table-cell>
          <table:table-cell table:style-name="ce114" table:formula="of:=[.C14]/[.$N$3]" office:value-type="float" office:value="262.5" calcext:value-type="float">
            <text:p>262.5</text:p>
          </table:table-cell>
          <table:table-cell table:style-name="ce242"/>
          <table:table-cell table:style-name="ce137"/>
          <table:table-cell table:style-name="ce114" table:formula="of:=[.F14]/[.$N$3]" office:value-type="float" office:value="64" calcext:value-type="float">
            <text:p>64.0</text:p>
          </table:table-cell>
          <table:table-cell table:style-name="ce114"/>
          <table:table-cell table:style-name="ce137"/>
          <table:table-cell table:style-name="ce114" table:formula="of:=[.I14]/[.$N$3]" office:value-type="float" office:value="28" calcext:value-type="float">
            <text:p>28.0</text:p>
          </table:table-cell>
          <table:table-cell table:style-name="ce132" table:number-columns-repeated="2"/>
          <table:table-cell table:style-name="ce137"/>
          <table:table-cell table:style-name="ce155"/>
          <table:table-cell table:style-name="ce170"/>
          <table:table-cell table:style-name="ce155"/>
          <table:table-cell table:style-name="ce178"/>
          <table:table-cell table:style-name="ce114"/>
          <table:table-cell table:style-name="ce190"/>
          <table:table-cell table:number-columns-repeated="2"/>
          <table:table-cell table:style-name="ce101" table:number-columns-repeated="999"/>
          <table:table-cell table:number-columns-repeated="5"/>
        </table:table-row>
        <table:table-row table:style-name="ro4">
          <table:table-cell table:style-name="ce99"/>
          <table:table-cell table:style-name="ce224"/>
          <table:table-cell table:style-name="ce129"/>
          <table:table-cell table:style-name="ce243"/>
          <table:table-cell table:style-name="ce99" table:number-columns-repeated="2"/>
          <table:table-cell table:style-name="ce129"/>
          <table:table-cell table:style-name="ce99" table:number-columns-repeated="2"/>
          <table:table-cell table:style-name="ce134" table:number-columns-repeated="2"/>
          <table:table-cell table:style-name="ce99"/>
          <table:table-cell table:style-name="ce154"/>
          <table:table-cell table:style-name="ce171"/>
          <table:table-cell table:style-name="ce154"/>
          <table:table-cell table:style-name="ce179"/>
          <table:table-cell table:style-name="ce129"/>
          <table:table-cell table:style-name="ce191"/>
          <table:table-cell table:number-columns-repeated="2"/>
          <table:table-cell table:style-name="ce99" table:number-columns-repeated="999"/>
          <table:table-cell table:number-columns-repeated="5"/>
        </table:table-row>
        <table:table-row table:style-name="ro4">
          <table:table-cell/>
          <table:table-cell table:style-name="ce220" office:value-type="string" calcext:value-type="string">
            <text:p>LES1</text:p>
          </table:table-cell>
          <table:table-cell table:style-name="ce140" office:value-type="float" office:value="2" calcext:value-type="float">
            <text:p>2.0</text:p>
          </table:table-cell>
          <table:table-cell table:style-name="ce244" office:value-type="string" calcext:value-type="string" table:number-columns-spanned="15" table:number-rows-spanned="1">
            <text:p>times coarser than DNS</text:p>
          </table:table-cell>
          <table:covered-table-cell table:number-columns-repeated="2" table:style-name="ce115"/>
          <table:covered-table-cell table:style-name="ce140"/>
          <table:covered-table-cell table:number-columns-repeated="2" table:style-name="ce115"/>
          <table:covered-table-cell table:number-columns-repeated="2" table:style-name="ce141"/>
          <table:covered-table-cell table:style-name="ce115"/>
          <table:covered-table-cell table:style-name="ce156"/>
          <table:covered-table-cell table:style-name="ce172"/>
          <table:covered-table-cell table:style-name="ce156"/>
          <table:covered-table-cell table:style-name="ce180"/>
          <table:covered-table-cell table:style-name="ce140"/>
          <table:covered-table-cell table:style-name="ce187"/>
          <table:table-cell table:number-columns-repeated="1006"/>
        </table:table-row>
        <table:table-row table:style-name="ro4">
          <table:table-cell/>
          <table:table-cell table:style-name="ce225" office:value-type="string" calcext:value-type="string">
            <text:p>Estimate</text:p>
          </table:table-cell>
          <table:table-cell table:formula="of:=[.$G$3]*[.$D$4]/(2*[.$D$18])" office:value-type="float" office:value="2100" calcext:value-type="float">
            <text:p>2100.0</text:p>
          </table:table-cell>
          <table:table-cell table:formula="of:=[.$D14]*[.$C17]" office:value-type="float" office:value="14.9928474780468" calcext:value-type="float">
            <text:p>14.993</text:p>
          </table:table-cell>
          <table:table-cell/>
          <table:table-cell table:style-name="ce116" table:formula="of:=[.$G$6]*[.$D$4]/(2*[.G18])" office:value-type="float" office:value="512" calcext:value-type="float">
            <text:p>512</text:p>
          </table:table-cell>
          <table:table-cell table:style-name="ce131" table:formula="of:=[.$G14]*[.$C17]" office:value-type="float" office:value="9.1994959948094" calcext:value-type="float">
            <text:p>9.20</text:p>
          </table:table-cell>
          <table:table-cell table:number-columns-repeated="2"/>
          <table:table-cell table:style-name="ce131" table:formula="of:=[.$J14]*[.$C17]" office:value-type="float" office:value="15.4834018606376" calcext:value-type="float">
            <text:p>15.48</text:p>
          </table:table-cell>
          <table:table-cell table:style-name="ce131" table:formula="of:=[.$K14]*[.$C17]" office:value-type="float" office:value="0.64653735276532" calcext:value-type="float">
            <text:p>0.65</text:p>
          </table:table-cell>
          <table:table-cell/>
          <table:table-cell table:style-name="ce157"/>
          <table:table-cell table:number-columns-repeated="2"/>
          <table:table-cell table:style-name="ce181"/>
          <table:table-cell table:style-name="ce230"/>
          <table:table-cell table:style-name="ce192"/>
          <table:table-cell table:number-columns-repeated="1006"/>
        </table:table-row>
        <table:table-row table:style-name="ro4">
          <table:table-cell table:style-name="ce99"/>
          <table:table-cell table:style-name="ce222" office:value-type="string" calcext:value-type="string">
            <text:p>pipe0019</text:p>
          </table:table-cell>
          <table:table-cell table:style-name="ce235" table:formula="of:=2048" office:value-type="float" office:value="2048" calcext:value-type="float">
            <text:p>2048.0</text:p>
          </table:table-cell>
          <table:table-cell table:style-name="ce241" table:formula="of:=[.$G$3]*[.$D$4]/(2*[.C19])" office:value-type="float" office:value="15.3735252460441" calcext:value-type="float">
            <text:p>15.374</text:p>
          </table:table-cell>
          <table:table-cell table:style-name="ce107"/>
          <table:table-cell table:style-name="ce107" table:formula="of:=256+64" office:value-type="float" office:value="320" calcext:value-type="float">
            <text:p>320</text:p>
          </table:table-cell>
          <table:table-cell table:style-name="ce128" table:formula="of:=[.$G$6]*[.$D$4]/(2*[.F19])" office:value-type="float" office:value="14.719193591695" calcext:value-type="float">
            <text:p>14.72</text:p>
          </table:table-cell>
          <table:table-cell table:style-name="ce107"/>
          <table:table-cell table:style-name="ce107" table:formula="of:=256" office:value-type="float" office:value="256" calcext:value-type="float">
            <text:p>256</text:p>
          </table:table-cell>
          <table:table-cell table:style-name="ce128" office:value-type="float" office:value="13.0179452804214" calcext:value-type="float">
            <text:p>13.02</text:p>
          </table:table-cell>
          <table:table-cell table:style-name="ce128" office:value-type="float" office:value="0.671422395997712" calcext:value-type="float">
            <text:p>0.67</text:p>
          </table:table-cell>
          <table:table-cell table:style-name="ce107"/>
          <table:table-cell table:style-name="ce154" table:formula="of:=2*[.C19]*[.F19]-[.C19]-[.F19]+1" office:value-type="float" office:value="1308353" calcext:value-type="float">
            <text:p>1.3E+6</text:p>
          </table:table-cell>
          <table:table-cell table:style-name="ce169" table:formula="of:=[.C19]*[.F19]*[.I19]" office:value-type="float" office:value="167772160" calcext:value-type="float">
            <text:p>1.7E+8</text:p>
          </table:table-cell>
          <table:table-cell table:style-name="ce154" table:formula="of:=[.M19]*[.I19]*[.$M$8]" office:value-type="float" office:value="669876736" calcext:value-type="float">
            <text:p>6.7E+8</text:p>
          </table:table-cell>
          <table:table-cell table:style-name="ce177" table:formula="of:=[.$O$14]/[.O19]" office:value-type="float" office:value="11.4981658237494" calcext:value-type="float">
            <text:p>11</text:p>
          </table:table-cell>
          <table:table-cell table:style-name="ce246" table:formula="of:=[.$O19]*[.$M$7]/1000000000" office:value-type="float" office:value="5.359013888" calcext:value-type="float">
            <text:p>5.4</text:p>
          </table:table-cell>
          <table:table-cell table:style-name="ce189" table:formula="of:=[.$O19]*[.$M$6]*[.$M$7]/1000000000" office:value-type="float" office:value="16.077041664" calcext:value-type="float">
            <text:p>16</text:p>
          </table:table-cell>
          <table:table-cell/>
          <table:table-cell table:style-name="ce97"/>
          <table:table-cell table:style-name="ce99" table:number-columns-repeated="999"/>
          <table:table-cell table:number-columns-repeated="5"/>
        </table:table-row>
        <table:table-row table:style-name="ro4">
          <table:table-cell table:style-name="ce101"/>
          <table:table-cell table:style-name="ce223" office:value-type="string" calcext:value-type="string">
            <text:p>points/cores/node</text:p>
          </table:table-cell>
          <table:table-cell table:style-name="ce114" table:formula="of:=[.C19]/[.$N$3]" office:value-type="float" office:value="128" calcext:value-type="float">
            <text:p>128.0</text:p>
          </table:table-cell>
          <table:table-cell table:style-name="ce242"/>
          <table:table-cell table:style-name="ce137"/>
          <table:table-cell table:style-name="ce114" table:formula="of:=[.F19]/[.$N$3]" office:value-type="float" office:value="20" calcext:value-type="float">
            <text:p>20.0</text:p>
          </table:table-cell>
          <table:table-cell table:style-name="ce132"/>
          <table:table-cell table:style-name="ce137"/>
          <table:table-cell table:style-name="ce114" table:formula="of:=[.I19]/[.$N$3]" office:value-type="float" office:value="16" calcext:value-type="float">
            <text:p>16.0</text:p>
          </table:table-cell>
          <table:table-cell table:style-name="ce114"/>
          <table:table-cell table:style-name="ce132"/>
          <table:table-cell table:style-name="ce137"/>
          <table:table-cell table:style-name="ce155"/>
          <table:table-cell table:style-name="ce170"/>
          <table:table-cell table:style-name="ce155"/>
          <table:table-cell table:style-name="ce178"/>
          <table:table-cell table:style-name="ce114"/>
          <table:table-cell table:style-name="ce190"/>
          <table:table-cell/>
          <table:table-cell table:style-name="ce97"/>
          <table:table-cell table:style-name="ce101" table:number-columns-repeated="999"/>
          <table:table-cell table:number-columns-repeated="5"/>
        </table:table-row>
        <table:table-row table:style-name="ro4">
          <table:table-cell table:style-name="ce99"/>
          <table:table-cell table:style-name="ce224"/>
          <table:table-cell table:style-name="ce129"/>
          <table:table-cell table:style-name="ce243"/>
          <table:table-cell table:style-name="ce99" table:number-columns-repeated="2"/>
          <table:table-cell table:style-name="ce134"/>
          <table:table-cell table:style-name="ce99" table:number-columns-repeated="3"/>
          <table:table-cell table:style-name="ce134"/>
          <table:table-cell table:style-name="ce99"/>
          <table:table-cell table:style-name="ce154"/>
          <table:table-cell table:style-name="ce171"/>
          <table:table-cell table:style-name="ce154"/>
          <table:table-cell table:style-name="ce179"/>
          <table:table-cell table:style-name="ce129"/>
          <table:table-cell table:style-name="ce191"/>
          <table:table-cell/>
          <table:table-cell table:style-name="ce97"/>
          <table:table-cell table:style-name="ce99" table:number-columns-repeated="999"/>
          <table:table-cell table:number-columns-repeated="5"/>
        </table:table-row>
        <table:table-row table:style-name="ro4">
          <table:table-cell table:style-name="ce99"/>
          <table:table-cell table:style-name="ce220" office:value-type="string" calcext:value-type="string">
            <text:p>LES2</text:p>
          </table:table-cell>
          <table:table-cell table:style-name="ce140"/>
          <table:table-cell table:style-name="ce244" office:value-type="string" calcext:value-type="string" table:number-columns-spanned="15" table:number-rows-spanned="1">
            <text:p>Lower bound of recommendations by Piomelly 1997 (50-100, 15-45, and &lt;1)</text:p>
          </table:table-cell>
          <table:covered-table-cell table:number-columns-repeated="2" table:style-name="ce115"/>
          <table:covered-table-cell table:style-name="ce141"/>
          <table:covered-table-cell table:number-columns-repeated="3" table:style-name="ce115"/>
          <table:covered-table-cell table:style-name="ce141"/>
          <table:covered-table-cell table:style-name="ce115"/>
          <table:covered-table-cell table:style-name="ce152"/>
          <table:covered-table-cell table:style-name="ce172"/>
          <table:covered-table-cell table:style-name="ce152"/>
          <table:covered-table-cell table:style-name="ce180"/>
          <table:covered-table-cell table:style-name="ce140"/>
          <table:covered-table-cell table:style-name="ce187"/>
          <table:table-cell/>
          <table:table-cell table:style-name="ce97"/>
          <table:table-cell table:style-name="ce99" table:number-columns-repeated="999"/>
          <table:table-cell table:number-columns-repeated="5"/>
        </table:table-row>
        <table:table-row table:style-name="ro4">
          <table:table-cell/>
          <table:table-cell table:style-name="ce225" office:value-type="string" calcext:value-type="string">
            <text:p>Estimate</text:p>
          </table:table-cell>
          <table:table-cell table:formula="of:=[.$G$3]*[.$D$4]/(2*[.$D23])" office:value-type="float" office:value="629.699594077966" calcext:value-type="float">
            <text:p>629.7</text:p>
          </table:table-cell>
          <table:table-cell office:value-type="float" office:value="50" calcext:value-type="float">
            <text:p>50.000</text:p>
          </table:table-cell>
          <table:table-cell/>
          <table:table-cell table:style-name="ce116" table:formula="of:=[.$G$6]*[.$D$4]/(2*[.$G23])" office:value-type="float" office:value="314.009463289494" calcext:value-type="float">
            <text:p>314</text:p>
          </table:table-cell>
          <table:table-cell table:style-name="ce131" office:value-type="float" office:value="15" calcext:value-type="float">
            <text:p>15.00</text:p>
          </table:table-cell>
          <table:table-cell table:number-columns-repeated="2"/>
          <table:table-cell table:style-name="ce131" table:formula="of:=[.G23]" office:value-type="float" office:value="15" calcext:value-type="float">
            <text:p>15.00</text:p>
          </table:table-cell>
          <table:table-cell table:style-name="ce131" office:value-type="float" office:value="0.9" calcext:value-type="float">
            <text:p>0.90</text:p>
          </table:table-cell>
          <table:table-cell/>
          <table:table-cell table:style-name="ce157"/>
          <table:table-cell table:number-columns-repeated="2"/>
          <table:table-cell table:style-name="ce181"/>
          <table:table-cell table:style-name="ce230"/>
          <table:table-cell table:style-name="ce192"/>
          <table:table-cell/>
          <table:table-cell table:style-name="ce97"/>
          <table:table-cell table:number-columns-repeated="1004"/>
        </table:table-row>
        <table:table-row table:style-name="ro4">
          <table:table-cell/>
          <table:table-cell table:style-name="ce222" office:value-type="string" calcext:value-type="string">
            <text:p>pipe0021</text:p>
          </table:table-cell>
          <table:table-cell table:style-name="ce235" table:formula="of:=512+128" office:value-type="float" office:value="640" calcext:value-type="float">
            <text:p>640.0</text:p>
          </table:table-cell>
          <table:table-cell table:style-name="ce241" table:formula="of:=[.$G$3]*[.$D$4]/(2*[.C24])" office:value-type="float" office:value="49.1952807873411" calcext:value-type="float">
            <text:p>49.195</text:p>
          </table:table-cell>
          <table:table-cell table:style-name="ce107"/>
          <table:table-cell table:style-name="ce107" table:formula="of:=256+64" office:value-type="float" office:value="320" calcext:value-type="float">
            <text:p>320</text:p>
          </table:table-cell>
          <table:table-cell table:style-name="ce128" table:formula="of:=[.$G$6]*[.$D$4]/(2*[.F24])" office:value-type="float" office:value="14.719193591695" calcext:value-type="float">
            <text:p>14.72</text:p>
          </table:table-cell>
          <table:table-cell table:style-name="ce110"/>
          <table:table-cell table:style-name="ce107" table:formula="of:=256" office:value-type="float" office:value="256" calcext:value-type="float">
            <text:p>256</text:p>
          </table:table-cell>
          <table:table-cell table:style-name="ce128" office:value-type="float" office:value="13.0179452804214" calcext:value-type="float">
            <text:p>13.02</text:p>
          </table:table-cell>
          <table:table-cell table:style-name="ce128" office:value-type="float" office:value="0.671422395997712" calcext:value-type="float">
            <text:p>0.67</text:p>
          </table:table-cell>
          <table:table-cell table:style-name="ce110"/>
          <table:table-cell table:style-name="ce154" table:formula="of:=2*[.C24]*[.F24]-[.C24]-[.F24]+1" office:value-type="float" office:value="408641" calcext:value-type="float">
            <text:p>4.1E+5</text:p>
          </table:table-cell>
          <table:table-cell table:style-name="ce169" table:formula="of:=[.C24]*[.F24]*[.I24]" office:value-type="float" office:value="52428800" calcext:value-type="float">
            <text:p>5.2E+7</text:p>
          </table:table-cell>
          <table:table-cell table:style-name="ce154" table:formula="of:=[.M24]*[.I24]*[.$M$8]" office:value-type="float" office:value="209224192" calcext:value-type="float">
            <text:p>2.1E+8</text:p>
          </table:table-cell>
          <table:table-cell table:style-name="ce177" table:formula="of:=[.$O$14]/[.O24]" office:value-type="float" office:value="36.8138775844812" calcext:value-type="float">
            <text:p>37</text:p>
          </table:table-cell>
          <table:table-cell table:style-name="ce247" table:formula="of:=[.$O24]*[.$M$7]/1000000000" office:value-type="float" office:value="1.673793536" calcext:value-type="float">
            <text:p>1.7</text:p>
          </table:table-cell>
          <table:table-cell table:style-name="ce189" table:formula="of:=[.$O24]*[.$M$6]*[.$M$7]/1000000000" office:value-type="float" office:value="5.021380608" calcext:value-type="float">
            <text:p>5</text:p>
          </table:table-cell>
          <table:table-cell/>
          <table:table-cell table:style-name="ce200"/>
          <table:table-cell/>
          <table:table-cell table:style-name="ce116"/>
          <table:table-cell/>
          <table:table-cell table:style-name="ce121"/>
          <table:table-cell table:style-name="ce160"/>
          <table:table-cell table:number-columns-repeated="999"/>
        </table:table-row>
        <table:table-row table:style-name="ro4">
          <table:table-cell/>
          <table:table-cell table:style-name="ce223" office:value-type="string" calcext:value-type="string">
            <text:p>points/cores/node</text:p>
          </table:table-cell>
          <table:table-cell table:style-name="ce114" table:formula="of:=[.C24]/[.$N$3]" office:value-type="float" office:value="40" calcext:value-type="float">
            <text:p>40.0</text:p>
          </table:table-cell>
          <table:table-cell table:style-name="ce242"/>
          <table:table-cell table:style-name="ce137"/>
          <table:table-cell table:style-name="ce114" table:formula="of:=[.F24]/[.$N$3]" office:value-type="float" office:value="20" calcext:value-type="float">
            <text:p>20.0</text:p>
          </table:table-cell>
          <table:table-cell table:style-name="ce132"/>
          <table:table-cell table:style-name="ce137"/>
          <table:table-cell table:style-name="ce114" table:formula="of:=[.I24]/[.$N$3]" office:value-type="float" office:value="16" calcext:value-type="float">
            <text:p>16.0</text:p>
          </table:table-cell>
          <table:table-cell table:style-name="ce114"/>
          <table:table-cell table:style-name="ce132"/>
          <table:table-cell table:style-name="ce137"/>
          <table:table-cell table:style-name="ce158"/>
          <table:table-cell table:style-name="ce170"/>
          <table:table-cell table:style-name="ce158"/>
          <table:table-cell table:style-name="ce178"/>
          <table:table-cell table:style-name="ce114"/>
          <table:table-cell table:style-name="ce193"/>
          <table:table-cell/>
          <table:table-cell table:style-name="ce97"/>
          <table:table-cell table:number-columns-repeated="1004"/>
        </table:table-row>
        <table:table-row table:style-name="ro4">
          <table:table-cell/>
          <table:table-cell table:style-name="ce226"/>
          <table:table-cell table:style-name="ce235"/>
          <table:table-cell table:style-name="ce241"/>
          <table:table-cell table:style-name="ce107" table:number-columns-repeated="2"/>
          <table:table-cell table:style-name="ce128"/>
          <table:table-cell table:style-name="ce110" table:number-columns-repeated="3"/>
          <table:table-cell table:style-name="ce145"/>
          <table:table-cell table:style-name="ce110"/>
          <table:table-cell table:style-name="ce157"/>
          <table:table-cell table:style-name="ce173"/>
          <table:table-cell/>
          <table:table-cell table:style-name="ce181"/>
          <table:table-cell table:style-name="ce230"/>
          <table:table-cell table:style-name="ce194"/>
          <table:table-cell/>
          <table:table-cell table:style-name="ce97"/>
          <table:table-cell table:number-columns-repeated="1004"/>
        </table:table-row>
        <table:table-row table:style-name="ro4">
          <table:table-cell table:style-name="ce101"/>
          <table:table-cell table:style-name="ce220" office:value-type="string" calcext:value-type="string">
            <text:p>LES3</text:p>
          </table:table-cell>
          <table:table-cell table:style-name="ce236" office:value-type="float" office:value="10" calcext:value-type="float">
            <text:p>10.0</text:p>
          </table:table-cell>
          <table:table-cell table:style-name="ce245" office:value-type="string" calcext:value-type="string" table:number-columns-spanned="7" table:number-rows-spanned="1">
            <text:p>points per streak spacing</text:p>
          </table:table-cell>
          <table:covered-table-cell table:number-columns-repeated="2" table:style-name="ce117"/>
          <table:covered-table-cell table:style-name="ce142"/>
          <table:covered-table-cell table:number-columns-repeated="3" table:style-name="ce117"/>
          <table:table-cell table:style-name="ce142"/>
          <table:table-cell table:style-name="ce117"/>
          <table:table-cell table:style-name="ce159"/>
          <table:table-cell table:style-name="ce174"/>
          <table:table-cell table:style-name="ce159" table:number-columns-repeated="2"/>
          <table:table-cell table:style-name="ce236"/>
          <table:table-cell table:style-name="ce187"/>
          <table:table-cell/>
          <table:table-cell table:style-name="ce97"/>
          <table:table-cell table:style-name="ce101" table:number-columns-repeated="999"/>
          <table:table-cell table:number-columns-repeated="5"/>
        </table:table-row>
        <table:table-row table:style-name="ro4">
          <table:table-cell/>
          <table:table-cell table:style-name="ce225" office:value-type="string" calcext:value-type="string">
            <text:p>Estimate</text:p>
          </table:table-cell>
          <table:table-cell table:formula="of:=[.$G$3]*[.$D$4]/(2*[.D28])" office:value-type="float" office:value="393.562246298729" calcext:value-type="float">
            <text:p>393.6</text:p>
          </table:table-cell>
          <table:table-cell table:formula="of:=[.G28]*[.$K$7]" office:value-type="float" office:value="80" calcext:value-type="float">
            <text:p>80.000</text:p>
          </table:table-cell>
          <table:table-cell/>
          <table:table-cell table:style-name="ce116" table:formula="of:=[.$G$6]*[.$D$4]/(2*[.G28])" office:value-type="float" office:value="362.318611487878" calcext:value-type="float">
            <text:p>362</text:p>
          </table:table-cell>
          <table:table-cell table:style-name="ce131" table:formula="of:=[.$K$6]/[.C27]" office:value-type="float" office:value="13" calcext:value-type="float">
            <text:p>13.00</text:p>
          </table:table-cell>
          <table:table-cell table:number-columns-repeated="2"/>
          <table:table-cell table:style-name="ce131" table:formula="of:=[.G28]" office:value-type="float" office:value="13" calcext:value-type="float">
            <text:p>13.00</text:p>
          </table:table-cell>
          <table:table-cell table:style-name="ce131" office:value-type="float" office:value="0.9" calcext:value-type="float">
            <text:p>0.90</text:p>
          </table:table-cell>
          <table:table-cell/>
          <table:table-cell table:style-name="ce157"/>
          <table:table-cell table:number-columns-repeated="2"/>
          <table:table-cell table:style-name="ce181"/>
          <table:table-cell table:style-name="ce230"/>
          <table:table-cell table:style-name="ce192"/>
          <table:table-cell/>
          <table:table-cell table:style-name="ce97"/>
          <table:table-cell table:number-columns-repeated="1004"/>
        </table:table-row>
        <table:table-row table:style-name="ro4">
          <table:table-cell/>
          <table:table-cell table:style-name="ce222"/>
          <table:table-cell table:style-name="ce129" table:formula="of:=256+128+16" office:value-type="float" office:value="400" calcext:value-type="float">
            <text:p>400.0</text:p>
          </table:table-cell>
          <table:table-cell table:style-name="ce243" table:formula="of:=[.$G$3]*[.$D$4]/(2*[.C29])" office:value-type="float" office:value="78.7124492597457" calcext:value-type="float">
            <text:p>78.712</text:p>
          </table:table-cell>
          <table:table-cell table:style-name="ce99"/>
          <table:table-cell table:style-name="ce99" table:formula="of:=256+128" office:value-type="float" office:value="384" calcext:value-type="float">
            <text:p>384</text:p>
          </table:table-cell>
          <table:table-cell table:style-name="ce134" table:formula="of:=[.$G$6]*[.$D$4]/(2*[.F29])" office:value-type="float" office:value="12.2659946597459" calcext:value-type="float">
            <text:p>12.27</text:p>
          </table:table-cell>
          <table:table-cell/>
          <table:table-cell table:style-name="ce107" table:formula="of:=256" office:value-type="float" office:value="256" calcext:value-type="float">
            <text:p>256</text:p>
          </table:table-cell>
          <table:table-cell table:style-name="ce128" office:value-type="float" office:value="13.0179452804214" calcext:value-type="float">
            <text:p>13.02</text:p>
          </table:table-cell>
          <table:table-cell table:style-name="ce128" office:value-type="float" office:value="0.671422395997712" calcext:value-type="float">
            <text:p>0.67</text:p>
          </table:table-cell>
          <table:table-cell/>
          <table:table-cell table:style-name="ce154" table:formula="of:=2*[.C29]*[.F29]-[.C29]-[.F29]+1" office:value-type="float" office:value="306417" calcext:value-type="float">
            <text:p>3.1E+5</text:p>
          </table:table-cell>
          <table:table-cell table:style-name="ce169" table:formula="of:=[.C29]*[.F29]*[.I29]" office:value-type="float" office:value="39321600" calcext:value-type="float">
            <text:p>3.9E+7</text:p>
          </table:table-cell>
          <table:table-cell table:style-name="ce154" table:formula="of:=[.M29]*[.I29]*[.$M$8]" office:value-type="float" office:value="156885504" calcext:value-type="float">
            <text:p>1.6E+8</text:p>
          </table:table-cell>
          <table:table-cell table:style-name="ce177" table:formula="of:=[.$O$14]/[.O29]" office:value-type="float" office:value="49.0953822731767" calcext:value-type="float">
            <text:p>49</text:p>
          </table:table-cell>
          <table:table-cell table:style-name="ce247" table:formula="of:=[.$O29]*[.$M$7]/1000000000" office:value-type="float" office:value="1.255084032" calcext:value-type="float">
            <text:p>1.3</text:p>
          </table:table-cell>
          <table:table-cell table:style-name="ce189" table:formula="of:=[.$O29]*[.$M$6]*[.$M$7]/1000000000" office:value-type="float" office:value="3.765252096" calcext:value-type="float">
            <text:p>4</text:p>
          </table:table-cell>
          <table:table-cell/>
          <table:table-cell table:style-name="ce200"/>
          <table:table-cell/>
          <table:table-cell table:style-name="ce116"/>
          <table:table-cell/>
          <table:table-cell table:style-name="ce121"/>
          <table:table-cell table:style-name="ce160"/>
          <table:table-cell table:number-columns-repeated="999"/>
        </table:table-row>
        <table:table-row table:style-name="ro4">
          <table:table-cell/>
          <table:table-cell table:style-name="ce223" office:value-type="string" calcext:value-type="string">
            <text:p>points/cores/node</text:p>
          </table:table-cell>
          <table:table-cell table:style-name="ce114" table:formula="of:=[.C29]/[.$N$3]" office:value-type="float" office:value="25" calcext:value-type="float">
            <text:p>25.0</text:p>
          </table:table-cell>
          <table:table-cell table:style-name="ce242"/>
          <table:table-cell table:style-name="ce137"/>
          <table:table-cell table:style-name="ce114" table:formula="of:=[.F29]/[.$N$3]" office:value-type="float" office:value="24" calcext:value-type="float">
            <text:p>24.0</text:p>
          </table:table-cell>
          <table:table-cell table:style-name="ce132"/>
          <table:table-cell table:style-name="ce137"/>
          <table:table-cell table:style-name="ce114" table:formula="of:=[.I29]/[.$N$3]" office:value-type="float" office:value="16" calcext:value-type="float">
            <text:p>16.0</text:p>
          </table:table-cell>
          <table:table-cell table:style-name="ce114"/>
          <table:table-cell table:style-name="ce132"/>
          <table:table-cell table:style-name="ce137"/>
          <table:table-cell table:style-name="ce158"/>
          <table:table-cell table:style-name="ce170"/>
          <table:table-cell table:style-name="ce158"/>
          <table:table-cell table:style-name="ce178"/>
          <table:table-cell table:style-name="ce114"/>
          <table:table-cell table:style-name="ce193"/>
          <table:table-cell/>
          <table:table-cell table:style-name="ce97"/>
          <table:table-cell table:number-columns-repeated="1004"/>
        </table:table-row>
        <table:table-row table:style-name="ro4">
          <table:table-cell/>
          <table:table-cell table:style-name="ce224"/>
          <table:table-cell table:style-name="ce129"/>
          <table:table-cell table:style-name="ce243"/>
          <table:table-cell table:style-name="ce99" table:number-columns-repeated="2"/>
          <table:table-cell table:style-name="ce134"/>
          <table:table-cell table:number-columns-repeated="3"/>
          <table:table-cell table:style-name="ce131"/>
          <table:table-cell/>
          <table:table-cell table:style-name="ce157"/>
          <table:table-cell table:number-columns-repeated="3"/>
          <table:table-cell table:style-name="ce121"/>
          <table:table-cell table:style-name="ce194"/>
          <table:table-cell/>
          <table:table-cell table:style-name="ce97"/>
          <table:table-cell table:number-columns-repeated="1004"/>
        </table:table-row>
        <table:table-row table:style-name="ro4">
          <table:table-cell/>
          <table:table-cell table:style-name="ce220" office:value-type="string" calcext:value-type="string">
            <text:p>LES4</text:p>
          </table:table-cell>
          <table:table-cell table:style-name="ce236" office:value-type="float" office:value="4" calcext:value-type="float">
            <text:p>4.0</text:p>
          </table:table-cell>
          <table:table-cell table:style-name="ce239" office:value-type="string" calcext:value-type="string" table:number-columns-spanned="15" table:number-rows-spanned="1">
            <text:p>points per streak spacing and upper bound of recommendations by Piomelly 1997 (50-100, 15-45, and &lt;1)</text:p>
          </table:table-cell>
          <table:covered-table-cell table:number-columns-repeated="2" table:style-name="ce117"/>
          <table:covered-table-cell table:style-name="ce142"/>
          <table:covered-table-cell table:number-columns-repeated="3" table:style-name="ce115"/>
          <table:covered-table-cell table:style-name="ce141"/>
          <table:covered-table-cell table:style-name="ce115"/>
          <table:covered-table-cell table:style-name="ce156"/>
          <table:covered-table-cell table:style-name="ce172"/>
          <table:covered-table-cell table:style-name="ce156"/>
          <table:covered-table-cell table:style-name="ce180"/>
          <table:covered-table-cell table:style-name="ce140"/>
          <table:covered-table-cell table:style-name="ce187"/>
          <table:table-cell/>
          <table:table-cell table:style-name="ce97"/>
          <table:table-cell table:number-columns-repeated="1004"/>
        </table:table-row>
        <table:table-row table:style-name="ro4">
          <table:table-cell/>
          <table:table-cell table:style-name="ce225" office:value-type="string" calcext:value-type="string">
            <text:p>Estimate</text:p>
          </table:table-cell>
          <table:table-cell table:formula="of:=[.$G$3]*[.$D$4]/(2*[.D33])" office:value-type="float" office:value="314.849797038983" calcext:value-type="float">
            <text:p>314.8</text:p>
          </table:table-cell>
          <table:table-cell office:value-type="float" office:value="100" calcext:value-type="float">
            <text:p>100.000</text:p>
          </table:table-cell>
          <table:table-cell/>
          <table:table-cell table:style-name="ce116" table:formula="of:=[.$G$6]*[.$D$4]/(2*[.G33])" office:value-type="float" office:value="144.927444595151" calcext:value-type="float">
            <text:p>145</text:p>
          </table:table-cell>
          <table:table-cell table:style-name="ce131" table:formula="of:=[.$K$6]/[.C32]" office:value-type="float" office:value="32.5" calcext:value-type="float">
            <text:p>32.50</text:p>
          </table:table-cell>
          <table:table-cell table:number-columns-repeated="2"/>
          <table:table-cell table:style-name="ce131" table:formula="of:=[.G33]" office:value-type="float" office:value="32.5" calcext:value-type="float">
            <text:p>32.50</text:p>
          </table:table-cell>
          <table:table-cell table:style-name="ce131" office:value-type="float" office:value="0.9" calcext:value-type="float">
            <text:p>0.90</text:p>
          </table:table-cell>
          <table:table-cell/>
          <table:table-cell table:style-name="ce157"/>
          <table:table-cell table:number-columns-repeated="2"/>
          <table:table-cell table:style-name="ce181"/>
          <table:table-cell table:style-name="ce230"/>
          <table:table-cell table:style-name="ce192"/>
          <table:table-cell/>
          <table:table-cell table:style-name="ce97"/>
          <table:table-cell table:number-columns-repeated="1004"/>
        </table:table-row>
        <table:table-row table:style-name="ro4">
          <table:table-cell/>
          <table:table-cell table:style-name="ce222" office:value-type="string" calcext:value-type="string">
            <text:p>pipe0020</text:p>
          </table:table-cell>
          <table:table-cell table:style-name="ce235" table:formula="of:=256+64" office:value-type="float" office:value="320" calcext:value-type="float">
            <text:p>320.0</text:p>
          </table:table-cell>
          <table:table-cell table:style-name="ce243" table:formula="of:=[.$G$3]*[.$D$4]/(2*[.C34])" office:value-type="float" office:value="98.3905615746822" calcext:value-type="float">
            <text:p>98.391</text:p>
          </table:table-cell>
          <table:table-cell table:style-name="ce99"/>
          <table:table-cell table:style-name="ce99" table:formula="of:=128+16" office:value-type="float" office:value="144" calcext:value-type="float">
            <text:p>144</text:p>
          </table:table-cell>
          <table:table-cell table:style-name="ce134" table:formula="of:=[.$G$6]*[.$D$4]/(2*[.F34])" office:value-type="float" office:value="32.7093190926556" calcext:value-type="float">
            <text:p>32.71</text:p>
          </table:table-cell>
          <table:table-cell/>
          <table:table-cell table:style-name="ce107" table:formula="of:=256" office:value-type="float" office:value="256" calcext:value-type="float">
            <text:p>256</text:p>
          </table:table-cell>
          <table:table-cell table:style-name="ce128" office:value-type="float" office:value="13.0179452804214" calcext:value-type="float">
            <text:p>13.02</text:p>
          </table:table-cell>
          <table:table-cell table:style-name="ce128" office:value-type="float" office:value="0.671422395997712" calcext:value-type="float">
            <text:p>0.67</text:p>
          </table:table-cell>
          <table:table-cell/>
          <table:table-cell table:style-name="ce154" table:formula="of:=2*[.C34]*[.F34]-[.C34]-[.F34]+1" office:value-type="float" office:value="91697" calcext:value-type="float">
            <text:p>9.2E+4</text:p>
          </table:table-cell>
          <table:table-cell table:style-name="ce169" table:formula="of:=[.C34]*[.F34]*[.I34]" office:value-type="float" office:value="11796480" calcext:value-type="float">
            <text:p>1.2E+7</text:p>
          </table:table-cell>
          <table:table-cell table:style-name="ce154" table:formula="of:=[.M34]*[.I34]*[.$M$8]" office:value-type="float" office:value="46948864" calcext:value-type="float">
            <text:p>4.7E+7</text:p>
          </table:table-cell>
          <table:table-cell table:style-name="ce177" table:formula="of:=[.$O$14]/[.O34]" office:value-type="float" office:value="164.058363414288" calcext:value-type="float">
            <text:p>164</text:p>
          </table:table-cell>
          <table:table-cell table:style-name="ce247" table:formula="of:=[.$O34]*[.$M$7]/1000000000" office:value-type="float" office:value="0.375590912" calcext:value-type="float">
            <text:p>0.4</text:p>
          </table:table-cell>
          <table:table-cell table:style-name="ce189" table:formula="of:=[.$O34]*[.$M$6]*[.$M$7]/1000000000" office:value-type="float" office:value="1.126772736" calcext:value-type="float">
            <text:p>1</text:p>
          </table:table-cell>
          <table:table-cell/>
          <table:table-cell table:style-name="ce200" office:value-type="float" office:value="0.005" calcext:value-type="float">
            <text:p>5.00E-03</text:p>
          </table:table-cell>
          <table:table-cell table:formula="of:=[.$U$6]/[.T34]" office:value-type="float" office:value="1000000" calcext:value-type="float">
            <text:p>1000000</text:p>
          </table:table-cell>
          <table:table-cell table:style-name="ce116" office:value-type="float" office:value="419" calcext:value-type="float">
            <text:p>419</text:p>
          </table:table-cell>
          <table:table-cell office:value-type="float" office:value="1024" calcext:value-type="float">
            <text:p>1024</text:p>
          </table:table-cell>
          <table:table-cell table:style-name="ce121" table:formula="of:=[.V34]/[.W34]*[.U34]/3600/24" office:value-type="float" office:value="4.73587601273148" calcext:value-type="float">
            <text:p>4.7</text:p>
          </table:table-cell>
          <table:table-cell table:style-name="ce160" table:formula="of:=[.V34]*[.U34]/3600" office:value-type="float" office:value="116388.888888889" calcext:value-type="float">
            <text:p>1.2E+5</text:p>
          </table:table-cell>
          <table:table-cell table:number-columns-repeated="999"/>
        </table:table-row>
        <table:table-row table:style-name="ro4">
          <table:table-cell/>
          <table:table-cell table:style-name="ce223" office:value-type="string" calcext:value-type="string">
            <text:p>points/cores/node</text:p>
          </table:table-cell>
          <table:table-cell table:style-name="ce114" table:formula="of:=[.C34]/[.$N$3]" office:value-type="float" office:value="20" calcext:value-type="float">
            <text:p>20.0</text:p>
          </table:table-cell>
          <table:table-cell table:style-name="ce242"/>
          <table:table-cell table:style-name="ce137"/>
          <table:table-cell table:style-name="ce114" table:formula="of:=[.F34]/[.$N$3]" office:value-type="float" office:value="9" calcext:value-type="float">
            <text:p>9.0</text:p>
          </table:table-cell>
          <table:table-cell table:style-name="ce132"/>
          <table:table-cell table:style-name="ce137"/>
          <table:table-cell table:style-name="ce114" table:formula="of:=[.I34]/[.$N$3]" office:value-type="float" office:value="16" calcext:value-type="float">
            <text:p>16.0</text:p>
          </table:table-cell>
          <table:table-cell table:style-name="ce114"/>
          <table:table-cell table:style-name="ce132"/>
          <table:table-cell table:style-name="ce137"/>
          <table:table-cell table:style-name="ce158"/>
          <table:table-cell table:style-name="ce170"/>
          <table:table-cell table:style-name="ce158"/>
          <table:table-cell table:style-name="ce178" table:number-columns-repeated="2"/>
          <table:table-cell table:style-name="ce195"/>
          <table:table-cell/>
          <table:table-cell table:style-name="ce97"/>
          <table:table-cell table:number-columns-repeated="1004"/>
        </table:table-row>
        <table:table-row table:style-name="ro4" table:number-rows-repeated="2">
          <table:table-cell table:number-columns-repeated="10"/>
          <table:table-cell table:style-name="ce131"/>
          <table:table-cell table:number-columns-repeated="8"/>
          <table:table-cell table:style-name="ce97"/>
          <table:table-cell table:number-columns-repeated="1004"/>
        </table:table-row>
        <table:table-row table:style-name="ro4" table:number-rows-repeated="10">
          <table:table-cell table:number-columns-repeated="19"/>
          <table:table-cell table:style-name="ce97"/>
          <table:table-cell table:number-columns-repeated="1004"/>
        </table:table-row>
        <table:table-row table:style-name="ro4">
          <table:table-cell table:number-columns-repeated="2"/>
          <table:table-cell office:value-type="string" calcext:value-type="string">
            <text:p>min</text:p>
          </table:table-cell>
          <table:table-cell table:formula="of:=MIN([.D51:.D499])" office:value-type="float" office:value="0.0169056" calcext:value-type="float">
            <text:p>0.017</text:p>
          </table:table-cell>
          <table:table-cell table:number-columns-repeated="15"/>
          <table:table-cell table:style-name="ce97"/>
          <table:table-cell table:number-columns-repeated="1004"/>
        </table:table-row>
        <table:table-row table:style-name="ro4">
          <table:table-cell table:number-columns-repeated="2"/>
          <table:table-cell office:value-type="string" calcext:value-type="string">
            <text:p>max</text:p>
          </table:table-cell>
          <table:table-cell table:formula="of:=MAX([.D51:.D499])" office:value-type="float" office:value="5.048" calcext:value-type="float">
            <text:p>5.048</text:p>
          </table:table-cell>
          <table:table-cell table:number-columns-repeated="15"/>
          <table:table-cell table:style-name="ce97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y+</text:p>
          </table:table-cell>
          <table:table-cell office:value-type="string" calcext:value-type="string">
            <text:p>\Delta y+</text:p>
          </table:table-cell>
          <table:table-cell table:number-columns-repeated="15"/>
          <table:table-cell table:style-name="ce97"/>
          <table:table-cell table:number-columns-repeated="1004"/>
        </table:table-row>
        <table:table-row table:style-name="ro4">
          <table:table-cell/>
          <table:table-cell office:value-type="float" office:value="0.000252743843822" calcext:value-type="float">
            <text:p>0.00025</text:p>
          </table:table-cell>
          <table:table-cell office:value-type="float" office:value="1498.92" calcext:value-type="float">
            <text:p>1498.9</text:p>
          </table:table-cell>
          <table:table-cell table:number-columns-repeated="16"/>
          <table:table-cell table:style-name="ce97"/>
          <table:table-cell table:number-columns-repeated="1004"/>
        </table:table-row>
        <table:table-row table:style-name="ro4">
          <table:table-cell/>
          <table:table-cell office:value-type="float" office:value="0.000758231531467" calcext:value-type="float">
            <text:p>0.00076</text:p>
          </table:table-cell>
          <table:table-cell office:value-type="float" office:value="1498.16" calcext:value-type="float">
            <text:p>1498.2</text:p>
          </table:table-cell>
          <table:table-cell table:formula="of:=[.C51]-[.C52]" office:value-type="float" office:value="0.759999999999991" calcext:value-type="float">
            <text:p>0.760</text:p>
          </table:table-cell>
          <table:table-cell table:number-columns-repeated="15"/>
          <table:table-cell table:style-name="ce97"/>
          <table:table-cell table:number-columns-repeated="1004"/>
        </table:table-row>
        <table:table-row table:style-name="ro4">
          <table:table-cell/>
          <table:table-cell office:value-type="float" office:value="0.00128600346469" calcext:value-type="float">
            <text:p>0.00129</text:p>
          </table:table-cell>
          <table:table-cell office:value-type="float" office:value="1497.37" calcext:value-type="float">
            <text:p>1497.4</text:p>
          </table:table-cell>
          <table:table-cell table:formula="of:=[.C52]-[.C53]" office:value-type="float" office:value="0.790000000000191" calcext:value-type="float">
            <text:p>0.790</text:p>
          </table:table-cell>
          <table:table-cell table:number-columns-repeated="15"/>
          <table:table-cell table:style-name="ce97"/>
          <table:table-cell table:number-columns-repeated="1004"/>
        </table:table-row>
        <table:table-row table:style-name="ro4">
          <table:table-cell/>
          <table:table-cell office:value-type="float" office:value="0.00183603596255" calcext:value-type="float">
            <text:p>0.00184</text:p>
          </table:table-cell>
          <table:table-cell office:value-type="float" office:value="1496.55" calcext:value-type="float">
            <text:p>1496.6</text:p>
          </table:table-cell>
          <table:table-cell table:formula="of:=[.C53]-[.C54]" office:value-type="float" office:value="0.819999999999936" calcext:value-type="float">
            <text:p>0.820</text:p>
          </table:table-cell>
          <table:table-cell table:number-columns-repeated="15"/>
          <table:table-cell table:style-name="ce97"/>
          <table:table-cell table:number-columns-repeated="1004"/>
        </table:table-row>
        <table:table-row table:style-name="ro4">
          <table:table-cell/>
          <table:table-cell office:value-type="float" office:value="0.00240830434532" calcext:value-type="float">
            <text:p>0.00241</text:p>
          </table:table-cell>
          <table:table-cell office:value-type="float" office:value="1495.69" calcext:value-type="float">
            <text:p>1495.7</text:p>
          </table:table-cell>
          <table:table-cell table:formula="of:=[.C54]-[.C55]" office:value-type="float" office:value="0.8599999999999" calcext:value-type="float">
            <text:p>0.860</text:p>
          </table:table-cell>
          <table:table-cell table:number-columns-repeated="15"/>
          <table:table-cell table:style-name="ce97"/>
          <table:table-cell table:number-columns-repeated="1004"/>
        </table:table-row>
        <table:table-row table:style-name="ro4">
          <table:table-cell/>
          <table:table-cell office:value-type="float" office:value="0.00300278293551" calcext:value-type="float">
            <text:p>0.00300</text:p>
          </table:table-cell>
          <table:table-cell office:value-type="float" office:value="1494.8" calcext:value-type="float">
            <text:p>1494.8</text:p>
          </table:table-cell>
          <table:table-cell table:formula="of:=[.C55]-[.C56]" office:value-type="float" office:value="0.8900000000001" calcext:value-type="float">
            <text:p>0.890</text:p>
          </table:table-cell>
          <table:table-cell table:number-columns-repeated="15"/>
          <table:table-cell table:style-name="ce97"/>
          <table:table-cell table:number-columns-repeated="1004"/>
        </table:table-row>
        <table:table-row table:style-name="ro4">
          <table:table-cell/>
          <table:table-cell office:value-type="float" office:value="0.00361944505909" calcext:value-type="float">
            <text:p>0.00362</text:p>
          </table:table-cell>
          <table:table-cell office:value-type="float" office:value="1493.87" calcext:value-type="float">
            <text:p>1493.9</text:p>
          </table:table-cell>
          <table:table-cell table:formula="of:=[.C56]-[.C57]" office:value-type="float" office:value="0.930000000000064" calcext:value-type="float">
            <text:p>0.930</text:p>
          </table:table-cell>
          <table:table-cell table:number-columns-repeated="15"/>
          <table:table-cell table:style-name="ce97"/>
          <table:table-cell table:number-columns-repeated="1004"/>
        </table:table-row>
        <table:table-row table:style-name="ro4">
          <table:table-cell/>
          <table:table-cell office:value-type="float" office:value="0.00425826304668" calcext:value-type="float">
            <text:p>0.00426</text:p>
          </table:table-cell>
          <table:table-cell office:value-type="float" office:value="1492.92" calcext:value-type="float">
            <text:p>1492.9</text:p>
          </table:table-cell>
          <table:table-cell table:formula="of:=[.C57]-[.C58]" office:value-type="float" office:value="0.949999999999818" calcext:value-type="float">
            <text:p>0.950</text:p>
          </table:table-cell>
          <table:table-cell table:number-columns-repeated="15"/>
          <table:table-cell table:style-name="ce97"/>
          <table:table-cell table:number-columns-repeated="1004"/>
        </table:table-row>
        <table:table-row table:style-name="ro4">
          <table:table-cell/>
          <table:table-cell office:value-type="float" office:value="0.00491920823474" calcext:value-type="float">
            <text:p>0.00492</text:p>
          </table:table-cell>
          <table:table-cell office:value-type="float" office:value="1491.92" calcext:value-type="float">
            <text:p>1491.9</text:p>
          </table:table-cell>
          <table:table-cell table:formula="of:=[.C58]-[.C59]" office:value-type="float" office:value="1" calcext:value-type="float">
            <text:p>1.000</text:p>
          </table:table-cell>
          <table:table-cell table:number-columns-repeated="15"/>
          <table:table-cell table:style-name="ce97"/>
          <table:table-cell table:number-columns-repeated="1004"/>
        </table:table-row>
        <table:table-row table:style-name="ro4">
          <table:table-cell/>
          <table:table-cell office:value-type="float" office:value="0.00560225096691" calcext:value-type="float">
            <text:p>0.00560</text:p>
          </table:table-cell>
          <table:table-cell office:value-type="float" office:value="1490.9" calcext:value-type="float">
            <text:p>1490.9</text:p>
          </table:table-cell>
          <table:table-cell table:formula="of:=[.C59]-[.C60]" office:value-type="float" office:value="1.01999999999998" calcext:value-type="float">
            <text:p>1.020</text:p>
          </table:table-cell>
          <table:table-cell table:number-columns-repeated="15"/>
          <table:table-cell table:style-name="ce97"/>
          <table:table-cell table:number-columns-repeated="1004"/>
        </table:table-row>
        <table:table-row table:style-name="ro4">
          <table:table-cell/>
          <table:table-cell office:value-type="float" office:value="0.00630736059532" calcext:value-type="float">
            <text:p>0.00631</text:p>
          </table:table-cell>
          <table:table-cell office:value-type="float" office:value="1489.84" calcext:value-type="float">
            <text:p>1489.8</text:p>
          </table:table-cell>
          <table:table-cell table:formula="of:=[.C60]-[.C61]" office:value-type="float" office:value="1.06000000000017" calcext:value-type="float">
            <text:p>1.060</text:p>
          </table:table-cell>
          <table:table-cell table:number-columns-repeated="15"/>
          <table:table-cell table:style-name="ce97"/>
          <table:table-cell table:number-columns-repeated="1004"/>
        </table:table-row>
        <table:table-row table:style-name="ro4">
          <table:table-cell/>
          <table:table-cell office:value-type="float" office:value="0.00703450548198" calcext:value-type="float">
            <text:p>0.00703</text:p>
          </table:table-cell>
          <table:table-cell office:value-type="float" office:value="1488.75" calcext:value-type="float">
            <text:p>1488.8</text:p>
          </table:table-cell>
          <table:table-cell table:formula="of:=[.C61]-[.C62]" office:value-type="float" office:value="1.08999999999992" calcext:value-type="float">
            <text:p>1.090</text:p>
          </table:table-cell>
          <table:table-cell table:number-columns-repeated="15"/>
          <table:table-cell table:style-name="ce97"/>
          <table:table-cell table:number-columns-repeated="1004"/>
        </table:table-row>
        <table:table-row table:style-name="ro4">
          <table:table-cell/>
          <table:table-cell office:value-type="float" office:value="0.00778365300015" calcext:value-type="float">
            <text:p>0.00778</text:p>
          </table:table-cell>
          <table:table-cell office:value-type="float" office:value="1487.63" calcext:value-type="float">
            <text:p>1487.6</text:p>
          </table:table-cell>
          <table:table-cell table:formula="of:=[.C62]-[.C63]" office:value-type="float" office:value="1.11999999999989" calcext:value-type="float">
            <text:p>1.120</text:p>
          </table:table-cell>
          <table:table-cell table:number-columns-repeated="15"/>
          <table:table-cell table:style-name="ce97"/>
          <table:table-cell table:number-columns-repeated="1004"/>
        </table:table-row>
        <table:table-row table:style-name="ro4">
          <table:table-cell/>
          <table:table-cell office:value-type="float" office:value="0.00855476953587" calcext:value-type="float">
            <text:p>0.00855</text:p>
          </table:table-cell>
          <table:table-cell office:value-type="float" office:value="1486.47" calcext:value-type="float">
            <text:p>1486.5</text:p>
          </table:table-cell>
          <table:table-cell table:formula="of:=[.C63]-[.C64]" office:value-type="float" office:value="1.16000000000008" calcext:value-type="float">
            <text:p>1.160</text:p>
          </table:table-cell>
          <table:table-cell table:number-columns-repeated="15"/>
          <table:table-cell table:style-name="ce97"/>
          <table:table-cell table:number-columns-repeated="1004"/>
        </table:table-row>
        <table:table-row table:style-name="ro4">
          <table:table-cell/>
          <table:table-cell office:value-type="float" office:value="0.00934782048943" calcext:value-type="float">
            <text:p>0.00935</text:p>
          </table:table-cell>
          <table:table-cell office:value-type="float" office:value="1485.28" calcext:value-type="float">
            <text:p>1485.3</text:p>
          </table:table-cell>
          <table:table-cell table:formula="of:=[.C64]-[.C65]" office:value-type="float" office:value="1.19000000000005" calcext:value-type="float">
            <text:p>1.190</text:p>
          </table:table-cell>
          <table:table-cell table:number-columns-repeated="15"/>
          <table:table-cell table:style-name="ce97"/>
          <table:table-cell table:number-columns-repeated="1004"/>
        </table:table-row>
        <table:table-row table:style-name="ro4">
          <table:table-cell/>
          <table:table-cell office:value-type="float" office:value="0.0101627702769" calcext:value-type="float">
            <text:p>0.01016</text:p>
          </table:table-cell>
          <table:table-cell office:value-type="float" office:value="1484.06" calcext:value-type="float">
            <text:p>1484.1</text:p>
          </table:table-cell>
          <table:table-cell table:formula="of:=[.C65]-[.C66]" office:value-type="float" office:value="1.22000000000003" calcext:value-type="float">
            <text:p>1.220</text:p>
          </table:table-cell>
          <table:table-cell table:number-columns-repeated="15"/>
          <table:table-cell table:style-name="ce97"/>
          <table:table-cell table:number-columns-repeated="1004"/>
        </table:table-row>
        <table:table-row table:style-name="ro4">
          <table:table-cell/>
          <table:table-cell office:value-type="float" office:value="0.0109995823319" calcext:value-type="float">
            <text:p>0.01100</text:p>
          </table:table-cell>
          <table:table-cell office:value-type="float" office:value="1482.81" calcext:value-type="float">
            <text:p>1482.8</text:p>
          </table:table-cell>
          <table:table-cell table:formula="of:=[.C66]-[.C67]" office:value-type="float" office:value="1.25" calcext:value-type="float">
            <text:p>1.250</text:p>
          </table:table-cell>
          <table:table-cell table:number-columns-repeated="15"/>
          <table:table-cell table:style-name="ce97"/>
          <table:table-cell table:number-columns-repeated="1004"/>
        </table:table-row>
        <table:table-row table:style-name="ro4">
          <table:table-cell/>
          <table:table-cell office:value-type="float" office:value="0.0118582191069" calcext:value-type="float">
            <text:p>0.01186</text:p>
          </table:table-cell>
          <table:table-cell office:value-type="float" office:value="1481.52" calcext:value-type="float">
            <text:p>1481.5</text:p>
          </table:table-cell>
          <table:table-cell table:formula="of:=[.C67]-[.C68]" office:value-type="float" office:value="1.28999999999996" calcext:value-type="float">
            <text:p>1.290</text:p>
          </table:table-cell>
          <table:table-cell table:number-columns-repeated="15"/>
          <table:table-cell table:style-name="ce97"/>
          <table:table-cell table:number-columns-repeated="1004"/>
        </table:table-row>
        <table:table-row table:style-name="ro4">
          <table:table-cell/>
          <table:table-cell office:value-type="float" office:value="0.0127386420751" calcext:value-type="float">
            <text:p>0.01274</text:p>
          </table:table-cell>
          <table:table-cell office:value-type="float" office:value="1480.2" calcext:value-type="float">
            <text:p>1480.2</text:p>
          </table:table-cell>
          <table:table-cell table:formula="of:=[.C68]-[.C69]" office:value-type="float" office:value="1.31999999999994" calcext:value-type="float">
            <text:p>1.320</text:p>
          </table:table-cell>
          <table:table-cell table:number-columns-repeated="15"/>
          <table:table-cell table:style-name="ce97"/>
          <table:table-cell table:number-columns-repeated="1004"/>
        </table:table-row>
        <table:table-row table:style-name="ro4">
          <table:table-cell/>
          <table:table-cell office:value-type="float" office:value="0.0136408117325" calcext:value-type="float">
            <text:p>0.01364</text:p>
          </table:table-cell>
          <table:table-cell office:value-type="float" office:value="1478.85" calcext:value-type="float">
            <text:p>1478.9</text:p>
          </table:table-cell>
          <table:table-cell table:formula="of:=[.C69]-[.C70]" office:value-type="float" office:value="1.35000000000014" calcext:value-type="float">
            <text:p>1.350</text:p>
          </table:table-cell>
          <table:table-cell table:number-columns-repeated="15"/>
          <table:table-cell table:style-name="ce97"/>
          <table:table-cell table:number-columns-repeated="1004"/>
        </table:table-row>
        <table:table-row table:style-name="ro4">
          <table:table-cell/>
          <table:table-cell office:value-type="float" office:value="0.0145646875988" calcext:value-type="float">
            <text:p>0.01456</text:p>
          </table:table-cell>
          <table:table-cell office:value-type="float" office:value="1477.46" calcext:value-type="float">
            <text:p>1477.5</text:p>
          </table:table-cell>
          <table:table-cell table:formula="of:=[.C70]-[.C71]" office:value-type="float" office:value="1.38999999999987" calcext:value-type="float">
            <text:p>1.390</text:p>
          </table:table-cell>
          <table:table-cell table:number-columns-repeated="15"/>
          <table:table-cell table:style-name="ce97"/>
          <table:table-cell table:number-columns-repeated="1004"/>
        </table:table-row>
        <table:table-row table:style-name="ro4">
          <table:table-cell/>
          <table:table-cell office:value-type="float" office:value="0.0155102282203" calcext:value-type="float">
            <text:p>0.01551</text:p>
          </table:table-cell>
          <table:table-cell office:value-type="float" office:value="1476.05" calcext:value-type="float">
            <text:p>1476.1</text:p>
          </table:table-cell>
          <table:table-cell table:formula="of:=[.C71]-[.C72]" office:value-type="float" office:value="1.41000000000008" calcext:value-type="float">
            <text:p>1.410</text:p>
          </table:table-cell>
          <table:table-cell table:number-columns-repeated="15"/>
          <table:table-cell table:style-name="ce97"/>
          <table:table-cell table:number-columns-repeated="1004"/>
        </table:table-row>
        <table:table-row table:style-name="ro4">
          <table:table-cell/>
          <table:table-cell office:value-type="float" office:value="0.0164773911707" calcext:value-type="float">
            <text:p>0.01648</text:p>
          </table:table-cell>
          <table:table-cell office:value-type="float" office:value="1474.6" calcext:value-type="float">
            <text:p>1474.6</text:p>
          </table:table-cell>
          <table:table-cell table:formula="of:=[.C72]-[.C73]" office:value-type="float" office:value="1.45000000000005" calcext:value-type="float">
            <text:p>1.450</text:p>
          </table:table-cell>
          <table:table-cell table:number-columns-repeated="15"/>
          <table:table-cell table:style-name="ce97"/>
          <table:table-cell table:number-columns-repeated="1004"/>
        </table:table-row>
        <table:table-row table:style-name="ro4">
          <table:table-cell/>
          <table:table-cell office:value-type="float" office:value="0.0174661330539" calcext:value-type="float">
            <text:p>0.01747</text:p>
          </table:table-cell>
          <table:table-cell office:value-type="float" office:value="1473.11" calcext:value-type="float">
            <text:p>1473.1</text:p>
          </table:table-cell>
          <table:table-cell table:formula="of:=[.C73]-[.C74]" office:value-type="float" office:value="1.49000000000001" calcext:value-type="float">
            <text:p>1.490</text:p>
          </table:table-cell>
          <table:table-cell table:number-columns-repeated="15"/>
          <table:table-cell table:style-name="ce97"/>
          <table:table-cell table:number-columns-repeated="1004"/>
        </table:table-row>
        <table:table-row table:style-name="ro4">
          <table:table-cell/>
          <table:table-cell office:value-type="float" office:value="0.0184764095055" calcext:value-type="float">
            <text:p>0.01848</text:p>
          </table:table-cell>
          <table:table-cell office:value-type="float" office:value="1471.6" calcext:value-type="float">
            <text:p>1471.6</text:p>
          </table:table-cell>
          <table:table-cell table:formula="of:=[.C74]-[.C75]" office:value-type="float" office:value="1.50999999999999" calcext:value-type="float">
            <text:p>1.510</text:p>
          </table:table-cell>
          <table:table-cell table:number-columns-repeated="15"/>
          <table:table-cell table:style-name="ce97"/>
          <table:table-cell table:number-columns-repeated="1004"/>
        </table:table-row>
        <table:table-row table:style-name="ro4">
          <table:table-cell/>
          <table:table-cell office:value-type="float" office:value="0.0195081751946" calcext:value-type="float">
            <text:p>0.01951</text:p>
          </table:table-cell>
          <table:table-cell office:value-type="float" office:value="1470.05" calcext:value-type="float">
            <text:p>1470.1</text:p>
          </table:table-cell>
          <table:table-cell table:formula="of:=[.C75]-[.C76]" office:value-type="float" office:value="1.54999999999995" calcext:value-type="float">
            <text:p>1.550</text:p>
          </table:table-cell>
          <table:table-cell table:number-columns-repeated="15"/>
          <table:table-cell table:style-name="ce97"/>
          <table:table-cell table:number-columns-repeated="1004"/>
        </table:table-row>
        <table:table-row table:style-name="ro4">
          <table:table-cell/>
          <table:table-cell office:value-type="float" office:value="0.0205613838264" calcext:value-type="float">
            <text:p>0.02056</text:p>
          </table:table-cell>
          <table:table-cell office:value-type="float" office:value="1468.47" calcext:value-type="float">
            <text:p>1468.5</text:p>
          </table:table-cell>
          <table:table-cell table:formula="of:=[.C76]-[.C77]" office:value-type="float" office:value="1.57999999999993" calcext:value-type="float">
            <text:p>1.580</text:p>
          </table:table-cell>
          <table:table-cell table:number-columns-repeated="15"/>
          <table:table-cell table:style-name="ce97"/>
          <table:table-cell table:number-columns-repeated="1004"/>
        </table:table-row>
        <table:table-row table:style-name="ro4">
          <table:table-cell/>
          <table:table-cell office:value-type="float" office:value="0.0216359881437" calcext:value-type="float">
            <text:p>0.02164</text:p>
          </table:table-cell>
          <table:table-cell office:value-type="float" office:value="1466.86" calcext:value-type="float">
            <text:p>1466.9</text:p>
          </table:table-cell>
          <table:table-cell table:formula="of:=[.C77]-[.C78]" office:value-type="float" office:value="1.61000000000013" calcext:value-type="float">
            <text:p>1.610</text:p>
          </table:table-cell>
          <table:table-cell table:number-columns-repeated="15"/>
          <table:table-cell table:style-name="ce97"/>
          <table:table-cell table:number-columns-repeated="1004"/>
        </table:table-row>
        <table:table-row table:style-name="ro4">
          <table:table-cell/>
          <table:table-cell office:value-type="float" office:value="0.0227319399295" calcext:value-type="float">
            <text:p>0.02273</text:p>
          </table:table-cell>
          <table:table-cell office:value-type="float" office:value="1465.22" calcext:value-type="float">
            <text:p>1465.2</text:p>
          </table:table-cell>
          <table:table-cell table:formula="of:=[.C78]-[.C79]" office:value-type="float" office:value="1.63999999999987" calcext:value-type="float">
            <text:p>1.640</text:p>
          </table:table-cell>
          <table:table-cell table:number-columns-repeated="15"/>
          <table:table-cell table:style-name="ce97"/>
          <table:table-cell table:number-columns-repeated="1004"/>
        </table:table-row>
        <table:table-row table:style-name="ro4">
          <table:table-cell/>
          <table:table-cell office:value-type="float" office:value="0.0238491900089" calcext:value-type="float">
            <text:p>0.02385</text:p>
          </table:table-cell>
          <table:table-cell office:value-type="float" office:value="1463.54" calcext:value-type="float">
            <text:p>1463.5</text:p>
          </table:table-cell>
          <table:table-cell table:formula="of:=[.C79]-[.C80]" office:value-type="float" office:value="1.68000000000006" calcext:value-type="float">
            <text:p>1.680</text:p>
          </table:table-cell>
          <table:table-cell table:number-columns-repeated="15"/>
          <table:table-cell table:style-name="ce97"/>
          <table:table-cell table:number-columns-repeated="1004"/>
        </table:table-row>
        <table:table-row table:style-name="ro4">
          <table:table-cell/>
          <table:table-cell office:value-type="float" office:value="0.0249876882511" calcext:value-type="float">
            <text:p>0.02499</text:p>
          </table:table-cell>
          <table:table-cell office:value-type="float" office:value="1461.84" calcext:value-type="float">
            <text:p>1461.8</text:p>
          </table:table-cell>
          <table:table-cell table:formula="of:=[.C80]-[.C81]" office:value-type="float" office:value="1.70000000000005" calcext:value-type="float">
            <text:p>1.7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0261473835724" calcext:value-type="float">
            <text:p>0.02615</text:p>
          </table:table-cell>
          <table:table-cell office:value-type="float" office:value="1460.1" calcext:value-type="float">
            <text:p>1460.1</text:p>
          </table:table-cell>
          <table:table-cell table:formula="of:=[.C81]-[.C82]" office:value-type="float" office:value="1.74000000000001" calcext:value-type="float">
            <text:p>1.74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0273282239374" calcext:value-type="float">
            <text:p>0.02733</text:p>
          </table:table-cell>
          <table:table-cell office:value-type="float" office:value="1458.33" calcext:value-type="float">
            <text:p>1458.3</text:p>
          </table:table-cell>
          <table:table-cell table:formula="of:=[.C82]-[.C83]" office:value-type="float" office:value="1.76999999999998" calcext:value-type="float">
            <text:p>1.77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0285301563625" calcext:value-type="float">
            <text:p>0.02853</text:p>
          </table:table-cell>
          <table:table-cell office:value-type="float" office:value="1456.52" calcext:value-type="float">
            <text:p>1456.5</text:p>
          </table:table-cell>
          <table:table-cell table:formula="of:=[.C83]-[.C84]" office:value-type="float" office:value="1.80999999999995" calcext:value-type="float">
            <text:p>1.81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0297531269173" calcext:value-type="float">
            <text:p>0.02975</text:p>
          </table:table-cell>
          <table:table-cell office:value-type="float" office:value="1454.69" calcext:value-type="float">
            <text:p>1454.7</text:p>
          </table:table-cell>
          <table:table-cell table:formula="of:=[.C84]-[.C85]" office:value-type="float" office:value="1.82999999999993" calcext:value-type="float">
            <text:p>1.83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0309970807276" calcext:value-type="float">
            <text:p>0.03100</text:p>
          </table:table-cell>
          <table:table-cell office:value-type="float" office:value="1452.83" calcext:value-type="float">
            <text:p>1452.8</text:p>
          </table:table-cell>
          <table:table-cell table:formula="of:=[.C85]-[.C86]" office:value-type="float" office:value="1.86000000000013" calcext:value-type="float">
            <text:p>1.86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0322619619777" calcext:value-type="float">
            <text:p>0.03226</text:p>
          </table:table-cell>
          <table:table-cell office:value-type="float" office:value="1450.93" calcext:value-type="float">
            <text:p>1450.9</text:p>
          </table:table-cell>
          <table:table-cell table:formula="of:=[.C86]-[.C87]" office:value-type="float" office:value="1.89999999999986" calcext:value-type="float">
            <text:p>1.9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0335477139127" calcext:value-type="float">
            <text:p>0.03355</text:p>
          </table:table-cell>
          <table:table-cell office:value-type="float" office:value="1449" calcext:value-type="float">
            <text:p>1449.0</text:p>
          </table:table-cell>
          <table:table-cell table:formula="of:=[.C87]-[.C88]" office:value-type="float" office:value="1.93000000000006" calcext:value-type="float">
            <text:p>1.93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0348542788416" calcext:value-type="float">
            <text:p>0.03485</text:p>
          </table:table-cell>
          <table:table-cell office:value-type="float" office:value="1447.04" calcext:value-type="float">
            <text:p>1447.0</text:p>
          </table:table-cell>
          <table:table-cell table:formula="of:=[.C88]-[.C89]" office:value-type="float" office:value="1.96000000000004" calcext:value-type="float">
            <text:p>1.96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0361815981393" calcext:value-type="float">
            <text:p>0.03618</text:p>
          </table:table-cell>
          <table:table-cell office:value-type="float" office:value="1445.05" calcext:value-type="float">
            <text:p>1445.1</text:p>
          </table:table-cell>
          <table:table-cell table:formula="of:=[.C89]-[.C90]" office:value-type="float" office:value="1.99000000000001" calcext:value-type="float">
            <text:p>1.99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0375296122493" calcext:value-type="float">
            <text:p>0.03753</text:p>
          </table:table-cell>
          <table:table-cell office:value-type="float" office:value="1443.03" calcext:value-type="float">
            <text:p>1443.0</text:p>
          </table:table-cell>
          <table:table-cell table:formula="of:=[.C90]-[.C91]" office:value-type="float" office:value="2.01999999999998" calcext:value-type="float">
            <text:p>2.02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0388982606869" calcext:value-type="float">
            <text:p>0.03890</text:p>
          </table:table-cell>
          <table:table-cell office:value-type="float" office:value="1440.98" calcext:value-type="float">
            <text:p>1441.0</text:p>
          </table:table-cell>
          <table:table-cell table:formula="of:=[.C91]-[.C92]" office:value-type="float" office:value="2.04999999999995" calcext:value-type="float">
            <text:p>2.05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0402874820412" calcext:value-type="float">
            <text:p>0.04029</text:p>
          </table:table-cell>
          <table:table-cell office:value-type="float" office:value="1438.9" calcext:value-type="float">
            <text:p>1438.9</text:p>
          </table:table-cell>
          <table:table-cell table:formula="of:=[.C92]-[.C93]" office:value-type="float" office:value="2.07999999999993" calcext:value-type="float">
            <text:p>2.08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0416972139785" calcext:value-type="float">
            <text:p>0.04170</text:p>
          </table:table-cell>
          <table:table-cell office:value-type="float" office:value="1436.78" calcext:value-type="float">
            <text:p>1436.8</text:p>
          </table:table-cell>
          <table:table-cell table:formula="of:=[.C93]-[.C94]" office:value-type="float" office:value="2.12000000000012" calcext:value-type="float">
            <text:p>2.12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0431273932446" calcext:value-type="float">
            <text:p>0.04313</text:p>
          </table:table-cell>
          <table:table-cell office:value-type="float" office:value="1434.64" calcext:value-type="float">
            <text:p>1434.6</text:p>
          </table:table-cell>
          <table:table-cell table:formula="of:=[.C94]-[.C95]" office:value-type="float" office:value="2.13999999999987" calcext:value-type="float">
            <text:p>2.14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0445779556679" calcext:value-type="float">
            <text:p>0.04458</text:p>
          </table:table-cell>
          <table:table-cell office:value-type="float" office:value="1432.46" calcext:value-type="float">
            <text:p>1432.5</text:p>
          </table:table-cell>
          <table:table-cell table:formula="of:=[.C95]-[.C96]" office:value-type="float" office:value="2.18000000000006" calcext:value-type="float">
            <text:p>2.18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0460488361622" calcext:value-type="float">
            <text:p>0.04605</text:p>
          </table:table-cell>
          <table:table-cell office:value-type="float" office:value="1430.26" calcext:value-type="float">
            <text:p>1430.3</text:p>
          </table:table-cell>
          <table:table-cell table:formula="of:=[.C96]-[.C97]" office:value-type="float" office:value="2.20000000000005" calcext:value-type="float">
            <text:p>2.2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0475399687296" calcext:value-type="float">
            <text:p>0.04754</text:p>
          </table:table-cell>
          <table:table-cell office:value-type="float" office:value="1428.02" calcext:value-type="float">
            <text:p>1428.0</text:p>
          </table:table-cell>
          <table:table-cell table:formula="of:=[.C97]-[.C98]" office:value-type="float" office:value="2.24000000000001" calcext:value-type="float">
            <text:p>2.24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0490512864637" calcext:value-type="float">
            <text:p>0.04905</text:p>
          </table:table-cell>
          <table:table-cell office:value-type="float" office:value="1425.76" calcext:value-type="float">
            <text:p>1425.8</text:p>
          </table:table-cell>
          <table:table-cell table:formula="of:=[.C98]-[.C99]" office:value-type="float" office:value="2.25999999999999" calcext:value-type="float">
            <text:p>2.26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050582721552" calcext:value-type="float">
            <text:p>0.05058</text:p>
          </table:table-cell>
          <table:table-cell office:value-type="float" office:value="1423.46" calcext:value-type="float">
            <text:p>1423.5</text:p>
          </table:table-cell>
          <table:table-cell table:formula="of:=[.C99]-[.C100]" office:value-type="float" office:value="2.29999999999995" calcext:value-type="float">
            <text:p>2.3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0521342052798" calcext:value-type="float">
            <text:p>0.05213</text:p>
          </table:table-cell>
          <table:table-cell office:value-type="float" office:value="1421.14" calcext:value-type="float">
            <text:p>1421.1</text:p>
          </table:table-cell>
          <table:table-cell table:formula="of:=[.C100]-[.C101]" office:value-type="float" office:value="2.31999999999994" calcext:value-type="float">
            <text:p>2.32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0537056680325" calcext:value-type="float">
            <text:p>0.05371</text:p>
          </table:table-cell>
          <table:table-cell office:value-type="float" office:value="1418.78" calcext:value-type="float">
            <text:p>1418.8</text:p>
          </table:table-cell>
          <table:table-cell table:formula="of:=[.C101]-[.C102]" office:value-type="float" office:value="2.36000000000013" calcext:value-type="float">
            <text:p>2.36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0552970392992" calcext:value-type="float">
            <text:p>0.05530</text:p>
          </table:table-cell>
          <table:table-cell office:value-type="float" office:value="1416.39" calcext:value-type="float">
            <text:p>1416.4</text:p>
          </table:table-cell>
          <table:table-cell table:formula="of:=[.C102]-[.C103]" office:value-type="float" office:value="2.38999999999987" calcext:value-type="float">
            <text:p>2.39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0569082476756" calcext:value-type="float">
            <text:p>0.05691</text:p>
          </table:table-cell>
          <table:table-cell office:value-type="float" office:value="1413.98" calcext:value-type="float">
            <text:p>1414.0</text:p>
          </table:table-cell>
          <table:table-cell table:formula="of:=[.C103]-[.C104]" office:value-type="float" office:value="2.41000000000008" calcext:value-type="float">
            <text:p>2.41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0585392208674" calcext:value-type="float">
            <text:p>0.05854</text:p>
          </table:table-cell>
          <table:table-cell office:value-type="float" office:value="1411.53" calcext:value-type="float">
            <text:p>1411.5</text:p>
          </table:table-cell>
          <table:table-cell table:formula="of:=[.C104]-[.C105]" office:value-type="float" office:value="2.45000000000005" calcext:value-type="float">
            <text:p>2.45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0601898856935" calcext:value-type="float">
            <text:p>0.06019</text:p>
          </table:table-cell>
          <table:table-cell office:value-type="float" office:value="1409.06" calcext:value-type="float">
            <text:p>1409.1</text:p>
          </table:table-cell>
          <table:table-cell table:formula="of:=[.C105]-[.C106]" office:value-type="float" office:value="2.47000000000003" calcext:value-type="float">
            <text:p>2.47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0618601680892" calcext:value-type="float">
            <text:p>0.06186</text:p>
          </table:table-cell>
          <table:table-cell office:value-type="float" office:value="1406.55" calcext:value-type="float">
            <text:p>1406.6</text:p>
          </table:table-cell>
          <table:table-cell table:formula="of:=[.C106]-[.C107]" office:value-type="float" office:value="2.50999999999999" calcext:value-type="float">
            <text:p>2.51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0635499931095" calcext:value-type="float">
            <text:p>0.06355</text:p>
          </table:table-cell>
          <table:table-cell office:value-type="float" office:value="1404.02" calcext:value-type="float">
            <text:p>1404.0</text:p>
          </table:table-cell>
          <table:table-cell table:formula="of:=[.C107]-[.C108]" office:value-type="float" office:value="2.52999999999997" calcext:value-type="float">
            <text:p>2.53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0652592849326" calcext:value-type="float">
            <text:p>0.06526</text:p>
          </table:table-cell>
          <table:table-cell office:value-type="float" office:value="1401.46" calcext:value-type="float">
            <text:p>1401.5</text:p>
          </table:table-cell>
          <table:table-cell table:formula="of:=[.C108]-[.C109]" office:value-type="float" office:value="2.55999999999995" calcext:value-type="float">
            <text:p>2.56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0669879668632" calcext:value-type="float">
            <text:p>0.06699</text:p>
          </table:table-cell>
          <table:table-cell office:value-type="float" office:value="1398.86" calcext:value-type="float">
            <text:p>1398.9</text:p>
          </table:table-cell>
          <table:table-cell table:formula="of:=[.C109]-[.C110]" office:value-type="float" office:value="2.60000000000014" calcext:value-type="float">
            <text:p>2.6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0687359613361" calcext:value-type="float">
            <text:p>0.06874</text:p>
          </table:table-cell>
          <table:table-cell office:value-type="float" office:value="1396.24" calcext:value-type="float">
            <text:p>1396.2</text:p>
          </table:table-cell>
          <table:table-cell table:formula="of:=[.C110]-[.C111]" office:value-type="float" office:value="2.61999999999989" calcext:value-type="float">
            <text:p>2.62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0705031899193" calcext:value-type="float">
            <text:p>0.07050</text:p>
          </table:table-cell>
          <table:table-cell office:value-type="float" office:value="1393.59" calcext:value-type="float">
            <text:p>1393.6</text:p>
          </table:table-cell>
          <table:table-cell table:formula="of:=[.C111]-[.C112]" office:value-type="float" office:value="2.65000000000009" calcext:value-type="float">
            <text:p>2.65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0722895733179" calcext:value-type="float">
            <text:p>0.07229</text:p>
          </table:table-cell>
          <table:table-cell office:value-type="float" office:value="1390.92" calcext:value-type="float">
            <text:p>1390.9</text:p>
          </table:table-cell>
          <table:table-cell table:formula="of:=[.C112]-[.C113]" office:value-type="float" office:value="2.66999999999985" calcext:value-type="float">
            <text:p>2.67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0740950313777" calcext:value-type="float">
            <text:p>0.07410</text:p>
          </table:table-cell>
          <table:table-cell office:value-type="float" office:value="1388.21" calcext:value-type="float">
            <text:p>1388.2</text:p>
          </table:table-cell>
          <table:table-cell table:formula="of:=[.C113]-[.C114]" office:value-type="float" office:value="2.71000000000004" calcext:value-type="float">
            <text:p>2.71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0759194830884" calcext:value-type="float">
            <text:p>0.07592</text:p>
          </table:table-cell>
          <table:table-cell office:value-type="float" office:value="1385.47" calcext:value-type="float">
            <text:p>1385.5</text:p>
          </table:table-cell>
          <table:table-cell table:formula="of:=[.C114]-[.C115]" office:value-type="float" office:value="2.74000000000001" calcext:value-type="float">
            <text:p>2.74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0777628465876" calcext:value-type="float">
            <text:p>0.07776</text:p>
          </table:table-cell>
          <table:table-cell office:value-type="float" office:value="1382.71" calcext:value-type="float">
            <text:p>1382.7</text:p>
          </table:table-cell>
          <table:table-cell table:formula="of:=[.C115]-[.C116]" office:value-type="float" office:value="2.75999999999999" calcext:value-type="float">
            <text:p>2.76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0796250391641" calcext:value-type="float">
            <text:p>0.07963</text:p>
          </table:table-cell>
          <table:table-cell office:value-type="float" office:value="1379.92" calcext:value-type="float">
            <text:p>1379.9</text:p>
          </table:table-cell>
          <table:table-cell table:formula="of:=[.C116]-[.C117]" office:value-type="float" office:value="2.78999999999996" calcext:value-type="float">
            <text:p>2.79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0815059772621" calcext:value-type="float">
            <text:p>0.08151</text:p>
          </table:table-cell>
          <table:table-cell office:value-type="float" office:value="1377.1" calcext:value-type="float">
            <text:p>1377.1</text:p>
          </table:table-cell>
          <table:table-cell table:formula="of:=[.C117]-[.C118]" office:value-type="float" office:value="2.82000000000016" calcext:value-type="float">
            <text:p>2.82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0834055764847" calcext:value-type="float">
            <text:p>0.08341</text:p>
          </table:table-cell>
          <table:table-cell office:value-type="float" office:value="1374.25" calcext:value-type="float">
            <text:p>1374.3</text:p>
          </table:table-cell>
          <table:table-cell table:formula="of:=[.C118]-[.C119]" office:value-type="float" office:value="2.84999999999991" calcext:value-type="float">
            <text:p>2.85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0853237515976" calcext:value-type="float">
            <text:p>0.08532</text:p>
          </table:table-cell>
          <table:table-cell office:value-type="float" office:value="1371.37" calcext:value-type="float">
            <text:p>1371.4</text:p>
          </table:table-cell>
          <table:table-cell table:formula="of:=[.C119]-[.C120]" office:value-type="float" office:value="2.88000000000011" calcext:value-type="float">
            <text:p>2.88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0872604165328" calcext:value-type="float">
            <text:p>0.08726</text:p>
          </table:table-cell>
          <table:table-cell office:value-type="float" office:value="1368.47" calcext:value-type="float">
            <text:p>1368.5</text:p>
          </table:table-cell>
          <table:table-cell table:formula="of:=[.C120]-[.C121]" office:value-type="float" office:value="2.89999999999986" calcext:value-type="float">
            <text:p>2.9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0892154843931" calcext:value-type="float">
            <text:p>0.08922</text:p>
          </table:table-cell>
          <table:table-cell office:value-type="float" office:value="1365.54" calcext:value-type="float">
            <text:p>1365.5</text:p>
          </table:table-cell>
          <table:table-cell table:formula="of:=[.C121]-[.C122]" office:value-type="float" office:value="2.93000000000006" calcext:value-type="float">
            <text:p>2.93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0911888674552" calcext:value-type="float">
            <text:p>0.09119</text:p>
          </table:table-cell>
          <table:table-cell office:value-type="float" office:value="1362.58" calcext:value-type="float">
            <text:p>1362.6</text:p>
          </table:table-cell>
          <table:table-cell table:formula="of:=[.C122]-[.C123]" office:value-type="float" office:value="2.96000000000004" calcext:value-type="float">
            <text:p>2.96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0931804771742" calcext:value-type="float">
            <text:p>0.09318</text:p>
          </table:table-cell>
          <table:table-cell office:value-type="float" office:value="1359.59" calcext:value-type="float">
            <text:p>1359.6</text:p>
          </table:table-cell>
          <table:table-cell table:formula="of:=[.C123]-[.C124]" office:value-type="float" office:value="2.99000000000001" calcext:value-type="float">
            <text:p>2.99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0951902241873" calcext:value-type="float">
            <text:p>0.09519</text:p>
          </table:table-cell>
          <table:table-cell office:value-type="float" office:value="1356.58" calcext:value-type="float">
            <text:p>1356.6</text:p>
          </table:table-cell>
          <table:table-cell table:formula="of:=[.C124]-[.C125]" office:value-type="float" office:value="3.00999999999999" calcext:value-type="float">
            <text:p>3.01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0972180183179" calcext:value-type="float">
            <text:p>0.09722</text:p>
          </table:table-cell>
          <table:table-cell office:value-type="float" office:value="1353.54" calcext:value-type="float">
            <text:p>1353.5</text:p>
          </table:table-cell>
          <table:table-cell table:formula="of:=[.C125]-[.C126]" office:value-type="float" office:value="3.03999999999996" calcext:value-type="float">
            <text:p>3.04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0992637685797" calcext:value-type="float">
            <text:p>0.09926</text:p>
          </table:table-cell>
          <table:table-cell office:value-type="float" office:value="1350.47" calcext:value-type="float">
            <text:p>1350.5</text:p>
          </table:table-cell>
          <table:table-cell table:formula="of:=[.C126]-[.C127]" office:value-type="float" office:value="3.06999999999994" calcext:value-type="float">
            <text:p>3.07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101327383181" calcext:value-type="float">
            <text:p>0.10133</text:p>
          </table:table-cell>
          <table:table-cell office:value-type="float" office:value="1347.38" calcext:value-type="float">
            <text:p>1347.4</text:p>
          </table:table-cell>
          <table:table-cell table:formula="of:=[.C127]-[.C128]" office:value-type="float" office:value="3.08999999999992" calcext:value-type="float">
            <text:p>3.09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103408769527" calcext:value-type="float">
            <text:p>0.10341</text:p>
          </table:table-cell>
          <table:table-cell office:value-type="float" office:value="1344.26" calcext:value-type="float">
            <text:p>1344.3</text:p>
          </table:table-cell>
          <table:table-cell table:formula="of:=[.C128]-[.C129]" office:value-type="float" office:value="3.12000000000012" calcext:value-type="float">
            <text:p>3.12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105507834228" calcext:value-type="float">
            <text:p>0.10551</text:p>
          </table:table-cell>
          <table:table-cell office:value-type="float" office:value="1341.11" calcext:value-type="float">
            <text:p>1341.1</text:p>
          </table:table-cell>
          <table:table-cell table:formula="of:=[.C129]-[.C130]" office:value-type="float" office:value="3.15000000000009" calcext:value-type="float">
            <text:p>3.15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107624483099" calcext:value-type="float">
            <text:p>0.10762</text:p>
          </table:table-cell>
          <table:table-cell office:value-type="float" office:value="1337.94" calcext:value-type="float">
            <text:p>1337.9</text:p>
          </table:table-cell>
          <table:table-cell table:formula="of:=[.C130]-[.C131]" office:value-type="float" office:value="3.16999999999985" calcext:value-type="float">
            <text:p>3.17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109758621167" calcext:value-type="float">
            <text:p>0.10976</text:p>
          </table:table-cell>
          <table:table-cell office:value-type="float" office:value="1334.74" calcext:value-type="float">
            <text:p>1334.7</text:p>
          </table:table-cell>
          <table:table-cell table:formula="of:=[.C131]-[.C132]" office:value-type="float" office:value="3.20000000000005" calcext:value-type="float">
            <text:p>3.2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111910152674" calcext:value-type="float">
            <text:p>0.11191</text:p>
          </table:table-cell>
          <table:table-cell office:value-type="float" office:value="1331.51" calcext:value-type="float">
            <text:p>1331.5</text:p>
          </table:table-cell>
          <table:table-cell table:formula="of:=[.C132]-[.C133]" office:value-type="float" office:value="3.23000000000002" calcext:value-type="float">
            <text:p>3.23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114078981082" calcext:value-type="float">
            <text:p>0.11408</text:p>
          </table:table-cell>
          <table:table-cell office:value-type="float" office:value="1328.26" calcext:value-type="float">
            <text:p>1328.3</text:p>
          </table:table-cell>
          <table:table-cell table:formula="of:=[.C133]-[.C134]" office:value-type="float" office:value="3.25" calcext:value-type="float">
            <text:p>3.25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116265009075" calcext:value-type="float">
            <text:p>0.11627</text:p>
          </table:table-cell>
          <table:table-cell office:value-type="float" office:value="1324.98" calcext:value-type="float">
            <text:p>1325.0</text:p>
          </table:table-cell>
          <table:table-cell table:formula="of:=[.C134]-[.C135]" office:value-type="float" office:value="3.27999999999997" calcext:value-type="float">
            <text:p>3.28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118468138569" calcext:value-type="float">
            <text:p>0.11847</text:p>
          </table:table-cell>
          <table:table-cell office:value-type="float" office:value="1321.68" calcext:value-type="float">
            <text:p>1321.7</text:p>
          </table:table-cell>
          <table:table-cell table:formula="of:=[.C135]-[.C136]" office:value-type="float" office:value="3.29999999999995" calcext:value-type="float">
            <text:p>3.3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120688270709" calcext:value-type="float">
            <text:p>0.12069</text:p>
          </table:table-cell>
          <table:table-cell office:value-type="float" office:value="1318.35" calcext:value-type="float">
            <text:p>1318.4</text:p>
          </table:table-cell>
          <table:table-cell table:formula="of:=[.C136]-[.C137]" office:value-type="float" office:value="3.33000000000015" calcext:value-type="float">
            <text:p>3.33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122925305878" calcext:value-type="float">
            <text:p>0.12293</text:p>
          </table:table-cell>
          <table:table-cell office:value-type="float" office:value="1315" calcext:value-type="float">
            <text:p>1315.0</text:p>
          </table:table-cell>
          <table:table-cell table:formula="of:=[.C137]-[.C138]" office:value-type="float" office:value="3.34999999999991" calcext:value-type="float">
            <text:p>3.35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125179143703" calcext:value-type="float">
            <text:p>0.12518</text:p>
          </table:table-cell>
          <table:table-cell office:value-type="float" office:value="1311.62" calcext:value-type="float">
            <text:p>1311.6</text:p>
          </table:table-cell>
          <table:table-cell table:formula="of:=[.C138]-[.C139]" office:value-type="float" office:value="3.38000000000011" calcext:value-type="float">
            <text:p>3.38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127449683053" calcext:value-type="float">
            <text:p>0.12745</text:p>
          </table:table-cell>
          <table:table-cell office:value-type="float" office:value="1308.21" calcext:value-type="float">
            <text:p>1308.2</text:p>
          </table:table-cell>
          <table:table-cell table:formula="of:=[.C139]-[.C140]" office:value-type="float" office:value="3.40999999999985" calcext:value-type="float">
            <text:p>3.41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129736822051" calcext:value-type="float">
            <text:p>0.12974</text:p>
          </table:table-cell>
          <table:table-cell office:value-type="float" office:value="1304.79" calcext:value-type="float">
            <text:p>1304.8</text:p>
          </table:table-cell>
          <table:table-cell table:formula="of:=[.C140]-[.C141]" office:value-type="float" office:value="3.42000000000007" calcext:value-type="float">
            <text:p>3.42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132040458074" calcext:value-type="float">
            <text:p>0.13204</text:p>
          </table:table-cell>
          <table:table-cell office:value-type="float" office:value="1301.33" calcext:value-type="float">
            <text:p>1301.3</text:p>
          </table:table-cell>
          <table:table-cell table:formula="of:=[.C141]-[.C142]" office:value-type="float" office:value="3.46000000000004" calcext:value-type="float">
            <text:p>3.46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134360487758" calcext:value-type="float">
            <text:p>0.13436</text:p>
          </table:table-cell>
          <table:table-cell office:value-type="float" office:value="1297.85" calcext:value-type="float">
            <text:p>1297.9</text:p>
          </table:table-cell>
          <table:table-cell table:formula="of:=[.C142]-[.C143]" office:value-type="float" office:value="3.48000000000002" calcext:value-type="float">
            <text:p>3.48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136696807004" calcext:value-type="float">
            <text:p>0.13670</text:p>
          </table:table-cell>
          <table:table-cell office:value-type="float" office:value="1294.35" calcext:value-type="float">
            <text:p>1294.4</text:p>
          </table:table-cell>
          <table:table-cell table:formula="of:=[.C143]-[.C144]" office:value-type="float" office:value="3.5" calcext:value-type="float">
            <text:p>3.5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139049310983" calcext:value-type="float">
            <text:p>0.13905</text:p>
          </table:table-cell>
          <table:table-cell office:value-type="float" office:value="1290.82" calcext:value-type="float">
            <text:p>1290.8</text:p>
          </table:table-cell>
          <table:table-cell table:formula="of:=[.C144]-[.C145]" office:value-type="float" office:value="3.52999999999997" calcext:value-type="float">
            <text:p>3.53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141417894139" calcext:value-type="float">
            <text:p>0.14142</text:p>
          </table:table-cell>
          <table:table-cell office:value-type="float" office:value="1287.27" calcext:value-type="float">
            <text:p>1287.3</text:p>
          </table:table-cell>
          <table:table-cell table:formula="of:=[.C145]-[.C146]" office:value-type="float" office:value="3.54999999999995" calcext:value-type="float">
            <text:p>3.55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143802450195" calcext:value-type="float">
            <text:p>0.14380</text:p>
          </table:table-cell>
          <table:table-cell office:value-type="float" office:value="1283.7" calcext:value-type="float">
            <text:p>1283.7</text:p>
          </table:table-cell>
          <table:table-cell table:formula="of:=[.C146]-[.C147]" office:value-type="float" office:value="3.56999999999994" calcext:value-type="float">
            <text:p>3.57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146202872155" calcext:value-type="float">
            <text:p>0.14620</text:p>
          </table:table-cell>
          <table:table-cell office:value-type="float" office:value="1280.1" calcext:value-type="float">
            <text:p>1280.1</text:p>
          </table:table-cell>
          <table:table-cell table:formula="of:=[.C147]-[.C148]" office:value-type="float" office:value="3.60000000000014" calcext:value-type="float">
            <text:p>3.6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148619052315" calcext:value-type="float">
            <text:p>0.14862</text:p>
          </table:table-cell>
          <table:table-cell office:value-type="float" office:value="1276.48" calcext:value-type="float">
            <text:p>1276.5</text:p>
          </table:table-cell>
          <table:table-cell table:formula="of:=[.C148]-[.C149]" office:value-type="float" office:value="3.61999999999989" calcext:value-type="float">
            <text:p>3.62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151050882261" calcext:value-type="float">
            <text:p>0.15105</text:p>
          </table:table-cell>
          <table:table-cell office:value-type="float" office:value="1272.83" calcext:value-type="float">
            <text:p>1272.8</text:p>
          </table:table-cell>
          <table:table-cell table:formula="of:=[.C149]-[.C150]" office:value-type="float" office:value="3.65000000000009" calcext:value-type="float">
            <text:p>3.65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153498252877" calcext:value-type="float">
            <text:p>0.15350</text:p>
          </table:table-cell>
          <table:table-cell office:value-type="float" office:value="1269.16" calcext:value-type="float">
            <text:p>1269.2</text:p>
          </table:table-cell>
          <table:table-cell table:formula="of:=[.C150]-[.C151]" office:value-type="float" office:value="3.66999999999985" calcext:value-type="float">
            <text:p>3.67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155961054352" calcext:value-type="float">
            <text:p>0.15596</text:p>
          </table:table-cell>
          <table:table-cell office:value-type="float" office:value="1265.47" calcext:value-type="float">
            <text:p>1265.5</text:p>
          </table:table-cell>
          <table:table-cell table:formula="of:=[.C151]-[.C152]" office:value-type="float" office:value="3.69000000000005" calcext:value-type="float">
            <text:p>3.69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158439176179" calcext:value-type="float">
            <text:p>0.15844</text:p>
          </table:table-cell>
          <table:table-cell office:value-type="float" office:value="1261.75" calcext:value-type="float">
            <text:p>1261.8</text:p>
          </table:table-cell>
          <table:table-cell table:formula="of:=[.C152]-[.C153]" office:value-type="float" office:value="3.72000000000003" calcext:value-type="float">
            <text:p>3.72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160932507168" calcext:value-type="float">
            <text:p>0.16093</text:p>
          </table:table-cell>
          <table:table-cell office:value-type="float" office:value="1258.01" calcext:value-type="float">
            <text:p>1258.0</text:p>
          </table:table-cell>
          <table:table-cell table:formula="of:=[.C153]-[.C154]" office:value-type="float" office:value="3.74000000000001" calcext:value-type="float">
            <text:p>3.74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163440935442" calcext:value-type="float">
            <text:p>0.16344</text:p>
          </table:table-cell>
          <table:table-cell office:value-type="float" office:value="1254.25" calcext:value-type="float">
            <text:p>1254.3</text:p>
          </table:table-cell>
          <table:table-cell table:formula="of:=[.C154]-[.C155]" office:value-type="float" office:value="3.75999999999999" calcext:value-type="float">
            <text:p>3.76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165964348451" calcext:value-type="float">
            <text:p>0.16596</text:p>
          </table:table-cell>
          <table:table-cell office:value-type="float" office:value="1250.47" calcext:value-type="float">
            <text:p>1250.5</text:p>
          </table:table-cell>
          <table:table-cell table:formula="of:=[.C155]-[.C156]" office:value-type="float" office:value="3.77999999999997" calcext:value-type="float">
            <text:p>3.78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168502632968" calcext:value-type="float">
            <text:p>0.16850</text:p>
          </table:table-cell>
          <table:table-cell office:value-type="float" office:value="1246.66" calcext:value-type="float">
            <text:p>1246.7</text:p>
          </table:table-cell>
          <table:table-cell table:formula="of:=[.C156]-[.C157]" office:value-type="float" office:value="3.80999999999995" calcext:value-type="float">
            <text:p>3.81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171055675103" calcext:value-type="float">
            <text:p>0.17106</text:p>
          </table:table-cell>
          <table:table-cell office:value-type="float" office:value="1242.84" calcext:value-type="float">
            <text:p>1242.8</text:p>
          </table:table-cell>
          <table:table-cell table:formula="of:=[.C157]-[.C158]" office:value-type="float" office:value="3.82000000000016" calcext:value-type="float">
            <text:p>3.82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173623360301" calcext:value-type="float">
            <text:p>0.17362</text:p>
          </table:table-cell>
          <table:table-cell office:value-type="float" office:value="1238.99" calcext:value-type="float">
            <text:p>1239.0</text:p>
          </table:table-cell>
          <table:table-cell table:formula="of:=[.C158]-[.C159]" office:value-type="float" office:value="3.84999999999991" calcext:value-type="float">
            <text:p>3.85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176205573351" calcext:value-type="float">
            <text:p>0.17621</text:p>
          </table:table-cell>
          <table:table-cell office:value-type="float" office:value="1235.11" calcext:value-type="float">
            <text:p>1235.1</text:p>
          </table:table-cell>
          <table:table-cell table:formula="of:=[.C159]-[.C160]" office:value-type="float" office:value="3.88000000000011" calcext:value-type="float">
            <text:p>3.88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17880219839" calcext:value-type="float">
            <text:p>0.17880</text:p>
          </table:table-cell>
          <table:table-cell office:value-type="float" office:value="1231.22" calcext:value-type="float">
            <text:p>1231.2</text:p>
          </table:table-cell>
          <table:table-cell table:formula="of:=[.C160]-[.C161]" office:value-type="float" office:value="3.88999999999987" calcext:value-type="float">
            <text:p>3.89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181413118909" calcext:value-type="float">
            <text:p>0.18141</text:p>
          </table:table-cell>
          <table:table-cell office:value-type="float" office:value="1227.31" calcext:value-type="float">
            <text:p>1227.3</text:p>
          </table:table-cell>
          <table:table-cell table:formula="of:=[.C161]-[.C162]" office:value-type="float" office:value="3.91000000000008" calcext:value-type="float">
            <text:p>3.91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184038217756" calcext:value-type="float">
            <text:p>0.18404</text:p>
          </table:table-cell>
          <table:table-cell office:value-type="float" office:value="1223.37" calcext:value-type="float">
            <text:p>1223.4</text:p>
          </table:table-cell>
          <table:table-cell table:formula="of:=[.C162]-[.C163]" office:value-type="float" office:value="3.94000000000005" calcext:value-type="float">
            <text:p>3.94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186677377145" calcext:value-type="float">
            <text:p>0.18668</text:p>
          </table:table-cell>
          <table:table-cell office:value-type="float" office:value="1219.41" calcext:value-type="float">
            <text:p>1219.4</text:p>
          </table:table-cell>
          <table:table-cell table:formula="of:=[.C163]-[.C164]" office:value-type="float" office:value="3.95999999999981" calcext:value-type="float">
            <text:p>3.96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189330478657" calcext:value-type="float">
            <text:p>0.18933</text:p>
          </table:table-cell>
          <table:table-cell office:value-type="float" office:value="1215.44" calcext:value-type="float">
            <text:p>1215.4</text:p>
          </table:table-cell>
          <table:table-cell table:formula="of:=[.C164]-[.C165]" office:value-type="float" office:value="3.97000000000003" calcext:value-type="float">
            <text:p>3.97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191997403249" calcext:value-type="float">
            <text:p>0.19200</text:p>
          </table:table-cell>
          <table:table-cell office:value-type="float" office:value="1211.44" calcext:value-type="float">
            <text:p>1211.4</text:p>
          </table:table-cell>
          <table:table-cell table:formula="of:=[.C165]-[.C166]" office:value-type="float" office:value="4" calcext:value-type="float">
            <text:p>4.0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194678031256" calcext:value-type="float">
            <text:p>0.19468</text:p>
          </table:table-cell>
          <table:table-cell office:value-type="float" office:value="1207.42" calcext:value-type="float">
            <text:p>1207.4</text:p>
          </table:table-cell>
          <table:table-cell table:formula="of:=[.C166]-[.C167]" office:value-type="float" office:value="4.01999999999998" calcext:value-type="float">
            <text:p>4.02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1973722424" calcext:value-type="float">
            <text:p>0.19737</text:p>
          </table:table-cell>
          <table:table-cell office:value-type="float" office:value="1203.38" calcext:value-type="float">
            <text:p>1203.4</text:p>
          </table:table-cell>
          <table:table-cell table:formula="of:=[.C167]-[.C168]" office:value-type="float" office:value="4.03999999999996" calcext:value-type="float">
            <text:p>4.04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200079915794" calcext:value-type="float">
            <text:p>0.20008</text:p>
          </table:table-cell>
          <table:table-cell office:value-type="float" office:value="1199.32" calcext:value-type="float">
            <text:p>1199.3</text:p>
          </table:table-cell>
          <table:table-cell table:formula="of:=[.C168]-[.C169]" office:value-type="float" office:value="4.06000000000017" calcext:value-type="float">
            <text:p>4.06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202800929943" calcext:value-type="float">
            <text:p>0.20280</text:p>
          </table:table-cell>
          <table:table-cell office:value-type="float" office:value="1195.24" calcext:value-type="float">
            <text:p>1195.2</text:p>
          </table:table-cell>
          <table:table-cell table:formula="of:=[.C169]-[.C170]" office:value-type="float" office:value="4.07999999999993" calcext:value-type="float">
            <text:p>4.08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205535162758" calcext:value-type="float">
            <text:p>0.20554</text:p>
          </table:table-cell>
          <table:table-cell office:value-type="float" office:value="1191.14" calcext:value-type="float">
            <text:p>1191.1</text:p>
          </table:table-cell>
          <table:table-cell table:formula="of:=[.C170]-[.C171]" office:value-type="float" office:value="4.09999999999991" calcext:value-type="float">
            <text:p>4.1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208282491555" calcext:value-type="float">
            <text:p>0.20828</text:p>
          </table:table-cell>
          <table:table-cell office:value-type="float" office:value="1187.02" calcext:value-type="float">
            <text:p>1187.0</text:p>
          </table:table-cell>
          <table:table-cell table:formula="of:=[.C171]-[.C172]" office:value-type="float" office:value="4.12000000000012" calcext:value-type="float">
            <text:p>4.12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211042793062" calcext:value-type="float">
            <text:p>0.21104</text:p>
          </table:table-cell>
          <table:table-cell office:value-type="float" office:value="1182.88" calcext:value-type="float">
            <text:p>1182.9</text:p>
          </table:table-cell>
          <table:table-cell table:formula="of:=[.C172]-[.C173]" office:value-type="float" office:value="4.13999999999987" calcext:value-type="float">
            <text:p>4.14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213815943424" calcext:value-type="float">
            <text:p>0.21382</text:p>
          </table:table-cell>
          <table:table-cell office:value-type="float" office:value="1178.73" calcext:value-type="float">
            <text:p>1178.7</text:p>
          </table:table-cell>
          <table:table-cell table:formula="of:=[.C173]-[.C174]" office:value-type="float" office:value="4.15000000000009" calcext:value-type="float">
            <text:p>4.15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216601818213" calcext:value-type="float">
            <text:p>0.21660</text:p>
          </table:table-cell>
          <table:table-cell office:value-type="float" office:value="1174.55" calcext:value-type="float">
            <text:p>1174.6</text:p>
          </table:table-cell>
          <table:table-cell table:formula="of:=[.C174]-[.C175]" office:value-type="float" office:value="4.18000000000006" calcext:value-type="float">
            <text:p>4.18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219400292427" calcext:value-type="float">
            <text:p>0.21940</text:p>
          </table:table-cell>
          <table:table-cell office:value-type="float" office:value="1170.35" calcext:value-type="float">
            <text:p>1170.4</text:p>
          </table:table-cell>
          <table:table-cell table:formula="of:=[.C175]-[.C176]" office:value-type="float" office:value="4.20000000000005" calcext:value-type="float">
            <text:p>4.2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222211240499" calcext:value-type="float">
            <text:p>0.22221</text:p>
          </table:table-cell>
          <table:table-cell office:value-type="float" office:value="1166.14" calcext:value-type="float">
            <text:p>1166.1</text:p>
          </table:table-cell>
          <table:table-cell table:formula="of:=[.C176]-[.C177]" office:value-type="float" office:value="4.20999999999981" calcext:value-type="float">
            <text:p>4.21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225034536303" calcext:value-type="float">
            <text:p>0.22503</text:p>
          </table:table-cell>
          <table:table-cell office:value-type="float" office:value="1161.91" calcext:value-type="float">
            <text:p>1161.9</text:p>
          </table:table-cell>
          <table:table-cell table:formula="of:=[.C177]-[.C178]" office:value-type="float" office:value="4.23000000000002" calcext:value-type="float">
            <text:p>4.23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22787005316" calcext:value-type="float">
            <text:p>0.22787</text:p>
          </table:table-cell>
          <table:table-cell office:value-type="float" office:value="1157.65" calcext:value-type="float">
            <text:p>1157.7</text:p>
          </table:table-cell>
          <table:table-cell table:formula="of:=[.C178]-[.C179]" office:value-type="float" office:value="4.25999999999999" calcext:value-type="float">
            <text:p>4.26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230717663839" calcext:value-type="float">
            <text:p>0.23072</text:p>
          </table:table-cell>
          <table:table-cell office:value-type="float" office:value="1153.39" calcext:value-type="float">
            <text:p>1153.4</text:p>
          </table:table-cell>
          <table:table-cell table:formula="of:=[.C179]-[.C180]" office:value-type="float" office:value="4.25999999999999" calcext:value-type="float">
            <text:p>4.26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233577240571" calcext:value-type="float">
            <text:p>0.23358</text:p>
          </table:table-cell>
          <table:table-cell office:value-type="float" office:value="1149.1" calcext:value-type="float">
            <text:p>1149.1</text:p>
          </table:table-cell>
          <table:table-cell table:formula="of:=[.C180]-[.C181]" office:value-type="float" office:value="4.29000000000019" calcext:value-type="float">
            <text:p>4.29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236448655047" calcext:value-type="float">
            <text:p>0.23645</text:p>
          </table:table-cell>
          <table:table-cell office:value-type="float" office:value="1144.79" calcext:value-type="float">
            <text:p>1144.8</text:p>
          </table:table-cell>
          <table:table-cell table:formula="of:=[.C181]-[.C182]" office:value-type="float" office:value="4.30999999999995" calcext:value-type="float">
            <text:p>4.31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239331778428" calcext:value-type="float">
            <text:p>0.23933</text:p>
          </table:table-cell>
          <table:table-cell office:value-type="float" office:value="1140.47" calcext:value-type="float">
            <text:p>1140.5</text:p>
          </table:table-cell>
          <table:table-cell table:formula="of:=[.C182]-[.C183]" office:value-type="float" office:value="4.31999999999994" calcext:value-type="float">
            <text:p>4.32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242226481348" calcext:value-type="float">
            <text:p>0.24223</text:p>
          </table:table-cell>
          <table:table-cell office:value-type="float" office:value="1136.13" calcext:value-type="float">
            <text:p>1136.1</text:p>
          </table:table-cell>
          <table:table-cell table:formula="of:=[.C183]-[.C184]" office:value-type="float" office:value="4.33999999999992" calcext:value-type="float">
            <text:p>4.34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245132633925" calcext:value-type="float">
            <text:p>0.24513</text:p>
          </table:table-cell>
          <table:table-cell office:value-type="float" office:value="1131.77" calcext:value-type="float">
            <text:p>1131.8</text:p>
          </table:table-cell>
          <table:table-cell table:formula="of:=[.C184]-[.C185]" office:value-type="float" office:value="4.36000000000013" calcext:value-type="float">
            <text:p>4.36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248050105759" calcext:value-type="float">
            <text:p>0.24805</text:p>
          </table:table-cell>
          <table:table-cell office:value-type="float" office:value="1127.4" calcext:value-type="float">
            <text:p>1127.4</text:p>
          </table:table-cell>
          <table:table-cell table:formula="of:=[.C185]-[.C186]" office:value-type="float" office:value="4.36999999999989" calcext:value-type="float">
            <text:p>4.37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250978765946" calcext:value-type="float">
            <text:p>0.25098</text:p>
          </table:table-cell>
          <table:table-cell office:value-type="float" office:value="1123.01" calcext:value-type="float">
            <text:p>1123.0</text:p>
          </table:table-cell>
          <table:table-cell table:formula="of:=[.C186]-[.C187]" office:value-type="float" office:value="4.3900000000001" calcext:value-type="float">
            <text:p>4.39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253918483076" calcext:value-type="float">
            <text:p>0.25392</text:p>
          </table:table-cell>
          <table:table-cell office:value-type="float" office:value="1118.6" calcext:value-type="float">
            <text:p>1118.6</text:p>
          </table:table-cell>
          <table:table-cell table:formula="of:=[.C187]-[.C188]" office:value-type="float" office:value="4.41000000000008" calcext:value-type="float">
            <text:p>4.41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256869125247" calcext:value-type="float">
            <text:p>0.25687</text:p>
          </table:table-cell>
          <table:table-cell office:value-type="float" office:value="1114.18" calcext:value-type="float">
            <text:p>1114.2</text:p>
          </table:table-cell>
          <table:table-cell table:formula="of:=[.C188]-[.C189]" office:value-type="float" office:value="4.41999999999985" calcext:value-type="float">
            <text:p>4.42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259830560064" calcext:value-type="float">
            <text:p>0.25983</text:p>
          </table:table-cell>
          <table:table-cell office:value-type="float" office:value="1109.74" calcext:value-type="float">
            <text:p>1109.7</text:p>
          </table:table-cell>
          <table:table-cell table:formula="of:=[.C189]-[.C190]" office:value-type="float" office:value="4.44000000000005" calcext:value-type="float">
            <text:p>4.44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262802654648" calcext:value-type="float">
            <text:p>0.26280</text:p>
          </table:table-cell>
          <table:table-cell office:value-type="float" office:value="1105.28" calcext:value-type="float">
            <text:p>1105.3</text:p>
          </table:table-cell>
          <table:table-cell table:formula="of:=[.C190]-[.C191]" office:value-type="float" office:value="4.46000000000004" calcext:value-type="float">
            <text:p>4.46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265785275643" calcext:value-type="float">
            <text:p>0.26579</text:p>
          </table:table-cell>
          <table:table-cell office:value-type="float" office:value="1100.81" calcext:value-type="float">
            <text:p>1100.8</text:p>
          </table:table-cell>
          <table:table-cell table:formula="of:=[.C191]-[.C192]" office:value-type="float" office:value="4.47000000000003" calcext:value-type="float">
            <text:p>4.47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268778289219" calcext:value-type="float">
            <text:p>0.26878</text:p>
          </table:table-cell>
          <table:table-cell office:value-type="float" office:value="1096.32" calcext:value-type="float">
            <text:p>1096.3</text:p>
          </table:table-cell>
          <table:table-cell table:formula="of:=[.C192]-[.C193]" office:value-type="float" office:value="4.49000000000001" calcext:value-type="float">
            <text:p>4.49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271781561081" calcext:value-type="float">
            <text:p>0.27178</text:p>
          </table:table-cell>
          <table:table-cell office:value-type="float" office:value="1091.82" calcext:value-type="float">
            <text:p>1091.8</text:p>
          </table:table-cell>
          <table:table-cell table:formula="of:=[.C193]-[.C194]" office:value-type="float" office:value="4.5" calcext:value-type="float">
            <text:p>4.5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274794956475" calcext:value-type="float">
            <text:p>0.27479</text:p>
          </table:table-cell>
          <table:table-cell office:value-type="float" office:value="1087.3" calcext:value-type="float">
            <text:p>1087.3</text:p>
          </table:table-cell>
          <table:table-cell table:formula="of:=[.C194]-[.C195]" office:value-type="float" office:value="4.51999999999998" calcext:value-type="float">
            <text:p>4.52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277818340188" calcext:value-type="float">
            <text:p>0.27782</text:p>
          </table:table-cell>
          <table:table-cell office:value-type="float" office:value="1082.77" calcext:value-type="float">
            <text:p>1082.8</text:p>
          </table:table-cell>
          <table:table-cell table:formula="of:=[.C195]-[.C196]" office:value-type="float" office:value="4.52999999999997" calcext:value-type="float">
            <text:p>4.53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280851576564" calcext:value-type="float">
            <text:p>0.28085</text:p>
          </table:table-cell>
          <table:table-cell office:value-type="float" office:value="1078.22" calcext:value-type="float">
            <text:p>1078.2</text:p>
          </table:table-cell>
          <table:table-cell table:formula="of:=[.C196]-[.C197]" office:value-type="float" office:value="4.54999999999995" calcext:value-type="float">
            <text:p>4.55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283894529503" calcext:value-type="float">
            <text:p>0.28389</text:p>
          </table:table-cell>
          <table:table-cell office:value-type="float" office:value="1073.66" calcext:value-type="float">
            <text:p>1073.7</text:p>
          </table:table-cell>
          <table:table-cell table:formula="of:=[.C197]-[.C198]" office:value-type="float" office:value="4.55999999999995" calcext:value-type="float">
            <text:p>4.56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286947062468" calcext:value-type="float">
            <text:p>0.28695</text:p>
          </table:table-cell>
          <table:table-cell office:value-type="float" office:value="1069.08" calcext:value-type="float">
            <text:p>1069.1</text:p>
          </table:table-cell>
          <table:table-cell table:formula="of:=[.C198]-[.C199]" office:value-type="float" office:value="4.58000000000015" calcext:value-type="float">
            <text:p>4.58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290009038492" calcext:value-type="float">
            <text:p>0.29001</text:p>
          </table:table-cell>
          <table:table-cell office:value-type="float" office:value="1064.49" calcext:value-type="float">
            <text:p>1064.5</text:p>
          </table:table-cell>
          <table:table-cell table:formula="of:=[.C199]-[.C200]" office:value-type="float" office:value="4.58999999999992" calcext:value-type="float">
            <text:p>4.59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293080320188" calcext:value-type="float">
            <text:p>0.29308</text:p>
          </table:table-cell>
          <table:table-cell office:value-type="float" office:value="1059.88" calcext:value-type="float">
            <text:p>1059.9</text:p>
          </table:table-cell>
          <table:table-cell table:formula="of:=[.C200]-[.C201]" office:value-type="float" office:value="4.6099999999999" calcext:value-type="float">
            <text:p>4.61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296160769746" calcext:value-type="float">
            <text:p>0.29616</text:p>
          </table:table-cell>
          <table:table-cell office:value-type="float" office:value="1055.27" calcext:value-type="float">
            <text:p>1055.3</text:p>
          </table:table-cell>
          <table:table-cell table:formula="of:=[.C201]-[.C202]" office:value-type="float" office:value="4.61000000000013" calcext:value-type="float">
            <text:p>4.61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299250248949" calcext:value-type="float">
            <text:p>0.29925</text:p>
          </table:table-cell>
          <table:table-cell office:value-type="float" office:value="1050.63" calcext:value-type="float">
            <text:p>1050.6</text:p>
          </table:table-cell>
          <table:table-cell table:formula="of:=[.C202]-[.C203]" office:value-type="float" office:value="4.63999999999987" calcext:value-type="float">
            <text:p>4.64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302348619173" calcext:value-type="float">
            <text:p>0.30235</text:p>
          </table:table-cell>
          <table:table-cell office:value-type="float" office:value="1045.99" calcext:value-type="float">
            <text:p>1046.0</text:p>
          </table:table-cell>
          <table:table-cell table:formula="of:=[.C203]-[.C204]" office:value-type="float" office:value="4.6400000000001" calcext:value-type="float">
            <text:p>4.64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305455741395" calcext:value-type="float">
            <text:p>0.30546</text:p>
          </table:table-cell>
          <table:table-cell office:value-type="float" office:value="1041.33" calcext:value-type="float">
            <text:p>1041.3</text:p>
          </table:table-cell>
          <table:table-cell table:formula="of:=[.C204]-[.C205]" office:value-type="float" office:value="4.66000000000008" calcext:value-type="float">
            <text:p>4.66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3085714762" calcext:value-type="float">
            <text:p>0.30857</text:p>
          </table:table-cell>
          <table:table-cell office:value-type="float" office:value="1036.66" calcext:value-type="float">
            <text:p>1036.7</text:p>
          </table:table-cell>
          <table:table-cell table:formula="of:=[.C205]-[.C206]" office:value-type="float" office:value="4.66999999999985" calcext:value-type="float">
            <text:p>4.67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311695683785" calcext:value-type="float">
            <text:p>0.31170</text:p>
          </table:table-cell>
          <table:table-cell office:value-type="float" office:value="1031.97" calcext:value-type="float">
            <text:p>1032.0</text:p>
          </table:table-cell>
          <table:table-cell table:formula="of:=[.C206]-[.C207]" office:value-type="float" office:value="4.69000000000005" calcext:value-type="float">
            <text:p>4.69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31482822397" calcext:value-type="float">
            <text:p>0.31483</text:p>
          </table:table-cell>
          <table:table-cell office:value-type="float" office:value="1027.28" calcext:value-type="float">
            <text:p>1027.3</text:p>
          </table:table-cell>
          <table:table-cell table:formula="of:=[.C207]-[.C208]" office:value-type="float" office:value="4.69000000000005" calcext:value-type="float">
            <text:p>4.69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317968956197" calcext:value-type="float">
            <text:p>0.31797</text:p>
          </table:table-cell>
          <table:table-cell office:value-type="float" office:value="1022.57" calcext:value-type="float">
            <text:p>1022.6</text:p>
          </table:table-cell>
          <table:table-cell table:formula="of:=[.C208]-[.C209]" office:value-type="float" office:value="4.70999999999992" calcext:value-type="float">
            <text:p>4.71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321117739544" calcext:value-type="float">
            <text:p>0.32112</text:p>
          </table:table-cell>
          <table:table-cell office:value-type="float" office:value="1017.85" calcext:value-type="float">
            <text:p>1017.9</text:p>
          </table:table-cell>
          <table:table-cell table:formula="of:=[.C209]-[.C210]" office:value-type="float" office:value="4.72000000000003" calcext:value-type="float">
            <text:p>4.72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324274432725" calcext:value-type="float">
            <text:p>0.32427</text:p>
          </table:table-cell>
          <table:table-cell office:value-type="float" office:value="1013.12" calcext:value-type="float">
            <text:p>1013.1</text:p>
          </table:table-cell>
          <table:table-cell table:formula="of:=[.C210]-[.C211]" office:value-type="float" office:value="4.73000000000002" calcext:value-type="float">
            <text:p>4.73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327438894102" calcext:value-type="float">
            <text:p>0.32744</text:p>
          </table:table-cell>
          <table:table-cell office:value-type="float" office:value="1008.37" calcext:value-type="float">
            <text:p>1008.4</text:p>
          </table:table-cell>
          <table:table-cell table:formula="of:=[.C211]-[.C212]" office:value-type="float" office:value="4.75" calcext:value-type="float">
            <text:p>4.75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330610981685" calcext:value-type="float">
            <text:p>0.33061</text:p>
          </table:table-cell>
          <table:table-cell office:value-type="float" office:value="1003.61" calcext:value-type="float">
            <text:p>1003.6</text:p>
          </table:table-cell>
          <table:table-cell table:formula="of:=[.C212]-[.C213]" office:value-type="float" office:value="4.75999999999999" calcext:value-type="float">
            <text:p>4.76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333790553145" calcext:value-type="float">
            <text:p>0.33379</text:p>
          </table:table-cell>
          <table:table-cell office:value-type="float" office:value="998.848" calcext:value-type="float">
            <text:p>998.8</text:p>
          </table:table-cell>
          <table:table-cell table:formula="of:=[.C213]-[.C214]" office:value-type="float" office:value="4.76200000000006" calcext:value-type="float">
            <text:p>4.762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336977465815" calcext:value-type="float">
            <text:p>0.33698</text:p>
          </table:table-cell>
          <table:table-cell office:value-type="float" office:value="994.07" calcext:value-type="float">
            <text:p>994.1</text:p>
          </table:table-cell>
          <table:table-cell table:formula="of:=[.C214]-[.C215]" office:value-type="float" office:value="4.77799999999991" calcext:value-type="float">
            <text:p>4.778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3401715767" calcext:value-type="float">
            <text:p>0.34017</text:p>
          </table:table-cell>
          <table:table-cell office:value-type="float" office:value="989.281" calcext:value-type="float">
            <text:p>989.3</text:p>
          </table:table-cell>
          <table:table-cell table:formula="of:=[.C215]-[.C216]" office:value-type="float" office:value="4.7890000000001" calcext:value-type="float">
            <text:p>4.789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343372742481" calcext:value-type="float">
            <text:p>0.34337</text:p>
          </table:table-cell>
          <table:table-cell office:value-type="float" office:value="984.481" calcext:value-type="float">
            <text:p>984.5</text:p>
          </table:table-cell>
          <table:table-cell table:formula="of:=[.C216]-[.C217]" office:value-type="float" office:value="4.79999999999995" calcext:value-type="float">
            <text:p>4.8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346580819523" calcext:value-type="float">
            <text:p>0.34658</text:p>
          </table:table-cell>
          <table:table-cell office:value-type="float" office:value="979.671" calcext:value-type="float">
            <text:p>979.7</text:p>
          </table:table-cell>
          <table:table-cell table:formula="of:=[.C217]-[.C218]" office:value-type="float" office:value="4.80999999999995" calcext:value-type="float">
            <text:p>4.81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349795663881" calcext:value-type="float">
            <text:p>0.34980</text:p>
          </table:table-cell>
          <table:table-cell office:value-type="float" office:value="974.851" calcext:value-type="float">
            <text:p>974.9</text:p>
          </table:table-cell>
          <table:table-cell table:formula="of:=[.C218]-[.C219]" office:value-type="float" office:value="4.82000000000005" calcext:value-type="float">
            <text:p>4.82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353017131306" calcext:value-type="float">
            <text:p>0.35302</text:p>
          </table:table-cell>
          <table:table-cell office:value-type="float" office:value="970.021" calcext:value-type="float">
            <text:p>970.0</text:p>
          </table:table-cell>
          <table:table-cell table:formula="of:=[.C219]-[.C220]" office:value-type="float" office:value="4.83000000000004" calcext:value-type="float">
            <text:p>4.83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356245077252" calcext:value-type="float">
            <text:p>0.35625</text:p>
          </table:table-cell>
          <table:table-cell office:value-type="float" office:value="965.182" calcext:value-type="float">
            <text:p>965.2</text:p>
          </table:table-cell>
          <table:table-cell table:formula="of:=[.C220]-[.C221]" office:value-type="float" office:value="4.83899999999994" calcext:value-type="float">
            <text:p>4.839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359479356883" calcext:value-type="float">
            <text:p>0.35948</text:p>
          </table:table-cell>
          <table:table-cell office:value-type="float" office:value="960.333" calcext:value-type="float">
            <text:p>960.3</text:p>
          </table:table-cell>
          <table:table-cell table:formula="of:=[.C221]-[.C222]" office:value-type="float" office:value="4.84900000000005" calcext:value-type="float">
            <text:p>4.849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362719825076" calcext:value-type="float">
            <text:p>0.36272</text:p>
          </table:table-cell>
          <table:table-cell office:value-type="float" office:value="955.474" calcext:value-type="float">
            <text:p>955.5</text:p>
          </table:table-cell>
          <table:table-cell table:formula="of:=[.C222]-[.C223]" office:value-type="float" office:value="4.85899999999992" calcext:value-type="float">
            <text:p>4.859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365966336435" calcext:value-type="float">
            <text:p>0.36597</text:p>
          </table:table-cell>
          <table:table-cell office:value-type="float" office:value="950.607" calcext:value-type="float">
            <text:p>950.6</text:p>
          </table:table-cell>
          <table:table-cell table:formula="of:=[.C223]-[.C224]" office:value-type="float" office:value="4.86700000000008" calcext:value-type="float">
            <text:p>4.867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369218745288" calcext:value-type="float">
            <text:p>0.36922</text:p>
          </table:table-cell>
          <table:table-cell office:value-type="float" office:value="945.73" calcext:value-type="float">
            <text:p>945.7</text:p>
          </table:table-cell>
          <table:table-cell table:formula="of:=[.C224]-[.C225]" office:value-type="float" office:value="4.87699999999995" calcext:value-type="float">
            <text:p>4.877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372476905702" calcext:value-type="float">
            <text:p>0.37248</text:p>
          </table:table-cell>
          <table:table-cell office:value-type="float" office:value="940.845" calcext:value-type="float">
            <text:p>940.8</text:p>
          </table:table-cell>
          <table:table-cell table:formula="of:=[.C225]-[.C226]" office:value-type="float" office:value="4.88499999999999" calcext:value-type="float">
            <text:p>4.885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375740671485" calcext:value-type="float">
            <text:p>0.37574</text:p>
          </table:table-cell>
          <table:table-cell office:value-type="float" office:value="935.952" calcext:value-type="float">
            <text:p>936.0</text:p>
          </table:table-cell>
          <table:table-cell table:formula="of:=[.C226]-[.C227]" office:value-type="float" office:value="4.89300000000003" calcext:value-type="float">
            <text:p>4.89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379009896191" calcext:value-type="float">
            <text:p>0.37901</text:p>
          </table:table-cell>
          <table:table-cell office:value-type="float" office:value="931.05" calcext:value-type="float">
            <text:p>931.1</text:p>
          </table:table-cell>
          <table:table-cell table:formula="of:=[.C227]-[.C228]" office:value-type="float" office:value="4.90200000000004" calcext:value-type="float">
            <text:p>4.902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382284433133" calcext:value-type="float">
            <text:p>0.38228</text:p>
          </table:table-cell>
          <table:table-cell office:value-type="float" office:value="926.141" calcext:value-type="float">
            <text:p>926.1</text:p>
          </table:table-cell>
          <table:table-cell table:formula="of:=[.C228]-[.C229]" office:value-type="float" office:value="4.90899999999999" calcext:value-type="float">
            <text:p>4.909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385564135383" calcext:value-type="float">
            <text:p>0.38556</text:p>
          </table:table-cell>
          <table:table-cell office:value-type="float" office:value="921.224" calcext:value-type="float">
            <text:p>921.2</text:p>
          </table:table-cell>
          <table:table-cell table:formula="of:=[.C229]-[.C230]" office:value-type="float" office:value="4.91699999999992" calcext:value-type="float">
            <text:p>4.917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388848855782" calcext:value-type="float">
            <text:p>0.38885</text:p>
          </table:table-cell>
          <table:table-cell office:value-type="float" office:value="916.299" calcext:value-type="float">
            <text:p>916.3</text:p>
          </table:table-cell>
          <table:table-cell table:formula="of:=[.C230]-[.C231]" office:value-type="float" office:value="4.92500000000007" calcext:value-type="float">
            <text:p>4.925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392138446946" calcext:value-type="float">
            <text:p>0.39214</text:p>
          </table:table-cell>
          <table:table-cell office:value-type="float" office:value="911.367" calcext:value-type="float">
            <text:p>911.4</text:p>
          </table:table-cell>
          <table:table-cell table:formula="of:=[.C231]-[.C232]" office:value-type="float" office:value="4.93200000000002" calcext:value-type="float">
            <text:p>4.932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395432761273" calcext:value-type="float">
            <text:p>0.39543</text:p>
          </table:table-cell>
          <table:table-cell office:value-type="float" office:value="906.428" calcext:value-type="float">
            <text:p>906.4</text:p>
          </table:table-cell>
          <table:table-cell table:formula="of:=[.C232]-[.C233]" office:value-type="float" office:value="4.93899999999996" calcext:value-type="float">
            <text:p>4.939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398731650947" calcext:value-type="float">
            <text:p>0.39873</text:p>
          </table:table-cell>
          <table:table-cell office:value-type="float" office:value="901.482" calcext:value-type="float">
            <text:p>901.5</text:p>
          </table:table-cell>
          <table:table-cell table:formula="of:=[.C233]-[.C234]" office:value-type="float" office:value="4.94600000000003" calcext:value-type="float">
            <text:p>4.946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402034967948" calcext:value-type="float">
            <text:p>0.40203</text:p>
          </table:table-cell>
          <table:table-cell office:value-type="float" office:value="896.529" calcext:value-type="float">
            <text:p>896.5</text:p>
          </table:table-cell>
          <table:table-cell table:formula="of:=[.C234]-[.C235]" office:value-type="float" office:value="4.95299999999997" calcext:value-type="float">
            <text:p>4.95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405342564059" calcext:value-type="float">
            <text:p>0.40534</text:p>
          </table:table-cell>
          <table:table-cell office:value-type="float" office:value="891.57" calcext:value-type="float">
            <text:p>891.6</text:p>
          </table:table-cell>
          <table:table-cell table:formula="of:=[.C235]-[.C236]" office:value-type="float" office:value="4.95899999999995" calcext:value-type="float">
            <text:p>4.959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408654290868" calcext:value-type="float">
            <text:p>0.40865</text:p>
          </table:table-cell>
          <table:table-cell office:value-type="float" office:value="886.605" calcext:value-type="float">
            <text:p>886.6</text:p>
          </table:table-cell>
          <table:table-cell table:formula="of:=[.C236]-[.C237]" office:value-type="float" office:value="4.96500000000003" calcext:value-type="float">
            <text:p>4.965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41196999978" calcext:value-type="float">
            <text:p>0.41197</text:p>
          </table:table-cell>
          <table:table-cell office:value-type="float" office:value="881.633" calcext:value-type="float">
            <text:p>881.6</text:p>
          </table:table-cell>
          <table:table-cell table:formula="of:=[.C237]-[.C238]" office:value-type="float" office:value="4.97199999999998" calcext:value-type="float">
            <text:p>4.972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415289542019" calcext:value-type="float">
            <text:p>0.41529</text:p>
          </table:table-cell>
          <table:table-cell office:value-type="float" office:value="876.656" calcext:value-type="float">
            <text:p>876.7</text:p>
          </table:table-cell>
          <table:table-cell table:formula="of:=[.C238]-[.C239]" office:value-type="float" office:value="4.97700000000009" calcext:value-type="float">
            <text:p>4.977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41861276864" calcext:value-type="float">
            <text:p>0.41861</text:p>
          </table:table-cell>
          <table:table-cell office:value-type="float" office:value="871.674" calcext:value-type="float">
            <text:p>871.7</text:p>
          </table:table-cell>
          <table:table-cell table:formula="of:=[.C239]-[.C240]" office:value-type="float" office:value="4.98199999999997" calcext:value-type="float">
            <text:p>4.982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42193953053" calcext:value-type="float">
            <text:p>0.42194</text:p>
          </table:table-cell>
          <table:table-cell office:value-type="float" office:value="866.686" calcext:value-type="float">
            <text:p>866.7</text:p>
          </table:table-cell>
          <table:table-cell table:formula="of:=[.C240]-[.C241]" office:value-type="float" office:value="4.98799999999994" calcext:value-type="float">
            <text:p>4.988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425269678419" calcext:value-type="float">
            <text:p>0.42527</text:p>
          </table:table-cell>
          <table:table-cell office:value-type="float" office:value="861.693" calcext:value-type="float">
            <text:p>861.7</text:p>
          </table:table-cell>
          <table:table-cell table:formula="of:=[.C241]-[.C242]" office:value-type="float" office:value="4.99300000000005" calcext:value-type="float">
            <text:p>4.99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428603062884" calcext:value-type="float">
            <text:p>0.42860</text:p>
          </table:table-cell>
          <table:table-cell office:value-type="float" office:value="856.695" calcext:value-type="float">
            <text:p>856.7</text:p>
          </table:table-cell>
          <table:table-cell table:formula="of:=[.C242]-[.C243]" office:value-type="float" office:value="4.99799999999993" calcext:value-type="float">
            <text:p>4.998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431939534358" calcext:value-type="float">
            <text:p>0.43194</text:p>
          </table:table-cell>
          <table:table-cell office:value-type="float" office:value="851.693" calcext:value-type="float">
            <text:p>851.7</text:p>
          </table:table-cell>
          <table:table-cell table:formula="of:=[.C243]-[.C244]" office:value-type="float" office:value="5.00200000000007" calcext:value-type="float">
            <text:p>5.002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435278943135" calcext:value-type="float">
            <text:p>0.43528</text:p>
          </table:table-cell>
          <table:table-cell office:value-type="float" office:value="846.686" calcext:value-type="float">
            <text:p>846.7</text:p>
          </table:table-cell>
          <table:table-cell table:formula="of:=[.C244]-[.C245]" office:value-type="float" office:value="5.00699999999995" calcext:value-type="float">
            <text:p>5.007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438621139375" calcext:value-type="float">
            <text:p>0.43862</text:p>
          </table:table-cell>
          <table:table-cell office:value-type="float" office:value="841.675" calcext:value-type="float">
            <text:p>841.7</text:p>
          </table:table-cell>
          <table:table-cell table:formula="of:=[.C245]-[.C246]" office:value-type="float" office:value="5.01100000000008" calcext:value-type="float">
            <text:p>5.011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441965973117" calcext:value-type="float">
            <text:p>0.44197</text:p>
          </table:table-cell>
          <table:table-cell office:value-type="float" office:value="836.66" calcext:value-type="float">
            <text:p>836.7</text:p>
          </table:table-cell>
          <table:table-cell table:formula="of:=[.C246]-[.C247]" office:value-type="float" office:value="5.01499999999999" calcext:value-type="float">
            <text:p>5.015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445313294279" calcext:value-type="float">
            <text:p>0.44531</text:p>
          </table:table-cell>
          <table:table-cell office:value-type="float" office:value="831.642" calcext:value-type="float">
            <text:p>831.6</text:p>
          </table:table-cell>
          <table:table-cell table:formula="of:=[.C247]-[.C248]" office:value-type="float" office:value="5.01799999999992" calcext:value-type="float">
            <text:p>5.018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448662952667" calcext:value-type="float">
            <text:p>0.44866</text:p>
          </table:table-cell>
          <table:table-cell office:value-type="float" office:value="826.62" calcext:value-type="float">
            <text:p>826.6</text:p>
          </table:table-cell>
          <table:table-cell table:formula="of:=[.C248]-[.C249]" office:value-type="float" office:value="5.02200000000005" calcext:value-type="float">
            <text:p>5.022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452014797985" calcext:value-type="float">
            <text:p>0.45201</text:p>
          </table:table-cell>
          <table:table-cell office:value-type="float" office:value="821.594" calcext:value-type="float">
            <text:p>821.6</text:p>
          </table:table-cell>
          <table:table-cell table:formula="of:=[.C249]-[.C250]" office:value-type="float" office:value="5.02599999999995" calcext:value-type="float">
            <text:p>5.026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455368679835" calcext:value-type="float">
            <text:p>0.45537</text:p>
          </table:table-cell>
          <table:table-cell office:value-type="float" office:value="816.566" calcext:value-type="float">
            <text:p>816.6</text:p>
          </table:table-cell>
          <table:table-cell table:formula="of:=[.C250]-[.C251]" office:value-type="float" office:value="5.02800000000002" calcext:value-type="float">
            <text:p>5.028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458724447731" calcext:value-type="float">
            <text:p>0.45872</text:p>
          </table:table-cell>
          <table:table-cell office:value-type="float" office:value="811.534" calcext:value-type="float">
            <text:p>811.5</text:p>
          </table:table-cell>
          <table:table-cell table:formula="of:=[.C251]-[.C252]" office:value-type="float" office:value="5.03200000000004" calcext:value-type="float">
            <text:p>5.032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4620819511" calcext:value-type="float">
            <text:p>0.46208</text:p>
          </table:table-cell>
          <table:table-cell office:value-type="float" office:value="806.501" calcext:value-type="float">
            <text:p>806.5</text:p>
          </table:table-cell>
          <table:table-cell table:formula="of:=[.C252]-[.C253]" office:value-type="float" office:value="5.03300000000002" calcext:value-type="float">
            <text:p>5.03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465441039292" calcext:value-type="float">
            <text:p>0.46544</text:p>
          </table:table-cell>
          <table:table-cell office:value-type="float" office:value="801.464" calcext:value-type="float">
            <text:p>801.5</text:p>
          </table:table-cell>
          <table:table-cell table:formula="of:=[.C253]-[.C254]" office:value-type="float" office:value="5.03699999999992" calcext:value-type="float">
            <text:p>5.037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468801561587" calcext:value-type="float">
            <text:p>0.46880</text:p>
          </table:table-cell>
          <table:table-cell office:value-type="float" office:value="796.426" calcext:value-type="float">
            <text:p>796.4</text:p>
          </table:table-cell>
          <table:table-cell table:formula="of:=[.C254]-[.C255]" office:value-type="float" office:value="5.03800000000001" calcext:value-type="float">
            <text:p>5.038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472163367199" calcext:value-type="float">
            <text:p>0.47216</text:p>
          </table:table-cell>
          <table:table-cell office:value-type="float" office:value="791.385" calcext:value-type="float">
            <text:p>791.4</text:p>
          </table:table-cell>
          <table:table-cell table:formula="of:=[.C255]-[.C256]" office:value-type="float" office:value="5.04100000000005" calcext:value-type="float">
            <text:p>5.041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475526305285" calcext:value-type="float">
            <text:p>0.47553</text:p>
          </table:table-cell>
          <table:table-cell office:value-type="float" office:value="786.343" calcext:value-type="float">
            <text:p>786.3</text:p>
          </table:table-cell>
          <table:table-cell table:formula="of:=[.C256]-[.C257]" office:value-type="float" office:value="5.04200000000003" calcext:value-type="float">
            <text:p>5.042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478890224952" calcext:value-type="float">
            <text:p>0.47889</text:p>
          </table:table-cell>
          <table:table-cell office:value-type="float" office:value="781.3" calcext:value-type="float">
            <text:p>781.3</text:p>
          </table:table-cell>
          <table:table-cell table:formula="of:=[.C257]-[.C258]" office:value-type="float" office:value="5.04300000000001" calcext:value-type="float">
            <text:p>5.04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482254975261" calcext:value-type="float">
            <text:p>0.48225</text:p>
          </table:table-cell>
          <table:table-cell office:value-type="float" office:value="776.255" calcext:value-type="float">
            <text:p>776.3</text:p>
          </table:table-cell>
          <table:table-cell table:formula="of:=[.C258]-[.C259]" office:value-type="float" office:value="5.04499999999996" calcext:value-type="float">
            <text:p>5.045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485620405237" calcext:value-type="float">
            <text:p>0.48562</text:p>
          </table:table-cell>
          <table:table-cell office:value-type="float" office:value="771.209" calcext:value-type="float">
            <text:p>771.2</text:p>
          </table:table-cell>
          <table:table-cell table:formula="of:=[.C259]-[.C260]" office:value-type="float" office:value="5.04600000000005" calcext:value-type="float">
            <text:p>5.046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488986363875" calcext:value-type="float">
            <text:p>0.48899</text:p>
          </table:table-cell>
          <table:table-cell office:value-type="float" office:value="766.163" calcext:value-type="float">
            <text:p>766.2</text:p>
          </table:table-cell>
          <table:table-cell table:formula="of:=[.C260]-[.C261]" office:value-type="float" office:value="5.04599999999994" calcext:value-type="float">
            <text:p>5.046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492352700146" calcext:value-type="float">
            <text:p>0.49235</text:p>
          </table:table-cell>
          <table:table-cell office:value-type="float" office:value="761.116" calcext:value-type="float">
            <text:p>761.1</text:p>
          </table:table-cell>
          <table:table-cell table:formula="of:=[.C261]-[.C262]" office:value-type="float" office:value="5.04700000000003" calcext:value-type="float">
            <text:p>5.047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495719263003" calcext:value-type="float">
            <text:p>0.49572</text:p>
          </table:table-cell>
          <table:table-cell office:value-type="float" office:value="756.068" calcext:value-type="float">
            <text:p>756.1</text:p>
          </table:table-cell>
          <table:table-cell table:formula="of:=[.C262]-[.C263]" office:value-type="float" office:value="5.048" calcext:value-type="float">
            <text:p>5.048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49908590139" calcext:value-type="float">
            <text:p>0.49909</text:p>
          </table:table-cell>
          <table:table-cell office:value-type="float" office:value="751.021" calcext:value-type="float">
            <text:p>751.0</text:p>
          </table:table-cell>
          <table:table-cell table:formula="of:=[.C263]-[.C264]" office:value-type="float" office:value="5.04700000000003" calcext:value-type="float">
            <text:p>5.047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502452464247" calcext:value-type="float">
            <text:p>0.50245</text:p>
          </table:table-cell>
          <table:table-cell office:value-type="float" office:value="745.973" calcext:value-type="float">
            <text:p>746.0</text:p>
          </table:table-cell>
          <table:table-cell table:formula="of:=[.C264]-[.C265]" office:value-type="float" office:value="5.048" calcext:value-type="float">
            <text:p>5.048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505818800518" calcext:value-type="float">
            <text:p>0.50582</text:p>
          </table:table-cell>
          <table:table-cell office:value-type="float" office:value="740.926" calcext:value-type="float">
            <text:p>740.9</text:p>
          </table:table-cell>
          <table:table-cell table:formula="of:=[.C265]-[.C266]" office:value-type="float" office:value="5.04699999999991" calcext:value-type="float">
            <text:p>5.047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509184759156" calcext:value-type="float">
            <text:p>0.50918</text:p>
          </table:table-cell>
          <table:table-cell office:value-type="float" office:value="735.879" calcext:value-type="float">
            <text:p>735.9</text:p>
          </table:table-cell>
          <table:table-cell table:formula="of:=[.C266]-[.C267]" office:value-type="float" office:value="5.04700000000003" calcext:value-type="float">
            <text:p>5.047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512550189133" calcext:value-type="float">
            <text:p>0.51255</text:p>
          </table:table-cell>
          <table:table-cell office:value-type="float" office:value="730.834" calcext:value-type="float">
            <text:p>730.8</text:p>
          </table:table-cell>
          <table:table-cell table:formula="of:=[.C267]-[.C268]" office:value-type="float" office:value="5.04500000000007" calcext:value-type="float">
            <text:p>5.045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515914939442" calcext:value-type="float">
            <text:p>0.51591</text:p>
          </table:table-cell>
          <table:table-cell office:value-type="float" office:value="725.789" calcext:value-type="float">
            <text:p>725.8</text:p>
          </table:table-cell>
          <table:table-cell table:formula="of:=[.C268]-[.C269]" office:value-type="float" office:value="5.04499999999996" calcext:value-type="float">
            <text:p>5.045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519278859108" calcext:value-type="float">
            <text:p>0.51928</text:p>
          </table:table-cell>
          <table:table-cell office:value-type="float" office:value="720.745" calcext:value-type="float">
            <text:p>720.7</text:p>
          </table:table-cell>
          <table:table-cell table:formula="of:=[.C269]-[.C270]" office:value-type="float" office:value="5.04399999999998" calcext:value-type="float">
            <text:p>5.044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522641797194" calcext:value-type="float">
            <text:p>0.52264</text:p>
          </table:table-cell>
          <table:table-cell office:value-type="float" office:value="715.703" calcext:value-type="float">
            <text:p>715.7</text:p>
          </table:table-cell>
          <table:table-cell table:formula="of:=[.C270]-[.C271]" office:value-type="float" office:value="5.04200000000003" calcext:value-type="float">
            <text:p>5.042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526003602806" calcext:value-type="float">
            <text:p>0.52600</text:p>
          </table:table-cell>
          <table:table-cell office:value-type="float" office:value="710.663" calcext:value-type="float">
            <text:p>710.7</text:p>
          </table:table-cell>
          <table:table-cell table:formula="of:=[.C271]-[.C272]" office:value-type="float" office:value="5.03999999999996" calcext:value-type="float">
            <text:p>5.04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529364125101" calcext:value-type="float">
            <text:p>0.52936</text:p>
          </table:table-cell>
          <table:table-cell office:value-type="float" office:value="705.624" calcext:value-type="float">
            <text:p>705.6</text:p>
          </table:table-cell>
          <table:table-cell table:formula="of:=[.C272]-[.C273]" office:value-type="float" office:value="5.03899999999999" calcext:value-type="float">
            <text:p>5.039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532723213294" calcext:value-type="float">
            <text:p>0.53272</text:p>
          </table:table-cell>
          <table:table-cell office:value-type="float" office:value="700.588" calcext:value-type="float">
            <text:p>700.6</text:p>
          </table:table-cell>
          <table:table-cell table:formula="of:=[.C273]-[.C274]" office:value-type="float" office:value="5.03600000000006" calcext:value-type="float">
            <text:p>5.036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536080716663" calcext:value-type="float">
            <text:p>0.53608</text:p>
          </table:table-cell>
          <table:table-cell office:value-type="float" office:value="695.554" calcext:value-type="float">
            <text:p>695.6</text:p>
          </table:table-cell>
          <table:table-cell table:formula="of:=[.C274]-[.C275]" office:value-type="float" office:value="5.03399999999999" calcext:value-type="float">
            <text:p>5.034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539436484558" calcext:value-type="float">
            <text:p>0.53944</text:p>
          </table:table-cell>
          <table:table-cell office:value-type="float" office:value="690.523" calcext:value-type="float">
            <text:p>690.5</text:p>
          </table:table-cell>
          <table:table-cell table:formula="of:=[.C275]-[.C276]" office:value-type="float" office:value="5.03099999999995" calcext:value-type="float">
            <text:p>5.031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542790366409" calcext:value-type="float">
            <text:p>0.54279</text:p>
          </table:table-cell>
          <table:table-cell office:value-type="float" office:value="685.494" calcext:value-type="float">
            <text:p>685.5</text:p>
          </table:table-cell>
          <table:table-cell table:formula="of:=[.C276]-[.C277]" office:value-type="float" office:value="5.029" calcext:value-type="float">
            <text:p>5.029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546142211726" calcext:value-type="float">
            <text:p>0.54614</text:p>
          </table:table-cell>
          <table:table-cell office:value-type="float" office:value="680.469" calcext:value-type="float">
            <text:p>680.5</text:p>
          </table:table-cell>
          <table:table-cell table:formula="of:=[.C277]-[.C278]" office:value-type="float" office:value="5.02499999999998" calcext:value-type="float">
            <text:p>5.025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549491870115" calcext:value-type="float">
            <text:p>0.54949</text:p>
          </table:table-cell>
          <table:table-cell office:value-type="float" office:value="675.447" calcext:value-type="float">
            <text:p>675.4</text:p>
          </table:table-cell>
          <table:table-cell table:formula="of:=[.C278]-[.C279]" office:value-type="float" office:value="5.02200000000005" calcext:value-type="float">
            <text:p>5.022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552839191276" calcext:value-type="float">
            <text:p>0.55284</text:p>
          </table:table-cell>
          <table:table-cell office:value-type="float" office:value="670.428" calcext:value-type="float">
            <text:p>670.4</text:p>
          </table:table-cell>
          <table:table-cell table:formula="of:=[.C279]-[.C280]" office:value-type="float" office:value="5.01900000000001" calcext:value-type="float">
            <text:p>5.019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556184025018" calcext:value-type="float">
            <text:p>0.55618</text:p>
          </table:table-cell>
          <table:table-cell office:value-type="float" office:value="665.413" calcext:value-type="float">
            <text:p>665.4</text:p>
          </table:table-cell>
          <table:table-cell table:formula="of:=[.C280]-[.C281]" office:value-type="float" office:value="5.01499999999999" calcext:value-type="float">
            <text:p>5.015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559526221259" calcext:value-type="float">
            <text:p>0.55953</text:p>
          </table:table-cell>
          <table:table-cell office:value-type="float" office:value="660.402" calcext:value-type="float">
            <text:p>660.4</text:p>
          </table:table-cell>
          <table:table-cell table:formula="of:=[.C281]-[.C282]" office:value-type="float" office:value="5.01099999999997" calcext:value-type="float">
            <text:p>5.011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562865630035" calcext:value-type="float">
            <text:p>0.56287</text:p>
          </table:table-cell>
          <table:table-cell office:value-type="float" office:value="655.396" calcext:value-type="float">
            <text:p>655.4</text:p>
          </table:table-cell>
          <table:table-cell table:formula="of:=[.C282]-[.C283]" office:value-type="float" office:value="5.00600000000009" calcext:value-type="float">
            <text:p>5.006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566202101509" calcext:value-type="float">
            <text:p>0.56620</text:p>
          </table:table-cell>
          <table:table-cell office:value-type="float" office:value="650.393" calcext:value-type="float">
            <text:p>650.4</text:p>
          </table:table-cell>
          <table:table-cell table:formula="of:=[.C283]-[.C284]" office:value-type="float" office:value="5.00299999999993" calcext:value-type="float">
            <text:p>5.00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569535485974" calcext:value-type="float">
            <text:p>0.56954</text:p>
          </table:table-cell>
          <table:table-cell office:value-type="float" office:value="645.395" calcext:value-type="float">
            <text:p>645.4</text:p>
          </table:table-cell>
          <table:table-cell table:formula="of:=[.C284]-[.C285]" office:value-type="float" office:value="4.99800000000005" calcext:value-type="float">
            <text:p>4.998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572865633863" calcext:value-type="float">
            <text:p>0.57287</text:p>
          </table:table-cell>
          <table:table-cell office:value-type="float" office:value="640.403" calcext:value-type="float">
            <text:p>640.4</text:p>
          </table:table-cell>
          <table:table-cell table:formula="of:=[.C285]-[.C286]" office:value-type="float" office:value="4.99199999999996" calcext:value-type="float">
            <text:p>4.992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576192395753" calcext:value-type="float">
            <text:p>0.57619</text:p>
          </table:table-cell>
          <table:table-cell office:value-type="float" office:value="635.415" calcext:value-type="float">
            <text:p>635.4</text:p>
          </table:table-cell>
          <table:table-cell table:formula="of:=[.C286]-[.C287]" office:value-type="float" office:value="4.98800000000006" calcext:value-type="float">
            <text:p>4.988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579515622374" calcext:value-type="float">
            <text:p>0.57952</text:p>
          </table:table-cell>
          <table:table-cell office:value-type="float" office:value="630.432" calcext:value-type="float">
            <text:p>630.4</text:p>
          </table:table-cell>
          <table:table-cell table:formula="of:=[.C287]-[.C288]" office:value-type="float" office:value="4.98299999999995" calcext:value-type="float">
            <text:p>4.98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582835164614" calcext:value-type="float">
            <text:p>0.58284</text:p>
          </table:table-cell>
          <table:table-cell office:value-type="float" office:value="625.455" calcext:value-type="float">
            <text:p>625.5</text:p>
          </table:table-cell>
          <table:table-cell table:formula="of:=[.C288]-[.C289]" office:value-type="float" office:value="4.97699999999998" calcext:value-type="float">
            <text:p>4.977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586150873525" calcext:value-type="float">
            <text:p>0.58615</text:p>
          </table:table-cell>
          <table:table-cell office:value-type="float" office:value="620.484" calcext:value-type="float">
            <text:p>620.5</text:p>
          </table:table-cell>
          <table:table-cell table:formula="of:=[.C289]-[.C290]" office:value-type="float" office:value="4.971" calcext:value-type="float">
            <text:p>4.971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589462600334" calcext:value-type="float">
            <text:p>0.58946</text:p>
          </table:table-cell>
          <table:table-cell office:value-type="float" office:value="615.519" calcext:value-type="float">
            <text:p>615.5</text:p>
          </table:table-cell>
          <table:table-cell table:formula="of:=[.C290]-[.C291]" office:value-type="float" office:value="4.96500000000003" calcext:value-type="float">
            <text:p>4.965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592770196445" calcext:value-type="float">
            <text:p>0.59277</text:p>
          </table:table-cell>
          <table:table-cell office:value-type="float" office:value="610.56" calcext:value-type="float">
            <text:p>610.6</text:p>
          </table:table-cell>
          <table:table-cell table:formula="of:=[.C291]-[.C292]" office:value-type="float" office:value="4.95900000000006" calcext:value-type="float">
            <text:p>4.959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596073513447" calcext:value-type="float">
            <text:p>0.59607</text:p>
          </table:table-cell>
          <table:table-cell office:value-type="float" office:value="605.607" calcext:value-type="float">
            <text:p>605.6</text:p>
          </table:table-cell>
          <table:table-cell table:formula="of:=[.C292]-[.C293]" office:value-type="float" office:value="4.95299999999997" calcext:value-type="float">
            <text:p>4.95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599372403121" calcext:value-type="float">
            <text:p>0.59937</text:p>
          </table:table-cell>
          <table:table-cell office:value-type="float" office:value="600.661" calcext:value-type="float">
            <text:p>600.7</text:p>
          </table:table-cell>
          <table:table-cell table:formula="of:=[.C293]-[.C294]" office:value-type="float" office:value="4.94600000000003" calcext:value-type="float">
            <text:p>4.946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602666717447" calcext:value-type="float">
            <text:p>0.60267</text:p>
          </table:table-cell>
          <table:table-cell office:value-type="float" office:value="595.722" calcext:value-type="float">
            <text:p>595.7</text:p>
          </table:table-cell>
          <table:table-cell table:formula="of:=[.C294]-[.C295]" office:value-type="float" office:value="4.93899999999996" calcext:value-type="float">
            <text:p>4.939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605956308611" calcext:value-type="float">
            <text:p>0.60596</text:p>
          </table:table-cell>
          <table:table-cell office:value-type="float" office:value="590.79" calcext:value-type="float">
            <text:p>590.8</text:p>
          </table:table-cell>
          <table:table-cell table:formula="of:=[.C295]-[.C296]" office:value-type="float" office:value="4.93200000000002" calcext:value-type="float">
            <text:p>4.932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60924102901" calcext:value-type="float">
            <text:p>0.60924</text:p>
          </table:table-cell>
          <table:table-cell office:value-type="float" office:value="585.865" calcext:value-type="float">
            <text:p>585.9</text:p>
          </table:table-cell>
          <table:table-cell table:formula="of:=[.C296]-[.C297]" office:value-type="float" office:value="4.92499999999995" calcext:value-type="float">
            <text:p>4.925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61252073126" calcext:value-type="float">
            <text:p>0.61252</text:p>
          </table:table-cell>
          <table:table-cell office:value-type="float" office:value="580.948" calcext:value-type="float">
            <text:p>580.9</text:p>
          </table:table-cell>
          <table:table-cell table:formula="of:=[.C297]-[.C298]" office:value-type="float" office:value="4.91700000000003" calcext:value-type="float">
            <text:p>4.917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615795268202" calcext:value-type="float">
            <text:p>0.61580</text:p>
          </table:table-cell>
          <table:table-cell office:value-type="float" office:value="576.038" calcext:value-type="float">
            <text:p>576.0</text:p>
          </table:table-cell>
          <table:table-cell table:formula="of:=[.C298]-[.C299]" office:value-type="float" office:value="4.90999999999997" calcext:value-type="float">
            <text:p>4.91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619064492909" calcext:value-type="float">
            <text:p>0.61906</text:p>
          </table:table-cell>
          <table:table-cell office:value-type="float" office:value="571.137" calcext:value-type="float">
            <text:p>571.1</text:p>
          </table:table-cell>
          <table:table-cell table:formula="of:=[.C299]-[.C300]" office:value-type="float" office:value="4.90100000000007" calcext:value-type="float">
            <text:p>4.901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622328258691" calcext:value-type="float">
            <text:p>0.62233</text:p>
          </table:table-cell>
          <table:table-cell office:value-type="float" office:value="566.243" calcext:value-type="float">
            <text:p>566.2</text:p>
          </table:table-cell>
          <table:table-cell table:formula="of:=[.C300]-[.C301]" office:value-type="float" office:value="4.89399999999989" calcext:value-type="float">
            <text:p>4.894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625586419105" calcext:value-type="float">
            <text:p>0.62559</text:p>
          </table:table-cell>
          <table:table-cell office:value-type="float" office:value="561.358" calcext:value-type="float">
            <text:p>561.4</text:p>
          </table:table-cell>
          <table:table-cell table:formula="of:=[.C301]-[.C302]" office:value-type="float" office:value="4.8850000000001" calcext:value-type="float">
            <text:p>4.885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628838827959" calcext:value-type="float">
            <text:p>0.62884</text:p>
          </table:table-cell>
          <table:table-cell office:value-type="float" office:value="556.482" calcext:value-type="float">
            <text:p>556.5</text:p>
          </table:table-cell>
          <table:table-cell table:formula="of:=[.C302]-[.C303]" office:value-type="float" office:value="4.87599999999998" calcext:value-type="float">
            <text:p>4.876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632085339317" calcext:value-type="float">
            <text:p>0.63209</text:p>
          </table:table-cell>
          <table:table-cell office:value-type="float" office:value="551.614" calcext:value-type="float">
            <text:p>551.6</text:p>
          </table:table-cell>
          <table:table-cell table:formula="of:=[.C303]-[.C304]" office:value-type="float" office:value="4.86799999999994" calcext:value-type="float">
            <text:p>4.868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635325807511" calcext:value-type="float">
            <text:p>0.63533</text:p>
          </table:table-cell>
          <table:table-cell office:value-type="float" office:value="546.756" calcext:value-type="float">
            <text:p>546.8</text:p>
          </table:table-cell>
          <table:table-cell table:formula="of:=[.C304]-[.C305]" office:value-type="float" office:value="4.85800000000006" calcext:value-type="float">
            <text:p>4.858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638560087141" calcext:value-type="float">
            <text:p>0.63856</text:p>
          </table:table-cell>
          <table:table-cell office:value-type="float" office:value="541.907" calcext:value-type="float">
            <text:p>541.9</text:p>
          </table:table-cell>
          <table:table-cell table:formula="of:=[.C305]-[.C306]" office:value-type="float" office:value="4.84899999999993" calcext:value-type="float">
            <text:p>4.849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641788033087" calcext:value-type="float">
            <text:p>0.64179</text:p>
          </table:table-cell>
          <table:table-cell office:value-type="float" office:value="537.067" calcext:value-type="float">
            <text:p>537.1</text:p>
          </table:table-cell>
          <table:table-cell table:formula="of:=[.C306]-[.C307]" office:value-type="float" office:value="4.84000000000003" calcext:value-type="float">
            <text:p>4.84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645009500512" calcext:value-type="float">
            <text:p>0.64501</text:p>
          </table:table-cell>
          <table:table-cell office:value-type="float" office:value="532.237" calcext:value-type="float">
            <text:p>532.2</text:p>
          </table:table-cell>
          <table:table-cell table:formula="of:=[.C307]-[.C308]" office:value-type="float" office:value="4.83000000000004" calcext:value-type="float">
            <text:p>4.83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64822434487" calcext:value-type="float">
            <text:p>0.64822</text:p>
          </table:table-cell>
          <table:table-cell office:value-type="float" office:value="527.417" calcext:value-type="float">
            <text:p>527.4</text:p>
          </table:table-cell>
          <table:table-cell table:formula="of:=[.C308]-[.C309]" office:value-type="float" office:value="4.81999999999994" calcext:value-type="float">
            <text:p>4.82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651432421913" calcext:value-type="float">
            <text:p>0.65143</text:p>
          </table:table-cell>
          <table:table-cell office:value-type="float" office:value="522.607" calcext:value-type="float">
            <text:p>522.6</text:p>
          </table:table-cell>
          <table:table-cell table:formula="of:=[.C309]-[.C310]" office:value-type="float" office:value="4.81000000000006" calcext:value-type="float">
            <text:p>4.81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654633587694" calcext:value-type="float">
            <text:p>0.65463</text:p>
          </table:table-cell>
          <table:table-cell office:value-type="float" office:value="517.808" calcext:value-type="float">
            <text:p>517.8</text:p>
          </table:table-cell>
          <table:table-cell table:formula="of:=[.C310]-[.C311]" office:value-type="float" office:value="4.79899999999998" calcext:value-type="float">
            <text:p>4.799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657827698579" calcext:value-type="float">
            <text:p>0.65783</text:p>
          </table:table-cell>
          <table:table-cell office:value-type="float" office:value="513.019" calcext:value-type="float">
            <text:p>513.0</text:p>
          </table:table-cell>
          <table:table-cell table:formula="of:=[.C311]-[.C312]" office:value-type="float" office:value="4.78899999999999" calcext:value-type="float">
            <text:p>4.789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661014611249" calcext:value-type="float">
            <text:p>0.66101</text:p>
          </table:table-cell>
          <table:table-cell office:value-type="float" office:value="508.241" calcext:value-type="float">
            <text:p>508.2</text:p>
          </table:table-cell>
          <table:table-cell table:formula="of:=[.C312]-[.C313]" office:value-type="float" office:value="4.77800000000002" calcext:value-type="float">
            <text:p>4.778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664194182709" calcext:value-type="float">
            <text:p>0.66419</text:p>
          </table:table-cell>
          <table:table-cell office:value-type="float" office:value="503.474" calcext:value-type="float">
            <text:p>503.5</text:p>
          </table:table-cell>
          <table:table-cell table:formula="of:=[.C313]-[.C314]" office:value-type="float" office:value="4.767" calcext:value-type="float">
            <text:p>4.767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667366270292" calcext:value-type="float">
            <text:p>0.66737</text:p>
          </table:table-cell>
          <table:table-cell office:value-type="float" office:value="498.718" calcext:value-type="float">
            <text:p>498.7</text:p>
          </table:table-cell>
          <table:table-cell table:formula="of:=[.C314]-[.C315]" office:value-type="float" office:value="4.75599999999997" calcext:value-type="float">
            <text:p>4.756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670530731668" calcext:value-type="float">
            <text:p>0.67053</text:p>
          </table:table-cell>
          <table:table-cell office:value-type="float" office:value="493.973" calcext:value-type="float">
            <text:p>494.0</text:p>
          </table:table-cell>
          <table:table-cell table:formula="of:=[.C315]-[.C316]" office:value-type="float" office:value="4.745" calcext:value-type="float">
            <text:p>4.745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67368742485" calcext:value-type="float">
            <text:p>0.67369</text:p>
          </table:table-cell>
          <table:table-cell office:value-type="float" office:value="489.24" calcext:value-type="float">
            <text:p>489.2</text:p>
          </table:table-cell>
          <table:table-cell table:formula="of:=[.C316]-[.C317]" office:value-type="float" office:value="4.733" calcext:value-type="float">
            <text:p>4.73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676836208197" calcext:value-type="float">
            <text:p>0.67684</text:p>
          </table:table-cell>
          <table:table-cell office:value-type="float" office:value="484.519" calcext:value-type="float">
            <text:p>484.5</text:p>
          </table:table-cell>
          <table:table-cell table:formula="of:=[.C317]-[.C318]" office:value-type="float" office:value="4.721" calcext:value-type="float">
            <text:p>4.721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679976940424" calcext:value-type="float">
            <text:p>0.67998</text:p>
          </table:table-cell>
          <table:table-cell office:value-type="float" office:value="479.811" calcext:value-type="float">
            <text:p>479.8</text:p>
          </table:table-cell>
          <table:table-cell table:formula="of:=[.C318]-[.C319]" office:value-type="float" office:value="4.70800000000003" calcext:value-type="float">
            <text:p>4.708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683109480608" calcext:value-type="float">
            <text:p>0.68311</text:p>
          </table:table-cell>
          <table:table-cell office:value-type="float" office:value="475.114" calcext:value-type="float">
            <text:p>475.1</text:p>
          </table:table-cell>
          <table:table-cell table:formula="of:=[.C319]-[.C320]" office:value-type="float" office:value="4.697" calcext:value-type="float">
            <text:p>4.697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686233688194" calcext:value-type="float">
            <text:p>0.68623</text:p>
          </table:table-cell>
          <table:table-cell office:value-type="float" office:value="470.43" calcext:value-type="float">
            <text:p>470.4</text:p>
          </table:table-cell>
          <table:table-cell table:formula="of:=[.C320]-[.C321]" office:value-type="float" office:value="4.68399999999997" calcext:value-type="float">
            <text:p>4.684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689349422998" calcext:value-type="float">
            <text:p>0.68935</text:p>
          </table:table-cell>
          <table:table-cell office:value-type="float" office:value="465.758" calcext:value-type="float">
            <text:p>465.8</text:p>
          </table:table-cell>
          <table:table-cell table:formula="of:=[.C321]-[.C322]" office:value-type="float" office:value="4.67200000000003" calcext:value-type="float">
            <text:p>4.672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69245654522" calcext:value-type="float">
            <text:p>0.69246</text:p>
          </table:table-cell>
          <table:table-cell office:value-type="float" office:value="461.1" calcext:value-type="float">
            <text:p>461.1</text:p>
          </table:table-cell>
          <table:table-cell table:formula="of:=[.C322]-[.C323]" office:value-type="float" office:value="4.65799999999996" calcext:value-type="float">
            <text:p>4.658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695554915444" calcext:value-type="float">
            <text:p>0.69555</text:p>
          </table:table-cell>
          <table:table-cell office:value-type="float" office:value="456.455" calcext:value-type="float">
            <text:p>456.5</text:p>
          </table:table-cell>
          <table:table-cell table:formula="of:=[.C323]-[.C324]" office:value-type="float" office:value="4.64500000000004" calcext:value-type="float">
            <text:p>4.645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698644394647" calcext:value-type="float">
            <text:p>0.69864</text:p>
          </table:table-cell>
          <table:table-cell office:value-type="float" office:value="451.822" calcext:value-type="float">
            <text:p>451.8</text:p>
          </table:table-cell>
          <table:table-cell table:formula="of:=[.C324]-[.C325]" office:value-type="float" office:value="4.63299999999998" calcext:value-type="float">
            <text:p>4.63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701724844206" calcext:value-type="float">
            <text:p>0.70172</text:p>
          </table:table-cell>
          <table:table-cell office:value-type="float" office:value="447.204" calcext:value-type="float">
            <text:p>447.2</text:p>
          </table:table-cell>
          <table:table-cell table:formula="of:=[.C325]-[.C326]" office:value-type="float" office:value="4.618" calcext:value-type="float">
            <text:p>4.618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704796125901" calcext:value-type="float">
            <text:p>0.70480</text:p>
          </table:table-cell>
          <table:table-cell office:value-type="float" office:value="442.599" calcext:value-type="float">
            <text:p>442.6</text:p>
          </table:table-cell>
          <table:table-cell table:formula="of:=[.C326]-[.C327]" office:value-type="float" office:value="4.60500000000002" calcext:value-type="float">
            <text:p>4.605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707858101926" calcext:value-type="float">
            <text:p>0.70786</text:p>
          </table:table-cell>
          <table:table-cell office:value-type="float" office:value="438.008" calcext:value-type="float">
            <text:p>438.0</text:p>
          </table:table-cell>
          <table:table-cell table:formula="of:=[.C327]-[.C328]" office:value-type="float" office:value="4.59100000000001" calcext:value-type="float">
            <text:p>4.591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710910634891" calcext:value-type="float">
            <text:p>0.71091</text:p>
          </table:table-cell>
          <table:table-cell office:value-type="float" office:value="433.432" calcext:value-type="float">
            <text:p>433.4</text:p>
          </table:table-cell>
          <table:table-cell table:formula="of:=[.C328]-[.C329]" office:value-type="float" office:value="4.57599999999997" calcext:value-type="float">
            <text:p>4.576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713953587829" calcext:value-type="float">
            <text:p>0.71395</text:p>
          </table:table-cell>
          <table:table-cell office:value-type="float" office:value="428.869" calcext:value-type="float">
            <text:p>428.9</text:p>
          </table:table-cell>
          <table:table-cell table:formula="of:=[.C329]-[.C330]" office:value-type="float" office:value="4.56299999999999" calcext:value-type="float">
            <text:p>4.56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716986824205" calcext:value-type="float">
            <text:p>0.71699</text:p>
          </table:table-cell>
          <table:table-cell office:value-type="float" office:value="424.322" calcext:value-type="float">
            <text:p>424.3</text:p>
          </table:table-cell>
          <table:table-cell table:formula="of:=[.C330]-[.C331]" office:value-type="float" office:value="4.54700000000003" calcext:value-type="float">
            <text:p>4.547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720010207919" calcext:value-type="float">
            <text:p>0.72001</text:p>
          </table:table-cell>
          <table:table-cell office:value-type="float" office:value="419.789" calcext:value-type="float">
            <text:p>419.8</text:p>
          </table:table-cell>
          <table:table-cell table:formula="of:=[.C331]-[.C332]" office:value-type="float" office:value="4.53300000000002" calcext:value-type="float">
            <text:p>4.53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723023603312" calcext:value-type="float">
            <text:p>0.72302</text:p>
          </table:table-cell>
          <table:table-cell office:value-type="float" office:value="415.271" calcext:value-type="float">
            <text:p>415.3</text:p>
          </table:table-cell>
          <table:table-cell table:formula="of:=[.C332]-[.C333]" office:value-type="float" office:value="4.51799999999997" calcext:value-type="float">
            <text:p>4.518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726026875175" calcext:value-type="float">
            <text:p>0.72603</text:p>
          </table:table-cell>
          <table:table-cell office:value-type="float" office:value="410.768" calcext:value-type="float">
            <text:p>410.8</text:p>
          </table:table-cell>
          <table:table-cell table:formula="of:=[.C333]-[.C334]" office:value-type="float" office:value="4.50300000000004" calcext:value-type="float">
            <text:p>4.50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729019888751" calcext:value-type="float">
            <text:p>0.72902</text:p>
          </table:table-cell>
          <table:table-cell office:value-type="float" office:value="406.28" calcext:value-type="float">
            <text:p>406.3</text:p>
          </table:table-cell>
          <table:table-cell table:formula="of:=[.C334]-[.C335]" office:value-type="float" office:value="4.488" calcext:value-type="float">
            <text:p>4.488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732002509746" calcext:value-type="float">
            <text:p>0.73200</text:p>
          </table:table-cell>
          <table:table-cell office:value-type="float" office:value="401.809" calcext:value-type="float">
            <text:p>401.8</text:p>
          </table:table-cell>
          <table:table-cell table:formula="of:=[.C335]-[.C336]" office:value-type="float" office:value="4.47099999999995" calcext:value-type="float">
            <text:p>4.471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73497460433" calcext:value-type="float">
            <text:p>0.73497</text:p>
          </table:table-cell>
          <table:table-cell office:value-type="float" office:value="397.353" calcext:value-type="float">
            <text:p>397.4</text:p>
          </table:table-cell>
          <table:table-cell table:formula="of:=[.C336]-[.C337]" office:value-type="float" office:value="4.45600000000002" calcext:value-type="float">
            <text:p>4.456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737936039146" calcext:value-type="float">
            <text:p>0.73794</text:p>
          </table:table-cell>
          <table:table-cell office:value-type="float" office:value="392.912" calcext:value-type="float">
            <text:p>392.9</text:p>
          </table:table-cell>
          <table:table-cell table:formula="of:=[.C337]-[.C338]" office:value-type="float" office:value="4.44100000000003" calcext:value-type="float">
            <text:p>4.441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740886681317" calcext:value-type="float">
            <text:p>0.74089</text:p>
          </table:table-cell>
          <table:table-cell office:value-type="float" office:value="388.489" calcext:value-type="float">
            <text:p>388.5</text:p>
          </table:table-cell>
          <table:table-cell table:formula="of:=[.C338]-[.C339]" office:value-type="float" office:value="4.423" calcext:value-type="float">
            <text:p>4.42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743826398448" calcext:value-type="float">
            <text:p>0.74383</text:p>
          </table:table-cell>
          <table:table-cell office:value-type="float" office:value="384.081" calcext:value-type="float">
            <text:p>384.1</text:p>
          </table:table-cell>
          <table:table-cell table:formula="of:=[.C339]-[.C340]" office:value-type="float" office:value="4.40799999999996" calcext:value-type="float">
            <text:p>4.408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746755058634" calcext:value-type="float">
            <text:p>0.74676</text:p>
          </table:table-cell>
          <table:table-cell office:value-type="float" office:value="379.69" calcext:value-type="float">
            <text:p>379.7</text:p>
          </table:table-cell>
          <table:table-cell table:formula="of:=[.C340]-[.C341]" office:value-type="float" office:value="4.39100000000002" calcext:value-type="float">
            <text:p>4.391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749672530469" calcext:value-type="float">
            <text:p>0.74967</text:p>
          </table:table-cell>
          <table:table-cell office:value-type="float" office:value="375.316" calcext:value-type="float">
            <text:p>375.3</text:p>
          </table:table-cell>
          <table:table-cell table:formula="of:=[.C341]-[.C342]" office:value-type="float" office:value="4.37400000000002" calcext:value-type="float">
            <text:p>4.374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752578683045" calcext:value-type="float">
            <text:p>0.75258</text:p>
          </table:table-cell>
          <table:table-cell office:value-type="float" office:value="370.959" calcext:value-type="float">
            <text:p>371.0</text:p>
          </table:table-cell>
          <table:table-cell table:formula="of:=[.C342]-[.C343]" office:value-type="float" office:value="4.35699999999997" calcext:value-type="float">
            <text:p>4.357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755473385966" calcext:value-type="float">
            <text:p>0.75547</text:p>
          </table:table-cell>
          <table:table-cell office:value-type="float" office:value="366.619" calcext:value-type="float">
            <text:p>366.6</text:p>
          </table:table-cell>
          <table:table-cell table:formula="of:=[.C343]-[.C344]" office:value-type="float" office:value="4.33999999999998" calcext:value-type="float">
            <text:p>4.34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758356509347" calcext:value-type="float">
            <text:p>0.75836</text:p>
          </table:table-cell>
          <table:table-cell office:value-type="float" office:value="362.296" calcext:value-type="float">
            <text:p>362.3</text:p>
          </table:table-cell>
          <table:table-cell table:formula="of:=[.C344]-[.C345]" office:value-type="float" office:value="4.32300000000004" calcext:value-type="float">
            <text:p>4.32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761227923822" calcext:value-type="float">
            <text:p>0.76123</text:p>
          </table:table-cell>
          <table:table-cell office:value-type="float" office:value="357.991" calcext:value-type="float">
            <text:p>358.0</text:p>
          </table:table-cell>
          <table:table-cell table:formula="of:=[.C345]-[.C346]" office:value-type="float" office:value="4.30500000000001" calcext:value-type="float">
            <text:p>4.305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764087500554" calcext:value-type="float">
            <text:p>0.76409</text:p>
          </table:table-cell>
          <table:table-cell office:value-type="float" office:value="353.704" calcext:value-type="float">
            <text:p>353.7</text:p>
          </table:table-cell>
          <table:table-cell table:formula="of:=[.C346]-[.C347]" office:value-type="float" office:value="4.28699999999998" calcext:value-type="float">
            <text:p>4.287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766935111234" calcext:value-type="float">
            <text:p>0.76694</text:p>
          </table:table-cell>
          <table:table-cell office:value-type="float" office:value="349.434" calcext:value-type="float">
            <text:p>349.4</text:p>
          </table:table-cell>
          <table:table-cell table:formula="of:=[.C347]-[.C348]" office:value-type="float" office:value="4.26999999999998" calcext:value-type="float">
            <text:p>4.27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76977062809" calcext:value-type="float">
            <text:p>0.76977</text:p>
          </table:table-cell>
          <table:table-cell office:value-type="float" office:value="345.183" calcext:value-type="float">
            <text:p>345.2</text:p>
          </table:table-cell>
          <table:table-cell table:formula="of:=[.C348]-[.C349]" office:value-type="float" office:value="4.25100000000003" calcext:value-type="float">
            <text:p>4.251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772593923895" calcext:value-type="float">
            <text:p>0.77259</text:p>
          </table:table-cell>
          <table:table-cell office:value-type="float" office:value="340.95" calcext:value-type="float">
            <text:p>341.0</text:p>
          </table:table-cell>
          <table:table-cell table:formula="of:=[.C349]-[.C350]" office:value-type="float" office:value="4.233" calcext:value-type="float">
            <text:p>4.23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775404871967" calcext:value-type="float">
            <text:p>0.77540</text:p>
          </table:table-cell>
          <table:table-cell office:value-type="float" office:value="336.735" calcext:value-type="float">
            <text:p>336.7</text:p>
          </table:table-cell>
          <table:table-cell table:formula="of:=[.C350]-[.C351]" office:value-type="float" office:value="4.21499999999998" calcext:value-type="float">
            <text:p>4.215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77820334618" calcext:value-type="float">
            <text:p>0.77820</text:p>
          </table:table-cell>
          <table:table-cell office:value-type="float" office:value="332.54" calcext:value-type="float">
            <text:p>332.5</text:p>
          </table:table-cell>
          <table:table-cell table:formula="of:=[.C351]-[.C352]" office:value-type="float" office:value="4.19499999999999" calcext:value-type="float">
            <text:p>4.195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780989220969" calcext:value-type="float">
            <text:p>0.78099</text:p>
          </table:table-cell>
          <table:table-cell office:value-type="float" office:value="328.363" calcext:value-type="float">
            <text:p>328.4</text:p>
          </table:table-cell>
          <table:table-cell table:formula="of:=[.C352]-[.C353]" office:value-type="float" office:value="4.17700000000002" calcext:value-type="float">
            <text:p>4.177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783762371332" calcext:value-type="float">
            <text:p>0.78376</text:p>
          </table:table-cell>
          <table:table-cell office:value-type="float" office:value="324.205" calcext:value-type="float">
            <text:p>324.2</text:p>
          </table:table-cell>
          <table:table-cell table:formula="of:=[.C353]-[.C354]" office:value-type="float" office:value="4.15800000000002" calcext:value-type="float">
            <text:p>4.158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786522672839" calcext:value-type="float">
            <text:p>0.78652</text:p>
          </table:table-cell>
          <table:table-cell office:value-type="float" office:value="320.067" calcext:value-type="float">
            <text:p>320.1</text:p>
          </table:table-cell>
          <table:table-cell table:formula="of:=[.C354]-[.C355]" office:value-type="float" office:value="4.13799999999998" calcext:value-type="float">
            <text:p>4.138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789270001635" calcext:value-type="float">
            <text:p>0.78927</text:p>
          </table:table-cell>
          <table:table-cell office:value-type="float" office:value="315.947" calcext:value-type="float">
            <text:p>315.9</text:p>
          </table:table-cell>
          <table:table-cell table:formula="of:=[.C355]-[.C356]" office:value-type="float" office:value="4.12" calcext:value-type="float">
            <text:p>4.12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79200423445" calcext:value-type="float">
            <text:p>0.79200</text:p>
          </table:table-cell>
          <table:table-cell office:value-type="float" office:value="311.848" calcext:value-type="float">
            <text:p>311.8</text:p>
          </table:table-cell>
          <table:table-cell table:formula="of:=[.C356]-[.C357]" office:value-type="float" office:value="4.09899999999999" calcext:value-type="float">
            <text:p>4.099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7947252486" calcext:value-type="float">
            <text:p>0.79473</text:p>
          </table:table-cell>
          <table:table-cell office:value-type="float" office:value="307.768" calcext:value-type="float">
            <text:p>307.8</text:p>
          </table:table-cell>
          <table:table-cell table:formula="of:=[.C357]-[.C358]" office:value-type="float" office:value="4.08000000000004" calcext:value-type="float">
            <text:p>4.08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797432921993" calcext:value-type="float">
            <text:p>0.79743</text:p>
          </table:table-cell>
          <table:table-cell office:value-type="float" office:value="303.709" calcext:value-type="float">
            <text:p>303.7</text:p>
          </table:table-cell>
          <table:table-cell table:formula="of:=[.C358]-[.C359]" office:value-type="float" office:value="4.05899999999997" calcext:value-type="float">
            <text:p>4.059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800127133138" calcext:value-type="float">
            <text:p>0.80013</text:p>
          </table:table-cell>
          <table:table-cell office:value-type="float" office:value="299.669" calcext:value-type="float">
            <text:p>299.7</text:p>
          </table:table-cell>
          <table:table-cell table:formula="of:=[.C359]-[.C360]" office:value-type="float" office:value="4.04000000000002" calcext:value-type="float">
            <text:p>4.04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802807761145" calcext:value-type="float">
            <text:p>0.80281</text:p>
          </table:table-cell>
          <table:table-cell office:value-type="float" office:value="295.65" calcext:value-type="float">
            <text:p>295.7</text:p>
          </table:table-cell>
          <table:table-cell table:formula="of:=[.C360]-[.C361]" office:value-type="float" office:value="4.01900000000001" calcext:value-type="float">
            <text:p>4.019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805474685737" calcext:value-type="float">
            <text:p>0.80547</text:p>
          </table:table-cell>
          <table:table-cell office:value-type="float" office:value="291.652" calcext:value-type="float">
            <text:p>291.7</text:p>
          </table:table-cell>
          <table:table-cell table:formula="of:=[.C361]-[.C362]" office:value-type="float" office:value="3.99799999999999" calcext:value-type="float">
            <text:p>3.998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808127787249" calcext:value-type="float">
            <text:p>0.80813</text:p>
          </table:table-cell>
          <table:table-cell office:value-type="float" office:value="287.674" calcext:value-type="float">
            <text:p>287.7</text:p>
          </table:table-cell>
          <table:table-cell table:formula="of:=[.C362]-[.C363]" office:value-type="float" office:value="3.97800000000001" calcext:value-type="float">
            <text:p>3.978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810766946638" calcext:value-type="float">
            <text:p>0.81077</text:p>
          </table:table-cell>
          <table:table-cell office:value-type="float" office:value="283.717" calcext:value-type="float">
            <text:p>283.7</text:p>
          </table:table-cell>
          <table:table-cell table:formula="of:=[.C363]-[.C364]" office:value-type="float" office:value="3.95699999999999" calcext:value-type="float">
            <text:p>3.957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813392045485" calcext:value-type="float">
            <text:p>0.81339</text:p>
          </table:table-cell>
          <table:table-cell office:value-type="float" office:value="279.781" calcext:value-type="float">
            <text:p>279.8</text:p>
          </table:table-cell>
          <table:table-cell table:formula="of:=[.C364]-[.C365]" office:value-type="float" office:value="3.93599999999998" calcext:value-type="float">
            <text:p>3.936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816002966004" calcext:value-type="float">
            <text:p>0.81600</text:p>
          </table:table-cell>
          <table:table-cell office:value-type="float" office:value="275.867" calcext:value-type="float">
            <text:p>275.9</text:p>
          </table:table-cell>
          <table:table-cell table:formula="of:=[.C365]-[.C366]" office:value-type="float" office:value="3.91399999999999" calcext:value-type="float">
            <text:p>3.914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818599591043" calcext:value-type="float">
            <text:p>0.81860</text:p>
          </table:table-cell>
          <table:table-cell office:value-type="float" office:value="271.974" calcext:value-type="float">
            <text:p>272.0</text:p>
          </table:table-cell>
          <table:table-cell table:formula="of:=[.C366]-[.C367]" office:value-type="float" office:value="3.89300000000003" calcext:value-type="float">
            <text:p>3.89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821181804093" calcext:value-type="float">
            <text:p>0.82118</text:p>
          </table:table-cell>
          <table:table-cell office:value-type="float" office:value="268.102" calcext:value-type="float">
            <text:p>268.1</text:p>
          </table:table-cell>
          <table:table-cell table:formula="of:=[.C367]-[.C368]" office:value-type="float" office:value="3.87200000000001" calcext:value-type="float">
            <text:p>3.872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823749489291" calcext:value-type="float">
            <text:p>0.82375</text:p>
          </table:table-cell>
          <table:table-cell office:value-type="float" office:value="264.252" calcext:value-type="float">
            <text:p>264.3</text:p>
          </table:table-cell>
          <table:table-cell table:formula="of:=[.C368]-[.C369]" office:value-type="float" office:value="3.84999999999997" calcext:value-type="float">
            <text:p>3.85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826302531425" calcext:value-type="float">
            <text:p>0.82630</text:p>
          </table:table-cell>
          <table:table-cell office:value-type="float" office:value="260.425" calcext:value-type="float">
            <text:p>260.4</text:p>
          </table:table-cell>
          <table:table-cell table:formula="of:=[.C369]-[.C370]" office:value-type="float" office:value="3.827" calcext:value-type="float">
            <text:p>3.827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828840815943" calcext:value-type="float">
            <text:p>0.82884</text:p>
          </table:table-cell>
          <table:table-cell office:value-type="float" office:value="256.619" calcext:value-type="float">
            <text:p>256.6</text:p>
          </table:table-cell>
          <table:table-cell table:formula="of:=[.C370]-[.C371]" office:value-type="float" office:value="3.80599999999998" calcext:value-type="float">
            <text:p>3.806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831364228951" calcext:value-type="float">
            <text:p>0.83136</text:p>
          </table:table-cell>
          <table:table-cell office:value-type="float" office:value="252.836" calcext:value-type="float">
            <text:p>252.8</text:p>
          </table:table-cell>
          <table:table-cell table:formula="of:=[.C371]-[.C372]" office:value-type="float" office:value="3.78300000000002" calcext:value-type="float">
            <text:p>3.78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833872657226" calcext:value-type="float">
            <text:p>0.83387</text:p>
          </table:table-cell>
          <table:table-cell office:value-type="float" office:value="249.075" calcext:value-type="float">
            <text:p>249.1</text:p>
          </table:table-cell>
          <table:table-cell table:formula="of:=[.C372]-[.C373]" office:value-type="float" office:value="3.76100000000002" calcext:value-type="float">
            <text:p>3.761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836365988214" calcext:value-type="float">
            <text:p>0.83637</text:p>
          </table:table-cell>
          <table:table-cell office:value-type="float" office:value="245.336" calcext:value-type="float">
            <text:p>245.3</text:p>
          </table:table-cell>
          <table:table-cell table:formula="of:=[.C373]-[.C374]" office:value-type="float" office:value="3.73899999999998" calcext:value-type="float">
            <text:p>3.739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838844110042" calcext:value-type="float">
            <text:p>0.83884</text:p>
          </table:table-cell>
          <table:table-cell office:value-type="float" office:value="241.621" calcext:value-type="float">
            <text:p>241.6</text:p>
          </table:table-cell>
          <table:table-cell table:formula="of:=[.C374]-[.C375]" office:value-type="float" office:value="3.715" calcext:value-type="float">
            <text:p>3.715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841306911516" calcext:value-type="float">
            <text:p>0.84131</text:p>
          </table:table-cell>
          <table:table-cell office:value-type="float" office:value="237.929" calcext:value-type="float">
            <text:p>237.9</text:p>
          </table:table-cell>
          <table:table-cell table:formula="of:=[.C375]-[.C376]" office:value-type="float" office:value="3.69200000000001" calcext:value-type="float">
            <text:p>3.692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843754282133" calcext:value-type="float">
            <text:p>0.84375</text:p>
          </table:table-cell>
          <table:table-cell office:value-type="float" office:value="234.259" calcext:value-type="float">
            <text:p>234.3</text:p>
          </table:table-cell>
          <table:table-cell table:formula="of:=[.C376]-[.C377]" office:value-type="float" office:value="3.67000000000002" calcext:value-type="float">
            <text:p>3.67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846186112079" calcext:value-type="float">
            <text:p>0.84619</text:p>
          </table:table-cell>
          <table:table-cell office:value-type="float" office:value="230.613" calcext:value-type="float">
            <text:p>230.6</text:p>
          </table:table-cell>
          <table:table-cell table:formula="of:=[.C377]-[.C378]" office:value-type="float" office:value="3.64599999999999" calcext:value-type="float">
            <text:p>3.646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848602292238" calcext:value-type="float">
            <text:p>0.84860</text:p>
          </table:table-cell>
          <table:table-cell office:value-type="float" office:value="226.991" calcext:value-type="float">
            <text:p>227.0</text:p>
          </table:table-cell>
          <table:table-cell table:formula="of:=[.C378]-[.C379]" office:value-type="float" office:value="3.62199999999999" calcext:value-type="float">
            <text:p>3.622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851002714199" calcext:value-type="float">
            <text:p>0.85100</text:p>
          </table:table-cell>
          <table:table-cell office:value-type="float" office:value="223.392" calcext:value-type="float">
            <text:p>223.4</text:p>
          </table:table-cell>
          <table:table-cell table:formula="of:=[.C379]-[.C380]" office:value-type="float" office:value="3.59900000000002" calcext:value-type="float">
            <text:p>3.599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853387270254" calcext:value-type="float">
            <text:p>0.85339</text:p>
          </table:table-cell>
          <table:table-cell office:value-type="float" office:value="219.816" calcext:value-type="float">
            <text:p>219.8</text:p>
          </table:table-cell>
          <table:table-cell table:formula="of:=[.C380]-[.C381]" office:value-type="float" office:value="3.57599999999999" calcext:value-type="float">
            <text:p>3.576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85575585341" calcext:value-type="float">
            <text:p>0.85576</text:p>
          </table:table-cell>
          <table:table-cell office:value-type="float" office:value="216.265" calcext:value-type="float">
            <text:p>216.3</text:p>
          </table:table-cell>
          <table:table-cell table:formula="of:=[.C381]-[.C382]" office:value-type="float" office:value="3.55100000000002" calcext:value-type="float">
            <text:p>3.551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858108357389" calcext:value-type="float">
            <text:p>0.85811</text:p>
          </table:table-cell>
          <table:table-cell office:value-type="float" office:value="212.738" calcext:value-type="float">
            <text:p>212.7</text:p>
          </table:table-cell>
          <table:table-cell table:formula="of:=[.C382]-[.C383]" office:value-type="float" office:value="3.52699999999999" calcext:value-type="float">
            <text:p>3.527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860444676636" calcext:value-type="float">
            <text:p>0.86044</text:p>
          </table:table-cell>
          <table:table-cell office:value-type="float" office:value="209.235" calcext:value-type="float">
            <text:p>209.2</text:p>
          </table:table-cell>
          <table:table-cell table:formula="of:=[.C383]-[.C384]" office:value-type="float" office:value="3.50299999999999" calcext:value-type="float">
            <text:p>3.50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86276470632" calcext:value-type="float">
            <text:p>0.86276</text:p>
          </table:table-cell>
          <table:table-cell office:value-type="float" office:value="205.757" calcext:value-type="float">
            <text:p>205.8</text:p>
          </table:table-cell>
          <table:table-cell table:formula="of:=[.C384]-[.C385]" office:value-type="float" office:value="3.47800000000001" calcext:value-type="float">
            <text:p>3.478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865068342342" calcext:value-type="float">
            <text:p>0.86507</text:p>
          </table:table-cell>
          <table:table-cell office:value-type="float" office:value="202.303" calcext:value-type="float">
            <text:p>202.3</text:p>
          </table:table-cell>
          <table:table-cell table:formula="of:=[.C385]-[.C386]" office:value-type="float" office:value="3.45400000000001" calcext:value-type="float">
            <text:p>3.454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86735548134" calcext:value-type="float">
            <text:p>0.86736</text:p>
          </table:table-cell>
          <table:table-cell office:value-type="float" office:value="198.874" calcext:value-type="float">
            <text:p>198.9</text:p>
          </table:table-cell>
          <table:table-cell table:formula="of:=[.C386]-[.C387]" office:value-type="float" office:value="3.429" calcext:value-type="float">
            <text:p>3.429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869626020691" calcext:value-type="float">
            <text:p>0.86963</text:p>
          </table:table-cell>
          <table:table-cell office:value-type="float" office:value="195.47" calcext:value-type="float">
            <text:p>195.5</text:p>
          </table:table-cell>
          <table:table-cell table:formula="of:=[.C387]-[.C388]" office:value-type="float" office:value="3.404" calcext:value-type="float">
            <text:p>3.404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871879858515" calcext:value-type="float">
            <text:p>0.87188</text:p>
          </table:table-cell>
          <table:table-cell office:value-type="float" office:value="192.091" calcext:value-type="float">
            <text:p>192.1</text:p>
          </table:table-cell>
          <table:table-cell table:formula="of:=[.C388]-[.C389]" office:value-type="float" office:value="3.37899999999999" calcext:value-type="float">
            <text:p>3.379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874116893685" calcext:value-type="float">
            <text:p>0.87412</text:p>
          </table:table-cell>
          <table:table-cell office:value-type="float" office:value="188.737" calcext:value-type="float">
            <text:p>188.7</text:p>
          </table:table-cell>
          <table:table-cell table:formula="of:=[.C389]-[.C390]" office:value-type="float" office:value="3.35400000000001" calcext:value-type="float">
            <text:p>3.354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876337025825" calcext:value-type="float">
            <text:p>0.87634</text:p>
          </table:table-cell>
          <table:table-cell office:value-type="float" office:value="185.408" calcext:value-type="float">
            <text:p>185.4</text:p>
          </table:table-cell>
          <table:table-cell table:formula="of:=[.C390]-[.C391]" office:value-type="float" office:value="3.32900000000001" calcext:value-type="float">
            <text:p>3.329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878540155318" calcext:value-type="float">
            <text:p>0.87854</text:p>
          </table:table-cell>
          <table:table-cell office:value-type="float" office:value="182.105" calcext:value-type="float">
            <text:p>182.1</text:p>
          </table:table-cell>
          <table:table-cell table:formula="of:=[.C391]-[.C392]" office:value-type="float" office:value="3.303" calcext:value-type="float">
            <text:p>3.30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880726183312" calcext:value-type="float">
            <text:p>0.88073</text:p>
          </table:table-cell>
          <table:table-cell office:value-type="float" office:value="178.827" calcext:value-type="float">
            <text:p>178.8</text:p>
          </table:table-cell>
          <table:table-cell table:formula="of:=[.C392]-[.C393]" office:value-type="float" office:value="3.27799999999999" calcext:value-type="float">
            <text:p>3.278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88289501172" calcext:value-type="float">
            <text:p>0.88290</text:p>
          </table:table-cell>
          <table:table-cell office:value-type="float" office:value="175.576" calcext:value-type="float">
            <text:p>175.6</text:p>
          </table:table-cell>
          <table:table-cell table:formula="of:=[.C393]-[.C394]" office:value-type="float" office:value="3.251" calcext:value-type="float">
            <text:p>3.251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885046543227" calcext:value-type="float">
            <text:p>0.88505</text:p>
          </table:table-cell>
          <table:table-cell office:value-type="float" office:value="172.35" calcext:value-type="float">
            <text:p>172.4</text:p>
          </table:table-cell>
          <table:table-cell table:formula="of:=[.C394]-[.C395]" office:value-type="float" office:value="3.226" calcext:value-type="float">
            <text:p>3.226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887180681295" calcext:value-type="float">
            <text:p>0.88718</text:p>
          </table:table-cell>
          <table:table-cell office:value-type="float" office:value="169.15" calcext:value-type="float">
            <text:p>169.2</text:p>
          </table:table-cell>
          <table:table-cell table:formula="of:=[.C395]-[.C396]" office:value-type="float" office:value="3.19999999999999" calcext:value-type="float">
            <text:p>3.20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889297330166" calcext:value-type="float">
            <text:p>0.88930</text:p>
          </table:table-cell>
          <table:table-cell office:value-type="float" office:value="165.977" calcext:value-type="float">
            <text:p>166.0</text:p>
          </table:table-cell>
          <table:table-cell table:formula="of:=[.C396]-[.C397]" office:value-type="float" office:value="3.173" calcext:value-type="float">
            <text:p>3.17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891396394867" calcext:value-type="float">
            <text:p>0.89140</text:p>
          </table:table-cell>
          <table:table-cell office:value-type="float" office:value="162.829" calcext:value-type="float">
            <text:p>162.8</text:p>
          </table:table-cell>
          <table:table-cell table:formula="of:=[.C397]-[.C398]" office:value-type="float" office:value="3.148" calcext:value-type="float">
            <text:p>3.148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893477781213" calcext:value-type="float">
            <text:p>0.89348</text:p>
          </table:table-cell>
          <table:table-cell office:value-type="float" office:value="159.709" calcext:value-type="float">
            <text:p>159.7</text:p>
          </table:table-cell>
          <table:table-cell table:formula="of:=[.C398]-[.C399]" office:value-type="float" office:value="3.12" calcext:value-type="float">
            <text:p>3.12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895541395814" calcext:value-type="float">
            <text:p>0.89554</text:p>
          </table:table-cell>
          <table:table-cell office:value-type="float" office:value="156.615" calcext:value-type="float">
            <text:p>156.6</text:p>
          </table:table-cell>
          <table:table-cell table:formula="of:=[.C399]-[.C400]" office:value-type="float" office:value="3.09399999999999" calcext:value-type="float">
            <text:p>3.094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897587146076" calcext:value-type="float">
            <text:p>0.89759</text:p>
          </table:table-cell>
          <table:table-cell office:value-type="float" office:value="153.548" calcext:value-type="float">
            <text:p>153.5</text:p>
          </table:table-cell>
          <table:table-cell table:formula="of:=[.C400]-[.C401]" office:value-type="float" office:value="3.06700000000001" calcext:value-type="float">
            <text:p>3.067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899614940206" calcext:value-type="float">
            <text:p>0.89961</text:p>
          </table:table-cell>
          <table:table-cell office:value-type="float" office:value="150.507" calcext:value-type="float">
            <text:p>150.5</text:p>
          </table:table-cell>
          <table:table-cell table:formula="of:=[.C401]-[.C402]" office:value-type="float" office:value="3.041" calcext:value-type="float">
            <text:p>3.041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01624687219" calcext:value-type="float">
            <text:p>0.90162</text:p>
          </table:table-cell>
          <table:table-cell office:value-type="float" office:value="147.494" calcext:value-type="float">
            <text:p>147.5</text:p>
          </table:table-cell>
          <table:table-cell table:formula="of:=[.C402]-[.C403]" office:value-type="float" office:value="3.01300000000001" calcext:value-type="float">
            <text:p>3.01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03616296938" calcext:value-type="float">
            <text:p>0.90362</text:p>
          </table:table-cell>
          <table:table-cell office:value-type="float" office:value="144.508" calcext:value-type="float">
            <text:p>144.5</text:p>
          </table:table-cell>
          <table:table-cell table:formula="of:=[.C403]-[.C404]" office:value-type="float" office:value="2.98599999999999" calcext:value-type="float">
            <text:p>2.986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0558968" calcext:value-type="float">
            <text:p>0.90559</text:p>
          </table:table-cell>
          <table:table-cell office:value-type="float" office:value="141.549" calcext:value-type="float">
            <text:p>141.5</text:p>
          </table:table-cell>
          <table:table-cell table:formula="of:=[.C404]-[.C405]" office:value-type="float" office:value="2.959" calcext:value-type="float">
            <text:p>2.959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07544747861" calcext:value-type="float">
            <text:p>0.90754</text:p>
          </table:table-cell>
          <table:table-cell office:value-type="float" office:value="138.618" calcext:value-type="float">
            <text:p>138.6</text:p>
          </table:table-cell>
          <table:table-cell table:formula="of:=[.C405]-[.C406]" office:value-type="float" office:value="2.93100000000001" calcext:value-type="float">
            <text:p>2.931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09481412796" calcext:value-type="float">
            <text:p>0.90948</text:p>
          </table:table-cell>
          <table:table-cell office:value-type="float" office:value="135.715" calcext:value-type="float">
            <text:p>135.7</text:p>
          </table:table-cell>
          <table:table-cell table:formula="of:=[.C406]-[.C407]" office:value-type="float" office:value="2.90299999999999" calcext:value-type="float">
            <text:p>2.90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11399587909" calcext:value-type="float">
            <text:p>0.91140</text:p>
          </table:table-cell>
          <table:table-cell office:value-type="float" office:value="132.839" calcext:value-type="float">
            <text:p>132.8</text:p>
          </table:table-cell>
          <table:table-cell table:formula="of:=[.C407]-[.C408]" office:value-type="float" office:value="2.876" calcext:value-type="float">
            <text:p>2.876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13299187131" calcext:value-type="float">
            <text:p>0.91330</text:p>
          </table:table-cell>
          <table:table-cell office:value-type="float" office:value="129.991" calcext:value-type="float">
            <text:p>130.0</text:p>
          </table:table-cell>
          <table:table-cell table:formula="of:=[.C408]-[.C409]" office:value-type="float" office:value="2.84799999999998" calcext:value-type="float">
            <text:p>2.848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15180125229" calcext:value-type="float">
            <text:p>0.91518</text:p>
          </table:table-cell>
          <table:table-cell office:value-type="float" office:value="127.17" calcext:value-type="float">
            <text:p>127.2</text:p>
          </table:table-cell>
          <table:table-cell table:formula="of:=[.C409]-[.C410]" office:value-type="float" office:value="2.82100000000001" calcext:value-type="float">
            <text:p>2.821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17042317806" calcext:value-type="float">
            <text:p>0.91704</text:p>
          </table:table-cell>
          <table:table-cell office:value-type="float" office:value="124.378" calcext:value-type="float">
            <text:p>124.4</text:p>
          </table:table-cell>
          <table:table-cell table:formula="of:=[.C410]-[.C411]" office:value-type="float" office:value="2.792" calcext:value-type="float">
            <text:p>2.792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18885681305" calcext:value-type="float">
            <text:p>0.91889</text:p>
          </table:table-cell>
          <table:table-cell office:value-type="float" office:value="121.615" calcext:value-type="float">
            <text:p>121.6</text:p>
          </table:table-cell>
          <table:table-cell table:formula="of:=[.C411]-[.C412]" office:value-type="float" office:value="2.76300000000001" calcext:value-type="float">
            <text:p>2.76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20710133016" calcext:value-type="float">
            <text:p>0.92071</text:p>
          </table:table-cell>
          <table:table-cell office:value-type="float" office:value="118.879" calcext:value-type="float">
            <text:p>118.9</text:p>
          </table:table-cell>
          <table:table-cell table:formula="of:=[.C412]-[.C413]" office:value-type="float" office:value="2.73599999999999" calcext:value-type="float">
            <text:p>2.736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22515591076" calcext:value-type="float">
            <text:p>0.92252</text:p>
          </table:table-cell>
          <table:table-cell office:value-type="float" office:value="116.172" calcext:value-type="float">
            <text:p>116.2</text:p>
          </table:table-cell>
          <table:table-cell table:formula="of:=[.C413]-[.C414]" office:value-type="float" office:value="2.70700000000001" calcext:value-type="float">
            <text:p>2.707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24301974474" calcext:value-type="float">
            <text:p>0.92430</text:p>
          </table:table-cell>
          <table:table-cell office:value-type="float" office:value="113.494" calcext:value-type="float">
            <text:p>113.5</text:p>
          </table:table-cell>
          <table:table-cell table:formula="of:=[.C414]-[.C415]" office:value-type="float" office:value="2.678" calcext:value-type="float">
            <text:p>2.678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26069203057" calcext:value-type="float">
            <text:p>0.92607</text:p>
          </table:table-cell>
          <table:table-cell office:value-type="float" office:value="110.844" calcext:value-type="float">
            <text:p>110.8</text:p>
          </table:table-cell>
          <table:table-cell table:formula="of:=[.C415]-[.C416]" office:value-type="float" office:value="2.65000000000001" calcext:value-type="float">
            <text:p>2.65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2781719753" calcext:value-type="float">
            <text:p>0.92782</text:p>
          </table:table-cell>
          <table:table-cell office:value-type="float" office:value="108.224" calcext:value-type="float">
            <text:p>108.2</text:p>
          </table:table-cell>
          <table:table-cell table:formula="of:=[.C416]-[.C417]" office:value-type="float" office:value="2.61999999999999" calcext:value-type="float">
            <text:p>2.62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29545879461" calcext:value-type="float">
            <text:p>0.92955</text:p>
          </table:table-cell>
          <table:table-cell office:value-type="float" office:value="105.632" calcext:value-type="float">
            <text:p>105.6</text:p>
          </table:table-cell>
          <table:table-cell table:formula="of:=[.C417]-[.C418]" office:value-type="float" office:value="2.592" calcext:value-type="float">
            <text:p>2.592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31255171284" calcext:value-type="float">
            <text:p>0.93126</text:p>
          </table:table-cell>
          <table:table-cell office:value-type="float" office:value="103.069" calcext:value-type="float">
            <text:p>103.1</text:p>
          </table:table-cell>
          <table:table-cell table:formula="of:=[.C418]-[.C419]" office:value-type="float" office:value="2.563" calcext:value-type="float">
            <text:p>2.56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32944996304" calcext:value-type="float">
            <text:p>0.93294</text:p>
          </table:table-cell>
          <table:table-cell office:value-type="float" office:value="100.536" calcext:value-type="float">
            <text:p>100.5</text:p>
          </table:table-cell>
          <table:table-cell table:formula="of:=[.C419]-[.C420]" office:value-type="float" office:value="2.533" calcext:value-type="float">
            <text:p>2.53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346152787" calcext:value-type="float">
            <text:p>0.93462</text:p>
          </table:table-cell>
          <table:table-cell office:value-type="float" office:value="98.0313" calcext:value-type="float">
            <text:p>98.0</text:p>
          </table:table-cell>
          <table:table-cell table:formula="of:=[.C420]-[.C421]" office:value-type="float" office:value="2.5047" calcext:value-type="float">
            <text:p>2.505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36265943526" calcext:value-type="float">
            <text:p>0.93627</text:p>
          </table:table-cell>
          <table:table-cell office:value-type="float" office:value="95.5565" calcext:value-type="float">
            <text:p>95.6</text:p>
          </table:table-cell>
          <table:table-cell table:formula="of:=[.C421]-[.C422]" office:value-type="float" office:value="2.4748" calcext:value-type="float">
            <text:p>2.475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37896916718" calcext:value-type="float">
            <text:p>0.93790</text:p>
          </table:table-cell>
          <table:table-cell office:value-type="float" office:value="93.1112" calcext:value-type="float">
            <text:p>93.1</text:p>
          </table:table-cell>
          <table:table-cell table:formula="of:=[.C422]-[.C423]" office:value-type="float" office:value="2.4453" calcext:value-type="float">
            <text:p>2.445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39508125094" calcext:value-type="float">
            <text:p>0.93951</text:p>
          </table:table-cell>
          <table:table-cell office:value-type="float" office:value="90.6955" calcext:value-type="float">
            <text:p>90.7</text:p>
          </table:table-cell>
          <table:table-cell table:formula="of:=[.C423]-[.C424]" office:value-type="float" office:value="2.4157" calcext:value-type="float">
            <text:p>2.416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41099496361" calcext:value-type="float">
            <text:p>0.94110</text:p>
          </table:table-cell>
          <table:table-cell office:value-type="float" office:value="88.3095" calcext:value-type="float">
            <text:p>88.3</text:p>
          </table:table-cell>
          <table:table-cell table:formula="of:=[.C424]-[.C425]" office:value-type="float" office:value="2.386" calcext:value-type="float">
            <text:p>2.386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42670959114" calcext:value-type="float">
            <text:p>0.94267</text:p>
          </table:table-cell>
          <table:table-cell office:value-type="float" office:value="85.9534" calcext:value-type="float">
            <text:p>86.0</text:p>
          </table:table-cell>
          <table:table-cell table:formula="of:=[.C425]-[.C426]" office:value-type="float" office:value="2.3561" calcext:value-type="float">
            <text:p>2.356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44222442842" calcext:value-type="float">
            <text:p>0.94422</text:p>
          </table:table-cell>
          <table:table-cell office:value-type="float" office:value="83.6273" calcext:value-type="float">
            <text:p>83.6</text:p>
          </table:table-cell>
          <table:table-cell table:formula="of:=[.C426]-[.C427]" office:value-type="float" office:value="2.3261" calcext:value-type="float">
            <text:p>2.326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4575387793" calcext:value-type="float">
            <text:p>0.94575</text:p>
          </table:table-cell>
          <table:table-cell office:value-type="float" office:value="81.3312" calcext:value-type="float">
            <text:p>81.3</text:p>
          </table:table-cell>
          <table:table-cell table:formula="of:=[.C427]-[.C428]" office:value-type="float" office:value="2.29610000000001" calcext:value-type="float">
            <text:p>2.296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47265195664" calcext:value-type="float">
            <text:p>0.94727</text:p>
          </table:table-cell>
          <table:table-cell office:value-type="float" office:value="79.0653" calcext:value-type="float">
            <text:p>79.1</text:p>
          </table:table-cell>
          <table:table-cell table:formula="of:=[.C428]-[.C429]" office:value-type="float" office:value="2.2659" calcext:value-type="float">
            <text:p>2.266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48756328231" calcext:value-type="float">
            <text:p>0.94876</text:p>
          </table:table-cell>
          <table:table-cell office:value-type="float" office:value="76.8296" calcext:value-type="float">
            <text:p>76.8</text:p>
          </table:table-cell>
          <table:table-cell table:formula="of:=[.C429]-[.C430]" office:value-type="float" office:value="2.23569999999999" calcext:value-type="float">
            <text:p>2.236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50227208726" calcext:value-type="float">
            <text:p>0.95023</text:p>
          </table:table-cell>
          <table:table-cell office:value-type="float" office:value="74.6243" calcext:value-type="float">
            <text:p>74.6</text:p>
          </table:table-cell>
          <table:table-cell table:formula="of:=[.C430]-[.C431]" office:value-type="float" office:value="2.20529999999999" calcext:value-type="float">
            <text:p>2.205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51677771149" calcext:value-type="float">
            <text:p>0.95168</text:p>
          </table:table-cell>
          <table:table-cell office:value-type="float" office:value="72.4495" calcext:value-type="float">
            <text:p>72.4</text:p>
          </table:table-cell>
          <table:table-cell table:formula="of:=[.C431]-[.C432]" office:value-type="float" office:value="2.1748" calcext:value-type="float">
            <text:p>2.175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53107950415" calcext:value-type="float">
            <text:p>0.95311</text:p>
          </table:table-cell>
          <table:table-cell office:value-type="float" office:value="70.3052" calcext:value-type="float">
            <text:p>70.3</text:p>
          </table:table-cell>
          <table:table-cell table:formula="of:=[.C432]-[.C433]" office:value-type="float" office:value="2.1443" calcext:value-type="float">
            <text:p>2.144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54517682352" calcext:value-type="float">
            <text:p>0.95452</text:p>
          </table:table-cell>
          <table:table-cell office:value-type="float" office:value="68.1916" calcext:value-type="float">
            <text:p>68.2</text:p>
          </table:table-cell>
          <table:table-cell table:formula="of:=[.C433]-[.C434]" office:value-type="float" office:value="2.11360000000001" calcext:value-type="float">
            <text:p>2.114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55906903707" calcext:value-type="float">
            <text:p>0.95591</text:p>
          </table:table-cell>
          <table:table-cell office:value-type="float" office:value="66.1088" calcext:value-type="float">
            <text:p>66.1</text:p>
          </table:table-cell>
          <table:table-cell table:formula="of:=[.C434]-[.C435]" office:value-type="float" office:value="2.08279999999999" calcext:value-type="float">
            <text:p>2.08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57275552144" calcext:value-type="float">
            <text:p>0.95728</text:p>
          </table:table-cell>
          <table:table-cell office:value-type="float" office:value="64.0568" calcext:value-type="float">
            <text:p>64.1</text:p>
          </table:table-cell>
          <table:table-cell table:formula="of:=[.C435]-[.C436]" office:value-type="float" office:value="2.05200000000001" calcext:value-type="float">
            <text:p>2.052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58623566254" calcext:value-type="float">
            <text:p>0.95862</text:p>
          </table:table-cell>
          <table:table-cell office:value-type="float" office:value="62.0357" calcext:value-type="float">
            <text:p>62.0</text:p>
          </table:table-cell>
          <table:table-cell table:formula="of:=[.C436]-[.C437]" office:value-type="float" office:value="2.0211" calcext:value-type="float">
            <text:p>2.021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59950885552" calcext:value-type="float">
            <text:p>0.95995</text:p>
          </table:table-cell>
          <table:table-cell office:value-type="float" office:value="60.0456" calcext:value-type="float">
            <text:p>60.0</text:p>
          </table:table-cell>
          <table:table-cell table:formula="of:=[.C437]-[.C438]" office:value-type="float" office:value="1.9901" calcext:value-type="float">
            <text:p>1.99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61257450481" calcext:value-type="float">
            <text:p>0.96126</text:p>
          </table:table-cell>
          <table:table-cell office:value-type="float" office:value="58.0867" calcext:value-type="float">
            <text:p>58.1</text:p>
          </table:table-cell>
          <table:table-cell table:formula="of:=[.C438]-[.C439]" office:value-type="float" office:value="1.9589" calcext:value-type="float">
            <text:p>1.959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62543202416" calcext:value-type="float">
            <text:p>0.96254</text:p>
          </table:table-cell>
          <table:table-cell office:value-type="float" office:value="56.159" calcext:value-type="float">
            <text:p>56.2</text:p>
          </table:table-cell>
          <table:table-cell table:formula="of:=[.C439]-[.C440]" office:value-type="float" office:value="1.9277" calcext:value-type="float">
            <text:p>1.928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63808083666" calcext:value-type="float">
            <text:p>0.96381</text:p>
          </table:table-cell>
          <table:table-cell office:value-type="float" office:value="54.2625" calcext:value-type="float">
            <text:p>54.3</text:p>
          </table:table-cell>
          <table:table-cell table:formula="of:=[.C440]-[.C441]" office:value-type="float" office:value="1.8965" calcext:value-type="float">
            <text:p>1.897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65052037476" calcext:value-type="float">
            <text:p>0.96505</text:p>
          </table:table-cell>
          <table:table-cell office:value-type="float" office:value="52.3975" calcext:value-type="float">
            <text:p>52.4</text:p>
          </table:table-cell>
          <table:table-cell table:formula="of:=[.C441]-[.C442]" office:value-type="float" office:value="1.865" calcext:value-type="float">
            <text:p>1.865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66275008031" calcext:value-type="float">
            <text:p>0.96628</text:p>
          </table:table-cell>
          <table:table-cell office:value-type="float" office:value="50.5639" calcext:value-type="float">
            <text:p>50.6</text:p>
          </table:table-cell>
          <table:table-cell table:formula="of:=[.C442]-[.C443]" office:value-type="float" office:value="1.8336" calcext:value-type="float">
            <text:p>1.834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67476940456" calcext:value-type="float">
            <text:p>0.96748</text:p>
          </table:table-cell>
          <table:table-cell office:value-type="float" office:value="48.7618" calcext:value-type="float">
            <text:p>48.8</text:p>
          </table:table-cell>
          <table:table-cell table:formula="of:=[.C443]-[.C444]" office:value-type="float" office:value="1.8021" calcext:value-type="float">
            <text:p>1.802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68657780821" calcext:value-type="float">
            <text:p>0.96866</text:p>
          </table:table-cell>
          <table:table-cell office:value-type="float" office:value="46.9914" calcext:value-type="float">
            <text:p>47.0</text:p>
          </table:table-cell>
          <table:table-cell table:formula="of:=[.C444]-[.C445]" office:value-type="float" office:value="1.7704" calcext:value-type="float">
            <text:p>1.77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69817476142" calcext:value-type="float">
            <text:p>0.96982</text:p>
          </table:table-cell>
          <table:table-cell office:value-type="float" office:value="45.2527" calcext:value-type="float">
            <text:p>45.3</text:p>
          </table:table-cell>
          <table:table-cell table:formula="of:=[.C445]-[.C446]" office:value-type="float" office:value="1.7387" calcext:value-type="float">
            <text:p>1.739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70955974385" calcext:value-type="float">
            <text:p>0.97096</text:p>
          </table:table-cell>
          <table:table-cell office:value-type="float" office:value="43.5457" calcext:value-type="float">
            <text:p>43.5</text:p>
          </table:table-cell>
          <table:table-cell table:formula="of:=[.C446]-[.C447]" office:value-type="float" office:value="1.707" calcext:value-type="float">
            <text:p>1.707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72073224464" calcext:value-type="float">
            <text:p>0.97207</text:p>
          </table:table-cell>
          <table:table-cell office:value-type="float" office:value="41.8706" calcext:value-type="float">
            <text:p>41.9</text:p>
          </table:table-cell>
          <table:table-cell table:formula="of:=[.C447]-[.C448]" office:value-type="float" office:value="1.67509999999999" calcext:value-type="float">
            <text:p>1.675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7316917625" calcext:value-type="float">
            <text:p>0.97317</text:p>
          </table:table-cell>
          <table:table-cell office:value-type="float" office:value="40.2275" calcext:value-type="float">
            <text:p>40.2</text:p>
          </table:table-cell>
          <table:table-cell table:formula="of:=[.C448]-[.C449]" office:value-type="float" office:value="1.6431" calcext:value-type="float">
            <text:p>1.64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74243780567" calcext:value-type="float">
            <text:p>0.97424</text:p>
          </table:table-cell>
          <table:table-cell office:value-type="float" office:value="38.6163" calcext:value-type="float">
            <text:p>38.6</text:p>
          </table:table-cell>
          <table:table-cell table:formula="of:=[.C449]-[.C450]" office:value-type="float" office:value="1.6112" calcext:value-type="float">
            <text:p>1.611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75296989199" calcext:value-type="float">
            <text:p>0.97530</text:p>
          </table:table-cell>
          <table:table-cell office:value-type="float" office:value="37.0372" calcext:value-type="float">
            <text:p>37.0</text:p>
          </table:table-cell>
          <table:table-cell table:formula="of:=[.C450]-[.C451]" office:value-type="float" office:value="1.5791" calcext:value-type="float">
            <text:p>1.579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76328754888" calcext:value-type="float">
            <text:p>0.97633</text:p>
          </table:table-cell>
          <table:table-cell office:value-type="float" office:value="35.4903" calcext:value-type="float">
            <text:p>35.5</text:p>
          </table:table-cell>
          <table:table-cell table:formula="of:=[.C451]-[.C452]" office:value-type="float" office:value="1.5469" calcext:value-type="float">
            <text:p>1.547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7733903134" calcext:value-type="float">
            <text:p>0.97734</text:p>
          </table:table-cell>
          <table:table-cell office:value-type="float" office:value="33.9756" calcext:value-type="float">
            <text:p>34.0</text:p>
          </table:table-cell>
          <table:table-cell table:formula="of:=[.C452]-[.C453]" office:value-type="float" office:value="1.5147" calcext:value-type="float">
            <text:p>1.515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78327773223" calcext:value-type="float">
            <text:p>0.97833</text:p>
          </table:table-cell>
          <table:table-cell office:value-type="float" office:value="32.4932" calcext:value-type="float">
            <text:p>32.5</text:p>
          </table:table-cell>
          <table:table-cell table:formula="of:=[.C453]-[.C454]" office:value-type="float" office:value="1.4824" calcext:value-type="float">
            <text:p>1.482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79294936173" calcext:value-type="float">
            <text:p>0.97929</text:p>
          </table:table-cell>
          <table:table-cell office:value-type="float" office:value="31.0431" calcext:value-type="float">
            <text:p>31.0</text:p>
          </table:table-cell>
          <table:table-cell table:formula="of:=[.C454]-[.C455]" office:value-type="float" office:value="1.4501" calcext:value-type="float">
            <text:p>1.45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80240476795" calcext:value-type="float">
            <text:p>0.98024</text:p>
          </table:table-cell>
          <table:table-cell office:value-type="float" office:value="29.6255" calcext:value-type="float">
            <text:p>29.6</text:p>
          </table:table-cell>
          <table:table-cell table:formula="of:=[.C455]-[.C456]" office:value-type="float" office:value="1.4176" calcext:value-type="float">
            <text:p>1.418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81164352661" calcext:value-type="float">
            <text:p>0.98116</text:p>
          </table:table-cell>
          <table:table-cell office:value-type="float" office:value="28.2403" calcext:value-type="float">
            <text:p>28.2</text:p>
          </table:table-cell>
          <table:table-cell table:formula="of:=[.C456]-[.C457]" office:value-type="float" office:value="1.3852" calcext:value-type="float">
            <text:p>1.385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82066522318" calcext:value-type="float">
            <text:p>0.98207</text:p>
          </table:table-cell>
          <table:table-cell office:value-type="float" office:value="26.8877" calcext:value-type="float">
            <text:p>26.9</text:p>
          </table:table-cell>
          <table:table-cell table:formula="of:=[.C457]-[.C458]" office:value-type="float" office:value="1.3526" calcext:value-type="float">
            <text:p>1.35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82946945287" calcext:value-type="float">
            <text:p>0.98295</text:p>
          </table:table-cell>
          <table:table-cell office:value-type="float" office:value="25.5676" calcext:value-type="float">
            <text:p>25.6</text:p>
          </table:table-cell>
          <table:table-cell table:formula="of:=[.C458]-[.C459]" office:value-type="float" office:value="1.3201" calcext:value-type="float">
            <text:p>1.32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83805582062" calcext:value-type="float">
            <text:p>0.98381</text:p>
          </table:table-cell>
          <table:table-cell office:value-type="float" office:value="24.2803" calcext:value-type="float">
            <text:p>24.3</text:p>
          </table:table-cell>
          <table:table-cell table:formula="of:=[.C459]-[.C460]" office:value-type="float" office:value="1.2873" calcext:value-type="float">
            <text:p>1.287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84642394117" calcext:value-type="float">
            <text:p>0.98464</text:p>
          </table:table-cell>
          <table:table-cell office:value-type="float" office:value="23.0257" calcext:value-type="float">
            <text:p>23.0</text:p>
          </table:table-cell>
          <table:table-cell table:formula="of:=[.C460]-[.C461]" office:value-type="float" office:value="1.2546" calcext:value-type="float">
            <text:p>1.255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85457343904" calcext:value-type="float">
            <text:p>0.98546</text:p>
          </table:table-cell>
          <table:table-cell office:value-type="float" office:value="21.8038" calcext:value-type="float">
            <text:p>21.8</text:p>
          </table:table-cell>
          <table:table-cell table:formula="of:=[.C461]-[.C462]" office:value-type="float" office:value="1.2219" calcext:value-type="float">
            <text:p>1.222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86250394858" calcext:value-type="float">
            <text:p>0.98625</text:p>
          </table:table-cell>
          <table:table-cell office:value-type="float" office:value="20.6148" calcext:value-type="float">
            <text:p>20.6</text:p>
          </table:table-cell>
          <table:table-cell table:formula="of:=[.C462]-[.C463]" office:value-type="float" office:value="1.189" calcext:value-type="float">
            <text:p>1.189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87021511393" calcext:value-type="float">
            <text:p>0.98702</text:p>
          </table:table-cell>
          <table:table-cell office:value-type="float" office:value="19.4586" calcext:value-type="float">
            <text:p>19.5</text:p>
          </table:table-cell>
          <table:table-cell table:formula="of:=[.C463]-[.C464]" office:value-type="float" office:value="1.1562" calcext:value-type="float">
            <text:p>1.156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87770658912" calcext:value-type="float">
            <text:p>0.98777</text:p>
          </table:table-cell>
          <table:table-cell office:value-type="float" office:value="18.3355" calcext:value-type="float">
            <text:p>18.3</text:p>
          </table:table-cell>
          <table:table-cell table:formula="of:=[.C464]-[.C465]" office:value-type="float" office:value="1.1231" calcext:value-type="float">
            <text:p>1.12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88497803798" calcext:value-type="float">
            <text:p>0.98850</text:p>
          </table:table-cell>
          <table:table-cell office:value-type="float" office:value="17.2452" calcext:value-type="float">
            <text:p>17.2</text:p>
          </table:table-cell>
          <table:table-cell table:formula="of:=[.C465]-[.C466]" office:value-type="float" office:value="1.0903" calcext:value-type="float">
            <text:p>1.09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89202913427" calcext:value-type="float">
            <text:p>0.98920</text:p>
          </table:table-cell>
          <table:table-cell office:value-type="float" office:value="16.1881" calcext:value-type="float">
            <text:p>16.2</text:p>
          </table:table-cell>
          <table:table-cell table:formula="of:=[.C466]-[.C467]" office:value-type="float" office:value="1.0571" calcext:value-type="float">
            <text:p>1.057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89885956159" calcext:value-type="float">
            <text:p>0.98989</text:p>
          </table:table-cell>
          <table:table-cell office:value-type="float" office:value="15.164" calcext:value-type="float">
            <text:p>15.2</text:p>
          </table:table-cell>
          <table:table-cell table:formula="of:=[.C467]-[.C468]" office:value-type="float" office:value="1.0241" calcext:value-type="float">
            <text:p>1.024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90546901347" calcext:value-type="float">
            <text:p>0.99055</text:p>
          </table:table-cell>
          <table:table-cell office:value-type="float" office:value="14.173" calcext:value-type="float">
            <text:p>14.2</text:p>
          </table:table-cell>
          <table:table-cell table:formula="of:=[.C468]-[.C469]" office:value-type="float" office:value="0.991" calcext:value-type="float">
            <text:p>0.991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91185719334" calcext:value-type="float">
            <text:p>0.99119</text:p>
          </table:table-cell>
          <table:table-cell office:value-type="float" office:value="13.2153" calcext:value-type="float">
            <text:p>13.2</text:p>
          </table:table-cell>
          <table:table-cell table:formula="of:=[.C469]-[.C470]" office:value-type="float" office:value="0.957700000000001" calcext:value-type="float">
            <text:p>0.958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91802381458" calcext:value-type="float">
            <text:p>0.99180</text:p>
          </table:table-cell>
          <table:table-cell office:value-type="float" office:value="12.2907" calcext:value-type="float">
            <text:p>12.3</text:p>
          </table:table-cell>
          <table:table-cell table:formula="of:=[.C470]-[.C471]" office:value-type="float" office:value="0.9246" calcext:value-type="float">
            <text:p>0.925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92396860048" calcext:value-type="float">
            <text:p>0.99240</text:p>
          </table:table-cell>
          <table:table-cell office:value-type="float" office:value="11.3994" calcext:value-type="float">
            <text:p>11.4</text:p>
          </table:table-cell>
          <table:table-cell table:formula="of:=[.C471]-[.C472]" office:value-type="float" office:value="0.891299999999999" calcext:value-type="float">
            <text:p>0.891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92969128431" calcext:value-type="float">
            <text:p>0.99297</text:p>
          </table:table-cell>
          <table:table-cell office:value-type="float" office:value="10.5414" calcext:value-type="float">
            <text:p>10.5</text:p>
          </table:table-cell>
          <table:table-cell table:formula="of:=[.C472]-[.C473]" office:value-type="float" office:value="0.858000000000001" calcext:value-type="float">
            <text:p>0.858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93519160929" calcext:value-type="float">
            <text:p>0.99352</text:p>
          </table:table-cell>
          <table:table-cell office:value-type="float" office:value="9.71672" calcext:value-type="float">
            <text:p>9.7</text:p>
          </table:table-cell>
          <table:table-cell table:formula="of:=[.C473]-[.C474]" office:value-type="float" office:value="0.824679999999999" calcext:value-type="float">
            <text:p>0.825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94046932862" calcext:value-type="float">
            <text:p>0.99405</text:p>
          </table:table-cell>
          <table:table-cell office:value-type="float" office:value="8.92543" calcext:value-type="float">
            <text:p>8.9</text:p>
          </table:table-cell>
          <table:table-cell table:formula="of:=[.C474]-[.C475]" office:value-type="float" office:value="0.79129" calcext:value-type="float">
            <text:p>0.791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9455242055" calcext:value-type="float">
            <text:p>0.99455</text:p>
          </table:table-cell>
          <table:table-cell office:value-type="float" office:value="8.16756" calcext:value-type="float">
            <text:p>8.2</text:p>
          </table:table-cell>
          <table:table-cell table:formula="of:=[.C475]-[.C476]" office:value-type="float" office:value="0.757870000000001" calcext:value-type="float">
            <text:p>0.758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95035601311" calcext:value-type="float">
            <text:p>0.99504</text:p>
          </table:table-cell>
          <table:table-cell office:value-type="float" office:value="7.44312" calcext:value-type="float">
            <text:p>7.4</text:p>
          </table:table-cell>
          <table:table-cell table:formula="of:=[.C476]-[.C477]" office:value-type="float" office:value="0.72444" calcext:value-type="float">
            <text:p>0.724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95496453465" calcext:value-type="float">
            <text:p>0.99550</text:p>
          </table:table-cell>
          <table:table-cell office:value-type="float" office:value="6.75217" calcext:value-type="float">
            <text:p>6.8</text:p>
          </table:table-cell>
          <table:table-cell table:formula="of:=[.C477]-[.C478]" office:value-type="float" office:value="0.69095" calcext:value-type="float">
            <text:p>0.691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95934956334" calcext:value-type="float">
            <text:p>0.99593</text:p>
          </table:table-cell>
          <table:table-cell office:value-type="float" office:value="6.09472" calcext:value-type="float">
            <text:p>6.1</text:p>
          </table:table-cell>
          <table:table-cell table:formula="of:=[.C478]-[.C479]" office:value-type="float" office:value="0.657450000000001" calcext:value-type="float">
            <text:p>0.657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96351090243" calcext:value-type="float">
            <text:p>0.99635</text:p>
          </table:table-cell>
          <table:table-cell office:value-type="float" office:value="5.47081" calcext:value-type="float">
            <text:p>5.5</text:p>
          </table:table-cell>
          <table:table-cell table:formula="of:=[.C479]-[.C480]" office:value-type="float" office:value="0.62391" calcext:value-type="float">
            <text:p>0.624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9674483652" calcext:value-type="float">
            <text:p>0.99674</text:p>
          </table:table-cell>
          <table:table-cell office:value-type="float" office:value="4.88047" calcext:value-type="float">
            <text:p>4.9</text:p>
          </table:table-cell>
          <table:table-cell table:formula="of:=[.C480]-[.C481]" office:value-type="float" office:value="0.59034" calcext:value-type="float">
            <text:p>0.59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97116177497" calcext:value-type="float">
            <text:p>0.99712</text:p>
          </table:table-cell>
          <table:table-cell office:value-type="float" office:value="4.32372" calcext:value-type="float">
            <text:p>4.3</text:p>
          </table:table-cell>
          <table:table-cell table:formula="of:=[.C481]-[.C482]" office:value-type="float" office:value="0.55675" calcext:value-type="float">
            <text:p>0.557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97465096512" calcext:value-type="float">
            <text:p>0.99747</text:p>
          </table:table-cell>
          <table:table-cell office:value-type="float" office:value="3.80058" calcext:value-type="float">
            <text:p>3.8</text:p>
          </table:table-cell>
          <table:table-cell table:formula="of:=[.C482]-[.C483]" office:value-type="float" office:value="0.52314" calcext:value-type="float">
            <text:p>0.52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9779157791" calcext:value-type="float">
            <text:p>0.99779</text:p>
          </table:table-cell>
          <table:table-cell office:value-type="float" office:value="3.31109" calcext:value-type="float">
            <text:p>3.3</text:p>
          </table:table-cell>
          <table:table-cell table:formula="of:=[.C483]-[.C484]" office:value-type="float" office:value="0.48949" calcext:value-type="float">
            <text:p>0.489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98095607042" calcext:value-type="float">
            <text:p>0.99810</text:p>
          </table:table-cell>
          <table:table-cell office:value-type="float" office:value="2.85526" calcext:value-type="float">
            <text:p>2.9</text:p>
          </table:table-cell>
          <table:table-cell table:formula="of:=[.C484]-[.C485]" office:value-type="float" office:value="0.45583" calcext:value-type="float">
            <text:p>0.456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98377170266" calcext:value-type="float">
            <text:p>0.99838</text:p>
          </table:table-cell>
          <table:table-cell office:value-type="float" office:value="2.43311" calcext:value-type="float">
            <text:p>2.4</text:p>
          </table:table-cell>
          <table:table-cell table:formula="of:=[.C485]-[.C486]" office:value-type="float" office:value="0.42215" calcext:value-type="float">
            <text:p>0.422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98636254948" calcext:value-type="float">
            <text:p>0.99864</text:p>
          </table:table-cell>
          <table:table-cell office:value-type="float" office:value="2.04466" calcext:value-type="float">
            <text:p>2.0</text:p>
          </table:table-cell>
          <table:table-cell table:formula="of:=[.C486]-[.C487]" office:value-type="float" office:value="0.38845" calcext:value-type="float">
            <text:p>0.388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98872849464" calcext:value-type="float">
            <text:p>0.99887</text:p>
          </table:table-cell>
          <table:table-cell office:value-type="float" office:value="1.68994" calcext:value-type="float">
            <text:p>1.7</text:p>
          </table:table-cell>
          <table:table-cell table:formula="of:=[.C487]-[.C488]" office:value-type="float" office:value="0.35472" calcext:value-type="float">
            <text:p>0.355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99086943196" calcext:value-type="float">
            <text:p>0.99909</text:p>
          </table:table-cell>
          <table:table-cell office:value-type="float" office:value="1.36895" calcext:value-type="float">
            <text:p>1.4</text:p>
          </table:table-cell>
          <table:table-cell table:formula="of:=[.C488]-[.C489]" office:value-type="float" office:value="0.32099" calcext:value-type="float">
            <text:p>0.321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9927852654" calcext:value-type="float">
            <text:p>0.99928</text:p>
          </table:table-cell>
          <table:table-cell office:value-type="float" office:value="1.08171" calcext:value-type="float">
            <text:p>1.1</text:p>
          </table:table-cell>
          <table:table-cell table:formula="of:=[.C489]-[.C490]" office:value-type="float" office:value="0.28724" calcext:value-type="float">
            <text:p>0.287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99447590899" calcext:value-type="float">
            <text:p>0.99945</text:p>
          </table:table-cell>
          <table:table-cell office:value-type="float" office:value="0.828227" calcext:value-type="float">
            <text:p>0.8</text:p>
          </table:table-cell>
          <table:table-cell table:formula="of:=[.C490]-[.C491]" office:value-type="float" office:value="0.253483" calcext:value-type="float">
            <text:p>0.253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99594128686" calcext:value-type="float">
            <text:p>0.99959</text:p>
          </table:table-cell>
          <table:table-cell office:value-type="float" office:value="0.608523" calcext:value-type="float">
            <text:p>0.6</text:p>
          </table:table-cell>
          <table:table-cell table:formula="of:=[.C491]-[.C492]" office:value-type="float" office:value="0.219704" calcext:value-type="float">
            <text:p>0.220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99718133328" calcext:value-type="float">
            <text:p>0.99972</text:p>
          </table:table-cell>
          <table:table-cell office:value-type="float" office:value="0.422603" calcext:value-type="float">
            <text:p>0.4</text:p>
          </table:table-cell>
          <table:table-cell table:formula="of:=[.C492]-[.C493]" office:value-type="float" office:value="0.18592" calcext:value-type="float">
            <text:p>0.186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99819599259" calcext:value-type="float">
            <text:p>0.99982</text:p>
          </table:table-cell>
          <table:table-cell office:value-type="float" office:value="0.270475" calcext:value-type="float">
            <text:p>0.3</text:p>
          </table:table-cell>
          <table:table-cell table:formula="of:=[.C493]-[.C494]" office:value-type="float" office:value="0.152128" calcext:value-type="float">
            <text:p>0.152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99898521927" calcext:value-type="float">
            <text:p>0.99990</text:p>
          </table:table-cell>
          <table:table-cell office:value-type="float" office:value="0.152146" calcext:value-type="float">
            <text:p>0.2</text:p>
          </table:table-cell>
          <table:table-cell table:formula="of:=[.C494]-[.C495]" office:value-type="float" office:value="0.118329" calcext:value-type="float">
            <text:p>0.118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99954897791" calcext:value-type="float">
            <text:p>0.99995</text:p>
          </table:table-cell>
          <table:table-cell office:value-type="float" office:value="0.0676217" calcext:value-type="float">
            <text:p>0.1</text:p>
          </table:table-cell>
          <table:table-cell table:formula="of:=[.C495]-[.C496]" office:value-type="float" office:value="0.0845243" calcext:value-type="float">
            <text:p>0.085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0.999988724321" calcext:value-type="float">
            <text:p>0.99999</text:p>
          </table:table-cell>
          <table:table-cell office:value-type="float" office:value="0.0169056" calcext:value-type="float">
            <text:p>0.0</text:p>
          </table:table-cell>
          <table:table-cell table:formula="of:=[.C496]-[.C497]" office:value-type="float" office:value="0.0507161" calcext:value-type="float">
            <text:p>0.051</text:p>
          </table:table-cell>
          <table:table-cell table:number-columns-repeated="1020"/>
        </table:table-row>
        <table:table-row table:style-name="ro4">
          <table:table-cell/>
          <table:table-cell office:value-type="float" office:value="1" calcext:value-type="float">
            <text:p>1.00000</text:p>
          </table:table-cell>
          <table:table-cell office:value-type="float" office:value="0" calcext:value-type="float">
            <text:p>0.0</text:p>
          </table:table-cell>
          <table:table-cell table:formula="of:=[.C497]-[.C498]" office:value-type="float" office:value="0.0169056" calcext:value-type="float">
            <text:p>0.017</text:p>
          </table:table-cell>
          <table:table-cell table:number-columns-repeated="1020"/>
        </table:table-row>
        <table:table-row table:style-name="ro4" table:number-rows-repeated="104807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=131700" table:style-name="ta1">
        <table:table-column table:style-name="co33" table:default-cell-style-name="ce97"/>
        <table:table-column table:style-name="co30" table:default-cell-style-name="ce97"/>
        <table:table-column table:style-name="co27" table:default-cell-style-name="ce97"/>
        <table:table-column table:style-name="co40" table:default-cell-style-name="ce97"/>
        <table:table-column table:style-name="co47" table:default-cell-style-name="ce97"/>
        <table:table-column table:style-name="co41" table:default-cell-style-name="ce97"/>
        <table:table-column table:style-name="co42" table:default-cell-style-name="ce97"/>
        <table:table-column table:style-name="co33" table:default-cell-style-name="ce97"/>
        <table:table-column table:style-name="co51" table:default-cell-style-name="ce97"/>
        <table:table-column table:style-name="co54" table:default-cell-style-name="ce97"/>
        <table:table-column table:style-name="co38" table:default-cell-style-name="ce97"/>
        <table:table-column table:style-name="co33" table:default-cell-style-name="ce97"/>
        <table:table-column table:style-name="co39" table:default-cell-style-name="ce97"/>
        <table:table-column table:style-name="co37" table:default-cell-style-name="ce160"/>
        <table:table-column table:style-name="co34" table:default-cell-style-name="ce157"/>
        <table:table-column table:style-name="co34" table:default-cell-style-name="ce116"/>
        <table:table-column table:style-name="co39" table:default-cell-style-name="ce116"/>
        <table:table-column table:style-name="co8" table:default-cell-style-name="ce185"/>
        <table:table-column table:style-name="co33" table:default-cell-style-name="ce97"/>
        <table:table-column table:style-name="co49" table:default-cell-style-name="ce101"/>
        <table:table-column table:style-name="co50" table:default-cell-style-name="ce97"/>
        <table:table-column table:style-name="co55" table:default-cell-style-name="ce97"/>
        <table:table-column table:style-name="co51" table:default-cell-style-name="ce97"/>
        <table:table-column table:style-name="co56" table:default-cell-style-name="ce97"/>
        <table:table-column table:style-name="co53" table:default-cell-style-name="ce97"/>
        <table:table-column table:style-name="co8" table:number-columns-repeated="999" table:default-cell-style-name="ce97"/>
        <table:table-row table:style-name="ro4"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table:number-columns-repeated="2"/>
          <table:table-cell table:style-name="ce108" office:value-type="string" calcext:value-type="string" table:number-columns-spanned="2" table:number-rows-spanned="1">
            <text:p>Reynolds number</text:p>
          </table:table-cell>
          <table:covered-table-cell table:style-name="ce118"/>
          <table:table-cell/>
          <table:table-cell table:style-name="ce108" office:value-type="string" calcext:value-type="string" table:number-columns-spanned="2" table:number-rows-spanned="1">
            <text:p>Pipe geometry</text:p>
          </table:table-cell>
          <table:covered-table-cell table:style-name="ce118"/>
          <table:table-cell table:number-columns-repeated="2"/>
          <table:table-cell table:style-name="ce108" office:value-type="string" calcext:value-type="string" table:number-columns-spanned="2" table:number-rows-spanned="1">
            <text:p>Near-wall streaks</text:p>
          </table:table-cell>
          <table:covered-table-cell table:style-name="ce118"/>
          <table:table-cell/>
          <table:table-cell table:style-name="ce146" office:value-type="string" calcext:value-type="string" table:number-columns-spanned="2" table:number-rows-spanned="1">
            <text:p>Cluster</text:p>
          </table:table-cell>
          <table:covered-table-cell table:style-name="ce161"/>
          <table:table-cell table:number-columns-repeated="5"/>
          <table:table-cell table:style-name="ce108" office:value-type="string" calcext:value-type="string" table:number-columns-spanned="2" table:number-rows-spanned="1">
            <text:p>Problem time</text:p>
          </table:table-cell>
          <table:covered-table-cell table:style-name="ce118"/>
          <table:table-cell table:number-columns-repeated="1003"/>
        </table:table-row>
        <table:table-row table:style-name="ro4">
          <table:table-cell table:number-columns-repeated="2"/>
          <table:table-cell table:style-name="ce106" office:value-type="string" calcext:value-type="string">
            <text:p>Re</text:p>
          </table:table-cell>
          <table:table-cell table:style-name="ce119" table:formula="of:=[$Kolmogorov.$C36]" office:value-type="float" office:value="131700" calcext:value-type="float">
            <text:p>131700</text:p>
          </table:table-cell>
          <table:table-cell/>
          <table:table-cell table:style-name="ce106" office:value-type="string" calcext:value-type="string">
            <text:p>L/R</text:p>
          </table:table-cell>
          <table:table-cell table:style-name="ce119" office:value-type="float" office:value="42" calcext:value-type="float">
            <text:p>42</text:p>
          </table:table-cell>
          <table:table-cell table:number-columns-repeated="2"/>
          <table:table-cell table:style-name="ce106" office:value-type="string" calcext:value-type="string">
            <text:p>lambda_z/R</text:p>
          </table:table-cell>
          <table:table-cell table:style-name="ce143" table:formula="of:=[.K4]/[.D4]" office:value-type="float" office:value="0.266629862202849" calcext:value-type="float">
            <text:p>0.27</text:p>
          </table:table-cell>
          <table:table-cell/>
          <table:table-cell table:style-name="ce147" office:value-type="string" calcext:value-type="string">
            <text:p>cores/node</text:p>
          </table:table-cell>
          <table:table-cell table:style-name="ce162" office:value-type="float" office:value="16" calcext:value-type="float">
            <text:p>16</text:p>
          </table:table-cell>
          <table:table-cell table:style-name="ce97" table:number-columns-repeated="4"/>
          <table:table-cell/>
          <table:table-cell table:style-name="ce106" office:value-type="string" calcext:value-type="string">
            <text:p>Transient</text:p>
          </table:table-cell>
          <table:table-cell table:style-name="ce119" office:value-type="float" office:value="200" calcext:value-type="float">
            <text:p>200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109" office:value-type="string" calcext:value-type="string">
            <text:p>Re_tau</text:p>
          </table:table-cell>
          <table:table-cell table:style-name="ce120" table:formula="of:=[$Kolmogorov.$D36]" office:value-type="float" office:value="3000.41410737169" calcext:value-type="float">
            <text:p>3000.4</text:p>
          </table:table-cell>
          <table:table-cell/>
          <table:table-cell table:style-name="ce106" office:value-type="string" calcext:value-type="string">
            <text:p>alpha</text:p>
          </table:table-cell>
          <table:table-cell table:style-name="ce138" table:formula="of:=2*PI()/[.G3]" office:value-type="float" office:value="0.149599650170943" calcext:value-type="float">
            <text:p>0.1496</text:p>
          </table:table-cell>
          <table:table-cell table:number-columns-repeated="2"/>
          <table:table-cell table:style-name="ce106" office:value-type="string" calcext:value-type="string">
            <text:p>lambda_z^+</text:p>
          </table:table-cell>
          <table:table-cell table:style-name="ce119" office:value-type="float" office:value="800" calcext:value-type="float">
            <text:p>800</text:p>
          </table:table-cell>
          <table:table-cell table:number-columns-repeated="6"/>
          <table:table-cell table:style-name="ce97"/>
          <table:table-cell/>
          <table:table-cell table:style-name="ce106" office:value-type="string" calcext:value-type="string">
            <text:p>Statistics</text:p>
          </table:table-cell>
          <table:table-cell table:style-name="ce119" office:value-type="float" office:value="800" calcext:value-type="float">
            <text:p>800</text:p>
          </table:table-cell>
          <table:table-cell table:number-columns-repeated="1003"/>
        </table:table-row>
        <table:table-row table:style-name="ro4">
          <table:table-cell table:number-columns-repeated="3"/>
          <table:table-cell table:style-name="ce121"/>
          <table:table-cell/>
          <table:table-cell table:style-name="ce106" office:value-type="string" calcext:value-type="string">
            <text:p>m</text:p>
          </table:table-cell>
          <table:table-cell table:style-name="ce119" office:value-type="float" office:value="1" calcext:value-type="float">
            <text:p>1</text:p>
          </table:table-cell>
          <table:table-cell table:number-columns-repeated="2"/>
          <table:table-cell table:style-name="ce106" office:value-type="string" calcext:value-type="string">
            <text:p>lambda_theta/R</text:p>
          </table:table-cell>
          <table:table-cell table:style-name="ce143" table:formula="of:=[.K6]/[.D4]" office:value-type="float" office:value="0.043327352607963" calcext:value-type="float">
            <text:p>0.04</text:p>
          </table:table-cell>
          <table:table-cell/>
          <table:table-cell table:style-name="ce148" office:value-type="string" calcext:value-type="string" table:number-columns-spanned="2" table:number-rows-spanned="1">
            <text:p>DOF/Arrays</text:p>
          </table:table-cell>
          <table:covered-table-cell table:style-name="ce163"/>
          <table:table-cell table:style-name="ce97"/>
          <table:table-cell table:number-columns-repeated="2"/>
          <table:table-cell table:style-name="ce97"/>
          <table:table-cell/>
          <table:table-cell table:style-name="ce106" office:value-type="string" calcext:value-type="string">
            <text:p>Different C_s</text:p>
          </table:table-cell>
          <table:table-cell table:style-name="ce119" office:value-type="float" office:value="5" calcext:value-type="float">
            <text:p>5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108" office:value-type="string" calcext:value-type="string" table:number-columns-spanned="2" table:number-rows-spanned="1">
            <text:p>Grid spacing</text:p>
          </table:table-cell>
          <table:covered-table-cell table:style-name="ce122"/>
          <table:table-cell/>
          <table:table-cell table:style-name="ce109" office:value-type="string" calcext:value-type="string">
            <text:p>2pi*R/m</text:p>
          </table:table-cell>
          <table:table-cell table:style-name="ce139" table:formula="of:=2*PI()/[.G5]" office:value-type="float" office:value="6.28318530717959" calcext:value-type="float">
            <text:p>6.283185</text:p>
          </table:table-cell>
          <table:table-cell table:number-columns-repeated="2"/>
          <table:table-cell table:style-name="ce106" office:value-type="string" calcext:value-type="string">
            <text:p>lambda_theta^+</text:p>
          </table:table-cell>
          <table:table-cell table:style-name="ce119" office:value-type="float" office:value="130" calcext:value-type="float">
            <text:p>130</text:p>
          </table:table-cell>
          <table:table-cell/>
          <table:table-cell table:style-name="ce149" office:value-type="float" office:value="3" calcext:value-type="float">
            <text:p>3</text:p>
          </table:table-cell>
          <table:table-cell table:style-name="ce164" office:value-type="string" calcext:value-type="string">
            <text:p>Fields (u,v,w)</text:p>
          </table:table-cell>
          <table:table-cell table:style-name="ce97"/>
          <table:table-cell table:number-columns-repeated="4"/>
          <table:table-cell table:style-name="ce105" office:value-type="string" calcext:value-type="string">
            <text:p>Total</text:p>
          </table:table-cell>
          <table:table-cell table:style-name="ce195" table:formula="of:=[.U5]*SUM([.U3:.U4])" office:value-type="float" office:value="5000" calcext:value-type="float">
            <text:p>5000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106" office:value-type="string" calcext:value-type="string">
            <text:p>h/R</text:p>
          </table:table-cell>
          <table:table-cell table:style-name="ce123" table:formula="of:=[$Kolmogorov.$Q36]" office:value-type="float" office:value="0.0030106601743801" calcext:value-type="float">
            <text:p>3.011E-3</text:p>
          </table:table-cell>
          <table:table-cell table:number-columns-repeated="5"/>
          <table:table-cell table:style-name="ce109" office:value-type="string" calcext:value-type="string">
            <text:p>z/theta</text:p>
          </table:table-cell>
          <table:table-cell table:style-name="ce144" table:formula="of:=[.K4]/[.K6]" office:value-type="float" office:value="6.15384615384615" calcext:value-type="float">
            <text:p>6.15</text:p>
          </table:table-cell>
          <table:table-cell/>
          <table:table-cell table:style-name="ce149" table:formula="of:=64/8" office:value-type="float" office:value="8" calcext:value-type="float">
            <text:p>8</text:p>
          </table:table-cell>
          <table:table-cell table:style-name="ce164" office:value-type="string" calcext:value-type="string">
            <text:p>Byte/Double</text:p>
          </table:table-cell>
          <table:table-cell table:style-name="ce97"/>
          <table:table-cell table:number-columns-repeated="1009"/>
        </table:table-row>
        <table:table-row table:style-name="ro4">
          <table:table-cell table:number-columns-repeated="2"/>
          <table:table-cell table:style-name="ce109" office:value-type="string" calcext:value-type="string">
            <text:p>h^+</text:p>
          </table:table-cell>
          <table:table-cell table:style-name="ce124" table:formula="of:=[$Kolmogorov.$P36]" office:value-type="float" office:value="9.03322725971216" calcext:value-type="float">
            <text:p>9.033</text:p>
          </table:table-cell>
          <table:table-cell table:number-columns-repeated="8"/>
          <table:table-cell table:style-name="ce150" office:value-type="float" office:value="2" calcext:value-type="float">
            <text:p>2</text:p>
          </table:table-cell>
          <table:table-cell table:style-name="ce165" office:value-type="string" calcext:value-type="string">
            <text:p>Real &amp; Imag</text:p>
          </table:table-cell>
          <table:table-cell table:style-name="ce97"/>
          <table:table-cell table:number-columns-repeated="1009"/>
        </table:table-row>
        <table:table-row table:style-name="ro4">
          <table:table-cell table:number-columns-repeated="2"/>
          <table:table-cell table:style-name="ce110"/>
          <table:table-cell table:style-name="ce125"/>
          <table:table-cell table:number-columns-repeated="1020"/>
        </table:table-row>
        <table:table-row table:style-name="ro4">
          <table:table-cell table:number-columns-repeated="2"/>
          <table:table-cell table:style-name="ce111" office:value-type="string" calcext:value-type="string" table:number-columns-spanned="2" table:number-rows-spanned="1">
            <text:p>axial (z)</text:p>
          </table:table-cell>
          <table:covered-table-cell/>
          <table:table-cell/>
          <table:table-cell table:style-name="ce111" office:value-type="string" calcext:value-type="string" table:number-columns-spanned="2" table:number-rows-spanned="1">
            <text:p>azimuthal (theta)</text:p>
          </table:table-cell>
          <table:covered-table-cell/>
          <table:table-cell/>
          <table:table-cell table:style-name="ce111" office:value-type="string" calcext:value-type="string" table:number-columns-spanned="3" table:number-rows-spanned="1">
            <text:p>radial (r)</text:p>
          </table:table-cell>
          <table:covered-table-cell table:number-columns-repeated="2"/>
          <table:table-cell/>
          <table:table-cell table:style-name="ce111" table:number-columns-spanned="4" table:number-rows-spanned="1"/>
          <table:covered-table-cell table:style-name="ce166"/>
          <table:covered-table-cell table:style-name="ce160"/>
          <table:covered-table-cell/>
          <table:table-cell table:style-name="ce179"/>
          <table:table-cell table:style-name="ce248"/>
          <table:table-cell table:number-columns-repeated="2"/>
          <table:table-cell office:value-type="string" calcext:value-type="string">
            <text:p>Steps</text:p>
          </table:table-cell>
          <table:table-cell office:value-type="string" calcext:value-type="string">
            <text:p>h_cores/step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WCT/Problem</text:p>
          </table:table-cell>
          <table:table-cell office:value-type="string" calcext:value-type="string">
            <text:p>h_core/Problem</text:p>
          </table:table-cell>
          <table:table-cell table:number-columns-repeated="999"/>
        </table:table-row>
        <table:table-row table:style-name="ro4">
          <table:table-cell table:style-name="ce98" table:number-columns-repeated="2"/>
          <table:table-cell table:style-name="ce98" office:value-type="string" calcext:value-type="string">
            <text:p>K</text:p>
          </table:table-cell>
          <table:table-cell table:style-name="ce98" office:value-type="string" calcext:value-type="string">
            <text:p>Delta_z^+</text:p>
          </table:table-cell>
          <table:table-cell table:style-name="ce98"/>
          <table:table-cell table:style-name="ce98" office:value-type="string" calcext:value-type="string">
            <text:p>M</text:p>
          </table:table-cell>
          <table:table-cell table:style-name="ce98" office:value-type="string" calcext:value-type="string">
            <text:p>Delta_theta*R^+</text:p>
          </table:table-cell>
          <table:table-cell table:style-name="ce98"/>
          <table:table-cell table:style-name="ce98" office:value-type="string" calcext:value-type="string">
            <text:p>N</text:p>
          </table:table-cell>
          <table:table-cell table:style-name="ce98" office:value-type="string" calcext:value-type="string">
            <text:p>Delta_r^+|c</text:p>
          </table:table-cell>
          <table:table-cell table:style-name="ce98" office:value-type="string" calcext:value-type="string">
            <text:p>Delta_r^+|w</text:p>
          </table:table-cell>
          <table:table-cell table:style-name="ce98"/>
          <table:table-cell table:style-name="ce151" table:number-columns-repeated="3"/>
          <table:table-cell table:style-name="ce175"/>
          <table:table-cell table:style-name="ce183" table:number-columns-repeated="2"/>
          <table:table-cell/>
          <table:table-cell table:style-name="ce196"/>
          <table:table-cell table:style-name="ce98"/>
          <table:table-cell table:style-name="ce98" office:value-type="string" calcext:value-type="string">
            <text:p>[s]</text:p>
          </table:table-cell>
          <table:table-cell table:style-name="ce98" office:value-type="string" calcext:value-type="string">
            <text:p>[-]</text:p>
          </table:table-cell>
          <table:table-cell table:style-name="ce98" office:value-type="string" calcext:value-type="string">
            <text:p>[days]</text:p>
          </table:table-cell>
          <table:table-cell table:style-name="ce98" office:value-type="string" calcext:value-type="string">
            <text:p>[h]</text:p>
          </table:table-cell>
          <table:table-cell table:style-name="ce98" table:number-columns-repeated="994"/>
          <table:table-cell table:style-name="ce198" table:number-columns-repeated="5"/>
        </table:table-row>
        <table:table-row table:style-name="ro4">
          <table:table-cell table:style-name="ce99"/>
          <table:table-cell table:style-name="ce102" office:value-type="string" calcext:value-type="string">
            <text:p>DNS</text:p>
          </table:table-cell>
          <table:table-cell table:style-name="ce112"/>
          <table:table-cell table:style-name="ce126" office:value-type="string" calcext:value-type="string" table:number-columns-spanned="15" table:number-rows-spanned="1">
            <text:p>Based on mean Kolmogorov scale estimates</text:p>
          </table:table-cell>
          <table:covered-table-cell table:number-columns-repeated="8" table:style-name="ce112"/>
          <table:covered-table-cell table:style-name="ce152"/>
          <table:covered-table-cell table:style-name="ce167"/>
          <table:covered-table-cell table:style-name="ce152"/>
          <table:covered-table-cell table:number-columns-repeated="2" table:style-name="ce176"/>
          <table:covered-table-cell table:style-name="ce187"/>
          <table:table-cell table:number-columns-repeated="2"/>
          <table:table-cell table:style-name="ce99" table:number-columns-repeated="999"/>
          <table:table-cell table:number-columns-repeated="5"/>
        </table:table-row>
        <table:table-row table:style-name="ro4">
          <table:table-cell table:style-name="ce100"/>
          <table:table-cell table:style-name="ce103" office:value-type="string" calcext:value-type="string">
            <text:p>Estimate</text:p>
          </table:table-cell>
          <table:table-cell table:style-name="ce113" table:formula="of:=[.$G$3]*[.$D$4]/[.$D13]/2" office:value-type="float" office:value="6975.21433295738" calcext:value-type="float">
            <text:p>6975</text:p>
          </table:table-cell>
          <table:table-cell table:style-name="ce127" table:formula="of:=[.$D$8]" office:value-type="float" office:value="9.03322725971216" calcext:value-type="float">
            <text:p>9.03</text:p>
          </table:table-cell>
          <table:table-cell table:style-name="ce136"/>
          <table:table-cell table:style-name="ce113" table:formula="of:=[.$G$6]*[.$D$4]/[.$G13]/2" office:value-type="float" office:value="1043.48962407777" calcext:value-type="float">
            <text:p>1043</text:p>
          </table:table-cell>
          <table:table-cell table:style-name="ce127" table:formula="of:=[.$D$8]" office:value-type="float" office:value="9.03322725971216" calcext:value-type="float">
            <text:p>9.03</text:p>
          </table:table-cell>
          <table:table-cell table:style-name="ce136" table:number-columns-repeated="2"/>
          <table:table-cell table:style-name="ce127" table:formula="of:=[.$D$8]" office:value-type="float" office:value="9.03322725971216" calcext:value-type="float">
            <text:p>9.03</text:p>
          </table:table-cell>
          <table:table-cell table:style-name="ce127" office:value-type="float" office:value="0.37" calcext:value-type="float">
            <text:p>0.37</text:p>
          </table:table-cell>
          <table:table-cell table:style-name="ce136"/>
          <table:table-cell table:style-name="ce153"/>
          <table:table-cell table:style-name="ce168"/>
          <table:table-cell table:style-name="ce153"/>
          <table:table-cell table:style-name="ce113" table:number-columns-repeated="2"/>
          <table:table-cell table:style-name="ce188"/>
          <table:table-cell/>
          <table:table-cell table:style-name="ce197"/>
          <table:table-cell table:style-name="ce100" table:number-columns-repeated="999"/>
          <table:table-cell table:number-columns-repeated="5"/>
        </table:table-row>
        <table:table-row table:style-name="ro4">
          <table:table-cell table:style-name="ce99"/>
          <table:table-cell table:style-name="ce104"/>
          <table:table-cell table:style-name="ce107" table:formula="of:=2^12+2^11+2^10+32" office:value-type="float" office:value="7200" calcext:value-type="float">
            <text:p>7200</text:p>
          </table:table-cell>
          <table:table-cell table:style-name="ce128" table:formula="of:=[.$G$3]*[.$D$4]/(2*[.C14])" office:value-type="float" office:value="8.75120781316744" calcext:value-type="float">
            <text:p>8.75</text:p>
          </table:table-cell>
          <table:table-cell table:style-name="ce107"/>
          <table:table-cell table:style-name="ce107" table:formula="of:=2048" office:value-type="float" office:value="2048" calcext:value-type="float">
            <text:p>2048</text:p>
          </table:table-cell>
          <table:table-cell table:style-name="ce128" table:formula="of:=[.$G$6]*[.$D$4]/(2*[.F14])" office:value-type="float" office:value="4.60257759640922" calcext:value-type="float">
            <text:p>4.60</text:p>
          </table:table-cell>
          <table:table-cell table:style-name="ce107"/>
          <table:table-cell table:style-name="ce107" table:formula="of:=512+256+64" office:value-type="float" office:value="832" calcext:value-type="float">
            <text:p>832</text:p>
          </table:table-cell>
          <table:table-cell table:style-name="ce128" table:number-columns-repeated="2"/>
          <table:table-cell table:style-name="ce107"/>
          <table:table-cell table:style-name="ce154" table:formula="of:=(2*[.C14]+1)*(2*[.F14]+1)*[.I14]" office:value-type="float" office:value="49088746304" calcext:value-type="float">
            <text:p>4.9E+10</text:p>
          </table:table-cell>
          <table:table-cell table:style-name="ce169" table:formula="of:=(3*[.C14]+1)*(3*[.F14]+1)*[.I14]" office:value-type="float" office:value="110438136640" calcext:value-type="float">
            <text:p>1.1E+11</text:p>
          </table:table-cell>
          <table:table-cell table:style-name="ce154"/>
          <table:table-cell table:style-name="ce177"/>
          <table:table-cell table:style-name="ce246"/>
          <table:table-cell table:style-name="ce189"/>
          <table:table-cell table:number-columns-repeated="2"/>
          <table:table-cell table:style-name="ce99" table:number-columns-repeated="999"/>
          <table:table-cell table:number-columns-repeated="5"/>
        </table:table-row>
        <table:table-row table:style-name="ro4">
          <table:table-cell table:style-name="ce101"/>
          <table:table-cell table:style-name="ce105" office:value-type="string" calcext:value-type="string">
            <text:p>points/cores/node</text:p>
          </table:table-cell>
          <table:table-cell table:style-name="ce114" table:formula="of:=[.C14]/[.$N$3]" office:value-type="float" office:value="450" calcext:value-type="float">
            <text:p>450.0</text:p>
          </table:table-cell>
          <table:table-cell table:style-name="ce114"/>
          <table:table-cell table:style-name="ce137"/>
          <table:table-cell table:style-name="ce114" table:formula="of:=[.F14]/[.$N$3]" office:value-type="float" office:value="128" calcext:value-type="float">
            <text:p>128.0</text:p>
          </table:table-cell>
          <table:table-cell table:style-name="ce114"/>
          <table:table-cell table:style-name="ce137"/>
          <table:table-cell table:style-name="ce114" table:formula="of:=[.I14]/[.$N$3]" office:value-type="float" office:value="52" calcext:value-type="float">
            <text:p>52.0</text:p>
          </table:table-cell>
          <table:table-cell table:style-name="ce132" table:number-columns-repeated="2"/>
          <table:table-cell table:style-name="ce137"/>
          <table:table-cell table:style-name="ce155"/>
          <table:table-cell table:style-name="ce170"/>
          <table:table-cell table:style-name="ce155"/>
          <table:table-cell table:style-name="ce178"/>
          <table:table-cell table:style-name="ce114"/>
          <table:table-cell table:style-name="ce190"/>
          <table:table-cell table:number-columns-repeated="2"/>
          <table:table-cell table:style-name="ce101" table:number-columns-repeated="999"/>
          <table:table-cell table:number-columns-repeated="5"/>
        </table:table-row>
        <table:table-row table:style-name="ro4">
          <table:table-cell table:style-name="ce99" table:number-columns-repeated="3"/>
          <table:table-cell table:style-name="ce129"/>
          <table:table-cell table:style-name="ce99" table:number-columns-repeated="2"/>
          <table:table-cell table:style-name="ce129"/>
          <table:table-cell table:style-name="ce99" table:number-columns-repeated="2"/>
          <table:table-cell table:style-name="ce134" table:number-columns-repeated="2"/>
          <table:table-cell table:style-name="ce99"/>
          <table:table-cell table:style-name="ce154"/>
          <table:table-cell table:style-name="ce171"/>
          <table:table-cell table:style-name="ce154"/>
          <table:table-cell table:style-name="ce179"/>
          <table:table-cell table:style-name="ce129"/>
          <table:table-cell table:style-name="ce191"/>
          <table:table-cell table:number-columns-repeated="2"/>
          <table:table-cell table:style-name="ce99" table:number-columns-repeated="999"/>
          <table:table-cell table:number-columns-repeated="5"/>
        </table:table-row>
        <table:table-row table:style-name="ro4" table:number-rows-repeated="38">
          <table:table-cell table:number-columns-repeated="19"/>
          <table:table-cell table:style-name="ce97"/>
          <table:table-cell table:number-columns-repeated="1004"/>
        </table:table-row>
        <table:table-row table:style-name="ro4" table:number-rows-repeated="1048496">
          <table:table-cell table:number-columns-repeated="1024"/>
        </table:table-row>
        <table:table-row table:style-name="ro5" table:number-rows-repeated="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=236100" table:style-name="ta1">
        <table:table-column table:style-name="co33" table:default-cell-style-name="ce97"/>
        <table:table-column table:style-name="co30" table:default-cell-style-name="ce97"/>
        <table:table-column table:style-name="co27" table:default-cell-style-name="ce97"/>
        <table:table-column table:style-name="co40" table:default-cell-style-name="ce97"/>
        <table:table-column table:style-name="co47" table:default-cell-style-name="ce97"/>
        <table:table-column table:style-name="co41" table:default-cell-style-name="ce97"/>
        <table:table-column table:style-name="co42" table:default-cell-style-name="ce97"/>
        <table:table-column table:style-name="co33" table:default-cell-style-name="ce97"/>
        <table:table-column table:style-name="co51" table:default-cell-style-name="ce97"/>
        <table:table-column table:style-name="co54" table:default-cell-style-name="ce97"/>
        <table:table-column table:style-name="co38" table:default-cell-style-name="ce97"/>
        <table:table-column table:style-name="co33" table:default-cell-style-name="ce97"/>
        <table:table-column table:style-name="co39" table:default-cell-style-name="ce97"/>
        <table:table-column table:style-name="co37" table:default-cell-style-name="ce160"/>
        <table:table-column table:style-name="co34" table:default-cell-style-name="ce157"/>
        <table:table-column table:style-name="co34" table:default-cell-style-name="ce116"/>
        <table:table-column table:style-name="co39" table:default-cell-style-name="ce116"/>
        <table:table-column table:style-name="co8" table:default-cell-style-name="ce185"/>
        <table:table-column table:style-name="co33" table:default-cell-style-name="ce97"/>
        <table:table-column table:style-name="co49" table:default-cell-style-name="ce101"/>
        <table:table-column table:style-name="co50" table:default-cell-style-name="ce97"/>
        <table:table-column table:style-name="co55" table:default-cell-style-name="ce97"/>
        <table:table-column table:style-name="co51" table:default-cell-style-name="ce97"/>
        <table:table-column table:style-name="co56" table:default-cell-style-name="ce97"/>
        <table:table-column table:style-name="co53" table:default-cell-style-name="ce97"/>
        <table:table-column table:style-name="co8" table:number-columns-repeated="999" table:default-cell-style-name="ce97"/>
        <table:table-row table:style-name="ro4"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table:number-columns-repeated="2"/>
          <table:table-cell table:style-name="ce108" office:value-type="string" calcext:value-type="string" table:number-columns-spanned="2" table:number-rows-spanned="1">
            <text:p>Reynolds number</text:p>
          </table:table-cell>
          <table:covered-table-cell table:style-name="ce118"/>
          <table:table-cell/>
          <table:table-cell table:style-name="ce108" office:value-type="string" calcext:value-type="string" table:number-columns-spanned="2" table:number-rows-spanned="1">
            <text:p>Pipe geometry</text:p>
          </table:table-cell>
          <table:covered-table-cell table:style-name="ce118"/>
          <table:table-cell table:number-columns-repeated="2"/>
          <table:table-cell table:style-name="ce108" office:value-type="string" calcext:value-type="string" table:number-columns-spanned="2" table:number-rows-spanned="1">
            <text:p>Near-wall streaks</text:p>
          </table:table-cell>
          <table:covered-table-cell table:style-name="ce118"/>
          <table:table-cell/>
          <table:table-cell table:style-name="ce146" office:value-type="string" calcext:value-type="string" table:number-columns-spanned="2" table:number-rows-spanned="1">
            <text:p>Cluster</text:p>
          </table:table-cell>
          <table:covered-table-cell table:style-name="ce161"/>
          <table:table-cell table:number-columns-repeated="5"/>
          <table:table-cell table:style-name="ce108" office:value-type="string" calcext:value-type="string" table:number-columns-spanned="2" table:number-rows-spanned="1">
            <text:p>Problem time</text:p>
          </table:table-cell>
          <table:covered-table-cell table:style-name="ce118"/>
          <table:table-cell table:number-columns-repeated="1003"/>
        </table:table-row>
        <table:table-row table:style-name="ro4">
          <table:table-cell table:number-columns-repeated="2"/>
          <table:table-cell table:style-name="ce106" office:value-type="string" calcext:value-type="string">
            <text:p>Re</text:p>
          </table:table-cell>
          <table:table-cell table:style-name="ce119" table:formula="of:=[Kolmogorov.C37]" office:value-type="float" office:value="236100" calcext:value-type="float">
            <text:p>236100</text:p>
          </table:table-cell>
          <table:table-cell/>
          <table:table-cell table:style-name="ce106" office:value-type="string" calcext:value-type="string">
            <text:p>L/R</text:p>
          </table:table-cell>
          <table:table-cell table:style-name="ce119" office:value-type="float" office:value="42" calcext:value-type="float">
            <text:p>42</text:p>
          </table:table-cell>
          <table:table-cell table:number-columns-repeated="2"/>
          <table:table-cell table:style-name="ce106" office:value-type="string" calcext:value-type="string">
            <text:p>lambda_z/R</text:p>
          </table:table-cell>
          <table:table-cell table:style-name="ce143" table:formula="of:=[.K4]/[.D4]" office:value-type="float" office:value="0.159987979103917" calcext:value-type="float">
            <text:p>0.16</text:p>
          </table:table-cell>
          <table:table-cell/>
          <table:table-cell table:style-name="ce147" office:value-type="string" calcext:value-type="string">
            <text:p>cores/node</text:p>
          </table:table-cell>
          <table:table-cell table:style-name="ce162" office:value-type="float" office:value="16" calcext:value-type="float">
            <text:p>16</text:p>
          </table:table-cell>
          <table:table-cell table:style-name="ce97" table:number-columns-repeated="4"/>
          <table:table-cell/>
          <table:table-cell table:style-name="ce106" office:value-type="string" calcext:value-type="string">
            <text:p>Transient</text:p>
          </table:table-cell>
          <table:table-cell table:style-name="ce119" office:value-type="float" office:value="200" calcext:value-type="float">
            <text:p>200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109" office:value-type="string" calcext:value-type="string">
            <text:p>Re_tau</text:p>
          </table:table-cell>
          <table:table-cell table:style-name="ce120" table:formula="of:=[Kolmogorov.D37]" office:value-type="float" office:value="5000.37568122775" calcext:value-type="float">
            <text:p>5000.4</text:p>
          </table:table-cell>
          <table:table-cell/>
          <table:table-cell table:style-name="ce106" office:value-type="string" calcext:value-type="string">
            <text:p>alpha</text:p>
          </table:table-cell>
          <table:table-cell table:style-name="ce138" table:formula="of:=2*PI()/[.G3]" office:value-type="float" office:value="0.149599650170943" calcext:value-type="float">
            <text:p>0.1496</text:p>
          </table:table-cell>
          <table:table-cell table:number-columns-repeated="2"/>
          <table:table-cell table:style-name="ce106" office:value-type="string" calcext:value-type="string">
            <text:p>lambda_z^+</text:p>
          </table:table-cell>
          <table:table-cell table:style-name="ce119" office:value-type="float" office:value="800" calcext:value-type="float">
            <text:p>800</text:p>
          </table:table-cell>
          <table:table-cell table:number-columns-repeated="6"/>
          <table:table-cell table:style-name="ce97"/>
          <table:table-cell/>
          <table:table-cell table:style-name="ce106" office:value-type="string" calcext:value-type="string">
            <text:p>Statistics</text:p>
          </table:table-cell>
          <table:table-cell table:style-name="ce119" office:value-type="float" office:value="800" calcext:value-type="float">
            <text:p>800</text:p>
          </table:table-cell>
          <table:table-cell table:number-columns-repeated="1003"/>
        </table:table-row>
        <table:table-row table:style-name="ro4">
          <table:table-cell table:number-columns-repeated="3"/>
          <table:table-cell table:style-name="ce121"/>
          <table:table-cell/>
          <table:table-cell table:style-name="ce106" office:value-type="string" calcext:value-type="string">
            <text:p>m</text:p>
          </table:table-cell>
          <table:table-cell table:style-name="ce119" office:value-type="float" office:value="1" calcext:value-type="float">
            <text:p>1</text:p>
          </table:table-cell>
          <table:table-cell table:number-columns-repeated="2"/>
          <table:table-cell table:style-name="ce106" office:value-type="string" calcext:value-type="string">
            <text:p>lambda_theta/R</text:p>
          </table:table-cell>
          <table:table-cell table:style-name="ce143" table:formula="of:=[.K6]/[.D4]" office:value-type="float" office:value="0.0259980466043865" calcext:value-type="float">
            <text:p>0.03</text:p>
          </table:table-cell>
          <table:table-cell/>
          <table:table-cell table:style-name="ce148" office:value-type="string" calcext:value-type="string" table:number-columns-spanned="2" table:number-rows-spanned="1">
            <text:p>DOF/Arrays</text:p>
          </table:table-cell>
          <table:covered-table-cell table:style-name="ce163"/>
          <table:table-cell table:style-name="ce97"/>
          <table:table-cell table:number-columns-repeated="2"/>
          <table:table-cell table:style-name="ce97"/>
          <table:table-cell/>
          <table:table-cell table:style-name="ce106" office:value-type="string" calcext:value-type="string">
            <text:p>Different C_s</text:p>
          </table:table-cell>
          <table:table-cell table:style-name="ce119" office:value-type="float" office:value="5" calcext:value-type="float">
            <text:p>5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108" office:value-type="string" calcext:value-type="string" table:number-columns-spanned="2" table:number-rows-spanned="1">
            <text:p>Grid spacing</text:p>
          </table:table-cell>
          <table:covered-table-cell table:style-name="ce122"/>
          <table:table-cell/>
          <table:table-cell table:style-name="ce109" office:value-type="string" calcext:value-type="string">
            <text:p>2pi*R/m</text:p>
          </table:table-cell>
          <table:table-cell table:style-name="ce139" table:formula="of:=2*PI()/[.G5]" office:value-type="float" office:value="6.28318530717959" calcext:value-type="float">
            <text:p>6.283185</text:p>
          </table:table-cell>
          <table:table-cell table:number-columns-repeated="2"/>
          <table:table-cell table:style-name="ce106" office:value-type="string" calcext:value-type="string">
            <text:p>lambda_theta^+</text:p>
          </table:table-cell>
          <table:table-cell table:style-name="ce119" office:value-type="float" office:value="130" calcext:value-type="float">
            <text:p>130</text:p>
          </table:table-cell>
          <table:table-cell/>
          <table:table-cell table:style-name="ce149" office:value-type="float" office:value="3" calcext:value-type="float">
            <text:p>3</text:p>
          </table:table-cell>
          <table:table-cell table:style-name="ce164" office:value-type="string" calcext:value-type="string">
            <text:p>Fields (u,v,w)</text:p>
          </table:table-cell>
          <table:table-cell table:style-name="ce97"/>
          <table:table-cell table:number-columns-repeated="4"/>
          <table:table-cell table:style-name="ce105" office:value-type="string" calcext:value-type="string">
            <text:p>Total</text:p>
          </table:table-cell>
          <table:table-cell table:style-name="ce195" table:formula="of:=[.U5]*SUM([.U3:.U4])" office:value-type="float" office:value="5000" calcext:value-type="float">
            <text:p>5000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106" office:value-type="string" calcext:value-type="string">
            <text:p>h/R</text:p>
          </table:table-cell>
          <table:table-cell table:style-name="ce123" table:formula="of:=[$Kolmogorov.$Q37]" office:value-type="float" office:value="0.00201545667502741" calcext:value-type="float">
            <text:p>2.015E-3</text:p>
          </table:table-cell>
          <table:table-cell table:number-columns-repeated="5"/>
          <table:table-cell table:style-name="ce109" office:value-type="string" calcext:value-type="string">
            <text:p>z/theta</text:p>
          </table:table-cell>
          <table:table-cell table:style-name="ce144" table:formula="of:=[.K4]/[.K6]" office:value-type="float" office:value="6.15384615384615" calcext:value-type="float">
            <text:p>6.15</text:p>
          </table:table-cell>
          <table:table-cell/>
          <table:table-cell table:style-name="ce149" table:formula="of:=64/8" office:value-type="float" office:value="8" calcext:value-type="float">
            <text:p>8</text:p>
          </table:table-cell>
          <table:table-cell table:style-name="ce164" office:value-type="string" calcext:value-type="string">
            <text:p>Byte/Double</text:p>
          </table:table-cell>
          <table:table-cell table:style-name="ce97"/>
          <table:table-cell table:number-columns-repeated="1009"/>
        </table:table-row>
        <table:table-row table:style-name="ro4">
          <table:table-cell table:number-columns-repeated="2"/>
          <table:table-cell table:style-name="ce109" office:value-type="string" calcext:value-type="string">
            <text:p>h^+</text:p>
          </table:table-cell>
          <table:table-cell table:style-name="ce124" table:formula="of:=[$Kolmogorov.$P37]" office:value-type="float" office:value="10.0780405443752" calcext:value-type="float">
            <text:p>10.078</text:p>
          </table:table-cell>
          <table:table-cell table:number-columns-repeated="8"/>
          <table:table-cell table:style-name="ce150" office:value-type="float" office:value="2" calcext:value-type="float">
            <text:p>2</text:p>
          </table:table-cell>
          <table:table-cell table:style-name="ce165" office:value-type="string" calcext:value-type="string">
            <text:p>Real &amp; Imag</text:p>
          </table:table-cell>
          <table:table-cell table:style-name="ce97"/>
          <table:table-cell table:number-columns-repeated="1009"/>
        </table:table-row>
        <table:table-row table:style-name="ro4">
          <table:table-cell table:number-columns-repeated="2"/>
          <table:table-cell table:style-name="ce110"/>
          <table:table-cell table:style-name="ce125"/>
          <table:table-cell table:number-columns-repeated="1020"/>
        </table:table-row>
        <table:table-row table:style-name="ro4">
          <table:table-cell table:number-columns-repeated="2"/>
          <table:table-cell table:style-name="ce111" office:value-type="string" calcext:value-type="string" table:number-columns-spanned="2" table:number-rows-spanned="1">
            <text:p>axial (z)</text:p>
          </table:table-cell>
          <table:covered-table-cell/>
          <table:table-cell/>
          <table:table-cell table:style-name="ce111" office:value-type="string" calcext:value-type="string" table:number-columns-spanned="2" table:number-rows-spanned="1">
            <text:p>azimuthal (theta)</text:p>
          </table:table-cell>
          <table:covered-table-cell/>
          <table:table-cell/>
          <table:table-cell table:style-name="ce111" office:value-type="string" calcext:value-type="string" table:number-columns-spanned="3" table:number-rows-spanned="1">
            <text:p>radial (r)</text:p>
          </table:table-cell>
          <table:covered-table-cell table:number-columns-repeated="2"/>
          <table:table-cell/>
          <table:table-cell table:style-name="ce111" office:value-type="string" calcext:value-type="string" table:number-columns-spanned="4" table:number-rows-spanned="1">
            <text:p>DOF (Modes/Points)</text:p>
          </table:table-cell>
          <table:covered-table-cell table:style-name="ce166"/>
          <table:covered-table-cell table:style-name="ce160"/>
          <table:covered-table-cell/>
          <table:table-cell table:style-name="ce179" office:value-type="string" calcext:value-type="string">
            <text:p>Array size</text:p>
          </table:table-cell>
          <table:table-cell table:style-name="ce248" office:value-type="string" calcext:value-type="string">
            <text:p>File size</text:p>
          </table:table-cell>
          <table:table-cell/>
          <table:table-cell office:value-type="string" calcext:value-type="string">
            <text:p>Delta_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h_cores/step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WCT/Problem</text:p>
          </table:table-cell>
          <table:table-cell office:value-type="string" calcext:value-type="string">
            <text:p>h_core/Problem</text:p>
          </table:table-cell>
          <table:table-cell table:number-columns-repeated="999"/>
        </table:table-row>
        <table:table-row table:style-name="ro4">
          <table:table-cell table:style-name="ce98" table:number-columns-repeated="2"/>
          <table:table-cell table:style-name="ce98" office:value-type="string" calcext:value-type="string">
            <text:p>K</text:p>
          </table:table-cell>
          <table:table-cell table:style-name="ce98" office:value-type="string" calcext:value-type="string">
            <text:p>Delta_z^+</text:p>
          </table:table-cell>
          <table:table-cell table:style-name="ce98"/>
          <table:table-cell table:style-name="ce98" office:value-type="string" calcext:value-type="string">
            <text:p>M</text:p>
          </table:table-cell>
          <table:table-cell table:style-name="ce98" office:value-type="string" calcext:value-type="string">
            <text:p>Delta_theta*R^+</text:p>
          </table:table-cell>
          <table:table-cell table:style-name="ce98"/>
          <table:table-cell table:style-name="ce98" office:value-type="string" calcext:value-type="string">
            <text:p>N</text:p>
          </table:table-cell>
          <table:table-cell table:style-name="ce98" office:value-type="string" calcext:value-type="string">
            <text:p>Delta_r^+|c</text:p>
          </table:table-cell>
          <table:table-cell table:style-name="ce98" office:value-type="string" calcext:value-type="string">
            <text:p>Delta_r^+|w</text:p>
          </table:table-cell>
          <table:table-cell table:style-name="ce98"/>
          <table:table-cell table:style-name="ce151" office:value-type="string" calcext:value-type="string">
            <text:p>H</text:p>
          </table:table-cell>
          <table:table-cell table:style-name="ce151" office:value-type="string" calcext:value-type="string">
            <text:p>K x M x N</text:p>
          </table:table-cell>
          <table:table-cell table:style-name="ce151" office:value-type="string" calcext:value-type="string">
            <text:p>Total</text:p>
          </table:table-cell>
          <table:table-cell table:style-name="ce175" office:value-type="string" calcext:value-type="string">
            <text:p>Factor</text:p>
          </table:table-cell>
          <table:table-cell table:number-columns-repeated="2" table:style-name="ce183" office:value-type="string" calcext:value-type="string">
            <text:p>[GB]</text:p>
          </table:table-cell>
          <table:table-cell/>
          <table:table-cell table:style-name="ce196"/>
          <table:table-cell table:style-name="ce98"/>
          <table:table-cell table:style-name="ce98" office:value-type="string" calcext:value-type="string">
            <text:p>[s]</text:p>
          </table:table-cell>
          <table:table-cell table:style-name="ce98" office:value-type="string" calcext:value-type="string">
            <text:p>[-]</text:p>
          </table:table-cell>
          <table:table-cell table:style-name="ce98" office:value-type="string" calcext:value-type="string">
            <text:p>[days]</text:p>
          </table:table-cell>
          <table:table-cell table:style-name="ce98" office:value-type="string" calcext:value-type="string">
            <text:p>[h]</text:p>
          </table:table-cell>
          <table:table-cell table:style-name="ce98" table:number-columns-repeated="994"/>
          <table:table-cell table:style-name="ce198" table:number-columns-repeated="5"/>
        </table:table-row>
        <table:table-row table:style-name="ro4">
          <table:table-cell table:style-name="ce99"/>
          <table:table-cell table:style-name="ce102" office:value-type="string" calcext:value-type="string">
            <text:p>DNS</text:p>
          </table:table-cell>
          <table:table-cell table:style-name="ce112"/>
          <table:table-cell table:style-name="ce126" office:value-type="string" calcext:value-type="string" table:number-columns-spanned="15" table:number-rows-spanned="1">
            <text:p>Based on mean Kolmogorov scale estimates</text:p>
          </table:table-cell>
          <table:covered-table-cell table:number-columns-repeated="8" table:style-name="ce112"/>
          <table:covered-table-cell table:style-name="ce152"/>
          <table:covered-table-cell table:style-name="ce167"/>
          <table:covered-table-cell table:style-name="ce152"/>
          <table:covered-table-cell table:number-columns-repeated="2" table:style-name="ce176"/>
          <table:covered-table-cell table:style-name="ce187"/>
          <table:table-cell table:number-columns-repeated="2"/>
          <table:table-cell table:style-name="ce99" table:number-columns-repeated="999"/>
          <table:table-cell table:number-columns-repeated="5"/>
        </table:table-row>
        <table:table-row table:style-name="ro4">
          <table:table-cell table:style-name="ce100"/>
          <table:table-cell table:style-name="ce103" office:value-type="string" calcext:value-type="string">
            <text:p>Estimate</text:p>
          </table:table-cell>
          <table:table-cell table:style-name="ce113" table:formula="of:=[.$G$3]*[.$D$4]/[.$D13]/2" office:value-type="float" office:value="10419.4747821679" calcext:value-type="float">
            <text:p>10419</text:p>
          </table:table-cell>
          <table:table-cell table:style-name="ce127" table:formula="of:=[.$D$8]" office:value-type="float" office:value="10.0780405443752" calcext:value-type="float">
            <text:p>10.08</text:p>
          </table:table-cell>
          <table:table-cell table:style-name="ce136"/>
          <table:table-cell table:style-name="ce113" table:formula="of:=[.$G$6]*[.$D$4]/[.$G13]/2" office:value-type="float" office:value="1558.74978237727" calcext:value-type="float">
            <text:p>1559</text:p>
          </table:table-cell>
          <table:table-cell table:style-name="ce127" table:formula="of:=[.$D$8]" office:value-type="float" office:value="10.0780405443752" calcext:value-type="float">
            <text:p>10.08</text:p>
          </table:table-cell>
          <table:table-cell table:style-name="ce136" table:number-columns-repeated="2"/>
          <table:table-cell table:style-name="ce127" table:formula="of:=[.$D$8]" office:value-type="float" office:value="10.0780405443752" calcext:value-type="float">
            <text:p>10.08</text:p>
          </table:table-cell>
          <table:table-cell table:style-name="ce127" office:value-type="float" office:value="0.37" calcext:value-type="float">
            <text:p>0.37</text:p>
          </table:table-cell>
          <table:table-cell table:style-name="ce136"/>
          <table:table-cell table:style-name="ce153"/>
          <table:table-cell table:style-name="ce168"/>
          <table:table-cell table:style-name="ce153"/>
          <table:table-cell table:style-name="ce113" table:number-columns-repeated="2"/>
          <table:table-cell table:style-name="ce188"/>
          <table:table-cell/>
          <table:table-cell table:style-name="ce197"/>
          <table:table-cell table:style-name="ce100" table:number-columns-repeated="999"/>
          <table:table-cell table:number-columns-repeated="5"/>
        </table:table-row>
        <table:table-row table:style-name="ro4">
          <table:table-cell table:style-name="ce99"/>
          <table:table-cell table:style-name="ce104"/>
          <table:table-cell table:style-name="ce107" table:formula="of:=2^13+2^12+2^9" office:value-type="float" office:value="12800" calcext:value-type="float">
            <text:p>12800</text:p>
          </table:table-cell>
          <table:table-cell table:style-name="ce128" table:formula="of:=[.$G$3]*[.$D$4]/(2*[.C14])" office:value-type="float" office:value="8.20374135201427" calcext:value-type="float">
            <text:p>8.20</text:p>
          </table:table-cell>
          <table:table-cell table:style-name="ce107"/>
          <table:table-cell table:style-name="ce107" table:formula="of:=2048+512" office:value-type="float" office:value="2560" calcext:value-type="float">
            <text:p>2560</text:p>
          </table:table-cell>
          <table:table-cell table:style-name="ce128" table:formula="of:=[.$G$6]*[.$D$4]/(2*[.F14])" office:value-type="float" office:value="6.13638418177115" calcext:value-type="float">
            <text:p>6.14</text:p>
          </table:table-cell>
          <table:table-cell table:style-name="ce107"/>
          <table:table-cell table:style-name="ce107" office:value-type="float" office:value="1500" calcext:value-type="float">
            <text:p>1500</text:p>
          </table:table-cell>
          <table:table-cell table:style-name="ce128" table:number-columns-repeated="2"/>
          <table:table-cell table:style-name="ce107"/>
          <table:table-cell table:style-name="ce154" table:formula="of:=2*[.C14]*[.F14]-[.C14]-[.F14]+1" office:value-type="float" office:value="65520641" calcext:value-type="float">
            <text:p>6.6E+7</text:p>
          </table:table-cell>
          <table:table-cell table:style-name="ce169" table:formula="of:=[.C14]*[.F14]*[.I14]" office:value-type="float" office:value="49152000000" calcext:value-type="float">
            <text:p>4.9E+10</text:p>
          </table:table-cell>
          <table:table-cell table:style-name="ce154" table:formula="of:=[.M14]*[.I14]*[.$M$8]" office:value-type="float" office:value="196561923000" calcext:value-type="float">
            <text:p>2.0E+11</text:p>
          </table:table-cell>
          <table:table-cell table:style-name="ce177" table:formula="of:=[.$O$14]/[.O14]" office:value-type="float" office:value="1" calcext:value-type="float">
            <text:p>1</text:p>
          </table:table-cell>
          <table:table-cell table:style-name="ce246" table:formula="of:=[.$O14]*[.$M$7]/1000000000" office:value-type="float" office:value="1572.495384" calcext:value-type="float">
            <text:p>1572.5</text:p>
          </table:table-cell>
          <table:table-cell table:style-name="ce189" table:formula="of:=[.$O14]*[.$M$6]*[.$M$7]/1000000000" office:value-type="float" office:value="4717.486152" calcext:value-type="float">
            <text:p>4717</text:p>
          </table:table-cell>
          <table:table-cell table:number-columns-repeated="2"/>
          <table:table-cell table:style-name="ce99" table:number-columns-repeated="999"/>
          <table:table-cell table:number-columns-repeated="5"/>
        </table:table-row>
        <table:table-row table:style-name="ro4">
          <table:table-cell table:style-name="ce101"/>
          <table:table-cell table:style-name="ce105" office:value-type="string" calcext:value-type="string">
            <text:p>points/cores/node</text:p>
          </table:table-cell>
          <table:table-cell table:style-name="ce114" table:formula="of:=[.C14]/[.$N$3]" office:value-type="float" office:value="800" calcext:value-type="float">
            <text:p>800.0</text:p>
          </table:table-cell>
          <table:table-cell table:style-name="ce114"/>
          <table:table-cell table:style-name="ce137"/>
          <table:table-cell table:style-name="ce114" table:formula="of:=[.F14]/[.$N$3]" office:value-type="float" office:value="160" calcext:value-type="float">
            <text:p>160.0</text:p>
          </table:table-cell>
          <table:table-cell table:style-name="ce114"/>
          <table:table-cell table:style-name="ce137"/>
          <table:table-cell table:style-name="ce114" table:formula="of:=[.I14]/[.$N$3]" office:value-type="float" office:value="93.75" calcext:value-type="float">
            <text:p>93.8</text:p>
          </table:table-cell>
          <table:table-cell table:style-name="ce132" table:number-columns-repeated="2"/>
          <table:table-cell table:style-name="ce137"/>
          <table:table-cell table:style-name="ce155"/>
          <table:table-cell table:style-name="ce170"/>
          <table:table-cell table:style-name="ce155"/>
          <table:table-cell table:style-name="ce178"/>
          <table:table-cell table:style-name="ce114"/>
          <table:table-cell table:style-name="ce190"/>
          <table:table-cell table:number-columns-repeated="2"/>
          <table:table-cell table:style-name="ce101" table:number-columns-repeated="999"/>
          <table:table-cell table:number-columns-repeated="5"/>
        </table:table-row>
        <table:table-row table:style-name="ro4">
          <table:table-cell table:style-name="ce99" table:number-columns-repeated="3"/>
          <table:table-cell table:style-name="ce129"/>
          <table:table-cell table:style-name="ce99" table:number-columns-repeated="2"/>
          <table:table-cell table:style-name="ce129"/>
          <table:table-cell table:style-name="ce99" table:number-columns-repeated="2"/>
          <table:table-cell table:style-name="ce134" table:number-columns-repeated="2"/>
          <table:table-cell table:style-name="ce99"/>
          <table:table-cell table:style-name="ce154"/>
          <table:table-cell table:style-name="ce171"/>
          <table:table-cell table:style-name="ce154"/>
          <table:table-cell table:style-name="ce179"/>
          <table:table-cell table:style-name="ce129"/>
          <table:table-cell table:style-name="ce191"/>
          <table:table-cell table:number-columns-repeated="2"/>
          <table:table-cell table:style-name="ce99" table:number-columns-repeated="999"/>
          <table:table-cell table:number-columns-repeated="5"/>
        </table:table-row>
        <table:table-row table:style-name="ro4" table:number-rows-repeated="38">
          <table:table-cell table:number-columns-repeated="19"/>
          <table:table-cell table:style-name="ce97"/>
          <table:table-cell table:number-columns-repeated="1004"/>
        </table:table-row>
        <table:table-row table:style-name="ro4" table:number-rows-repeated="1048496">
          <table:table-cell table:number-columns-repeated="1024"/>
        </table:table-row>
        <table:table-row table:style-name="ro5" table:number-rows-repeated="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=328000" table:style-name="ta1">
        <table:table-column table:style-name="co33" table:default-cell-style-name="ce97"/>
        <table:table-column table:style-name="co30" table:default-cell-style-name="ce97"/>
        <table:table-column table:style-name="co27" table:default-cell-style-name="ce97"/>
        <table:table-column table:style-name="co40" table:default-cell-style-name="ce97"/>
        <table:table-column table:style-name="co47" table:default-cell-style-name="ce97"/>
        <table:table-column table:style-name="co41" table:default-cell-style-name="ce97"/>
        <table:table-column table:style-name="co42" table:default-cell-style-name="ce97"/>
        <table:table-column table:style-name="co33" table:default-cell-style-name="ce97"/>
        <table:table-column table:style-name="co51" table:default-cell-style-name="ce97"/>
        <table:table-column table:style-name="co54" table:default-cell-style-name="ce97"/>
        <table:table-column table:style-name="co38" table:default-cell-style-name="ce97"/>
        <table:table-column table:style-name="co33" table:default-cell-style-name="ce97"/>
        <table:table-column table:style-name="co39" table:default-cell-style-name="ce97"/>
        <table:table-column table:style-name="co37" table:default-cell-style-name="ce160"/>
        <table:table-column table:style-name="co34" table:default-cell-style-name="ce157"/>
        <table:table-column table:style-name="co34" table:default-cell-style-name="ce116"/>
        <table:table-column table:style-name="co39" table:default-cell-style-name="ce116"/>
        <table:table-column table:style-name="co8" table:default-cell-style-name="ce185"/>
        <table:table-column table:style-name="co33" table:default-cell-style-name="ce97"/>
        <table:table-column table:style-name="co49" table:default-cell-style-name="ce101"/>
        <table:table-column table:style-name="co50" table:default-cell-style-name="ce97"/>
        <table:table-column table:style-name="co55" table:default-cell-style-name="ce97"/>
        <table:table-column table:style-name="co51" table:default-cell-style-name="ce97"/>
        <table:table-column table:style-name="co56" table:default-cell-style-name="ce97"/>
        <table:table-column table:style-name="co53" table:default-cell-style-name="ce97"/>
        <table:table-column table:style-name="co8" table:number-columns-repeated="999" table:default-cell-style-name="ce97"/>
        <table:table-row table:style-name="ro4"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table:number-columns-repeated="2"/>
          <table:table-cell table:style-name="ce108" office:value-type="string" calcext:value-type="string" table:number-columns-spanned="2" table:number-rows-spanned="1">
            <text:p>Reynolds number</text:p>
          </table:table-cell>
          <table:covered-table-cell table:style-name="ce118"/>
          <table:table-cell/>
          <table:table-cell table:style-name="ce108" office:value-type="string" calcext:value-type="string" table:number-columns-spanned="2" table:number-rows-spanned="1">
            <text:p>Pipe geometry</text:p>
          </table:table-cell>
          <table:covered-table-cell table:style-name="ce118"/>
          <table:table-cell table:number-columns-repeated="2"/>
          <table:table-cell table:style-name="ce108" office:value-type="string" calcext:value-type="string" table:number-columns-spanned="2" table:number-rows-spanned="1">
            <text:p>Near-wall streaks</text:p>
          </table:table-cell>
          <table:covered-table-cell table:style-name="ce118"/>
          <table:table-cell/>
          <table:table-cell table:style-name="ce146" office:value-type="string" calcext:value-type="string" table:number-columns-spanned="2" table:number-rows-spanned="1">
            <text:p>Cluster</text:p>
          </table:table-cell>
          <table:covered-table-cell table:style-name="ce161"/>
          <table:table-cell table:number-columns-repeated="5"/>
          <table:table-cell table:style-name="ce108" office:value-type="string" calcext:value-type="string" table:number-columns-spanned="2" table:number-rows-spanned="1">
            <text:p>Problem time</text:p>
          </table:table-cell>
          <table:covered-table-cell table:style-name="ce118"/>
          <table:table-cell table:number-columns-repeated="1003"/>
        </table:table-row>
        <table:table-row table:style-name="ro4">
          <table:table-cell table:number-columns-repeated="2"/>
          <table:table-cell table:style-name="ce106" office:value-type="string" calcext:value-type="string">
            <text:p>Re</text:p>
          </table:table-cell>
          <table:table-cell table:style-name="ce119" table:formula="of:=[$Kolmogorov.$C40]" office:value-type="float" office:value="290800" calcext:value-type="float">
            <text:p>290800</text:p>
          </table:table-cell>
          <table:table-cell/>
          <table:table-cell table:style-name="ce106" office:value-type="string" calcext:value-type="string">
            <text:p>L/R</text:p>
          </table:table-cell>
          <table:table-cell table:style-name="ce119" office:value-type="float" office:value="42" calcext:value-type="float">
            <text:p>42</text:p>
          </table:table-cell>
          <table:table-cell table:number-columns-repeated="2"/>
          <table:table-cell table:style-name="ce106" office:value-type="string" calcext:value-type="string">
            <text:p>lambda_z/R</text:p>
          </table:table-cell>
          <table:table-cell table:style-name="ce143" table:formula="of:=[.K4]/[.D4]" office:value-type="float" office:value="0.133321821763509" calcext:value-type="float">
            <text:p>0.13</text:p>
          </table:table-cell>
          <table:table-cell/>
          <table:table-cell table:style-name="ce147" office:value-type="string" calcext:value-type="string">
            <text:p>cores/node</text:p>
          </table:table-cell>
          <table:table-cell table:style-name="ce162" office:value-type="float" office:value="16" calcext:value-type="float">
            <text:p>16</text:p>
          </table:table-cell>
          <table:table-cell table:style-name="ce97" table:number-columns-repeated="4"/>
          <table:table-cell/>
          <table:table-cell table:style-name="ce106" office:value-type="string" calcext:value-type="string">
            <text:p>Transient</text:p>
          </table:table-cell>
          <table:table-cell table:style-name="ce119" office:value-type="float" office:value="200" calcext:value-type="float">
            <text:p>200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109" office:value-type="string" calcext:value-type="string">
            <text:p>Re_tau</text:p>
          </table:table-cell>
          <table:table-cell table:style-name="ce120" table:formula="of:=[$Kolmogorov.$D40]" office:value-type="float" office:value="6000.5180653702" calcext:value-type="float">
            <text:p>6000.5</text:p>
          </table:table-cell>
          <table:table-cell/>
          <table:table-cell table:style-name="ce106" office:value-type="string" calcext:value-type="string">
            <text:p>alpha</text:p>
          </table:table-cell>
          <table:table-cell table:style-name="ce138" table:formula="of:=2*PI()/[.G3]" office:value-type="float" office:value="0.149599650170943" calcext:value-type="float">
            <text:p>0.1496</text:p>
          </table:table-cell>
          <table:table-cell table:number-columns-repeated="2"/>
          <table:table-cell table:style-name="ce106" office:value-type="string" calcext:value-type="string">
            <text:p>lambda_z^+</text:p>
          </table:table-cell>
          <table:table-cell table:style-name="ce119" office:value-type="float" office:value="800" calcext:value-type="float">
            <text:p>800</text:p>
          </table:table-cell>
          <table:table-cell table:number-columns-repeated="6"/>
          <table:table-cell table:style-name="ce97"/>
          <table:table-cell/>
          <table:table-cell table:style-name="ce106" office:value-type="string" calcext:value-type="string">
            <text:p>Statistics</text:p>
          </table:table-cell>
          <table:table-cell table:style-name="ce119" office:value-type="float" office:value="800" calcext:value-type="float">
            <text:p>800</text:p>
          </table:table-cell>
          <table:table-cell table:number-columns-repeated="1003"/>
        </table:table-row>
        <table:table-row table:style-name="ro4">
          <table:table-cell table:number-columns-repeated="3"/>
          <table:table-cell table:style-name="ce121"/>
          <table:table-cell/>
          <table:table-cell table:style-name="ce106" office:value-type="string" calcext:value-type="string">
            <text:p>m</text:p>
          </table:table-cell>
          <table:table-cell table:style-name="ce119" office:value-type="float" office:value="1" calcext:value-type="float">
            <text:p>1</text:p>
          </table:table-cell>
          <table:table-cell table:number-columns-repeated="2"/>
          <table:table-cell table:style-name="ce106" office:value-type="string" calcext:value-type="string">
            <text:p>lambda_theta/R</text:p>
          </table:table-cell>
          <table:table-cell table:style-name="ce143" table:formula="of:=[.K6]/[.D4]" office:value-type="float" office:value="0.0216647960365702" calcext:value-type="float">
            <text:p>0.02</text:p>
          </table:table-cell>
          <table:table-cell/>
          <table:table-cell table:style-name="ce148" office:value-type="string" calcext:value-type="string" table:number-columns-spanned="2" table:number-rows-spanned="1">
            <text:p>DOF/Arrays</text:p>
          </table:table-cell>
          <table:covered-table-cell table:style-name="ce163"/>
          <table:table-cell table:style-name="ce97"/>
          <table:table-cell table:number-columns-repeated="2"/>
          <table:table-cell table:style-name="ce97"/>
          <table:table-cell/>
          <table:table-cell table:style-name="ce106" office:value-type="string" calcext:value-type="string">
            <text:p>Different C_s</text:p>
          </table:table-cell>
          <table:table-cell table:style-name="ce119" office:value-type="float" office:value="5" calcext:value-type="float">
            <text:p>5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108" office:value-type="string" calcext:value-type="string" table:number-columns-spanned="2" table:number-rows-spanned="1">
            <text:p>Grid spacing</text:p>
          </table:table-cell>
          <table:covered-table-cell table:style-name="ce122"/>
          <table:table-cell/>
          <table:table-cell table:style-name="ce109" office:value-type="string" calcext:value-type="string">
            <text:p>2pi*R/m</text:p>
          </table:table-cell>
          <table:table-cell table:style-name="ce139" table:formula="of:=2*PI()/[.G5]" office:value-type="float" office:value="6.28318530717959" calcext:value-type="float">
            <text:p>6.283185</text:p>
          </table:table-cell>
          <table:table-cell table:number-columns-repeated="2"/>
          <table:table-cell table:style-name="ce106" office:value-type="string" calcext:value-type="string">
            <text:p>lambda_theta^+</text:p>
          </table:table-cell>
          <table:table-cell table:style-name="ce119" office:value-type="float" office:value="130" calcext:value-type="float">
            <text:p>130</text:p>
          </table:table-cell>
          <table:table-cell/>
          <table:table-cell table:style-name="ce149" office:value-type="float" office:value="3" calcext:value-type="float">
            <text:p>3</text:p>
          </table:table-cell>
          <table:table-cell table:style-name="ce164" office:value-type="string" calcext:value-type="string">
            <text:p>Fields (u,v,w)</text:p>
          </table:table-cell>
          <table:table-cell table:style-name="ce97"/>
          <table:table-cell table:number-columns-repeated="4"/>
          <table:table-cell table:style-name="ce105" office:value-type="string" calcext:value-type="string">
            <text:p>Total</text:p>
          </table:table-cell>
          <table:table-cell table:style-name="ce195" table:formula="of:=[.U5]*SUM([.U3:.U4])" office:value-type="float" office:value="5000" calcext:value-type="float">
            <text:p>5000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106" office:value-type="string" calcext:value-type="string">
            <text:p>h/R</text:p>
          </table:table-cell>
          <table:table-cell table:style-name="ce123" table:formula="of:=[$Kolmogorov.$Q40]" office:value-type="float" office:value="0.00174644859228152" calcext:value-type="float">
            <text:p>1.746E-3</text:p>
          </table:table-cell>
          <table:table-cell table:number-columns-repeated="5"/>
          <table:table-cell table:style-name="ce109" office:value-type="string" calcext:value-type="string">
            <text:p>z/theta</text:p>
          </table:table-cell>
          <table:table-cell table:style-name="ce144" table:formula="of:=[.K4]/[.K6]" office:value-type="float" office:value="6.15384615384615" calcext:value-type="float">
            <text:p>6.15</text:p>
          </table:table-cell>
          <table:table-cell/>
          <table:table-cell table:style-name="ce149" table:formula="of:=64/8" office:value-type="float" office:value="8" calcext:value-type="float">
            <text:p>8</text:p>
          </table:table-cell>
          <table:table-cell table:style-name="ce164" office:value-type="string" calcext:value-type="string">
            <text:p>Byte/Double</text:p>
          </table:table-cell>
          <table:table-cell table:style-name="ce97"/>
          <table:table-cell table:number-columns-repeated="1009"/>
        </table:table-row>
        <table:table-row table:style-name="ro4">
          <table:table-cell table:number-columns-repeated="2"/>
          <table:table-cell table:style-name="ce109" office:value-type="string" calcext:value-type="string">
            <text:p>h^+</text:p>
          </table:table-cell>
          <table:table-cell table:style-name="ce124" table:formula="of:=[$Kolmogorov.$P40]" office:value-type="float" office:value="10.4795963282256" calcext:value-type="float">
            <text:p>10.480</text:p>
          </table:table-cell>
          <table:table-cell table:number-columns-repeated="8"/>
          <table:table-cell table:style-name="ce150" office:value-type="float" office:value="2" calcext:value-type="float">
            <text:p>2</text:p>
          </table:table-cell>
          <table:table-cell table:style-name="ce165" office:value-type="string" calcext:value-type="string">
            <text:p>Real &amp; Imag</text:p>
          </table:table-cell>
          <table:table-cell table:style-name="ce97"/>
          <table:table-cell table:number-columns-repeated="1009"/>
        </table:table-row>
        <table:table-row table:style-name="ro4">
          <table:table-cell table:number-columns-repeated="2"/>
          <table:table-cell table:style-name="ce110"/>
          <table:table-cell table:style-name="ce125"/>
          <table:table-cell table:number-columns-repeated="1020"/>
        </table:table-row>
        <table:table-row table:style-name="ro4">
          <table:table-cell table:number-columns-repeated="2"/>
          <table:table-cell table:style-name="ce111" office:value-type="string" calcext:value-type="string" table:number-columns-spanned="2" table:number-rows-spanned="1">
            <text:p>axial (z)</text:p>
          </table:table-cell>
          <table:covered-table-cell/>
          <table:table-cell/>
          <table:table-cell table:style-name="ce111" office:value-type="string" calcext:value-type="string" table:number-columns-spanned="2" table:number-rows-spanned="1">
            <text:p>azimuthal (theta)</text:p>
          </table:table-cell>
          <table:covered-table-cell/>
          <table:table-cell/>
          <table:table-cell table:style-name="ce111" office:value-type="string" calcext:value-type="string" table:number-columns-spanned="3" table:number-rows-spanned="1">
            <text:p>radial (r)</text:p>
          </table:table-cell>
          <table:covered-table-cell table:number-columns-repeated="2"/>
          <table:table-cell/>
          <table:table-cell table:style-name="ce111" office:value-type="string" calcext:value-type="string" table:number-columns-spanned="4" table:number-rows-spanned="1">
            <text:p>DOF (Modes/Points)</text:p>
          </table:table-cell>
          <table:covered-table-cell table:style-name="ce166"/>
          <table:covered-table-cell table:style-name="ce160"/>
          <table:covered-table-cell/>
          <table:table-cell table:style-name="ce179" office:value-type="string" calcext:value-type="string">
            <text:p>Array size</text:p>
          </table:table-cell>
          <table:table-cell table:style-name="ce248" office:value-type="string" calcext:value-type="string">
            <text:p>File size</text:p>
          </table:table-cell>
          <table:table-cell/>
          <table:table-cell office:value-type="string" calcext:value-type="string">
            <text:p>Delta_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h_cores/step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WCT/Problem</text:p>
          </table:table-cell>
          <table:table-cell office:value-type="string" calcext:value-type="string">
            <text:p>h_core/Problem</text:p>
          </table:table-cell>
          <table:table-cell table:number-columns-repeated="999"/>
        </table:table-row>
        <table:table-row table:style-name="ro4">
          <table:table-cell table:style-name="ce98" table:number-columns-repeated="2"/>
          <table:table-cell table:style-name="ce98" office:value-type="string" calcext:value-type="string">
            <text:p>K</text:p>
          </table:table-cell>
          <table:table-cell table:style-name="ce98" office:value-type="string" calcext:value-type="string">
            <text:p>Delta_z^+</text:p>
          </table:table-cell>
          <table:table-cell table:style-name="ce98"/>
          <table:table-cell table:style-name="ce98" office:value-type="string" calcext:value-type="string">
            <text:p>M</text:p>
          </table:table-cell>
          <table:table-cell table:style-name="ce98" office:value-type="string" calcext:value-type="string">
            <text:p>Delta_theta*R^+</text:p>
          </table:table-cell>
          <table:table-cell table:style-name="ce98"/>
          <table:table-cell table:style-name="ce98" office:value-type="string" calcext:value-type="string">
            <text:p>N</text:p>
          </table:table-cell>
          <table:table-cell table:style-name="ce98" office:value-type="string" calcext:value-type="string">
            <text:p>Delta_r^+|c</text:p>
          </table:table-cell>
          <table:table-cell table:style-name="ce98" office:value-type="string" calcext:value-type="string">
            <text:p>Delta_r^+|w</text:p>
          </table:table-cell>
          <table:table-cell table:style-name="ce98"/>
          <table:table-cell table:style-name="ce151" office:value-type="string" calcext:value-type="string">
            <text:p>H</text:p>
          </table:table-cell>
          <table:table-cell table:style-name="ce151" office:value-type="string" calcext:value-type="string">
            <text:p>K x M x N</text:p>
          </table:table-cell>
          <table:table-cell table:style-name="ce151" office:value-type="string" calcext:value-type="string">
            <text:p>Total</text:p>
          </table:table-cell>
          <table:table-cell table:style-name="ce175" office:value-type="string" calcext:value-type="string">
            <text:p>Factor</text:p>
          </table:table-cell>
          <table:table-cell table:number-columns-repeated="2" table:style-name="ce183" office:value-type="string" calcext:value-type="string">
            <text:p>[GB]</text:p>
          </table:table-cell>
          <table:table-cell/>
          <table:table-cell table:style-name="ce196"/>
          <table:table-cell table:style-name="ce98"/>
          <table:table-cell table:style-name="ce98" office:value-type="string" calcext:value-type="string">
            <text:p>[s]</text:p>
          </table:table-cell>
          <table:table-cell table:style-name="ce98" office:value-type="string" calcext:value-type="string">
            <text:p>[-]</text:p>
          </table:table-cell>
          <table:table-cell table:style-name="ce98" office:value-type="string" calcext:value-type="string">
            <text:p>[days]</text:p>
          </table:table-cell>
          <table:table-cell table:style-name="ce98" office:value-type="string" calcext:value-type="string">
            <text:p>[h]</text:p>
          </table:table-cell>
          <table:table-cell table:style-name="ce98" table:number-columns-repeated="994"/>
          <table:table-cell table:style-name="ce198" table:number-columns-repeated="5"/>
        </table:table-row>
        <table:table-row table:style-name="ro4">
          <table:table-cell table:style-name="ce99"/>
          <table:table-cell table:style-name="ce102" office:value-type="string" calcext:value-type="string">
            <text:p>DNS</text:p>
          </table:table-cell>
          <table:table-cell table:style-name="ce112"/>
          <table:table-cell table:style-name="ce126" office:value-type="string" calcext:value-type="string" table:number-columns-spanned="15" table:number-rows-spanned="1">
            <text:p>Based on mean Kolmogorov scale estimates</text:p>
          </table:table-cell>
          <table:covered-table-cell table:number-columns-repeated="8" table:style-name="ce112"/>
          <table:covered-table-cell table:style-name="ce152"/>
          <table:covered-table-cell table:style-name="ce167"/>
          <table:covered-table-cell table:style-name="ce152"/>
          <table:covered-table-cell table:number-columns-repeated="2" table:style-name="ce176"/>
          <table:covered-table-cell table:style-name="ce187"/>
          <table:table-cell table:number-columns-repeated="2"/>
          <table:table-cell table:style-name="ce99" table:number-columns-repeated="999"/>
          <table:table-cell table:number-columns-repeated="5"/>
        </table:table-row>
        <table:table-row table:style-name="ro4">
          <table:table-cell table:style-name="ce100"/>
          <table:table-cell table:style-name="ce103" office:value-type="string" calcext:value-type="string">
            <text:p>Estimate</text:p>
          </table:table-cell>
          <table:table-cell table:style-name="ce113" table:formula="of:=[.$G$3]*[.$D$4]/[.$D13]/2" office:value-type="float" office:value="12024.4020309617" calcext:value-type="float">
            <text:p>12024</text:p>
          </table:table-cell>
          <table:table-cell table:style-name="ce127" table:formula="of:=[.$D$8]" office:value-type="float" office:value="10.4795963282256" calcext:value-type="float">
            <text:p>10.48</text:p>
          </table:table-cell>
          <table:table-cell table:style-name="ce136"/>
          <table:table-cell table:style-name="ce113" table:formula="of:=[.$G$6]*[.$D$4]/[.$G13]/2" office:value-type="float" office:value="1798.84633734664" calcext:value-type="float">
            <text:p>1799</text:p>
          </table:table-cell>
          <table:table-cell table:style-name="ce127" table:formula="of:=[.$D$8]" office:value-type="float" office:value="10.4795963282256" calcext:value-type="float">
            <text:p>10.48</text:p>
          </table:table-cell>
          <table:table-cell table:style-name="ce136" table:number-columns-repeated="2"/>
          <table:table-cell table:style-name="ce127" table:formula="of:=[.$D$8]" office:value-type="float" office:value="10.4795963282256" calcext:value-type="float">
            <text:p>10.48</text:p>
          </table:table-cell>
          <table:table-cell table:style-name="ce127" office:value-type="float" office:value="0.37" calcext:value-type="float">
            <text:p>0.37</text:p>
          </table:table-cell>
          <table:table-cell table:style-name="ce136"/>
          <table:table-cell table:style-name="ce153"/>
          <table:table-cell table:style-name="ce168"/>
          <table:table-cell table:style-name="ce153"/>
          <table:table-cell table:style-name="ce113" table:number-columns-repeated="2"/>
          <table:table-cell table:style-name="ce188"/>
          <table:table-cell/>
          <table:table-cell table:style-name="ce197"/>
          <table:table-cell table:style-name="ce100" table:number-columns-repeated="999"/>
          <table:table-cell table:number-columns-repeated="5"/>
        </table:table-row>
        <table:table-row table:style-name="ro4">
          <table:table-cell table:style-name="ce99"/>
          <table:table-cell table:style-name="ce104"/>
          <table:table-cell table:style-name="ce107" table:formula="of:=2^13+2^12+2^9+256+128+16" office:value-type="float" office:value="13200" calcext:value-type="float">
            <text:p>13200</text:p>
          </table:table-cell>
          <table:table-cell table:style-name="ce128" table:formula="of:=[.$G$3]*[.$D$4]/(2*[.C14])" office:value-type="float" office:value="9.54627874036168" calcext:value-type="float">
            <text:p>9.55</text:p>
          </table:table-cell>
          <table:table-cell table:style-name="ce107"/>
          <table:table-cell table:style-name="ce107" table:formula="of:=4096" office:value-type="float" office:value="4096" calcext:value-type="float">
            <text:p>4096</text:p>
          </table:table-cell>
          <table:table-cell table:style-name="ce128" table:formula="of:=[.$G$6]*[.$D$4]/(2*[.F14])" office:value-type="float" office:value="4.6023397148193" calcext:value-type="float">
            <text:p>4.60</text:p>
          </table:table-cell>
          <table:table-cell table:style-name="ce107"/>
          <table:table-cell table:style-name="ce107" table:formula="of:=1024+512" office:value-type="float" office:value="1536" calcext:value-type="float">
            <text:p>1536</text:p>
          </table:table-cell>
          <table:table-cell table:style-name="ce128" table:number-columns-repeated="2"/>
          <table:table-cell table:style-name="ce107"/>
          <table:table-cell table:style-name="ce154" table:formula="of:=2*[.C14]*[.F14]-[.C14]-[.F14]+1" office:value-type="float" office:value="108117105" calcext:value-type="float">
            <text:p>1.1E+8</text:p>
          </table:table-cell>
          <table:table-cell table:style-name="ce169" table:formula="of:=[.C14]*[.F14]*[.I14]" office:value-type="float" office:value="83047219200" calcext:value-type="float">
            <text:p>8.3E+10</text:p>
          </table:table-cell>
          <table:table-cell table:style-name="ce154" table:formula="of:=[.M14]*[.I14]*[.$M$8]" office:value-type="float" office:value="332135746560" calcext:value-type="float">
            <text:p>3.3E+11</text:p>
          </table:table-cell>
          <table:table-cell table:style-name="ce177" table:formula="of:=[.$O$14]/[.O14]" office:value-type="float" office:value="1" calcext:value-type="float">
            <text:p>1</text:p>
          </table:table-cell>
          <table:table-cell table:style-name="ce246" table:formula="of:=[.$O14]*[.$M$7]/1000000000" office:value-type="float" office:value="2657.08597248" calcext:value-type="float">
            <text:p>2657.1</text:p>
          </table:table-cell>
          <table:table-cell table:style-name="ce189" table:formula="of:=[.$O14]*[.$M$6]*[.$M$7]/1000000000" office:value-type="float" office:value="7971.25791744" calcext:value-type="float">
            <text:p>7971</text:p>
          </table:table-cell>
          <table:table-cell table:number-columns-repeated="2"/>
          <table:table-cell table:style-name="ce99" table:number-columns-repeated="999"/>
          <table:table-cell table:number-columns-repeated="5"/>
        </table:table-row>
        <table:table-row table:style-name="ro4">
          <table:table-cell table:style-name="ce101"/>
          <table:table-cell table:style-name="ce105" office:value-type="string" calcext:value-type="string">
            <text:p>points/cores/node</text:p>
          </table:table-cell>
          <table:table-cell table:style-name="ce114" table:formula="of:=[.C14]/[.$N$3]" office:value-type="float" office:value="825" calcext:value-type="float">
            <text:p>825.0</text:p>
          </table:table-cell>
          <table:table-cell table:style-name="ce114"/>
          <table:table-cell table:style-name="ce137"/>
          <table:table-cell table:style-name="ce114" table:formula="of:=[.F14]/[.$N$3]" office:value-type="float" office:value="256" calcext:value-type="float">
            <text:p>256.0</text:p>
          </table:table-cell>
          <table:table-cell table:style-name="ce114"/>
          <table:table-cell table:style-name="ce137"/>
          <table:table-cell table:style-name="ce114" table:formula="of:=[.I14]/[.$N$3]" office:value-type="float" office:value="96" calcext:value-type="float">
            <text:p>96.0</text:p>
          </table:table-cell>
          <table:table-cell table:style-name="ce132" table:number-columns-repeated="2"/>
          <table:table-cell table:style-name="ce137"/>
          <table:table-cell table:style-name="ce155"/>
          <table:table-cell table:style-name="ce170"/>
          <table:table-cell table:style-name="ce155"/>
          <table:table-cell table:style-name="ce178"/>
          <table:table-cell table:style-name="ce114"/>
          <table:table-cell table:style-name="ce190"/>
          <table:table-cell table:number-columns-repeated="2"/>
          <table:table-cell table:style-name="ce101" table:number-columns-repeated="999"/>
          <table:table-cell table:number-columns-repeated="5"/>
        </table:table-row>
        <table:table-row table:style-name="ro4" table:number-rows-repeated="15">
          <table:table-cell table:number-columns-repeated="19"/>
          <table:table-cell table:style-name="ce97"/>
          <table:table-cell table:number-columns-repeated="1004"/>
        </table:table-row>
        <table:table-row table:style-name="ro4" table:number-rows-repeated="1048496">
          <table:table-cell table:number-columns-repeated="1024"/>
        </table:table-row>
        <table:table-row table:style-name="ro5" table:number-rows-repeated="4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=522000" table:style-name="ta1">
        <table:table-column table:style-name="co33" table:default-cell-style-name="ce97"/>
        <table:table-column table:style-name="co30" table:default-cell-style-name="ce97"/>
        <table:table-column table:style-name="co27" table:default-cell-style-name="ce97"/>
        <table:table-column table:style-name="co40" table:default-cell-style-name="ce97"/>
        <table:table-column table:style-name="co47" table:default-cell-style-name="ce97"/>
        <table:table-column table:style-name="co41" table:default-cell-style-name="ce97"/>
        <table:table-column table:style-name="co42" table:default-cell-style-name="ce97"/>
        <table:table-column table:style-name="co33" table:default-cell-style-name="ce97"/>
        <table:table-column table:style-name="co51" table:default-cell-style-name="ce97"/>
        <table:table-column table:style-name="co37" table:default-cell-style-name="ce97"/>
        <table:table-column table:style-name="co38" table:default-cell-style-name="ce97"/>
        <table:table-column table:style-name="co33" table:default-cell-style-name="ce97"/>
        <table:table-column table:style-name="co39" table:default-cell-style-name="ce97"/>
        <table:table-column table:style-name="co37" table:default-cell-style-name="ce160"/>
        <table:table-column table:style-name="co34" table:default-cell-style-name="ce157"/>
        <table:table-column table:style-name="co34" table:default-cell-style-name="ce116"/>
        <table:table-column table:style-name="co39" table:default-cell-style-name="ce116"/>
        <table:table-column table:style-name="co8" table:default-cell-style-name="ce185"/>
        <table:table-column table:style-name="co33" table:default-cell-style-name="ce97"/>
        <table:table-column table:style-name="co49" table:default-cell-style-name="ce101"/>
        <table:table-column table:style-name="co50" table:default-cell-style-name="ce97"/>
        <table:table-column table:style-name="co8" table:default-cell-style-name="ce97"/>
        <table:table-column table:style-name="co51" table:default-cell-style-name="ce97"/>
        <table:table-column table:style-name="co52" table:default-cell-style-name="ce97"/>
        <table:table-column table:style-name="co53" table:default-cell-style-name="ce97"/>
        <table:table-column table:style-name="co8" table:number-columns-repeated="999" table:default-cell-style-name="ce97"/>
        <table:table-row table:style-name="ro4"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table:number-columns-repeated="2"/>
          <table:table-cell table:style-name="ce108" office:value-type="string" calcext:value-type="string" table:number-columns-spanned="2" table:number-rows-spanned="1">
            <text:p>Reynolds number</text:p>
          </table:table-cell>
          <table:covered-table-cell table:style-name="ce118"/>
          <table:table-cell/>
          <table:table-cell table:style-name="ce108" office:value-type="string" calcext:value-type="string" table:number-columns-spanned="2" table:number-rows-spanned="1">
            <text:p>Pipe geometry</text:p>
          </table:table-cell>
          <table:covered-table-cell table:style-name="ce118"/>
          <table:table-cell table:number-columns-repeated="2"/>
          <table:table-cell table:style-name="ce108" office:value-type="string" calcext:value-type="string" table:number-columns-spanned="2" table:number-rows-spanned="1">
            <text:p>Near-wall streaks</text:p>
          </table:table-cell>
          <table:covered-table-cell table:style-name="ce118"/>
          <table:table-cell/>
          <table:table-cell table:style-name="ce146" office:value-type="string" calcext:value-type="string" table:number-columns-spanned="2" table:number-rows-spanned="1">
            <text:p>Cluster</text:p>
          </table:table-cell>
          <table:covered-table-cell table:style-name="ce161"/>
          <table:table-cell table:number-columns-repeated="5"/>
          <table:table-cell table:style-name="ce108" office:value-type="string" calcext:value-type="string" table:number-columns-spanned="2" table:number-rows-spanned="1">
            <text:p>Problem time</text:p>
          </table:table-cell>
          <table:covered-table-cell table:style-name="ce118"/>
          <table:table-cell table:number-columns-repeated="1003"/>
        </table:table-row>
        <table:table-row table:style-name="ro4">
          <table:table-cell table:number-columns-repeated="2"/>
          <table:table-cell table:style-name="ce106" office:value-type="string" calcext:value-type="string">
            <text:p>Re</text:p>
          </table:table-cell>
          <table:table-cell table:style-name="ce119" table:formula="of:=[Kolmogorov.C43]" office:value-type="float" office:value="521300" calcext:value-type="float">
            <text:p>521300</text:p>
          </table:table-cell>
          <table:table-cell/>
          <table:table-cell table:style-name="ce106" office:value-type="string" calcext:value-type="string">
            <text:p>L/R</text:p>
          </table:table-cell>
          <table:table-cell table:style-name="ce119" office:value-type="float" office:value="42" calcext:value-type="float">
            <text:p>42</text:p>
          </table:table-cell>
          <table:table-cell table:number-columns-repeated="2"/>
          <table:table-cell table:style-name="ce106" office:value-type="string" calcext:value-type="string">
            <text:p>lambda_z/R</text:p>
          </table:table-cell>
          <table:table-cell table:style-name="ce143" table:formula="of:=[.K4]/[.D4]" office:value-type="float" office:value="0.0800008464376549" calcext:value-type="float">
            <text:p>0.08</text:p>
          </table:table-cell>
          <table:table-cell/>
          <table:table-cell table:style-name="ce147" office:value-type="string" calcext:value-type="string">
            <text:p>cores/node</text:p>
          </table:table-cell>
          <table:table-cell table:style-name="ce162" office:value-type="float" office:value="16" calcext:value-type="float">
            <text:p>16</text:p>
          </table:table-cell>
          <table:table-cell table:style-name="ce97" table:number-columns-repeated="4"/>
          <table:table-cell/>
          <table:table-cell table:style-name="ce106" office:value-type="string" calcext:value-type="string">
            <text:p>Transient</text:p>
          </table:table-cell>
          <table:table-cell table:style-name="ce119" office:value-type="float" office:value="200" calcext:value-type="float">
            <text:p>200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109" office:value-type="string" calcext:value-type="string">
            <text:p>Re_tau</text:p>
          </table:table-cell>
          <table:table-cell table:style-name="ce120" table:formula="of:=[Kolmogorov.D43]" office:value-type="float" office:value="9999.89419641259" calcext:value-type="float">
            <text:p>9999.9</text:p>
          </table:table-cell>
          <table:table-cell/>
          <table:table-cell table:style-name="ce106" office:value-type="string" calcext:value-type="string">
            <text:p>alpha</text:p>
          </table:table-cell>
          <table:table-cell table:style-name="ce138" table:formula="of:=2*PI()/[.G3]" office:value-type="float" office:value="0.149599650170943" calcext:value-type="float">
            <text:p>0.1496</text:p>
          </table:table-cell>
          <table:table-cell table:number-columns-repeated="2"/>
          <table:table-cell table:style-name="ce106" office:value-type="string" calcext:value-type="string">
            <text:p>lambda_z^+</text:p>
          </table:table-cell>
          <table:table-cell table:style-name="ce119" office:value-type="float" office:value="800" calcext:value-type="float">
            <text:p>800</text:p>
          </table:table-cell>
          <table:table-cell table:number-columns-repeated="6"/>
          <table:table-cell table:style-name="ce97"/>
          <table:table-cell/>
          <table:table-cell table:style-name="ce106" office:value-type="string" calcext:value-type="string">
            <text:p>Statistics</text:p>
          </table:table-cell>
          <table:table-cell table:style-name="ce119" office:value-type="float" office:value="800" calcext:value-type="float">
            <text:p>800</text:p>
          </table:table-cell>
          <table:table-cell table:number-columns-repeated="1003"/>
        </table:table-row>
        <table:table-row table:style-name="ro4">
          <table:table-cell table:number-columns-repeated="3"/>
          <table:table-cell table:style-name="ce121"/>
          <table:table-cell/>
          <table:table-cell table:style-name="ce106" office:value-type="string" calcext:value-type="string">
            <text:p>m</text:p>
          </table:table-cell>
          <table:table-cell table:style-name="ce119" office:value-type="float" office:value="1" calcext:value-type="float">
            <text:p>1</text:p>
          </table:table-cell>
          <table:table-cell table:number-columns-repeated="2"/>
          <table:table-cell table:style-name="ce106" office:value-type="string" calcext:value-type="string">
            <text:p>lambda_theta/R</text:p>
          </table:table-cell>
          <table:table-cell table:style-name="ce143" table:formula="of:=[.K6]/[.D4]" office:value-type="float" office:value="0.0130001375461189" calcext:value-type="float">
            <text:p>0.01</text:p>
          </table:table-cell>
          <table:table-cell/>
          <table:table-cell table:style-name="ce148" office:value-type="string" calcext:value-type="string" table:number-columns-spanned="2" table:number-rows-spanned="1">
            <text:p>DOF/Arrays</text:p>
          </table:table-cell>
          <table:covered-table-cell table:style-name="ce163"/>
          <table:table-cell table:style-name="ce97"/>
          <table:table-cell table:number-columns-repeated="2"/>
          <table:table-cell table:style-name="ce97"/>
          <table:table-cell/>
          <table:table-cell table:style-name="ce106" office:value-type="string" calcext:value-type="string">
            <text:p>Different C_s</text:p>
          </table:table-cell>
          <table:table-cell table:style-name="ce119" office:value-type="float" office:value="5" calcext:value-type="float">
            <text:p>5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108" office:value-type="string" calcext:value-type="string" table:number-columns-spanned="2" table:number-rows-spanned="1">
            <text:p>Grid spacing</text:p>
          </table:table-cell>
          <table:covered-table-cell table:style-name="ce122"/>
          <table:table-cell/>
          <table:table-cell table:style-name="ce109" office:value-type="string" calcext:value-type="string">
            <text:p>2pi*R/m</text:p>
          </table:table-cell>
          <table:table-cell table:style-name="ce139" table:formula="of:=2*PI()/[.G5]" office:value-type="float" office:value="6.28318530717959" calcext:value-type="float">
            <text:p>6.283185</text:p>
          </table:table-cell>
          <table:table-cell table:number-columns-repeated="2"/>
          <table:table-cell table:style-name="ce106" office:value-type="string" calcext:value-type="string">
            <text:p>lambda_theta^+</text:p>
          </table:table-cell>
          <table:table-cell table:style-name="ce119" office:value-type="float" office:value="130" calcext:value-type="float">
            <text:p>130</text:p>
          </table:table-cell>
          <table:table-cell/>
          <table:table-cell table:style-name="ce149" office:value-type="float" office:value="3" calcext:value-type="float">
            <text:p>3</text:p>
          </table:table-cell>
          <table:table-cell table:style-name="ce164" office:value-type="string" calcext:value-type="string">
            <text:p>Fields (u,v,w)</text:p>
          </table:table-cell>
          <table:table-cell table:style-name="ce97"/>
          <table:table-cell table:number-columns-repeated="4"/>
          <table:table-cell table:style-name="ce105" office:value-type="string" calcext:value-type="string">
            <text:p>Total</text:p>
          </table:table-cell>
          <table:table-cell table:style-name="ce195" table:formula="of:=[.U5]*SUM([.U3:.U4])" office:value-type="float" office:value="5000" calcext:value-type="float">
            <text:p>5000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106" office:value-type="string" calcext:value-type="string">
            <text:p>h/R</text:p>
          </table:table-cell>
          <table:table-cell table:style-name="ce123" table:formula="of:=[$Kolmogorov.$Q43]" office:value-type="float" office:value="0.00116917399484247" calcext:value-type="float">
            <text:p>1.169E-3</text:p>
          </table:table-cell>
          <table:table-cell table:number-columns-repeated="5"/>
          <table:table-cell table:style-name="ce109" office:value-type="string" calcext:value-type="string">
            <text:p>z/theta</text:p>
          </table:table-cell>
          <table:table-cell table:style-name="ce144" table:formula="of:=[.K4]/[.K6]" office:value-type="float" office:value="6.15384615384615" calcext:value-type="float">
            <text:p>6.15</text:p>
          </table:table-cell>
          <table:table-cell/>
          <table:table-cell table:style-name="ce149" table:formula="of:=64/8" office:value-type="float" office:value="8" calcext:value-type="float">
            <text:p>8</text:p>
          </table:table-cell>
          <table:table-cell table:style-name="ce164" office:value-type="string" calcext:value-type="string">
            <text:p>Byte/Double</text:p>
          </table:table-cell>
          <table:table-cell table:style-name="ce97"/>
          <table:table-cell table:number-columns-repeated="1009"/>
        </table:table-row>
        <table:table-row table:style-name="ro4">
          <table:table-cell table:number-columns-repeated="2"/>
          <table:table-cell table:style-name="ce109" office:value-type="string" calcext:value-type="string">
            <text:p>h^+</text:p>
          </table:table-cell>
          <table:table-cell table:style-name="ce124" table:formula="of:=[$Kolmogorov.$P43]" office:value-type="float" office:value="11.6916162456217" calcext:value-type="float">
            <text:p>11.692</text:p>
          </table:table-cell>
          <table:table-cell table:number-columns-repeated="8"/>
          <table:table-cell table:style-name="ce150" office:value-type="float" office:value="2" calcext:value-type="float">
            <text:p>2</text:p>
          </table:table-cell>
          <table:table-cell table:style-name="ce165" office:value-type="string" calcext:value-type="string">
            <text:p>Real &amp; Imag</text:p>
          </table:table-cell>
          <table:table-cell table:style-name="ce97"/>
          <table:table-cell table:number-columns-repeated="1009"/>
        </table:table-row>
        <table:table-row table:style-name="ro4">
          <table:table-cell table:number-columns-repeated="2"/>
          <table:table-cell table:style-name="ce110"/>
          <table:table-cell table:style-name="ce125"/>
          <table:table-cell table:number-columns-repeated="1020"/>
        </table:table-row>
        <table:table-row table:style-name="ro4">
          <table:table-cell table:number-columns-repeated="2"/>
          <table:table-cell table:style-name="ce111" office:value-type="string" calcext:value-type="string" table:number-columns-spanned="2" table:number-rows-spanned="1">
            <text:p>axial (z)</text:p>
          </table:table-cell>
          <table:covered-table-cell/>
          <table:table-cell/>
          <table:table-cell table:style-name="ce111" office:value-type="string" calcext:value-type="string" table:number-columns-spanned="2" table:number-rows-spanned="1">
            <text:p>azimuthal (theta)</text:p>
          </table:table-cell>
          <table:covered-table-cell/>
          <table:table-cell/>
          <table:table-cell table:style-name="ce111" office:value-type="string" calcext:value-type="string" table:number-columns-spanned="3" table:number-rows-spanned="1">
            <text:p>radial (r)</text:p>
          </table:table-cell>
          <table:covered-table-cell table:number-columns-repeated="2"/>
          <table:table-cell/>
          <table:table-cell table:style-name="ce111" office:value-type="string" calcext:value-type="string" table:number-columns-spanned="4" table:number-rows-spanned="1">
            <text:p>DOF (Modes/Points)</text:p>
          </table:table-cell>
          <table:covered-table-cell table:style-name="ce166"/>
          <table:covered-table-cell table:style-name="ce160"/>
          <table:covered-table-cell/>
          <table:table-cell table:style-name="ce179" office:value-type="string" calcext:value-type="string">
            <text:p>Array size</text:p>
          </table:table-cell>
          <table:table-cell table:style-name="ce248" office:value-type="string" calcext:value-type="string">
            <text:p>File size</text:p>
          </table:table-cell>
          <table:table-cell/>
          <table:table-cell office:value-type="string" calcext:value-type="string">
            <text:p>Delta_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h_cores/step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WCT/Problem</text:p>
          </table:table-cell>
          <table:table-cell office:value-type="string" calcext:value-type="string">
            <text:p>h_core/Problem</text:p>
          </table:table-cell>
          <table:table-cell table:number-columns-repeated="999"/>
        </table:table-row>
        <table:table-row table:style-name="ro4">
          <table:table-cell table:style-name="ce98" table:number-columns-repeated="2"/>
          <table:table-cell table:style-name="ce98" office:value-type="string" calcext:value-type="string">
            <text:p>K</text:p>
          </table:table-cell>
          <table:table-cell table:style-name="ce98" office:value-type="string" calcext:value-type="string">
            <text:p>Delta_z^+</text:p>
          </table:table-cell>
          <table:table-cell table:style-name="ce98"/>
          <table:table-cell table:style-name="ce98" office:value-type="string" calcext:value-type="string">
            <text:p>M</text:p>
          </table:table-cell>
          <table:table-cell table:style-name="ce98" office:value-type="string" calcext:value-type="string">
            <text:p>Delta_theta*R^+</text:p>
          </table:table-cell>
          <table:table-cell table:style-name="ce98"/>
          <table:table-cell table:style-name="ce98" office:value-type="string" calcext:value-type="string">
            <text:p>N</text:p>
          </table:table-cell>
          <table:table-cell table:style-name="ce98" office:value-type="string" calcext:value-type="string">
            <text:p>Delta_r^+|c</text:p>
          </table:table-cell>
          <table:table-cell table:style-name="ce98" office:value-type="string" calcext:value-type="string">
            <text:p>Delta_r^+|w</text:p>
          </table:table-cell>
          <table:table-cell table:style-name="ce98"/>
          <table:table-cell table:style-name="ce151" office:value-type="string" calcext:value-type="string">
            <text:p>H</text:p>
          </table:table-cell>
          <table:table-cell table:style-name="ce151" office:value-type="string" calcext:value-type="string">
            <text:p>K x M x N</text:p>
          </table:table-cell>
          <table:table-cell table:style-name="ce151" office:value-type="string" calcext:value-type="string">
            <text:p>Total</text:p>
          </table:table-cell>
          <table:table-cell table:style-name="ce175" office:value-type="string" calcext:value-type="string">
            <text:p>Factor</text:p>
          </table:table-cell>
          <table:table-cell table:number-columns-repeated="2" table:style-name="ce183" office:value-type="string" calcext:value-type="string">
            <text:p>[GB]</text:p>
          </table:table-cell>
          <table:table-cell/>
          <table:table-cell table:style-name="ce196"/>
          <table:table-cell table:style-name="ce98"/>
          <table:table-cell table:style-name="ce98" office:value-type="string" calcext:value-type="string">
            <text:p>[s]</text:p>
          </table:table-cell>
          <table:table-cell table:style-name="ce98" office:value-type="string" calcext:value-type="string">
            <text:p>[-]</text:p>
          </table:table-cell>
          <table:table-cell table:style-name="ce98" office:value-type="string" calcext:value-type="string">
            <text:p>[days]</text:p>
          </table:table-cell>
          <table:table-cell table:style-name="ce98" office:value-type="string" calcext:value-type="string">
            <text:p>[h]</text:p>
          </table:table-cell>
          <table:table-cell table:style-name="ce98" table:number-columns-repeated="994"/>
          <table:table-cell table:style-name="ce198" table:number-columns-repeated="5"/>
        </table:table-row>
        <table:table-row table:style-name="ro4">
          <table:table-cell table:style-name="ce99"/>
          <table:table-cell table:style-name="ce102" office:value-type="string" calcext:value-type="string">
            <text:p>DNS</text:p>
          </table:table-cell>
          <table:table-cell table:style-name="ce112"/>
          <table:table-cell table:style-name="ce126" office:value-type="string" calcext:value-type="string" table:number-columns-spanned="15" table:number-rows-spanned="1">
            <text:p>Based on mean Kolmogorov scale estimates</text:p>
          </table:table-cell>
          <table:covered-table-cell table:number-columns-repeated="8" table:style-name="ce112"/>
          <table:covered-table-cell table:style-name="ce152"/>
          <table:covered-table-cell table:style-name="ce167"/>
          <table:covered-table-cell table:style-name="ce152"/>
          <table:covered-table-cell table:number-columns-repeated="2" table:style-name="ce176"/>
          <table:covered-table-cell table:style-name="ce187"/>
          <table:table-cell table:number-columns-repeated="2"/>
          <table:table-cell table:style-name="ce99" table:number-columns-repeated="999"/>
          <table:table-cell table:number-columns-repeated="5"/>
        </table:table-row>
        <table:table-row table:style-name="ro4">
          <table:table-cell table:style-name="ce100"/>
          <table:table-cell table:style-name="ce103" office:value-type="string" calcext:value-type="string">
            <text:p>Estimate</text:p>
          </table:table-cell>
          <table:table-cell table:style-name="ce113" table:formula="of:=[.$G$3]*[.$D$4]/[.$D13]/2" office:value-type="float" office:value="17961.3984681805" calcext:value-type="float">
            <text:p>17961</text:p>
          </table:table-cell>
          <table:table-cell table:style-name="ce127" table:formula="of:=[.$D$8]" office:value-type="float" office:value="11.6916162456217" calcext:value-type="float">
            <text:p>11.69</text:p>
          </table:table-cell>
          <table:table-cell table:style-name="ce136"/>
          <table:table-cell table:style-name="ce113" table:formula="of:=[.$G$6]*[.$D$4]/[.$G13]/2" office:value-type="float" office:value="2687.01892742071" calcext:value-type="float">
            <text:p>2687</text:p>
          </table:table-cell>
          <table:table-cell table:style-name="ce127" table:formula="of:=[.$D$8]" office:value-type="float" office:value="11.6916162456217" calcext:value-type="float">
            <text:p>11.69</text:p>
          </table:table-cell>
          <table:table-cell table:style-name="ce136" table:number-columns-repeated="2"/>
          <table:table-cell table:style-name="ce127" table:formula="of:=[.$D$8]" office:value-type="float" office:value="11.6916162456217" calcext:value-type="float">
            <text:p>11.69</text:p>
          </table:table-cell>
          <table:table-cell table:style-name="ce127" office:value-type="float" office:value="0.37" calcext:value-type="float">
            <text:p>0.37</text:p>
          </table:table-cell>
          <table:table-cell table:style-name="ce136"/>
          <table:table-cell table:style-name="ce153"/>
          <table:table-cell table:style-name="ce168"/>
          <table:table-cell table:style-name="ce153"/>
          <table:table-cell table:style-name="ce113" table:number-columns-repeated="2"/>
          <table:table-cell table:style-name="ce188"/>
          <table:table-cell/>
          <table:table-cell table:style-name="ce197"/>
          <table:table-cell table:style-name="ce100" table:number-columns-repeated="999"/>
          <table:table-cell table:number-columns-repeated="5"/>
        </table:table-row>
        <table:table-row table:style-name="ro4">
          <table:table-cell table:style-name="ce99"/>
          <table:table-cell table:style-name="ce104"/>
          <table:table-cell table:style-name="ce107" table:formula="of:=16384+2048" office:value-type="float" office:value="18432" calcext:value-type="float">
            <text:p>18432</text:p>
          </table:table-cell>
          <table:table-cell table:style-name="ce128" table:formula="of:=[.$G$3]*[.$D$4]/(2*[.C14])" office:value-type="float" office:value="11.3931086222149" calcext:value-type="float">
            <text:p>11.39</text:p>
          </table:table-cell>
          <table:table-cell table:style-name="ce107"/>
          <table:table-cell table:style-name="ce107" table:formula="of:=2048+512+256" office:value-type="float" office:value="2816" calcext:value-type="float">
            <text:p>2816</text:p>
          </table:table-cell>
          <table:table-cell table:style-name="ce128" table:formula="of:=[.$G$6]*[.$D$4]/(2*[.F14])" office:value-type="float" office:value="11.1561058750444" calcext:value-type="float">
            <text:p>11.16</text:p>
          </table:table-cell>
          <table:table-cell table:style-name="ce107"/>
          <table:table-cell table:style-name="ce107" table:formula="of:=2048" office:value-type="float" office:value="2048" calcext:value-type="float">
            <text:p>2048</text:p>
          </table:table-cell>
          <table:table-cell table:style-name="ce128" table:number-columns-repeated="2"/>
          <table:table-cell table:style-name="ce107"/>
          <table:table-cell table:style-name="ce154" table:formula="of:=2*[.C14]*[.F14]-[.C14]-[.F14]+1" office:value-type="float" office:value="103787777" calcext:value-type="float">
            <text:p>1.0E+8</text:p>
          </table:table-cell>
          <table:table-cell table:style-name="ce169" table:formula="of:=[.C14]*[.F14]*[.I14]" office:value-type="float" office:value="106300440576" calcext:value-type="float">
            <text:p>1.1E+11</text:p>
          </table:table-cell>
          <table:table-cell table:style-name="ce154" table:formula="of:=[.M14]*[.I14]*[.$M$8]" office:value-type="float" office:value="425114734592" calcext:value-type="float">
            <text:p>4.3E+11</text:p>
          </table:table-cell>
          <table:table-cell table:style-name="ce177" table:formula="of:=[.$O$14]/[.O14]" office:value-type="float" office:value="1" calcext:value-type="float">
            <text:p>1</text:p>
          </table:table-cell>
          <table:table-cell table:style-name="ce246" table:formula="of:=[.$O14]*[.$M$7]/1000000000" office:value-type="float" office:value="3400.917876736" calcext:value-type="float">
            <text:p>3400.9</text:p>
          </table:table-cell>
          <table:table-cell table:style-name="ce189" table:formula="of:=[.$O14]*[.$M$6]*[.$M$7]/1000000000" office:value-type="float" office:value="10202.753630208" calcext:value-type="float">
            <text:p>10203</text:p>
          </table:table-cell>
          <table:table-cell table:number-columns-repeated="2"/>
          <table:table-cell table:style-name="ce99" table:number-columns-repeated="999"/>
          <table:table-cell table:number-columns-repeated="5"/>
        </table:table-row>
        <table:table-row table:style-name="ro4">
          <table:table-cell table:style-name="ce101"/>
          <table:table-cell table:style-name="ce105" office:value-type="string" calcext:value-type="string">
            <text:p>points/cores/node</text:p>
          </table:table-cell>
          <table:table-cell table:style-name="ce114" table:formula="of:=[.C14]/[.$N$3]" office:value-type="float" office:value="1152" calcext:value-type="float">
            <text:p>1152.0</text:p>
          </table:table-cell>
          <table:table-cell table:style-name="ce114"/>
          <table:table-cell table:style-name="ce137"/>
          <table:table-cell table:style-name="ce114" table:formula="of:=[.F14]/[.$N$3]" office:value-type="float" office:value="176" calcext:value-type="float">
            <text:p>176.0</text:p>
          </table:table-cell>
          <table:table-cell table:style-name="ce114"/>
          <table:table-cell table:style-name="ce137"/>
          <table:table-cell table:style-name="ce114" table:formula="of:=[.I14]/[.$N$3]" office:value-type="float" office:value="128" calcext:value-type="float">
            <text:p>128.0</text:p>
          </table:table-cell>
          <table:table-cell table:style-name="ce132" table:number-columns-repeated="2"/>
          <table:table-cell table:style-name="ce137"/>
          <table:table-cell table:style-name="ce155"/>
          <table:table-cell table:style-name="ce170"/>
          <table:table-cell table:style-name="ce155"/>
          <table:table-cell table:style-name="ce178"/>
          <table:table-cell table:style-name="ce114"/>
          <table:table-cell table:style-name="ce190"/>
          <table:table-cell table:number-columns-repeated="2"/>
          <table:table-cell table:style-name="ce101" table:number-columns-repeated="999"/>
          <table:table-cell table:number-columns-repeated="5"/>
        </table:table-row>
        <table:table-row table:style-name="ro4" table:number-rows-repeated="1048493">
          <table:table-cell table:number-columns-repeated="1024"/>
        </table:table-row>
        <table:table-row table:style-name="ro5" table:number-rows-repeated="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=642100" table:style-name="ta1">
        <table:table-column table:style-name="co33" table:default-cell-style-name="ce97"/>
        <table:table-column table:style-name="co30" table:default-cell-style-name="ce97"/>
        <table:table-column table:style-name="co27" table:default-cell-style-name="ce97"/>
        <table:table-column table:style-name="co32" table:default-cell-style-name="ce97"/>
        <table:table-column table:style-name="co47" table:default-cell-style-name="ce97"/>
        <table:table-column table:style-name="co41" table:default-cell-style-name="ce97"/>
        <table:table-column table:style-name="co42" table:default-cell-style-name="ce97"/>
        <table:table-column table:style-name="co33" table:default-cell-style-name="ce97"/>
        <table:table-column table:style-name="co51" table:default-cell-style-name="ce97"/>
        <table:table-column table:style-name="co37" table:default-cell-style-name="ce97"/>
        <table:table-column table:style-name="co38" table:default-cell-style-name="ce97"/>
        <table:table-column table:style-name="co33" table:default-cell-style-name="ce97"/>
        <table:table-column table:style-name="co39" table:default-cell-style-name="ce97"/>
        <table:table-column table:style-name="co37" table:default-cell-style-name="ce160"/>
        <table:table-column table:style-name="co34" table:default-cell-style-name="ce157"/>
        <table:table-column table:style-name="co34" table:default-cell-style-name="ce116"/>
        <table:table-column table:style-name="co39" table:default-cell-style-name="ce116"/>
        <table:table-column table:style-name="co8" table:default-cell-style-name="ce185"/>
        <table:table-column table:style-name="co33" table:default-cell-style-name="ce97"/>
        <table:table-column table:style-name="co49" table:default-cell-style-name="ce101"/>
        <table:table-column table:style-name="co50" table:default-cell-style-name="ce97"/>
        <table:table-column table:style-name="co8" table:default-cell-style-name="ce97"/>
        <table:table-column table:style-name="co51" table:default-cell-style-name="ce97"/>
        <table:table-column table:style-name="co52" table:default-cell-style-name="ce97"/>
        <table:table-column table:style-name="co53" table:default-cell-style-name="ce97"/>
        <table:table-column table:style-name="co8" table:number-columns-repeated="999" table:default-cell-style-name="ce97"/>
        <table:table-row table:style-name="ro4"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4">
          <table:table-cell table:number-columns-repeated="2"/>
          <table:table-cell table:style-name="ce108" office:value-type="string" calcext:value-type="string" table:number-columns-spanned="2" table:number-rows-spanned="1">
            <text:p>Reynolds number</text:p>
          </table:table-cell>
          <table:covered-table-cell table:style-name="ce118"/>
          <table:table-cell/>
          <table:table-cell table:style-name="ce108" office:value-type="string" calcext:value-type="string" table:number-columns-spanned="2" table:number-rows-spanned="1">
            <text:p>Pipe geometry</text:p>
          </table:table-cell>
          <table:covered-table-cell table:style-name="ce118"/>
          <table:table-cell table:number-columns-repeated="2"/>
          <table:table-cell table:style-name="ce108" office:value-type="string" calcext:value-type="string" table:number-columns-spanned="2" table:number-rows-spanned="1">
            <text:p>Near-wall streaks</text:p>
          </table:table-cell>
          <table:covered-table-cell table:style-name="ce118"/>
          <table:table-cell/>
          <table:table-cell table:style-name="ce146" office:value-type="string" calcext:value-type="string" table:number-columns-spanned="2" table:number-rows-spanned="1">
            <text:p>Cluster</text:p>
          </table:table-cell>
          <table:covered-table-cell table:style-name="ce161"/>
          <table:table-cell table:number-columns-repeated="5"/>
          <table:table-cell table:style-name="ce108" office:value-type="string" calcext:value-type="string" table:number-columns-spanned="2" table:number-rows-spanned="1">
            <text:p>Problem time</text:p>
          </table:table-cell>
          <table:covered-table-cell table:style-name="ce118"/>
          <table:table-cell table:number-columns-repeated="1003"/>
        </table:table-row>
        <table:table-row table:style-name="ro4">
          <table:table-cell table:number-columns-repeated="2"/>
          <table:table-cell table:style-name="ce106" office:value-type="string" calcext:value-type="string">
            <text:p>Re</text:p>
          </table:table-cell>
          <table:table-cell table:style-name="ce250" table:formula="of:=[$Kolmogorov.$C44]" office:value-type="float" office:value="642100" calcext:value-type="float">
            <text:p>642100.0</text:p>
          </table:table-cell>
          <table:table-cell/>
          <table:table-cell table:style-name="ce106" office:value-type="string" calcext:value-type="string">
            <text:p>L/R</text:p>
          </table:table-cell>
          <table:table-cell table:style-name="ce119" office:value-type="float" office:value="42" calcext:value-type="float">
            <text:p>42</text:p>
          </table:table-cell>
          <table:table-cell table:number-columns-repeated="2"/>
          <table:table-cell table:style-name="ce106" office:value-type="string" calcext:value-type="string">
            <text:p>lambda_z/R</text:p>
          </table:table-cell>
          <table:table-cell table:style-name="ce143" table:formula="of:=[.K4]/[.D4]" office:value-type="float" office:value="0.0666644046757733" calcext:value-type="float">
            <text:p>0.07</text:p>
          </table:table-cell>
          <table:table-cell/>
          <table:table-cell table:style-name="ce147" office:value-type="string" calcext:value-type="string">
            <text:p>cores/node</text:p>
          </table:table-cell>
          <table:table-cell table:style-name="ce162" office:value-type="float" office:value="16" calcext:value-type="float">
            <text:p>16</text:p>
          </table:table-cell>
          <table:table-cell table:style-name="ce97" table:number-columns-repeated="4"/>
          <table:table-cell/>
          <table:table-cell table:style-name="ce106" office:value-type="string" calcext:value-type="string">
            <text:p>Transient</text:p>
          </table:table-cell>
          <table:table-cell table:style-name="ce119" office:value-type="float" office:value="200" calcext:value-type="float">
            <text:p>200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109" office:value-type="string" calcext:value-type="string">
            <text:p>Re_tau</text:p>
          </table:table-cell>
          <table:table-cell table:style-name="ce120" table:formula="of:=[$Kolmogorov.$D44]" office:value-type="float" office:value="12000.4071721761" calcext:value-type="float">
            <text:p>12000.4</text:p>
          </table:table-cell>
          <table:table-cell/>
          <table:table-cell table:style-name="ce106" office:value-type="string" calcext:value-type="string">
            <text:p>alpha</text:p>
          </table:table-cell>
          <table:table-cell table:style-name="ce138" table:formula="of:=2*PI()/[.G3]" office:value-type="float" office:value="0.149599650170943" calcext:value-type="float">
            <text:p>0.1496</text:p>
          </table:table-cell>
          <table:table-cell table:number-columns-repeated="2"/>
          <table:table-cell table:style-name="ce106" office:value-type="string" calcext:value-type="string">
            <text:p>lambda_z^+</text:p>
          </table:table-cell>
          <table:table-cell table:style-name="ce119" office:value-type="float" office:value="800" calcext:value-type="float">
            <text:p>800</text:p>
          </table:table-cell>
          <table:table-cell table:number-columns-repeated="6"/>
          <table:table-cell table:style-name="ce97"/>
          <table:table-cell/>
          <table:table-cell table:style-name="ce106" office:value-type="string" calcext:value-type="string">
            <text:p>Statistics</text:p>
          </table:table-cell>
          <table:table-cell table:style-name="ce119" office:value-type="float" office:value="800" calcext:value-type="float">
            <text:p>800</text:p>
          </table:table-cell>
          <table:table-cell table:number-columns-repeated="1003"/>
        </table:table-row>
        <table:table-row table:style-name="ro4">
          <table:table-cell table:number-columns-repeated="3"/>
          <table:table-cell table:style-name="ce121"/>
          <table:table-cell/>
          <table:table-cell table:style-name="ce106" office:value-type="string" calcext:value-type="string">
            <text:p>m</text:p>
          </table:table-cell>
          <table:table-cell table:style-name="ce119" office:value-type="float" office:value="1" calcext:value-type="float">
            <text:p>1</text:p>
          </table:table-cell>
          <table:table-cell table:number-columns-repeated="2"/>
          <table:table-cell table:style-name="ce106" office:value-type="string" calcext:value-type="string">
            <text:p>lambda_theta/R</text:p>
          </table:table-cell>
          <table:table-cell table:style-name="ce143" table:formula="of:=[.K6]/[.D4]" office:value-type="float" office:value="0.0108329657598132" calcext:value-type="float">
            <text:p>0.01</text:p>
          </table:table-cell>
          <table:table-cell/>
          <table:table-cell table:style-name="ce148" office:value-type="string" calcext:value-type="string" table:number-columns-spanned="2" table:number-rows-spanned="1">
            <text:p>DOF/Arrays</text:p>
          </table:table-cell>
          <table:covered-table-cell table:style-name="ce163"/>
          <table:table-cell table:style-name="ce97"/>
          <table:table-cell table:number-columns-repeated="2"/>
          <table:table-cell table:style-name="ce97"/>
          <table:table-cell/>
          <table:table-cell table:style-name="ce106" office:value-type="string" calcext:value-type="string">
            <text:p>Different C_s</text:p>
          </table:table-cell>
          <table:table-cell table:style-name="ce119" office:value-type="float" office:value="5" calcext:value-type="float">
            <text:p>5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108" office:value-type="string" calcext:value-type="string" table:number-columns-spanned="2" table:number-rows-spanned="1">
            <text:p>Grid spacing</text:p>
          </table:table-cell>
          <table:covered-table-cell table:style-name="ce122"/>
          <table:table-cell/>
          <table:table-cell table:style-name="ce109" office:value-type="string" calcext:value-type="string">
            <text:p>2pi*R/m</text:p>
          </table:table-cell>
          <table:table-cell table:style-name="ce139" table:formula="of:=2*PI()/[.G5]" office:value-type="float" office:value="6.28318530717959" calcext:value-type="float">
            <text:p>6.283185</text:p>
          </table:table-cell>
          <table:table-cell table:number-columns-repeated="2"/>
          <table:table-cell table:style-name="ce106" office:value-type="string" calcext:value-type="string">
            <text:p>lambda_theta^+</text:p>
          </table:table-cell>
          <table:table-cell table:style-name="ce119" office:value-type="float" office:value="130" calcext:value-type="float">
            <text:p>130</text:p>
          </table:table-cell>
          <table:table-cell/>
          <table:table-cell table:style-name="ce149" office:value-type="float" office:value="3" calcext:value-type="float">
            <text:p>3</text:p>
          </table:table-cell>
          <table:table-cell table:style-name="ce164" office:value-type="string" calcext:value-type="string">
            <text:p>Fields (u,v,w)</text:p>
          </table:table-cell>
          <table:table-cell table:style-name="ce97"/>
          <table:table-cell table:number-columns-repeated="4"/>
          <table:table-cell table:style-name="ce105" office:value-type="string" calcext:value-type="string">
            <text:p>Total</text:p>
          </table:table-cell>
          <table:table-cell table:style-name="ce195" table:formula="of:=[.U5]*SUM([.U3:.U4])" office:value-type="float" office:value="5000" calcext:value-type="float">
            <text:p>5000</text:p>
          </table:table-cell>
          <table:table-cell table:number-columns-repeated="1003"/>
        </table:table-row>
        <table:table-row table:style-name="ro4">
          <table:table-cell table:number-columns-repeated="2"/>
          <table:table-cell table:style-name="ce106" office:value-type="string" calcext:value-type="string">
            <text:p>h/R</text:p>
          </table:table-cell>
          <table:table-cell table:style-name="ce123" table:formula="of:=[$Kolmogorov.$Q44]" office:value-type="float" office:value="0.00101309488437592" calcext:value-type="float">
            <text:p>1.013E-3</text:p>
          </table:table-cell>
          <table:table-cell table:number-columns-repeated="5"/>
          <table:table-cell table:style-name="ce109" office:value-type="string" calcext:value-type="string">
            <text:p>z/theta</text:p>
          </table:table-cell>
          <table:table-cell table:style-name="ce144" table:formula="of:=[.K4]/[.K6]" office:value-type="float" office:value="6.15384615384615" calcext:value-type="float">
            <text:p>6.15</text:p>
          </table:table-cell>
          <table:table-cell/>
          <table:table-cell table:style-name="ce149" table:formula="of:=64/8" office:value-type="float" office:value="8" calcext:value-type="float">
            <text:p>8</text:p>
          </table:table-cell>
          <table:table-cell table:style-name="ce164" office:value-type="string" calcext:value-type="string">
            <text:p>Byte/Double</text:p>
          </table:table-cell>
          <table:table-cell table:style-name="ce97"/>
          <table:table-cell table:number-columns-repeated="1009"/>
        </table:table-row>
        <table:table-row table:style-name="ro4">
          <table:table-cell table:number-columns-repeated="2"/>
          <table:table-cell table:style-name="ce109" office:value-type="string" calcext:value-type="string">
            <text:p>h^+</text:p>
          </table:table-cell>
          <table:table-cell table:style-name="ce124" table:formula="of:=[$Kolmogorov.$P44]" office:value-type="float" office:value="12.1575511165597" calcext:value-type="float">
            <text:p>12.158</text:p>
          </table:table-cell>
          <table:table-cell table:number-columns-repeated="8"/>
          <table:table-cell table:style-name="ce150" office:value-type="float" office:value="2" calcext:value-type="float">
            <text:p>2</text:p>
          </table:table-cell>
          <table:table-cell table:style-name="ce165" office:value-type="string" calcext:value-type="string">
            <text:p>Real &amp; Imag</text:p>
          </table:table-cell>
          <table:table-cell table:style-name="ce97"/>
          <table:table-cell table:number-columns-repeated="1009"/>
        </table:table-row>
        <table:table-row table:style-name="ro4">
          <table:table-cell table:number-columns-repeated="2"/>
          <table:table-cell table:style-name="ce110"/>
          <table:table-cell table:style-name="ce125"/>
          <table:table-cell table:number-columns-repeated="1020"/>
        </table:table-row>
        <table:table-row table:style-name="ro4">
          <table:table-cell table:number-columns-repeated="2"/>
          <table:table-cell table:style-name="ce111" office:value-type="string" calcext:value-type="string" table:number-columns-spanned="2" table:number-rows-spanned="1">
            <text:p>axial (z)</text:p>
          </table:table-cell>
          <table:covered-table-cell/>
          <table:table-cell/>
          <table:table-cell table:style-name="ce111" office:value-type="string" calcext:value-type="string" table:number-columns-spanned="2" table:number-rows-spanned="1">
            <text:p>azimuthal (theta)</text:p>
          </table:table-cell>
          <table:covered-table-cell/>
          <table:table-cell/>
          <table:table-cell table:style-name="ce111" office:value-type="string" calcext:value-type="string" table:number-columns-spanned="3" table:number-rows-spanned="1">
            <text:p>radial (r)</text:p>
          </table:table-cell>
          <table:covered-table-cell table:number-columns-repeated="2"/>
          <table:table-cell/>
          <table:table-cell table:style-name="ce111" office:value-type="string" calcext:value-type="string" table:number-columns-spanned="4" table:number-rows-spanned="1">
            <text:p>DOF (Modes/Points)</text:p>
          </table:table-cell>
          <table:covered-table-cell table:style-name="ce166"/>
          <table:covered-table-cell table:style-name="ce160"/>
          <table:covered-table-cell/>
          <table:table-cell table:style-name="ce179" office:value-type="string" calcext:value-type="string">
            <text:p>Array size</text:p>
          </table:table-cell>
          <table:table-cell table:style-name="ce248" office:value-type="string" calcext:value-type="string">
            <text:p>File size</text:p>
          </table:table-cell>
          <table:table-cell/>
          <table:table-cell office:value-type="string" calcext:value-type="string">
            <text:p>Delta_t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h_cores/step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WCT/Problem</text:p>
          </table:table-cell>
          <table:table-cell office:value-type="string" calcext:value-type="string">
            <text:p>h_core/Problem</text:p>
          </table:table-cell>
          <table:table-cell table:number-columns-repeated="999"/>
        </table:table-row>
        <table:table-row table:style-name="ro4">
          <table:table-cell table:style-name="ce98" table:number-columns-repeated="2"/>
          <table:table-cell table:style-name="ce98" office:value-type="string" calcext:value-type="string">
            <text:p>K</text:p>
          </table:table-cell>
          <table:table-cell table:style-name="ce98" office:value-type="string" calcext:value-type="string">
            <text:p>Delta_z^+</text:p>
          </table:table-cell>
          <table:table-cell table:style-name="ce98"/>
          <table:table-cell table:style-name="ce98" office:value-type="string" calcext:value-type="string">
            <text:p>M</text:p>
          </table:table-cell>
          <table:table-cell table:style-name="ce98" office:value-type="string" calcext:value-type="string">
            <text:p>Delta_theta*R^+</text:p>
          </table:table-cell>
          <table:table-cell table:style-name="ce98"/>
          <table:table-cell table:style-name="ce98" office:value-type="string" calcext:value-type="string">
            <text:p>N</text:p>
          </table:table-cell>
          <table:table-cell table:style-name="ce98" office:value-type="string" calcext:value-type="string">
            <text:p>Delta_r^+|c</text:p>
          </table:table-cell>
          <table:table-cell table:style-name="ce98" office:value-type="string" calcext:value-type="string">
            <text:p>Delta_r^+|w</text:p>
          </table:table-cell>
          <table:table-cell table:style-name="ce98"/>
          <table:table-cell table:style-name="ce151" office:value-type="string" calcext:value-type="string">
            <text:p>H</text:p>
          </table:table-cell>
          <table:table-cell table:style-name="ce151" office:value-type="string" calcext:value-type="string">
            <text:p>K x M x N</text:p>
          </table:table-cell>
          <table:table-cell table:style-name="ce151" office:value-type="string" calcext:value-type="string">
            <text:p>Total</text:p>
          </table:table-cell>
          <table:table-cell table:style-name="ce175" office:value-type="string" calcext:value-type="string">
            <text:p>Factor</text:p>
          </table:table-cell>
          <table:table-cell table:number-columns-repeated="2" table:style-name="ce183" office:value-type="string" calcext:value-type="string">
            <text:p>[GB]</text:p>
          </table:table-cell>
          <table:table-cell/>
          <table:table-cell table:style-name="ce196"/>
          <table:table-cell table:style-name="ce98"/>
          <table:table-cell table:style-name="ce98" office:value-type="string" calcext:value-type="string">
            <text:p>[s]</text:p>
          </table:table-cell>
          <table:table-cell table:style-name="ce98" office:value-type="string" calcext:value-type="string">
            <text:p>[-]</text:p>
          </table:table-cell>
          <table:table-cell table:style-name="ce98" office:value-type="string" calcext:value-type="string">
            <text:p>[days]</text:p>
          </table:table-cell>
          <table:table-cell table:style-name="ce98" office:value-type="string" calcext:value-type="string">
            <text:p>[h]</text:p>
          </table:table-cell>
          <table:table-cell table:style-name="ce98" table:number-columns-repeated="994"/>
          <table:table-cell table:style-name="ce198" table:number-columns-repeated="5"/>
        </table:table-row>
        <table:table-row table:style-name="ro4">
          <table:table-cell table:style-name="ce99"/>
          <table:table-cell table:style-name="ce102" office:value-type="string" calcext:value-type="string">
            <text:p>DNS</text:p>
          </table:table-cell>
          <table:table-cell table:style-name="ce112"/>
          <table:table-cell table:style-name="ce126" office:value-type="string" calcext:value-type="string" table:number-columns-spanned="15" table:number-rows-spanned="1">
            <text:p>Based on mean Kolmogorov scale estimates</text:p>
          </table:table-cell>
          <table:covered-table-cell table:number-columns-repeated="8" table:style-name="ce112"/>
          <table:covered-table-cell table:style-name="ce152"/>
          <table:covered-table-cell table:style-name="ce167"/>
          <table:covered-table-cell table:style-name="ce152"/>
          <table:covered-table-cell table:number-columns-repeated="2" table:style-name="ce176"/>
          <table:covered-table-cell table:style-name="ce187"/>
          <table:table-cell table:number-columns-repeated="2"/>
          <table:table-cell table:style-name="ce99" table:number-columns-repeated="999"/>
          <table:table-cell table:number-columns-repeated="5"/>
        </table:table-row>
        <table:table-row table:style-name="ro4">
          <table:table-cell table:style-name="ce100"/>
          <table:table-cell table:style-name="ce103" office:value-type="string" calcext:value-type="string">
            <text:p>Estimate</text:p>
          </table:table-cell>
          <table:table-cell table:style-name="ce113" table:formula="of:=[.$G$3]*[.$D$4]/[.$D13]/2" office:value-type="float" office:value="20728.5618789165" calcext:value-type="float">
            <text:p>20729</text:p>
          </table:table-cell>
          <table:table-cell table:style-name="ce127" table:formula="of:=[.$D$8]" office:value-type="float" office:value="12.1575511165597" calcext:value-type="float">
            <text:p>12.16</text:p>
          </table:table-cell>
          <table:table-cell table:style-name="ce136"/>
          <table:table-cell table:style-name="ce113" table:formula="of:=[.$G$6]*[.$D$4]/[.$G13]/2" office:value-type="float" office:value="3100.98560563264" calcext:value-type="float">
            <text:p>3101</text:p>
          </table:table-cell>
          <table:table-cell table:style-name="ce127" table:formula="of:=[.$D$8]" office:value-type="float" office:value="12.1575511165597" calcext:value-type="float">
            <text:p>12.16</text:p>
          </table:table-cell>
          <table:table-cell table:style-name="ce136" table:number-columns-repeated="2"/>
          <table:table-cell table:style-name="ce127" table:formula="of:=[.$D$8]" office:value-type="float" office:value="12.1575511165597" calcext:value-type="float">
            <text:p>12.16</text:p>
          </table:table-cell>
          <table:table-cell table:style-name="ce127" office:value-type="float" office:value="0.37" calcext:value-type="float">
            <text:p>0.37</text:p>
          </table:table-cell>
          <table:table-cell table:style-name="ce136"/>
          <table:table-cell table:style-name="ce153"/>
          <table:table-cell table:style-name="ce168"/>
          <table:table-cell table:style-name="ce153"/>
          <table:table-cell table:style-name="ce113" table:number-columns-repeated="2"/>
          <table:table-cell table:style-name="ce188"/>
          <table:table-cell/>
          <table:table-cell table:style-name="ce197"/>
          <table:table-cell table:style-name="ce100" table:number-columns-repeated="999"/>
          <table:table-cell table:number-columns-repeated="5"/>
        </table:table-row>
        <table:table-row table:style-name="ro4">
          <table:table-cell table:style-name="ce99"/>
          <table:table-cell table:style-name="ce104"/>
          <table:table-cell table:style-name="ce249" table:formula="of:=2^14+2^12+1024+64+32" office:value-type="float" office:value="21600" calcext:value-type="float">
            <text:p>21600</text:p>
          </table:table-cell>
          <table:table-cell table:style-name="ce128" table:formula="of:=[.$G$3]*[.$D$4]/(2*[.C14])" office:value-type="float" office:value="11.6670625285046" calcext:value-type="float">
            <text:p>11.67</text:p>
          </table:table-cell>
          <table:table-cell table:style-name="ce107"/>
          <table:table-cell table:style-name="ce107" table:formula="of:=8192" office:value-type="float" office:value="8192" calcext:value-type="float">
            <text:p>8192</text:p>
          </table:table-cell>
          <table:table-cell table:style-name="ce128" table:formula="of:=[.$G$6]*[.$D$4]/(2*[.F14])" office:value-type="float" office:value="4.6020985122308" calcext:value-type="float">
            <text:p>4.60</text:p>
          </table:table-cell>
          <table:table-cell table:style-name="ce107"/>
          <table:table-cell table:style-name="ce249" table:formula="of:=2048+512+256" office:value-type="float" office:value="2816" calcext:value-type="float">
            <text:p>2816</text:p>
          </table:table-cell>
          <table:table-cell table:style-name="ce128" table:number-columns-repeated="2"/>
          <table:table-cell table:style-name="ce107"/>
          <table:table-cell table:style-name="ce154" table:formula="of:=2*[.C14]*[.F14]-[.C14]-[.F14]+1" office:value-type="float" office:value="353864609" calcext:value-type="float">
            <text:p>3.5E+8</text:p>
          </table:table-cell>
          <table:table-cell table:style-name="ce169" table:formula="of:=[.C14]*[.F14]*[.I14]" office:value-type="float" office:value="498283315200" calcext:value-type="float">
            <text:p>5.0E+11</text:p>
          </table:table-cell>
          <table:table-cell table:style-name="ce154" table:formula="of:=[.M14]*[.I14]*[.$M$8]" office:value-type="float" office:value="1992965477888" calcext:value-type="float">
            <text:p>2.0E+12</text:p>
          </table:table-cell>
          <table:table-cell table:style-name="ce177" table:formula="of:=[.$O$14]/[.O14]" office:value-type="float" office:value="1" calcext:value-type="float">
            <text:p>1</text:p>
          </table:table-cell>
          <table:table-cell table:style-name="ce246" table:formula="of:=[.$O14]*[.$M$7]/1000000000" office:value-type="float" office:value="15943.723823104" calcext:value-type="float">
            <text:p>15943.7</text:p>
          </table:table-cell>
          <table:table-cell table:style-name="ce189" table:formula="of:=[.$O14]*[.$M$6]*[.$M$7]/1000000000" office:value-type="float" office:value="47831.171469312" calcext:value-type="float">
            <text:p>47831</text:p>
          </table:table-cell>
          <table:table-cell table:number-columns-repeated="2"/>
          <table:table-cell table:style-name="ce99" table:number-columns-repeated="999"/>
          <table:table-cell table:number-columns-repeated="5"/>
        </table:table-row>
        <table:table-row table:style-name="ro4">
          <table:table-cell table:style-name="ce101"/>
          <table:table-cell table:style-name="ce105" office:value-type="string" calcext:value-type="string">
            <text:p>points/cores/node</text:p>
          </table:table-cell>
          <table:table-cell table:style-name="ce114" table:formula="of:=[.C14]/[.$N$3]" office:value-type="float" office:value="1350" calcext:value-type="float">
            <text:p>1350.0</text:p>
          </table:table-cell>
          <table:table-cell table:style-name="ce114"/>
          <table:table-cell table:style-name="ce137"/>
          <table:table-cell table:style-name="ce114" table:formula="of:=[.F14]/[.$N$3]" office:value-type="float" office:value="512" calcext:value-type="float">
            <text:p>512.0</text:p>
          </table:table-cell>
          <table:table-cell table:style-name="ce114"/>
          <table:table-cell table:style-name="ce137"/>
          <table:table-cell table:style-name="ce114" table:formula="of:=[.I14]/[.$N$3]" office:value-type="float" office:value="176" calcext:value-type="float">
            <text:p>176.0</text:p>
          </table:table-cell>
          <table:table-cell table:style-name="ce132" table:number-columns-repeated="2"/>
          <table:table-cell table:style-name="ce137"/>
          <table:table-cell table:style-name="ce155"/>
          <table:table-cell table:style-name="ce170"/>
          <table:table-cell table:style-name="ce155"/>
          <table:table-cell table:style-name="ce178"/>
          <table:table-cell table:style-name="ce114"/>
          <table:table-cell table:style-name="ce190"/>
          <table:table-cell table:number-columns-repeated="2"/>
          <table:table-cell table:style-name="ce101" table:number-columns-repeated="999"/>
          <table:table-cell table:number-columns-repeated="5"/>
        </table:table-row>
        <table:table-row table:style-name="ro4" table:number-rows-repeated="1048493">
          <table:table-cell table:number-columns-repeated="1024"/>
        </table:table-row>
        <table:table-row table:style-name="ro5" table:number-rows-repeated="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ipeLength" table:style-name="ta3">
        <table:table-column table:style-name="co57" table:default-cell-style-name="ce3"/>
        <table:table-column table:style-name="co58" table:default-cell-style-name="ce3"/>
        <table:table-column table:style-name="co59" table:default-cell-style-name="ce3"/>
        <table:table-column table:style-name="co60" table:default-cell-style-name="ce3"/>
        <table:table-column table:style-name="co61" table:default-cell-style-name="ce3"/>
        <table:table-column table:style-name="co62" table:number-columns-repeated="8" table:default-cell-style-name="ce3"/>
        <table:table-column table:style-name="co63" table:default-cell-style-name="ce3"/>
        <table:table-column table:style-name="co64" table:number-columns-repeated="3" table:default-cell-style-name="ce3"/>
        <table:table-column table:style-name="co65" table:number-columns-repeated="240" table:default-cell-style-name="ce3"/>
        <table:table-column table:style-name="co65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261" office:value-type="string" calcext:value-type="string" table:number-columns-spanned="11" table:number-rows-spanned="1">
            <text:p>Pipe length = 1 Tidal volume, assuming sinusoidal bulk flow</text:p>
          </table:table-cell>
          <table:covered-table-cell table:number-columns-repeated="10" table:style-name="ce261"/>
          <table:table-cell table:number-columns-repeated="1011"/>
        </table:table-row>
        <table:table-row table:style-name="ro1">
          <table:table-cell table:number-columns-repeated="2"/>
          <table:table-cell table:style-name="ce252"/>
          <table:table-cell table:number-columns-repeated="9"/>
          <table:table-cell table:style-name="ce359"/>
          <table:table-cell table:number-columns-repeated="1011"/>
        </table:table-row>
        <table:table-row table:style-name="ro2">
          <table:table-cell table:number-columns-repeated="2"/>
          <table:table-cell table:style-name="ce262" office:value-type="string" calcext:value-type="string" table:number-columns-spanned="2" table:number-rows-spanned="2">
            <text:p>Length</text:p>
            <text:p>In D</text:p>
          </table:table-cell>
          <table:covered-table-cell table:style-name="ce262"/>
          <table:table-cell table:style-name="ce291" office:value-type="string" calcext:value-type="string" table:number-columns-spanned="9" table:number-rows-spanned="1">
            <text:p>Womersley</text:p>
          </table:table-cell>
          <table:covered-table-cell table:number-columns-repeated="8" table:style-name="ce291"/>
          <table:table-cell table:number-columns-repeated="1011"/>
        </table:table-row>
        <table:table-row table:style-name="ro1">
          <table:table-cell table:number-columns-repeated="2"/>
          <table:covered-table-cell table:number-columns-repeated="2" table:style-name="ce262"/>
          <table:table-cell table:style-name="ce292" office:value-type="float" office:value="0.1" calcext:value-type="float">
            <text:p>0.1</text:p>
          </table:table-cell>
          <table:table-cell table:style-name="ce292" office:value-type="float" office:value="1" calcext:value-type="float">
            <text:p>1</text:p>
          </table:table-cell>
          <table:table-cell table:style-name="ce322" office:value-type="float" office:value="3.25" calcext:value-type="float">
            <text:p>3.25</text:p>
          </table:table-cell>
          <table:table-cell table:style-name="ce322" office:value-type="float" office:value="6.5" calcext:value-type="float">
            <text:p>6.5</text:p>
          </table:table-cell>
          <table:table-cell table:style-name="ce292" office:value-type="float" office:value="10" calcext:value-type="float">
            <text:p>10</text:p>
          </table:table-cell>
          <table:table-cell table:style-name="ce322" office:value-type="float" office:value="13" calcext:value-type="float">
            <text:p>13</text:p>
          </table:table-cell>
          <table:table-cell table:style-name="ce322" office:value-type="float" office:value="26" calcext:value-type="float">
            <text:p>26</text:p>
          </table:table-cell>
          <table:table-cell table:style-name="ce322" office:value-type="float" office:value="52" calcext:value-type="float">
            <text:p>52</text:p>
          </table:table-cell>
          <table:table-cell table:style-name="ce360" office:value-type="float" office:value="100" calcext:value-type="float">
            <text:p>10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63" office:value-type="string" calcext:value-type="string" table:number-columns-spanned="1" table:number-rows-spanned="9">
            <text:p>Reynolds</text:p>
          </table:table-cell>
          <table:table-cell table:style-name="ce275" office:value-type="float" office:value="100" calcext:value-type="float">
            <text:p>100</text:p>
          </table:table-cell>
          <table:table-cell table:style-name="ce293" table:formula="of:=PI()*[.$D6]/(4*([.E$5])^2)" office:value-type="float" office:value="7853.98163397448" calcext:value-type="float">
            <text:p>7854</text:p>
          </table:table-cell>
          <table:table-cell table:style-name="ce293" table:formula="of:=PI()*[.$D6]/(4*([.F$5])^2)" office:value-type="float" office:value="78.5398163397448" calcext:value-type="float">
            <text:p>79</text:p>
          </table:table-cell>
          <table:table-cell table:style-name="ce323" table:formula="of:=PI()*[.$D6]/(4*([.G$5])^2)" office:value-type="float" office:value="7.43572225701726" calcext:value-type="float">
            <text:p>7</text:p>
          </table:table-cell>
          <table:table-cell table:style-name="ce339" table:formula="of:=PI()*[.$D6]/(4*([.H$5])^2)" office:value-type="float" office:value="1.85893056425432" calcext:value-type="float">
            <text:p>1.9</text:p>
          </table:table-cell>
          <table:table-cell table:style-name="ce339" table:formula="of:=PI()*[.$D6]/(4*([.I$5])^2)" office:value-type="float" office:value="0.785398163397448" calcext:value-type="float">
            <text:p>0.8</text:p>
          </table:table-cell>
          <table:table-cell table:style-name="ce339" table:formula="of:=PI()*[.$D6]/(4*([.J$5])^2)" office:value-type="float" office:value="0.464732641063579" calcext:value-type="float">
            <text:p>0.5</text:p>
          </table:table-cell>
          <table:table-cell table:style-name="ce339" table:formula="of:=PI()*[.$D6]/(4*([.K$5])^2)" office:value-type="float" office:value="0.116183160265895" calcext:value-type="float">
            <text:p>0.1</text:p>
          </table:table-cell>
          <table:table-cell table:style-name="ce356" table:formula="of:=PI()*[.$D6]/(4*([.L$5])^2)" office:value-type="float" office:value="0.0290457900664737" calcext:value-type="float">
            <text:p>0.03</text:p>
          </table:table-cell>
          <table:table-cell table:style-name="ce361" table:formula="of:=PI()*[.$D6]/(4*([.M$5])^2)" office:value-type="float" office:value="0.00785398163397448" calcext:value-type="float">
            <text:p>0.01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style-name="ce263"/>
          <table:table-cell table:style-name="ce276" office:value-type="float" office:value="750" calcext:value-type="float">
            <text:p>750</text:p>
          </table:table-cell>
          <table:table-cell table:style-name="ce293" table:formula="of:=PI()*[.$D7]/(4*([.E$5])^2)" office:value-type="float" office:value="58904.8622548086" calcext:value-type="float">
            <text:p>58905</text:p>
          </table:table-cell>
          <table:table-cell table:style-name="ce293" table:formula="of:=PI()*[.$D7]/(4*([.F$5])^2)" office:value-type="float" office:value="589.048622548086" calcext:value-type="float">
            <text:p>589</text:p>
          </table:table-cell>
          <table:table-cell table:style-name="ce324" table:formula="of:=PI()*[.$D7]/(4*([.G$5])^2)" office:value-type="float" office:value="55.7679169276295" calcext:value-type="float">
            <text:p>56</text:p>
          </table:table-cell>
          <table:table-cell table:style-name="ce340" table:formula="of:=PI()*[.$D7]/(4*([.H$5])^2)" office:value-type="float" office:value="13.9419792319074" calcext:value-type="float">
            <text:p>13.9</text:p>
          </table:table-cell>
          <table:table-cell table:style-name="ce339" table:formula="of:=PI()*[.$D7]/(4*([.I$5])^2)" office:value-type="float" office:value="5.89048622548086" calcext:value-type="float">
            <text:p>5.9</text:p>
          </table:table-cell>
          <table:table-cell table:style-name="ce340" table:formula="of:=PI()*[.$D7]/(4*([.J$5])^2)" office:value-type="float" office:value="3.48549480797684" calcext:value-type="float">
            <text:p>3.5</text:p>
          </table:table-cell>
          <table:table-cell table:style-name="ce340" table:formula="of:=PI()*[.$D7]/(4*([.K$5])^2)" office:value-type="float" office:value="0.87137370199421" calcext:value-type="float">
            <text:p>0.9</text:p>
          </table:table-cell>
          <table:table-cell table:style-name="ce357" table:formula="of:=PI()*[.$D7]/(4*([.L$5])^2)" office:value-type="float" office:value="0.217843425498553" calcext:value-type="float">
            <text:p>0.22</text:p>
          </table:table-cell>
          <table:table-cell table:style-name="ce361" table:formula="of:=PI()*[.$D7]/(4*([.M$5])^2)" office:value-type="float" office:value="0.0589048622548086" calcext:value-type="float">
            <text:p>0.06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style-name="ce263"/>
          <table:table-cell table:style-name="ce275" office:value-type="float" office:value="1000" calcext:value-type="float">
            <text:p>1000</text:p>
          </table:table-cell>
          <table:table-cell table:style-name="ce293" table:formula="of:=PI()*[.$D8]/(4*([.E$5])^2)" office:value-type="float" office:value="78539.8163397448" calcext:value-type="float">
            <text:p>78540</text:p>
          </table:table-cell>
          <table:table-cell table:style-name="ce293" table:formula="of:=PI()*[.$D8]/(4*([.F$5])^2)" office:value-type="float" office:value="785.398163397448" calcext:value-type="float">
            <text:p>785</text:p>
          </table:table-cell>
          <table:table-cell table:style-name="ce293" table:formula="of:=PI()*[.$D8]/(4*([.G$5])^2)" office:value-type="float" office:value="74.3572225701726" calcext:value-type="float">
            <text:p>74</text:p>
          </table:table-cell>
          <table:table-cell table:style-name="ce318" table:formula="of:=PI()*[.$D8]/(4*([.H$5])^2)" office:value-type="float" office:value="18.5893056425432" calcext:value-type="float">
            <text:p>18.6</text:p>
          </table:table-cell>
          <table:table-cell table:style-name="ce339" table:formula="of:=PI()*[.$D8]/(4*([.I$5])^2)" office:value-type="float" office:value="7.85398163397448" calcext:value-type="float">
            <text:p>7.9</text:p>
          </table:table-cell>
          <table:table-cell table:style-name="ce339" table:formula="of:=PI()*[.$D8]/(4*([.J$5])^2)" office:value-type="float" office:value="4.64732641063579" calcext:value-type="float">
            <text:p>4.6</text:p>
          </table:table-cell>
          <table:table-cell table:style-name="ce339" table:formula="of:=PI()*[.$D8]/(4*([.K$5])^2)" office:value-type="float" office:value="1.16183160265895" calcext:value-type="float">
            <text:p>1.2</text:p>
          </table:table-cell>
          <table:table-cell table:style-name="ce356" table:formula="of:=PI()*[.$D8]/(4*([.L$5])^2)" office:value-type="float" office:value="0.290457900664737" calcext:value-type="float">
            <text:p>0.29</text:p>
          </table:table-cell>
          <table:table-cell table:style-name="ce361" table:formula="of:=PI()*[.$D8]/(4*([.M$5])^2)" office:value-type="float" office:value="0.0785398163397448" calcext:value-type="float">
            <text:p>0.08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style-name="ce263"/>
          <table:table-cell table:style-name="ce275" office:value-type="float" office:value="2900" calcext:value-type="float">
            <text:p>2900</text:p>
          </table:table-cell>
          <table:table-cell table:style-name="ce293" table:formula="of:=PI()*[.$D9]/(4*([.E$5])^2)" office:value-type="float" office:value="227765.46738526" calcext:value-type="float">
            <text:p>227765</text:p>
          </table:table-cell>
          <table:table-cell table:style-name="ce293" table:formula="of:=PI()*[.$D9]/(4*([.F$5])^2)" office:value-type="float" office:value="2277.6546738526" calcext:value-type="float">
            <text:p>2278</text:p>
          </table:table-cell>
          <table:table-cell table:style-name="ce293" table:formula="of:=PI()*[.$D9]/(4*([.G$5])^2)" office:value-type="float" office:value="215.635945453501" calcext:value-type="float">
            <text:p>216</text:p>
          </table:table-cell>
          <table:table-cell table:style-name="ce319" table:formula="of:=PI()*[.$D9]/(4*([.H$5])^2)" office:value-type="float" office:value="53.9089863633751" calcext:value-type="float">
            <text:p>53.9</text:p>
          </table:table-cell>
          <table:table-cell table:style-name="ce318" table:formula="of:=PI()*[.$D9]/(4*([.I$5])^2)" office:value-type="float" office:value="22.776546738526" calcext:value-type="float">
            <text:p>22.8</text:p>
          </table:table-cell>
          <table:table-cell table:style-name="ce339" table:formula="of:=PI()*[.$D9]/(4*([.J$5])^2)" office:value-type="float" office:value="13.4772465908438" calcext:value-type="float">
            <text:p>13.5</text:p>
          </table:table-cell>
          <table:table-cell table:style-name="ce339" table:formula="of:=PI()*[.$D9]/(4*([.K$5])^2)" office:value-type="float" office:value="3.36931164771095" calcext:value-type="float">
            <text:p>3.4</text:p>
          </table:table-cell>
          <table:table-cell table:style-name="ce356" table:formula="of:=PI()*[.$D9]/(4*([.L$5])^2)" office:value-type="float" office:value="0.842327911927737" calcext:value-type="float">
            <text:p>0.84</text:p>
          </table:table-cell>
          <table:table-cell table:style-name="ce361" table:formula="of:=PI()*[.$D9]/(4*([.M$5])^2)" office:value-type="float" office:value="0.22776546738526" calcext:value-type="float">
            <text:p>0.23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style-name="ce263"/>
          <table:table-cell table:style-name="ce276" office:value-type="float" office:value="3000" calcext:value-type="float">
            <text:p>3000</text:p>
          </table:table-cell>
          <table:table-cell table:style-name="ce293" table:formula="of:=PI()*[.$D10]/(4*([.E$5])^2)" office:value-type="float" office:value="235619.449019234" calcext:value-type="float">
            <text:p>235619</text:p>
          </table:table-cell>
          <table:table-cell table:style-name="ce293" table:formula="of:=PI()*[.$D10]/(4*([.F$5])^2)" office:value-type="float" office:value="2356.19449019234" calcext:value-type="float">
            <text:p>2356</text:p>
          </table:table-cell>
          <table:table-cell table:style-name="ce324" table:formula="of:=PI()*[.$D10]/(4*([.G$5])^2)" office:value-type="float" office:value="223.071667710518" calcext:value-type="float">
            <text:p>223</text:p>
          </table:table-cell>
          <table:table-cell table:style-name="ce341" table:formula="of:=PI()*[.$D10]/(4*([.H$5])^2)" office:value-type="float" office:value="55.7679169276295" calcext:value-type="float">
            <text:p>55.8</text:p>
          </table:table-cell>
          <table:table-cell table:style-name="ce318" table:formula="of:=PI()*[.$D10]/(4*([.I$5])^2)" office:value-type="float" office:value="23.5619449019234" calcext:value-type="float">
            <text:p>23.6</text:p>
          </table:table-cell>
          <table:table-cell table:style-name="ce340" table:formula="of:=PI()*[.$D10]/(4*([.J$5])^2)" office:value-type="float" office:value="13.9419792319074" calcext:value-type="float">
            <text:p>13.9</text:p>
          </table:table-cell>
          <table:table-cell table:style-name="ce340" table:formula="of:=PI()*[.$D10]/(4*([.K$5])^2)" office:value-type="float" office:value="3.48549480797684" calcext:value-type="float">
            <text:p>3.5</text:p>
          </table:table-cell>
          <table:table-cell table:style-name="ce357" table:formula="of:=PI()*[.$D10]/(4*([.L$5])^2)" office:value-type="float" office:value="0.87137370199421" calcext:value-type="float">
            <text:p>0.87</text:p>
          </table:table-cell>
          <table:table-cell table:style-name="ce361" table:formula="of:=PI()*[.$D10]/(4*([.M$5])^2)" office:value-type="float" office:value="0.235619449019234" calcext:value-type="float">
            <text:p>0.24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style-name="ce263"/>
          <table:table-cell table:style-name="ce275" office:value-type="float" office:value="10000" calcext:value-type="float">
            <text:p>10000</text:p>
          </table:table-cell>
          <table:table-cell table:style-name="ce293" table:formula="of:=PI()*[.$D11]/(4*([.E$5])^2)" office:value-type="float" office:value="785398.163397448" calcext:value-type="float">
            <text:p>785398</text:p>
          </table:table-cell>
          <table:table-cell table:style-name="ce293" table:formula="of:=PI()*[.$D11]/(4*([.F$5])^2)" office:value-type="float" office:value="7853.98163397448" calcext:value-type="float">
            <text:p>7854</text:p>
          </table:table-cell>
          <table:table-cell table:style-name="ce293" table:formula="of:=PI()*[.$D11]/(4*([.G$5])^2)" office:value-type="float" office:value="743.572225701726" calcext:value-type="float">
            <text:p>744</text:p>
          </table:table-cell>
          <table:table-cell table:style-name="ce319" table:formula="of:=PI()*[.$D11]/(4*([.H$5])^2)" office:value-type="float" office:value="185.893056425432" calcext:value-type="float">
            <text:p>185.9</text:p>
          </table:table-cell>
          <table:table-cell table:style-name="ce319" table:formula="of:=PI()*[.$D11]/(4*([.I$5])^2)" office:value-type="float" office:value="78.5398163397448" calcext:value-type="float">
            <text:p>78.5</text:p>
          </table:table-cell>
          <table:table-cell table:style-name="ce318" table:formula="of:=PI()*[.$D11]/(4*([.J$5])^2)" office:value-type="float" office:value="46.4732641063579" calcext:value-type="float">
            <text:p>46.5</text:p>
          </table:table-cell>
          <table:table-cell table:style-name="ce339" table:formula="of:=PI()*[.$D11]/(4*([.K$5])^2)" office:value-type="float" office:value="11.6183160265895" calcext:value-type="float">
            <text:p>11.6</text:p>
          </table:table-cell>
          <table:table-cell table:style-name="ce356" table:formula="of:=PI()*[.$D11]/(4*([.L$5])^2)" office:value-type="float" office:value="2.90457900664737" calcext:value-type="float">
            <text:p>2.90</text:p>
          </table:table-cell>
          <table:table-cell table:style-name="ce361" table:formula="of:=PI()*[.$D11]/(4*([.M$5])^2)" office:value-type="float" office:value="0.785398163397448" calcext:value-type="float">
            <text:p>0.79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style-name="ce263"/>
          <table:table-cell table:style-name="ce276" office:value-type="float" office:value="12000" calcext:value-type="float">
            <text:p>12000</text:p>
          </table:table-cell>
          <table:table-cell table:style-name="ce293" table:formula="of:=PI()*[.$D12]/(4*([.E$5])^2)" office:value-type="float" office:value="942477.796076938" calcext:value-type="float">
            <text:p>942478</text:p>
          </table:table-cell>
          <table:table-cell table:style-name="ce293" table:formula="of:=PI()*[.$D12]/(4*([.F$5])^2)" office:value-type="float" office:value="9424.77796076938" calcext:value-type="float">
            <text:p>9425</text:p>
          </table:table-cell>
          <table:table-cell table:style-name="ce324" table:formula="of:=PI()*[.$D12]/(4*([.G$5])^2)" office:value-type="float" office:value="892.286670842072" calcext:value-type="float">
            <text:p>892</text:p>
          </table:table-cell>
          <table:table-cell table:style-name="ce341" table:formula="of:=PI()*[.$D12]/(4*([.H$5])^2)" office:value-type="float" office:value="223.071667710518" calcext:value-type="float">
            <text:p>223.1</text:p>
          </table:table-cell>
          <table:table-cell table:style-name="ce319" table:formula="of:=PI()*[.$D12]/(4*([.I$5])^2)" office:value-type="float" office:value="94.2477796076938" calcext:value-type="float">
            <text:p>94.2</text:p>
          </table:table-cell>
          <table:table-cell table:style-name="ce341" table:formula="of:=PI()*[.$D12]/(4*([.J$5])^2)" office:value-type="float" office:value="55.7679169276295" calcext:value-type="float">
            <text:p>55.8</text:p>
          </table:table-cell>
          <table:table-cell table:style-name="ce340" table:formula="of:=PI()*[.$D12]/(4*([.K$5])^2)" office:value-type="float" office:value="13.9419792319074" calcext:value-type="float">
            <text:p>13.9</text:p>
          </table:table-cell>
          <table:table-cell table:style-name="ce357" table:formula="of:=PI()*[.$D12]/(4*([.L$5])^2)" office:value-type="float" office:value="3.48549480797684" calcext:value-type="float">
            <text:p>3.49</text:p>
          </table:table-cell>
          <table:table-cell table:style-name="ce361" table:formula="of:=PI()*[.$D12]/(4*([.M$5])^2)" office:value-type="float" office:value="0.942477796076938" calcext:value-type="float">
            <text:p>0.94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style-name="ce263"/>
          <table:table-cell table:style-name="ce275" office:value-type="float" office:value="25960" calcext:value-type="float">
            <text:p>25960</text:p>
          </table:table-cell>
          <table:table-cell table:style-name="ce293" table:formula="of:=PI()*[.$D13]/(4*([.E$5])^2)" office:value-type="float" office:value="2038893.63217978" calcext:value-type="float">
            <text:p>2038894</text:p>
          </table:table-cell>
          <table:table-cell table:style-name="ce293" table:formula="of:=PI()*[.$D13]/(4*([.F$5])^2)" office:value-type="float" office:value="20388.9363217978" calcext:value-type="float">
            <text:p>20389</text:p>
          </table:table-cell>
          <table:table-cell table:style-name="ce293" table:formula="of:=PI()*[.$D13]/(4*([.G$5])^2)" office:value-type="float" office:value="1930.31349792168" calcext:value-type="float">
            <text:p>1930</text:p>
          </table:table-cell>
          <table:table-cell table:style-name="ce319" table:formula="of:=PI()*[.$D13]/(4*([.H$5])^2)" office:value-type="float" office:value="482.57837448042" calcext:value-type="float">
            <text:p>482.6</text:p>
          </table:table-cell>
          <table:table-cell table:style-name="ce319" table:formula="of:=PI()*[.$D13]/(4*([.I$5])^2)" office:value-type="float" office:value="203.889363217978" calcext:value-type="float">
            <text:p>203.9</text:p>
          </table:table-cell>
          <table:table-cell table:style-name="ce319" table:formula="of:=PI()*[.$D13]/(4*([.J$5])^2)" office:value-type="float" office:value="120.644593620105" calcext:value-type="float">
            <text:p>120.6</text:p>
          </table:table-cell>
          <table:table-cell table:style-name="ce318" table:formula="of:=PI()*[.$D13]/(4*([.K$5])^2)" office:value-type="float" office:value="30.1611484050263" calcext:value-type="float">
            <text:p>30.2</text:p>
          </table:table-cell>
          <table:table-cell table:style-name="ce356" table:formula="of:=PI()*[.$D13]/(4*([.L$5])^2)" office:value-type="float" office:value="7.54028710125657" calcext:value-type="float">
            <text:p>7.54</text:p>
          </table:table-cell>
          <table:table-cell table:style-name="ce361" table:formula="of:=PI()*[.$D13]/(4*([.M$5])^2)" office:value-type="float" office:value="2.03889363217978" calcext:value-type="float">
            <text:p>2.04</text:p>
          </table:table-cell>
          <table:table-cell table:number-columns-repeated="3"/>
          <table:table-cell table:style-name="ce2"/>
          <table:table-cell table:number-columns-repeated="1007"/>
        </table:table-row>
        <table:table-row table:style-name="ro1">
          <table:table-cell table:number-columns-repeated="2"/>
          <table:covered-table-cell table:style-name="ce263"/>
          <table:table-cell table:style-name="ce277" office:value-type="float" office:value="48000" calcext:value-type="float">
            <text:p>48000</text:p>
          </table:table-cell>
          <table:table-cell table:style-name="ce294" table:formula="of:=PI()*[.$D14]/(4*([.E$5])^2)" office:value-type="float" office:value="3769911.18430775" calcext:value-type="float">
            <text:p>3769911</text:p>
          </table:table-cell>
          <table:table-cell table:style-name="ce294" table:formula="of:=PI()*[.$D14]/(4*([.F$5])^2)" office:value-type="float" office:value="37699.1118430775" calcext:value-type="float">
            <text:p>37699</text:p>
          </table:table-cell>
          <table:table-cell table:style-name="ce325" table:formula="of:=PI()*[.$D14]/(4*([.G$5])^2)" office:value-type="float" office:value="3569.14668336829" calcext:value-type="float">
            <text:p>3569</text:p>
          </table:table-cell>
          <table:table-cell table:style-name="ce342" table:formula="of:=PI()*[.$D14]/(4*([.H$5])^2)" office:value-type="float" office:value="892.286670842072" calcext:value-type="float">
            <text:p>892.3</text:p>
          </table:table-cell>
          <table:table-cell table:style-name="ce320" table:formula="of:=PI()*[.$D14]/(4*([.I$5])^2)" office:value-type="float" office:value="376.991118430775" calcext:value-type="float">
            <text:p>377.0</text:p>
          </table:table-cell>
          <table:table-cell table:style-name="ce342" table:formula="of:=PI()*[.$D14]/(4*([.J$5])^2)" office:value-type="float" office:value="223.071667710518" calcext:value-type="float">
            <text:p>223.1</text:p>
          </table:table-cell>
          <table:table-cell table:style-name="ce342" table:formula="of:=PI()*[.$D14]/(4*([.K$5])^2)" office:value-type="float" office:value="55.7679169276295" calcext:value-type="float">
            <text:p>55.8</text:p>
          </table:table-cell>
          <table:table-cell table:style-name="ce358" table:formula="of:=PI()*[.$D14]/(4*([.L$5])^2)" office:value-type="float" office:value="13.9419792319074" calcext:value-type="float">
            <text:p>13.94</text:p>
          </table:table-cell>
          <table:table-cell table:style-name="ce362" table:formula="of:=PI()*[.$D14]/(4*([.M$5])^2)" office:value-type="float" office:value="3.76991118430775" calcext:value-type="float">
            <text:p>3.77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251" office:value-type="string" calcext:value-type="string" table:number-columns-spanned="5" table:number-rows-spanned="1">
            <text:p>Pipe length turbulent structures</text:p>
          </table:table-cell>
          <table:covered-table-cell table:number-columns-repeated="4" table:style-name="ce251"/>
          <table:table-cell table:style-name="ce326" office:value-type="string" calcext:value-type="string" table:number-columns-spanned="9" table:number-rows-spanned="1">
            <text:p>Pipe length in wall units</text:p>
          </table:table-cell>
          <table:covered-table-cell table:number-columns-repeated="8" table:style-name="ce326"/>
          <table:table-cell table:style-name="ce381"/>
          <table:table-cell table:style-name="ce382"/>
          <table:table-cell table:number-columns-repeated="1007"/>
        </table:table-row>
        <table:table-row table:style-name="ro1">
          <table:table-cell/>
          <table:table-cell table:style-name="ce252"/>
          <table:table-cell table:style-name="ce264"/>
          <table:table-cell table:number-columns-repeated="2"/>
          <table:table-cell table:style-name="ce309"/>
          <table:table-cell table:style-name="ce327" office:value-type="float" office:value="1800" calcext:value-type="float">
            <text:p>1800</text:p>
          </table:table-cell>
          <table:table-cell table:style-name="ce343" table:formula="of:=[.H27]*[.E27]" office:value-type="float" office:value="4272.56600888212" calcext:value-type="float">
            <text:p>4273</text:p>
          </table:table-cell>
          <table:table-cell table:style-name="ce349" table:formula="of:=[.E29]*[.I29]" office:value-type="float" office:value="4499.99997376875" calcext:value-type="float">
            <text:p>4500</text:p>
          </table:table-cell>
          <table:table-cell table:style-name="ce353" office:value-type="float" office:value="7200" calcext:value-type="float">
            <text:p>7200</text:p>
          </table:table-cell>
          <table:table-cell table:style-name="ce355" table:formula="of:=[.K31]*[.E31]" office:value-type="float" office:value="9000" calcext:value-type="float">
            <text:p>9000</text:p>
          </table:table-cell>
          <table:table-cell table:style-name="ce343" table:formula="of:=[.L33]*[.E33]" office:value-type="float" office:value="12566.3706143592" calcext:value-type="float">
            <text:p>12566</text:p>
          </table:table-cell>
          <table:table-cell table:style-name="ce355" table:formula="of:=[.$M$34]*[.$E$34]" office:value-type="float" office:value="13750" calcext:value-type="float">
            <text:p>13750</text:p>
          </table:table-cell>
          <table:table-cell table:style-name="ce366" table:formula="of:=[.$N$38]*[.$E$38]" office:value-type="float" office:value="17150.2651305112" calcext:value-type="float">
            <text:p>17150</text:p>
          </table:table-cell>
          <table:table-cell table:style-name="ce379" table:formula="of:=[.$O$35]*[.$E$35]" office:value-type="float" office:value="20644.5984491685" calcext:value-type="float">
            <text:p>20645</text:p>
          </table:table-cell>
          <table:table-cell table:style-name="ce355" table:formula="of:=[.P37]*[.E37]" office:value-type="float" office:value="25000" calcext:value-type="float">
            <text:p>25000</text:p>
          </table:table-cell>
          <table:table-cell table:style-name="ce383" table:formula="of:=[.Q24]*[.E24]" office:value-type="float" office:value="26162.6719934275" calcext:value-type="float">
            <text:p>26163</text:p>
          </table:table-cell>
          <table:table-cell table:number-columns-repeated="1007"/>
        </table:table-row>
        <table:table-row table:style-name="ro2">
          <table:table-cell/>
          <table:table-cell table:style-name="ce252"/>
          <table:table-cell table:style-name="ce264"/>
          <table:table-cell table:style-name="ce278" office:value-type="string" calcext:value-type="string">
            <text:p>Re</text:p>
          </table:table-cell>
          <table:table-cell table:style-name="ce278" office:value-type="string" calcext:value-type="string">
            <text:p>ReTau</text:p>
          </table:table-cell>
          <table:table-cell table:style-name="ce310"/>
          <table:table-cell table:style-name="ce328" office:value-type="string" calcext:value-type="string" table:number-columns-spanned="9" table:number-rows-spanned="1">
            <text:p>Pipe length in D</text:p>
          </table:table-cell>
          <table:covered-table-cell table:number-columns-repeated="8" table:style-name="ce328"/>
          <table:table-cell/>
          <table:table-cell table:style-name="ce359"/>
          <table:table-cell/>
          <table:table-cell table:style-name="ce391" table:number-columns-repeated="2"/>
          <table:table-cell table:number-columns-repeated="1004"/>
        </table:table-row>
        <table:table-row table:style-name="ro1">
          <table:table-cell/>
          <table:table-cell table:style-name="ce252"/>
          <table:table-cell table:style-name="ce265" office:value-type="string" calcext:value-type="string" table:number-columns-spanned="1" table:number-rows-spanned="3">
            <text:p>laminar</text:p>
          </table:table-cell>
          <table:table-cell table:style-name="ce279" office:value-type="float" office:value="100" calcext:value-type="float">
            <text:p>100</text:p>
          </table:table-cell>
          <table:table-cell table:style-name="ce295" table:formula="of:=0.2043069023*([.D21])^(0.8719646388)" office:value-type="float" office:value="11.3295410331307" calcext:value-type="float">
            <text:p>11</text:p>
          </table:table-cell>
          <table:table-cell table:style-name="ce311" table:formula="of:=[.D21]/[.E21]" office:value-type="float" office:value="8.82648288289635" calcext:value-type="float">
            <text:p>8.83</text:p>
          </table:table-cell>
          <table:table-cell table:style-name="ce329" table:formula="of:=[.$G$19]/[.$E21]" office:value-type="float" office:value="158.876691892134" calcext:value-type="float">
            <text:p>158.9</text:p>
          </table:table-cell>
          <table:table-cell table:style-name="ce329" table:formula="of:=[.$H$19]/[.$E21]" office:value-type="float" office:value="377.117307434428" calcext:value-type="float">
            <text:p>377.1</text:p>
          </table:table-cell>
          <table:table-cell table:style-name="ce329" table:formula="of:=[.$I$19]/[.$E21]" office:value-type="float" office:value="397.191727415039" calcext:value-type="float">
            <text:p>397.2</text:p>
          </table:table-cell>
          <table:table-cell table:style-name="ce329" table:formula="of:=[.$J$19]/[.$E21]" office:value-type="float" office:value="635.506767568537" calcext:value-type="float">
            <text:p>635.5</text:p>
          </table:table-cell>
          <table:table-cell table:style-name="ce329" table:formula="of:=[.$K$19]/[.$E21]" office:value-type="float" office:value="794.383459460672" calcext:value-type="float">
            <text:p>794.4</text:p>
          </table:table-cell>
          <table:table-cell table:style-name="ce329" table:formula="of:=[.$L$19]/[.$E21]" office:value-type="float" office:value="1109.16855127773" calcext:value-type="float">
            <text:p>1109.2</text:p>
          </table:table-cell>
          <table:table-cell table:style-name="ce329" table:formula="of:=[.$M$19]/[.$E21]" office:value-type="float" office:value="1213.64139639825" calcext:value-type="float">
            <text:p>1213.6</text:p>
          </table:table-cell>
          <table:table-cell table:style-name="ce329" table:formula="of:=[.$N$19]/[.$E21]" office:value-type="float" office:value="1513.76521611591" calcext:value-type="float">
            <text:p>1513.8</text:p>
          </table:table-cell>
          <table:table-cell table:style-name="ce329" table:formula="of:=[.$O$19]/[.$E21]" office:value-type="float" office:value="1822.19194835855" calcext:value-type="float">
            <text:p>1822.2</text:p>
          </table:table-cell>
          <table:table-cell table:style-name="ce329" table:formula="of:=[.$P$19]/[.$E21]" office:value-type="float" office:value="2206.62072072409" calcext:value-type="float">
            <text:p>2206.6</text:p>
          </table:table-cell>
          <table:table-cell table:style-name="ce384" table:formula="of:=[.$Q$19]/[.$E21]" office:value-type="float" office:value="2309.2437652082" calcext:value-type="float">
            <text:p>2309.2</text:p>
          </table:table-cell>
          <table:table-cell table:number-columns-repeated="1007"/>
        </table:table-row>
        <table:table-row table:style-name="ro1">
          <table:table-cell/>
          <table:table-cell table:style-name="ce252"/>
          <table:covered-table-cell table:style-name="ce265"/>
          <table:table-cell table:style-name="ce280" office:value-type="float" office:value="750" calcext:value-type="float">
            <text:p>750</text:p>
          </table:table-cell>
          <table:table-cell table:style-name="ce296" table:formula="of:=0.2043069023*([.D22])^(0.8719646388)" office:value-type="float" office:value="65.6500097820905" calcext:value-type="float">
            <text:p>66</text:p>
          </table:table-cell>
          <table:table-cell table:style-name="ce312" table:formula="of:=[.D22]/[.E22]" office:value-type="float" office:value="11.4242176427611" calcext:value-type="float">
            <text:p>11.42</text:p>
          </table:table-cell>
          <table:table-cell table:style-name="ce330" table:formula="of:=[.$G$19]/[.$E22]" office:value-type="float" office:value="27.4181223426268" calcext:value-type="float">
            <text:p>27.4</text:p>
          </table:table-cell>
          <table:table-cell table:style-name="ce330" table:formula="of:=[.$H$19]/[.$E22]" office:value-type="float" office:value="65.0809653047102" calcext:value-type="float">
            <text:p>65.1</text:p>
          </table:table-cell>
          <table:table-cell table:style-name="ce330" table:formula="of:=[.$I$19]/[.$E22]" office:value-type="float" office:value="68.5453054570049" calcext:value-type="float">
            <text:p>68.5</text:p>
          </table:table-cell>
          <table:table-cell table:style-name="ce330" table:formula="of:=[.$J$19]/[.$E22]" office:value-type="float" office:value="109.672489370507" calcext:value-type="float">
            <text:p>109.7</text:p>
          </table:table-cell>
          <table:table-cell table:style-name="ce330" table:formula="of:=[.$K$19]/[.$E22]" office:value-type="float" office:value="137.090611713134" calcext:value-type="float">
            <text:p>137.1</text:p>
          </table:table-cell>
          <table:table-cell table:style-name="ce330" table:formula="of:=[.$L$19]/[.$E22]" office:value-type="float" office:value="191.414603837383" calcext:value-type="float">
            <text:p>191.4</text:p>
          </table:table-cell>
          <table:table-cell table:style-name="ce330" table:formula="of:=[.$M$19]/[.$E22]" office:value-type="float" office:value="209.443990117288" calcext:value-type="float">
            <text:p>209.4</text:p>
          </table:table-cell>
          <table:table-cell table:style-name="ce367" table:formula="of:=[.$N$19]/[.$E22]" office:value-type="float" office:value="261.237815309357" calcext:value-type="float">
            <text:p>261.2</text:p>
          </table:table-cell>
          <table:table-cell table:style-name="ce367" table:formula="of:=[.$O$19]/[.$E22]" office:value-type="float" office:value="314.464514440947" calcext:value-type="float">
            <text:p>314.5</text:p>
          </table:table-cell>
          <table:table-cell table:style-name="ce367" table:formula="of:=[.$P$19]/[.$E22]" office:value-type="float" office:value="380.807254758705" calcext:value-type="float">
            <text:p>380.8</text:p>
          </table:table-cell>
          <table:table-cell table:style-name="ce385" table:formula="of:=[.$Q$19]/[.$E22]" office:value-type="float" office:value="398.517411958783" calcext:value-type="float">
            <text:p>398.5</text:p>
          </table:table-cell>
          <table:table-cell table:number-columns-repeated="1007"/>
        </table:table-row>
        <table:table-row table:style-name="ro1">
          <table:table-cell/>
          <table:table-cell table:style-name="ce252"/>
          <table:covered-table-cell table:style-name="ce265"/>
          <table:table-cell table:style-name="ce279" office:value-type="float" office:value="1000" calcext:value-type="float">
            <text:p>1000</text:p>
          </table:table-cell>
          <table:table-cell table:style-name="ce295" table:formula="of:=0.2043069023*([.D23])^(0.8719646388)" office:value-type="float" office:value="84.3678448776783" calcext:value-type="float">
            <text:p>84</text:p>
          </table:table-cell>
          <table:table-cell table:style-name="ce311" table:formula="of:=[.D23]/[.E23]" office:value-type="float" office:value="11.8528569913083" calcext:value-type="float">
            <text:p>11.85</text:p>
          </table:table-cell>
          <table:table-cell table:style-name="ce331" table:formula="of:=[.$G$19]/[.$E23]" office:value-type="float" office:value="21.3351425843549" calcext:value-type="float">
            <text:p>21.3</text:p>
          </table:table-cell>
          <table:table-cell table:style-name="ce344" table:formula="of:=[.$H$19]/[.$E23]" office:value-type="float" office:value="50.6421138892044" calcext:value-type="float">
            <text:p>50.6</text:p>
          </table:table-cell>
          <table:table-cell table:style-name="ce344" table:formula="of:=[.$I$19]/[.$E23]" office:value-type="float" office:value="53.3378561499719" calcext:value-type="float">
            <text:p>53.3</text:p>
          </table:table-cell>
          <table:table-cell table:style-name="ce344" table:formula="of:=[.$J$19]/[.$E23]" office:value-type="float" office:value="85.3405703374194" calcext:value-type="float">
            <text:p>85.3</text:p>
          </table:table-cell>
          <table:table-cell table:style-name="ce344" table:formula="of:=[.$K$19]/[.$E23]" office:value-type="float" office:value="106.675712921774" calcext:value-type="float">
            <text:p>106.7</text:p>
          </table:table-cell>
          <table:table-cell table:style-name="ce344" table:formula="of:=[.$L$19]/[.$E23]" office:value-type="float" office:value="148.947393791778" calcext:value-type="float">
            <text:p>148.9</text:p>
          </table:table-cell>
          <table:table-cell table:style-name="ce344" table:formula="of:=[.$M$19]/[.$E23]" office:value-type="float" office:value="162.976783630488" calcext:value-type="float">
            <text:p>163.0</text:p>
          </table:table-cell>
          <table:table-cell table:style-name="ce368" table:formula="of:=[.$N$19]/[.$E23]" office:value-type="float" office:value="203.27963995497" calcext:value-type="float">
            <text:p>203.3</text:p>
          </table:table-cell>
          <table:table-cell table:style-name="ce368" table:formula="of:=[.$O$19]/[.$E23]" office:value-type="float" office:value="244.697473060979" calcext:value-type="float">
            <text:p>244.7</text:p>
          </table:table-cell>
          <table:table-cell table:style-name="ce368" table:formula="of:=[.$P$19]/[.$E23]" office:value-type="float" office:value="296.321424782706" calcext:value-type="float">
            <text:p>296.3</text:p>
          </table:table-cell>
          <table:table-cell table:style-name="ce386" table:formula="of:=[.$Q$19]/[.$E23]" office:value-type="float" office:value="310.102409648602" calcext:value-type="float">
            <text:p>310.1</text:p>
          </table:table-cell>
          <table:table-cell table:number-columns-repeated="1007"/>
        </table:table-row>
        <table:table-row table:style-name="ro2">
          <table:table-cell/>
          <table:table-cell table:style-name="ce253" office:value-type="string" calcext:value-type="string">
            <text:p>AVILA et al.</text:p>
          </table:table-cell>
          <table:table-cell table:style-name="ce266" office:value-type="float" office:value="2011" calcext:value-type="float">
            <text:p>2011</text:p>
          </table:table-cell>
          <table:table-cell table:style-name="ce266" office:value-type="float" office:value="2300" calcext:value-type="float">
            <text:p>2300</text:p>
          </table:table-cell>
          <table:table-cell table:style-name="ce297" table:formula="of:=0.2043069023*([.D24])^(0.8719646388)" office:value-type="float" office:value="174.417813289517" calcext:value-type="float">
            <text:p>174</text:p>
          </table:table-cell>
          <table:table-cell table:style-name="ce313"/>
          <table:table-cell table:style-name="ce332" table:formula="of:=[.$G$19]/[.$E24]" office:value-type="float" office:value="10.3200468234983" calcext:value-type="float">
            <text:p>10.3</text:p>
          </table:table-cell>
          <table:table-cell table:style-name="ce345" table:formula="of:=[.$H$19]/[.$E24]" office:value-type="float" office:value="24.4961562600838" calcext:value-type="float">
            <text:p>24.5</text:p>
          </table:table-cell>
          <table:table-cell table:style-name="ce350" table:formula="of:=[.$I$19]/[.$E24]" office:value-type="float" office:value="25.8001169083526" calcext:value-type="float">
            <text:p>25.8</text:p>
          </table:table-cell>
          <table:table-cell table:style-name="ce350" table:formula="of:=[.$J$19]/[.$E24]" office:value-type="float" office:value="41.2801872939933" calcext:value-type="float">
            <text:p>41.3</text:p>
          </table:table-cell>
          <table:table-cell table:style-name="ce350" table:formula="of:=[.$K$19]/[.$E24]" office:value-type="float" office:value="51.6002341174916" calcext:value-type="float">
            <text:p>51.6</text:p>
          </table:table-cell>
          <table:table-cell table:style-name="ce345" table:formula="of:=[.$L$19]/[.$E24]" office:value-type="float" office:value="72.0475184120111" calcext:value-type="float">
            <text:p>72.0</text:p>
          </table:table-cell>
          <table:table-cell table:style-name="ce332" table:formula="of:=[.$M$19]/[.$E24]" office:value-type="float" office:value="78.8336910128344" calcext:value-type="float">
            <text:p>78.8</text:p>
          </table:table-cell>
          <table:table-cell table:style-name="ce332" table:formula="of:=[.$N$19]/[.$E24]" office:value-type="float" office:value="98.3286328790478" calcext:value-type="float">
            <text:p>98.3</text:p>
          </table:table-cell>
          <table:table-cell table:style-name="ce332" table:formula="of:=[.$O$19]/[.$E24]" office:value-type="float" office:value="118.362901470967" calcext:value-type="float">
            <text:p>118.4</text:p>
          </table:table-cell>
          <table:table-cell table:style-name="ce332" table:formula="of:=[.$P$19]/[.$E24]" office:value-type="float" office:value="143.333983659699" calcext:value-type="float">
            <text:p>143.3</text:p>
          </table:table-cell>
          <table:table-cell table:style-name="ce387" office:value-type="float" office:value="150" calcext:value-type="float">
            <text:p>150</text:p>
          </table:table-cell>
          <table:table-cell table:number-columns-repeated="1007"/>
        </table:table-row>
        <table:table-row table:style-name="ro1">
          <table:table-cell/>
          <table:table-cell table:style-name="ce252"/>
          <table:table-cell/>
          <table:table-cell table:style-name="ce281" office:value-type="float" office:value="2900" calcext:value-type="float">
            <text:p>2900</text:p>
          </table:table-cell>
          <table:table-cell table:style-name="ce298" table:formula="of:=0.2043069023*([.D25])^(0.8719646388)" office:value-type="float" office:value="213.487110259686" calcext:value-type="float">
            <text:p>213</text:p>
          </table:table-cell>
          <table:table-cell table:style-name="ce309" table:formula="of:=[.D25]/[.E25]" office:value-type="float" office:value="13.5839582842844" calcext:value-type="float">
            <text:p>13.58</text:p>
          </table:table-cell>
          <table:table-cell table:style-name="ce333" table:formula="of:=[.$G$19]/[.$E25]" office:value-type="float" office:value="8.43142238334894" calcext:value-type="float">
            <text:p>8.4</text:p>
          </table:table-cell>
          <table:table-cell table:style-name="ce345" table:formula="of:=[.$H$19]/[.$E25]" office:value-type="float" office:value="20.013227045347" calcext:value-type="float">
            <text:p>20.0</text:p>
          </table:table-cell>
          <table:table-cell table:style-name="ce345" table:formula="of:=[.$I$19]/[.$E25]" office:value-type="float" office:value="21.0785558355019" calcext:value-type="float">
            <text:p>21.1</text:p>
          </table:table-cell>
          <table:table-cell table:style-name="ce345" table:formula="of:=[.$J$19]/[.$E25]" office:value-type="float" office:value="33.7256895333958" calcext:value-type="float">
            <text:p>33.7</text:p>
          </table:table-cell>
          <table:table-cell table:style-name="ce345" table:formula="of:=[.$K$19]/[.$E25]" office:value-type="float" office:value="42.1571119167447" calcext:value-type="float">
            <text:p>42.2</text:p>
          </table:table-cell>
          <table:table-cell table:style-name="ce345" table:formula="of:=[.$L$19]/[.$E25]" office:value-type="float" office:value="58.8624324863146" calcext:value-type="float">
            <text:p>58.9</text:p>
          </table:table-cell>
          <table:table-cell table:style-name="ce333" table:formula="of:=[.$M$19]/[.$E25]" office:value-type="float" office:value="64.4066987616933" calcext:value-type="float">
            <text:p>64.4</text:p>
          </table:table-cell>
          <table:table-cell table:style-name="ce369" table:formula="of:=[.$N$19]/[.$E25]" office:value-type="float" office:value="80.3339607232006" calcext:value-type="float">
            <text:p>80.3</text:p>
          </table:table-cell>
          <table:table-cell table:style-name="ce369" table:formula="of:=[.$O$19]/[.$E25]" office:value-type="float" office:value="96.7018496997613" calcext:value-type="float">
            <text:p>96.7</text:p>
          </table:table-cell>
          <table:table-cell table:style-name="ce369" table:formula="of:=[.$P$19]/[.$E25]" office:value-type="float" office:value="117.103088657624" calcext:value-type="float">
            <text:p>117.1</text:p>
          </table:table-cell>
          <table:table-cell table:style-name="ce388" table:formula="of:=[.$Q$19]/[.$E25]" office:value-type="float" office:value="122.549187918667" calcext:value-type="float">
            <text:p>122.5</text:p>
          </table:table-cell>
          <table:table-cell table:number-columns-repeated="1007"/>
        </table:table-row>
        <table:table-row table:style-name="ro1">
          <table:table-cell/>
          <table:table-cell table:style-name="ce252"/>
          <table:table-cell/>
          <table:table-cell table:style-name="ce282" office:value-type="float" office:value="3000" calcext:value-type="float">
            <text:p>3000</text:p>
          </table:table-cell>
          <table:table-cell table:style-name="ce299" table:formula="of:=0.2043069023*([.D26])^(0.8719646388)" office:value-type="float" office:value="219.892196779395" calcext:value-type="float">
            <text:p>220</text:p>
          </table:table-cell>
          <table:table-cell table:style-name="ce314" table:formula="of:=[.D26]/[.E26]" office:value-type="float" office:value="13.6430489300615" calcext:value-type="float">
            <text:p>13.64</text:p>
          </table:table-cell>
          <table:table-cell table:style-name="ce334" table:formula="of:=[.$G$19]/[.$E26]" office:value-type="float" office:value="8.18582935803691" calcext:value-type="float">
            <text:p>8.2</text:p>
          </table:table-cell>
          <table:table-cell table:style-name="ce346" table:formula="of:=[.$H$19]/[.$E26]" office:value-type="float" office:value="19.4302757053655" calcext:value-type="float">
            <text:p>19.4</text:p>
          </table:table-cell>
          <table:table-cell table:style-name="ce346" table:formula="of:=[.$I$19]/[.$E26]" office:value-type="float" office:value="20.4645732758009" calcext:value-type="float">
            <text:p>20.5</text:p>
          </table:table-cell>
          <table:table-cell table:style-name="ce346" table:formula="of:=[.$J$19]/[.$E26]" office:value-type="float" office:value="32.7433174321477" calcext:value-type="float">
            <text:p>32.7</text:p>
          </table:table-cell>
          <table:table-cell table:style-name="ce346" table:formula="of:=[.$K$19]/[.$E26]" office:value-type="float" office:value="40.9291467901846" calcext:value-type="float">
            <text:p>40.9</text:p>
          </table:table-cell>
          <table:table-cell table:style-name="ce346" table:formula="of:=[.$L$19]/[.$E26]" office:value-type="float" office:value="57.1478697216632" calcext:value-type="float">
            <text:p>57.1</text:p>
          </table:table-cell>
          <table:table-cell table:style-name="ce334" table:formula="of:=[.$M$19]/[.$E26]" office:value-type="float" office:value="62.5306409294487" calcext:value-type="float">
            <text:p>62.5</text:p>
          </table:table-cell>
          <table:table-cell table:style-name="ce370" table:formula="of:=[.$N$19]/[.$E26]" office:value-type="float" office:value="77.9939687796975" calcext:value-type="float">
            <text:p>78.0</text:p>
          </table:table-cell>
          <table:table-cell table:style-name="ce370" table:formula="of:=[.$O$19]/[.$E26]" office:value-type="float" office:value="93.8850889278262" calcext:value-type="float">
            <text:p>93.9</text:p>
          </table:table-cell>
          <table:table-cell table:style-name="ce370" table:formula="of:=[.$P$19]/[.$E26]" office:value-type="float" office:value="113.692074417179" calcext:value-type="float">
            <text:p>113.7</text:p>
          </table:table-cell>
          <table:table-cell table:style-name="ce389" table:formula="of:=[.$Q$19]/[.$E26]" office:value-type="float" office:value="118.979538049161" calcext:value-type="float">
            <text:p>119.0</text:p>
          </table:table-cell>
          <table:table-cell table:number-columns-repeated="1007"/>
        </table:table-row>
        <table:table-row table:style-name="ro1">
          <table:table-cell/>
          <table:table-cell table:style-name="ce254" office:value-type="string" calcext:value-type="string">
            <text:p>CHIN, MARUSIC, BLACKBURN</text:p>
          </table:table-cell>
          <table:table-cell table:style-name="ce267" office:value-type="float" office:value="2010" calcext:value-type="float">
            <text:p>2010</text:p>
          </table:table-cell>
          <table:table-cell table:style-name="ce283"/>
          <table:table-cell table:style-name="ce300" office:value-type="float" office:value="340" calcext:value-type="float">
            <text:p>340</text:p>
          </table:table-cell>
          <table:table-cell table:style-name="ce309"/>
          <table:table-cell table:style-name="ce333" table:formula="of:=[.$G$19]/[.$E27]" office:value-type="float" office:value="5.29411764705882" calcext:value-type="float">
            <text:p>5.3</text:p>
          </table:table-cell>
          <table:table-cell table:style-name="ce347" table:formula="of:=8*PI()/2" office:value-type="float" office:value="12.5663706143592" calcext:value-type="float">
            <text:p>12.6</text:p>
          </table:table-cell>
          <table:table-cell table:style-name="ce345" table:formula="of:=[.$I$19]/[.$E27]" office:value-type="float" office:value="13.2352940404963" calcext:value-type="float">
            <text:p>13.2</text:p>
          </table:table-cell>
          <table:table-cell table:style-name="ce333" table:formula="of:=[.$J$19]/[.$E27]" office:value-type="float" office:value="21.1764705882353" calcext:value-type="float">
            <text:p>21.2</text:p>
          </table:table-cell>
          <table:table-cell table:style-name="ce345" table:formula="of:=[.$K$19]/[.$E27]" office:value-type="float" office:value="26.4705882352941" calcext:value-type="float">
            <text:p>26.5</text:p>
          </table:table-cell>
          <table:table-cell table:style-name="ce345" table:formula="of:=[.$L$19]/[.$E27]" office:value-type="float" office:value="36.9599135716446" calcext:value-type="float">
            <text:p>37.0</text:p>
          </table:table-cell>
          <table:table-cell table:style-name="ce333" table:formula="of:=[.$M$19]/[.$E27]" office:value-type="float" office:value="40.4411764705882" calcext:value-type="float">
            <text:p>40.4</text:p>
          </table:table-cell>
          <table:table-cell table:style-name="ce369" table:formula="of:=[.$N$19]/[.$E27]" office:value-type="float" office:value="50.4419562662094" calcext:value-type="float">
            <text:p>50.4</text:p>
          </table:table-cell>
          <table:table-cell table:style-name="ce369" table:formula="of:=[.$O$19]/[.$E27]" office:value-type="float" office:value="60.7194072034369" calcext:value-type="float">
            <text:p>60.7</text:p>
          </table:table-cell>
          <table:table-cell table:style-name="ce369" table:formula="of:=[.$P$19]/[.$E27]" office:value-type="float" office:value="73.5294117647059" calcext:value-type="float">
            <text:p>73.5</text:p>
          </table:table-cell>
          <table:table-cell table:style-name="ce388" table:formula="of:=[.$Q$19]/[.$E27]" office:value-type="float" office:value="76.9490352747868" calcext:value-type="float">
            <text:p>76.9</text:p>
          </table:table-cell>
          <table:table-cell table:number-columns-repeated="1007"/>
        </table:table-row>
        <table:table-row table:style-name="ro2">
          <table:table-cell/>
          <table:table-cell table:style-name="ce255" office:value-type="string" calcext:value-type="string">
            <text:p>EGGELS, UNGER et al.</text:p>
          </table:table-cell>
          <table:table-cell table:style-name="ce268" office:value-type="float" office:value="1994" calcext:value-type="float">
            <text:p>1994</text:p>
          </table:table-cell>
          <table:table-cell table:style-name="ce284" office:value-type="float" office:value="5300" calcext:value-type="float">
            <text:p>5300</text:p>
          </table:table-cell>
          <table:table-cell table:style-name="ce301" office:value-type="float" office:value="360" calcext:value-type="float">
            <text:p>360</text:p>
          </table:table-cell>
          <table:table-cell table:style-name="ce309" table:formula="of:=[.D28]/[.E28]" office:value-type="float" office:value="14.7222222222222" calcext:value-type="float">
            <text:p>14.72</text:p>
          </table:table-cell>
          <table:table-cell table:style-name="ce335" table:formula="of:=[.$G$19]/[.$E28]" office:value-type="float" office:value="5" calcext:value-type="float">
            <text:p>5.0</text:p>
          </table:table-cell>
          <table:table-cell table:style-name="ce345" table:formula="of:=[.$H$19]/[.$E28]" office:value-type="float" office:value="11.8682389135614" calcext:value-type="float">
            <text:p>11.9</text:p>
          </table:table-cell>
          <table:table-cell table:style-name="ce345" table:formula="of:=[.$I$19]/[.$E28]" office:value-type="float" office:value="12.4999999271354" calcext:value-type="float">
            <text:p>12.5</text:p>
          </table:table-cell>
          <table:table-cell table:style-name="ce345" table:formula="of:=[.$J$19]/[.$E28]" office:value-type="float" office:value="20" calcext:value-type="float">
            <text:p>20.0</text:p>
          </table:table-cell>
          <table:table-cell table:style-name="ce345" table:formula="of:=[.$K$19]/[.$E28]" office:value-type="float" office:value="25" calcext:value-type="float">
            <text:p>25.0</text:p>
          </table:table-cell>
          <table:table-cell table:style-name="ce345" table:formula="of:=[.$L$19]/[.$E28]" office:value-type="float" office:value="34.9065850398866" calcext:value-type="float">
            <text:p>34.9</text:p>
          </table:table-cell>
          <table:table-cell table:style-name="ce333" table:formula="of:=[.$M$19]/[.$E28]" office:value-type="float" office:value="38.1944444444444" calcext:value-type="float">
            <text:p>38.2</text:p>
          </table:table-cell>
          <table:table-cell table:style-name="ce369" table:formula="of:=[.$N$19]/[.$E28]" office:value-type="float" office:value="47.6396253625311" calcext:value-type="float">
            <text:p>47.6</text:p>
          </table:table-cell>
          <table:table-cell table:style-name="ce369" table:formula="of:=[.$O$19]/[.$E28]" office:value-type="float" office:value="57.3461068032459" calcext:value-type="float">
            <text:p>57.3</text:p>
          </table:table-cell>
          <table:table-cell table:style-name="ce369" table:formula="of:=[.$P$19]/[.$E28]" office:value-type="float" office:value="69.4444444444444" calcext:value-type="float">
            <text:p>69.4</text:p>
          </table:table-cell>
          <table:table-cell table:style-name="ce388" table:formula="of:=[.$Q$19]/[.$E28]" office:value-type="float" office:value="72.674088870632" calcext:value-type="float">
            <text:p>72.7</text:p>
          </table:table-cell>
          <table:table-cell table:number-columns-repeated="1007"/>
        </table:table-row>
        <table:table-row table:style-name="ro2">
          <table:table-cell/>
          <table:table-cell table:style-name="ce256" office:value-type="string" calcext:value-type="string">
            <text:p>KHOURY, SCHLATTER et al.</text:p>
          </table:table-cell>
          <table:table-cell table:style-name="ce269" office:value-type="float" office:value="2013" calcext:value-type="float">
            <text:p>2013</text:p>
          </table:table-cell>
          <table:table-cell table:style-name="ce285" office:value-type="float" office:value="5300" calcext:value-type="float">
            <text:p>5300</text:p>
          </table:table-cell>
          <table:table-cell table:style-name="ce302" table:formula="of:=0.052274927*[.D29]+82.9428848015" office:value-type="float" office:value="359.9999979015" calcext:value-type="float">
            <text:p>360</text:p>
          </table:table-cell>
          <table:table-cell table:style-name="ce309" table:formula="of:=[.D29]/[.E29]" office:value-type="float" office:value="14.7222223080405" calcext:value-type="float">
            <text:p>14.72</text:p>
          </table:table-cell>
          <table:table-cell table:style-name="ce333" table:formula="of:=[.$G$19]/[.$E29]" office:value-type="float" office:value="5.00000002914583" calcext:value-type="float">
            <text:p>5.0</text:p>
          </table:table-cell>
          <table:table-cell table:style-name="ce345" table:formula="of:=[.$H$19]/[.$E29]" office:value-type="float" office:value="11.8682389827434" calcext:value-type="float">
            <text:p>11.9</text:p>
          </table:table-cell>
          <table:table-cell table:style-name="ce351" office:value-type="float" office:value="12.5" calcext:value-type="float">
            <text:p>12.5</text:p>
          </table:table-cell>
          <table:table-cell table:style-name="ce333" table:formula="of:=[.$J$19]/[.$E29]" office:value-type="float" office:value="20.0000001165833" calcext:value-type="float">
            <text:p>20.0</text:p>
          </table:table-cell>
          <table:table-cell table:style-name="ce345" table:formula="of:=[.$K$19]/[.$E29]" office:value-type="float" office:value="25.0000001457292" calcext:value-type="float">
            <text:p>25.0</text:p>
          </table:table-cell>
          <table:table-cell table:style-name="ce345" table:formula="of:=[.$L$19]/[.$E29]" office:value-type="float" office:value="34.9065852433629" calcext:value-type="float">
            <text:p>34.9</text:p>
          </table:table-cell>
          <table:table-cell table:style-name="ce333" table:formula="of:=[.$M$19]/[.$E29]" office:value-type="float" office:value="38.1944446670862" calcext:value-type="float">
            <text:p>38.2</text:p>
          </table:table-cell>
          <table:table-cell table:style-name="ce369" table:formula="of:=[.$N$19]/[.$E29]" office:value-type="float" office:value="47.6396256402304" calcext:value-type="float">
            <text:p>47.6</text:p>
          </table:table-cell>
          <table:table-cell table:style-name="ce369" table:formula="of:=[.$O$19]/[.$E29]" office:value-type="float" office:value="57.3461071375259" calcext:value-type="float">
            <text:p>57.3</text:p>
          </table:table-cell>
          <table:table-cell table:style-name="ce369" table:formula="of:=[.$P$19]/[.$E29]" office:value-type="float" office:value="69.4444448492477" calcext:value-type="float">
            <text:p>69.4</text:p>
          </table:table-cell>
          <table:table-cell table:style-name="ce388" table:formula="of:=[.$Q$19]/[.$E29]" office:value-type="float" office:value="72.6740892942614" calcext:value-type="float">
            <text:p>72.7</text:p>
          </table:table-cell>
          <table:table-cell table:number-columns-repeated="1007"/>
        </table:table-row>
        <table:table-row table:style-name="ro1">
          <table:table-cell/>
          <table:table-cell table:style-name="ce252"/>
          <table:table-cell table:style-name="ce269"/>
          <table:table-cell table:style-name="ce281" office:value-type="float" office:value="10000" calcext:value-type="float">
            <text:p>10000</text:p>
          </table:table-cell>
          <table:table-cell table:style-name="ce298" table:formula="of:=0.2043069023*([.D30])^(0.8719646388)" office:value-type="float" office:value="628.263159865805" calcext:value-type="float">
            <text:p>628</text:p>
          </table:table-cell>
          <table:table-cell table:style-name="ce309" table:formula="of:=[.D30]/[.E30]" office:value-type="float" office:value="15.9168969928715" calcext:value-type="float">
            <text:p>15.92</text:p>
          </table:table-cell>
          <table:table-cell table:style-name="ce333" table:formula="of:=[.$G$19]/[.$E30]" office:value-type="float" office:value="2.86504145871687" calcext:value-type="float">
            <text:p>2.9</text:p>
          </table:table-cell>
          <table:table-cell table:style-name="ce345" table:formula="of:=[.$H$19]/[.$E30]" office:value-type="float" office:value="6.80059930586209" calcext:value-type="float">
            <text:p>6.8</text:p>
          </table:table-cell>
          <table:table-cell table:style-name="ce345" table:formula="of:=[.$I$19]/[.$E30]" office:value-type="float" office:value="7.16260360504018" calcext:value-type="float">
            <text:p>7.2</text:p>
          </table:table-cell>
          <table:table-cell table:style-name="ce333" table:formula="of:=[.$J$19]/[.$E30]" office:value-type="float" office:value="11.4601658348675" calcext:value-type="float">
            <text:p>11.5</text:p>
          </table:table-cell>
          <table:table-cell table:style-name="ce345" table:formula="of:=[.$K$19]/[.$E30]" office:value-type="float" office:value="14.3252072935844" calcext:value-type="float">
            <text:p>14.3</text:p>
          </table:table-cell>
          <table:table-cell table:style-name="ce345" table:formula="of:=[.$L$19]/[.$E30]" office:value-type="float" office:value="20.0017626643003" calcext:value-type="float">
            <text:p>20.0</text:p>
          </table:table-cell>
          <table:table-cell table:style-name="ce333" table:formula="of:=[.$M$19]/[.$E30]" office:value-type="float" office:value="21.8857333651983" calcext:value-type="float">
            <text:p>21.9</text:p>
          </table:table-cell>
          <table:table-cell table:style-name="ce369" table:formula="of:=[.$N$19]/[.$E30]" office:value-type="float" office:value="27.2979003482783" calcext:value-type="float">
            <text:p>27.3</text:p>
          </table:table-cell>
          <table:table-cell table:style-name="ce369" table:formula="of:=[.$O$19]/[.$E30]" office:value-type="float" office:value="32.8597946974611" calcext:value-type="float">
            <text:p>32.9</text:p>
          </table:table-cell>
          <table:table-cell table:style-name="ce369" table:formula="of:=[.$P$19]/[.$E30]" office:value-type="float" office:value="39.7922424821788" calcext:value-type="float">
            <text:p>39.8</text:p>
          </table:table-cell>
          <table:table-cell table:style-name="ce388" table:formula="of:=[.$Q$19]/[.$E30]" office:value-type="float" office:value="41.6428555177671" calcext:value-type="float">
            <text:p>41.6</text:p>
          </table:table-cell>
          <table:table-cell table:number-columns-repeated="1007"/>
        </table:table-row>
        <table:table-row table:style-name="ro2">
          <table:table-cell/>
          <table:table-cell table:style-name="ce256" office:value-type="string" calcext:value-type="string">
            <text:p>KHOURY, SCHLATTER et al.</text:p>
          </table:table-cell>
          <table:table-cell table:style-name="ce269" office:value-type="float" office:value="2013" calcext:value-type="float">
            <text:p>2013</text:p>
          </table:table-cell>
          <table:table-cell table:style-name="ce285" office:value-type="float" office:value="11700" calcext:value-type="float">
            <text:p>11700</text:p>
          </table:table-cell>
          <table:table-cell table:style-name="ce302" office:value-type="float" office:value="720" calcext:value-type="float">
            <text:p>720</text:p>
          </table:table-cell>
          <table:table-cell table:style-name="ce309" table:formula="of:=[.D31]/[.E31]" office:value-type="float" office:value="16.25" calcext:value-type="float">
            <text:p>16.25</text:p>
          </table:table-cell>
          <table:table-cell table:style-name="ce333" table:formula="of:=[.$G$19]/[.$E31]" office:value-type="float" office:value="2.5" calcext:value-type="float">
            <text:p>2.5</text:p>
          </table:table-cell>
          <table:table-cell table:style-name="ce345" table:formula="of:=[.$H$19]/[.$E31]" office:value-type="float" office:value="5.93411945678072" calcext:value-type="float">
            <text:p>5.9</text:p>
          </table:table-cell>
          <table:table-cell table:style-name="ce345" table:formula="of:=[.$I$19]/[.$E31]" office:value-type="float" office:value="6.24999996356771" calcext:value-type="float">
            <text:p>6.2</text:p>
          </table:table-cell>
          <table:table-cell table:style-name="ce333" table:formula="of:=[.$J$19]/[.$E31]" office:value-type="float" office:value="10" calcext:value-type="float">
            <text:p>10.0</text:p>
          </table:table-cell>
          <table:table-cell table:style-name="ce269" office:value-type="float" office:value="12.5" calcext:value-type="float">
            <text:p>12.5</text:p>
          </table:table-cell>
          <table:table-cell table:style-name="ce345" table:formula="of:=[.$L$19]/[.$E31]" office:value-type="float" office:value="17.4532925199433" calcext:value-type="float">
            <text:p>17.5</text:p>
          </table:table-cell>
          <table:table-cell table:style-name="ce333" table:formula="of:=[.$M$19]/[.$E31]" office:value-type="float" office:value="19.0972222222222" calcext:value-type="float">
            <text:p>19.1</text:p>
          </table:table-cell>
          <table:table-cell table:style-name="ce369" table:formula="of:=[.$N$19]/[.$E31]" office:value-type="float" office:value="23.8198126812656" calcext:value-type="float">
            <text:p>23.8</text:p>
          </table:table-cell>
          <table:table-cell table:style-name="ce369" table:formula="of:=[.$O$19]/[.$E31]" office:value-type="float" office:value="28.673053401623" calcext:value-type="float">
            <text:p>28.7</text:p>
          </table:table-cell>
          <table:table-cell table:style-name="ce369" table:formula="of:=[.$P$19]/[.$E31]" office:value-type="float" office:value="34.7222222222222" calcext:value-type="float">
            <text:p>34.7</text:p>
          </table:table-cell>
          <table:table-cell table:style-name="ce388" table:formula="of:=[.$Q$19]/[.$E31]" office:value-type="float" office:value="36.337044435316" calcext:value-type="float">
            <text:p>36.3</text:p>
          </table:table-cell>
          <table:table-cell table:number-columns-repeated="1007"/>
        </table:table-row>
        <table:table-row table:style-name="ro1">
          <table:table-cell/>
          <table:table-cell table:style-name="ce252"/>
          <table:table-cell table:style-name="ce269"/>
          <table:table-cell table:style-name="ce282" office:value-type="float" office:value="12000" calcext:value-type="float">
            <text:p>12000</text:p>
          </table:table-cell>
          <table:table-cell table:style-name="ce299" table:formula="of:=0.2043069023*([.D32])^(0.8719646388)" office:value-type="float" office:value="736.520502661963" calcext:value-type="float">
            <text:p>737</text:p>
          </table:table-cell>
          <table:table-cell table:style-name="ce314" table:formula="of:=[.D32]/[.E32]" office:value-type="float" office:value="16.2928254632819" calcext:value-type="float">
            <text:p>16.29</text:p>
          </table:table-cell>
          <table:table-cell table:style-name="ce334" table:formula="of:=[.$G$19]/[.$E32]" office:value-type="float" office:value="2.44392381949228" calcext:value-type="float">
            <text:p>2.4</text:p>
          </table:table-cell>
          <table:table-cell table:style-name="ce346" table:formula="of:=[.$H$19]/[.$E32]" office:value-type="float" office:value="5.8010143552556" calcext:value-type="float">
            <text:p>5.8</text:p>
          </table:table-cell>
          <table:table-cell table:style-name="ce346" table:formula="of:=[.$I$19]/[.$E32]" office:value-type="float" office:value="6.10980951311561" calcext:value-type="float">
            <text:p>6.1</text:p>
          </table:table-cell>
          <table:table-cell table:style-name="ce334" table:formula="of:=[.$J$19]/[.$E32]" office:value-type="float" office:value="9.77569527796913" calcext:value-type="float">
            <text:p>9.8</text:p>
          </table:table-cell>
          <table:table-cell table:style-name="ce346" table:formula="of:=[.$K$19]/[.$E32]" office:value-type="float" office:value="12.2196190974614" calcext:value-type="float">
            <text:p>12.2</text:p>
          </table:table-cell>
          <table:table-cell table:style-name="ce346" table:formula="of:=[.$L$19]/[.$E32]" office:value-type="float" office:value="17.0618069272224" calcext:value-type="float">
            <text:p>17.1</text:p>
          </table:table-cell>
          <table:table-cell table:style-name="ce334" table:formula="of:=[.$M$19]/[.$E32]" office:value-type="float" office:value="18.6688625100105" calcext:value-type="float">
            <text:p>18.7</text:p>
          </table:table-cell>
          <table:table-cell table:style-name="ce370" table:formula="of:=[.$N$19]/[.$E32]" office:value-type="float" office:value="23.2855230350357" calcext:value-type="float">
            <text:p>23.3</text:p>
          </table:table-cell>
          <table:table-cell table:style-name="ce370" table:formula="of:=[.$O$19]/[.$E32]" office:value-type="float" office:value="28.0299032743202" calcext:value-type="float">
            <text:p>28.0</text:p>
          </table:table-cell>
          <table:table-cell table:style-name="ce370" table:formula="of:=[.$P$19]/[.$E32]" office:value-type="float" office:value="33.9433863818372" calcext:value-type="float">
            <text:p>33.9</text:p>
          </table:table-cell>
          <table:table-cell table:style-name="ce389" table:formula="of:=[.$Q$19]/[.$E32]" office:value-type="float" office:value="35.5219873701673" calcext:value-type="float">
            <text:p>35.5</text:p>
          </table:table-cell>
          <table:table-cell table:number-columns-repeated="1007"/>
        </table:table-row>
        <table:table-row table:style-name="ro1">
          <table:table-cell/>
          <table:table-cell table:style-name="ce254" office:value-type="string" calcext:value-type="string">
            <text:p>CHIN, MARUSIC, BLACKBURN</text:p>
          </table:table-cell>
          <table:table-cell table:style-name="ce267" office:value-type="float" office:value="2010" calcext:value-type="float">
            <text:p>2010</text:p>
          </table:table-cell>
          <table:table-cell table:style-name="ce283"/>
          <table:table-cell table:style-name="ce300" office:value-type="float" office:value="1000" calcext:value-type="float">
            <text:p>1000</text:p>
          </table:table-cell>
          <table:table-cell table:style-name="ce309"/>
          <table:table-cell table:style-name="ce333" table:formula="of:=[.$G$19]/[.$E33]" office:value-type="float" office:value="1.8" calcext:value-type="float">
            <text:p>1.8</text:p>
          </table:table-cell>
          <table:table-cell table:style-name="ce345" table:formula="of:=[.$H$19]/[.$E33]" office:value-type="float" office:value="4.27256600888212" calcext:value-type="float">
            <text:p>4.3</text:p>
          </table:table-cell>
          <table:table-cell table:style-name="ce345" table:formula="of:=[.$I$19]/[.$E33]" office:value-type="float" office:value="4.49999997376875" calcext:value-type="float">
            <text:p>4.5</text:p>
          </table:table-cell>
          <table:table-cell table:style-name="ce333" table:formula="of:=[.$J$19]/[.$E33]" office:value-type="float" office:value="7.2" calcext:value-type="float">
            <text:p>7.2</text:p>
          </table:table-cell>
          <table:table-cell table:style-name="ce345" table:formula="of:=[.$K$19]/[.$E33]" office:value-type="float" office:value="9" calcext:value-type="float">
            <text:p>9.0</text:p>
          </table:table-cell>
          <table:table-cell table:style-name="ce347" table:formula="of:=8*PI()/2" office:value-type="float" office:value="12.5663706143592" calcext:value-type="float">
            <text:p>12.6</text:p>
          </table:table-cell>
          <table:table-cell table:style-name="ce333" table:formula="of:=[.$M$19]/[.$E33]" office:value-type="float" office:value="13.75" calcext:value-type="float">
            <text:p>13.8</text:p>
          </table:table-cell>
          <table:table-cell table:style-name="ce369" table:formula="of:=[.$N$19]/[.$E33]" office:value-type="float" office:value="17.1502651305112" calcext:value-type="float">
            <text:p>17.2</text:p>
          </table:table-cell>
          <table:table-cell table:style-name="ce369" table:formula="of:=[.$O$19]/[.$E33]" office:value-type="float" office:value="20.6445984491685" calcext:value-type="float">
            <text:p>20.6</text:p>
          </table:table-cell>
          <table:table-cell table:style-name="ce369" table:formula="of:=[.$P$19]/[.$E33]" office:value-type="float" office:value="25" calcext:value-type="float">
            <text:p>25.0</text:p>
          </table:table-cell>
          <table:table-cell table:style-name="ce388" table:formula="of:=[.$Q$19]/[.$E33]" office:value-type="float" office:value="26.1626719934275" calcext:value-type="float">
            <text:p>26.2</text:p>
          </table:table-cell>
          <table:table-cell table:number-columns-repeated="1007"/>
        </table:table-row>
        <table:table-row table:style-name="ro2">
          <table:table-cell/>
          <table:table-cell table:style-name="ce256" office:value-type="string" calcext:value-type="string">
            <text:p>KHOURY, SCHLATTER et al.</text:p>
          </table:table-cell>
          <table:table-cell table:style-name="ce269" office:value-type="float" office:value="2013" calcext:value-type="float">
            <text:p>2013</text:p>
          </table:table-cell>
          <table:table-cell table:style-name="ce285" office:value-type="float" office:value="19000" calcext:value-type="float">
            <text:p>19000</text:p>
          </table:table-cell>
          <table:table-cell table:style-name="ce302" office:value-type="float" office:value="1100" calcext:value-type="float">
            <text:p>1100</text:p>
          </table:table-cell>
          <table:table-cell table:style-name="ce309" table:formula="of:=[.D34]/[.E34]" office:value-type="float" office:value="17.2727272727273" calcext:value-type="float">
            <text:p>17.27</text:p>
          </table:table-cell>
          <table:table-cell table:style-name="ce333" table:formula="of:=[.$G$19]/[.$E34]" office:value-type="float" office:value="1.63636363636364" calcext:value-type="float">
            <text:p>1.6</text:p>
          </table:table-cell>
          <table:table-cell table:style-name="ce345" table:formula="of:=[.$H$19]/[.$E34]" office:value-type="float" office:value="3.88415091716556" calcext:value-type="float">
            <text:p>3.9</text:p>
          </table:table-cell>
          <table:table-cell table:style-name="ce345" table:formula="of:=[.$I$19]/[.$E34]" office:value-type="float" office:value="4.0909090670625" calcext:value-type="float">
            <text:p>4.1</text:p>
          </table:table-cell>
          <table:table-cell table:style-name="ce333" table:formula="of:=[.$J$19]/[.$E34]" office:value-type="float" office:value="6.54545454545455" calcext:value-type="float">
            <text:p>6.5</text:p>
          </table:table-cell>
          <table:table-cell table:style-name="ce345" table:formula="of:=[.$K$19]/[.$E34]" office:value-type="float" office:value="8.18181818181818" calcext:value-type="float">
            <text:p>8.2</text:p>
          </table:table-cell>
          <table:table-cell table:style-name="ce345" table:formula="of:=[.$L$19]/[.$E34]" office:value-type="float" office:value="11.4239732857811" calcext:value-type="float">
            <text:p>11.4</text:p>
          </table:table-cell>
          <table:table-cell table:style-name="ce269" office:value-type="float" office:value="12.5" calcext:value-type="float">
            <text:p>12.5</text:p>
          </table:table-cell>
          <table:table-cell table:style-name="ce369" table:formula="of:=[.$N$19]/[.$E34]" office:value-type="float" office:value="15.5911501186465" calcext:value-type="float">
            <text:p>15.6</text:p>
          </table:table-cell>
          <table:table-cell table:style-name="ce369" table:formula="of:=[.$O$19]/[.$E34]" office:value-type="float" office:value="18.7678167719714" calcext:value-type="float">
            <text:p>18.8</text:p>
          </table:table-cell>
          <table:table-cell table:style-name="ce369" table:formula="of:=[.$P$19]/[.$E34]" office:value-type="float" office:value="22.7272727272727" calcext:value-type="float">
            <text:p>22.7</text:p>
          </table:table-cell>
          <table:table-cell table:style-name="ce388" table:formula="of:=[.$Q$19]/[.$E34]" office:value-type="float" office:value="23.7842472667523" calcext:value-type="float">
            <text:p>23.8</text:p>
          </table:table-cell>
          <table:table-cell table:number-columns-repeated="1007"/>
        </table:table-row>
        <table:table-row table:style-name="ro2">
          <table:table-cell/>
          <table:table-cell table:style-name="ce257" office:value-type="string" calcext:value-type="string">
            <text:p>WU et al.</text:p>
          </table:table-cell>
          <table:table-cell table:style-name="ce270" office:value-type="float" office:value="2012" calcext:value-type="float">
            <text:p>2012</text:p>
          </table:table-cell>
          <table:table-cell table:style-name="ce286" office:value-type="float" office:value="24580" calcext:value-type="float">
            <text:p>24580</text:p>
          </table:table-cell>
          <table:table-cell table:style-name="ce298" table:formula="of:=0.2043069023*([.D35])^(0.8719646388)" office:value-type="float" office:value="1376.3065632779" calcext:value-type="float">
            <text:p>1376</text:p>
          </table:table-cell>
          <table:table-cell table:style-name="ce309" table:formula="of:=[.D35]/[.E35]" office:value-type="float" office:value="17.8593931438201" calcext:value-type="float">
            <text:p>17.86</text:p>
          </table:table-cell>
          <table:table-cell table:style-name="ce333" table:formula="of:=[.$G$19]/[.$E35]" office:value-type="float" office:value="1.30784815536518" calcext:value-type="float">
            <text:p>1.3</text:p>
          </table:table-cell>
          <table:table-cell table:style-name="ce345" table:formula="of:=[.$H$19]/[.$E35]" office:value-type="float" office:value="3.10437087410693" calcext:value-type="float">
            <text:p>3.1</text:p>
          </table:table-cell>
          <table:table-cell table:style-name="ce345" table:formula="of:=[.$I$19]/[.$E35]" office:value-type="float" office:value="3.2696203693538" calcext:value-type="float">
            <text:p>3.3</text:p>
          </table:table-cell>
          <table:table-cell table:style-name="ce333" table:formula="of:=[.$J$19]/[.$E35]" office:value-type="float" office:value="5.23139262146074" calcext:value-type="float">
            <text:p>5.2</text:p>
          </table:table-cell>
          <table:table-cell table:style-name="ce345" table:formula="of:=[.$K$19]/[.$E35]" office:value-type="float" office:value="6.53924077682592" calcext:value-type="float">
            <text:p>6.5</text:p>
          </table:table-cell>
          <table:table-cell table:style-name="ce345" table:formula="of:=[.$L$19]/[.$E35]" office:value-type="float" office:value="9.13050257090272" calcext:value-type="float">
            <text:p>9.1</text:p>
          </table:table-cell>
          <table:table-cell table:style-name="ce333" table:formula="of:=[.$M$19]/[.$E35]" office:value-type="float" office:value="9.99050674237293" calcext:value-type="float">
            <text:p>10.0</text:p>
          </table:table-cell>
          <table:table-cell table:style-name="ce369" table:formula="of:=[.$N$19]/[.$E35]" office:value-type="float" office:value="12.461079230535" calcext:value-type="float">
            <text:p>12.5</text:p>
          </table:table-cell>
          <table:table-cell table:style-name="ce380" office:value-type="float" office:value="15" calcext:value-type="float">
            <text:p>15.0</text:p>
          </table:table-cell>
          <table:table-cell table:style-name="ce369" table:formula="of:=[.$P$19]/[.$E35]" office:value-type="float" office:value="18.1645577134053" calcext:value-type="float">
            <text:p>18.2</text:p>
          </table:table-cell>
          <table:table-cell table:style-name="ce388" table:formula="of:=[.$Q$19]/[.$E35]" office:value-type="float" office:value="19.0093346144603" calcext:value-type="float">
            <text:p>19.0</text:p>
          </table:table-cell>
          <table:table-cell table:number-columns-repeated="1007"/>
        </table:table-row>
        <table:table-row table:style-name="ro1">
          <table:table-cell/>
          <table:table-cell table:style-name="ce258" office:value-type="string" calcext:value-type="string">
            <text:p>FELDMANN &amp; WAGNER</text:p>
          </table:table-cell>
          <table:table-cell table:style-name="ce271" office:value-type="float" office:value="2012" calcext:value-type="float">
            <text:p>2012</text:p>
          </table:table-cell>
          <table:table-cell table:style-name="ce287" office:value-type="float" office:value="25960" calcext:value-type="float">
            <text:p>25960</text:p>
          </table:table-cell>
          <table:table-cell table:style-name="ce303" office:value-type="float" office:value="1440" calcext:value-type="float">
            <text:p>1440</text:p>
          </table:table-cell>
          <table:table-cell table:style-name="ce309" table:formula="of:=[.D36]/[.E36]" office:value-type="float" office:value="18.0277777777778" calcext:value-type="float">
            <text:p>18.03</text:p>
          </table:table-cell>
          <table:table-cell table:style-name="ce333" table:formula="of:=[.$G$19]/[.$E36]" office:value-type="float" office:value="1.25" calcext:value-type="float">
            <text:p>1.3</text:p>
          </table:table-cell>
          <table:table-cell table:style-name="ce345" table:formula="of:=[.$H$19]/[.$E36]" office:value-type="float" office:value="2.96705972839036" calcext:value-type="float">
            <text:p>3.0</text:p>
          </table:table-cell>
          <table:table-cell table:style-name="ce345" table:formula="of:=[.$I$19]/[.$E36]" office:value-type="float" office:value="3.12499998178385" calcext:value-type="float">
            <text:p>3.1</text:p>
          </table:table-cell>
          <table:table-cell table:style-name="ce354" table:formula="of:=[.$J$19]/[.$E36]" office:value-type="float" office:value="5" calcext:value-type="float">
            <text:p>5.0</text:p>
          </table:table-cell>
          <table:table-cell table:style-name="ce345" table:formula="of:=[.$K$19]/[.$E36]" office:value-type="float" office:value="6.25" calcext:value-type="float">
            <text:p>6.3</text:p>
          </table:table-cell>
          <table:table-cell table:style-name="ce345" table:formula="of:=[.$L$19]/[.$E36]" office:value-type="float" office:value="8.72664625997165" calcext:value-type="float">
            <text:p>8.7</text:p>
          </table:table-cell>
          <table:table-cell table:style-name="ce333" table:formula="of:=[.$M$19]/[.$E36]" office:value-type="float" office:value="9.54861111111111" calcext:value-type="float">
            <text:p>9.5</text:p>
          </table:table-cell>
          <table:table-cell table:style-name="ce369" table:formula="of:=[.$N$19]/[.$E36]" office:value-type="float" office:value="11.9099063406328" calcext:value-type="float">
            <text:p>11.9</text:p>
          </table:table-cell>
          <table:table-cell table:style-name="ce369" table:formula="of:=[.$O$19]/[.$E36]" office:value-type="float" office:value="14.3365267008115" calcext:value-type="float">
            <text:p>14.3</text:p>
          </table:table-cell>
          <table:table-cell table:style-name="ce369" table:formula="of:=[.$P$19]/[.$E36]" office:value-type="float" office:value="17.3611111111111" calcext:value-type="float">
            <text:p>17.4</text:p>
          </table:table-cell>
          <table:table-cell table:style-name="ce388" table:formula="of:=[.$Q$19]/[.$E36]" office:value-type="float" office:value="18.168522217658" calcext:value-type="float">
            <text:p>18.2</text:p>
          </table:table-cell>
          <table:table-cell table:number-columns-repeated="1007"/>
        </table:table-row>
        <table:table-row table:style-name="ro2">
          <table:table-cell/>
          <table:table-cell table:style-name="ce256" office:value-type="string" calcext:value-type="string">
            <text:p>KHOURY, SCHLATTER et al.</text:p>
          </table:table-cell>
          <table:table-cell table:style-name="ce269" office:value-type="float" office:value="2013" calcext:value-type="float">
            <text:p>2013</text:p>
          </table:table-cell>
          <table:table-cell table:style-name="ce285" office:value-type="float" office:value="37700" calcext:value-type="float">
            <text:p>37700</text:p>
          </table:table-cell>
          <table:table-cell table:style-name="ce302" office:value-type="float" office:value="2000" calcext:value-type="float">
            <text:p>2000</text:p>
          </table:table-cell>
          <table:table-cell table:style-name="ce309" table:formula="of:=[.D37]/[.E37]" office:value-type="float" office:value="18.85" calcext:value-type="float">
            <text:p>18.85</text:p>
          </table:table-cell>
          <table:table-cell table:style-name="ce333" table:formula="of:=[.$G$19]/[.$E37]" office:value-type="float" office:value="0.9" calcext:value-type="float">
            <text:p>0.9</text:p>
          </table:table-cell>
          <table:table-cell table:style-name="ce345" table:formula="of:=[.$H$19]/[.$E37]" office:value-type="float" office:value="2.13628300444106" calcext:value-type="float">
            <text:p>2.1</text:p>
          </table:table-cell>
          <table:table-cell table:style-name="ce345" table:formula="of:=[.$I$19]/[.$E37]" office:value-type="float" office:value="2.24999998688437" calcext:value-type="float">
            <text:p>2.2</text:p>
          </table:table-cell>
          <table:table-cell table:style-name="ce333" table:formula="of:=[.$J$19]/[.$E37]" office:value-type="float" office:value="3.6" calcext:value-type="float">
            <text:p>3.6</text:p>
          </table:table-cell>
          <table:table-cell table:style-name="ce345" table:formula="of:=[.$K$19]/[.$E37]" office:value-type="float" office:value="4.5" calcext:value-type="float">
            <text:p>4.5</text:p>
          </table:table-cell>
          <table:table-cell table:style-name="ce345" table:formula="of:=[.$L$19]/[.$E37]" office:value-type="float" office:value="6.28318530717959" calcext:value-type="float">
            <text:p>6.3</text:p>
          </table:table-cell>
          <table:table-cell table:style-name="ce333" table:formula="of:=[.$M$19]/[.$E37]" office:value-type="float" office:value="6.875" calcext:value-type="float">
            <text:p>6.9</text:p>
          </table:table-cell>
          <table:table-cell table:style-name="ce369" table:formula="of:=[.$N$19]/[.$E37]" office:value-type="float" office:value="8.5751325652556" calcext:value-type="float">
            <text:p>8.6</text:p>
          </table:table-cell>
          <table:table-cell table:style-name="ce369" table:formula="of:=[.$O$19]/[.$E37]" office:value-type="float" office:value="10.3222992245843" calcext:value-type="float">
            <text:p>10.3</text:p>
          </table:table-cell>
          <table:table-cell table:style-name="ce269" office:value-type="float" office:value="12.5" calcext:value-type="float">
            <text:p>12.5</text:p>
          </table:table-cell>
          <table:table-cell table:style-name="ce388" table:formula="of:=[.$Q$19]/[.$E37]" office:value-type="float" office:value="13.0813359967138" calcext:value-type="float">
            <text:p>13.1</text:p>
          </table:table-cell>
          <table:table-cell table:number-columns-repeated="1007"/>
        </table:table-row>
        <table:table-row table:style-name="ro1">
          <table:table-cell/>
          <table:table-cell table:style-name="ce259" office:value-type="string" calcext:value-type="string">
            <text:p>WU &amp; MOIN</text:p>
          </table:table-cell>
          <table:table-cell table:style-name="ce272" office:value-type="float" office:value="2008" calcext:value-type="float">
            <text:p>2008</text:p>
          </table:table-cell>
          <table:table-cell table:style-name="ce288" office:value-type="float" office:value="44000" calcext:value-type="float">
            <text:p>44000</text:p>
          </table:table-cell>
          <table:table-cell table:style-name="ce298" table:formula="of:=0.2043069023*([.D38])^(0.8719646388)" office:value-type="float" office:value="2286.70201740149" calcext:value-type="float">
            <text:p>2287</text:p>
          </table:table-cell>
          <table:table-cell table:style-name="ce309" table:formula="of:=[.D38]/[.E38]" office:value-type="float" office:value="19.241685040362" calcext:value-type="float">
            <text:p>19.24</text:p>
          </table:table-cell>
          <table:table-cell table:style-name="ce333" table:formula="of:=[.$G$19]/[.$E38]" office:value-type="float" office:value="0.787159842560265" calcext:value-type="float">
            <text:p>0.8</text:p>
          </table:table-cell>
          <table:table-cell table:style-name="ce345" table:formula="of:=[.$H$19]/[.$E38]" office:value-type="float" office:value="1.86844021493333" calcext:value-type="float">
            <text:p>1.9</text:p>
          </table:table-cell>
          <table:table-cell table:style-name="ce345" table:formula="of:=[.$I$19]/[.$E38]" office:value-type="float" office:value="1.96789959492945" calcext:value-type="float">
            <text:p>2.0</text:p>
          </table:table-cell>
          <table:table-cell table:style-name="ce333" table:formula="of:=[.$J$19]/[.$E38]" office:value-type="float" office:value="3.14863937024106" calcext:value-type="float">
            <text:p>3.1</text:p>
          </table:table-cell>
          <table:table-cell table:style-name="ce345" table:formula="of:=[.$K$19]/[.$E38]" office:value-type="float" office:value="3.93579921280132" calcext:value-type="float">
            <text:p>3.9</text:p>
          </table:table-cell>
          <table:table-cell table:style-name="ce345" table:formula="of:=[.$L$19]/[.$E38]" office:value-type="float" office:value="5.49541239686273" calcext:value-type="float">
            <text:p>5.5</text:p>
          </table:table-cell>
          <table:table-cell table:style-name="ce333" table:formula="of:=[.$M$19]/[.$E38]" office:value-type="float" office:value="6.01302657511314" calcext:value-type="float">
            <text:p>6.0</text:p>
          </table:table-cell>
          <table:table-cell table:style-name="ce371" office:value-type="float" office:value="7.5" calcext:value-type="float">
            <text:p>7.5</text:p>
          </table:table-cell>
          <table:table-cell table:style-name="ce369" table:formula="of:=[.$O$19]/[.$E38]" office:value-type="float" office:value="9.02811048053744" calcext:value-type="float">
            <text:p>9.0</text:p>
          </table:table-cell>
          <table:table-cell table:style-name="ce369" table:formula="of:=[.$P$19]/[.$E38]" office:value-type="float" office:value="10.9327755911148" calcext:value-type="float">
            <text:p>10.9</text:p>
          </table:table-cell>
          <table:table-cell table:style-name="ce388" table:formula="of:=[.$Q$19]/[.$E38]" office:value-type="float" office:value="11.4412248707235" calcext:value-type="float">
            <text:p>11.4</text:p>
          </table:table-cell>
          <table:table-cell table:number-columns-repeated="1007"/>
        </table:table-row>
        <table:table-row table:style-name="ro1">
          <table:table-cell/>
          <table:table-cell table:style-name="ce260"/>
          <table:table-cell table:style-name="ce273"/>
          <table:table-cell table:style-name="ce289" office:value-type="float" office:value="48000" calcext:value-type="float">
            <text:p>48000</text:p>
          </table:table-cell>
          <table:table-cell table:style-name="ce304" table:formula="of:=0.2043069023*([.D39])^(0.8719646388)" office:value-type="float" office:value="2466.94725318358" calcext:value-type="float">
            <text:p>2467</text:p>
          </table:table-cell>
          <table:table-cell table:style-name="ce315" table:formula="of:=[.D39]/[.E39]" office:value-type="float" office:value="19.457246172595" calcext:value-type="float">
            <text:p>19.46</text:p>
          </table:table-cell>
          <table:table-cell table:style-name="ce336" table:formula="of:=[.$G$19]/[.$E39]" office:value-type="float" office:value="0.729646731472313" calcext:value-type="float">
            <text:p>0.7</text:p>
          </table:table-cell>
          <table:table-cell table:style-name="ce348" table:formula="of:=[.$H$19]/[.$E39]" office:value-type="float" office:value="1.73192434632253" calcext:value-type="float">
            <text:p>1.7</text:p>
          </table:table-cell>
          <table:table-cell table:style-name="ce348" table:formula="of:=[.$I$19]/[.$E39]" office:value-type="float" office:value="1.8241168180477" calcext:value-type="float">
            <text:p>1.8</text:p>
          </table:table-cell>
          <table:table-cell table:style-name="ce336" table:formula="of:=[.$J$19]/[.$E39]" office:value-type="float" office:value="2.91858692588925" calcext:value-type="float">
            <text:p>2.9</text:p>
          </table:table-cell>
          <table:table-cell table:style-name="ce348" table:formula="of:=[.$K$19]/[.$E39]" office:value-type="float" office:value="3.64823365736157" calcext:value-type="float">
            <text:p>3.6</text:p>
          </table:table-cell>
          <table:table-cell table:style-name="ce348" table:formula="of:=[.$L$19]/[.$E39]" office:value-type="float" office:value="5.09389513624272" calcext:value-type="float">
            <text:p>5.1</text:p>
          </table:table-cell>
          <table:table-cell table:style-name="ce336" table:formula="of:=[.$M$19]/[.$E39]" office:value-type="float" office:value="5.57369030985795" calcext:value-type="float">
            <text:p>5.6</text:p>
          </table:table-cell>
          <table:table-cell table:style-name="ce336" table:formula="of:=[.$N$19]/[.$E39]" office:value-type="float" office:value="6.95201938686727" calcext:value-type="float">
            <text:p>7.0</text:p>
          </table:table-cell>
          <table:table-cell table:style-name="ce336" table:formula="of:=[.$O$19]/[.$E39]" office:value-type="float" office:value="8.36847987833012" calcext:value-type="float">
            <text:p>8.4</text:p>
          </table:table-cell>
          <table:table-cell table:style-name="ce336" table:formula="of:=[.$P$19]/[.$E39]" office:value-type="float" office:value="10.1339823815599" calcext:value-type="float">
            <text:p>10.1</text:p>
          </table:table-cell>
          <table:table-cell table:style-name="ce390" table:formula="of:=[.$Q$19]/[.$E39]" office:value-type="float" office:value="10.605282281437" calcext:value-type="float">
            <text:p>10.6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61" office:value-type="string" calcext:value-type="string" table:number-columns-spanned="11" table:number-rows-spanned="1">
            <text:p>Pipe length = traveling with uTau within T/2, assuming sinusoidal uTau</text:p>
          </table:table-cell>
          <table:covered-table-cell table:number-columns-repeated="10" table:style-name="ce261"/>
          <table:table-cell table:number-columns-repeated="1011"/>
        </table:table-row>
        <table:table-row table:style-name="ro1">
          <table:table-cell table:number-columns-repeated="2"/>
          <table:table-cell table:style-name="ce252"/>
          <table:table-cell table:number-columns-repeated="9"/>
          <table:table-cell table:style-name="ce359"/>
          <table:table-cell table:number-columns-repeated="1011"/>
        </table:table-row>
        <table:table-row table:style-name="ro1">
          <table:table-cell table:number-columns-repeated="2"/>
          <table:table-cell table:style-name="ce262" office:value-type="string" calcext:value-type="string" table:number-columns-spanned="2" table:number-rows-spanned="2">
            <text:p>Length</text:p>
            <text:p>In D</text:p>
          </table:table-cell>
          <table:covered-table-cell table:style-name="ce262"/>
          <table:table-cell table:style-name="ce291" office:value-type="string" calcext:value-type="string" table:number-columns-spanned="9" table:number-rows-spanned="1">
            <text:p>Womersley</text:p>
          </table:table-cell>
          <table:covered-table-cell table:number-columns-repeated="8" table:style-name="ce291"/>
          <table:table-cell table:number-columns-repeated="1011"/>
        </table:table-row>
        <table:table-row table:style-name="ro1">
          <table:table-cell table:number-columns-repeated="2"/>
          <table:covered-table-cell table:number-columns-repeated="2" table:style-name="ce262"/>
          <table:table-cell table:style-name="ce292" office:value-type="float" office:value="1" calcext:value-type="float">
            <text:p>1</text:p>
          </table:table-cell>
          <table:table-cell table:style-name="ce292" office:value-type="float" office:value="3.25" calcext:value-type="float">
            <text:p>3.25</text:p>
          </table:table-cell>
          <table:table-cell table:style-name="ce292" office:value-type="float" office:value="5" calcext:value-type="float">
            <text:p>5</text:p>
          </table:table-cell>
          <table:table-cell table:style-name="ce292" office:value-type="float" office:value="6.5" calcext:value-type="float">
            <text:p>6.5</text:p>
          </table:table-cell>
          <table:table-cell table:style-name="ce292" office:value-type="float" office:value="10" calcext:value-type="float">
            <text:p>10</text:p>
          </table:table-cell>
          <table:table-cell table:style-name="ce292" office:value-type="float" office:value="13" calcext:value-type="float">
            <text:p>13</text:p>
          </table:table-cell>
          <table:table-cell table:style-name="ce292" office:value-type="float" office:value="15" calcext:value-type="float">
            <text:p>15</text:p>
          </table:table-cell>
          <table:table-cell table:style-name="ce292" office:value-type="float" office:value="26" calcext:value-type="float">
            <text:p>26</text:p>
          </table:table-cell>
          <table:table-cell table:style-name="ce360" office:value-type="float" office:value="52" calcext:value-type="float">
            <text:p>5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63" office:value-type="string" calcext:value-type="string" table:number-columns-spanned="1" table:number-rows-spanned="9">
            <text:p>Re_Tau</text:p>
          </table:table-cell>
          <table:table-cell table:style-name="ce275" office:value-type="float" office:value="180" calcext:value-type="float">
            <text:p>180</text:p>
          </table:table-cell>
          <table:table-cell table:style-name="ce305" table:formula="of:=[.$D46]/(4*([.E$45])^2)" office:value-type="float" office:value="45" calcext:value-type="float">
            <text:p>45</text:p>
          </table:table-cell>
          <table:table-cell table:style-name="ce316" table:formula="of:=[.$D46]/(4*([.F$45])^2)" office:value-type="float" office:value="4.2603550295858" calcext:value-type="float">
            <text:p>4.3</text:p>
          </table:table-cell>
          <table:table-cell table:style-name="ce316" table:formula="of:=[.$D46]/(4*([.G$45])^2)" office:value-type="float" office:value="1.8" calcext:value-type="float">
            <text:p>1.8</text:p>
          </table:table-cell>
          <table:table-cell table:style-name="ce316" table:formula="of:=[.$D46]/(4*([.H$45])^2)" office:value-type="float" office:value="1.06508875739645" calcext:value-type="float">
            <text:p>1.1</text:p>
          </table:table-cell>
          <table:table-cell table:style-name="ce316" table:formula="of:=[.$D46]/(4*([.I$45])^2)" office:value-type="float" office:value="0.45" calcext:value-type="float">
            <text:p>0.5</text:p>
          </table:table-cell>
          <table:table-cell table:style-name="ce316" table:formula="of:=[.$D46]/(4*([.J$45])^2)" office:value-type="float" office:value="0.266272189349112" calcext:value-type="float">
            <text:p>0.3</text:p>
          </table:table-cell>
          <table:table-cell table:style-name="ce316" table:formula="of:=[.$D46]/(4*([.K$45])^2)" office:value-type="float" office:value="0.2" calcext:value-type="float">
            <text:p>0.2</text:p>
          </table:table-cell>
          <table:table-cell table:style-name="ce316" table:formula="of:=[.$D46]/(4*([.L$45])^2)" office:value-type="float" office:value="0.0665680473372781" calcext:value-type="float">
            <text:p>0.1</text:p>
          </table:table-cell>
          <table:table-cell table:style-name="ce363" table:formula="of:=[.$D46]/(4*([.M$45])^2)" office:value-type="float" office:value="0.0166420118343195" calcext:value-type="float">
            <text:p>0.02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style-name="ce263"/>
          <table:table-cell table:style-name="ce275" office:value-type="float" office:value="360" calcext:value-type="float">
            <text:p>360</text:p>
          </table:table-cell>
          <table:table-cell table:style-name="ce306" table:formula="of:=[.$D47]/(4*([.E$45])^2)" office:value-type="float" office:value="90" calcext:value-type="float">
            <text:p>90</text:p>
          </table:table-cell>
          <table:table-cell table:style-name="ce317" table:formula="of:=[.$D47]/(4*([.F$45])^2)" office:value-type="float" office:value="8.5207100591716" calcext:value-type="float">
            <text:p>8.5</text:p>
          </table:table-cell>
          <table:table-cell table:style-name="ce317" table:formula="of:=[.$D47]/(4*([.G$45])^2)" office:value-type="float" office:value="3.6" calcext:value-type="float">
            <text:p>3.6</text:p>
          </table:table-cell>
          <table:table-cell table:style-name="ce317" table:formula="of:=[.$D47]/(4*([.H$45])^2)" office:value-type="float" office:value="2.1301775147929" calcext:value-type="float">
            <text:p>2.1</text:p>
          </table:table-cell>
          <table:table-cell table:style-name="ce317" table:formula="of:=[.$D47]/(4*([.I$45])^2)" office:value-type="float" office:value="0.9" calcext:value-type="float">
            <text:p>0.9</text:p>
          </table:table-cell>
          <table:table-cell table:style-name="ce317" table:formula="of:=[.$D47]/(4*([.J$45])^2)" office:value-type="float" office:value="0.532544378698225" calcext:value-type="float">
            <text:p>0.5</text:p>
          </table:table-cell>
          <table:table-cell table:style-name="ce317" table:formula="of:=[.$D47]/(4*([.K$45])^2)" office:value-type="float" office:value="0.4" calcext:value-type="float">
            <text:p>0.4</text:p>
          </table:table-cell>
          <table:table-cell table:style-name="ce317" table:formula="of:=[.$D47]/(4*([.L$45])^2)" office:value-type="float" office:value="0.133136094674556" calcext:value-type="float">
            <text:p>0.1</text:p>
          </table:table-cell>
          <table:table-cell table:style-name="ce364" table:formula="of:=[.$D47]/(4*([.M$45])^2)" office:value-type="float" office:value="0.0332840236686391" calcext:value-type="float">
            <text:p>0.03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style-name="ce263"/>
          <table:table-cell table:style-name="ce275" office:value-type="float" office:value="500" calcext:value-type="float">
            <text:p>500</text:p>
          </table:table-cell>
          <table:table-cell table:style-name="ce306" table:formula="of:=[.$D48]/(4*([.E$45])^2)" office:value-type="float" office:value="125" calcext:value-type="float">
            <text:p>125</text:p>
          </table:table-cell>
          <table:table-cell table:style-name="ce317" table:formula="of:=[.$D48]/(4*([.F$45])^2)" office:value-type="float" office:value="11.8343195266272" calcext:value-type="float">
            <text:p>11.8</text:p>
          </table:table-cell>
          <table:table-cell table:style-name="ce317" table:formula="of:=[.$D48]/(4*([.G$45])^2)" office:value-type="float" office:value="5" calcext:value-type="float">
            <text:p>5.0</text:p>
          </table:table-cell>
          <table:table-cell table:style-name="ce317" table:formula="of:=[.$D48]/(4*([.H$45])^2)" office:value-type="float" office:value="2.9585798816568" calcext:value-type="float">
            <text:p>3.0</text:p>
          </table:table-cell>
          <table:table-cell table:style-name="ce317" table:formula="of:=[.$D48]/(4*([.I$45])^2)" office:value-type="float" office:value="1.25" calcext:value-type="float">
            <text:p>1.3</text:p>
          </table:table-cell>
          <table:table-cell table:style-name="ce317" table:formula="of:=[.$D48]/(4*([.J$45])^2)" office:value-type="float" office:value="0.739644970414201" calcext:value-type="float">
            <text:p>0.7</text:p>
          </table:table-cell>
          <table:table-cell table:style-name="ce317" table:formula="of:=[.$D48]/(4*([.K$45])^2)" office:value-type="float" office:value="0.555555555555556" calcext:value-type="float">
            <text:p>0.6</text:p>
          </table:table-cell>
          <table:table-cell table:style-name="ce317" table:formula="of:=[.$D48]/(4*([.L$45])^2)" office:value-type="float" office:value="0.18491124260355" calcext:value-type="float">
            <text:p>0.2</text:p>
          </table:table-cell>
          <table:table-cell table:style-name="ce364" table:formula="of:=[.$D48]/(4*([.M$45])^2)" office:value-type="float" office:value="0.0462278106508876" calcext:value-type="float">
            <text:p>0.05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style-name="ce263"/>
          <table:table-cell table:style-name="ce275" office:value-type="float" office:value="720" calcext:value-type="float">
            <text:p>720</text:p>
          </table:table-cell>
          <table:table-cell table:style-name="ce306" table:formula="of:=[.$D49]/(4*([.E$45])^2)" office:value-type="float" office:value="180" calcext:value-type="float">
            <text:p>180</text:p>
          </table:table-cell>
          <table:table-cell table:style-name="ce318" table:formula="of:=[.$D49]/(4*([.F$45])^2)" office:value-type="float" office:value="17.0414201183432" calcext:value-type="float">
            <text:p>17.0</text:p>
          </table:table-cell>
          <table:table-cell table:style-name="ce317" table:formula="of:=[.$D49]/(4*([.G$45])^2)" office:value-type="float" office:value="7.2" calcext:value-type="float">
            <text:p>7.2</text:p>
          </table:table-cell>
          <table:table-cell table:style-name="ce317" table:formula="of:=[.$D49]/(4*([.H$45])^2)" office:value-type="float" office:value="4.2603550295858" calcext:value-type="float">
            <text:p>4.3</text:p>
          </table:table-cell>
          <table:table-cell table:style-name="ce317" table:formula="of:=[.$D49]/(4*([.I$45])^2)" office:value-type="float" office:value="1.8" calcext:value-type="float">
            <text:p>1.8</text:p>
          </table:table-cell>
          <table:table-cell table:style-name="ce317" table:formula="of:=[.$D49]/(4*([.J$45])^2)" office:value-type="float" office:value="1.06508875739645" calcext:value-type="float">
            <text:p>1.1</text:p>
          </table:table-cell>
          <table:table-cell table:style-name="ce317" table:formula="of:=[.$D49]/(4*([.K$45])^2)" office:value-type="float" office:value="0.8" calcext:value-type="float">
            <text:p>0.8</text:p>
          </table:table-cell>
          <table:table-cell table:style-name="ce317" table:formula="of:=[.$D49]/(4*([.L$45])^2)" office:value-type="float" office:value="0.266272189349112" calcext:value-type="float">
            <text:p>0.3</text:p>
          </table:table-cell>
          <table:table-cell table:style-name="ce364" table:formula="of:=[.$D49]/(4*([.M$45])^2)" office:value-type="float" office:value="0.0665680473372781" calcext:value-type="float">
            <text:p>0.07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style-name="ce263"/>
          <table:table-cell table:style-name="ce275" office:value-type="float" office:value="1000" calcext:value-type="float">
            <text:p>1000</text:p>
          </table:table-cell>
          <table:table-cell table:style-name="ce306" table:formula="of:=[.$D50]/(4*([.E$45])^2)" office:value-type="float" office:value="250" calcext:value-type="float">
            <text:p>250</text:p>
          </table:table-cell>
          <table:table-cell table:style-name="ce319" table:formula="of:=[.$D50]/(4*([.F$45])^2)" office:value-type="float" office:value="23.6686390532544" calcext:value-type="float">
            <text:p>23.7</text:p>
          </table:table-cell>
          <table:table-cell table:style-name="ce317" table:formula="of:=[.$D50]/(4*([.G$45])^2)" office:value-type="float" office:value="10" calcext:value-type="float">
            <text:p>10.0</text:p>
          </table:table-cell>
          <table:table-cell table:style-name="ce317" table:formula="of:=[.$D50]/(4*([.H$45])^2)" office:value-type="float" office:value="5.91715976331361" calcext:value-type="float">
            <text:p>5.9</text:p>
          </table:table-cell>
          <table:table-cell table:style-name="ce317" table:formula="of:=[.$D50]/(4*([.I$45])^2)" office:value-type="float" office:value="2.5" calcext:value-type="float">
            <text:p>2.5</text:p>
          </table:table-cell>
          <table:table-cell table:style-name="ce317" table:formula="of:=[.$D50]/(4*([.J$45])^2)" office:value-type="float" office:value="1.4792899408284" calcext:value-type="float">
            <text:p>1.5</text:p>
          </table:table-cell>
          <table:table-cell table:style-name="ce317" table:formula="of:=[.$D50]/(4*([.K$45])^2)" office:value-type="float" office:value="1.11111111111111" calcext:value-type="float">
            <text:p>1.1</text:p>
          </table:table-cell>
          <table:table-cell table:style-name="ce317" table:formula="of:=[.$D50]/(4*([.L$45])^2)" office:value-type="float" office:value="0.369822485207101" calcext:value-type="float">
            <text:p>0.4</text:p>
          </table:table-cell>
          <table:table-cell table:style-name="ce364" table:formula="of:=[.$D50]/(4*([.M$45])^2)" office:value-type="float" office:value="0.0924556213017751" calcext:value-type="float">
            <text:p>0.09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style-name="ce263"/>
          <table:table-cell table:style-name="ce275" office:value-type="float" office:value="1440" calcext:value-type="float">
            <text:p>1440</text:p>
          </table:table-cell>
          <table:table-cell table:style-name="ce306" table:formula="of:=[.$D51]/(4*([.E$45])^2)" office:value-type="float" office:value="360" calcext:value-type="float">
            <text:p>360</text:p>
          </table:table-cell>
          <table:table-cell table:style-name="ce319" table:formula="of:=[.$D51]/(4*([.F$45])^2)" office:value-type="float" office:value="34.0828402366864" calcext:value-type="float">
            <text:p>34.1</text:p>
          </table:table-cell>
          <table:table-cell table:style-name="ce317" table:formula="of:=[.$D51]/(4*([.G$45])^2)" office:value-type="float" office:value="14.4" calcext:value-type="float">
            <text:p>14.4</text:p>
          </table:table-cell>
          <table:table-cell table:style-name="ce317" table:formula="of:=[.$D51]/(4*([.H$45])^2)" office:value-type="float" office:value="8.5207100591716" calcext:value-type="float">
            <text:p>8.5</text:p>
          </table:table-cell>
          <table:table-cell table:style-name="ce317" table:formula="of:=[.$D51]/(4*([.I$45])^2)" office:value-type="float" office:value="3.6" calcext:value-type="float">
            <text:p>3.6</text:p>
          </table:table-cell>
          <table:table-cell table:style-name="ce317" table:formula="of:=[.$D51]/(4*([.J$45])^2)" office:value-type="float" office:value="2.1301775147929" calcext:value-type="float">
            <text:p>2.1</text:p>
          </table:table-cell>
          <table:table-cell table:style-name="ce317" table:formula="of:=[.$D51]/(4*([.K$45])^2)" office:value-type="float" office:value="1.6" calcext:value-type="float">
            <text:p>1.6</text:p>
          </table:table-cell>
          <table:table-cell table:style-name="ce317" table:formula="of:=[.$D51]/(4*([.L$45])^2)" office:value-type="float" office:value="0.532544378698225" calcext:value-type="float">
            <text:p>0.5</text:p>
          </table:table-cell>
          <table:table-cell table:style-name="ce364" table:formula="of:=[.$D51]/(4*([.M$45])^2)" office:value-type="float" office:value="0.133136094674556" calcext:value-type="float">
            <text:p>0.13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style-name="ce263"/>
          <table:table-cell table:style-name="ce275" office:value-type="float" office:value="2000" calcext:value-type="float">
            <text:p>2000</text:p>
          </table:table-cell>
          <table:table-cell table:style-name="ce306" table:formula="of:=[.$D52]/(4*([.E$45])^2)" office:value-type="float" office:value="500" calcext:value-type="float">
            <text:p>500</text:p>
          </table:table-cell>
          <table:table-cell table:style-name="ce319" table:formula="of:=[.$D52]/(4*([.F$45])^2)" office:value-type="float" office:value="47.3372781065089" calcext:value-type="float">
            <text:p>47.3</text:p>
          </table:table-cell>
          <table:table-cell table:style-name="ce318" table:formula="of:=[.$D52]/(4*([.G$45])^2)" office:value-type="float" office:value="20" calcext:value-type="float">
            <text:p>20.0</text:p>
          </table:table-cell>
          <table:table-cell table:style-name="ce317" table:formula="of:=[.$D52]/(4*([.H$45])^2)" office:value-type="float" office:value="11.8343195266272" calcext:value-type="float">
            <text:p>11.8</text:p>
          </table:table-cell>
          <table:table-cell table:style-name="ce317" table:formula="of:=[.$D52]/(4*([.I$45])^2)" office:value-type="float" office:value="5" calcext:value-type="float">
            <text:p>5.0</text:p>
          </table:table-cell>
          <table:table-cell table:style-name="ce317" table:formula="of:=[.$D52]/(4*([.J$45])^2)" office:value-type="float" office:value="2.9585798816568" calcext:value-type="float">
            <text:p>3.0</text:p>
          </table:table-cell>
          <table:table-cell table:style-name="ce317" table:formula="of:=[.$D52]/(4*([.K$45])^2)" office:value-type="float" office:value="2.22222222222222" calcext:value-type="float">
            <text:p>2.2</text:p>
          </table:table-cell>
          <table:table-cell table:style-name="ce317" table:formula="of:=[.$D52]/(4*([.L$45])^2)" office:value-type="float" office:value="0.739644970414201" calcext:value-type="float">
            <text:p>0.7</text:p>
          </table:table-cell>
          <table:table-cell table:style-name="ce364" table:formula="of:=[.$D52]/(4*([.M$45])^2)" office:value-type="float" office:value="0.18491124260355" calcext:value-type="float">
            <text:p>0.18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style-name="ce263"/>
          <table:table-cell table:style-name="ce275" office:value-type="float" office:value="2880" calcext:value-type="float">
            <text:p>2880</text:p>
          </table:table-cell>
          <table:table-cell table:style-name="ce306" table:formula="of:=[.$D53]/(4*([.E$45])^2)" office:value-type="float" office:value="720" calcext:value-type="float">
            <text:p>720</text:p>
          </table:table-cell>
          <table:table-cell table:style-name="ce319" table:formula="of:=[.$D53]/(4*([.F$45])^2)" office:value-type="float" office:value="68.1656804733728" calcext:value-type="float">
            <text:p>68.2</text:p>
          </table:table-cell>
          <table:table-cell table:style-name="ce319" table:formula="of:=[.$D53]/(4*([.G$45])^2)" office:value-type="float" office:value="28.8" calcext:value-type="float">
            <text:p>28.8</text:p>
          </table:table-cell>
          <table:table-cell table:style-name="ce318" table:formula="of:=[.$D53]/(4*([.H$45])^2)" office:value-type="float" office:value="17.0414201183432" calcext:value-type="float">
            <text:p>17.0</text:p>
          </table:table-cell>
          <table:table-cell table:style-name="ce317" table:formula="of:=[.$D53]/(4*([.I$45])^2)" office:value-type="float" office:value="7.2" calcext:value-type="float">
            <text:p>7.2</text:p>
          </table:table-cell>
          <table:table-cell table:style-name="ce317" table:formula="of:=[.$D53]/(4*([.J$45])^2)" office:value-type="float" office:value="4.2603550295858" calcext:value-type="float">
            <text:p>4.3</text:p>
          </table:table-cell>
          <table:table-cell table:style-name="ce317" table:formula="of:=[.$D53]/(4*([.K$45])^2)" office:value-type="float" office:value="3.2" calcext:value-type="float">
            <text:p>3.2</text:p>
          </table:table-cell>
          <table:table-cell table:style-name="ce317" table:formula="of:=[.$D53]/(4*([.L$45])^2)" office:value-type="float" office:value="1.06508875739645" calcext:value-type="float">
            <text:p>1.1</text:p>
          </table:table-cell>
          <table:table-cell table:style-name="ce364" table:formula="of:=[.$D53]/(4*([.M$45])^2)" office:value-type="float" office:value="0.266272189349112" calcext:value-type="float">
            <text:p>0.27</text:p>
          </table:table-cell>
          <table:table-cell table:number-columns-repeated="1011"/>
        </table:table-row>
        <table:table-row table:style-name="ro1">
          <table:table-cell table:number-columns-repeated="2"/>
          <table:covered-table-cell table:style-name="ce263"/>
          <table:table-cell table:style-name="ce290" office:value-type="float" office:value="5760" calcext:value-type="float">
            <text:p>5760</text:p>
          </table:table-cell>
          <table:table-cell table:style-name="ce307" table:formula="of:=[.$D54]/(4*([.E$45])^2)" office:value-type="float" office:value="1440" calcext:value-type="float">
            <text:p>1440</text:p>
          </table:table-cell>
          <table:table-cell table:style-name="ce320" table:formula="of:=[.$D54]/(4*([.F$45])^2)" office:value-type="float" office:value="136.331360946746" calcext:value-type="float">
            <text:p>136.3</text:p>
          </table:table-cell>
          <table:table-cell table:style-name="ce320" table:formula="of:=[.$D54]/(4*([.G$45])^2)" office:value-type="float" office:value="57.6" calcext:value-type="float">
            <text:p>57.6</text:p>
          </table:table-cell>
          <table:table-cell table:style-name="ce320" table:formula="of:=[.$D54]/(4*([.H$45])^2)" office:value-type="float" office:value="34.0828402366864" calcext:value-type="float">
            <text:p>34.1</text:p>
          </table:table-cell>
          <table:table-cell table:style-name="ce352" table:formula="of:=[.$D54]/(4*([.I$45])^2)" office:value-type="float" office:value="14.4" calcext:value-type="float">
            <text:p>14.4</text:p>
          </table:table-cell>
          <table:table-cell table:style-name="ce352" table:formula="of:=[.$D54]/(4*([.J$45])^2)" office:value-type="float" office:value="8.5207100591716" calcext:value-type="float">
            <text:p>8.5</text:p>
          </table:table-cell>
          <table:table-cell table:style-name="ce352" table:formula="of:=[.$D54]/(4*([.K$45])^2)" office:value-type="float" office:value="6.4" calcext:value-type="float">
            <text:p>6.4</text:p>
          </table:table-cell>
          <table:table-cell table:style-name="ce352" table:formula="of:=[.$D54]/(4*([.L$45])^2)" office:value-type="float" office:value="2.1301775147929" calcext:value-type="float">
            <text:p>2.1</text:p>
          </table:table-cell>
          <table:table-cell table:style-name="ce365" table:formula="of:=[.$D54]/(4*([.M$45])^2)" office:value-type="float" office:value="0.532544378698225" calcext:value-type="float">
            <text:p>0.53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17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261" office:value-type="string" calcext:value-type="string" table:number-columns-spanned="11" table:number-rows-spanned="1">
            <text:p>Number of grid points, equidistant, Delta+=5</text:p>
          </table:table-cell>
          <table:covered-table-cell table:number-columns-repeated="10" table:style-name="ce261"/>
          <table:table-cell table:style-name="ce372" office:value-type="string" calcext:value-type="string" table:number-columns-spanned="1" table:number-rows-spanned="3">
            <text:p>Fixed</text:p>
            <text:p>Pipe</text:p>
            <text:p>length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D/2</text:p>
          </table:table-cell>
          <table:table-cell office:value-type="float" office:value="0.5" calcext:value-type="float">
            <text:p>0.5</text:p>
          </table:table-cell>
          <table:table-cell table:style-name="ce261"/>
          <table:table-cell table:style-name="ce321" office:value-type="string" calcext:value-type="string">
            <text:p>Delta r+</text:p>
          </table:table-cell>
          <table:table-cell table:style-name="ce337" office:value-type="float" office:value="5" calcext:value-type="float">
            <text:p>5</text:p>
          </table:table-cell>
          <table:table-cell table:style-name="ce261" table:number-columns-repeated="6"/>
          <table:covered-table-cell table:style-name="ce372"/>
          <table:table-cell table:number-columns-repeated="1010"/>
        </table:table-row>
        <table:table-row table:style-name="ro1">
          <table:table-cell table:number-columns-repeated="2"/>
          <table:table-cell table:style-name="ce261" office:value-type="string" calcext:value-type="string">
            <text:p>C</text:p>
          </table:table-cell>
          <table:table-cell table:formula="of:=2*PI()*[.D60]" office:value-type="float" office:value="3.14159265358979" calcext:value-type="float">
            <text:p>3.1415926536</text:p>
          </table:table-cell>
          <table:table-cell table:style-name="ce261"/>
          <table:table-cell table:style-name="ce261" office:value-type="string" calcext:value-type="string">
            <text:p>Delta phi R+</text:p>
          </table:table-cell>
          <table:table-cell table:style-name="ce338" office:value-type="float" office:value="5" calcext:value-type="float">
            <text:p>5</text:p>
          </table:table-cell>
          <table:table-cell table:style-name="ce261" table:number-columns-repeated="6"/>
          <table:covered-table-cell table:style-name="ce372"/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L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elta z+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373" table:formula="of:=[.D62]"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274" office:value-type="string" calcext:value-type="string" table:number-columns-spanned="2" table:number-rows-spanned="2">
            <text:p>Nx * Ny * Nz</text:p>
          </table:table-cell>
          <table:covered-table-cell table:style-name="ce274"/>
          <table:table-cell table:style-name="ce291" office:value-type="string" calcext:value-type="string" table:number-columns-spanned="9" table:number-rows-spanned="1">
            <text:p>Womersley</text:p>
          </table:table-cell>
          <table:covered-table-cell table:number-columns-repeated="8" table:style-name="ce291"/>
          <table:table-cell table:style-name="ce374" table:number-columns-spanned="1" table:number-rows-spanned="2"/>
          <table:table-cell table:number-columns-repeated="1010"/>
        </table:table-row>
        <table:table-row table:style-name="ro1">
          <table:table-cell table:number-columns-repeated="2"/>
          <table:covered-table-cell table:number-columns-repeated="2" table:style-name="ce274"/>
          <table:table-cell table:style-name="ce292" office:value-type="float" office:value="1" calcext:value-type="float">
            <text:p>1</text:p>
          </table:table-cell>
          <table:table-cell table:style-name="ce292" office:value-type="float" office:value="3.25" calcext:value-type="float">
            <text:p>3.25</text:p>
          </table:table-cell>
          <table:table-cell table:style-name="ce292" office:value-type="float" office:value="5" calcext:value-type="float">
            <text:p>5</text:p>
          </table:table-cell>
          <table:table-cell table:style-name="ce292" office:value-type="float" office:value="6.5" calcext:value-type="float">
            <text:p>6.5</text:p>
          </table:table-cell>
          <table:table-cell table:style-name="ce292" office:value-type="float" office:value="10" calcext:value-type="float">
            <text:p>10</text:p>
          </table:table-cell>
          <table:table-cell table:style-name="ce292" office:value-type="float" office:value="13" calcext:value-type="float">
            <text:p>13</text:p>
          </table:table-cell>
          <table:table-cell table:style-name="ce292" office:value-type="float" office:value="15" calcext:value-type="float">
            <text:p>15</text:p>
          </table:table-cell>
          <table:table-cell table:style-name="ce292" office:value-type="float" office:value="26" calcext:value-type="float">
            <text:p>26</text:p>
          </table:table-cell>
          <table:table-cell table:style-name="ce360" office:value-type="float" office:value="52" calcext:value-type="float">
            <text:p>52</text:p>
          </table:table-cell>
          <table:covered-table-cell table:style-name="ce374"/>
          <table:table-cell table:number-columns-repeated="1010"/>
        </table:table-row>
        <table:table-row table:style-name="ro1">
          <table:table-cell table:number-columns-repeated="2"/>
          <table:table-cell table:style-name="ce263" office:value-type="string" calcext:value-type="string" table:number-columns-spanned="1" table:number-rows-spanned="9">
            <text:p>Re_Tau</text:p>
          </table:table-cell>
          <table:table-cell table:style-name="ce275" office:value-type="float" office:value="180" calcext:value-type="float">
            <text:p>180</text:p>
          </table:table-cell>
          <table:table-cell table:style-name="ce308" table:formula="of:=([.$D$60]*[.$D65]/[.$G$60])*([.$D$61]*[.$D65]/[.$G$61])*([.E46]*[.$D65]/[.$G$62])" office:value-type="float" office:value="3297918.30403242" calcext:value-type="float">
            <text:p>3.3E+6</text:p>
          </table:table-cell>
          <table:table-cell table:style-name="ce308" table:formula="of:=([.$D$60]*[.$D65]/[.$G$60])*([.$D$61]*[.$D65]/[.$G$61])*([.F46]*[.$D65]/[.$G$62])" office:value-type="float" office:value="312228.951861058" calcext:value-type="float">
            <text:p>3.1E+5</text:p>
          </table:table-cell>
          <table:table-cell table:style-name="ce308" table:formula="of:=([.$D$60]*[.$D65]/[.$G$60])*([.$D$61]*[.$D65]/[.$G$61])*([.G46]*[.$D65]/[.$G$62])" office:value-type="float" office:value="131916.732161297" calcext:value-type="float">
            <text:p>1.3E+5</text:p>
          </table:table-cell>
          <table:table-cell table:style-name="ce308" table:formula="of:=([.$D$60]*[.$D65]/[.$G$60])*([.$D$61]*[.$D65]/[.$G$61])*([.H46]*[.$D65]/[.$G$62])" office:value-type="float" office:value="78057.2379652644" calcext:value-type="float">
            <text:p>7.8E+4</text:p>
          </table:table-cell>
          <table:table-cell table:style-name="ce308" table:formula="of:=([.$D$60]*[.$D65]/[.$G$60])*([.$D$61]*[.$D65]/[.$G$61])*([.I46]*[.$D65]/[.$G$62])" office:value-type="float" office:value="32979.1830403242" calcext:value-type="float">
            <text:p>3.3E+4</text:p>
          </table:table-cell>
          <table:table-cell table:style-name="ce308" table:formula="of:=([.$D$60]*[.$D65]/[.$G$60])*([.$D$61]*[.$D65]/[.$G$61])*([.J46]*[.$D65]/[.$G$62])" office:value-type="float" office:value="19514.3094913161" calcext:value-type="float">
            <text:p>2.0E+4</text:p>
          </table:table-cell>
          <table:table-cell table:style-name="ce308" table:formula="of:=([.$D$60]*[.$D65]/[.$G$60])*([.$D$61]*[.$D65]/[.$G$61])*([.K46]*[.$D65]/[.$G$62])" office:value-type="float" office:value="14657.4146845885" calcext:value-type="float">
            <text:p>1.5E+4</text:p>
          </table:table-cell>
          <table:table-cell table:style-name="ce308" table:formula="of:=([.$D$60]*[.$D65]/[.$G$60])*([.$D$61]*[.$D65]/[.$G$61])*([.L46]*[.$D65]/[.$G$62])" office:value-type="float" office:value="4878.57737282903" calcext:value-type="float">
            <text:p>4.9E+3</text:p>
          </table:table-cell>
          <table:table-cell table:style-name="ce308" table:formula="of:=([.$D$60]*[.$D65]/[.$G$60])*([.$D$61]*[.$D65]/[.$G$61])*([.M46]*[.$D65]/[.$G$62])" office:value-type="float" office:value="1219.64434320726" calcext:value-type="float">
            <text:p>1.2E+3</text:p>
          </table:table-cell>
          <table:table-cell table:style-name="ce375" table:formula="of:=([.$D$60]*[.$D65]/[.$G$60])*([.$D$61]*[.$D65]/[.$G$61])*([.$N$62]*[.$D65]/[.$G$62])" office:value-type="float" office:value="1099306.10134414" calcext:value-type="float">
            <text:p>1.1E+6</text:p>
          </table:table-cell>
          <table:table-cell table:number-columns-repeated="1010"/>
        </table:table-row>
        <table:table-row table:style-name="ro1">
          <table:table-cell table:number-columns-repeated="2"/>
          <table:covered-table-cell table:style-name="ce263"/>
          <table:table-cell table:style-name="ce275" office:value-type="float" office:value="360" calcext:value-type="float">
            <text:p>360</text:p>
          </table:table-cell>
          <table:table-cell table:style-name="ce308" table:formula="of:=([.$D$60]*[.$D66]/[.$G$60])*([.$D$61]*[.$D66]/[.$G$61])*([.E47]*[.$D66]/[.$G$62])" office:value-type="float" office:value="52766692.8645187" calcext:value-type="float">
            <text:p>5.3E+7</text:p>
          </table:table-cell>
          <table:table-cell table:style-name="ce308" table:formula="of:=([.$D$60]*[.$D66]/[.$G$60])*([.$D$61]*[.$D66]/[.$G$61])*([.F47]*[.$D66]/[.$G$62])" office:value-type="float" office:value="4995663.22977692" calcext:value-type="float">
            <text:p>5.0E+6</text:p>
          </table:table-cell>
          <table:table-cell table:style-name="ce308" table:formula="of:=([.$D$60]*[.$D66]/[.$G$60])*([.$D$61]*[.$D66]/[.$G$61])*([.G47]*[.$D66]/[.$G$62])" office:value-type="float" office:value="2110667.71458075" calcext:value-type="float">
            <text:p>2.1E+6</text:p>
          </table:table-cell>
          <table:table-cell table:style-name="ce308" table:formula="of:=([.$D$60]*[.$D66]/[.$G$60])*([.$D$61]*[.$D66]/[.$G$61])*([.H47]*[.$D66]/[.$G$62])" office:value-type="float" office:value="1248915.80744423" calcext:value-type="float">
            <text:p>1.2E+6</text:p>
          </table:table-cell>
          <table:table-cell table:style-name="ce308" table:formula="of:=([.$D$60]*[.$D66]/[.$G$60])*([.$D$61]*[.$D66]/[.$G$61])*([.I47]*[.$D66]/[.$G$62])" office:value-type="float" office:value="527666.928645187" calcext:value-type="float">
            <text:p>5.3E+5</text:p>
          </table:table-cell>
          <table:table-cell table:style-name="ce308" table:formula="of:=([.$D$60]*[.$D66]/[.$G$60])*([.$D$61]*[.$D66]/[.$G$61])*([.J47]*[.$D66]/[.$G$62])" office:value-type="float" office:value="312228.951861058" calcext:value-type="float">
            <text:p>3.1E+5</text:p>
          </table:table-cell>
          <table:table-cell table:style-name="ce308" table:formula="of:=([.$D$60]*[.$D66]/[.$G$60])*([.$D$61]*[.$D66]/[.$G$61])*([.K47]*[.$D66]/[.$G$62])" office:value-type="float" office:value="234518.634953417" calcext:value-type="float">
            <text:p>2.3E+5</text:p>
          </table:table-cell>
          <table:table-cell table:style-name="ce308" table:formula="of:=([.$D$60]*[.$D66]/[.$G$60])*([.$D$61]*[.$D66]/[.$G$61])*([.L47]*[.$D66]/[.$G$62])" office:value-type="float" office:value="78057.2379652644" calcext:value-type="float">
            <text:p>7.8E+4</text:p>
          </table:table-cell>
          <table:table-cell table:style-name="ce308" table:formula="of:=([.$D$60]*[.$D66]/[.$G$60])*([.$D$61]*[.$D66]/[.$G$61])*([.M47]*[.$D66]/[.$G$62])" office:value-type="float" office:value="19514.3094913161" calcext:value-type="float">
            <text:p>2.0E+4</text:p>
          </table:table-cell>
          <table:table-cell table:style-name="ce375" table:formula="of:=([.$D$60]*[.$D66]/[.$G$60])*([.$D$61]*[.$D66]/[.$G$61])*([.$N$62]*[.$D66]/[.$G$62])" office:value-type="float" office:value="8794448.81075312" calcext:value-type="float">
            <text:p>8.8E+6</text:p>
          </table:table-cell>
          <table:table-cell table:number-columns-repeated="1010"/>
        </table:table-row>
        <table:table-row table:style-name="ro1">
          <table:table-cell table:number-columns-repeated="2"/>
          <table:covered-table-cell table:style-name="ce263"/>
          <table:table-cell table:style-name="ce275" office:value-type="float" office:value="500" calcext:value-type="float">
            <text:p>500</text:p>
          </table:table-cell>
          <table:table-cell table:style-name="ce308" table:formula="of:=([.$D$60]*[.$D67]/[.$G$60])*([.$D$61]*[.$D67]/[.$G$61])*([.E48]*[.$D67]/[.$G$62])" office:value-type="float" office:value="196349540.849362" calcext:value-type="float">
            <text:p>2.0E+8</text:p>
          </table:table-cell>
          <table:table-cell table:style-name="ce308" table:formula="of:=([.$D$60]*[.$D67]/[.$G$60])*([.$D$61]*[.$D67]/[.$G$61])*([.F48]*[.$D67]/[.$G$62])" office:value-type="float" office:value="18589305.6425432" calcext:value-type="float">
            <text:p>1.9E+7</text:p>
          </table:table-cell>
          <table:table-cell table:style-name="ce308" table:formula="of:=([.$D$60]*[.$D67]/[.$G$60])*([.$D$61]*[.$D67]/[.$G$61])*([.G48]*[.$D67]/[.$G$62])" office:value-type="float" office:value="7853981.63397448" calcext:value-type="float">
            <text:p>7.9E+6</text:p>
          </table:table-cell>
          <table:table-cell table:style-name="ce308" table:formula="of:=([.$D$60]*[.$D67]/[.$G$60])*([.$D$61]*[.$D67]/[.$G$61])*([.H48]*[.$D67]/[.$G$62])" office:value-type="float" office:value="4647326.41063579" calcext:value-type="float">
            <text:p>4.6E+6</text:p>
          </table:table-cell>
          <table:table-cell table:style-name="ce308" table:formula="of:=([.$D$60]*[.$D67]/[.$G$60])*([.$D$61]*[.$D67]/[.$G$61])*([.I48]*[.$D67]/[.$G$62])" office:value-type="float" office:value="1963495.40849362" calcext:value-type="float">
            <text:p>2.0E+6</text:p>
          </table:table-cell>
          <table:table-cell table:style-name="ce308" table:formula="of:=([.$D$60]*[.$D67]/[.$G$60])*([.$D$61]*[.$D67]/[.$G$61])*([.J48]*[.$D67]/[.$G$62])" office:value-type="float" office:value="1161831.60265895" calcext:value-type="float">
            <text:p>1.2E+6</text:p>
          </table:table-cell>
          <table:table-cell table:style-name="ce308" table:formula="of:=([.$D$60]*[.$D67]/[.$G$60])*([.$D$61]*[.$D67]/[.$G$61])*([.K48]*[.$D67]/[.$G$62])" office:value-type="float" office:value="872664.625997165" calcext:value-type="float">
            <text:p>8.7E+5</text:p>
          </table:table-cell>
          <table:table-cell table:style-name="ce308" table:formula="of:=([.$D$60]*[.$D67]/[.$G$60])*([.$D$61]*[.$D67]/[.$G$61])*([.L48]*[.$D67]/[.$G$62])" office:value-type="float" office:value="290457.900664737" calcext:value-type="float">
            <text:p>2.9E+5</text:p>
          </table:table-cell>
          <table:table-cell table:style-name="ce308" table:formula="of:=([.$D$60]*[.$D67]/[.$G$60])*([.$D$61]*[.$D67]/[.$G$61])*([.M48]*[.$D67]/[.$G$62])" office:value-type="float" office:value="72614.4751661842" calcext:value-type="float">
            <text:p>7.3E+4</text:p>
          </table:table-cell>
          <table:table-cell table:style-name="ce375" table:formula="of:=([.$D$60]*[.$D67]/[.$G$60])*([.$D$61]*[.$D67]/[.$G$61])*([.$N$62]*[.$D67]/[.$G$62])" office:value-type="float" office:value="23561944.9019234" calcext:value-type="float">
            <text:p>2.4E+7</text:p>
          </table:table-cell>
          <table:table-cell table:number-columns-repeated="1010"/>
        </table:table-row>
        <table:table-row table:style-name="ro1">
          <table:table-cell table:number-columns-repeated="2"/>
          <table:covered-table-cell table:style-name="ce263"/>
          <table:table-cell table:style-name="ce275" office:value-type="float" office:value="720" calcext:value-type="float">
            <text:p>720</text:p>
          </table:table-cell>
          <table:table-cell table:style-name="ce308" table:formula="of:=([.$D$60]*[.$D68]/[.$G$60])*([.$D$61]*[.$D68]/[.$G$61])*([.E49]*[.$D68]/[.$G$62])" office:value-type="float" office:value="844267085.8323" calcext:value-type="float">
            <text:p>8.4E+8</text:p>
          </table:table-cell>
          <table:table-cell table:style-name="ce308" table:formula="of:=([.$D$60]*[.$D68]/[.$G$60])*([.$D$61]*[.$D68]/[.$G$61])*([.F49]*[.$D68]/[.$G$62])" office:value-type="float" office:value="79930611.6764307" calcext:value-type="float">
            <text:p>8.0E+7</text:p>
          </table:table-cell>
          <table:table-cell table:style-name="ce308" table:formula="of:=([.$D$60]*[.$D68]/[.$G$60])*([.$D$61]*[.$D68]/[.$G$61])*([.G49]*[.$D68]/[.$G$62])" office:value-type="float" office:value="33770683.433292" calcext:value-type="float">
            <text:p>3.4E+7</text:p>
          </table:table-cell>
          <table:table-cell table:style-name="ce308" table:formula="of:=([.$D$60]*[.$D68]/[.$G$60])*([.$D$61]*[.$D68]/[.$G$61])*([.H49]*[.$D68]/[.$G$62])" office:value-type="float" office:value="19982652.9191077" calcext:value-type="float">
            <text:p>2.0E+7</text:p>
          </table:table-cell>
          <table:table-cell table:style-name="ce308" table:formula="of:=([.$D$60]*[.$D68]/[.$G$60])*([.$D$61]*[.$D68]/[.$G$61])*([.I49]*[.$D68]/[.$G$62])" office:value-type="float" office:value="8442670.858323" calcext:value-type="float">
            <text:p>8.4E+6</text:p>
          </table:table-cell>
          <table:table-cell table:style-name="ce308" table:formula="of:=([.$D$60]*[.$D68]/[.$G$60])*([.$D$61]*[.$D68]/[.$G$61])*([.J49]*[.$D68]/[.$G$62])" office:value-type="float" office:value="4995663.22977692" calcext:value-type="float">
            <text:p>5.0E+6</text:p>
          </table:table-cell>
          <table:table-cell table:style-name="ce308" table:formula="of:=([.$D$60]*[.$D68]/[.$G$60])*([.$D$61]*[.$D68]/[.$G$61])*([.K49]*[.$D68]/[.$G$62])" office:value-type="float" office:value="3752298.15925467" calcext:value-type="float">
            <text:p>3.8E+6</text:p>
          </table:table-cell>
          <table:table-cell table:style-name="ce308" table:formula="of:=([.$D$60]*[.$D68]/[.$G$60])*([.$D$61]*[.$D68]/[.$G$61])*([.L49]*[.$D68]/[.$G$62])" office:value-type="float" office:value="1248915.80744423" calcext:value-type="float">
            <text:p>1.2E+6</text:p>
          </table:table-cell>
          <table:table-cell table:style-name="ce308" table:formula="of:=([.$D$60]*[.$D68]/[.$G$60])*([.$D$61]*[.$D68]/[.$G$61])*([.M49]*[.$D68]/[.$G$62])" office:value-type="float" office:value="312228.951861058" calcext:value-type="float">
            <text:p>3.1E+5</text:p>
          </table:table-cell>
          <table:table-cell table:style-name="ce375" table:formula="of:=([.$D$60]*[.$D68]/[.$G$60])*([.$D$61]*[.$D68]/[.$G$61])*([.$N$62]*[.$D68]/[.$G$62])" office:value-type="float" office:value="70355590.486025" calcext:value-type="float">
            <text:p>7.0E+7</text:p>
          </table:table-cell>
          <table:table-cell table:number-columns-repeated="1010"/>
        </table:table-row>
        <table:table-row table:style-name="ro1">
          <table:table-cell table:number-columns-repeated="2"/>
          <table:covered-table-cell table:style-name="ce263"/>
          <table:table-cell table:style-name="ce275" office:value-type="float" office:value="1000" calcext:value-type="float">
            <text:p>1000</text:p>
          </table:table-cell>
          <table:table-cell table:style-name="ce308" table:formula="of:=([.$D$60]*[.$D69]/[.$G$60])*([.$D$61]*[.$D69]/[.$G$61])*([.E50]*[.$D69]/[.$G$62])" office:value-type="float" office:value="3141592653.58979" calcext:value-type="float">
            <text:p>3.1E+9</text:p>
          </table:table-cell>
          <table:table-cell table:style-name="ce308" table:formula="of:=([.$D$60]*[.$D69]/[.$G$60])*([.$D$61]*[.$D69]/[.$G$61])*([.F50]*[.$D69]/[.$G$62])" office:value-type="float" office:value="297428890.28069" calcext:value-type="float">
            <text:p>3.0E+8</text:p>
          </table:table-cell>
          <table:table-cell table:style-name="ce308" table:formula="of:=([.$D$60]*[.$D69]/[.$G$60])*([.$D$61]*[.$D69]/[.$G$61])*([.G50]*[.$D69]/[.$G$62])" office:value-type="float" office:value="125663706.143592" calcext:value-type="float">
            <text:p>1.3E+8</text:p>
          </table:table-cell>
          <table:table-cell table:style-name="ce308" table:formula="of:=([.$D$60]*[.$D69]/[.$G$60])*([.$D$61]*[.$D69]/[.$G$61])*([.H50]*[.$D69]/[.$G$62])" office:value-type="float" office:value="74357222.5701726" calcext:value-type="float">
            <text:p>7.4E+7</text:p>
          </table:table-cell>
          <table:table-cell table:style-name="ce308" table:formula="of:=([.$D$60]*[.$D69]/[.$G$60])*([.$D$61]*[.$D69]/[.$G$61])*([.I50]*[.$D69]/[.$G$62])" office:value-type="float" office:value="31415926.5358979" calcext:value-type="float">
            <text:p>3.1E+7</text:p>
          </table:table-cell>
          <table:table-cell table:style-name="ce308" table:formula="of:=([.$D$60]*[.$D69]/[.$G$60])*([.$D$61]*[.$D69]/[.$G$61])*([.J50]*[.$D69]/[.$G$62])" office:value-type="float" office:value="18589305.6425432" calcext:value-type="float">
            <text:p>1.9E+7</text:p>
          </table:table-cell>
          <table:table-cell table:style-name="ce308" table:formula="of:=([.$D$60]*[.$D69]/[.$G$60])*([.$D$61]*[.$D69]/[.$G$61])*([.K50]*[.$D69]/[.$G$62])" office:value-type="float" office:value="13962634.0159546" calcext:value-type="float">
            <text:p>1.4E+7</text:p>
          </table:table-cell>
          <table:table-cell table:style-name="ce308" table:formula="of:=([.$D$60]*[.$D69]/[.$G$60])*([.$D$61]*[.$D69]/[.$G$61])*([.L50]*[.$D69]/[.$G$62])" office:value-type="float" office:value="4647326.41063579" calcext:value-type="float">
            <text:p>4.6E+6</text:p>
          </table:table-cell>
          <table:table-cell table:style-name="ce308" table:formula="of:=([.$D$60]*[.$D69]/[.$G$60])*([.$D$61]*[.$D69]/[.$G$61])*([.M50]*[.$D69]/[.$G$62])" office:value-type="float" office:value="1161831.60265895" calcext:value-type="float">
            <text:p>1.2E+6</text:p>
          </table:table-cell>
          <table:table-cell table:style-name="ce375" table:formula="of:=([.$D$60]*[.$D69]/[.$G$60])*([.$D$61]*[.$D69]/[.$G$61])*([.$N$62]*[.$D69]/[.$G$62])" office:value-type="float" office:value="188495559.215388" calcext:value-type="float">
            <text:p>1.9E+8</text:p>
          </table:table-cell>
          <table:table-cell table:number-columns-repeated="1010"/>
        </table:table-row>
        <table:table-row table:style-name="ro1">
          <table:table-cell table:number-columns-repeated="2"/>
          <table:covered-table-cell table:style-name="ce263"/>
          <table:table-cell table:style-name="ce275" office:value-type="float" office:value="1440" calcext:value-type="float">
            <text:p>1440</text:p>
          </table:table-cell>
          <table:table-cell table:style-name="ce308" table:formula="of:=([.$D$60]*[.$D70]/[.$G$60])*([.$D$61]*[.$D70]/[.$G$61])*([.E51]*[.$D70]/[.$G$62])" office:value-type="float" office:value="13508273373.3168" calcext:value-type="float">
            <text:p>1.4E+10</text:p>
          </table:table-cell>
          <table:table-cell table:style-name="ce308" table:formula="of:=([.$D$60]*[.$D70]/[.$G$60])*([.$D$61]*[.$D70]/[.$G$61])*([.F51]*[.$D70]/[.$G$62])" office:value-type="float" office:value="1278889786.82289" calcext:value-type="float">
            <text:p>1.3E+9</text:p>
          </table:table-cell>
          <table:table-cell table:style-name="ce308" table:formula="of:=([.$D$60]*[.$D70]/[.$G$60])*([.$D$61]*[.$D70]/[.$G$61])*([.G51]*[.$D70]/[.$G$62])" office:value-type="float" office:value="540330934.932672" calcext:value-type="float">
            <text:p>5.4E+8</text:p>
          </table:table-cell>
          <table:table-cell table:style-name="ce308" table:formula="of:=([.$D$60]*[.$D70]/[.$G$60])*([.$D$61]*[.$D70]/[.$G$61])*([.H51]*[.$D70]/[.$G$62])" office:value-type="float" office:value="319722446.705723" calcext:value-type="float">
            <text:p>3.2E+8</text:p>
          </table:table-cell>
          <table:table-cell table:style-name="ce308" table:formula="of:=([.$D$60]*[.$D70]/[.$G$60])*([.$D$61]*[.$D70]/[.$G$61])*([.I51]*[.$D70]/[.$G$62])" office:value-type="float" office:value="135082733.733168" calcext:value-type="float">
            <text:p>1.4E+8</text:p>
          </table:table-cell>
          <table:table-cell table:style-name="ce308" table:formula="of:=([.$D$60]*[.$D70]/[.$G$60])*([.$D$61]*[.$D70]/[.$G$61])*([.J51]*[.$D70]/[.$G$62])" office:value-type="float" office:value="79930611.6764307" calcext:value-type="float">
            <text:p>8.0E+7</text:p>
          </table:table-cell>
          <table:table-cell table:style-name="ce308" table:formula="of:=([.$D$60]*[.$D70]/[.$G$60])*([.$D$61]*[.$D70]/[.$G$61])*([.K51]*[.$D70]/[.$G$62])" office:value-type="float" office:value="60036770.5480747" calcext:value-type="float">
            <text:p>6.0E+7</text:p>
          </table:table-cell>
          <table:table-cell table:style-name="ce308" table:formula="of:=([.$D$60]*[.$D70]/[.$G$60])*([.$D$61]*[.$D70]/[.$G$61])*([.L51]*[.$D70]/[.$G$62])" office:value-type="float" office:value="19982652.9191077" calcext:value-type="float">
            <text:p>2.0E+7</text:p>
          </table:table-cell>
          <table:table-cell table:style-name="ce308" table:formula="of:=([.$D$60]*[.$D70]/[.$G$60])*([.$D$61]*[.$D70]/[.$G$61])*([.M51]*[.$D70]/[.$G$62])" office:value-type="float" office:value="4995663.22977692" calcext:value-type="float">
            <text:p>5.0E+6</text:p>
          </table:table-cell>
          <table:table-cell table:style-name="ce375" table:formula="of:=([.$D$60]*[.$D70]/[.$G$60])*([.$D$61]*[.$D70]/[.$G$61])*([.$N$62]*[.$D70]/[.$G$62])" office:value-type="float" office:value="562844723.8882" calcext:value-type="float">
            <text:p>5.6E+8</text:p>
          </table:table-cell>
          <table:table-cell table:number-columns-repeated="1010"/>
        </table:table-row>
        <table:table-row table:style-name="ro1">
          <table:table-cell table:number-columns-repeated="2"/>
          <table:covered-table-cell table:style-name="ce263"/>
          <table:table-cell table:style-name="ce275" office:value-type="float" office:value="2000" calcext:value-type="float">
            <text:p>2000</text:p>
          </table:table-cell>
          <table:table-cell table:style-name="ce308" table:formula="of:=([.$D$60]*[.$D71]/[.$G$60])*([.$D$61]*[.$D71]/[.$G$61])*([.E52]*[.$D71]/[.$G$62])" office:value-type="float" office:value="50265482457.4367" calcext:value-type="float">
            <text:p>5.0E+10</text:p>
          </table:table-cell>
          <table:table-cell table:style-name="ce308" table:formula="of:=([.$D$60]*[.$D71]/[.$G$60])*([.$D$61]*[.$D71]/[.$G$61])*([.F52]*[.$D71]/[.$G$62])" office:value-type="float" office:value="4758862244.49105" calcext:value-type="float">
            <text:p>4.8E+9</text:p>
          </table:table-cell>
          <table:table-cell table:style-name="ce308" table:formula="of:=([.$D$60]*[.$D71]/[.$G$60])*([.$D$61]*[.$D71]/[.$G$61])*([.G52]*[.$D71]/[.$G$62])" office:value-type="float" office:value="2010619298.29747" calcext:value-type="float">
            <text:p>2.0E+9</text:p>
          </table:table-cell>
          <table:table-cell table:style-name="ce308" table:formula="of:=([.$D$60]*[.$D71]/[.$G$60])*([.$D$61]*[.$D71]/[.$G$61])*([.H52]*[.$D71]/[.$G$62])" office:value-type="float" office:value="1189715561.12276" calcext:value-type="float">
            <text:p>1.2E+9</text:p>
          </table:table-cell>
          <table:table-cell table:style-name="ce308" table:formula="of:=([.$D$60]*[.$D71]/[.$G$60])*([.$D$61]*[.$D71]/[.$G$61])*([.I52]*[.$D71]/[.$G$62])" office:value-type="float" office:value="502654824.574367" calcext:value-type="float">
            <text:p>5.0E+8</text:p>
          </table:table-cell>
          <table:table-cell table:style-name="ce308" table:formula="of:=([.$D$60]*[.$D71]/[.$G$60])*([.$D$61]*[.$D71]/[.$G$61])*([.J52]*[.$D71]/[.$G$62])" office:value-type="float" office:value="297428890.28069" calcext:value-type="float">
            <text:p>3.0E+8</text:p>
          </table:table-cell>
          <table:table-cell table:style-name="ce308" table:formula="of:=([.$D$60]*[.$D71]/[.$G$60])*([.$D$61]*[.$D71]/[.$G$61])*([.K52]*[.$D71]/[.$G$62])" office:value-type="float" office:value="223402144.255274" calcext:value-type="float">
            <text:p>2.2E+8</text:p>
          </table:table-cell>
          <table:table-cell table:style-name="ce308" table:formula="of:=([.$D$60]*[.$D71]/[.$G$60])*([.$D$61]*[.$D71]/[.$G$61])*([.L52]*[.$D71]/[.$G$62])" office:value-type="float" office:value="74357222.5701726" calcext:value-type="float">
            <text:p>7.4E+7</text:p>
          </table:table-cell>
          <table:table-cell table:style-name="ce308" table:formula="of:=([.$D$60]*[.$D71]/[.$G$60])*([.$D$61]*[.$D71]/[.$G$61])*([.M52]*[.$D71]/[.$G$62])" office:value-type="float" office:value="18589305.6425432" calcext:value-type="float">
            <text:p>1.9E+7</text:p>
          </table:table-cell>
          <table:table-cell table:style-name="ce376" table:formula="of:=([.$D$60]*[.$D71]/[.$G$60])*([.$D$61]*[.$D71]/[.$G$61])*([.$N$62]*[.$D71]/[.$G$62])" office:value-type="float" office:value="1507964473.7231" calcext:value-type="float">
            <text:p>1.5E+9</text:p>
          </table:table-cell>
          <table:table-cell table:number-columns-repeated="1010"/>
        </table:table-row>
        <table:table-row table:style-name="ro1">
          <table:table-cell table:number-columns-repeated="2"/>
          <table:covered-table-cell table:style-name="ce263"/>
          <table:table-cell table:style-name="ce275" office:value-type="float" office:value="2880" calcext:value-type="float">
            <text:p>2880</text:p>
          </table:table-cell>
          <table:table-cell table:style-name="ce308" table:formula="of:=([.$D$60]*[.$D72]/[.$G$60])*([.$D$61]*[.$D72]/[.$G$61])*([.E53]*[.$D72]/[.$G$62])" office:value-type="float" office:value="216132373973.069" calcext:value-type="float">
            <text:p>2.2E+11</text:p>
          </table:table-cell>
          <table:table-cell table:style-name="ce308" table:formula="of:=([.$D$60]*[.$D72]/[.$G$60])*([.$D$61]*[.$D72]/[.$G$61])*([.F53]*[.$D72]/[.$G$62])" office:value-type="float" office:value="20462236589.1663" calcext:value-type="float">
            <text:p>2.0E+10</text:p>
          </table:table-cell>
          <table:table-cell table:style-name="ce308" table:formula="of:=([.$D$60]*[.$D72]/[.$G$60])*([.$D$61]*[.$D72]/[.$G$61])*([.G53]*[.$D72]/[.$G$62])" office:value-type="float" office:value="8645294958.92275" calcext:value-type="float">
            <text:p>8.6E+9</text:p>
          </table:table-cell>
          <table:table-cell table:style-name="ce308" table:formula="of:=([.$D$60]*[.$D72]/[.$G$60])*([.$D$61]*[.$D72]/[.$G$61])*([.H53]*[.$D72]/[.$G$62])" office:value-type="float" office:value="5115559147.29157" calcext:value-type="float">
            <text:p>5.1E+9</text:p>
          </table:table-cell>
          <table:table-cell table:style-name="ce308" table:formula="of:=([.$D$60]*[.$D72]/[.$G$60])*([.$D$61]*[.$D72]/[.$G$61])*([.I53]*[.$D72]/[.$G$62])" office:value-type="float" office:value="2161323739.73069" calcext:value-type="float">
            <text:p>2.2E+9</text:p>
          </table:table-cell>
          <table:table-cell table:style-name="ce308" table:formula="of:=([.$D$60]*[.$D72]/[.$G$60])*([.$D$61]*[.$D72]/[.$G$61])*([.J53]*[.$D72]/[.$G$62])" office:value-type="float" office:value="1278889786.82289" calcext:value-type="float">
            <text:p>1.3E+9</text:p>
          </table:table-cell>
          <table:table-cell table:style-name="ce308" table:formula="of:=([.$D$60]*[.$D72]/[.$G$60])*([.$D$61]*[.$D72]/[.$G$61])*([.K53]*[.$D72]/[.$G$62])" office:value-type="float" office:value="960588328.769195" calcext:value-type="float">
            <text:p>9.6E+8</text:p>
          </table:table-cell>
          <table:table-cell table:style-name="ce308" table:formula="of:=([.$D$60]*[.$D72]/[.$G$60])*([.$D$61]*[.$D72]/[.$G$61])*([.L53]*[.$D72]/[.$G$62])" office:value-type="float" office:value="319722446.705723" calcext:value-type="float">
            <text:p>3.2E+8</text:p>
          </table:table-cell>
          <table:table-cell table:style-name="ce308" table:formula="of:=([.$D$60]*[.$D72]/[.$G$60])*([.$D$61]*[.$D72]/[.$G$61])*([.M53]*[.$D72]/[.$G$62])" office:value-type="float" office:value="79930611.6764307" calcext:value-type="float">
            <text:p>8.0E+7</text:p>
          </table:table-cell>
          <table:table-cell table:style-name="ce377" table:formula="of:=([.$D$60]*[.$D72]/[.$G$60])*([.$D$61]*[.$D72]/[.$G$61])*([.$N$62]*[.$D72]/[.$G$62])" office:value-type="float" office:value="4502757791.1056" calcext:value-type="float">
            <text:p>4.5E+9</text:p>
          </table:table-cell>
          <table:table-cell table:number-columns-repeated="1010"/>
        </table:table-row>
        <table:table-row table:style-name="ro1">
          <table:table-cell table:number-columns-repeated="2"/>
          <table:covered-table-cell table:style-name="ce263"/>
          <table:table-cell table:style-name="ce290" office:value-type="float" office:value="5760" calcext:value-type="float">
            <text:p>5760</text:p>
          </table:table-cell>
          <table:table-cell table:style-name="ce308" table:formula="of:=([.$D$60]*[.$D73]/[.$G$60])*([.$D$61]*[.$D73]/[.$G$61])*([.E54]*[.$D73]/[.$G$62])" office:value-type="float" office:value="3458117983569.1" calcext:value-type="float">
            <text:p>3.5E+12</text:p>
          </table:table-cell>
          <table:table-cell table:style-name="ce308" table:formula="of:=([.$D$60]*[.$D73]/[.$G$60])*([.$D$61]*[.$D73]/[.$G$61])*([.F54]*[.$D73]/[.$G$62])" office:value-type="float" office:value="327395785426.66" calcext:value-type="float">
            <text:p>3.3E+11</text:p>
          </table:table-cell>
          <table:table-cell table:style-name="ce308" table:formula="of:=([.$D$60]*[.$D73]/[.$G$60])*([.$D$61]*[.$D73]/[.$G$61])*([.G54]*[.$D73]/[.$G$62])" office:value-type="float" office:value="138324719342.764" calcext:value-type="float">
            <text:p>1.4E+11</text:p>
          </table:table-cell>
          <table:table-cell table:style-name="ce308" table:formula="of:=([.$D$60]*[.$D73]/[.$G$60])*([.$D$61]*[.$D73]/[.$G$61])*([.H54]*[.$D73]/[.$G$62])" office:value-type="float" office:value="81848946356.6651" calcext:value-type="float">
            <text:p>8.2E+10</text:p>
          </table:table-cell>
          <table:table-cell table:style-name="ce308" table:formula="of:=([.$D$60]*[.$D73]/[.$G$60])*([.$D$61]*[.$D73]/[.$G$61])*([.I54]*[.$D73]/[.$G$62])" office:value-type="float" office:value="34581179835.691" calcext:value-type="float">
            <text:p>3.5E+10</text:p>
          </table:table-cell>
          <table:table-cell table:style-name="ce308" table:formula="of:=([.$D$60]*[.$D73]/[.$G$60])*([.$D$61]*[.$D73]/[.$G$61])*([.J54]*[.$D73]/[.$G$62])" office:value-type="float" office:value="20462236589.1663" calcext:value-type="float">
            <text:p>2.0E+10</text:p>
          </table:table-cell>
          <table:table-cell table:style-name="ce308" table:formula="of:=([.$D$60]*[.$D73]/[.$G$60])*([.$D$61]*[.$D73]/[.$G$61])*([.K54]*[.$D73]/[.$G$62])" office:value-type="float" office:value="15369413260.3071" calcext:value-type="float">
            <text:p>1.5E+10</text:p>
          </table:table-cell>
          <table:table-cell table:style-name="ce308" table:formula="of:=([.$D$60]*[.$D73]/[.$G$60])*([.$D$61]*[.$D73]/[.$G$61])*([.L54]*[.$D73]/[.$G$62])" office:value-type="float" office:value="5115559147.29157" calcext:value-type="float">
            <text:p>5.1E+9</text:p>
          </table:table-cell>
          <table:table-cell table:style-name="ce308" table:formula="of:=([.$D$60]*[.$D73]/[.$G$60])*([.$D$61]*[.$D73]/[.$G$61])*([.M54]*[.$D73]/[.$G$62])" office:value-type="float" office:value="1278889786.82289" calcext:value-type="float">
            <text:p>1.3E+9</text:p>
          </table:table-cell>
          <table:table-cell table:style-name="ce378" table:formula="of:=([.$D$60]*[.$D73]/[.$G$60])*([.$D$61]*[.$D73]/[.$G$61])*([.$N$62]*[.$D73]/[.$G$62])" office:value-type="float" office:value="36022062328.8448" calcext:value-type="float">
            <text:p>3.6E+10</text:p>
          </table:table-cell>
          <table:table-cell table:number-columns-repeated="1010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3" table:style-name="ta1">
        <office:forms form:automatic-focus="false" form:apply-design-mode="false"/>
        <table:table-column table:style-name="co8" table:number-columns-repeated="2" table:default-cell-style-name="ce392"/>
        <table:table-column table:style-name="co66" table:default-cell-style-name="ce392"/>
        <table:table-column table:style-name="co67" table:default-cell-style-name="ce392"/>
        <table:table-column table:style-name="co23" table:number-columns-repeated="3" table:default-cell-style-name="ce392"/>
        <table:table-column table:style-name="co68" table:default-cell-style-name="ce392"/>
        <table:table-column table:style-name="co23" table:default-cell-style-name="ce392"/>
        <table:table-column table:style-name="co69" table:default-cell-style-name="ce392"/>
        <table:table-column table:style-name="co23" table:number-columns-repeated="6" table:default-cell-style-name="ce392"/>
        <table:table-column table:style-name="co2" table:default-cell-style-name="ce408"/>
        <table:table-column table:style-name="co8" table:number-columns-repeated="1007" table:default-cell-style-name="ce392"/>
        <table:table-row table:style-name="ro4" table:number-rows-repeated="4">
          <table:table-cell table:number-columns-repeated="1024"/>
        </table:table-row>
        <table:table-row table:style-name="ro4" table:number-rows-repeated="3">
          <table:table-cell/>
          <table:table-cell table:style-name="ce393" table:number-columns-repeated="15"/>
          <table:table-cell table:style-name="ce409"/>
          <table:table-cell table:style-name="ce393"/>
          <table:table-cell table:number-columns-repeated="1006"/>
        </table:table-row>
        <table:table-row table:style-name="ro4">
          <table:table-cell/>
          <table:table-cell table:style-name="ce393"/>
          <table:table-cell table:style-name="ce394" table:number-columns-spanned="2" table:number-rows-spanned="1"/>
          <table:covered-table-cell table:style-name="ce395"/>
          <table:table-cell table:style-name="ce396" office:value-type="string" calcext:value-type="string">
            <text:p>Jul</text:p>
          </table:table-cell>
          <table:table-cell table:style-name="ce396" office:value-type="string" calcext:value-type="string">
            <text:p>Aug</text:p>
          </table:table-cell>
          <table:table-cell table:style-name="ce396" office:value-type="string" calcext:value-type="string">
            <text:p>Sep</text:p>
          </table:table-cell>
          <table:table-cell table:style-name="ce404" office:value-type="string" calcext:value-type="string">
            <text:p>Oct</text:p>
          </table:table-cell>
          <table:table-cell table:style-name="ce404" office:value-type="string" calcext:value-type="string">
            <text:p>Nov</text:p>
          </table:table-cell>
          <table:table-cell table:style-name="ce404" office:value-type="string" calcext:value-type="string">
            <text:p>Dec</text:p>
          </table:table-cell>
          <table:table-cell table:style-name="ce396" office:value-type="string" calcext:value-type="string">
            <text:p>Jan</text:p>
          </table:table-cell>
          <table:table-cell table:style-name="ce396" office:value-type="string" calcext:value-type="string">
            <text:p>Feb</text:p>
          </table:table-cell>
          <table:table-cell table:style-name="ce396" office:value-type="string" calcext:value-type="string">
            <text:p>Mar</text:p>
          </table:table-cell>
          <table:table-cell table:style-name="ce407" office:value-type="string" calcext:value-type="string">
            <text:p>Apr</text:p>
          </table:table-cell>
          <table:table-cell table:style-name="ce404" office:value-type="string" calcext:value-type="string">
            <text:p>May</text:p>
          </table:table-cell>
          <table:table-cell table:style-name="ce404" office:value-type="string" calcext:value-type="string">
            <text:p>Jun</text:p>
          </table:table-cell>
          <table:table-cell table:style-name="ce410" office:value-type="string" calcext:value-type="string">
            <text:p>Total</text:p>
          </table:table-cell>
          <table:table-cell table:number-columns-repeated="1007"/>
        </table:table-row>
        <table:table-row table:style-name="ro4">
          <table:table-cell/>
          <table:table-cell table:style-name="ce393"/>
          <table:table-cell table:style-name="ce395" office:value-type="string" calcext:value-type="string">
            <text:p>Re = 180</text:p>
          </table:table-cell>
          <table:table-cell table:style-name="ce395" office:value-type="string" calcext:value-type="string">
            <text:p>12h runs</text:p>
          </table:table-cell>
          <table:table-cell table:style-name="ce397" office:value-type="float" office:value="1" calcext:value-type="float">
            <text:p>1</text:p>
          </table:table-cell>
          <table:table-cell table:style-name="ce400" office:value-type="float" office:value="7" calcext:value-type="float">
            <text:p>7</text:p>
          </table:table-cell>
          <table:table-cell table:style-name="ce400" office:value-type="float" office:value="6" calcext:value-type="float">
            <text:p>6</text:p>
          </table:table-cell>
          <table:table-cell table:number-columns-repeated="3" table:style-name="ce400" office:value-type="float" office:value="3" calcext:value-type="float">
            <text:p>3</text:p>
          </table:table-cell>
          <table:table-cell table:style-name="ce395" table:number-columns-repeated="6"/>
          <table:table-cell table:style-name="ce411" table:formula="of:=SUM([.E9:.P9])" office:value-type="float" office:value="23" calcext:value-type="float">
            <text:p>23</text:p>
          </table:table-cell>
          <table:table-cell table:style-name="ce393"/>
          <table:table-cell table:number-columns-repeated="1006"/>
        </table:table-row>
        <table:table-row table:style-name="ro4">
          <table:table-cell/>
          <table:table-cell table:style-name="ce393"/>
          <table:table-cell table:style-name="ce395"/>
          <table:table-cell table:style-name="ce395" office:value-type="string" calcext:value-type="string">
            <text:p>NPL</text:p>
          </table:table-cell>
          <table:table-cell table:style-name="ce398" table:formula="of:=70000/23*[.E9]" office:value-type="float" office:value="3043.47826086956" calcext:value-type="float">
            <text:p>3043</text:p>
          </table:table-cell>
          <table:table-cell table:style-name="ce401" table:formula="of:=70000/23*[.F9]" office:value-type="float" office:value="21304.347826087" calcext:value-type="float">
            <text:p>21304</text:p>
          </table:table-cell>
          <table:table-cell table:style-name="ce401" table:formula="of:=70000/23*[.G9]" office:value-type="float" office:value="18260.8695652174" calcext:value-type="float">
            <text:p>18261</text:p>
          </table:table-cell>
          <table:table-cell table:style-name="ce401" table:formula="of:=70000/23*[.H9]" office:value-type="float" office:value="9130.4347826087" calcext:value-type="float">
            <text:p>9130</text:p>
          </table:table-cell>
          <table:table-cell table:style-name="ce401" table:formula="of:=70000/23*[.I9]" office:value-type="float" office:value="9130.4347826087" calcext:value-type="float">
            <text:p>9130</text:p>
          </table:table-cell>
          <table:table-cell table:style-name="ce401" table:formula="of:=70000/23*[.J9]" office:value-type="float" office:value="9130.4347826087" calcext:value-type="float">
            <text:p>9130</text:p>
          </table:table-cell>
          <table:table-cell table:style-name="ce402" table:number-columns-repeated="6"/>
          <table:table-cell table:style-name="ce411" table:formula="of:=SUM([.E10:.P10])" office:value-type="float" office:value="70000" calcext:value-type="float">
            <text:p>70000</text:p>
          </table:table-cell>
          <table:table-cell table:style-name="ce393"/>
          <table:table-cell table:number-columns-repeated="1006"/>
        </table:table-row>
        <table:table-row table:style-name="ro4">
          <table:table-cell/>
          <table:table-cell table:style-name="ce393"/>
          <table:table-cell table:style-name="ce395" office:value-type="string" calcext:value-type="string">
            <text:p>Re = 360</text:p>
          </table:table-cell>
          <table:table-cell table:style-name="ce395" office:value-type="string" calcext:value-type="string">
            <text:p>12h runs</text:p>
          </table:table-cell>
          <table:table-cell table:style-name="Default"/>
          <table:table-cell table:style-name="ce397" office:value-type="float" office:value="3" calcext:value-type="float">
            <text:p>3</text:p>
          </table:table-cell>
          <table:table-cell table:style-name="ce400" office:value-type="float" office:value="3" calcext:value-type="float">
            <text:p>3</text:p>
          </table:table-cell>
          <table:table-cell table:number-columns-repeated="4" table:style-name="ce400" office:value-type="float" office:value="2" calcext:value-type="float">
            <text:p>2</text:p>
          </table:table-cell>
          <table:table-cell table:style-name="ce395" table:number-columns-repeated="5"/>
          <table:table-cell table:style-name="ce411" table:formula="of:=SUM([.E11:.P11])" office:value-type="float" office:value="14" calcext:value-type="float">
            <text:p>14</text:p>
          </table:table-cell>
          <table:table-cell table:number-columns-repeated="1007"/>
        </table:table-row>
        <table:table-row table:style-name="ro4">
          <table:table-cell/>
          <table:table-cell table:style-name="ce393"/>
          <table:table-cell table:style-name="ce395"/>
          <table:table-cell table:style-name="ce395" office:value-type="string" calcext:value-type="string">
            <text:p>NPL</text:p>
          </table:table-cell>
          <table:table-cell table:style-name="Default"/>
          <table:table-cell table:style-name="ce398" table:formula="of:=33000/14*[.F11]" office:value-type="float" office:value="7071.42857142857" calcext:value-type="float">
            <text:p>7071</text:p>
          </table:table-cell>
          <table:table-cell table:style-name="ce401" table:formula="of:=33000/14*[.G11]" office:value-type="float" office:value="7071.42857142857" calcext:value-type="float">
            <text:p>7071</text:p>
          </table:table-cell>
          <table:table-cell table:style-name="ce401" table:formula="of:=33000/14*[.H11]" office:value-type="float" office:value="4714.28571428571" calcext:value-type="float">
            <text:p>4714</text:p>
          </table:table-cell>
          <table:table-cell table:style-name="ce401" table:formula="of:=33000/14*[.I11]" office:value-type="float" office:value="4714.28571428571" calcext:value-type="float">
            <text:p>4714</text:p>
          </table:table-cell>
          <table:table-cell table:style-name="ce401" table:formula="of:=33000/14*[.J11]" office:value-type="float" office:value="4714.28571428571" calcext:value-type="float">
            <text:p>4714</text:p>
          </table:table-cell>
          <table:table-cell table:style-name="ce401" table:formula="of:=33000/14*[.K11]" office:value-type="float" office:value="4714.28571428571" calcext:value-type="float">
            <text:p>4714</text:p>
          </table:table-cell>
          <table:table-cell table:style-name="ce402" table:number-columns-repeated="5"/>
          <table:table-cell table:style-name="ce411" table:formula="of:=SUM([.E12:.P12])" office:value-type="float" office:value="33000" calcext:value-type="float">
            <text:p>33000</text:p>
          </table:table-cell>
          <table:table-cell table:style-name="ce393"/>
          <table:table-cell table:number-columns-repeated="1006"/>
        </table:table-row>
        <table:table-row table:style-name="ro4">
          <table:table-cell/>
          <table:table-cell table:style-name="ce393"/>
          <table:table-cell table:style-name="ce395" office:value-type="string" calcext:value-type="string">
            <text:p>Re = 720</text:p>
          </table:table-cell>
          <table:table-cell table:style-name="ce395" office:value-type="string" calcext:value-type="string">
            <text:p>12h runs</text:p>
          </table:table-cell>
          <table:table-cell table:style-name="ce395" table:number-columns-repeated="2"/>
          <table:table-cell table:number-columns-repeated="3" table:style-name="ce397" office:value-type="float" office:value="2" calcext:value-type="float">
            <text:p>2</text:p>
          </table:table-cell>
          <table:table-cell table:number-columns-repeated="6" table:style-name="ce400" office:value-type="float" office:value="4" calcext:value-type="float">
            <text:p>4</text:p>
          </table:table-cell>
          <table:table-cell table:style-name="ce400" office:value-type="float" office:value="5" calcext:value-type="float">
            <text:p>5</text:p>
          </table:table-cell>
          <table:table-cell table:style-name="ce411" table:formula="of:=SUM([.E13:.P13])" office:value-type="float" office:value="35" calcext:value-type="float">
            <text:p>35</text:p>
          </table:table-cell>
          <table:table-cell table:style-name="ce393"/>
          <table:table-cell table:number-columns-repeated="1006"/>
        </table:table-row>
        <table:table-row table:style-name="ro4">
          <table:table-cell/>
          <table:table-cell table:style-name="ce393"/>
          <table:table-cell table:style-name="ce395"/>
          <table:table-cell table:style-name="ce395" office:value-type="string" calcext:value-type="string">
            <text:p>NPL</text:p>
          </table:table-cell>
          <table:table-cell table:style-name="ce395"/>
          <table:table-cell table:style-name="ce402"/>
          <table:table-cell table:style-name="ce398" table:formula="of:=325000/35*[.G13]" office:value-type="float" office:value="18571.4285714286" calcext:value-type="float">
            <text:p>18571</text:p>
          </table:table-cell>
          <table:table-cell table:style-name="ce398" table:formula="of:=325000/35*[.H13]" office:value-type="float" office:value="18571.4285714286" calcext:value-type="float">
            <text:p>18571</text:p>
          </table:table-cell>
          <table:table-cell table:style-name="ce398" table:formula="of:=325000/35*[.I13]" office:value-type="float" office:value="18571.4285714286" calcext:value-type="float">
            <text:p>18571</text:p>
          </table:table-cell>
          <table:table-cell table:style-name="ce401" table:formula="of:=325000/35*[.J13]" office:value-type="float" office:value="37142.8571428571" calcext:value-type="float">
            <text:p>37143</text:p>
          </table:table-cell>
          <table:table-cell table:style-name="ce401" table:formula="of:=325000/35*[.K13]" office:value-type="float" office:value="37142.8571428571" calcext:value-type="float">
            <text:p>37143</text:p>
          </table:table-cell>
          <table:table-cell table:style-name="ce401" table:formula="of:=325000/35*[.L13]" office:value-type="float" office:value="37142.8571428571" calcext:value-type="float">
            <text:p>37143</text:p>
          </table:table-cell>
          <table:table-cell table:style-name="ce401" table:formula="of:=325000/35*[.M13]" office:value-type="float" office:value="37142.8571428571" calcext:value-type="float">
            <text:p>37143</text:p>
          </table:table-cell>
          <table:table-cell table:style-name="ce401" table:formula="of:=325000/35*[.N13]" office:value-type="float" office:value="37142.8571428571" calcext:value-type="float">
            <text:p>37143</text:p>
          </table:table-cell>
          <table:table-cell table:style-name="ce401" table:formula="of:=325000/35*[.O13]" office:value-type="float" office:value="37142.8571428571" calcext:value-type="float">
            <text:p>37143</text:p>
          </table:table-cell>
          <table:table-cell table:style-name="ce401" table:formula="of:=325000/35*[.P13]" office:value-type="float" office:value="46428.5714285714" calcext:value-type="float">
            <text:p>46429</text:p>
          </table:table-cell>
          <table:table-cell table:style-name="ce411" table:formula="of:=SUM([.E14:.P14])" office:value-type="float" office:value="325000" calcext:value-type="float">
            <text:p>325000</text:p>
          </table:table-cell>
          <table:table-cell table:style-name="ce393"/>
          <table:table-cell table:number-columns-repeated="1006"/>
        </table:table-row>
        <table:table-row table:style-name="ro4">
          <table:table-cell/>
          <table:table-cell table:style-name="ce393"/>
          <table:table-cell table:style-name="ce394" office:value-type="string" calcext:value-type="string" table:number-columns-spanned="2" table:number-rows-spanned="1">
            <text:p>Quarterly runs</text:p>
          </table:table-cell>
          <table:covered-table-cell table:style-name="ce395"/>
          <table:table-cell table:style-name="ce399" table:formula="of:=SUM([.E9:.G9];[.F11:.H11];[.E13:.G13])" office:value-type="float" office:value="24" calcext:value-type="float" table:number-columns-spanned="3" table:number-rows-spanned="1">
            <text:p>24</text:p>
          </table:table-cell>
          <table:covered-table-cell table:number-columns-repeated="2" table:style-name="ce403"/>
          <table:table-cell table:style-name="ce405" table:formula="of:=SUM([.H9:.J9];[.I11:.K11];[.H13:.J13])" office:value-type="float" office:value="23" calcext:value-type="float" table:number-columns-spanned="3" table:number-rows-spanned="1">
            <text:p>23</text:p>
          </table:table-cell>
          <table:covered-table-cell table:number-columns-repeated="2" table:style-name="ce406"/>
          <table:table-cell table:style-name="ce399" table:formula="of:=SUM([.N9:.P9];[.K11:.M11];[.K13:.M13])" office:value-type="float" office:value="14" calcext:value-type="float" table:number-columns-spanned="3" table:number-rows-spanned="1">
            <text:p>14</text:p>
          </table:table-cell>
          <table:covered-table-cell table:number-columns-repeated="2" table:style-name="ce403"/>
          <table:table-cell table:style-name="ce405" table:formula="of:=SUM([.N9:.P9];[.N11:.P11];[.N13:.P13])" office:value-type="float" office:value="13" calcext:value-type="float" table:number-columns-spanned="3" table:number-rows-spanned="1">
            <text:p>13</text:p>
          </table:table-cell>
          <table:covered-table-cell table:style-name="ce405" table:formula="of:=SUM([.O9:.Q9];[.O11:.Q11];[.O13:.Q13])" office:value-type="float" office:value="81" calcext:value-type="float">
            <text:p>81</text:p>
          </table:covered-table-cell>
          <table:covered-table-cell table:style-name="ce406"/>
          <table:table-cell table:style-name="ce410"/>
          <table:table-cell table:style-name="ce393"/>
          <table:table-cell table:number-columns-repeated="1006"/>
        </table:table-row>
        <table:table-row table:style-name="ro4">
          <table:table-cell/>
          <table:table-cell table:style-name="ce393"/>
          <table:table-cell table:style-name="ce394" office:value-type="string" calcext:value-type="string" table:number-columns-spanned="2" table:number-rows-spanned="1">
            <text:p>Quarterly NPL</text:p>
          </table:table-cell>
          <table:covered-table-cell table:style-name="ce395"/>
          <table:table-cell table:style-name="ce399" table:formula="of:=SUM([.E10:.G10];[.F12:.H12];[.E14:.G14])" office:value-type="float" office:value="80037.2670807453" calcext:value-type="float" table:number-columns-spanned="3" table:number-rows-spanned="1">
            <text:p>80037</text:p>
          </table:table-cell>
          <table:covered-table-cell table:number-columns-repeated="2" table:style-name="ce403"/>
          <table:table-cell table:style-name="ce405" table:formula="of:=SUM([.H10:.J10];[.I12:.K12];[.H14:.J14])" office:value-type="float" office:value="115819.875776398" calcext:value-type="float" table:number-columns-spanned="3" table:number-rows-spanned="1">
            <text:p>115820</text:p>
          </table:table-cell>
          <table:covered-table-cell table:number-columns-repeated="2" table:style-name="ce406"/>
          <table:table-cell table:style-name="ce399" table:formula="of:=SUM([.N10:.P10];[.K12:.M12];[.K14:.M14])" office:value-type="float" office:value="116142.857142857" calcext:value-type="float" table:number-columns-spanned="3" table:number-rows-spanned="1">
            <text:p>116143</text:p>
          </table:table-cell>
          <table:covered-table-cell table:number-columns-repeated="2" table:style-name="ce403"/>
          <table:table-cell table:style-name="ce405" table:formula="of:=SUM([.N10:.P10];[.N12:.P12];[.N14:.P14])" office:value-type="float" office:value="120714.285714286" calcext:value-type="float" table:number-columns-spanned="3" table:number-rows-spanned="1">
            <text:p>120714</text:p>
          </table:table-cell>
          <table:covered-table-cell table:number-columns-repeated="2" table:style-name="ce406"/>
          <table:table-cell table:style-name="ce410"/>
          <table:table-cell table:style-name="ce393"/>
          <table:table-cell table:number-columns-repeated="1006"/>
        </table:table-row>
        <table:table-row table:style-name="ro4" table:number-rows-repeated="6">
          <table:table-cell/>
          <table:table-cell table:style-name="ce393" table:number-columns-repeated="15"/>
          <table:table-cell table:style-name="ce409"/>
          <table:table-cell table:style-name="ce393"/>
          <table:table-cell table:number-columns-repeated="1006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1">
      <number:number number:decimal-places="1" loext:min-decimal-places="1" number:min-integer-digits="1"/>
    </number:number-style>
    <number:number-style style:name="N122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2" loext:min-decimal-places="2" number:min-integer-digits="1" number:min-exponent-digits="1" loext:exponent-interval="1" loext:forced-exponent-sign="true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1" loext:min-decimal-places="11" number:min-integer-digits="1"/>
    </number:number-style>
    <number:number-style style:name="N133">
      <number:number number:decimal-places="12" loext:min-decimal-places="12" number:min-integer-digits="1"/>
    </number:number-style>
    <number:number-style style:name="N134">
      <number:scientific-number number:decimal-places="7" loext:min-decimal-places="7" number:min-integer-digits="1" number:min-exponent-digits="1" loext:exponent-interval="1" loext:forced-exponent-sign="true"/>
    </number:number-style>
    <number:number-style style:name="N13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6">
      <number:scientific-number number:decimal-places="3" loext:min-decimal-places="3" number:min-integer-digits="1" number:min-exponent-digits="1" loext:exponent-interval="1" loext:forced-exponent-sign="true"/>
    </number:number-style>
    <number:number-style style:name="N137">
      <number:scientific-number number:decimal-places="4" loext:min-decimal-places="4" number:min-integer-digits="1" number:min-exponent-digits="1" loext:exponent-interval="1" loext:forced-exponent-sign="true"/>
    </number:number-style>
    <number:number-style style:name="N138">
      <number:number number:decimal-places="13" loext:min-decimal-places="13" number:min-integer-digits="1"/>
    </number:number-style>
    <number:number-style style:name="N139">
      <number:number number:decimal-places="14" loext:min-decimal-places="14" number:min-integer-digits="1"/>
    </number:number-style>
    <number:number-style style:name="N140">
      <number:number number:decimal-places="15" loext:min-decimal-places="15" number:min-integer-digits="1"/>
    </number:number-style>
    <number:number-style style:name="N141">
      <number:number number:decimal-places="16" loext:min-decimal-places="16" number:min-integer-digits="1"/>
    </number:number-style>
    <number:number-style style:name="N142">
      <number:number number:decimal-places="17" loext:min-decimal-places="17" number:min-integer-digits="1"/>
    </number:number-style>
    <number:number-style style:name="N143">
      <number:number number:decimal-places="18" loext:min-decimal-places="18" number:min-integer-digits="1"/>
    </number:number-style>
    <number:number-style style:name="N144">
      <number:number number:decimal-places="19" loext:min-decimal-places="19" number:min-integer-digits="1"/>
    </number:number-style>
    <number:number-style style:name="N145">
      <number:number number:decimal-places="20" loext:min-decimal-places="20" number:min-integer-digits="1"/>
    </number:number-style>
    <number:number-style style:name="N146">
      <number:number number:decimal-places="0" loext:min-decimal-places="0" number:min-integer-digits="4"/>
    </number:number-style>
    <number:number-style style:name="N147">
      <number:scientific-number number:decimal-places="5" loext:min-decimal-places="5" number:min-integer-digits="1" number:min-exponent-digits="1" loext:exponent-interval="1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7">00/00/0000</text:date>, <text:time style:data-style-name="N2" text:time-value="17:12:55.9146646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ipeLength" style:display-name="PageStyle_pipeLength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ratioReToReTau" style:display-name="PageStyle_ratioReToReTau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estimateComputationalEffort" style:display-name="PageStyle_estimateComputationalEffort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kolmogorovScales" style:display-name="PageStyle_kolmogorovScale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3T09:29:38</meta:creation-date>
    <dc:date>2019-04-27T17:55:17.430221692</dc:date>
    <meta:editing-cycles>457</meta:editing-cycles>
    <meta:editing-duration>P57DT15H30M9S</meta:editing-duration>
    <meta:generator>LibreOffice/5.1.6.2$Linux_X86_64 LibreOffice_project/10m0$Build-2</meta:generator>
    <meta:document-statistic meta:table-count="15" meta:cell-count="6103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scientific-number number:decimal-places="1" loext:min-decimal-places="1" number:min-integer-digits="1" number:min-exponent-digits="1" loext:exponent-interval="1" loext:forced-exponent-sign="true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ajor-inner="true" chart:tick-marks-major-outer="false" chart:tick-marks-minor-inner="true" chart:tick-marks-minor-outer="false" chart:logarithmic="true" chart:minimum="1000" chart:maximum="200000" chart:origin="0" chart:reverse-direction="false" text:line-break="false" loext:try-staggering-first="true" chart:link-data-style-to-source="true" chart:axis-position="0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21">
      <style:chart-properties chart:display-label="true" chart:tick-marks-major-inner="true" chart:tick-marks-major-outer="false" chart:tick-marks-minor-inner="true" chart:tick-marks-minor-outer="false" chart:logarithmic="false" chart:minimum="1" chart:maximum="3" chart:origin="0" chart:interval-major="0.5" chart:interval-minor-divisor="5" chart:reverse-direction="false" text:line-break="false" loext:try-staggering-first="true" chart:link-data-style-to-source="false" chart:axis-position="0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2b2b2"/>
    </style:style>
    <style:style style:name="ch12" style:family="chart" style:data-style-name="N122">
      <style:chart-properties chart:display-label="true" chart:tick-marks-major-inner="true" chart:tick-marks-major-outer="false" chart:tick-marks-minor-inner="true" chart:tick-marks-minor-outer="false" chart:logarithmic="false" chart:minimum="0" chart:maximum="0.02" chart:interval-major="0.005" chart:interval-minor-divisor="5" chart:reverse-direction="false" text:line-break="false" loext:try-staggering-first="true" chart:link-data-style-to-source="false" chart:axis-position="end"/>
      <style:text-properties fo:font-size="10pt" style:font-size-asian="10pt" style:font-size-complex="10pt"/>
    </style:style>
    <style:style style:name="ch13" style:family="chart" style:data-style-name="N12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122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18cm" svg:height="10.667cm" xlink:href=".." xlink:type="simple" chart:class="chart:scatter" chart:style-name="ch1">
        <chart:title svg:x="2.964cm" svg:y="0.349cm" chart:style-name="ch2">
          <text:p>Mean Kolmogorov length scale</text:p>
        </chart:title>
        <chart:legend svg:x="0.252cm" svg:y="0.784cm" style:legend-expansion="custom" chartooo:width="2.556cm" chartooo:height="1.67cm" style:legend-expansion-aspect-ratio="1.53053892215569" chart:style-name="ch3"/>
        <chart:plot-area chart:style-name="ch4" table:cell-range-address="Kolmogorov.C5:Kolmogorov.C37 Kolmogorov.G4:Kolmogorov.H37" chart:data-source-has-labels="row" svg:x="1.254cm" svg:y="1.341cm" svg:width="9.879cm" svg:height="8.132cm">
          <chartooo:coordinate-region svg:x="1.831cm" svg:y="1.54cm" svg:width="8.089cm" svg:height="7.436cm"/>
          <chart:axis chart:dimension="x" chart:name="primary-x" chart:style-name="ch5">
            <chart:title svg:x="3.953cm" svg:y="9.686cm" chart:style-name="ch6">
              <text:p>Bulk Reynolds number (Re_b)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5.861cm" chart:style-name="ch10">
              <text:p>eta^+</text:p>
            </chart:title>
            <chart:grid chart:style-name="ch11" chart:class="major"/>
            <chart:grid chart:style-name="ch8" chart:class="minor"/>
          </chart:axis>
          <chart:axis chart:dimension="y" chart:name="secondary-y" chart:style-name="ch12">
            <chart:title svg:x="11.376cm" svg:y="5.848cm" chart:style-name="ch10">
              <text:p>eta/R</text:p>
            </chart:title>
          </chart:axis>
          <chart:series chart:attached-axis="primary-y" chart:style-name="ch13" chart:values-cell-range-address="Kolmogorov.G5:Kolmogorov.G37" chart:label-cell-address="Kolmogorov.G4:Kolmogorov.G4" chart:class="chart:scatter">
            <chart:domain table:cell-range-address="Kolmogorov.C5:Kolmogorov.C37"/>
            <chart:data-point chart:repeated="33"/>
          </chart:series>
          <chart:series chart:attached-axis="secondary-y" chart:style-name="ch14" chart:values-cell-range-address="Kolmogorov.H5:Kolmogorov.H37" chart:label-cell-address="Kolmogorov.H4:Kolmogorov.H4" chart:class="chart:scatter">
            <chart:data-point chart:repeated="3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eta^+</text:p>
                <draw:g>
                  <svg:desc>Kolmogorov.G4:Kolmogorov.G4</svg:desc>
                </draw:g>
              </table:table-cell>
              <table:table-cell office:value-type="string">
                <text:p>eta/R</text:p>
                <draw:g>
                  <svg:desc>Kolmogorov.H4:Kolmogorov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40">
                <text:p>2040</text:p>
                <draw:g>
                  <svg:desc>Kolmogorov.C5:Kolmogorov.C37</svg:desc>
                </draw:g>
              </table:table-cell>
              <table:table-cell office:value-type="float" office:value="1.31621364067335">
                <text:p>1.31621364067335</text:p>
                <draw:g>
                  <svg:desc>Kolmogorov.G5:Kolmogorov.G37</svg:desc>
                </draw:g>
              </table:table-cell>
              <table:table-cell office:value-type="float" office:value="0.0168211756239933">
                <text:p>0.0168211756239933</text:p>
                <draw:g>
                  <svg:desc>Kolmogorov.H5:Kolmogorov.H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00">
                <text:p>2300</text:p>
              </table:table-cell>
              <table:table-cell office:value-type="float" office:value="1.34615385796477">
                <text:p>1.34615385796477</text:p>
              </table:table-cell>
              <table:table-cell office:value-type="float" office:value="0.0154895641635019">
                <text:p>0.01548956416350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94">
                <text:p>2394</text:p>
              </table:table-cell>
              <table:table-cell office:value-type="float" office:value="1.35630233153983">
                <text:p>1.35630233153983</text:p>
              </table:table-cell>
              <table:table-cell office:value-type="float" office:value="0.0150688196413114">
                <text:p>0.0150688196413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00">
                <text:p>2400</text:p>
              </table:table-cell>
              <table:table-cell office:value-type="float" office:value="1.35693904369772">
                <text:p>1.35693904369772</text:p>
              </table:table-cell>
              <table:table-cell office:value-type="float" office:value="0.015042909979466">
                <text:p>0.0150429099794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10">
                <text:p>2510</text:p>
              </table:table-cell>
              <table:table-cell office:value-type="float" office:value="1.36838893486753">
                <text:p>1.36838893486753</text:p>
              </table:table-cell>
              <table:table-cell office:value-type="float" office:value="0.0145865102573406">
                <text:p>0.01458651025734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1.41491700521499">
                <text:p>1.41491700521499</text:p>
              </table:table-cell>
              <table:table-cell office:value-type="float" office:value="0.0129034612709515">
                <text:p>0.01290346127095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58">
                <text:p>5258</text:p>
              </table:table-cell>
              <table:table-cell office:value-type="float" office:value="1.57189882755492">
                <text:p>1.57189882755492</text:p>
              </table:table-cell>
              <table:table-cell office:value-type="float" office:value="0.0087732990936144">
                <text:p>0.00877329909361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86">
                <text:p>5286</text:p>
              </table:table-cell>
              <table:table-cell office:value-type="float" office:value="1.57346495021094">
                <text:p>1.57346495021094</text:p>
              </table:table-cell>
              <table:table-cell office:value-type="float" office:value="0.00874132290891358">
                <text:p>0.008741322908913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00">
                <text:p>5300</text:p>
              </table:table-cell>
              <table:table-cell office:value-type="float" office:value="1.57424548530834">
                <text:p>1.57424548530834</text:p>
              </table:table-cell>
              <table:table-cell office:value-type="float" office:value="0.00872544177706122">
                <text:p>0.008725441777061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1.77325311299233">
                <text:p>1.77325311299233</text:p>
              </table:table-cell>
              <table:table-cell office:value-type="float" office:value="0.00563932449519256">
                <text:p>0.005639324495192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664">
                <text:p>11664</text:p>
              </table:table-cell>
              <table:table-cell office:value-type="float" office:value="1.82517553697686">
                <text:p>1.82517553697686</text:p>
              </table:table-cell>
              <table:table-cell office:value-type="float" office:value="0.00507305325579277">
                <text:p>0.005073053255792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672">
                <text:p>11672</text:p>
              </table:table-cell>
              <table:table-cell office:value-type="float" office:value="1.82541019067923">
                <text:p>1.82541019067923</text:p>
              </table:table-cell>
              <table:table-cell office:value-type="float" office:value="0.00507066251025515">
                <text:p>0.005070662510255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700">
                <text:p>11700</text:p>
              </table:table-cell>
              <table:table-cell office:value-type="float" office:value="1.82623045091445">
                <text:p>1.82623045091445</text:p>
              </table:table-cell>
              <table:table-cell office:value-type="float" office:value="0.00506231663066957">
                <text:p>0.005062316630669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0">
                <text:p>20000</text:p>
              </table:table-cell>
              <table:table-cell office:value-type="float" office:value="2.01936049162258">
                <text:p>2.01936049162258</text:p>
              </table:table-cell>
              <table:table-cell office:value-type="float" office:value="0.00350161958958612">
                <text:p>0.003501619589586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775">
                <text:p>25775</text:p>
              </table:table-cell>
              <table:table-cell office:value-type="float" office:value="2.11772948009456">
                <text:p>2.11772948009456</text:p>
              </table:table-cell>
              <table:table-cell office:value-type="float" office:value="0.00294122329444373">
                <text:p>0.002941223294443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800">
                <text:p>25800</text:p>
              </table:table-cell>
              <table:table-cell office:value-type="float" office:value="2.11811446351649">
                <text:p>2.11811446351649</text:p>
              </table:table-cell>
              <table:table-cell office:value-type="float" office:value="0.00293926360713795">
                <text:p>0.002939263607137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992">
                <text:p>25992</text:p>
              </table:table-cell>
              <table:table-cell office:value-type="float" office:value="2.12106107677682">
                <text:p>2.12106107677682</text:p>
              </table:table-cell>
              <table:table-cell office:value-type="float" office:value="0.00292431931428574">
                <text:p>0.002924319314285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000">
                <text:p>26000</text:p>
              </table:table-cell>
              <table:table-cell office:value-type="float" office:value="2.12118346804597">
                <text:p>2.12118346804597</text:p>
              </table:table-cell>
              <table:table-cell office:value-type="float" office:value="0.00292370067853227">
                <text:p>0.002923700678532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000">
                <text:p>30000</text:p>
              </table:table-cell>
              <table:table-cell office:value-type="float" office:value="2.17886822850322">
                <text:p>2.17886822850322</text:p>
              </table:table-cell>
              <table:table-cell office:value-type="float" office:value="0.00264975806478195">
                <text:p>0.002649758064781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00">
                <text:p>40000</text:p>
              </table:table-cell>
              <table:table-cell office:value-type="float" office:value="2.29962477733648">
                <text:p>2.29962477733648</text:p>
              </table:table-cell>
              <table:table-cell office:value-type="float" office:value="0.00217425682111853">
                <text:p>0.002174256821118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000">
                <text:p>50000</text:p>
              </table:table-cell>
              <table:table-cell office:value-type="float" office:value="2.3978808909503">
                <text:p>2.3978808909503</text:p>
              </table:table-cell>
              <table:table-cell office:value-type="float" office:value="0.00186502735991252">
                <text:p>0.001865027359912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600">
                <text:p>59600</text:p>
              </table:table-cell>
              <table:table-cell office:value-type="float" office:value="2.47816035315548">
                <text:p>2.47816035315548</text:p>
              </table:table-cell>
              <table:table-cell office:value-type="float" office:value="0.00165289505998385">
                <text:p>0.001652895059983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9632">
                <text:p>59632</text:p>
              </table:table-cell>
              <table:table-cell office:value-type="float" office:value="2.4784097779867">
                <text:p>2.4784097779867</text:p>
              </table:table-cell>
              <table:table-cell office:value-type="float" office:value="0.00165228520720272">
                <text:p>0.001652285207202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0">
                <text:p>60000</text:p>
              </table:table-cell>
              <table:table-cell office:value-type="float" office:value="2.48127037525191">
                <text:p>2.48127037525191</text:p>
              </table:table-cell>
              <table:table-cell office:value-type="float" office:value="0.00164531137642709">
                <text:p>0.001645311376427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075">
                <text:p>60075</text:p>
              </table:table-cell>
              <table:table-cell office:value-type="float" office:value="2.48185162790173">
                <text:p>2.48185162790173</text:p>
              </table:table-cell>
              <table:table-cell office:value-type="float" office:value="0.00164389892655927">
                <text:p>0.001643898926559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000">
                <text:p>70000</text:p>
              </table:table-cell>
              <table:table-cell office:value-type="float" office:value="2.55403364142104">
                <text:p>2.55403364142104</text:p>
              </table:table-cell>
              <table:table-cell office:value-type="float" office:value="0.001479865285771">
                <text:p>0.0014798652857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0000">
                <text:p>80000</text:p>
              </table:table-cell>
              <table:table-cell office:value-type="float" office:value="2.61878656063568">
                <text:p>2.61878656063568</text:p>
              </table:table-cell>
              <table:table-cell office:value-type="float" office:value="0.00135005890938005">
                <text:p>0.00135005890938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000">
                <text:p>90000</text:p>
              </table:table-cell>
              <table:table-cell office:value-type="float" office:value="2.6772640196692">
                <text:p>2.6772640196692</text:p>
              </table:table-cell>
              <table:table-cell office:value-type="float" office:value="0.00124504589297219">
                <text:p>0.001245045892972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0000">
                <text:p>100000</text:p>
              </table:table-cell>
              <table:table-cell office:value-type="float" office:value="2.73067950611445">
                <text:p>2.73067950611445</text:p>
              </table:table-cell>
              <table:table-cell office:value-type="float" office:value="0.00115804939831907">
                <text:p>0.001158049398319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5677">
                <text:p>125677</text:p>
              </table:table-cell>
              <table:table-cell office:value-type="float" office:value="2.85023844972446">
                <text:p>2.85023844972446</text:p>
              </table:table-cell>
              <table:table-cell office:value-type="float" office:value="0.000989666156873262">
                <text:p>0.0009896661568732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0000">
                <text:p>130000</text:p>
              </table:table-cell>
              <table:table-cell office:value-type="float" office:value="2.86836958974459">
                <text:p>2.86836958974459</text:p>
              </table:table-cell>
              <table:table-cell office:value-type="float" office:value="0.000966921084662869">
                <text:p>0.0009669210846628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1700">
                <text:p>131700</text:p>
              </table:table-cell>
              <table:table-cell office:value-type="float" office:value="2.87536554091129">
                <text:p>2.87536554091129</text:p>
              </table:table-cell>
              <table:table-cell office:value-type="float" office:value="0.000958322897445">
                <text:p>0.0009583228974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6100">
                <text:p>236100</text:p>
              </table:table-cell>
              <table:table-cell office:value-type="float" office:value="3.20793993863569">
                <text:p>3.20793993863569</text:p>
              </table:table-cell>
              <table:table-cell office:value-type="float" office:value="0.000641539784836335">
                <text:p>0.0006415397848363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